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200000D5000015620000136BDDE5BD36.wmf" manifest:media-type=""/>
  <manifest:file-entry manifest:full-path="Pictures/200000E4000015620000136B296AE181.wmf" manifest:media-type=""/>
  <manifest:file-entry manifest:full-path="Pictures/200000DA000015620000136B57C97CBA.wmf" manifest:media-type=""/>
  <manifest:file-entry manifest:full-path="Pictures/200000D7000015620000136BD769EA74.wmf" manifest:media-type=""/>
  <manifest:file-entry manifest:full-path="Pictures/200000D5000015620000136B03CFA5B6.wmf" manifest:media-type=""/>
  <manifest:file-entry manifest:full-path="Pictures/200000D4000015620000136B602A849B.wmf" manifest:media-type=""/>
  <manifest:file-entry manifest:full-path="Pictures/200000D5000015620000136B66B861FC.wmf" manifest:media-type=""/>
  <manifest:file-entry manifest:full-path="Pictures/200000D8000015620000136B2635215D.wmf" manifest:media-type=""/>
  <manifest:file-entry manifest:full-path="Pictures/200000D4000015620000136B2B7BF4E6.wmf" manifest:media-type=""/>
  <manifest:file-entry manifest:full-path="Pictures/200000D8000015620000136B16872B76.wmf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 Narrow" svg:font-family="'Arial Narrow'" style:font-family-generic="swiss"/>
    <style:font-face style:name="Tahoma" svg:font-family="Tahoma" style:font-family-generic="swiss"/>
    <style:font-face style:name="Times New Roman" svg:font-family="'Times New Roman'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16cm"/>
    </style:style>
    <style:style style:name="co2" style:family="table-column">
      <style:table-column-properties fo:break-before="auto" style:column-width="0.587cm"/>
    </style:style>
    <style:style style:name="co3" style:family="table-column">
      <style:table-column-properties fo:break-before="auto" style:column-width="1.482cm"/>
    </style:style>
    <style:style style:name="co4" style:family="table-column">
      <style:table-column-properties fo:break-before="auto" style:column-width="6.685cm"/>
    </style:style>
    <style:style style:name="co5" style:family="table-column">
      <style:table-column-properties fo:break-before="auto" style:column-width="1.79cm"/>
    </style:style>
    <style:style style:name="co6" style:family="table-column">
      <style:table-column-properties fo:break-before="auto" style:column-width="0.811cm"/>
    </style:style>
    <style:style style:name="co7" style:family="table-column">
      <style:table-column-properties fo:break-before="auto" style:column-width="2.685cm"/>
    </style:style>
    <style:style style:name="co8" style:family="table-column">
      <style:table-column-properties fo:break-before="auto" style:column-width="2.265cm"/>
    </style:style>
    <style:style style:name="co9" style:family="table-column">
      <style:table-column-properties fo:break-before="auto" style:column-width="2.125cm"/>
    </style:style>
    <style:style style:name="co10" style:family="table-column">
      <style:table-column-properties fo:break-before="auto" style:column-width="4.951cm"/>
    </style:style>
    <style:style style:name="co11" style:family="table-column">
      <style:table-column-properties fo:break-before="auto" style:column-width="2.154cm"/>
    </style:style>
    <style:style style:name="co12" style:family="table-column">
      <style:table-column-properties fo:break-before="auto" style:column-width="10.097cm"/>
    </style:style>
    <style:style style:name="co13" style:family="table-column">
      <style:table-column-properties fo:break-before="auto" style:column-width="4.755cm"/>
    </style:style>
    <style:style style:name="co14" style:family="table-column">
      <style:table-column-properties fo:break-before="auto" style:column-width="1.538cm"/>
    </style:style>
    <style:style style:name="co15" style:family="table-column">
      <style:table-column-properties fo:break-before="auto" style:column-width="3.385cm"/>
    </style:style>
    <style:style style:name="ro1" style:family="table-row">
      <style:table-row-properties style:row-height="0.82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1.244cm" fo:break-before="auto" style:use-optimal-row-height="fals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1.482cm" fo:break-before="auto" style:use-optimal-row-height="false"/>
    </style:style>
    <style:style style:name="ro7" style:family="table-row">
      <style:table-row-properties style:row-height="0.563cm" fo:break-before="auto" style:use-optimal-row-height="false"/>
    </style:style>
    <style:style style:name="ro8" style:family="table-row">
      <style:table-row-properties style:row-height="1.561cm" fo:break-before="auto" style:use-optimal-row-height="false"/>
    </style:style>
    <style:style style:name="ro9" style:family="table-row">
      <style:table-row-properties style:row-height="0.635cm" fo:break-before="auto" style:use-optimal-row-height="false"/>
    </style:style>
    <style:style style:name="ro10" style:family="table-row">
      <style:table-row-properties style:row-height="1.767cm" fo:break-before="auto" style:use-optimal-row-height="false"/>
    </style:style>
    <style:style style:name="ta1" style:family="table" style:master-page-name="PageStyle_5f_Calendario">
      <style:table-properties table:display="true" style:writing-mode="lr-tb"/>
    </style:style>
    <style:style style:name="ta2" style:family="table" style:master-page-name="PageStyle_5f_10">
      <style:table-properties table:display="true" style:writing-mode="lr-tb"/>
    </style:style>
    <style:style style:name="ta3" style:family="table" style:master-page-name="PageStyle_5f_11">
      <style:table-properties table:display="true" style:writing-mode="lr-tb"/>
    </style:style>
    <style:style style:name="ta4" style:family="table" style:master-page-name="PageStyle_5f_12">
      <style:table-properties table:display="true" style:writing-mode="lr-tb"/>
    </style:style>
    <style:style style:name="ta5" style:family="table" style:master-page-name="PageStyle_5f_1">
      <style:table-properties table:display="true" style:writing-mode="lr-tb"/>
    </style:style>
    <style:style style:name="ta6" style:family="table" style:master-page-name="PageStyle_5f_2">
      <style:table-properties table:display="true" style:writing-mode="lr-tb"/>
    </style:style>
    <style:style style:name="ta7" style:family="table" style:master-page-name="PageStyle_5f_3">
      <style:table-properties table:display="true" style:writing-mode="lr-tb"/>
    </style:style>
    <style:style style:name="ta8" style:family="table" style:master-page-name="PageStyle_5f_4">
      <style:table-properties table:display="true" style:writing-mode="lr-tb"/>
    </style:style>
    <style:style style:name="ta9" style:family="table" style:master-page-name="PageStyle_5f_5">
      <style:table-properties table:display="true" style:writing-mode="lr-tb"/>
    </style:style>
    <style:style style:name="ta10" style:family="table" style:master-page-name="PageStyle_5f_6">
      <style:table-properties table:display="true" style:writing-mode="lr-tb"/>
    </style:style>
    <style:style style:name="ta11" style:family="table" style:master-page-name="PageStyle_5f__a9_">
      <style:table-properties table:display="fals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glyph-orientation-vertical="0" fo:border-bottom="0.2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fo:color="#ffffff" style:text-outline="false" style:text-line-through-styl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2" style:family="table-cell" style:parent-style-name="Excel_5f_BuiltIn_5f_Hyperlink" style:data-style-name="N0">
      <style:table-cell-properties style:glyph-orientation-vertical="0" fo:border-bottom="none" fo:background-color="#eaeaea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2pt solid #000000" style:vertical-align="automatic" style:vertical-justify="auto"/>
      <style:paragraph-properties fo:text-align="start" css3t:text-justify="auto" fo:margin-left="0cm" style:writing-mode="page"/>
      <style:text-properties fo:color="#0000ff" style:text-outline="false" style:text-line-through-style="none" style:font-name="Arial1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eaeaea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2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ackground-color="#eaeaea" fo:padding="0.071cm"/>
    </style:style>
    <style:style style:name="ce6" style:family="table-cell" style:parent-style-name="Default">
      <style:table-cell-properties style:glyph-orientation-vertical="0" fo:border-bottom="0.2pt solid #000000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273359" style:text-outline="false" style:text-line-through-style="none" style:font-name="Arial1" fo:font-size="28pt" fo:font-style="normal" fo:text-shadow="none" style:text-underline-style="none" fo:font-weight="bold" style:font-size-asian="28pt" style:font-style-asian="normal" style:font-weight-asian="bold" style:font-name-complex="Arial1" style:font-size-complex="28pt" style:font-style-complex="normal" style:font-weight-complex="bold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8" style:family="table-cell" style:parent-style-name="Default" style:data-style-name="N119">
      <style:table-cell-properties style:glyph-orientation-vertical="0" fo:background-color="#3b4e87" style:diagonal-bl-tr="none" style:diagonal-tl-br="none" style:text-align-source="fix" style:repeat-content="false" fo:wrap-option="no-wrap" fo:border="0.2pt solid #b2b2b2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9" style:family="table-cell" style:parent-style-name="Default">
      <style:table-cell-properties style:glyph-orientation-vertical="0" fo:border-bottom="none" fo:background-color="#eaeaea" style:diagonal-bl-tr="none" style:diagonal-tl-br="none" style:text-align-source="fix" style:repeat-content="false" fo:wrap-option="no-wrap" fo:border-left="0.2pt solid #b2b2b2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" style:family="table-cell" style:parent-style-name="Default" style:data-style-name="N120">
      <style:table-cell-properties style:glyph-orientation-vertical="0" style:diagonal-bl-tr="none" style:diagonal-tl-br="none" style:text-align-source="fix" style:repeat-content="false" fo:wrap-option="no-wrap" fo:border="0.2pt solid #b2b2b2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  <style:map style:condition="cell-content()=&quot;&quot;" style:apply-style-name="Excel_5f_CondFormat_5f_1_5f_4_5f_1" style:base-cell-address="Calendario.A11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 style:data-style-name="N120">
      <style:table-cell-properties style:glyph-orientation-vertical="0" style:diagonal-bl-tr="none" style:diagonal-tl-br="none" style:text-align-source="fix" style:repeat-content="false" fo:wrap-option="no-wrap" fo:border="0.2pt solid #b2b2b2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  <style:map style:condition="cell-content()=&quot;&quot;" style:apply-style-name="Excel_5f_CondFormat_5f_1_5f_1_5f_1" style:base-cell-address="Calendario.A21"/>
    </style:style>
    <style:style style:name="ce13" style:family="table-cell" style:parent-style-name="Default" style:data-style-name="N120">
      <style:table-cell-properties style:glyph-orientation-vertical="0" fo:background-color="#ff0000" style:diagonal-bl-tr="none" style:diagonal-tl-br="none" style:text-align-source="fix" style:repeat-content="false" fo:wrap-option="no-wrap" fo:border="0.2pt solid #b2b2b2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  <style:map style:condition="cell-content()=&quot;&quot;" style:apply-style-name="Excel_5f_CondFormat_5f_1_5f_1_5f_1" style:base-cell-address="Calendario.A21"/>
    </style:style>
    <style:style style:name="ce14" style:family="table-cell" style:parent-style-name="Default">
      <style:table-cell-properties fo:padding="0.071cm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fo:padding="0.071cm"/>
    </style:style>
    <style:style style:name="ce16" style:family="table-cell" style:parent-style-name="Default">
      <style:table-cell-properties fo:padding="0.071cm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7" style:family="table-cell" style:parent-style-name="Default">
      <style:table-cell-properties style:glyph-orientation-vertical="0" fo:background-color="#eaeaea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8" style:family="table-cell" style:parent-style-name="Default" style:data-style-name="N120">
      <style:table-cell-properties style:glyph-orientation-vertical="0" fo:background-color="#ffffff" style:diagonal-bl-tr="none" style:diagonal-tl-br="none" style:text-align-source="fix" style:repeat-content="false" fo:wrap-option="no-wrap" fo:border="0.2pt solid #b2b2b2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  <style:map style:condition="cell-content()=&quot;&quot;" style:apply-style-name="Excel_5f_CondFormat_5f_1_5f_1_5f_1" style:base-cell-address="Calendario.A21"/>
    </style:style>
    <style:style style:name="ce19" style:family="table-cell" style:parent-style-name="Default">
      <style:table-cell-properties style:glyph-orientation-vertical="0" fo:border-bottom="0.2pt solid #000000" fo:background-color="#eaeaea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fo:border-bottom="none" fo:background-color="#eaeaea" style:diagonal-bl-tr="none" style:diagonal-tl-br="none" style:text-align-source="fix" style:repeat-content="false" fo:wrap-option="no-wrap" fo:border-left="none" style:direction="ltr" fo:padding="0.071cm" fo:border-right="0.2pt solid #b2b2b2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1" style:family="table-cell" style:parent-style-name="Default">
      <style:table-cell-properties fo:padding="0.071cm"/>
      <style:text-properties fo:color="#ffffff" style:text-outline="false" style:text-line-through-style="none" style:font-name="Arial1" fo:font-size="6pt" fo:font-style="normal" fo:text-shadow="none" style:text-underline-style="none" fo:font-weight="normal" style:font-size-asian="6pt" style:font-style-asian="normal" style:font-weight-asian="normal" style:font-name-complex="Arial1" style:font-size-complex="6pt" style:font-style-complex="normal" style:font-weight-complex="normal"/>
    </style:style>
    <style:style style:name="ce22" style:family="table-cell" style:parent-style-name="Default">
      <style:table-cell-properties style:glyph-orientation-vertical="0" fo:background-color="#eaeaea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3" style:family="table-cell" style:parent-style-name="Default" style:data-style-name="N120">
      <style:table-cell-properties style:glyph-orientation-vertical="0" style:diagonal-bl-tr="none" style:diagonal-tl-br="none" style:text-align-source="fix" style:repeat-content="false" fo:wrap-option="no-wrap" fo:border="0.2pt solid #b2b2b2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  <style:map style:condition="cell-content()=&quot;&quot;" style:apply-style-name="Excel_5f_CondFormat_5f_1_5f_3_5f_1" style:base-cell-address="Calendario.I11"/>
    </style:style>
    <style:style style:name="ce24" style:family="table-cell" style:parent-style-name="Default" style:data-style-name="N120">
      <style:table-cell-properties style:glyph-orientation-vertical="0" fo:background-color="#00b8ff" style:diagonal-bl-tr="none" style:diagonal-tl-br="none" style:text-align-source="fix" style:repeat-content="false" fo:wrap-option="no-wrap" fo:border="0.2pt solid #b2b2b2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  <style:map style:condition="cell-content()=&quot;&quot;" style:apply-style-name="Excel_5f_CondFormat_5f_1_5f_3_5f_1" style:base-cell-address="Calendario.I11"/>
    </style:style>
    <style:style style:name="ce25" style:family="table-cell" style:parent-style-name="Default">
      <style:table-cell-properties style:glyph-orientation-vertical="0" fo:border-bottom="none" fo:background-color="#eaeaea" style:diagonal-bl-tr="none" style:diagonal-tl-br="none" style:text-align-source="fix" style:repeat-content="false" fo:wrap-option="no-wrap" fo:border-left="0.2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26" style:family="table-cell" style:parent-style-name="Default">
      <style:table-cell-properties style:glyph-orientation-vertical="0" fo:background-color="#eaeaea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2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 style:data-style-name="N120">
      <style:table-cell-properties style:glyph-orientation-vertical="0" style:diagonal-bl-tr="none" style:diagonal-tl-br="none" style:text-align-source="fix" style:repeat-content="false" fo:wrap-option="no-wrap" fo:border="0.2pt solid #b2b2b2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  <style:map style:condition="cell-content()=&quot;&quot;" style:apply-style-name="Excel_5f_CondFormat_5f_1_5f_2_5f_1" style:base-cell-address="Calendario.Q11"/>
    </style:style>
    <style:style style:name="ce29" style:family="table-cell" style:parent-style-name="Default" style:data-style-name="N120">
      <style:table-cell-properties style:glyph-orientation-vertical="0" fo:background-color="#00b8ff" style:diagonal-bl-tr="none" style:diagonal-tl-br="none" style:text-align-source="fix" style:repeat-content="false" fo:wrap-option="no-wrap" fo:border="0.2pt solid #b2b2b2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  <style:map style:condition="cell-content()=&quot;&quot;" style:apply-style-name="Excel_5f_CondFormat_5f_1_5f_2_5f_1" style:base-cell-address="Calendario.Q11"/>
    </style:style>
    <style:style style:name="ce30" style:family="table-cell" style:parent-style-name="Default">
      <style:table-cell-properties fo:background-color="#00b8ff" fo:padding="0.071cm"/>
    </style:style>
    <style:style style:name="ce31" style:family="table-cell" style:parent-style-name="Default">
      <style:table-cell-properties fo:background-color="#dc2300" fo:padding="0.071cm"/>
    </style:style>
    <style:style style:name="ce32" style:family="table-cell" style:parent-style-name="Default">
      <style:table-cell-properties style:glyph-orientation-vertical="0" fo:background-color="#e4e8f3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273359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33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 style:data-style-name="N121">
      <style:table-cell-properties style:glyph-orientation-vertical="0" fo:border-bottom="0.2pt solid #b2b2b2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2pt solid #b2b2b2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 style:data-style-name="N121">
      <style:table-cell-properties style:glyph-orientation-vertical="0" fo:border-bottom="0.2pt solid #b2b2b2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none" fo:background-color="#eaeaea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2pt solid #000000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7" style:family="table-cell" style:parent-style-name="Default">
      <style:table-cell-properties fo:border-bottom="0.2pt solid #b2b2b2" style:diagonal-bl-tr="none" style:diagonal-tl-br="none" fo:border-left="none" fo:padding="0.071cm" fo:border-right="none" style:rotation-align="none" fo:border-top="0.2pt solid #b2b2b2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2pt solid #00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non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39" style:family="table-cell" style:parent-style-name="Default">
      <style:table-cell-properties style:glyph-orientation-vertical="0" fo:border-bottom="0.2pt solid #000000" fo:background-color="#3b4e87" style:diagonal-bl-tr="none" style:diagonal-tl-br="none" style:text-align-source="fix" style:repeat-content="false" fo:wrap-option="no-wrap" fo:border-left="0.2pt solid #000000" style:direction="ltr" fo:padding="0.071cm" fo:border-right="none" style:rotation-angle="0" style:rotation-align="none" style:shrink-to-fit="false" fo:border-top="0.2pt solid #000000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0" style:family="table-cell" style:parent-style-name="Default" style:data-style-name="N12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2pt solid #000000" style:direction="ltr" fo:padding="0.071cm" fo:border-right="none" style:rotation-angle="0" style:rotation-align="none" style:shrink-to-fit="false" fo:border-top="0.2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41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2pt solid #000000" style:direction="ltr" fo:padding="0.071cm" fo:border-right="0.2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 style:data-style-name="N0">
      <style:table-cell-properties style:glyph-orientation-vertical="0" fo:border-bottom="0.2pt solid #000000" style:diagonal-bl-tr="none" style:diagonal-tl-br="none" style:text-align-source="fix" style:repeat-content="false" fo:background-color="transparent" fo:wrap-option="no-wrap" fo:border-left="0.2pt solid #000000" style:direction="ltr" fo:padding="0.071cm" fo:border-right="0.2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0.2pt solid #000000" style:rotation-angle="0" style:rotation-align="none" style:shrink-to-fit="false" fo:border-top="0.2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2pt solid #000000" fo:background-color="#3b4e87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2pt solid #000000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5" style:family="table-cell" style:parent-style-name="Default" style:data-style-name="N0">
      <style:table-cell-properties style:glyph-orientation-vertical="0" fo:border-bottom="0.2pt solid #000000" style:diagonal-bl-tr="none" style:diagonal-tl-br="none" style:text-align-source="fix" style:repeat-content="false" fo:background-color="transparent" fo:wrap-option="no-wrap" fo:border-left="0.2pt solid #000000" style:direction="ltr" fo:padding="0.071cm" fo:border-right="0.2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fo:border-bottom="none" style:diagonal-bl-tr="none" style:diagonal-tl-br="none" fo:border-left="0.2pt solid #000000" fo:padding="0.071cm" fo:border-right="none" style:rotation-align="none" fo:border-top="0.2pt solid #000000"/>
    </style:style>
    <style:style style:name="ce47" style:family="table-cell" style:parent-style-name="Default">
      <style:table-cell-properties fo:border-bottom="none" style:diagonal-bl-tr="none" style:diagonal-tl-br="none" fo:border-left="0.2pt solid #000000" fo:padding="0.071cm" fo:border-right="none" style:rotation-align="none" fo:border-top="none"/>
    </style:style>
    <style:style style:name="ce48" style:family="table-cell" style:parent-style-name="Default">
      <style:table-cell-properties fo:border-bottom="0.2pt solid #000000" style:diagonal-bl-tr="none" style:diagonal-tl-br="none" fo:border-left="0.2pt solid #000000" fo:padding="0.071cm" fo:border-right="none" style:rotation-align="none" fo:border-top="non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" style:family="table-cell" style:parent-style-name="Default">
      <style:table-cell-properties fo:border-bottom="none" style:diagonal-bl-tr="none" style:diagonal-tl-br="none" fo:background-color="transparent" fo:border-left="none" fo:padding="0.071cm" fo:border-right="none" style:rotation-align="none" fo:border-top="0.2pt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1" style:family="table-cell" style:parent-style-name="Default">
      <style:table-cell-properties fo:border-bottom="0.2pt solid #000000" style:diagonal-bl-tr="none" style:diagonal-tl-br="none" fo:background-color="transparent" fo:border-left="none" fo:padding="0.071cm" fo:border-right="none" style:rotation-align="none" fo:border-top="non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2" style:family="table-cell" style:parent-style-name="Default">
      <style:table-cell-properties fo:border-bottom="none" style:diagonal-bl-tr="none" style:diagonal-tl-br="none" fo:background-color="transparent" fo:border-left="none" fo:padding="0.071cm" fo:border-right="none" style:rotation-align="none" fo:border-top="0.2pt solid #000000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3" style:family="table-cell" style:parent-style-name="Default" style:data-style-name="N119">
      <style:table-cell-properties style:glyph-orientation-vertical="0" fo:border-bottom="0.2pt solid #000000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fo:color="#273359" style:text-outline="false" style:text-line-through-style="none" style:font-name="Arial1" fo:font-size="36pt" fo:font-style="normal" fo:text-shadow="none" style:text-underline-style="none" fo:font-weight="normal" style:font-size-asian="36pt" style:font-style-asian="normal" style:font-weight-asian="normal" style:font-name-complex="Arial1" style:font-size-complex="36pt" style:font-style-complex="normal" style:font-weight-complex="normal"/>
    </style:style>
    <style:style style:name="ce54" style:family="table-cell" style:parent-style-name="Default">
      <style:table-cell-properties fo:border-bottom="none" style:diagonal-bl-tr="none" style:diagonal-tl-br="none" fo:background-color="transparent" fo:border-left="none" fo:padding="0.071cm" fo:border-right="0.2pt solid #000000" style:rotation-align="none" fo:border-top="0.2pt solid #000000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5" style:family="table-cell" style:parent-style-name="Default">
      <style:table-cell-properties fo:border-bottom="none" style:diagonal-bl-tr="none" style:diagonal-tl-br="none" fo:background-color="transparent" fo:border-left="none" fo:padding="0.071cm" fo:border-right="0.2pt solid #000000" style:rotation-align="none" fo:border-top="non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0.2pt solid #000000" style:diagonal-bl-tr="none" style:diagonal-tl-br="none" style:text-align-source="fix" style:repeat-content="false" fo:background-color="transparent" fo:wrap-option="no-wrap" fo:border-left="none" style:direction="ltr" fo:padding="0.071cm" fo:border-right="0.2pt solid #000000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fo:color="#ffffff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2pt solid #000000" style:direction="ltr" fo:padding="0.071cm" fo:border-right="none" style:rotation-angle="0" style:rotation-align="none" style:shrink-to-fit="false" fo:border-top="0.2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58" style:family="table-cell" style:parent-style-name="Default">
      <style:table-cell-properties fo:border-bottom="none" style:diagonal-bl-tr="none" style:diagonal-tl-br="none" fo:background-color="transparent" fo:border-left="0.2pt solid #000000" fo:padding="0.071cm" fo:border-right="none" style:rotation-align="none" fo:border-top="non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9" style:family="table-cell" style:parent-style-name="Default">
      <style:table-cell-properties fo:border-bottom="0.2pt solid #000000" style:diagonal-bl-tr="none" style:diagonal-tl-br="none" fo:background-color="transparent" fo:border-left="0.2pt solid #000000" fo:padding="0.071cm" fo:border-right="none" style:rotation-align="none" fo:border-top="non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0" style:family="table-cell" style:parent-style-name="Excel_5f_BuiltIn_5f_Hyperlink" style:data-style-name="N0">
      <style:table-cell-properties style:glyph-orientation-vertical="0" fo:border-bottom="0.2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2pt solid #000000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font-name="Arial1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0.2pt solid #000000" fo:background-color="#3b4e87" style:diagonal-bl-tr="none" style:diagonal-tl-br="none" style:text-align-source="fix" style:repeat-content="false" fo:wrap-option="no-wrap" fo:border-left="none" style:direction="ltr" fo:padding="0.071cm" fo:border-right="0.2pt solid #000000" style:rotation-angle="0" style:rotation-align="none" style:shrink-to-fit="false" fo:border-top="0.2pt solid #000000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6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0.2pt solid #000000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3" style:family="table-cell" style:parent-style-name="Default" style:data-style-name="N120">
      <style:table-cell-properties style:glyph-orientation-vertical="0" fo:border-bottom="none" fo:background-color="#99ccff" style:diagonal-bl-tr="none" style:diagonal-tl-br="none" style:text-align-source="fix" style:repeat-content="false" fo:wrap-option="no-wrap" fo:border-left="0.2pt solid #000000" style:direction="ltr" fo:padding="0.071cm" fo:border-right="none" style:rotation-angle="0" style:rotation-align="none" style:shrink-to-fit="false" fo:border-top="0.2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64" style:family="table-cell" style:parent-style-name="Default" style:data-style-name="N0">
      <style:table-cell-properties style:glyph-orientation-vertical="0" fo:border-bottom="none" fo:background-color="#99ccff" style:diagonal-bl-tr="none" style:diagonal-tl-br="none" style:text-align-source="fix" style:repeat-content="false" fo:wrap-option="no-wrap" fo:border-left="0.2pt solid #000000" style:direction="ltr" fo:padding="0.071cm" fo:border-right="0.2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 style:data-style-name="N0">
      <style:table-cell-properties style:glyph-orientation-vertical="0" fo:border-bottom="0.2pt solid #000000" fo:background-color="#99ccff" style:diagonal-bl-tr="none" style:diagonal-tl-br="none" style:text-align-source="fix" style:repeat-content="false" fo:wrap-option="no-wrap" fo:border-left="0.2pt solid #000000" style:direction="ltr" fo:padding="0.071cm" fo:border-right="0.2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 style:data-style-name="N0">
      <style:table-cell-properties style:glyph-orientation-vertical="0" fo:border-bottom="none" fo:background-color="#99ccff" style:diagonal-bl-tr="none" style:diagonal-tl-br="none" style:text-align-source="fix" style:repeat-content="false" fo:wrap-option="no-wrap" fo:border-left="none" style:direction="ltr" fo:padding="0.071cm" fo:border-right="0.2pt solid #000000" style:rotation-angle="0" style:rotation-align="none" style:shrink-to-fit="false" fo:border-top="0.2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 style:data-style-name="N36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</style:style>
    <style:style style:name="ce68" style:family="table-cell" style:parent-style-name="Default" style:data-style-name="N36">
      <style:table-cell-properties style:glyph-orientation-vertical="0" fo:border-bottom="0.2pt solid #b2b2b2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2pt solid #b2b2b2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" style:family="table-cell" style:parent-style-name="Default" style:data-style-name="N36">
      <style:table-cell-properties style:glyph-orientation-vertical="0" fo:border-bottom="0.2pt solid #b2b2b2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</style:style>
    <style:style style:name="ce71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2" style:family="table-cell" style:parent-style-name="Default">
      <style:table-cell-properties style:glyph-orientation-vertical="0" fo:background-color="#e4e8f3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273359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73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76" style:family="table-cell" style:parent-style-name="Default" style:data-style-name="N12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2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77" style:family="table-cell" style:parent-style-name="Default" style:data-style-name="N120">
      <style:table-cell-properties style:glyph-orientation-vertical="0" fo:border-bottom="none" fo:background-color="#ff0000" style:diagonal-bl-tr="none" style:diagonal-tl-br="none" style:text-align-source="fix" style:repeat-content="false" fo:wrap-option="no-wrap" fo:border-left="0.2pt solid #000000" style:direction="ltr" fo:padding="0.071cm" fo:border-right="none" style:rotation-angle="0" style:rotation-align="none" style:shrink-to-fit="false" fo:border-top="0.2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78" style:family="table-cell" style:parent-style-name="Default" style:data-style-name="N0">
      <style:table-cell-properties style:glyph-orientation-vertical="0" fo:border-bottom="none" fo:background-color="#ff0000" style:diagonal-bl-tr="none" style:diagonal-tl-br="none" style:text-align-source="fix" style:repeat-content="false" fo:wrap-option="no-wrap" fo:border-left="0.2pt solid #000000" style:direction="ltr" fo:padding="0.071cm" fo:border-right="0.2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 style:data-style-name="N0">
      <style:table-cell-properties style:glyph-orientation-vertical="0" fo:border-bottom="0.2pt solid #000000" fo:background-color="#ff0000" style:diagonal-bl-tr="none" style:diagonal-tl-br="none" style:text-align-source="fix" style:repeat-content="false" fo:wrap-option="no-wrap" fo:border-left="0.2pt solid #000000" style:direction="ltr" fo:padding="0.071cm" fo:border-right="0.2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0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0.2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1" style:family="table-cell" style:parent-style-name="Default" style:data-style-name="N0">
      <style:table-cell-properties style:glyph-orientation-vertical="0" fo:border-bottom="none" fo:background-color="#ff0000" style:diagonal-bl-tr="none" style:diagonal-tl-br="none" style:text-align-source="fix" style:repeat-content="false" fo:wrap-option="no-wrap" fo:border-left="none" style:direction="ltr" fo:padding="0.071cm" fo:border-right="0.2pt solid #000000" style:rotation-angle="0" style:rotation-align="none" style:shrink-to-fit="false" fo:border-top="0.2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2" style:family="table-cell" style:parent-style-name="Default" style:data-style-name="N12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2pt solid #000000" style:direction="ltr" fo:padding="0.071cm" fo:border-right="none" style:rotation-angle="0" style:rotation-align="none" style:shrink-to-fit="false" fo:border-top="0.2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83" style:family="table-cell" style:parent-style-name="Default" style:data-style-name="N0">
      <style:table-cell-properties style:glyph-orientation-vertical="0" fo:border-bottom="0.2pt solid #000000" fo:background-color="#ffffff" style:diagonal-bl-tr="none" style:diagonal-tl-br="none" style:text-align-source="fix" style:repeat-content="false" fo:wrap-option="no-wrap" fo:border-left="0.2pt solid #000000" style:direction="ltr" fo:padding="0.071cm" fo:border-right="0.2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 Narrow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ce84" style:family="table-cell" style:parent-style-name="Default" style:data-style-name="N119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fo:color="#273359" style:text-outline="false" style:text-line-through-style="none" style:font-name="Arial1" fo:font-size="36pt" fo:font-style="normal" fo:text-shadow="none" style:text-underline-style="none" fo:font-weight="normal" style:font-size-asian="36pt" style:font-style-asian="normal" style:font-weight-asian="normal" style:font-name-complex="Arial1" style:font-size-complex="36pt" style:font-style-complex="normal" style:font-weight-complex="normal"/>
    </style:style>
    <style:style style:name="ce85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2pt solid #000000" style:rotation-angle="0" style:rotation-align="none" style:shrink-to-fit="false" fo:border-top="0.2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Default" style:data-style-name="N12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87" style:family="table-cell" style:parent-style-name="Default" style:data-style-name="N120">
      <style:table-cell-properties style:glyph-orientation-vertical="0" fo:border-bottom="none" fo:background-color="#99ccff" style:diagonal-bl-tr="none" style:diagonal-tl-br="none" style:text-align-source="fix" style:repeat-content="false" fo:wrap-option="no-wrap" fo:border-left="0.2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88" style:family="table-cell" style:parent-style-name="Default" style:data-style-name="N0">
      <style:table-cell-properties style:glyph-orientation-vertical="0" fo:border-bottom="none" fo:background-color="#99ccff" style:diagonal-bl-tr="none" style:diagonal-tl-br="none" style:text-align-source="fix" style:repeat-content="false" fo:wrap-option="no-wrap" fo:border-left="none" style:direction="ltr" fo:padding="0.071cm" fo:border-right="0.2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9" style:family="table-cell" style:parent-style-name="Default" style:data-style-name="N36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 style:writing-mode="lr-tb"/>
    </style:style>
  </office:automatic-styles>
  <office:body>
    <office:spreadsheet>
      <table:calculation-settings table:case-sensitive="false" table:automatic-find-labels="false" table:use-regular-expressions="false"/>
      <table:table table:name="Calendario" table:style-name="ta1" table:print-ranges="Calendario.A8:Calendario.Z53">
        <office:forms form:automatic-focus="false" form:apply-design-mode="false"/>
        <table:table-column table:style-name="co1" table:number-columns-repeated="23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number-columns-repeated="231" table:default-cell-style-name="ce15"/>
        <table:table-column table:style-name="co5" table:number-columns-repeated="767" table:default-cell-style-name="Default"/>
        <table:table-row table:style-name="ro1">
          <table:table-cell table:style-name="ce1" table:number-columns-spanned="26" table:number-rows-spanned="1"/>
          <table:covered-table-cell table:number-columns-repeated="25" table:style-name="ce1"/>
          <table:table-cell table:number-columns-repeated="998"/>
        </table:table-row>
        <table:table-row table:style-name="ro2">
          <table:table-cell table:style-name="ce2" table:number-columns-spanned="11" table:number-rows-spanned="1"/>
          <table:covered-table-cell table:number-columns-repeated="10" table:style-name="ce2"/>
          <table:table-cell table:style-name="ce5" table:number-columns-repeated="14"/>
          <table:table-cell table:style-name="ce36"/>
          <table:table-cell table:number-columns-repeated="998"/>
        </table:table-row>
        <table:table-row table:style-name="ro2">
          <table:table-cell table:style-name="ce3" office:value-type="string" table:number-columns-spanned="3" table:number-rows-spanned="1">
            <text:p>Año</text:p>
          </table:table-cell>
          <table:covered-table-cell table:number-columns-repeated="2" table:style-name="ce3"/>
          <table:table-cell table:style-name="ce5"/>
          <table:table-cell table:style-name="ce19" office:value-type="string" table:number-columns-spanned="3" table:number-rows-spanned="1">
            <text:p>Mes</text:p>
          </table:table-cell>
          <table:covered-table-cell table:number-columns-repeated="2" table:style-name="ce19"/>
          <table:table-cell table:style-name="ce5"/>
          <table:table-cell table:style-name="ce22" office:value-type="string" table:number-columns-spanned="7" table:number-rows-spanned="1">
            <text:p>Día de Comenzar</text:p>
          </table:table-cell>
          <table:covered-table-cell table:number-columns-repeated="6" table:style-name="ce22"/>
          <table:table-cell table:style-name="ce5"/>
          <table:table-cell table:style-name="ce26" office:value-type="string" table:number-columns-spanned="10" table:number-rows-spanned="1">
            <text:p>Título del Calendario</text:p>
          </table:table-cell>
          <table:covered-table-cell table:number-columns-repeated="9" table:style-name="ce26"/>
          <table:table-cell table:number-columns-repeated="998"/>
        </table:table-row>
        <table:table-row table:style-name="ro2">
          <table:table-cell table:style-name="ce4" office:value-type="float" office:value="2013" table:number-columns-spanned="3" table:number-rows-spanned="1">
            <text:p>2013</text:p>
          </table:table-cell>
          <table:covered-table-cell table:number-columns-repeated="2" table:style-name="ce4"/>
          <table:table-cell table:style-name="ce5"/>
          <table:table-cell table:style-name="ce4" office:value-type="float" office:value="1" table:number-columns-spanned="3" table:number-rows-spanned="1">
            <text:p>1</text:p>
          </table:table-cell>
          <table:covered-table-cell table:number-columns-repeated="2" table:style-name="ce4"/>
          <table:table-cell table:style-name="ce5"/>
          <table:table-cell table:style-name="ce4" office:value-type="float" office:value="2" table:number-columns-spanned="3" table:number-rows-spanned="1">
            <text:p>2</text:p>
          </table:table-cell>
          <table:covered-table-cell table:number-columns-repeated="2" table:style-name="ce4"/>
          <table:table-cell table:style-name="ce25" office:value-type="string" table:number-columns-spanned="4" table:number-rows-spanned="1">
            <text:p>1:Sun, 2:Mon</text:p>
          </table:table-cell>
          <table:covered-table-cell table:number-columns-repeated="3" table:style-name="ce25"/>
          <table:table-cell table:style-name="ce5"/>
          <table:table-cell table:style-name="ce27" office:value-type="string" table:number-columns-spanned="10" table:number-rows-spanned="1">
            <text:p>Proyecto IS</text:p>
          </table:table-cell>
          <table:covered-table-cell table:number-columns-repeated="9" table:style-name="ce27"/>
          <table:table-cell table:number-columns-repeated="998"/>
        </table:table-row>
        <table:table-row table:style-name="ro2" table:number-rows-repeated="2">
          <table:table-cell table:style-name="ce5" table:number-columns-repeated="26"/>
          <table:table-cell table:number-columns-repeated="998"/>
        </table:table-row>
        <table:table-row table:style-name="ro3">
          <table:table-cell table:style-name="ce6" office:value-type="float" office:value="2012" table:number-columns-spanned="23" table:number-rows-spanned="1">
            <text:p>2012</text:p>
          </table:table-cell>
          <table:covered-table-cell table:number-columns-repeated="22" table:style-name="ce6"/>
          <table:table-cell table:style-name="ce5" table:number-columns-repeated="3"/>
          <table:table-cell table:number-columns-repeated="998"/>
        </table:table-row>
        <table:table-row table:style-name="ro4">
          <table:table-cell table:style-name="ce7" table:formula="of:=IF([.Q4]=&quot;&quot;;&quot;&quot;;[.Q4])" office:value-type="string" office:string-value="Proyecto IS" table:number-columns-spanned="23" table:number-rows-spanned="1">
            <text:p>Proyecto IS</text:p>
          </table:table-cell>
          <table:covered-table-cell table:number-columns-repeated="22" table:style-name="ce7"/>
          <table:table-cell table:number-columns-repeated="1001"/>
        </table:table-row>
        <table:table-row table:style-name="ro4">
          <table:table-cell table:style-name="ce8" table:formula="of:=DATE(YEAR([.A19]);MONTH([.A19])-3;1)" office:value-type="float" office:value="41183" table:number-columns-spanned="7" table:number-rows-spanned="1">
            <text:p>octubre 2012</text:p>
          </table:table-cell>
          <table:covered-table-cell table:number-columns-repeated="6" table:style-name="ce8"/>
          <table:table-cell table:style-name="ce7"/>
          <table:table-cell table:style-name="ce8" table:formula="of:=DATE(YEAR([.I19]);MONTH([.I19])-3;1)" office:value-type="float" office:value="41214" table:number-columns-spanned="7" table:number-rows-spanned="1">
            <text:p>noviembre 2012</text:p>
          </table:table-cell>
          <table:covered-table-cell table:number-columns-repeated="6" table:style-name="ce8"/>
          <table:table-cell table:style-name="ce7"/>
          <table:table-cell table:style-name="ce8" table:formula="of:=DATE(YEAR([.Q19]);MONTH([.Q19])-3;1)" office:value-type="float" office:value="41244" table:number-columns-spanned="7" table:number-rows-spanned="1">
            <text:p>diciembre 2012</text:p>
          </table:table-cell>
          <table:covered-table-cell table:number-columns-repeated="6" table:style-name="ce8"/>
          <table:table-cell/>
          <table:table-cell table:style-name="ce32" office:value-type="string">
            <text:p>Fecha</text:p>
          </table:table-cell>
          <table:table-cell table:style-name="ce32" office:value-type="string">
            <text:p>Acontecimiento</text:p>
          </table:table-cell>
          <table:table-cell table:number-columns-repeated="998"/>
        </table:table-row>
        <table:table-row table:style-name="ro5">
          <table:table-cell table:style-name="ce9" table:formula="of:=INDEX({&quot;do&quot;|&quot;lu&quot;|&quot;ma&quot;|&quot;mi&quot;|&quot;ju&quot;|&quot;vi&quot;|&quot;sa&quot;};1+MOD([.$I$4]+1-2;7))" office:value-type="string" office:string-value="lu">
            <text:p>lu</text:p>
          </table:table-cell>
          <table:table-cell table:style-name="ce17" table:formula="of:=INDEX({&quot;do&quot;|&quot;lu&quot;|&quot;ma&quot;|&quot;mi&quot;|&quot;ju&quot;|&quot;vi&quot;|&quot;sa&quot;};1+MOD([.$I$4]+2-2;7))" office:value-type="string" office:string-value="ma">
            <text:p>ma</text:p>
          </table:table-cell>
          <table:table-cell table:style-name="ce17" table:formula="of:=INDEX({&quot;do&quot;|&quot;lu&quot;|&quot;ma&quot;|&quot;mi&quot;|&quot;ju&quot;|&quot;vi&quot;|&quot;sa&quot;};1+MOD([.$I$4]+3-2;7))" office:value-type="string" office:string-value="mi">
            <text:p>mi</text:p>
          </table:table-cell>
          <table:table-cell table:style-name="ce17" table:formula="of:=INDEX({&quot;do&quot;|&quot;lu&quot;|&quot;ma&quot;|&quot;mi&quot;|&quot;ju&quot;|&quot;vi&quot;|&quot;sa&quot;};1+MOD([.$I$4]+4-2;7))" office:value-type="string" office:string-value="ju">
            <text:p>ju</text:p>
          </table:table-cell>
          <table:table-cell table:style-name="ce17" table:formula="of:=INDEX({&quot;do&quot;|&quot;lu&quot;|&quot;ma&quot;|&quot;mi&quot;|&quot;ju&quot;|&quot;vi&quot;|&quot;sa&quot;};1+MOD([.$I$4]+5-2;7))" office:value-type="string" office:string-value="vi">
            <text:p>vi</text:p>
          </table:table-cell>
          <table:table-cell table:style-name="ce17" table:formula="of:=INDEX({&quot;do&quot;|&quot;lu&quot;|&quot;ma&quot;|&quot;mi&quot;|&quot;ju&quot;|&quot;vi&quot;|&quot;sa&quot;};1+MOD([.$I$4]+6-2;7))" office:value-type="string" office:string-value="sa">
            <text:p>sa</text:p>
          </table:table-cell>
          <table:table-cell table:style-name="ce20" table:formula="of:=INDEX({&quot;do&quot;|&quot;lu&quot;|&quot;ma&quot;|&quot;mi&quot;|&quot;ju&quot;|&quot;vi&quot;|&quot;sa&quot;};1+MOD([.$I$4]+7-2;7))" office:value-type="string" office:string-value="do">
            <text:p>do</text:p>
          </table:table-cell>
          <table:table-cell table:style-name="ce7"/>
          <table:table-cell table:style-name="ce9" table:formula="of:=INDEX({&quot;do&quot;|&quot;lu&quot;|&quot;ma&quot;|&quot;mi&quot;|&quot;ju&quot;|&quot;vi&quot;|&quot;sa&quot;};1+MOD([.$I$4]+1-2;7))" office:value-type="string" office:string-value="lu">
            <text:p>lu</text:p>
          </table:table-cell>
          <table:table-cell table:style-name="ce17" table:formula="of:=INDEX({&quot;do&quot;|&quot;lu&quot;|&quot;ma&quot;|&quot;mi&quot;|&quot;ju&quot;|&quot;vi&quot;|&quot;sa&quot;};1+MOD([.$I$4]+2-2;7))" office:value-type="string" office:string-value="ma">
            <text:p>ma</text:p>
          </table:table-cell>
          <table:table-cell table:style-name="ce17" table:formula="of:=INDEX({&quot;do&quot;|&quot;lu&quot;|&quot;ma&quot;|&quot;mi&quot;|&quot;ju&quot;|&quot;vi&quot;|&quot;sa&quot;};1+MOD([.$I$4]+3-2;7))" office:value-type="string" office:string-value="mi">
            <text:p>mi</text:p>
          </table:table-cell>
          <table:table-cell table:style-name="ce17" table:formula="of:=INDEX({&quot;do&quot;|&quot;lu&quot;|&quot;ma&quot;|&quot;mi&quot;|&quot;ju&quot;|&quot;vi&quot;|&quot;sa&quot;};1+MOD([.$I$4]+4-2;7))" office:value-type="string" office:string-value="ju">
            <text:p>ju</text:p>
          </table:table-cell>
          <table:table-cell table:style-name="ce17" table:formula="of:=INDEX({&quot;do&quot;|&quot;lu&quot;|&quot;ma&quot;|&quot;mi&quot;|&quot;ju&quot;|&quot;vi&quot;|&quot;sa&quot;};1+MOD([.$I$4]+5-2;7))" office:value-type="string" office:string-value="vi">
            <text:p>vi</text:p>
          </table:table-cell>
          <table:table-cell table:style-name="ce17" table:formula="of:=INDEX({&quot;do&quot;|&quot;lu&quot;|&quot;ma&quot;|&quot;mi&quot;|&quot;ju&quot;|&quot;vi&quot;|&quot;sa&quot;};1+MOD([.$I$4]+6-2;7))" office:value-type="string" office:string-value="sa">
            <text:p>sa</text:p>
          </table:table-cell>
          <table:table-cell table:style-name="ce20" table:formula="of:=INDEX({&quot;do&quot;|&quot;lu&quot;|&quot;ma&quot;|&quot;mi&quot;|&quot;ju&quot;|&quot;vi&quot;|&quot;sa&quot;};1+MOD([.$I$4]+7-2;7))" office:value-type="string" office:string-value="do">
            <text:p>do</text:p>
          </table:table-cell>
          <table:table-cell table:style-name="ce7"/>
          <table:table-cell table:style-name="ce9" table:formula="of:=INDEX({&quot;do&quot;|&quot;lu&quot;|&quot;ma&quot;|&quot;mi&quot;|&quot;ju&quot;|&quot;vi&quot;|&quot;sa&quot;};1+MOD([.$I$4]+1-2;7))" office:value-type="string" office:string-value="lu">
            <text:p>lu</text:p>
          </table:table-cell>
          <table:table-cell table:style-name="ce17" table:formula="of:=INDEX({&quot;do&quot;|&quot;lu&quot;|&quot;ma&quot;|&quot;mi&quot;|&quot;ju&quot;|&quot;vi&quot;|&quot;sa&quot;};1+MOD([.$I$4]+2-2;7))" office:value-type="string" office:string-value="ma">
            <text:p>ma</text:p>
          </table:table-cell>
          <table:table-cell table:style-name="ce17" table:formula="of:=INDEX({&quot;do&quot;|&quot;lu&quot;|&quot;ma&quot;|&quot;mi&quot;|&quot;ju&quot;|&quot;vi&quot;|&quot;sa&quot;};1+MOD([.$I$4]+3-2;7))" office:value-type="string" office:string-value="mi">
            <text:p>mi</text:p>
          </table:table-cell>
          <table:table-cell table:style-name="ce17" table:formula="of:=INDEX({&quot;do&quot;|&quot;lu&quot;|&quot;ma&quot;|&quot;mi&quot;|&quot;ju&quot;|&quot;vi&quot;|&quot;sa&quot;};1+MOD([.$I$4]+4-2;7))" office:value-type="string" office:string-value="ju">
            <text:p>ju</text:p>
          </table:table-cell>
          <table:table-cell table:style-name="ce17" table:formula="of:=INDEX({&quot;do&quot;|&quot;lu&quot;|&quot;ma&quot;|&quot;mi&quot;|&quot;ju&quot;|&quot;vi&quot;|&quot;sa&quot;};1+MOD([.$I$4]+5-2;7))" office:value-type="string" office:string-value="vi">
            <text:p>vi</text:p>
          </table:table-cell>
          <table:table-cell table:style-name="ce17" table:formula="of:=INDEX({&quot;do&quot;|&quot;lu&quot;|&quot;ma&quot;|&quot;mi&quot;|&quot;ju&quot;|&quot;vi&quot;|&quot;sa&quot;};1+MOD([.$I$4]+6-2;7))" office:value-type="string" office:string-value="sa">
            <text:p>sa</text:p>
          </table:table-cell>
          <table:table-cell table:style-name="ce20" table:formula="of:=INDEX({&quot;do&quot;|&quot;lu&quot;|&quot;ma&quot;|&quot;mi&quot;|&quot;ju&quot;|&quot;vi&quot;|&quot;sa&quot;};1+MOD([.$I$4]+7-2;7))" office:value-type="string" office:string-value="do">
            <text:p>do</text:p>
          </table:table-cell>
          <table:table-cell/>
          <table:table-cell table:style-name="ce33"/>
          <table:table-cell table:number-columns-repeated="999"/>
        </table:table-row>
        <table:table-row table:style-name="ro5">
          <table:table-cell table:style-name="ce10" table:formula="of:=IF(MONTH([.$A$9])&lt;&gt;MONTH([.$A$9]-(WEEKDAY([.$A$9];1)-([.$I$4]-1))-IF((WEEKDAY([.$A$9];1)-([.$I$4]-1))&lt;=0;7;0)+(ROW([.A60])-ROW([.$A$60]))*7+(COLUMN([.A60])-COLUMN([.$A$60])+1));&quot;&quot;;[.$A$9]-(WEEKDAY([.$A$9];1)-([.$I$4]-1))-IF((WEEKDAY([.$A$9];1)-([.$I$4]-1))&lt;=0;7;0)+(ROW([.A60])-ROW([.$A$60]))*7+(COLUMN([.A60])-COLUMN([.$A$60])+1))" office:value-type="date" office:date-value="2012-10-01">
            <text:p>1</text:p>
          </table:table-cell>
          <table:table-cell table:style-name="ce10" table:formula="of:=IF(MONTH([.$A$9])&lt;&gt;MONTH([.$A$9]-(WEEKDAY([.$A$9];1)-([.$I$4]-1))-IF((WEEKDAY([.$A$9];1)-([.$I$4]-1))&lt;=0;7;0)+(ROW([.B60])-ROW([.$A$60]))*7+(COLUMN([.B60])-COLUMN([.$A$60])+1));&quot;&quot;;[.$A$9]-(WEEKDAY([.$A$9];1)-([.$I$4]-1))-IF((WEEKDAY([.$A$9];1)-([.$I$4]-1))&lt;=0;7;0)+(ROW([.B60])-ROW([.$A$60]))*7+(COLUMN([.B60])-COLUMN([.$A$60])+1))" office:value-type="date" office:date-value="2012-10-02">
            <text:p>2</text:p>
          </table:table-cell>
          <table:table-cell table:style-name="ce10" table:formula="of:=IF(MONTH([.$A$9])&lt;&gt;MONTH([.$A$9]-(WEEKDAY([.$A$9];1)-([.$I$4]-1))-IF((WEEKDAY([.$A$9];1)-([.$I$4]-1))&lt;=0;7;0)+(ROW([.C60])-ROW([.$A$60]))*7+(COLUMN([.C60])-COLUMN([.$A$60])+1));&quot;&quot;;[.$A$9]-(WEEKDAY([.$A$9];1)-([.$I$4]-1))-IF((WEEKDAY([.$A$9];1)-([.$I$4]-1))&lt;=0;7;0)+(ROW([.C60])-ROW([.$A$60]))*7+(COLUMN([.C60])-COLUMN([.$A$60])+1))" office:value-type="date" office:date-value="2012-10-03">
            <text:p>3</text:p>
          </table:table-cell>
          <table:table-cell table:style-name="ce10" table:formula="of:=IF(MONTH([.$A$9])&lt;&gt;MONTH([.$A$9]-(WEEKDAY([.$A$9];1)-([.$I$4]-1))-IF((WEEKDAY([.$A$9];1)-([.$I$4]-1))&lt;=0;7;0)+(ROW([.D60])-ROW([.$A$60]))*7+(COLUMN([.D60])-COLUMN([.$A$60])+1));&quot;&quot;;[.$A$9]-(WEEKDAY([.$A$9];1)-([.$I$4]-1))-IF((WEEKDAY([.$A$9];1)-([.$I$4]-1))&lt;=0;7;0)+(ROW([.D60])-ROW([.$A$60]))*7+(COLUMN([.D60])-COLUMN([.$A$60])+1))" office:value-type="date" office:date-value="2012-10-04">
            <text:p>4</text:p>
          </table:table-cell>
          <table:table-cell table:style-name="ce10" table:formula="of:=IF(MONTH([.$A$9])&lt;&gt;MONTH([.$A$9]-(WEEKDAY([.$A$9];1)-([.$I$4]-1))-IF((WEEKDAY([.$A$9];1)-([.$I$4]-1))&lt;=0;7;0)+(ROW([.E60])-ROW([.$A$60]))*7+(COLUMN([.E60])-COLUMN([.$A$60])+1));&quot;&quot;;[.$A$9]-(WEEKDAY([.$A$9];1)-([.$I$4]-1))-IF((WEEKDAY([.$A$9];1)-([.$I$4]-1))&lt;=0;7;0)+(ROW([.E60])-ROW([.$A$60]))*7+(COLUMN([.E60])-COLUMN([.$A$60])+1))" office:value-type="date" office:date-value="2012-10-05">
            <text:p>5</text:p>
          </table:table-cell>
          <table:table-cell table:style-name="ce10" table:formula="of:=IF(MONTH([.$A$9])&lt;&gt;MONTH([.$A$9]-(WEEKDAY([.$A$9];1)-([.$I$4]-1))-IF((WEEKDAY([.$A$9];1)-([.$I$4]-1))&lt;=0;7;0)+(ROW([.F60])-ROW([.$A$60]))*7+(COLUMN([.F60])-COLUMN([.$A$60])+1));&quot;&quot;;[.$A$9]-(WEEKDAY([.$A$9];1)-([.$I$4]-1))-IF((WEEKDAY([.$A$9];1)-([.$I$4]-1))&lt;=0;7;0)+(ROW([.F60])-ROW([.$A$60]))*7+(COLUMN([.F60])-COLUMN([.$A$60])+1))" office:value-type="date" office:date-value="2012-10-06">
            <text:p>6</text:p>
          </table:table-cell>
          <table:table-cell table:style-name="ce10" table:formula="of:=IF(MONTH([.$A$9])&lt;&gt;MONTH([.$A$9]-(WEEKDAY([.$A$9];1)-([.$I$4]-1))-IF((WEEKDAY([.$A$9];1)-([.$I$4]-1))&lt;=0;7;0)+(ROW([.G60])-ROW([.$A$60]))*7+(COLUMN([.G60])-COLUMN([.$A$60])+1));&quot;&quot;;[.$A$9]-(WEEKDAY([.$A$9];1)-([.$I$4]-1))-IF((WEEKDAY([.$A$9];1)-([.$I$4]-1))&lt;=0;7;0)+(ROW([.G60])-ROW([.$A$60]))*7+(COLUMN([.G60])-COLUMN([.$A$60])+1))" office:value-type="date" office:date-value="2012-10-07">
            <text:p>7</text:p>
          </table:table-cell>
          <table:table-cell table:style-name="ce7"/>
          <table:table-cell table:style-name="ce23" table:formula="of:=IF(MONTH([.$I$9])&lt;&gt;MONTH([.$I$9]-(WEEKDAY([.$I$9];1)-([.$I$4]-1))-IF((WEEKDAY([.$I$9];1)-([.$I$4]-1))&lt;=0;7;0)+(ROW([.A60])-ROW([.$A$60]))*7+(COLUMN([.A60])-COLUMN([.$A$60])+1));&quot;&quot;;[.$I$9]-(WEEKDAY([.$I$9];1)-([.$I$4]-1))-IF((WEEKDAY([.$I$9];1)-([.$I$4]-1))&lt;=0;7;0)+(ROW([.A60])-ROW([.$A$60]))*7+(COLUMN([.A60])-COLUMN([.$A$60])+1))">
            <text:p/>
          </table:table-cell>
          <table:table-cell table:style-name="ce23" table:formula="of:=IF(MONTH([.$I$9])&lt;&gt;MONTH([.$I$9]-(WEEKDAY([.$I$9];1)-([.$I$4]-1))-IF((WEEKDAY([.$I$9];1)-([.$I$4]-1))&lt;=0;7;0)+(ROW([.B60])-ROW([.$A$60]))*7+(COLUMN([.B60])-COLUMN([.$A$60])+1));&quot;&quot;;[.$I$9]-(WEEKDAY([.$I$9];1)-([.$I$4]-1))-IF((WEEKDAY([.$I$9];1)-([.$I$4]-1))&lt;=0;7;0)+(ROW([.B60])-ROW([.$A$60]))*7+(COLUMN([.B60])-COLUMN([.$A$60])+1))">
            <text:p/>
          </table:table-cell>
          <table:table-cell table:style-name="ce23" table:formula="of:=IF(MONTH([.$I$9])&lt;&gt;MONTH([.$I$9]-(WEEKDAY([.$I$9];1)-([.$I$4]-1))-IF((WEEKDAY([.$I$9];1)-([.$I$4]-1))&lt;=0;7;0)+(ROW([.C60])-ROW([.$A$60]))*7+(COLUMN([.C60])-COLUMN([.$A$60])+1));&quot;&quot;;[.$I$9]-(WEEKDAY([.$I$9];1)-([.$I$4]-1))-IF((WEEKDAY([.$I$9];1)-([.$I$4]-1))&lt;=0;7;0)+(ROW([.C60])-ROW([.$A$60]))*7+(COLUMN([.C60])-COLUMN([.$A$60])+1))">
            <text:p/>
          </table:table-cell>
          <table:table-cell table:style-name="ce23" table:formula="of:=IF(MONTH([.$I$9])&lt;&gt;MONTH([.$I$9]-(WEEKDAY([.$I$9];1)-([.$I$4]-1))-IF((WEEKDAY([.$I$9];1)-([.$I$4]-1))&lt;=0;7;0)+(ROW([.D60])-ROW([.$A$60]))*7+(COLUMN([.D60])-COLUMN([.$A$60])+1));&quot;&quot;;[.$I$9]-(WEEKDAY([.$I$9];1)-([.$I$4]-1))-IF((WEEKDAY([.$I$9];1)-([.$I$4]-1))&lt;=0;7;0)+(ROW([.D60])-ROW([.$A$60]))*7+(COLUMN([.D60])-COLUMN([.$A$60])+1))" office:value-type="date" office:date-value="2012-11-01">
            <text:p>1</text:p>
          </table:table-cell>
          <table:table-cell table:style-name="ce23" table:formula="of:=IF(MONTH([.$I$9])&lt;&gt;MONTH([.$I$9]-(WEEKDAY([.$I$9];1)-([.$I$4]-1))-IF((WEEKDAY([.$I$9];1)-([.$I$4]-1))&lt;=0;7;0)+(ROW([.E60])-ROW([.$A$60]))*7+(COLUMN([.E60])-COLUMN([.$A$60])+1));&quot;&quot;;[.$I$9]-(WEEKDAY([.$I$9];1)-([.$I$4]-1))-IF((WEEKDAY([.$I$9];1)-([.$I$4]-1))&lt;=0;7;0)+(ROW([.E60])-ROW([.$A$60]))*7+(COLUMN([.E60])-COLUMN([.$A$60])+1))" office:value-type="date" office:date-value="2012-11-02">
            <text:p>2</text:p>
          </table:table-cell>
          <table:table-cell table:style-name="ce23" table:formula="of:=IF(MONTH([.$I$9])&lt;&gt;MONTH([.$I$9]-(WEEKDAY([.$I$9];1)-([.$I$4]-1))-IF((WEEKDAY([.$I$9];1)-([.$I$4]-1))&lt;=0;7;0)+(ROW([.F60])-ROW([.$A$60]))*7+(COLUMN([.F60])-COLUMN([.$A$60])+1));&quot;&quot;;[.$I$9]-(WEEKDAY([.$I$9];1)-([.$I$4]-1))-IF((WEEKDAY([.$I$9];1)-([.$I$4]-1))&lt;=0;7;0)+(ROW([.F60])-ROW([.$A$60]))*7+(COLUMN([.F60])-COLUMN([.$A$60])+1))" office:value-type="date" office:date-value="2012-11-03">
            <text:p>3</text:p>
          </table:table-cell>
          <table:table-cell table:style-name="ce23" table:formula="of:=IF(MONTH([.$I$9])&lt;&gt;MONTH([.$I$9]-(WEEKDAY([.$I$9];1)-([.$I$4]-1))-IF((WEEKDAY([.$I$9];1)-([.$I$4]-1))&lt;=0;7;0)+(ROW([.G60])-ROW([.$A$60]))*7+(COLUMN([.G60])-COLUMN([.$A$60])+1));&quot;&quot;;[.$I$9]-(WEEKDAY([.$I$9];1)-([.$I$4]-1))-IF((WEEKDAY([.$I$9];1)-([.$I$4]-1))&lt;=0;7;0)+(ROW([.G60])-ROW([.$A$60]))*7+(COLUMN([.G60])-COLUMN([.$A$60])+1))" office:value-type="date" office:date-value="2012-11-04">
            <text:p>4</text:p>
          </table:table-cell>
          <table:table-cell table:style-name="ce7"/>
          <table:table-cell table:style-name="ce28" table:formula="of:=IF(MONTH([.$A$58])&lt;&gt;MONTH([.$A$58]-(WEEKDAY([.$A$58];1)-([.$I$4]-1))-IF((WEEKDAY([.$A$58];1)-([.$I$4]-1))&lt;=0;7;0)+(ROW([.Q11])-ROW([.$A$60]))*7+(COLUMN([.Q11])-COLUMN([.$A$60])+1));&quot;&quot;;[.$A$58]-(WEEKDAY([.$A$58];1)-([.$I$4]-1))-IF((WEEKDAY([.$A$58];1)-([.$I$4]-1))&lt;=0;7;0)+(ROW([.Q11])-ROW([.$A$60]))*7+(COLUMN([.Q11])-COLUMN([.$A$60])+1))">
            <text:p/>
          </table:table-cell>
          <table:table-cell table:style-name="ce28" table:formula="of:=IF(MONTH([.$A$58])&lt;&gt;MONTH([.$A$58]-(WEEKDAY([.$A$58];1)-([.$I$4]-1))-IF((WEEKDAY([.$A$58];1)-([.$I$4]-1))&lt;=0;7;0)+(ROW([.R11])-ROW([.$A$60]))*7+(COLUMN([.R11])-COLUMN([.$A$60])+1));&quot;&quot;;[.$A$58]-(WEEKDAY([.$A$58];1)-([.$I$4]-1))-IF((WEEKDAY([.$A$58];1)-([.$I$4]-1))&lt;=0;7;0)+(ROW([.R11])-ROW([.$A$60]))*7+(COLUMN([.R11])-COLUMN([.$A$60])+1))">
            <text:p/>
          </table:table-cell>
          <table:table-cell table:style-name="ce28" table:formula="of:=IF(MONTH([.$A$58])&lt;&gt;MONTH([.$A$58]-(WEEKDAY([.$A$58];1)-([.$I$4]-1))-IF((WEEKDAY([.$A$58];1)-([.$I$4]-1))&lt;=0;7;0)+(ROW([.S11])-ROW([.$A$60]))*7+(COLUMN([.S11])-COLUMN([.$A$60])+1));&quot;&quot;;[.$A$58]-(WEEKDAY([.$A$58];1)-([.$I$4]-1))-IF((WEEKDAY([.$A$58];1)-([.$I$4]-1))&lt;=0;7;0)+(ROW([.S11])-ROW([.$A$60]))*7+(COLUMN([.S11])-COLUMN([.$A$60])+1))">
            <text:p/>
          </table:table-cell>
          <table:table-cell table:style-name="ce28" table:formula="of:=IF(MONTH([.$A$58])&lt;&gt;MONTH([.$A$58]-(WEEKDAY([.$A$58];1)-([.$I$4]-1))-IF((WEEKDAY([.$A$58];1)-([.$I$4]-1))&lt;=0;7;0)+(ROW([.T11])-ROW([.$A$60]))*7+(COLUMN([.T11])-COLUMN([.$A$60])+1));&quot;&quot;;[.$A$58]-(WEEKDAY([.$A$58];1)-([.$I$4]-1))-IF((WEEKDAY([.$A$58];1)-([.$I$4]-1))&lt;=0;7;0)+(ROW([.T11])-ROW([.$A$60]))*7+(COLUMN([.T11])-COLUMN([.$A$60])+1))">
            <text:p/>
          </table:table-cell>
          <table:table-cell table:style-name="ce28" table:formula="of:=IF(MONTH([.$A$58])&lt;&gt;MONTH([.$A$58]-(WEEKDAY([.$A$58];1)-([.$I$4]-1))-IF((WEEKDAY([.$A$58];1)-([.$I$4]-1))&lt;=0;7;0)+(ROW([.U11])-ROW([.$A$60]))*7+(COLUMN([.U11])-COLUMN([.$A$60])+1));&quot;&quot;;[.$A$58]-(WEEKDAY([.$A$58];1)-([.$I$4]-1))-IF((WEEKDAY([.$A$58];1)-([.$I$4]-1))&lt;=0;7;0)+(ROW([.U11])-ROW([.$A$60]))*7+(COLUMN([.U11])-COLUMN([.$A$60])+1))">
            <text:p/>
          </table:table-cell>
          <table:table-cell table:style-name="ce28" table:formula="of:=IF(MONTH([.$A$58])&lt;&gt;MONTH([.$A$58]-(WEEKDAY([.$A$58];1)-([.$I$4]-1))-IF((WEEKDAY([.$A$58];1)-([.$I$4]-1))&lt;=0;7;0)+(ROW([.F60])-ROW([.$A$60]))*7+(COLUMN([.F60])-COLUMN([.$A$60])+1));&quot;&quot;;[.$A$58]-(WEEKDAY([.$A$58];1)-([.$I$4]-1))-IF((WEEKDAY([.$A$58];1)-([.$I$4]-1))&lt;=0;7;0)+(ROW([.F60])-ROW([.$A$60]))*7+(COLUMN([.F60])-COLUMN([.$A$60])+1))" office:value-type="date" office:date-value="2012-12-01">
            <text:p>1</text:p>
          </table:table-cell>
          <table:table-cell table:style-name="ce28" table:formula="of:=IF(MONTH([.$A$58])&lt;&gt;MONTH([.$A$58]-(WEEKDAY([.$A$58];1)-([.$I$4]-1))-IF((WEEKDAY([.$A$58];1)-([.$I$4]-1))&lt;=0;7;0)+(ROW([.G60])-ROW([.$A$60]))*7+(COLUMN([.G60])-COLUMN([.$A$60])+1));&quot;&quot;;[.$A$58]-(WEEKDAY([.$A$58];1)-([.$I$4]-1))-IF((WEEKDAY([.$A$58];1)-([.$I$4]-1))&lt;=0;7;0)+(ROW([.G60])-ROW([.$A$60]))*7+(COLUMN([.G60])-COLUMN([.$A$60])+1))" office:value-type="date" office:date-value="2012-12-02">
            <text:p>2</text:p>
          </table:table-cell>
          <table:table-cell/>
          <table:table-cell table:style-name="ce34"/>
          <table:table-cell table:style-name="ce37"/>
          <table:table-cell table:number-columns-repeated="998"/>
        </table:table-row>
        <table:table-row table:style-name="ro5">
          <table:table-cell table:style-name="ce10" table:formula="of:=IF(MONTH([.$A$9])&lt;&gt;MONTH([.$A$9]-(WEEKDAY([.$A$9];1)-([.$I$4]-1))-IF((WEEKDAY([.$A$9];1)-([.$I$4]-1))&lt;=0;7;0)+(ROW([.A61])-ROW([.$A$60]))*7+(COLUMN([.A61])-COLUMN([.$A$60])+1));&quot;&quot;;[.$A$9]-(WEEKDAY([.$A$9];1)-([.$I$4]-1))-IF((WEEKDAY([.$A$9];1)-([.$I$4]-1))&lt;=0;7;0)+(ROW([.A61])-ROW([.$A$60]))*7+(COLUMN([.A61])-COLUMN([.$A$60])+1))" office:value-type="date" office:date-value="2012-10-08">
            <text:p>8</text:p>
          </table:table-cell>
          <table:table-cell table:style-name="ce10" table:formula="of:=IF(MONTH([.$A$9])&lt;&gt;MONTH([.$A$9]-(WEEKDAY([.$A$9];1)-([.$I$4]-1))-IF((WEEKDAY([.$A$9];1)-([.$I$4]-1))&lt;=0;7;0)+(ROW([.B61])-ROW([.$A$60]))*7+(COLUMN([.B61])-COLUMN([.$A$60])+1));&quot;&quot;;[.$A$9]-(WEEKDAY([.$A$9];1)-([.$I$4]-1))-IF((WEEKDAY([.$A$9];1)-([.$I$4]-1))&lt;=0;7;0)+(ROW([.B61])-ROW([.$A$60]))*7+(COLUMN([.B61])-COLUMN([.$A$60])+1))" office:value-type="date" office:date-value="2012-10-09">
            <text:p>9</text:p>
          </table:table-cell>
          <table:table-cell table:style-name="ce10" table:formula="of:=IF(MONTH([.$A$9])&lt;&gt;MONTH([.$A$9]-(WEEKDAY([.$A$9];1)-([.$I$4]-1))-IF((WEEKDAY([.$A$9];1)-([.$I$4]-1))&lt;=0;7;0)+(ROW([.C61])-ROW([.$A$60]))*7+(COLUMN([.C61])-COLUMN([.$A$60])+1));&quot;&quot;;[.$A$9]-(WEEKDAY([.$A$9];1)-([.$I$4]-1))-IF((WEEKDAY([.$A$9];1)-([.$I$4]-1))&lt;=0;7;0)+(ROW([.C61])-ROW([.$A$60]))*7+(COLUMN([.C61])-COLUMN([.$A$60])+1))" office:value-type="date" office:date-value="2012-10-10">
            <text:p>10</text:p>
          </table:table-cell>
          <table:table-cell table:style-name="ce10" table:formula="of:=IF(MONTH([.$A$9])&lt;&gt;MONTH([.$A$9]-(WEEKDAY([.$A$9];1)-([.$I$4]-1))-IF((WEEKDAY([.$A$9];1)-([.$I$4]-1))&lt;=0;7;0)+(ROW([.D61])-ROW([.$A$60]))*7+(COLUMN([.D61])-COLUMN([.$A$60])+1));&quot;&quot;;[.$A$9]-(WEEKDAY([.$A$9];1)-([.$I$4]-1))-IF((WEEKDAY([.$A$9];1)-([.$I$4]-1))&lt;=0;7;0)+(ROW([.D61])-ROW([.$A$60]))*7+(COLUMN([.D61])-COLUMN([.$A$60])+1))" office:value-type="date" office:date-value="2012-10-11">
            <text:p>11</text:p>
          </table:table-cell>
          <table:table-cell table:style-name="ce10" table:formula="of:=IF(MONTH([.$A$9])&lt;&gt;MONTH([.$A$9]-(WEEKDAY([.$A$9];1)-([.$I$4]-1))-IF((WEEKDAY([.$A$9];1)-([.$I$4]-1))&lt;=0;7;0)+(ROW([.E61])-ROW([.$A$60]))*7+(COLUMN([.E61])-COLUMN([.$A$60])+1));&quot;&quot;;[.$A$9]-(WEEKDAY([.$A$9];1)-([.$I$4]-1))-IF((WEEKDAY([.$A$9];1)-([.$I$4]-1))&lt;=0;7;0)+(ROW([.E61])-ROW([.$A$60]))*7+(COLUMN([.E61])-COLUMN([.$A$60])+1))" office:value-type="date" office:date-value="2012-10-12">
            <text:p>12</text:p>
          </table:table-cell>
          <table:table-cell table:style-name="ce10" table:formula="of:=IF(MONTH([.$A$9])&lt;&gt;MONTH([.$A$9]-(WEEKDAY([.$A$9];1)-([.$I$4]-1))-IF((WEEKDAY([.$A$9];1)-([.$I$4]-1))&lt;=0;7;0)+(ROW([.F61])-ROW([.$A$60]))*7+(COLUMN([.F61])-COLUMN([.$A$60])+1));&quot;&quot;;[.$A$9]-(WEEKDAY([.$A$9];1)-([.$I$4]-1))-IF((WEEKDAY([.$A$9];1)-([.$I$4]-1))&lt;=0;7;0)+(ROW([.F61])-ROW([.$A$60]))*7+(COLUMN([.F61])-COLUMN([.$A$60])+1))" office:value-type="date" office:date-value="2012-10-13">
            <text:p>13</text:p>
          </table:table-cell>
          <table:table-cell table:style-name="ce10" table:formula="of:=IF(MONTH([.$A$9])&lt;&gt;MONTH([.$A$9]-(WEEKDAY([.$A$9];1)-([.$I$4]-1))-IF((WEEKDAY([.$A$9];1)-([.$I$4]-1))&lt;=0;7;0)+(ROW([.G61])-ROW([.$A$60]))*7+(COLUMN([.G61])-COLUMN([.$A$60])+1));&quot;&quot;;[.$A$9]-(WEEKDAY([.$A$9];1)-([.$I$4]-1))-IF((WEEKDAY([.$A$9];1)-([.$I$4]-1))&lt;=0;7;0)+(ROW([.G61])-ROW([.$A$60]))*7+(COLUMN([.G61])-COLUMN([.$A$60])+1))" office:value-type="date" office:date-value="2012-10-14">
            <text:p>14</text:p>
          </table:table-cell>
          <table:table-cell table:style-name="ce7"/>
          <table:table-cell table:style-name="ce23" table:formula="of:=IF(MONTH([.$I$9])&lt;&gt;MONTH([.$I$9]-(WEEKDAY([.$I$9];1)-([.$I$4]-1))-IF((WEEKDAY([.$I$9];1)-([.$I$4]-1))&lt;=0;7;0)+(ROW([.A61])-ROW([.$A$60]))*7+(COLUMN([.A61])-COLUMN([.$A$60])+1));&quot;&quot;;[.$I$9]-(WEEKDAY([.$I$9];1)-([.$I$4]-1))-IF((WEEKDAY([.$I$9];1)-([.$I$4]-1))&lt;=0;7;0)+(ROW([.A61])-ROW([.$A$60]))*7+(COLUMN([.A61])-COLUMN([.$A$60])+1))" office:value-type="date" office:date-value="2012-11-05">
            <text:p>5</text:p>
          </table:table-cell>
          <table:table-cell table:style-name="ce23" table:formula="of:=IF(MONTH([.$I$9])&lt;&gt;MONTH([.$I$9]-(WEEKDAY([.$I$9];1)-([.$I$4]-1))-IF((WEEKDAY([.$I$9];1)-([.$I$4]-1))&lt;=0;7;0)+(ROW([.B61])-ROW([.$A$60]))*7+(COLUMN([.B61])-COLUMN([.$A$60])+1));&quot;&quot;;[.$I$9]-(WEEKDAY([.$I$9];1)-([.$I$4]-1))-IF((WEEKDAY([.$I$9];1)-([.$I$4]-1))&lt;=0;7;0)+(ROW([.B61])-ROW([.$A$60]))*7+(COLUMN([.B61])-COLUMN([.$A$60])+1))" office:value-type="date" office:date-value="2012-11-06">
            <text:p>6</text:p>
          </table:table-cell>
          <table:table-cell table:style-name="ce23" table:formula="of:=IF(MONTH([.$I$9])&lt;&gt;MONTH([.$I$9]-(WEEKDAY([.$I$9];1)-([.$I$4]-1))-IF((WEEKDAY([.$I$9];1)-([.$I$4]-1))&lt;=0;7;0)+(ROW([.C61])-ROW([.$A$60]))*7+(COLUMN([.C61])-COLUMN([.$A$60])+1));&quot;&quot;;[.$I$9]-(WEEKDAY([.$I$9];1)-([.$I$4]-1))-IF((WEEKDAY([.$I$9];1)-([.$I$4]-1))&lt;=0;7;0)+(ROW([.C61])-ROW([.$A$60]))*7+(COLUMN([.C61])-COLUMN([.$A$60])+1))" office:value-type="date" office:date-value="2012-11-07">
            <text:p>7</text:p>
          </table:table-cell>
          <table:table-cell table:style-name="ce24" table:formula="of:=IF(MONTH([.$I$9])&lt;&gt;MONTH([.$I$9]-(WEEKDAY([.$I$9];1)-([.$I$4]-1))-IF((WEEKDAY([.$I$9];1)-([.$I$4]-1))&lt;=0;7;0)+(ROW([.D61])-ROW([.$A$60]))*7+(COLUMN([.D61])-COLUMN([.$A$60])+1));&quot;&quot;;[.$I$9]-(WEEKDAY([.$I$9];1)-([.$I$4]-1))-IF((WEEKDAY([.$I$9];1)-([.$I$4]-1))&lt;=0;7;0)+(ROW([.D61])-ROW([.$A$60]))*7+(COLUMN([.D61])-COLUMN([.$A$60])+1))" office:value-type="date" office:date-value="2012-11-08">
            <text:p>8</text:p>
          </table:table-cell>
          <table:table-cell table:style-name="ce23" table:formula="of:=IF(MONTH([.$I$9])&lt;&gt;MONTH([.$I$9]-(WEEKDAY([.$I$9];1)-([.$I$4]-1))-IF((WEEKDAY([.$I$9];1)-([.$I$4]-1))&lt;=0;7;0)+(ROW([.E61])-ROW([.$A$60]))*7+(COLUMN([.E61])-COLUMN([.$A$60])+1));&quot;&quot;;[.$I$9]-(WEEKDAY([.$I$9];1)-([.$I$4]-1))-IF((WEEKDAY([.$I$9];1)-([.$I$4]-1))&lt;=0;7;0)+(ROW([.E61])-ROW([.$A$60]))*7+(COLUMN([.E61])-COLUMN([.$A$60])+1))" office:value-type="date" office:date-value="2012-11-09">
            <text:p>9</text:p>
          </table:table-cell>
          <table:table-cell table:style-name="ce23" table:formula="of:=IF(MONTH([.$I$9])&lt;&gt;MONTH([.$I$9]-(WEEKDAY([.$I$9];1)-([.$I$4]-1))-IF((WEEKDAY([.$I$9];1)-([.$I$4]-1))&lt;=0;7;0)+(ROW([.F61])-ROW([.$A$60]))*7+(COLUMN([.F61])-COLUMN([.$A$60])+1));&quot;&quot;;[.$I$9]-(WEEKDAY([.$I$9];1)-([.$I$4]-1))-IF((WEEKDAY([.$I$9];1)-([.$I$4]-1))&lt;=0;7;0)+(ROW([.F61])-ROW([.$A$60]))*7+(COLUMN([.F61])-COLUMN([.$A$60])+1))" office:value-type="date" office:date-value="2012-11-10">
            <text:p>10</text:p>
          </table:table-cell>
          <table:table-cell table:style-name="ce23" table:formula="of:=IF(MONTH([.$I$9])&lt;&gt;MONTH([.$I$9]-(WEEKDAY([.$I$9];1)-([.$I$4]-1))-IF((WEEKDAY([.$I$9];1)-([.$I$4]-1))&lt;=0;7;0)+(ROW([.G61])-ROW([.$A$60]))*7+(COLUMN([.G61])-COLUMN([.$A$60])+1));&quot;&quot;;[.$I$9]-(WEEKDAY([.$I$9];1)-([.$I$4]-1))-IF((WEEKDAY([.$I$9];1)-([.$I$4]-1))&lt;=0;7;0)+(ROW([.G61])-ROW([.$A$60]))*7+(COLUMN([.G61])-COLUMN([.$A$60])+1))" office:value-type="date" office:date-value="2012-11-11">
            <text:p>11</text:p>
          </table:table-cell>
          <table:table-cell table:style-name="ce7"/>
          <table:table-cell table:style-name="ce29" table:formula="of:=IF(MONTH([.$A$58])&lt;&gt;MONTH([.$A$58]-(WEEKDAY([.$A$58];1)-([.$I$4]-1))-IF((WEEKDAY([.$A$58];1)-([.$I$4]-1))&lt;=0;7;0)+(ROW([.A61])-ROW([.$A$60]))*7+(COLUMN([.A61])-COLUMN([.$A$60])+1));&quot;&quot;;[.$A$58]-(WEEKDAY([.$A$58];1)-([.$I$4]-1))-IF((WEEKDAY([.$A$58];1)-([.$I$4]-1))&lt;=0;7;0)+(ROW([.A61])-ROW([.$A$60]))*7+(COLUMN([.A61])-COLUMN([.$A$60])+1))" office:value-type="date" office:date-value="2012-12-03">
            <text:p>3</text:p>
          </table:table-cell>
          <table:table-cell table:style-name="ce29" table:formula="of:=IF(MONTH([.$A$58])&lt;&gt;MONTH([.$A$58]-(WEEKDAY([.$A$58];1)-([.$I$4]-1))-IF((WEEKDAY([.$A$58];1)-([.$I$4]-1))&lt;=0;7;0)+(ROW([.B61])-ROW([.$A$60]))*7+(COLUMN([.B61])-COLUMN([.$A$60])+1));&quot;&quot;;[.$A$58]-(WEEKDAY([.$A$58];1)-([.$I$4]-1))-IF((WEEKDAY([.$A$58];1)-([.$I$4]-1))&lt;=0;7;0)+(ROW([.B61])-ROW([.$A$60]))*7+(COLUMN([.B61])-COLUMN([.$A$60])+1))" office:value-type="date" office:date-value="2012-12-04">
            <text:p>4</text:p>
          </table:table-cell>
          <table:table-cell table:style-name="ce28" table:formula="of:=IF(MONTH([.$A$58])&lt;&gt;MONTH([.$A$58]-(WEEKDAY([.$A$58];1)-([.$I$4]-1))-IF((WEEKDAY([.$A$58];1)-([.$I$4]-1))&lt;=0;7;0)+(ROW([.C61])-ROW([.$A$60]))*7+(COLUMN([.C61])-COLUMN([.$A$60])+1));&quot;&quot;;[.$A$58]-(WEEKDAY([.$A$58];1)-([.$I$4]-1))-IF((WEEKDAY([.$A$58];1)-([.$I$4]-1))&lt;=0;7;0)+(ROW([.C61])-ROW([.$A$60]))*7+(COLUMN([.C61])-COLUMN([.$A$60])+1))" office:value-type="date" office:date-value="2012-12-05">
            <text:p>5</text:p>
          </table:table-cell>
          <table:table-cell table:style-name="ce28" table:formula="of:=IF(MONTH([.$A$58])&lt;&gt;MONTH([.$A$58]-(WEEKDAY([.$A$58];1)-([.$I$4]-1))-IF((WEEKDAY([.$A$58];1)-([.$I$4]-1))&lt;=0;7;0)+(ROW([.D61])-ROW([.$A$60]))*7+(COLUMN([.D61])-COLUMN([.$A$60])+1));&quot;&quot;;[.$A$58]-(WEEKDAY([.$A$58];1)-([.$I$4]-1))-IF((WEEKDAY([.$A$58];1)-([.$I$4]-1))&lt;=0;7;0)+(ROW([.D61])-ROW([.$A$60]))*7+(COLUMN([.D61])-COLUMN([.$A$60])+1))" office:value-type="date" office:date-value="2012-12-06">
            <text:p>6</text:p>
          </table:table-cell>
          <table:table-cell table:style-name="ce28" table:formula="of:=IF(MONTH([.$A$58])&lt;&gt;MONTH([.$A$58]-(WEEKDAY([.$A$58];1)-([.$I$4]-1))-IF((WEEKDAY([.$A$58];1)-([.$I$4]-1))&lt;=0;7;0)+(ROW([.E61])-ROW([.$A$60]))*7+(COLUMN([.E61])-COLUMN([.$A$60])+1));&quot;&quot;;[.$A$58]-(WEEKDAY([.$A$58];1)-([.$I$4]-1))-IF((WEEKDAY([.$A$58];1)-([.$I$4]-1))&lt;=0;7;0)+(ROW([.E61])-ROW([.$A$60]))*7+(COLUMN([.E61])-COLUMN([.$A$60])+1))" office:value-type="date" office:date-value="2012-12-07">
            <text:p>7</text:p>
          </table:table-cell>
          <table:table-cell table:style-name="ce28" table:formula="of:=IF(MONTH([.$A$58])&lt;&gt;MONTH([.$A$58]-(WEEKDAY([.$A$58];1)-([.$I$4]-1))-IF((WEEKDAY([.$A$58];1)-([.$I$4]-1))&lt;=0;7;0)+(ROW([.F61])-ROW([.$A$60]))*7+(COLUMN([.F61])-COLUMN([.$A$60])+1));&quot;&quot;;[.$A$58]-(WEEKDAY([.$A$58];1)-([.$I$4]-1))-IF((WEEKDAY([.$A$58];1)-([.$I$4]-1))&lt;=0;7;0)+(ROW([.F61])-ROW([.$A$60]))*7+(COLUMN([.F61])-COLUMN([.$A$60])+1))" office:value-type="date" office:date-value="2012-12-08">
            <text:p>8</text:p>
          </table:table-cell>
          <table:table-cell table:style-name="ce28" table:formula="of:=IF(MONTH([.$A$58])&lt;&gt;MONTH([.$A$58]-(WEEKDAY([.$A$58];1)-([.$I$4]-1))-IF((WEEKDAY([.$A$58];1)-([.$I$4]-1))&lt;=0;7;0)+(ROW([.G61])-ROW([.$A$60]))*7+(COLUMN([.G61])-COLUMN([.$A$60])+1));&quot;&quot;;[.$A$58]-(WEEKDAY([.$A$58];1)-([.$I$4]-1))-IF((WEEKDAY([.$A$58];1)-([.$I$4]-1))&lt;=0;7;0)+(ROW([.G61])-ROW([.$A$60]))*7+(COLUMN([.G61])-COLUMN([.$A$60])+1))" office:value-type="date" office:date-value="2012-12-09">
            <text:p>9</text:p>
          </table:table-cell>
          <table:table-cell/>
          <table:table-cell table:style-name="ce35"/>
          <table:table-cell table:style-name="ce37"/>
          <table:table-cell table:number-columns-repeated="998"/>
        </table:table-row>
        <table:table-row table:style-name="ro5">
          <table:table-cell table:style-name="ce10" table:formula="of:=IF(MONTH([.$A$9])&lt;&gt;MONTH([.$A$9]-(WEEKDAY([.$A$9];1)-([.$I$4]-1))-IF((WEEKDAY([.$A$9];1)-([.$I$4]-1))&lt;=0;7;0)+(ROW([.A62])-ROW([.$A$60]))*7+(COLUMN([.A62])-COLUMN([.$A$60])+1));&quot;&quot;;[.$A$9]-(WEEKDAY([.$A$9];1)-([.$I$4]-1))-IF((WEEKDAY([.$A$9];1)-([.$I$4]-1))&lt;=0;7;0)+(ROW([.A62])-ROW([.$A$60]))*7+(COLUMN([.A62])-COLUMN([.$A$60])+1))" office:value-type="date" office:date-value="2012-10-15">
            <text:p>15</text:p>
          </table:table-cell>
          <table:table-cell table:style-name="ce10" table:formula="of:=IF(MONTH([.$A$9])&lt;&gt;MONTH([.$A$9]-(WEEKDAY([.$A$9];1)-([.$I$4]-1))-IF((WEEKDAY([.$A$9];1)-([.$I$4]-1))&lt;=0;7;0)+(ROW([.B62])-ROW([.$A$60]))*7+(COLUMN([.B62])-COLUMN([.$A$60])+1));&quot;&quot;;[.$A$9]-(WEEKDAY([.$A$9];1)-([.$I$4]-1))-IF((WEEKDAY([.$A$9];1)-([.$I$4]-1))&lt;=0;7;0)+(ROW([.B62])-ROW([.$A$60]))*7+(COLUMN([.B62])-COLUMN([.$A$60])+1))" office:value-type="date" office:date-value="2012-10-16">
            <text:p>16</text:p>
          </table:table-cell>
          <table:table-cell table:style-name="ce10" table:formula="of:=IF(MONTH([.$A$9])&lt;&gt;MONTH([.$A$9]-(WEEKDAY([.$A$9];1)-([.$I$4]-1))-IF((WEEKDAY([.$A$9];1)-([.$I$4]-1))&lt;=0;7;0)+(ROW([.C62])-ROW([.$A$60]))*7+(COLUMN([.C62])-COLUMN([.$A$60])+1));&quot;&quot;;[.$A$9]-(WEEKDAY([.$A$9];1)-([.$I$4]-1))-IF((WEEKDAY([.$A$9];1)-([.$I$4]-1))&lt;=0;7;0)+(ROW([.C62])-ROW([.$A$60]))*7+(COLUMN([.C62])-COLUMN([.$A$60])+1))" office:value-type="date" office:date-value="2012-10-17">
            <text:p>17</text:p>
          </table:table-cell>
          <table:table-cell table:style-name="ce10" table:formula="of:=IF(MONTH([.$A$9])&lt;&gt;MONTH([.$A$9]-(WEEKDAY([.$A$9];1)-([.$I$4]-1))-IF((WEEKDAY([.$A$9];1)-([.$I$4]-1))&lt;=0;7;0)+(ROW([.D62])-ROW([.$A$60]))*7+(COLUMN([.D62])-COLUMN([.$A$60])+1));&quot;&quot;;[.$A$9]-(WEEKDAY([.$A$9];1)-([.$I$4]-1))-IF((WEEKDAY([.$A$9];1)-([.$I$4]-1))&lt;=0;7;0)+(ROW([.D62])-ROW([.$A$60]))*7+(COLUMN([.D62])-COLUMN([.$A$60])+1))" office:value-type="date" office:date-value="2012-10-18">
            <text:p>18</text:p>
          </table:table-cell>
          <table:table-cell table:style-name="ce10" table:formula="of:=IF(MONTH([.$A$9])&lt;&gt;MONTH([.$A$9]-(WEEKDAY([.$A$9];1)-([.$I$4]-1))-IF((WEEKDAY([.$A$9];1)-([.$I$4]-1))&lt;=0;7;0)+(ROW([.E62])-ROW([.$A$60]))*7+(COLUMN([.E62])-COLUMN([.$A$60])+1));&quot;&quot;;[.$A$9]-(WEEKDAY([.$A$9];1)-([.$I$4]-1))-IF((WEEKDAY([.$A$9];1)-([.$I$4]-1))&lt;=0;7;0)+(ROW([.E62])-ROW([.$A$60]))*7+(COLUMN([.E62])-COLUMN([.$A$60])+1))" office:value-type="date" office:date-value="2012-10-19">
            <text:p>19</text:p>
          </table:table-cell>
          <table:table-cell table:style-name="ce10" table:formula="of:=IF(MONTH([.$A$9])&lt;&gt;MONTH([.$A$9]-(WEEKDAY([.$A$9];1)-([.$I$4]-1))-IF((WEEKDAY([.$A$9];1)-([.$I$4]-1))&lt;=0;7;0)+(ROW([.F62])-ROW([.$A$60]))*7+(COLUMN([.F62])-COLUMN([.$A$60])+1));&quot;&quot;;[.$A$9]-(WEEKDAY([.$A$9];1)-([.$I$4]-1))-IF((WEEKDAY([.$A$9];1)-([.$I$4]-1))&lt;=0;7;0)+(ROW([.F62])-ROW([.$A$60]))*7+(COLUMN([.F62])-COLUMN([.$A$60])+1))" office:value-type="date" office:date-value="2012-10-20">
            <text:p>20</text:p>
          </table:table-cell>
          <table:table-cell table:style-name="ce10" table:formula="of:=IF(MONTH([.$A$9])&lt;&gt;MONTH([.$A$9]-(WEEKDAY([.$A$9];1)-([.$I$4]-1))-IF((WEEKDAY([.$A$9];1)-([.$I$4]-1))&lt;=0;7;0)+(ROW([.G62])-ROW([.$A$60]))*7+(COLUMN([.G62])-COLUMN([.$A$60])+1));&quot;&quot;;[.$A$9]-(WEEKDAY([.$A$9];1)-([.$I$4]-1))-IF((WEEKDAY([.$A$9];1)-([.$I$4]-1))&lt;=0;7;0)+(ROW([.G62])-ROW([.$A$60]))*7+(COLUMN([.G62])-COLUMN([.$A$60])+1))" office:value-type="date" office:date-value="2012-10-21">
            <text:p>21</text:p>
          </table:table-cell>
          <table:table-cell table:style-name="ce7"/>
          <table:table-cell table:style-name="ce23" table:formula="of:=IF(MONTH([.$I$9])&lt;&gt;MONTH([.$I$9]-(WEEKDAY([.$I$9];1)-([.$I$4]-1))-IF((WEEKDAY([.$I$9];1)-([.$I$4]-1))&lt;=0;7;0)+(ROW([.A62])-ROW([.$A$60]))*7+(COLUMN([.A62])-COLUMN([.$A$60])+1));&quot;&quot;;[.$I$9]-(WEEKDAY([.$I$9];1)-([.$I$4]-1))-IF((WEEKDAY([.$I$9];1)-([.$I$4]-1))&lt;=0;7;0)+(ROW([.A62])-ROW([.$A$60]))*7+(COLUMN([.A62])-COLUMN([.$A$60])+1))" office:value-type="date" office:date-value="2012-11-12">
            <text:p>12</text:p>
          </table:table-cell>
          <table:table-cell table:style-name="ce23" table:formula="of:=IF(MONTH([.$I$9])&lt;&gt;MONTH([.$I$9]-(WEEKDAY([.$I$9];1)-([.$I$4]-1))-IF((WEEKDAY([.$I$9];1)-([.$I$4]-1))&lt;=0;7;0)+(ROW([.B62])-ROW([.$A$60]))*7+(COLUMN([.B62])-COLUMN([.$A$60])+1));&quot;&quot;;[.$I$9]-(WEEKDAY([.$I$9];1)-([.$I$4]-1))-IF((WEEKDAY([.$I$9];1)-([.$I$4]-1))&lt;=0;7;0)+(ROW([.B62])-ROW([.$A$60]))*7+(COLUMN([.B62])-COLUMN([.$A$60])+1))" office:value-type="date" office:date-value="2012-11-13">
            <text:p>13</text:p>
          </table:table-cell>
          <table:table-cell table:style-name="ce23" table:formula="of:=IF(MONTH([.$I$9])&lt;&gt;MONTH([.$I$9]-(WEEKDAY([.$I$9];1)-([.$I$4]-1))-IF((WEEKDAY([.$I$9];1)-([.$I$4]-1))&lt;=0;7;0)+(ROW([.C62])-ROW([.$A$60]))*7+(COLUMN([.C62])-COLUMN([.$A$60])+1));&quot;&quot;;[.$I$9]-(WEEKDAY([.$I$9];1)-([.$I$4]-1))-IF((WEEKDAY([.$I$9];1)-([.$I$4]-1))&lt;=0;7;0)+(ROW([.C62])-ROW([.$A$60]))*7+(COLUMN([.C62])-COLUMN([.$A$60])+1))" office:value-type="date" office:date-value="2012-11-14">
            <text:p>14</text:p>
          </table:table-cell>
          <table:table-cell table:style-name="ce23" table:formula="of:=IF(MONTH([.$I$9])&lt;&gt;MONTH([.$I$9]-(WEEKDAY([.$I$9];1)-([.$I$4]-1))-IF((WEEKDAY([.$I$9];1)-([.$I$4]-1))&lt;=0;7;0)+(ROW([.D62])-ROW([.$A$60]))*7+(COLUMN([.D62])-COLUMN([.$A$60])+1));&quot;&quot;;[.$I$9]-(WEEKDAY([.$I$9];1)-([.$I$4]-1))-IF((WEEKDAY([.$I$9];1)-([.$I$4]-1))&lt;=0;7;0)+(ROW([.D62])-ROW([.$A$60]))*7+(COLUMN([.D62])-COLUMN([.$A$60])+1))" office:value-type="date" office:date-value="2012-11-15">
            <text:p>15</text:p>
          </table:table-cell>
          <table:table-cell table:style-name="ce23" table:formula="of:=IF(MONTH([.$I$9])&lt;&gt;MONTH([.$I$9]-(WEEKDAY([.$I$9];1)-([.$I$4]-1))-IF((WEEKDAY([.$I$9];1)-([.$I$4]-1))&lt;=0;7;0)+(ROW([.E62])-ROW([.$A$60]))*7+(COLUMN([.E62])-COLUMN([.$A$60])+1));&quot;&quot;;[.$I$9]-(WEEKDAY([.$I$9];1)-([.$I$4]-1))-IF((WEEKDAY([.$I$9];1)-([.$I$4]-1))&lt;=0;7;0)+(ROW([.E62])-ROW([.$A$60]))*7+(COLUMN([.E62])-COLUMN([.$A$60])+1))" office:value-type="date" office:date-value="2012-11-16">
            <text:p>16</text:p>
          </table:table-cell>
          <table:table-cell table:style-name="ce23" table:formula="of:=IF(MONTH([.$I$9])&lt;&gt;MONTH([.$I$9]-(WEEKDAY([.$I$9];1)-([.$I$4]-1))-IF((WEEKDAY([.$I$9];1)-([.$I$4]-1))&lt;=0;7;0)+(ROW([.F62])-ROW([.$A$60]))*7+(COLUMN([.F62])-COLUMN([.$A$60])+1));&quot;&quot;;[.$I$9]-(WEEKDAY([.$I$9];1)-([.$I$4]-1))-IF((WEEKDAY([.$I$9];1)-([.$I$4]-1))&lt;=0;7;0)+(ROW([.F62])-ROW([.$A$60]))*7+(COLUMN([.F62])-COLUMN([.$A$60])+1))" office:value-type="date" office:date-value="2012-11-17">
            <text:p>17</text:p>
          </table:table-cell>
          <table:table-cell table:style-name="ce23" table:formula="of:=IF(MONTH([.$I$9])&lt;&gt;MONTH([.$I$9]-(WEEKDAY([.$I$9];1)-([.$I$4]-1))-IF((WEEKDAY([.$I$9];1)-([.$I$4]-1))&lt;=0;7;0)+(ROW([.G62])-ROW([.$A$60]))*7+(COLUMN([.G62])-COLUMN([.$A$60])+1));&quot;&quot;;[.$I$9]-(WEEKDAY([.$I$9];1)-([.$I$4]-1))-IF((WEEKDAY([.$I$9];1)-([.$I$4]-1))&lt;=0;7;0)+(ROW([.G62])-ROW([.$A$60]))*7+(COLUMN([.G62])-COLUMN([.$A$60])+1))" office:value-type="date" office:date-value="2012-11-18">
            <text:p>18</text:p>
          </table:table-cell>
          <table:table-cell table:style-name="ce7"/>
          <table:table-cell table:style-name="ce29" table:formula="of:=IF(MONTH([.$A$58])&lt;&gt;MONTH([.$A$58]-(WEEKDAY([.$A$58];1)-([.$I$4]-1))-IF((WEEKDAY([.$A$58];1)-([.$I$4]-1))&lt;=0;7;0)+(ROW([.A62])-ROW([.$A$60]))*7+(COLUMN([.A62])-COLUMN([.$A$60])+1));&quot;&quot;;[.$A$58]-(WEEKDAY([.$A$58];1)-([.$I$4]-1))-IF((WEEKDAY([.$A$58];1)-([.$I$4]-1))&lt;=0;7;0)+(ROW([.A62])-ROW([.$A$60]))*7+(COLUMN([.A62])-COLUMN([.$A$60])+1))" office:value-type="date" office:date-value="2012-12-10">
            <text:p>10</text:p>
          </table:table-cell>
          <table:table-cell table:style-name="ce28" table:formula="of:=IF(MONTH([.$A$58])&lt;&gt;MONTH([.$A$58]-(WEEKDAY([.$A$58];1)-([.$I$4]-1))-IF((WEEKDAY([.$A$58];1)-([.$I$4]-1))&lt;=0;7;0)+(ROW([.B62])-ROW([.$A$60]))*7+(COLUMN([.B62])-COLUMN([.$A$60])+1));&quot;&quot;;[.$A$58]-(WEEKDAY([.$A$58];1)-([.$I$4]-1))-IF((WEEKDAY([.$A$58];1)-([.$I$4]-1))&lt;=0;7;0)+(ROW([.B62])-ROW([.$A$60]))*7+(COLUMN([.B62])-COLUMN([.$A$60])+1))" office:value-type="date" office:date-value="2012-12-11">
            <text:p>11</text:p>
          </table:table-cell>
          <table:table-cell table:style-name="ce28" table:formula="of:=IF(MONTH([.$A$58])&lt;&gt;MONTH([.$A$58]-(WEEKDAY([.$A$58];1)-([.$I$4]-1))-IF((WEEKDAY([.$A$58];1)-([.$I$4]-1))&lt;=0;7;0)+(ROW([.C62])-ROW([.$A$60]))*7+(COLUMN([.C62])-COLUMN([.$A$60])+1));&quot;&quot;;[.$A$58]-(WEEKDAY([.$A$58];1)-([.$I$4]-1))-IF((WEEKDAY([.$A$58];1)-([.$I$4]-1))&lt;=0;7;0)+(ROW([.C62])-ROW([.$A$60]))*7+(COLUMN([.C62])-COLUMN([.$A$60])+1))" office:value-type="date" office:date-value="2012-12-12">
            <text:p>12</text:p>
          </table:table-cell>
          <table:table-cell table:style-name="ce28" table:formula="of:=IF(MONTH([.$A$58])&lt;&gt;MONTH([.$A$58]-(WEEKDAY([.$A$58];1)-([.$I$4]-1))-IF((WEEKDAY([.$A$58];1)-([.$I$4]-1))&lt;=0;7;0)+(ROW([.D62])-ROW([.$A$60]))*7+(COLUMN([.D62])-COLUMN([.$A$60])+1));&quot;&quot;;[.$A$58]-(WEEKDAY([.$A$58];1)-([.$I$4]-1))-IF((WEEKDAY([.$A$58];1)-([.$I$4]-1))&lt;=0;7;0)+(ROW([.D62])-ROW([.$A$60]))*7+(COLUMN([.D62])-COLUMN([.$A$60])+1))" office:value-type="date" office:date-value="2012-12-13">
            <text:p>13</text:p>
          </table:table-cell>
          <table:table-cell table:style-name="ce28" table:formula="of:=IF(MONTH([.$A$58])&lt;&gt;MONTH([.$A$58]-(WEEKDAY([.$A$58];1)-([.$I$4]-1))-IF((WEEKDAY([.$A$58];1)-([.$I$4]-1))&lt;=0;7;0)+(ROW([.E62])-ROW([.$A$60]))*7+(COLUMN([.E62])-COLUMN([.$A$60])+1));&quot;&quot;;[.$A$58]-(WEEKDAY([.$A$58];1)-([.$I$4]-1))-IF((WEEKDAY([.$A$58];1)-([.$I$4]-1))&lt;=0;7;0)+(ROW([.E62])-ROW([.$A$60]))*7+(COLUMN([.E62])-COLUMN([.$A$60])+1))" office:value-type="date" office:date-value="2012-12-14">
            <text:p>14</text:p>
          </table:table-cell>
          <table:table-cell table:style-name="ce28" table:formula="of:=IF(MONTH([.$A$58])&lt;&gt;MONTH([.$A$58]-(WEEKDAY([.$A$58];1)-([.$I$4]-1))-IF((WEEKDAY([.$A$58];1)-([.$I$4]-1))&lt;=0;7;0)+(ROW([.F62])-ROW([.$A$60]))*7+(COLUMN([.F62])-COLUMN([.$A$60])+1));&quot;&quot;;[.$A$58]-(WEEKDAY([.$A$58];1)-([.$I$4]-1))-IF((WEEKDAY([.$A$58];1)-([.$I$4]-1))&lt;=0;7;0)+(ROW([.F62])-ROW([.$A$60]))*7+(COLUMN([.F62])-COLUMN([.$A$60])+1))" office:value-type="date" office:date-value="2012-12-15">
            <text:p>15</text:p>
          </table:table-cell>
          <table:table-cell table:style-name="ce28" table:formula="of:=IF(MONTH([.$A$58])&lt;&gt;MONTH([.$A$58]-(WEEKDAY([.$A$58];1)-([.$I$4]-1))-IF((WEEKDAY([.$A$58];1)-([.$I$4]-1))&lt;=0;7;0)+(ROW([.G62])-ROW([.$A$60]))*7+(COLUMN([.G62])-COLUMN([.$A$60])+1));&quot;&quot;;[.$A$58]-(WEEKDAY([.$A$58];1)-([.$I$4]-1))-IF((WEEKDAY([.$A$58];1)-([.$I$4]-1))&lt;=0;7;0)+(ROW([.G62])-ROW([.$A$60]))*7+(COLUMN([.G62])-COLUMN([.$A$60])+1))" office:value-type="date" office:date-value="2012-12-16">
            <text:p>16</text:p>
          </table:table-cell>
          <table:table-cell/>
          <table:table-cell table:style-name="ce35"/>
          <table:table-cell table:style-name="ce37"/>
          <table:table-cell table:number-columns-repeated="998"/>
        </table:table-row>
        <table:table-row table:style-name="ro5">
          <table:table-cell table:style-name="ce10" table:formula="of:=IF(MONTH([.$A$9])&lt;&gt;MONTH([.$A$9]-(WEEKDAY([.$A$9];1)-([.$I$4]-1))-IF((WEEKDAY([.$A$9];1)-([.$I$4]-1))&lt;=0;7;0)+(ROW([.A63])-ROW([.$A$60]))*7+(COLUMN([.A63])-COLUMN([.$A$60])+1));&quot;&quot;;[.$A$9]-(WEEKDAY([.$A$9];1)-([.$I$4]-1))-IF((WEEKDAY([.$A$9];1)-([.$I$4]-1))&lt;=0;7;0)+(ROW([.A63])-ROW([.$A$60]))*7+(COLUMN([.A63])-COLUMN([.$A$60])+1))" office:value-type="date" office:date-value="2012-10-22">
            <text:p>22</text:p>
          </table:table-cell>
          <table:table-cell table:style-name="ce10" table:formula="of:=IF(MONTH([.$A$9])&lt;&gt;MONTH([.$A$9]-(WEEKDAY([.$A$9];1)-([.$I$4]-1))-IF((WEEKDAY([.$A$9];1)-([.$I$4]-1))&lt;=0;7;0)+(ROW([.B63])-ROW([.$A$60]))*7+(COLUMN([.B63])-COLUMN([.$A$60])+1));&quot;&quot;;[.$A$9]-(WEEKDAY([.$A$9];1)-([.$I$4]-1))-IF((WEEKDAY([.$A$9];1)-([.$I$4]-1))&lt;=0;7;0)+(ROW([.B63])-ROW([.$A$60]))*7+(COLUMN([.B63])-COLUMN([.$A$60])+1))" office:value-type="date" office:date-value="2012-10-23">
            <text:p>23</text:p>
          </table:table-cell>
          <table:table-cell table:style-name="ce10" table:formula="of:=IF(MONTH([.$A$9])&lt;&gt;MONTH([.$A$9]-(WEEKDAY([.$A$9];1)-([.$I$4]-1))-IF((WEEKDAY([.$A$9];1)-([.$I$4]-1))&lt;=0;7;0)+(ROW([.C63])-ROW([.$A$60]))*7+(COLUMN([.C63])-COLUMN([.$A$60])+1));&quot;&quot;;[.$A$9]-(WEEKDAY([.$A$9];1)-([.$I$4]-1))-IF((WEEKDAY([.$A$9];1)-([.$I$4]-1))&lt;=0;7;0)+(ROW([.C63])-ROW([.$A$60]))*7+(COLUMN([.C63])-COLUMN([.$A$60])+1))" office:value-type="date" office:date-value="2012-10-24">
            <text:p>24</text:p>
          </table:table-cell>
          <table:table-cell table:style-name="ce10" table:formula="of:=IF(MONTH([.$A$9])&lt;&gt;MONTH([.$A$9]-(WEEKDAY([.$A$9];1)-([.$I$4]-1))-IF((WEEKDAY([.$A$9];1)-([.$I$4]-1))&lt;=0;7;0)+(ROW([.D63])-ROW([.$A$60]))*7+(COLUMN([.D63])-COLUMN([.$A$60])+1));&quot;&quot;;[.$A$9]-(WEEKDAY([.$A$9];1)-([.$I$4]-1))-IF((WEEKDAY([.$A$9];1)-([.$I$4]-1))&lt;=0;7;0)+(ROW([.D63])-ROW([.$A$60]))*7+(COLUMN([.D63])-COLUMN([.$A$60])+1))" office:value-type="date" office:date-value="2012-10-25">
            <text:p>25</text:p>
          </table:table-cell>
          <table:table-cell table:style-name="ce10" table:formula="of:=IF(MONTH([.$A$9])&lt;&gt;MONTH([.$A$9]-(WEEKDAY([.$A$9];1)-([.$I$4]-1))-IF((WEEKDAY([.$A$9];1)-([.$I$4]-1))&lt;=0;7;0)+(ROW([.E63])-ROW([.$A$60]))*7+(COLUMN([.E63])-COLUMN([.$A$60])+1));&quot;&quot;;[.$A$9]-(WEEKDAY([.$A$9];1)-([.$I$4]-1))-IF((WEEKDAY([.$A$9];1)-([.$I$4]-1))&lt;=0;7;0)+(ROW([.E63])-ROW([.$A$60]))*7+(COLUMN([.E63])-COLUMN([.$A$60])+1))" office:value-type="date" office:date-value="2012-10-26">
            <text:p>26</text:p>
          </table:table-cell>
          <table:table-cell table:style-name="ce10" table:formula="of:=IF(MONTH([.$A$9])&lt;&gt;MONTH([.$A$9]-(WEEKDAY([.$A$9];1)-([.$I$4]-1))-IF((WEEKDAY([.$A$9];1)-([.$I$4]-1))&lt;=0;7;0)+(ROW([.F63])-ROW([.$A$60]))*7+(COLUMN([.F63])-COLUMN([.$A$60])+1));&quot;&quot;;[.$A$9]-(WEEKDAY([.$A$9];1)-([.$I$4]-1))-IF((WEEKDAY([.$A$9];1)-([.$I$4]-1))&lt;=0;7;0)+(ROW([.F63])-ROW([.$A$60]))*7+(COLUMN([.F63])-COLUMN([.$A$60])+1))" office:value-type="date" office:date-value="2012-10-27">
            <text:p>27</text:p>
          </table:table-cell>
          <table:table-cell table:style-name="ce10" table:formula="of:=IF(MONTH([.$A$9])&lt;&gt;MONTH([.$A$9]-(WEEKDAY([.$A$9];1)-([.$I$4]-1))-IF((WEEKDAY([.$A$9];1)-([.$I$4]-1))&lt;=0;7;0)+(ROW([.G63])-ROW([.$A$60]))*7+(COLUMN([.G63])-COLUMN([.$A$60])+1));&quot;&quot;;[.$A$9]-(WEEKDAY([.$A$9];1)-([.$I$4]-1))-IF((WEEKDAY([.$A$9];1)-([.$I$4]-1))&lt;=0;7;0)+(ROW([.G63])-ROW([.$A$60]))*7+(COLUMN([.G63])-COLUMN([.$A$60])+1))" office:value-type="date" office:date-value="2012-10-28">
            <text:p>28</text:p>
          </table:table-cell>
          <table:table-cell table:style-name="ce7"/>
          <table:table-cell table:style-name="ce23" table:formula="of:=IF(MONTH([.$I$9])&lt;&gt;MONTH([.$I$9]-(WEEKDAY([.$I$9];1)-([.$I$4]-1))-IF((WEEKDAY([.$I$9];1)-([.$I$4]-1))&lt;=0;7;0)+(ROW([.A63])-ROW([.$A$60]))*7+(COLUMN([.A63])-COLUMN([.$A$60])+1));&quot;&quot;;[.$I$9]-(WEEKDAY([.$I$9];1)-([.$I$4]-1))-IF((WEEKDAY([.$I$9];1)-([.$I$4]-1))&lt;=0;7;0)+(ROW([.A63])-ROW([.$A$60]))*7+(COLUMN([.A63])-COLUMN([.$A$60])+1))" office:value-type="date" office:date-value="2012-11-19">
            <text:p>19</text:p>
          </table:table-cell>
          <table:table-cell table:style-name="ce23" table:formula="of:=IF(MONTH([.$I$9])&lt;&gt;MONTH([.$I$9]-(WEEKDAY([.$I$9];1)-([.$I$4]-1))-IF((WEEKDAY([.$I$9];1)-([.$I$4]-1))&lt;=0;7;0)+(ROW([.B63])-ROW([.$A$60]))*7+(COLUMN([.B63])-COLUMN([.$A$60])+1));&quot;&quot;;[.$I$9]-(WEEKDAY([.$I$9];1)-([.$I$4]-1))-IF((WEEKDAY([.$I$9];1)-([.$I$4]-1))&lt;=0;7;0)+(ROW([.B63])-ROW([.$A$60]))*7+(COLUMN([.B63])-COLUMN([.$A$60])+1))" office:value-type="date" office:date-value="2012-11-20">
            <text:p>20</text:p>
          </table:table-cell>
          <table:table-cell table:style-name="ce23" table:formula="of:=IF(MONTH([.$I$9])&lt;&gt;MONTH([.$I$9]-(WEEKDAY([.$I$9];1)-([.$I$4]-1))-IF((WEEKDAY([.$I$9];1)-([.$I$4]-1))&lt;=0;7;0)+(ROW([.C63])-ROW([.$A$60]))*7+(COLUMN([.C63])-COLUMN([.$A$60])+1));&quot;&quot;;[.$I$9]-(WEEKDAY([.$I$9];1)-([.$I$4]-1))-IF((WEEKDAY([.$I$9];1)-([.$I$4]-1))&lt;=0;7;0)+(ROW([.C63])-ROW([.$A$60]))*7+(COLUMN([.C63])-COLUMN([.$A$60])+1))" office:value-type="date" office:date-value="2012-11-21">
            <text:p>21</text:p>
          </table:table-cell>
          <table:table-cell table:style-name="ce23" table:formula="of:=IF(MONTH([.$I$9])&lt;&gt;MONTH([.$I$9]-(WEEKDAY([.$I$9];1)-([.$I$4]-1))-IF((WEEKDAY([.$I$9];1)-([.$I$4]-1))&lt;=0;7;0)+(ROW([.D63])-ROW([.$A$60]))*7+(COLUMN([.D63])-COLUMN([.$A$60])+1));&quot;&quot;;[.$I$9]-(WEEKDAY([.$I$9];1)-([.$I$4]-1))-IF((WEEKDAY([.$I$9];1)-([.$I$4]-1))&lt;=0;7;0)+(ROW([.D63])-ROW([.$A$60]))*7+(COLUMN([.D63])-COLUMN([.$A$60])+1))" office:value-type="date" office:date-value="2012-11-22">
            <text:p>22</text:p>
          </table:table-cell>
          <table:table-cell table:style-name="ce23" table:formula="of:=IF(MONTH([.$I$9])&lt;&gt;MONTH([.$I$9]-(WEEKDAY([.$I$9];1)-([.$I$4]-1))-IF((WEEKDAY([.$I$9];1)-([.$I$4]-1))&lt;=0;7;0)+(ROW([.E63])-ROW([.$A$60]))*7+(COLUMN([.E63])-COLUMN([.$A$60])+1));&quot;&quot;;[.$I$9]-(WEEKDAY([.$I$9];1)-([.$I$4]-1))-IF((WEEKDAY([.$I$9];1)-([.$I$4]-1))&lt;=0;7;0)+(ROW([.E63])-ROW([.$A$60]))*7+(COLUMN([.E63])-COLUMN([.$A$60])+1))" office:value-type="date" office:date-value="2012-11-23">
            <text:p>23</text:p>
          </table:table-cell>
          <table:table-cell table:style-name="ce23" table:formula="of:=IF(MONTH([.$I$9])&lt;&gt;MONTH([.$I$9]-(WEEKDAY([.$I$9];1)-([.$I$4]-1))-IF((WEEKDAY([.$I$9];1)-([.$I$4]-1))&lt;=0;7;0)+(ROW([.F63])-ROW([.$A$60]))*7+(COLUMN([.F63])-COLUMN([.$A$60])+1));&quot;&quot;;[.$I$9]-(WEEKDAY([.$I$9];1)-([.$I$4]-1))-IF((WEEKDAY([.$I$9];1)-([.$I$4]-1))&lt;=0;7;0)+(ROW([.F63])-ROW([.$A$60]))*7+(COLUMN([.F63])-COLUMN([.$A$60])+1))" office:value-type="date" office:date-value="2012-11-24">
            <text:p>24</text:p>
          </table:table-cell>
          <table:table-cell table:style-name="ce23" table:formula="of:=IF(MONTH([.$I$9])&lt;&gt;MONTH([.$I$9]-(WEEKDAY([.$I$9];1)-([.$I$4]-1))-IF((WEEKDAY([.$I$9];1)-([.$I$4]-1))&lt;=0;7;0)+(ROW([.G63])-ROW([.$A$60]))*7+(COLUMN([.G63])-COLUMN([.$A$60])+1));&quot;&quot;;[.$I$9]-(WEEKDAY([.$I$9];1)-([.$I$4]-1))-IF((WEEKDAY([.$I$9];1)-([.$I$4]-1))&lt;=0;7;0)+(ROW([.G63])-ROW([.$A$60]))*7+(COLUMN([.G63])-COLUMN([.$A$60])+1))" office:value-type="date" office:date-value="2012-11-25">
            <text:p>25</text:p>
          </table:table-cell>
          <table:table-cell table:style-name="ce7"/>
          <table:table-cell table:style-name="ce29" table:formula="of:=IF(MONTH([.$A$58])&lt;&gt;MONTH([.$A$58]-(WEEKDAY([.$A$58];1)-([.$I$4]-1))-IF((WEEKDAY([.$A$58];1)-([.$I$4]-1))&lt;=0;7;0)+(ROW([.A63])-ROW([.$A$60]))*7+(COLUMN([.A63])-COLUMN([.$A$60])+1));&quot;&quot;;[.$A$58]-(WEEKDAY([.$A$58];1)-([.$I$4]-1))-IF((WEEKDAY([.$A$58];1)-([.$I$4]-1))&lt;=0;7;0)+(ROW([.A63])-ROW([.$A$60]))*7+(COLUMN([.A63])-COLUMN([.$A$60])+1))" office:value-type="date" office:date-value="2012-12-17">
            <text:p>17</text:p>
          </table:table-cell>
          <table:table-cell table:style-name="ce28" table:formula="of:=IF(MONTH([.$A$58])&lt;&gt;MONTH([.$A$58]-(WEEKDAY([.$A$58];1)-([.$I$4]-1))-IF((WEEKDAY([.$A$58];1)-([.$I$4]-1))&lt;=0;7;0)+(ROW([.B63])-ROW([.$A$60]))*7+(COLUMN([.B63])-COLUMN([.$A$60])+1));&quot;&quot;;[.$A$58]-(WEEKDAY([.$A$58];1)-([.$I$4]-1))-IF((WEEKDAY([.$A$58];1)-([.$I$4]-1))&lt;=0;7;0)+(ROW([.B63])-ROW([.$A$60]))*7+(COLUMN([.B63])-COLUMN([.$A$60])+1))" office:value-type="date" office:date-value="2012-12-18">
            <text:p>18</text:p>
          </table:table-cell>
          <table:table-cell table:style-name="ce28" table:formula="of:=IF(MONTH([.$A$58])&lt;&gt;MONTH([.$A$58]-(WEEKDAY([.$A$58];1)-([.$I$4]-1))-IF((WEEKDAY([.$A$58];1)-([.$I$4]-1))&lt;=0;7;0)+(ROW([.C63])-ROW([.$A$60]))*7+(COLUMN([.C63])-COLUMN([.$A$60])+1));&quot;&quot;;[.$A$58]-(WEEKDAY([.$A$58];1)-([.$I$4]-1))-IF((WEEKDAY([.$A$58];1)-([.$I$4]-1))&lt;=0;7;0)+(ROW([.C63])-ROW([.$A$60]))*7+(COLUMN([.C63])-COLUMN([.$A$60])+1))" office:value-type="date" office:date-value="2012-12-19">
            <text:p>19</text:p>
          </table:table-cell>
          <table:table-cell table:style-name="ce28" table:formula="of:=IF(MONTH([.$A$58])&lt;&gt;MONTH([.$A$58]-(WEEKDAY([.$A$58];1)-([.$I$4]-1))-IF((WEEKDAY([.$A$58];1)-([.$I$4]-1))&lt;=0;7;0)+(ROW([.D63])-ROW([.$A$60]))*7+(COLUMN([.D63])-COLUMN([.$A$60])+1));&quot;&quot;;[.$A$58]-(WEEKDAY([.$A$58];1)-([.$I$4]-1))-IF((WEEKDAY([.$A$58];1)-([.$I$4]-1))&lt;=0;7;0)+(ROW([.D63])-ROW([.$A$60]))*7+(COLUMN([.D63])-COLUMN([.$A$60])+1))" office:value-type="date" office:date-value="2012-12-20">
            <text:p>20</text:p>
          </table:table-cell>
          <table:table-cell table:style-name="ce28" table:formula="of:=IF(MONTH([.$A$58])&lt;&gt;MONTH([.$A$58]-(WEEKDAY([.$A$58];1)-([.$I$4]-1))-IF((WEEKDAY([.$A$58];1)-([.$I$4]-1))&lt;=0;7;0)+(ROW([.E63])-ROW([.$A$60]))*7+(COLUMN([.E63])-COLUMN([.$A$60])+1));&quot;&quot;;[.$A$58]-(WEEKDAY([.$A$58];1)-([.$I$4]-1))-IF((WEEKDAY([.$A$58];1)-([.$I$4]-1))&lt;=0;7;0)+(ROW([.E63])-ROW([.$A$60]))*7+(COLUMN([.E63])-COLUMN([.$A$60])+1))" office:value-type="date" office:date-value="2012-12-21">
            <text:p>21</text:p>
          </table:table-cell>
          <table:table-cell table:style-name="ce28" table:formula="of:=IF(MONTH([.$A$58])&lt;&gt;MONTH([.$A$58]-(WEEKDAY([.$A$58];1)-([.$I$4]-1))-IF((WEEKDAY([.$A$58];1)-([.$I$4]-1))&lt;=0;7;0)+(ROW([.F63])-ROW([.$A$60]))*7+(COLUMN([.F63])-COLUMN([.$A$60])+1));&quot;&quot;;[.$A$58]-(WEEKDAY([.$A$58];1)-([.$I$4]-1))-IF((WEEKDAY([.$A$58];1)-([.$I$4]-1))&lt;=0;7;0)+(ROW([.F63])-ROW([.$A$60]))*7+(COLUMN([.F63])-COLUMN([.$A$60])+1))" office:value-type="date" office:date-value="2012-12-22">
            <text:p>22</text:p>
          </table:table-cell>
          <table:table-cell table:style-name="ce28" table:formula="of:=IF(MONTH([.$A$58])&lt;&gt;MONTH([.$A$58]-(WEEKDAY([.$A$58];1)-([.$I$4]-1))-IF((WEEKDAY([.$A$58];1)-([.$I$4]-1))&lt;=0;7;0)+(ROW([.G63])-ROW([.$A$60]))*7+(COLUMN([.G63])-COLUMN([.$A$60])+1));&quot;&quot;;[.$A$58]-(WEEKDAY([.$A$58];1)-([.$I$4]-1))-IF((WEEKDAY([.$A$58];1)-([.$I$4]-1))&lt;=0;7;0)+(ROW([.G63])-ROW([.$A$60]))*7+(COLUMN([.G63])-COLUMN([.$A$60])+1))" office:value-type="date" office:date-value="2012-12-23">
            <text:p>23</text:p>
          </table:table-cell>
          <table:table-cell/>
          <table:table-cell table:style-name="ce35"/>
          <table:table-cell table:style-name="ce37"/>
          <table:table-cell table:number-columns-repeated="998"/>
        </table:table-row>
        <table:table-row table:style-name="ro5">
          <table:table-cell table:style-name="ce10" table:formula="of:=IF(MONTH([.$A$9])&lt;&gt;MONTH([.$A$9]-(WEEKDAY([.$A$9];1)-([.$I$4]-1))-IF((WEEKDAY([.$A$9];1)-([.$I$4]-1))&lt;=0;7;0)+(ROW([.A64])-ROW([.$A$60]))*7+(COLUMN([.A64])-COLUMN([.$A$60])+1));&quot;&quot;;[.$A$9]-(WEEKDAY([.$A$9];1)-([.$I$4]-1))-IF((WEEKDAY([.$A$9];1)-([.$I$4]-1))&lt;=0;7;0)+(ROW([.A64])-ROW([.$A$60]))*7+(COLUMN([.A64])-COLUMN([.$A$60])+1))" office:value-type="date" office:date-value="2012-10-29">
            <text:p>29</text:p>
          </table:table-cell>
          <table:table-cell table:style-name="ce10" table:formula="of:=IF(MONTH([.$A$9])&lt;&gt;MONTH([.$A$9]-(WEEKDAY([.$A$9];1)-([.$I$4]-1))-IF((WEEKDAY([.$A$9];1)-([.$I$4]-1))&lt;=0;7;0)+(ROW([.B64])-ROW([.$A$60]))*7+(COLUMN([.B64])-COLUMN([.$A$60])+1));&quot;&quot;;[.$A$9]-(WEEKDAY([.$A$9];1)-([.$I$4]-1))-IF((WEEKDAY([.$A$9];1)-([.$I$4]-1))&lt;=0;7;0)+(ROW([.B64])-ROW([.$A$60]))*7+(COLUMN([.B64])-COLUMN([.$A$60])+1))" office:value-type="date" office:date-value="2012-10-30">
            <text:p>30</text:p>
          </table:table-cell>
          <table:table-cell table:style-name="ce10" table:formula="of:=IF(MONTH([.$A$9])&lt;&gt;MONTH([.$A$9]-(WEEKDAY([.$A$9];1)-([.$I$4]-1))-IF((WEEKDAY([.$A$9];1)-([.$I$4]-1))&lt;=0;7;0)+(ROW([.C64])-ROW([.$A$60]))*7+(COLUMN([.C64])-COLUMN([.$A$60])+1));&quot;&quot;;[.$A$9]-(WEEKDAY([.$A$9];1)-([.$I$4]-1))-IF((WEEKDAY([.$A$9];1)-([.$I$4]-1))&lt;=0;7;0)+(ROW([.C64])-ROW([.$A$60]))*7+(COLUMN([.C64])-COLUMN([.$A$60])+1))" office:value-type="date" office:date-value="2012-10-31">
            <text:p>31</text:p>
          </table:table-cell>
          <table:table-cell table:style-name="ce10" table:formula="of:=IF(MONTH([.$A$9])&lt;&gt;MONTH([.$A$9]-(WEEKDAY([.$A$9];1)-([.$I$4]-1))-IF((WEEKDAY([.$A$9];1)-([.$I$4]-1))&lt;=0;7;0)+(ROW([.D64])-ROW([.$A$60]))*7+(COLUMN([.D64])-COLUMN([.$A$60])+1));&quot;&quot;;[.$A$9]-(WEEKDAY([.$A$9];1)-([.$I$4]-1))-IF((WEEKDAY([.$A$9];1)-([.$I$4]-1))&lt;=0;7;0)+(ROW([.D64])-ROW([.$A$60]))*7+(COLUMN([.D64])-COLUMN([.$A$60])+1))">
            <text:p/>
          </table:table-cell>
          <table:table-cell table:style-name="ce10" table:formula="of:=IF(MONTH([.$A$9])&lt;&gt;MONTH([.$A$9]-(WEEKDAY([.$A$9];1)-([.$I$4]-1))-IF((WEEKDAY([.$A$9];1)-([.$I$4]-1))&lt;=0;7;0)+(ROW([.E64])-ROW([.$A$60]))*7+(COLUMN([.E64])-COLUMN([.$A$60])+1));&quot;&quot;;[.$A$9]-(WEEKDAY([.$A$9];1)-([.$I$4]-1))-IF((WEEKDAY([.$A$9];1)-([.$I$4]-1))&lt;=0;7;0)+(ROW([.E64])-ROW([.$A$60]))*7+(COLUMN([.E64])-COLUMN([.$A$60])+1))">
            <text:p/>
          </table:table-cell>
          <table:table-cell table:style-name="ce10" table:formula="of:=IF(MONTH([.$A$9])&lt;&gt;MONTH([.$A$9]-(WEEKDAY([.$A$9];1)-([.$I$4]-1))-IF((WEEKDAY([.$A$9];1)-([.$I$4]-1))&lt;=0;7;0)+(ROW([.F64])-ROW([.$A$60]))*7+(COLUMN([.F64])-COLUMN([.$A$60])+1));&quot;&quot;;[.$A$9]-(WEEKDAY([.$A$9];1)-([.$I$4]-1))-IF((WEEKDAY([.$A$9];1)-([.$I$4]-1))&lt;=0;7;0)+(ROW([.F64])-ROW([.$A$60]))*7+(COLUMN([.F64])-COLUMN([.$A$60])+1))">
            <text:p/>
          </table:table-cell>
          <table:table-cell table:style-name="ce10" table:formula="of:=IF(MONTH([.$A$9])&lt;&gt;MONTH([.$A$9]-(WEEKDAY([.$A$9];1)-([.$I$4]-1))-IF((WEEKDAY([.$A$9];1)-([.$I$4]-1))&lt;=0;7;0)+(ROW([.G64])-ROW([.$A$60]))*7+(COLUMN([.G64])-COLUMN([.$A$60])+1));&quot;&quot;;[.$A$9]-(WEEKDAY([.$A$9];1)-([.$I$4]-1))-IF((WEEKDAY([.$A$9];1)-([.$I$4]-1))&lt;=0;7;0)+(ROW([.G64])-ROW([.$A$60]))*7+(COLUMN([.G64])-COLUMN([.$A$60])+1))">
            <text:p/>
          </table:table-cell>
          <table:table-cell table:style-name="ce7"/>
          <table:table-cell table:style-name="ce24" table:formula="of:=IF(MONTH([.$I$9])&lt;&gt;MONTH([.$I$9]-(WEEKDAY([.$I$9];1)-([.$I$4]-1))-IF((WEEKDAY([.$I$9];1)-([.$I$4]-1))&lt;=0;7;0)+(ROW([.A64])-ROW([.$A$60]))*7+(COLUMN([.A64])-COLUMN([.$A$60])+1));&quot;&quot;;[.$I$9]-(WEEKDAY([.$I$9];1)-([.$I$4]-1))-IF((WEEKDAY([.$I$9];1)-([.$I$4]-1))&lt;=0;7;0)+(ROW([.A64])-ROW([.$A$60]))*7+(COLUMN([.A64])-COLUMN([.$A$60])+1))" office:value-type="date" office:date-value="2012-11-26">
            <text:p>26</text:p>
          </table:table-cell>
          <table:table-cell table:style-name="ce23" table:formula="of:=IF(MONTH([.$I$9])&lt;&gt;MONTH([.$I$9]-(WEEKDAY([.$I$9];1)-([.$I$4]-1))-IF((WEEKDAY([.$I$9];1)-([.$I$4]-1))&lt;=0;7;0)+(ROW([.B64])-ROW([.$A$60]))*7+(COLUMN([.B64])-COLUMN([.$A$60])+1));&quot;&quot;;[.$I$9]-(WEEKDAY([.$I$9];1)-([.$I$4]-1))-IF((WEEKDAY([.$I$9];1)-([.$I$4]-1))&lt;=0;7;0)+(ROW([.B64])-ROW([.$A$60]))*7+(COLUMN([.B64])-COLUMN([.$A$60])+1))" office:value-type="date" office:date-value="2012-11-27">
            <text:p>27</text:p>
          </table:table-cell>
          <table:table-cell table:style-name="ce23" table:formula="of:=IF(MONTH([.$I$9])&lt;&gt;MONTH([.$I$9]-(WEEKDAY([.$I$9];1)-([.$I$4]-1))-IF((WEEKDAY([.$I$9];1)-([.$I$4]-1))&lt;=0;7;0)+(ROW([.C64])-ROW([.$A$60]))*7+(COLUMN([.C64])-COLUMN([.$A$60])+1));&quot;&quot;;[.$I$9]-(WEEKDAY([.$I$9];1)-([.$I$4]-1))-IF((WEEKDAY([.$I$9];1)-([.$I$4]-1))&lt;=0;7;0)+(ROW([.C64])-ROW([.$A$60]))*7+(COLUMN([.C64])-COLUMN([.$A$60])+1))" office:value-type="date" office:date-value="2012-11-28">
            <text:p>28</text:p>
          </table:table-cell>
          <table:table-cell table:style-name="ce23" table:formula="of:=IF(MONTH([.$I$9])&lt;&gt;MONTH([.$I$9]-(WEEKDAY([.$I$9];1)-([.$I$4]-1))-IF((WEEKDAY([.$I$9];1)-([.$I$4]-1))&lt;=0;7;0)+(ROW([.D64])-ROW([.$A$60]))*7+(COLUMN([.D64])-COLUMN([.$A$60])+1));&quot;&quot;;[.$I$9]-(WEEKDAY([.$I$9];1)-([.$I$4]-1))-IF((WEEKDAY([.$I$9];1)-([.$I$4]-1))&lt;=0;7;0)+(ROW([.D64])-ROW([.$A$60]))*7+(COLUMN([.D64])-COLUMN([.$A$60])+1))" office:value-type="date" office:date-value="2012-11-29">
            <text:p>29</text:p>
          </table:table-cell>
          <table:table-cell table:style-name="ce23" table:formula="of:=IF(MONTH([.$I$9])&lt;&gt;MONTH([.$I$9]-(WEEKDAY([.$I$9];1)-([.$I$4]-1))-IF((WEEKDAY([.$I$9];1)-([.$I$4]-1))&lt;=0;7;0)+(ROW([.E64])-ROW([.$A$60]))*7+(COLUMN([.E64])-COLUMN([.$A$60])+1));&quot;&quot;;[.$I$9]-(WEEKDAY([.$I$9];1)-([.$I$4]-1))-IF((WEEKDAY([.$I$9];1)-([.$I$4]-1))&lt;=0;7;0)+(ROW([.E64])-ROW([.$A$60]))*7+(COLUMN([.E64])-COLUMN([.$A$60])+1))" office:value-type="date" office:date-value="2012-11-30">
            <text:p>30</text:p>
          </table:table-cell>
          <table:table-cell table:style-name="ce23" table:formula="of:=IF(MONTH([.$I$9])&lt;&gt;MONTH([.$I$9]-(WEEKDAY([.$I$9];1)-([.$I$4]-1))-IF((WEEKDAY([.$I$9];1)-([.$I$4]-1))&lt;=0;7;0)+(ROW([.F64])-ROW([.$A$60]))*7+(COLUMN([.F64])-COLUMN([.$A$60])+1));&quot;&quot;;[.$I$9]-(WEEKDAY([.$I$9];1)-([.$I$4]-1))-IF((WEEKDAY([.$I$9];1)-([.$I$4]-1))&lt;=0;7;0)+(ROW([.F64])-ROW([.$A$60]))*7+(COLUMN([.F64])-COLUMN([.$A$60])+1))">
            <text:p/>
          </table:table-cell>
          <table:table-cell table:style-name="ce23" table:formula="of:=IF(MONTH([.$I$9])&lt;&gt;MONTH([.$I$9]-(WEEKDAY([.$I$9];1)-([.$I$4]-1))-IF((WEEKDAY([.$I$9];1)-([.$I$4]-1))&lt;=0;7;0)+(ROW([.G64])-ROW([.$A$60]))*7+(COLUMN([.G64])-COLUMN([.$A$60])+1));&quot;&quot;;[.$I$9]-(WEEKDAY([.$I$9];1)-([.$I$4]-1))-IF((WEEKDAY([.$I$9];1)-([.$I$4]-1))&lt;=0;7;0)+(ROW([.G64])-ROW([.$A$60]))*7+(COLUMN([.G64])-COLUMN([.$A$60])+1))">
            <text:p/>
          </table:table-cell>
          <table:table-cell table:style-name="ce7"/>
          <table:table-cell table:style-name="ce28" table:formula="of:=IF(MONTH([.$A$58])&lt;&gt;MONTH([.$A$58]-(WEEKDAY([.$A$58];1)-([.$I$4]-1))-IF((WEEKDAY([.$A$58];1)-([.$I$4]-1))&lt;=0;7;0)+(ROW([.A64])-ROW([.$A$60]))*7+(COLUMN([.A64])-COLUMN([.$A$60])+1));&quot;&quot;;[.$A$58]-(WEEKDAY([.$A$58];1)-([.$I$4]-1))-IF((WEEKDAY([.$A$58];1)-([.$I$4]-1))&lt;=0;7;0)+(ROW([.A64])-ROW([.$A$60]))*7+(COLUMN([.A64])-COLUMN([.$A$60])+1))" office:value-type="date" office:date-value="2012-12-24">
            <text:p>24</text:p>
          </table:table-cell>
          <table:table-cell table:style-name="ce28" table:formula="of:=IF(MONTH([.$A$58])&lt;&gt;MONTH([.$A$58]-(WEEKDAY([.$A$58];1)-([.$I$4]-1))-IF((WEEKDAY([.$A$58];1)-([.$I$4]-1))&lt;=0;7;0)+(ROW([.B64])-ROW([.$A$60]))*7+(COLUMN([.B64])-COLUMN([.$A$60])+1));&quot;&quot;;[.$A$58]-(WEEKDAY([.$A$58];1)-([.$I$4]-1))-IF((WEEKDAY([.$A$58];1)-([.$I$4]-1))&lt;=0;7;0)+(ROW([.B64])-ROW([.$A$60]))*7+(COLUMN([.B64])-COLUMN([.$A$60])+1))" office:value-type="date" office:date-value="2012-12-25">
            <text:p>25</text:p>
          </table:table-cell>
          <table:table-cell table:style-name="ce28" table:formula="of:=IF(MONTH([.$A$58])&lt;&gt;MONTH([.$A$58]-(WEEKDAY([.$A$58];1)-([.$I$4]-1))-IF((WEEKDAY([.$A$58];1)-([.$I$4]-1))&lt;=0;7;0)+(ROW([.C64])-ROW([.$A$60]))*7+(COLUMN([.C64])-COLUMN([.$A$60])+1));&quot;&quot;;[.$A$58]-(WEEKDAY([.$A$58];1)-([.$I$4]-1))-IF((WEEKDAY([.$A$58];1)-([.$I$4]-1))&lt;=0;7;0)+(ROW([.C64])-ROW([.$A$60]))*7+(COLUMN([.C64])-COLUMN([.$A$60])+1))" office:value-type="date" office:date-value="2012-12-26">
            <text:p>26</text:p>
          </table:table-cell>
          <table:table-cell table:style-name="ce28" table:formula="of:=IF(MONTH([.$A$58])&lt;&gt;MONTH([.$A$58]-(WEEKDAY([.$A$58];1)-([.$I$4]-1))-IF((WEEKDAY([.$A$58];1)-([.$I$4]-1))&lt;=0;7;0)+(ROW([.D64])-ROW([.$A$60]))*7+(COLUMN([.D64])-COLUMN([.$A$60])+1));&quot;&quot;;[.$A$58]-(WEEKDAY([.$A$58];1)-([.$I$4]-1))-IF((WEEKDAY([.$A$58];1)-([.$I$4]-1))&lt;=0;7;0)+(ROW([.D64])-ROW([.$A$60]))*7+(COLUMN([.D64])-COLUMN([.$A$60])+1))" office:value-type="date" office:date-value="2012-12-27">
            <text:p>27</text:p>
          </table:table-cell>
          <table:table-cell table:style-name="ce28" table:formula="of:=IF(MONTH([.$A$58])&lt;&gt;MONTH([.$A$58]-(WEEKDAY([.$A$58];1)-([.$I$4]-1))-IF((WEEKDAY([.$A$58];1)-([.$I$4]-1))&lt;=0;7;0)+(ROW([.E64])-ROW([.$A$60]))*7+(COLUMN([.E64])-COLUMN([.$A$60])+1));&quot;&quot;;[.$A$58]-(WEEKDAY([.$A$58];1)-([.$I$4]-1))-IF((WEEKDAY([.$A$58];1)-([.$I$4]-1))&lt;=0;7;0)+(ROW([.E64])-ROW([.$A$60]))*7+(COLUMN([.E64])-COLUMN([.$A$60])+1))" office:value-type="date" office:date-value="2012-12-28">
            <text:p>28</text:p>
          </table:table-cell>
          <table:table-cell table:style-name="ce28" table:formula="of:=IF(MONTH([.$A$58])&lt;&gt;MONTH([.$A$58]-(WEEKDAY([.$A$58];1)-([.$I$4]-1))-IF((WEEKDAY([.$A$58];1)-([.$I$4]-1))&lt;=0;7;0)+(ROW([.F64])-ROW([.$A$60]))*7+(COLUMN([.F64])-COLUMN([.$A$60])+1));&quot;&quot;;[.$A$58]-(WEEKDAY([.$A$58];1)-([.$I$4]-1))-IF((WEEKDAY([.$A$58];1)-([.$I$4]-1))&lt;=0;7;0)+(ROW([.F64])-ROW([.$A$60]))*7+(COLUMN([.F64])-COLUMN([.$A$60])+1))" office:value-type="date" office:date-value="2012-12-29">
            <text:p>29</text:p>
          </table:table-cell>
          <table:table-cell table:style-name="ce28" table:formula="of:=IF(MONTH([.$A$58])&lt;&gt;MONTH([.$A$58]-(WEEKDAY([.$A$58];1)-([.$I$4]-1))-IF((WEEKDAY([.$A$58];1)-([.$I$4]-1))&lt;=0;7;0)+(ROW([.G64])-ROW([.$A$60]))*7+(COLUMN([.G64])-COLUMN([.$A$60])+1));&quot;&quot;;[.$A$58]-(WEEKDAY([.$A$58];1)-([.$I$4]-1))-IF((WEEKDAY([.$A$58];1)-([.$I$4]-1))&lt;=0;7;0)+(ROW([.G64])-ROW([.$A$60]))*7+(COLUMN([.G64])-COLUMN([.$A$60])+1))" office:value-type="date" office:date-value="2012-12-30">
            <text:p>30</text:p>
          </table:table-cell>
          <table:table-cell/>
          <table:table-cell table:style-name="ce35"/>
          <table:table-cell table:style-name="ce37"/>
          <table:table-cell table:number-columns-repeated="998"/>
        </table:table-row>
        <table:table-row table:style-name="ro5">
          <table:table-cell table:style-name="ce10" table:formula="of:=IF(MONTH([.$A$9])&lt;&gt;MONTH([.$A$9]-(WEEKDAY([.$A$9];1)-([.$I$4]-1))-IF((WEEKDAY([.$A$9];1)-([.$I$4]-1))&lt;=0;7;0)+(ROW([.A65])-ROW([.$A$60]))*7+(COLUMN([.A65])-COLUMN([.$A$60])+1));&quot;&quot;;[.$A$9]-(WEEKDAY([.$A$9];1)-([.$I$4]-1))-IF((WEEKDAY([.$A$9];1)-([.$I$4]-1))&lt;=0;7;0)+(ROW([.A65])-ROW([.$A$60]))*7+(COLUMN([.A65])-COLUMN([.$A$60])+1))">
            <text:p/>
          </table:table-cell>
          <table:table-cell table:style-name="ce10" table:formula="of:=IF(MONTH([.$A$9])&lt;&gt;MONTH([.$A$9]-(WEEKDAY([.$A$9];1)-([.$I$4]-1))-IF((WEEKDAY([.$A$9];1)-([.$I$4]-1))&lt;=0;7;0)+(ROW([.B65])-ROW([.$A$60]))*7+(COLUMN([.B65])-COLUMN([.$A$60])+1));&quot;&quot;;[.$A$9]-(WEEKDAY([.$A$9];1)-([.$I$4]-1))-IF((WEEKDAY([.$A$9];1)-([.$I$4]-1))&lt;=0;7;0)+(ROW([.B65])-ROW([.$A$60]))*7+(COLUMN([.B65])-COLUMN([.$A$60])+1))">
            <text:p/>
          </table:table-cell>
          <table:table-cell table:style-name="ce10" table:formula="of:=IF(MONTH([.$A$9])&lt;&gt;MONTH([.$A$9]-(WEEKDAY([.$A$9];1)-([.$I$4]-1))-IF((WEEKDAY([.$A$9];1)-([.$I$4]-1))&lt;=0;7;0)+(ROW([.C65])-ROW([.$A$60]))*7+(COLUMN([.C65])-COLUMN([.$A$60])+1));&quot;&quot;;[.$A$9]-(WEEKDAY([.$A$9];1)-([.$I$4]-1))-IF((WEEKDAY([.$A$9];1)-([.$I$4]-1))&lt;=0;7;0)+(ROW([.C65])-ROW([.$A$60]))*7+(COLUMN([.C65])-COLUMN([.$A$60])+1))">
            <text:p/>
          </table:table-cell>
          <table:table-cell table:style-name="ce10" table:formula="of:=IF(MONTH([.$A$9])&lt;&gt;MONTH([.$A$9]-(WEEKDAY([.$A$9];1)-([.$I$4]-1))-IF((WEEKDAY([.$A$9];1)-([.$I$4]-1))&lt;=0;7;0)+(ROW([.D65])-ROW([.$A$60]))*7+(COLUMN([.D65])-COLUMN([.$A$60])+1));&quot;&quot;;[.$A$9]-(WEEKDAY([.$A$9];1)-([.$I$4]-1))-IF((WEEKDAY([.$A$9];1)-([.$I$4]-1))&lt;=0;7;0)+(ROW([.D65])-ROW([.$A$60]))*7+(COLUMN([.D65])-COLUMN([.$A$60])+1))">
            <text:p/>
          </table:table-cell>
          <table:table-cell table:style-name="ce10" table:formula="of:=IF(MONTH([.$A$9])&lt;&gt;MONTH([.$A$9]-(WEEKDAY([.$A$9];1)-([.$I$4]-1))-IF((WEEKDAY([.$A$9];1)-([.$I$4]-1))&lt;=0;7;0)+(ROW([.E65])-ROW([.$A$60]))*7+(COLUMN([.E65])-COLUMN([.$A$60])+1));&quot;&quot;;[.$A$9]-(WEEKDAY([.$A$9];1)-([.$I$4]-1))-IF((WEEKDAY([.$A$9];1)-([.$I$4]-1))&lt;=0;7;0)+(ROW([.E65])-ROW([.$A$60]))*7+(COLUMN([.E65])-COLUMN([.$A$60])+1))">
            <text:p/>
          </table:table-cell>
          <table:table-cell table:style-name="ce10" table:formula="of:=IF(MONTH([.$A$9])&lt;&gt;MONTH([.$A$9]-(WEEKDAY([.$A$9];1)-([.$I$4]-1))-IF((WEEKDAY([.$A$9];1)-([.$I$4]-1))&lt;=0;7;0)+(ROW([.F65])-ROW([.$A$60]))*7+(COLUMN([.F65])-COLUMN([.$A$60])+1));&quot;&quot;;[.$A$9]-(WEEKDAY([.$A$9];1)-([.$I$4]-1))-IF((WEEKDAY([.$A$9];1)-([.$I$4]-1))&lt;=0;7;0)+(ROW([.F65])-ROW([.$A$60]))*7+(COLUMN([.F65])-COLUMN([.$A$60])+1))">
            <text:p/>
          </table:table-cell>
          <table:table-cell table:style-name="ce10" table:formula="of:=IF(MONTH([.$A$9])&lt;&gt;MONTH([.$A$9]-(WEEKDAY([.$A$9];1)-([.$I$4]-1))-IF((WEEKDAY([.$A$9];1)-([.$I$4]-1))&lt;=0;7;0)+(ROW([.G65])-ROW([.$A$60]))*7+(COLUMN([.G65])-COLUMN([.$A$60])+1));&quot;&quot;;[.$A$9]-(WEEKDAY([.$A$9];1)-([.$I$4]-1))-IF((WEEKDAY([.$A$9];1)-([.$I$4]-1))&lt;=0;7;0)+(ROW([.G65])-ROW([.$A$60]))*7+(COLUMN([.G65])-COLUMN([.$A$60])+1))">
            <text:p/>
          </table:table-cell>
          <table:table-cell table:style-name="ce7"/>
          <table:table-cell table:style-name="ce23" table:formula="of:=IF(MONTH([.$A$9])&lt;&gt;MONTH([.$A$9]-(WEEKDAY([.$A$9];1)-([.$I$4]-1))-IF((WEEKDAY([.$A$9];1)-([.$I$4]-1))&lt;=0;7;0)+(ROW([.A65])-ROW([.$A$60]))*7+(COLUMN([.A65])-COLUMN([.$A$60])+1));&quot;&quot;;[.$A$9]-(WEEKDAY([.$A$9];1)-([.$I$4]-1))-IF((WEEKDAY([.$A$9];1)-([.$I$4]-1))&lt;=0;7;0)+(ROW([.A65])-ROW([.$A$60]))*7+(COLUMN([.A65])-COLUMN([.$A$60])+1))">
            <text:p/>
          </table:table-cell>
          <table:table-cell table:style-name="ce23" table:formula="of:=IF(MONTH([.$A$9])&lt;&gt;MONTH([.$A$9]-(WEEKDAY([.$A$9];1)-([.$I$4]-1))-IF((WEEKDAY([.$A$9];1)-([.$I$4]-1))&lt;=0;7;0)+(ROW([.B65])-ROW([.$A$60]))*7+(COLUMN([.B65])-COLUMN([.$A$60])+1));&quot;&quot;;[.$A$9]-(WEEKDAY([.$A$9];1)-([.$I$4]-1))-IF((WEEKDAY([.$A$9];1)-([.$I$4]-1))&lt;=0;7;0)+(ROW([.B65])-ROW([.$A$60]))*7+(COLUMN([.B65])-COLUMN([.$A$60])+1))">
            <text:p/>
          </table:table-cell>
          <table:table-cell table:style-name="ce23" table:formula="of:=IF(MONTH([.$A$9])&lt;&gt;MONTH([.$A$9]-(WEEKDAY([.$A$9];1)-([.$I$4]-1))-IF((WEEKDAY([.$A$9];1)-([.$I$4]-1))&lt;=0;7;0)+(ROW([.C65])-ROW([.$A$60]))*7+(COLUMN([.C65])-COLUMN([.$A$60])+1));&quot;&quot;;[.$A$9]-(WEEKDAY([.$A$9];1)-([.$I$4]-1))-IF((WEEKDAY([.$A$9];1)-([.$I$4]-1))&lt;=0;7;0)+(ROW([.C65])-ROW([.$A$60]))*7+(COLUMN([.C65])-COLUMN([.$A$60])+1))">
            <text:p/>
          </table:table-cell>
          <table:table-cell table:style-name="ce23" table:formula="of:=IF(MONTH([.$I$9])&lt;&gt;MONTH([.$I$9]-(WEEKDAY([.$I$9];1)-([.$I$4]-1))-IF((WEEKDAY([.$I$9];1)-([.$I$4]-1))&lt;=0;7;0)+(ROW([.D65])-ROW([.$A$60]))*7+(COLUMN([.D65])-COLUMN([.$A$60])+1));&quot;&quot;;[.$I$9]-(WEEKDAY([.$I$9];1)-([.$I$4]-1))-IF((WEEKDAY([.$I$9];1)-([.$I$4]-1))&lt;=0;7;0)+(ROW([.D65])-ROW([.$A$60]))*7+(COLUMN([.D65])-COLUMN([.$A$60])+1))">
            <text:p/>
          </table:table-cell>
          <table:table-cell table:style-name="ce23" table:formula="of:=IF(MONTH([.$I$9])&lt;&gt;MONTH([.$I$9]-(WEEKDAY([.$I$9];1)-([.$I$4]-1))-IF((WEEKDAY([.$I$9];1)-([.$I$4]-1))&lt;=0;7;0)+(ROW([.E65])-ROW([.$A$60]))*7+(COLUMN([.E65])-COLUMN([.$A$60])+1));&quot;&quot;;[.$I$9]-(WEEKDAY([.$I$9];1)-([.$I$4]-1))-IF((WEEKDAY([.$I$9];1)-([.$I$4]-1))&lt;=0;7;0)+(ROW([.E65])-ROW([.$A$60]))*7+(COLUMN([.E65])-COLUMN([.$A$60])+1))">
            <text:p/>
          </table:table-cell>
          <table:table-cell table:style-name="ce23" table:formula="of:=IF(MONTH([.$I$9])&lt;&gt;MONTH([.$I$9]-(WEEKDAY([.$I$9];1)-([.$I$4]-1))-IF((WEEKDAY([.$I$9];1)-([.$I$4]-1))&lt;=0;7;0)+(ROW([.F65])-ROW([.$A$60]))*7+(COLUMN([.F65])-COLUMN([.$A$60])+1));&quot;&quot;;[.$I$9]-(WEEKDAY([.$I$9];1)-([.$I$4]-1))-IF((WEEKDAY([.$I$9];1)-([.$I$4]-1))&lt;=0;7;0)+(ROW([.F65])-ROW([.$A$60]))*7+(COLUMN([.F65])-COLUMN([.$A$60])+1))">
            <text:p/>
          </table:table-cell>
          <table:table-cell table:style-name="ce23" table:formula="of:=IF(MONTH([.$I$9])&lt;&gt;MONTH([.$I$9]-(WEEKDAY([.$I$9];1)-([.$I$4]-1))-IF((WEEKDAY([.$I$9];1)-([.$I$4]-1))&lt;=0;7;0)+(ROW([.G65])-ROW([.$A$60]))*7+(COLUMN([.G65])-COLUMN([.$A$60])+1));&quot;&quot;;[.$I$9]-(WEEKDAY([.$I$9];1)-([.$I$4]-1))-IF((WEEKDAY([.$I$9];1)-([.$I$4]-1))&lt;=0;7;0)+(ROW([.G65])-ROW([.$A$60]))*7+(COLUMN([.G65])-COLUMN([.$A$60])+1))">
            <text:p/>
          </table:table-cell>
          <table:table-cell table:style-name="ce7"/>
          <table:table-cell table:style-name="ce28" table:formula="of:=IF(MONTH([.$A$58])&lt;&gt;MONTH([.$A$58]-(WEEKDAY([.$A$58];1)-([.$I$4]-1))-IF((WEEKDAY([.$A$58];1)-([.$I$4]-1))&lt;=0;7;0)+(ROW([.A65])-ROW([.$A$60]))*7+(COLUMN([.A65])-COLUMN([.$A$60])+1));&quot;&quot;;[.$A$58]-(WEEKDAY([.$A$58];1)-([.$I$4]-1))-IF((WEEKDAY([.$A$58];1)-([.$I$4]-1))&lt;=0;7;0)+(ROW([.A65])-ROW([.$A$60]))*7+(COLUMN([.A65])-COLUMN([.$A$60])+1))" office:value-type="date" office:date-value="2012-12-31">
            <text:p>31</text:p>
          </table:table-cell>
          <table:table-cell table:style-name="ce28" table:number-columns-repeated="6"/>
          <table:table-cell/>
          <table:table-cell table:style-name="ce35"/>
          <table:table-cell table:style-name="ce37"/>
          <table:table-cell table:number-columns-repeated="998"/>
        </table:table-row>
        <table:table-row table:style-name="ro6">
          <table:table-cell table:style-name="ce6" table:formula="of:=IF([.$E$4]=1;[.A4];[.A4]&amp;&quot;-&quot;&amp;[.A4]+1)" office:value-type="float" office:value="2013" table:number-columns-spanned="23" table:number-rows-spanned="1">
            <text:p>2013</text:p>
          </table:table-cell>
          <table:covered-table-cell table:number-columns-repeated="22" table:style-name="ce6"/>
          <table:table-cell table:style-name="ce14"/>
          <table:table-cell table:style-name="ce35"/>
          <table:table-cell table:style-name="ce37"/>
          <table:table-cell table:number-columns-repeated="998"/>
        </table:table-row>
        <table:table-row table:style-name="ro7">
          <table:table-cell table:style-name="ce11" table:formula="of:=IF([.Q4]=&quot;&quot;;&quot;&quot;;[.Q4])" office:value-type="string" office:string-value="Proyecto IS" table:number-columns-spanned="23" table:number-rows-spanned="1">
            <text:p>Proyecto IS</text:p>
          </table:table-cell>
          <table:covered-table-cell table:number-columns-repeated="22" table:style-name="ce11"/>
          <table:table-cell table:style-name="ce14"/>
          <table:table-cell table:style-name="ce35"/>
          <table:table-cell table:style-name="ce37"/>
          <table:table-cell table:number-columns-repeated="998"/>
        </table:table-row>
        <table:table-row table:style-name="ro4">
          <table:table-cell table:style-name="ce8" table:formula="of:=DATE([.$A$4];[.$E$4];1)" office:value-type="float" office:value="41275" table:number-columns-spanned="7" table:number-rows-spanned="1">
            <text:p>enero 2013</text:p>
          </table:table-cell>
          <table:covered-table-cell table:number-columns-repeated="6" table:style-name="ce8"/>
          <table:table-cell table:style-name="ce14"/>
          <table:table-cell table:style-name="ce8" table:formula="of:=DATE(YEAR([.A19]);MONTH([.A19])+1;1)" office:value-type="float" office:value="41306" table:number-columns-spanned="7" table:number-rows-spanned="1">
            <text:p>febrero 2013</text:p>
          </table:table-cell>
          <table:covered-table-cell table:number-columns-repeated="6" table:style-name="ce8"/>
          <table:table-cell table:style-name="ce14"/>
          <table:table-cell table:style-name="ce8" table:formula="of:=DATE(YEAR([.I19]);MONTH([.I19])+1;1)" office:value-type="float" office:value="41334" table:number-columns-spanned="7" table:number-rows-spanned="1">
            <text:p>marzo 2013</text:p>
          </table:table-cell>
          <table:covered-table-cell table:number-columns-repeated="6" table:style-name="ce8"/>
          <table:table-cell table:style-name="ce14"/>
          <table:table-cell table:style-name="ce35"/>
          <table:table-cell table:style-name="ce37"/>
          <table:table-cell table:number-columns-repeated="998"/>
        </table:table-row>
        <table:table-row table:style-name="ro2">
          <table:table-cell table:style-name="ce9" table:formula="of:=INDEX({&quot;do&quot;|&quot;lu&quot;|&quot;ma&quot;|&quot;mi&quot;|&quot;ju&quot;|&quot;vi&quot;|&quot;sa&quot;};1+MOD([.$I$4]+1-2;7))" office:value-type="string" office:string-value="lu">
            <text:p>lu</text:p>
          </table:table-cell>
          <table:table-cell table:style-name="ce17" table:formula="of:=INDEX({&quot;do&quot;|&quot;lu&quot;|&quot;ma&quot;|&quot;mi&quot;|&quot;ju&quot;|&quot;vi&quot;|&quot;sa&quot;};1+MOD([.$I$4]+2-2;7))" office:value-type="string" office:string-value="ma">
            <text:p>ma</text:p>
          </table:table-cell>
          <table:table-cell table:style-name="ce17" table:formula="of:=INDEX({&quot;do&quot;|&quot;lu&quot;|&quot;ma&quot;|&quot;mi&quot;|&quot;ju&quot;|&quot;vi&quot;|&quot;sa&quot;};1+MOD([.$I$4]+3-2;7))" office:value-type="string" office:string-value="mi">
            <text:p>mi</text:p>
          </table:table-cell>
          <table:table-cell table:style-name="ce17" table:formula="of:=INDEX({&quot;do&quot;|&quot;lu&quot;|&quot;ma&quot;|&quot;mi&quot;|&quot;ju&quot;|&quot;vi&quot;|&quot;sa&quot;};1+MOD([.$I$4]+4-2;7))" office:value-type="string" office:string-value="ju">
            <text:p>ju</text:p>
          </table:table-cell>
          <table:table-cell table:style-name="ce17" table:formula="of:=INDEX({&quot;do&quot;|&quot;lu&quot;|&quot;ma&quot;|&quot;mi&quot;|&quot;ju&quot;|&quot;vi&quot;|&quot;sa&quot;};1+MOD([.$I$4]+5-2;7))" office:value-type="string" office:string-value="vi">
            <text:p>vi</text:p>
          </table:table-cell>
          <table:table-cell table:style-name="ce17" table:formula="of:=INDEX({&quot;do&quot;|&quot;lu&quot;|&quot;ma&quot;|&quot;mi&quot;|&quot;ju&quot;|&quot;vi&quot;|&quot;sa&quot;};1+MOD([.$I$4]+6-2;7))" office:value-type="string" office:string-value="sa">
            <text:p>sa</text:p>
          </table:table-cell>
          <table:table-cell table:style-name="ce20" table:formula="of:=INDEX({&quot;do&quot;|&quot;lu&quot;|&quot;ma&quot;|&quot;mi&quot;|&quot;ju&quot;|&quot;vi&quot;|&quot;sa&quot;};1+MOD([.$I$4]+7-2;7))" office:value-type="string" office:string-value="do">
            <text:p>do</text:p>
          </table:table-cell>
          <table:table-cell table:style-name="ce14"/>
          <table:table-cell table:style-name="ce9" table:formula="of:=[.$A$20]" office:value-type="string" office:string-value="lu">
            <text:p>lu</text:p>
          </table:table-cell>
          <table:table-cell table:style-name="ce17" table:formula="of:=[.$B$20]" office:value-type="string" office:string-value="ma">
            <text:p>ma</text:p>
          </table:table-cell>
          <table:table-cell table:style-name="ce17" table:formula="of:=[.$C$20]" office:value-type="string" office:string-value="mi">
            <text:p>mi</text:p>
          </table:table-cell>
          <table:table-cell table:style-name="ce17" table:formula="of:=[.$D$20]" office:value-type="string" office:string-value="ju">
            <text:p>ju</text:p>
          </table:table-cell>
          <table:table-cell table:style-name="ce17" table:formula="of:=[.$E$20]" office:value-type="string" office:string-value="vi">
            <text:p>vi</text:p>
          </table:table-cell>
          <table:table-cell table:style-name="ce17" table:formula="of:=[.$F$20]" office:value-type="string" office:string-value="sa">
            <text:p>sa</text:p>
          </table:table-cell>
          <table:table-cell table:style-name="ce20" table:formula="of:=[.$G$20]" office:value-type="string" office:string-value="do">
            <text:p>do</text:p>
          </table:table-cell>
          <table:table-cell table:style-name="ce14"/>
          <table:table-cell table:style-name="ce9" table:formula="of:=[.$A$20]" office:value-type="string" office:string-value="lu">
            <text:p>lu</text:p>
          </table:table-cell>
          <table:table-cell table:style-name="ce17" table:formula="of:=[.$B$20]" office:value-type="string" office:string-value="ma">
            <text:p>ma</text:p>
          </table:table-cell>
          <table:table-cell table:style-name="ce17" table:formula="of:=[.$C$20]" office:value-type="string" office:string-value="mi">
            <text:p>mi</text:p>
          </table:table-cell>
          <table:table-cell table:style-name="ce17" table:formula="of:=[.$D$20]" office:value-type="string" office:string-value="ju">
            <text:p>ju</text:p>
          </table:table-cell>
          <table:table-cell table:style-name="ce17" table:formula="of:=[.$E$20]" office:value-type="string" office:string-value="vi">
            <text:p>vi</text:p>
          </table:table-cell>
          <table:table-cell table:style-name="ce17" table:formula="of:=[.$F$20]" office:value-type="string" office:string-value="sa">
            <text:p>sa</text:p>
          </table:table-cell>
          <table:table-cell table:style-name="ce20" table:formula="of:=[.$G$20]" office:value-type="string" office:string-value="do">
            <text:p>do</text:p>
          </table:table-cell>
          <table:table-cell table:style-name="ce14"/>
          <table:table-cell table:style-name="ce35"/>
          <table:table-cell table:style-name="ce37"/>
          <table:table-cell table:number-columns-repeated="998"/>
        </table:table-row>
        <table:table-row table:style-name="ro2">
          <table:table-cell table:style-name="ce12" table:formula="of:=IF(MONTH([.$A$19])&lt;&gt;MONTH([.$A$19]-(WEEKDAY([.$A$19];1)-([.$I$4]-1))-IF((WEEKDAY([.$A$19];1)-([.$I$4]-1))&lt;=0;7;0)+(ROW([.A21])-ROW([.$A$21]))*7+(COLUMN([.A21])-COLUMN([.$A$21])+1));&quot;&quot;;[.$A$19]-(WEEKDAY([.$A$19];1)-([.$I$4]-1))-IF((WEEKDAY([.$A$19];1)-([.$I$4]-1))&lt;=0;7;0)+(ROW([.A21])-ROW([.$A$21]))*7+(COLUMN([.A21])-COLUMN([.$A$21])+1))">
            <text:p/>
          </table:table-cell>
          <table:table-cell table:style-name="ce12" table:formula="of:=IF(MONTH([.$A$19])&lt;&gt;MONTH([.$A$19]-(WEEKDAY([.$A$19];1)-([.$I$4]-1))-IF((WEEKDAY([.$A$19];1)-([.$I$4]-1))&lt;=0;7;0)+(ROW([.B21])-ROW([.$A$21]))*7+(COLUMN([.B21])-COLUMN([.$A$21])+1));&quot;&quot;;[.$A$19]-(WEEKDAY([.$A$19];1)-([.$I$4]-1))-IF((WEEKDAY([.$A$19];1)-([.$I$4]-1))&lt;=0;7;0)+(ROW([.B21])-ROW([.$A$21]))*7+(COLUMN([.B21])-COLUMN([.$A$21])+1))" office:value-type="date" office:date-value="2013-01-01">
            <text:p>1</text:p>
          </table:table-cell>
          <table:table-cell table:style-name="ce12" table:formula="of:=IF(MONTH([.$A$19])&lt;&gt;MONTH([.$A$19]-(WEEKDAY([.$A$19];1)-([.$I$4]-1))-IF((WEEKDAY([.$A$19];1)-([.$I$4]-1))&lt;=0;7;0)+(ROW([.C21])-ROW([.$A$21]))*7+(COLUMN([.C21])-COLUMN([.$A$21])+1));&quot;&quot;;[.$A$19]-(WEEKDAY([.$A$19];1)-([.$I$4]-1))-IF((WEEKDAY([.$A$19];1)-([.$I$4]-1))&lt;=0;7;0)+(ROW([.C21])-ROW([.$A$21]))*7+(COLUMN([.C21])-COLUMN([.$A$21])+1))" office:value-type="date" office:date-value="2013-01-02">
            <text:p>2</text:p>
          </table:table-cell>
          <table:table-cell table:style-name="ce12" table:formula="of:=IF(MONTH([.$A$19])&lt;&gt;MONTH([.$A$19]-(WEEKDAY([.$A$19];1)-([.$I$4]-1))-IF((WEEKDAY([.$A$19];1)-([.$I$4]-1))&lt;=0;7;0)+(ROW([.D21])-ROW([.$A$21]))*7+(COLUMN([.D21])-COLUMN([.$A$21])+1));&quot;&quot;;[.$A$19]-(WEEKDAY([.$A$19];1)-([.$I$4]-1))-IF((WEEKDAY([.$A$19];1)-([.$I$4]-1))&lt;=0;7;0)+(ROW([.D21])-ROW([.$A$21]))*7+(COLUMN([.D21])-COLUMN([.$A$21])+1))" office:value-type="date" office:date-value="2013-01-03">
            <text:p>3</text:p>
          </table:table-cell>
          <table:table-cell table:style-name="ce12" table:formula="of:=IF(MONTH([.$A$19])&lt;&gt;MONTH([.$A$19]-(WEEKDAY([.$A$19];1)-([.$I$4]-1))-IF((WEEKDAY([.$A$19];1)-([.$I$4]-1))&lt;=0;7;0)+(ROW([.E21])-ROW([.$A$21]))*7+(COLUMN([.E21])-COLUMN([.$A$21])+1));&quot;&quot;;[.$A$19]-(WEEKDAY([.$A$19];1)-([.$I$4]-1))-IF((WEEKDAY([.$A$19];1)-([.$I$4]-1))&lt;=0;7;0)+(ROW([.E21])-ROW([.$A$21]))*7+(COLUMN([.E21])-COLUMN([.$A$21])+1))" office:value-type="date" office:date-value="2013-01-04">
            <text:p>4</text:p>
          </table:table-cell>
          <table:table-cell table:style-name="ce12" table:formula="of:=IF(MONTH([.$A$19])&lt;&gt;MONTH([.$A$19]-(WEEKDAY([.$A$19];1)-([.$I$4]-1))-IF((WEEKDAY([.$A$19];1)-([.$I$4]-1))&lt;=0;7;0)+(ROW([.F21])-ROW([.$A$21]))*7+(COLUMN([.F21])-COLUMN([.$A$21])+1));&quot;&quot;;[.$A$19]-(WEEKDAY([.$A$19];1)-([.$I$4]-1))-IF((WEEKDAY([.$A$19];1)-([.$I$4]-1))&lt;=0;7;0)+(ROW([.F21])-ROW([.$A$21]))*7+(COLUMN([.F21])-COLUMN([.$A$21])+1))" office:value-type="date" office:date-value="2013-01-05">
            <text:p>5</text:p>
          </table:table-cell>
          <table:table-cell table:style-name="ce12" table:formula="of:=IF(MONTH([.$A$19])&lt;&gt;MONTH([.$A$19]-(WEEKDAY([.$A$19];1)-([.$I$4]-1))-IF((WEEKDAY([.$A$19];1)-([.$I$4]-1))&lt;=0;7;0)+(ROW([.G21])-ROW([.$A$21]))*7+(COLUMN([.G21])-COLUMN([.$A$21])+1));&quot;&quot;;[.$A$19]-(WEEKDAY([.$A$19];1)-([.$I$4]-1))-IF((WEEKDAY([.$A$19];1)-([.$I$4]-1))&lt;=0;7;0)+(ROW([.G21])-ROW([.$A$21]))*7+(COLUMN([.G21])-COLUMN([.$A$21])+1))" office:value-type="date" office:date-value="2013-01-06">
            <text:p>6</text:p>
          </table:table-cell>
          <table:table-cell table:style-name="ce14"/>
          <table:table-cell table:style-name="ce12" table:formula="of:=IF(MONTH([.$I$19])&lt;&gt;MONTH([.$I$19]-(WEEKDAY([.$I$19];1)-([.$I$4]-1))-IF((WEEKDAY([.$I$19];1)-([.$I$4]-1))&lt;=0;7;0)+(ROW([.I21])-ROW([.$I$21]))*7+(COLUMN([.I21])-COLUMN([.$I$21])+1));&quot;&quot;;[.$I$19]-(WEEKDAY([.$I$19];1)-([.$I$4]-1))-IF((WEEKDAY([.$I$19];1)-([.$I$4]-1))&lt;=0;7;0)+(ROW([.I21])-ROW([.$I$21]))*7+(COLUMN([.I21])-COLUMN([.$I$21])+1))">
            <text:p/>
          </table:table-cell>
          <table:table-cell table:style-name="ce12" table:formula="of:=IF(MONTH([.$I$19])&lt;&gt;MONTH([.$I$19]-(WEEKDAY([.$I$19];1)-([.$I$4]-1))-IF((WEEKDAY([.$I$19];1)-([.$I$4]-1))&lt;=0;7;0)+(ROW([.J21])-ROW([.$I$21]))*7+(COLUMN([.J21])-COLUMN([.$I$21])+1));&quot;&quot;;[.$I$19]-(WEEKDAY([.$I$19];1)-([.$I$4]-1))-IF((WEEKDAY([.$I$19];1)-([.$I$4]-1))&lt;=0;7;0)+(ROW([.J21])-ROW([.$I$21]))*7+(COLUMN([.J21])-COLUMN([.$I$21])+1))">
            <text:p/>
          </table:table-cell>
          <table:table-cell table:style-name="ce12" table:formula="of:=IF(MONTH([.$I$19])&lt;&gt;MONTH([.$I$19]-(WEEKDAY([.$I$19];1)-([.$I$4]-1))-IF((WEEKDAY([.$I$19];1)-([.$I$4]-1))&lt;=0;7;0)+(ROW([.K21])-ROW([.$I$21]))*7+(COLUMN([.K21])-COLUMN([.$I$21])+1));&quot;&quot;;[.$I$19]-(WEEKDAY([.$I$19];1)-([.$I$4]-1))-IF((WEEKDAY([.$I$19];1)-([.$I$4]-1))&lt;=0;7;0)+(ROW([.K21])-ROW([.$I$21]))*7+(COLUMN([.K21])-COLUMN([.$I$21])+1))">
            <text:p/>
          </table:table-cell>
          <table:table-cell table:style-name="ce12" table:formula="of:=IF(MONTH([.$I$19])&lt;&gt;MONTH([.$I$19]-(WEEKDAY([.$I$19];1)-([.$I$4]-1))-IF((WEEKDAY([.$I$19];1)-([.$I$4]-1))&lt;=0;7;0)+(ROW([.L21])-ROW([.$I$21]))*7+(COLUMN([.L21])-COLUMN([.$I$21])+1));&quot;&quot;;[.$I$19]-(WEEKDAY([.$I$19];1)-([.$I$4]-1))-IF((WEEKDAY([.$I$19];1)-([.$I$4]-1))&lt;=0;7;0)+(ROW([.L21])-ROW([.$I$21]))*7+(COLUMN([.L21])-COLUMN([.$I$21])+1))">
            <text:p/>
          </table:table-cell>
          <table:table-cell table:style-name="ce12" table:formula="of:=IF(MONTH([.$I$19])&lt;&gt;MONTH([.$I$19]-(WEEKDAY([.$I$19];1)-([.$I$4]-1))-IF((WEEKDAY([.$I$19];1)-([.$I$4]-1))&lt;=0;7;0)+(ROW([.M21])-ROW([.$I$21]))*7+(COLUMN([.M21])-COLUMN([.$I$21])+1));&quot;&quot;;[.$I$19]-(WEEKDAY([.$I$19];1)-([.$I$4]-1))-IF((WEEKDAY([.$I$19];1)-([.$I$4]-1))&lt;=0;7;0)+(ROW([.M21])-ROW([.$I$21]))*7+(COLUMN([.M21])-COLUMN([.$I$21])+1))" office:value-type="date" office:date-value="2013-02-01">
            <text:p>1</text:p>
          </table:table-cell>
          <table:table-cell table:style-name="ce12" table:formula="of:=IF(MONTH([.$I$19])&lt;&gt;MONTH([.$I$19]-(WEEKDAY([.$I$19];1)-([.$I$4]-1))-IF((WEEKDAY([.$I$19];1)-([.$I$4]-1))&lt;=0;7;0)+(ROW([.N21])-ROW([.$I$21]))*7+(COLUMN([.N21])-COLUMN([.$I$21])+1));&quot;&quot;;[.$I$19]-(WEEKDAY([.$I$19];1)-([.$I$4]-1))-IF((WEEKDAY([.$I$19];1)-([.$I$4]-1))&lt;=0;7;0)+(ROW([.N21])-ROW([.$I$21]))*7+(COLUMN([.N21])-COLUMN([.$I$21])+1))" office:value-type="date" office:date-value="2013-02-02">
            <text:p>2</text:p>
          </table:table-cell>
          <table:table-cell table:style-name="ce12" table:formula="of:=IF(MONTH([.$I$19])&lt;&gt;MONTH([.$I$19]-(WEEKDAY([.$I$19];1)-([.$I$4]-1))-IF((WEEKDAY([.$I$19];1)-([.$I$4]-1))&lt;=0;7;0)+(ROW([.O21])-ROW([.$I$21]))*7+(COLUMN([.O21])-COLUMN([.$I$21])+1));&quot;&quot;;[.$I$19]-(WEEKDAY([.$I$19];1)-([.$I$4]-1))-IF((WEEKDAY([.$I$19];1)-([.$I$4]-1))&lt;=0;7;0)+(ROW([.O21])-ROW([.$I$21]))*7+(COLUMN([.O21])-COLUMN([.$I$21])+1))" office:value-type="date" office:date-value="2013-02-03">
            <text:p>3</text:p>
          </table:table-cell>
          <table:table-cell table:style-name="ce14"/>
          <table:table-cell table:style-name="ce12" table:formula="of:=IF(MONTH([.$Q$19])&lt;&gt;MONTH([.$Q$19]-(WEEKDAY([.$Q$19];1)-([.$I$4]-1))-IF((WEEKDAY([.$Q$19];1)-([.$I$4]-1))&lt;=0;7;0)+(ROW([.Q21])-ROW([.$Q$21]))*7+(COLUMN([.Q21])-COLUMN([.$Q$21])+1));&quot;&quot;;[.$Q$19]-(WEEKDAY([.$Q$19];1)-([.$I$4]-1))-IF((WEEKDAY([.$Q$19];1)-([.$I$4]-1))&lt;=0;7;0)+(ROW([.Q21])-ROW([.$Q$21]))*7+(COLUMN([.Q21])-COLUMN([.$Q$21])+1))">
            <text:p/>
          </table:table-cell>
          <table:table-cell table:style-name="ce12" table:formula="of:=IF(MONTH([.$Q$19])&lt;&gt;MONTH([.$Q$19]-(WEEKDAY([.$Q$19];1)-([.$I$4]-1))-IF((WEEKDAY([.$Q$19];1)-([.$I$4]-1))&lt;=0;7;0)+(ROW([.R21])-ROW([.$Q$21]))*7+(COLUMN([.R21])-COLUMN([.$Q$21])+1));&quot;&quot;;[.$Q$19]-(WEEKDAY([.$Q$19];1)-([.$I$4]-1))-IF((WEEKDAY([.$Q$19];1)-([.$I$4]-1))&lt;=0;7;0)+(ROW([.R21])-ROW([.$Q$21]))*7+(COLUMN([.R21])-COLUMN([.$Q$21])+1))">
            <text:p/>
          </table:table-cell>
          <table:table-cell table:style-name="ce12" table:formula="of:=IF(MONTH([.$Q$19])&lt;&gt;MONTH([.$Q$19]-(WEEKDAY([.$Q$19];1)-([.$I$4]-1))-IF((WEEKDAY([.$Q$19];1)-([.$I$4]-1))&lt;=0;7;0)+(ROW([.S21])-ROW([.$Q$21]))*7+(COLUMN([.S21])-COLUMN([.$Q$21])+1));&quot;&quot;;[.$Q$19]-(WEEKDAY([.$Q$19];1)-([.$I$4]-1))-IF((WEEKDAY([.$Q$19];1)-([.$I$4]-1))&lt;=0;7;0)+(ROW([.S21])-ROW([.$Q$21]))*7+(COLUMN([.S21])-COLUMN([.$Q$21])+1))">
            <text:p/>
          </table:table-cell>
          <table:table-cell table:style-name="ce12" table:formula="of:=IF(MONTH([.$Q$19])&lt;&gt;MONTH([.$Q$19]-(WEEKDAY([.$Q$19];1)-([.$I$4]-1))-IF((WEEKDAY([.$Q$19];1)-([.$I$4]-1))&lt;=0;7;0)+(ROW([.T21])-ROW([.$Q$21]))*7+(COLUMN([.T21])-COLUMN([.$Q$21])+1));&quot;&quot;;[.$Q$19]-(WEEKDAY([.$Q$19];1)-([.$I$4]-1))-IF((WEEKDAY([.$Q$19];1)-([.$I$4]-1))&lt;=0;7;0)+(ROW([.T21])-ROW([.$Q$21]))*7+(COLUMN([.T21])-COLUMN([.$Q$21])+1))">
            <text:p/>
          </table:table-cell>
          <table:table-cell table:style-name="ce12" table:formula="of:=IF(MONTH([.$Q$19])&lt;&gt;MONTH([.$Q$19]-(WEEKDAY([.$Q$19];1)-([.$I$4]-1))-IF((WEEKDAY([.$Q$19];1)-([.$I$4]-1))&lt;=0;7;0)+(ROW([.U21])-ROW([.$Q$21]))*7+(COLUMN([.U21])-COLUMN([.$Q$21])+1));&quot;&quot;;[.$Q$19]-(WEEKDAY([.$Q$19];1)-([.$I$4]-1))-IF((WEEKDAY([.$Q$19];1)-([.$I$4]-1))&lt;=0;7;0)+(ROW([.U21])-ROW([.$Q$21]))*7+(COLUMN([.U21])-COLUMN([.$Q$21])+1))" office:value-type="date" office:date-value="2013-03-01">
            <text:p>1</text:p>
          </table:table-cell>
          <table:table-cell table:style-name="ce12" table:formula="of:=IF(MONTH([.$Q$19])&lt;&gt;MONTH([.$Q$19]-(WEEKDAY([.$Q$19];1)-([.$I$4]-1))-IF((WEEKDAY([.$Q$19];1)-([.$I$4]-1))&lt;=0;7;0)+(ROW([.V21])-ROW([.$Q$21]))*7+(COLUMN([.V21])-COLUMN([.$Q$21])+1));&quot;&quot;;[.$Q$19]-(WEEKDAY([.$Q$19];1)-([.$I$4]-1))-IF((WEEKDAY([.$Q$19];1)-([.$I$4]-1))&lt;=0;7;0)+(ROW([.V21])-ROW([.$Q$21]))*7+(COLUMN([.V21])-COLUMN([.$Q$21])+1))" office:value-type="date" office:date-value="2013-03-02">
            <text:p>2</text:p>
          </table:table-cell>
          <table:table-cell table:style-name="ce12" table:formula="of:=IF(MONTH([.$Q$19])&lt;&gt;MONTH([.$Q$19]-(WEEKDAY([.$Q$19];1)-([.$I$4]-1))-IF((WEEKDAY([.$Q$19];1)-([.$I$4]-1))&lt;=0;7;0)+(ROW([.W21])-ROW([.$Q$21]))*7+(COLUMN([.W21])-COLUMN([.$Q$21])+1));&quot;&quot;;[.$Q$19]-(WEEKDAY([.$Q$19];1)-([.$I$4]-1))-IF((WEEKDAY([.$Q$19];1)-([.$I$4]-1))&lt;=0;7;0)+(ROW([.W21])-ROW([.$Q$21]))*7+(COLUMN([.W21])-COLUMN([.$Q$21])+1))" office:value-type="date" office:date-value="2013-03-03">
            <text:p>3</text:p>
          </table:table-cell>
          <table:table-cell table:style-name="ce14"/>
          <table:table-cell table:style-name="ce35"/>
          <table:table-cell table:style-name="ce37"/>
          <table:table-cell table:number-columns-repeated="998"/>
        </table:table-row>
        <table:table-row table:style-name="ro2">
          <table:table-cell table:style-name="ce12" table:formula="of:=IF(MONTH([.$A$19])&lt;&gt;MONTH([.$A$19]-(WEEKDAY([.$A$19];1)-([.$I$4]-1))-IF((WEEKDAY([.$A$19];1)-([.$I$4]-1))&lt;=0;7;0)+(ROW([.A22])-ROW([.$A$21]))*7+(COLUMN([.A22])-COLUMN([.$A$21])+1));&quot;&quot;;[.$A$19]-(WEEKDAY([.$A$19];1)-([.$I$4]-1))-IF((WEEKDAY([.$A$19];1)-([.$I$4]-1))&lt;=0;7;0)+(ROW([.A22])-ROW([.$A$21]))*7+(COLUMN([.A22])-COLUMN([.$A$21])+1))" office:value-type="date" office:date-value="2013-01-07">
            <text:p>7</text:p>
          </table:table-cell>
          <table:table-cell table:style-name="ce12" table:formula="of:=IF(MONTH([.$A$19])&lt;&gt;MONTH([.$A$19]-(WEEKDAY([.$A$19];1)-([.$I$4]-1))-IF((WEEKDAY([.$A$19];1)-([.$I$4]-1))&lt;=0;7;0)+(ROW([.B22])-ROW([.$A$21]))*7+(COLUMN([.B22])-COLUMN([.$A$21])+1));&quot;&quot;;[.$A$19]-(WEEKDAY([.$A$19];1)-([.$I$4]-1))-IF((WEEKDAY([.$A$19];1)-([.$I$4]-1))&lt;=0;7;0)+(ROW([.B22])-ROW([.$A$21]))*7+(COLUMN([.B22])-COLUMN([.$A$21])+1))" office:value-type="date" office:date-value="2013-01-08">
            <text:p>8</text:p>
          </table:table-cell>
          <table:table-cell table:style-name="ce12" table:formula="of:=IF(MONTH([.$A$19])&lt;&gt;MONTH([.$A$19]-(WEEKDAY([.$A$19];1)-([.$I$4]-1))-IF((WEEKDAY([.$A$19];1)-([.$I$4]-1))&lt;=0;7;0)+(ROW([.C22])-ROW([.$A$21]))*7+(COLUMN([.C22])-COLUMN([.$A$21])+1));&quot;&quot;;[.$A$19]-(WEEKDAY([.$A$19];1)-([.$I$4]-1))-IF((WEEKDAY([.$A$19];1)-([.$I$4]-1))&lt;=0;7;0)+(ROW([.C22])-ROW([.$A$21]))*7+(COLUMN([.C22])-COLUMN([.$A$21])+1))" office:value-type="date" office:date-value="2013-01-09">
            <text:p>9</text:p>
          </table:table-cell>
          <table:table-cell table:style-name="ce12" table:formula="of:=IF(MONTH([.$A$19])&lt;&gt;MONTH([.$A$19]-(WEEKDAY([.$A$19];1)-([.$I$4]-1))-IF((WEEKDAY([.$A$19];1)-([.$I$4]-1))&lt;=0;7;0)+(ROW([.D22])-ROW([.$A$21]))*7+(COLUMN([.D22])-COLUMN([.$A$21])+1));&quot;&quot;;[.$A$19]-(WEEKDAY([.$A$19];1)-([.$I$4]-1))-IF((WEEKDAY([.$A$19];1)-([.$I$4]-1))&lt;=0;7;0)+(ROW([.D22])-ROW([.$A$21]))*7+(COLUMN([.D22])-COLUMN([.$A$21])+1))" office:value-type="date" office:date-value="2013-01-10">
            <text:p>10</text:p>
          </table:table-cell>
          <table:table-cell table:style-name="ce12" table:formula="of:=IF(MONTH([.$A$19])&lt;&gt;MONTH([.$A$19]-(WEEKDAY([.$A$19];1)-([.$I$4]-1))-IF((WEEKDAY([.$A$19];1)-([.$I$4]-1))&lt;=0;7;0)+(ROW([.E22])-ROW([.$A$21]))*7+(COLUMN([.E22])-COLUMN([.$A$21])+1));&quot;&quot;;[.$A$19]-(WEEKDAY([.$A$19];1)-([.$I$4]-1))-IF((WEEKDAY([.$A$19];1)-([.$I$4]-1))&lt;=0;7;0)+(ROW([.E22])-ROW([.$A$21]))*7+(COLUMN([.E22])-COLUMN([.$A$21])+1))" office:value-type="date" office:date-value="2013-01-11">
            <text:p>11</text:p>
          </table:table-cell>
          <table:table-cell table:style-name="ce12" table:formula="of:=IF(MONTH([.$A$19])&lt;&gt;MONTH([.$A$19]-(WEEKDAY([.$A$19];1)-([.$I$4]-1))-IF((WEEKDAY([.$A$19];1)-([.$I$4]-1))&lt;=0;7;0)+(ROW([.F22])-ROW([.$A$21]))*7+(COLUMN([.F22])-COLUMN([.$A$21])+1));&quot;&quot;;[.$A$19]-(WEEKDAY([.$A$19];1)-([.$I$4]-1))-IF((WEEKDAY([.$A$19];1)-([.$I$4]-1))&lt;=0;7;0)+(ROW([.F22])-ROW([.$A$21]))*7+(COLUMN([.F22])-COLUMN([.$A$21])+1))" office:value-type="date" office:date-value="2013-01-12">
            <text:p>12</text:p>
          </table:table-cell>
          <table:table-cell table:style-name="ce12" table:formula="of:=IF(MONTH([.$A$19])&lt;&gt;MONTH([.$A$19]-(WEEKDAY([.$A$19];1)-([.$I$4]-1))-IF((WEEKDAY([.$A$19];1)-([.$I$4]-1))&lt;=0;7;0)+(ROW([.G22])-ROW([.$A$21]))*7+(COLUMN([.G22])-COLUMN([.$A$21])+1));&quot;&quot;;[.$A$19]-(WEEKDAY([.$A$19];1)-([.$I$4]-1))-IF((WEEKDAY([.$A$19];1)-([.$I$4]-1))&lt;=0;7;0)+(ROW([.G22])-ROW([.$A$21]))*7+(COLUMN([.G22])-COLUMN([.$A$21])+1))" office:value-type="date" office:date-value="2013-01-13">
            <text:p>13</text:p>
          </table:table-cell>
          <table:table-cell table:style-name="ce14"/>
          <table:table-cell table:style-name="ce12" table:formula="of:=IF(MONTH([.$I$19])&lt;&gt;MONTH([.$I$19]-(WEEKDAY([.$I$19];1)-([.$I$4]-1))-IF((WEEKDAY([.$I$19];1)-([.$I$4]-1))&lt;=0;7;0)+(ROW([.I22])-ROW([.$I$21]))*7+(COLUMN([.I22])-COLUMN([.$I$21])+1));&quot;&quot;;[.$I$19]-(WEEKDAY([.$I$19];1)-([.$I$4]-1))-IF((WEEKDAY([.$I$19];1)-([.$I$4]-1))&lt;=0;7;0)+(ROW([.I22])-ROW([.$I$21]))*7+(COLUMN([.I22])-COLUMN([.$I$21])+1))" office:value-type="date" office:date-value="2013-02-04">
            <text:p>4</text:p>
          </table:table-cell>
          <table:table-cell table:style-name="ce12" table:formula="of:=IF(MONTH([.$I$19])&lt;&gt;MONTH([.$I$19]-(WEEKDAY([.$I$19];1)-([.$I$4]-1))-IF((WEEKDAY([.$I$19];1)-([.$I$4]-1))&lt;=0;7;0)+(ROW([.J22])-ROW([.$I$21]))*7+(COLUMN([.J22])-COLUMN([.$I$21])+1));&quot;&quot;;[.$I$19]-(WEEKDAY([.$I$19];1)-([.$I$4]-1))-IF((WEEKDAY([.$I$19];1)-([.$I$4]-1))&lt;=0;7;0)+(ROW([.J22])-ROW([.$I$21]))*7+(COLUMN([.J22])-COLUMN([.$I$21])+1))" office:value-type="date" office:date-value="2013-02-05">
            <text:p>5</text:p>
          </table:table-cell>
          <table:table-cell table:style-name="ce12" table:formula="of:=IF(MONTH([.$I$19])&lt;&gt;MONTH([.$I$19]-(WEEKDAY([.$I$19];1)-([.$I$4]-1))-IF((WEEKDAY([.$I$19];1)-([.$I$4]-1))&lt;=0;7;0)+(ROW([.K22])-ROW([.$I$21]))*7+(COLUMN([.K22])-COLUMN([.$I$21])+1));&quot;&quot;;[.$I$19]-(WEEKDAY([.$I$19];1)-([.$I$4]-1))-IF((WEEKDAY([.$I$19];1)-([.$I$4]-1))&lt;=0;7;0)+(ROW([.K22])-ROW([.$I$21]))*7+(COLUMN([.K22])-COLUMN([.$I$21])+1))" office:value-type="date" office:date-value="2013-02-06">
            <text:p>6</text:p>
          </table:table-cell>
          <table:table-cell table:style-name="ce12" table:formula="of:=IF(MONTH([.$I$19])&lt;&gt;MONTH([.$I$19]-(WEEKDAY([.$I$19];1)-([.$I$4]-1))-IF((WEEKDAY([.$I$19];1)-([.$I$4]-1))&lt;=0;7;0)+(ROW([.L22])-ROW([.$I$21]))*7+(COLUMN([.L22])-COLUMN([.$I$21])+1));&quot;&quot;;[.$I$19]-(WEEKDAY([.$I$19];1)-([.$I$4]-1))-IF((WEEKDAY([.$I$19];1)-([.$I$4]-1))&lt;=0;7;0)+(ROW([.L22])-ROW([.$I$21]))*7+(COLUMN([.L22])-COLUMN([.$I$21])+1))" office:value-type="date" office:date-value="2013-02-07">
            <text:p>7</text:p>
          </table:table-cell>
          <table:table-cell table:style-name="ce12" table:formula="of:=IF(MONTH([.$I$19])&lt;&gt;MONTH([.$I$19]-(WEEKDAY([.$I$19];1)-([.$I$4]-1))-IF((WEEKDAY([.$I$19];1)-([.$I$4]-1))&lt;=0;7;0)+(ROW([.M22])-ROW([.$I$21]))*7+(COLUMN([.M22])-COLUMN([.$I$21])+1));&quot;&quot;;[.$I$19]-(WEEKDAY([.$I$19];1)-([.$I$4]-1))-IF((WEEKDAY([.$I$19];1)-([.$I$4]-1))&lt;=0;7;0)+(ROW([.M22])-ROW([.$I$21]))*7+(COLUMN([.M22])-COLUMN([.$I$21])+1))" office:value-type="date" office:date-value="2013-02-08">
            <text:p>8</text:p>
          </table:table-cell>
          <table:table-cell table:style-name="ce12" table:formula="of:=IF(MONTH([.$I$19])&lt;&gt;MONTH([.$I$19]-(WEEKDAY([.$I$19];1)-([.$I$4]-1))-IF((WEEKDAY([.$I$19];1)-([.$I$4]-1))&lt;=0;7;0)+(ROW([.N22])-ROW([.$I$21]))*7+(COLUMN([.N22])-COLUMN([.$I$21])+1));&quot;&quot;;[.$I$19]-(WEEKDAY([.$I$19];1)-([.$I$4]-1))-IF((WEEKDAY([.$I$19];1)-([.$I$4]-1))&lt;=0;7;0)+(ROW([.N22])-ROW([.$I$21]))*7+(COLUMN([.N22])-COLUMN([.$I$21])+1))" office:value-type="date" office:date-value="2013-02-09">
            <text:p>9</text:p>
          </table:table-cell>
          <table:table-cell table:style-name="ce12" table:formula="of:=IF(MONTH([.$I$19])&lt;&gt;MONTH([.$I$19]-(WEEKDAY([.$I$19];1)-([.$I$4]-1))-IF((WEEKDAY([.$I$19];1)-([.$I$4]-1))&lt;=0;7;0)+(ROW([.O22])-ROW([.$I$21]))*7+(COLUMN([.O22])-COLUMN([.$I$21])+1));&quot;&quot;;[.$I$19]-(WEEKDAY([.$I$19];1)-([.$I$4]-1))-IF((WEEKDAY([.$I$19];1)-([.$I$4]-1))&lt;=0;7;0)+(ROW([.O22])-ROW([.$I$21]))*7+(COLUMN([.O22])-COLUMN([.$I$21])+1))" office:value-type="date" office:date-value="2013-02-10">
            <text:p>10</text:p>
          </table:table-cell>
          <table:table-cell table:style-name="ce14"/>
          <table:table-cell table:style-name="ce12" table:formula="of:=IF(MONTH([.$Q$19])&lt;&gt;MONTH([.$Q$19]-(WEEKDAY([.$Q$19];1)-([.$I$4]-1))-IF((WEEKDAY([.$Q$19];1)-([.$I$4]-1))&lt;=0;7;0)+(ROW([.Q22])-ROW([.$Q$21]))*7+(COLUMN([.Q22])-COLUMN([.$Q$21])+1));&quot;&quot;;[.$Q$19]-(WEEKDAY([.$Q$19];1)-([.$I$4]-1))-IF((WEEKDAY([.$Q$19];1)-([.$I$4]-1))&lt;=0;7;0)+(ROW([.Q22])-ROW([.$Q$21]))*7+(COLUMN([.Q22])-COLUMN([.$Q$21])+1))" office:value-type="date" office:date-value="2013-03-04">
            <text:p>4</text:p>
          </table:table-cell>
          <table:table-cell table:style-name="ce12" table:formula="of:=IF(MONTH([.$Q$19])&lt;&gt;MONTH([.$Q$19]-(WEEKDAY([.$Q$19];1)-([.$I$4]-1))-IF((WEEKDAY([.$Q$19];1)-([.$I$4]-1))&lt;=0;7;0)+(ROW([.R22])-ROW([.$Q$21]))*7+(COLUMN([.R22])-COLUMN([.$Q$21])+1));&quot;&quot;;[.$Q$19]-(WEEKDAY([.$Q$19];1)-([.$I$4]-1))-IF((WEEKDAY([.$Q$19];1)-([.$I$4]-1))&lt;=0;7;0)+(ROW([.R22])-ROW([.$Q$21]))*7+(COLUMN([.R22])-COLUMN([.$Q$21])+1))" office:value-type="date" office:date-value="2013-03-05">
            <text:p>5</text:p>
          </table:table-cell>
          <table:table-cell table:style-name="ce12" table:formula="of:=IF(MONTH([.$Q$19])&lt;&gt;MONTH([.$Q$19]-(WEEKDAY([.$Q$19];1)-([.$I$4]-1))-IF((WEEKDAY([.$Q$19];1)-([.$I$4]-1))&lt;=0;7;0)+(ROW([.S22])-ROW([.$Q$21]))*7+(COLUMN([.S22])-COLUMN([.$Q$21])+1));&quot;&quot;;[.$Q$19]-(WEEKDAY([.$Q$19];1)-([.$I$4]-1))-IF((WEEKDAY([.$Q$19];1)-([.$I$4]-1))&lt;=0;7;0)+(ROW([.S22])-ROW([.$Q$21]))*7+(COLUMN([.S22])-COLUMN([.$Q$21])+1))" office:value-type="date" office:date-value="2013-03-06">
            <text:p>6</text:p>
          </table:table-cell>
          <table:table-cell table:style-name="ce12" table:formula="of:=IF(MONTH([.$Q$19])&lt;&gt;MONTH([.$Q$19]-(WEEKDAY([.$Q$19];1)-([.$I$4]-1))-IF((WEEKDAY([.$Q$19];1)-([.$I$4]-1))&lt;=0;7;0)+(ROW([.T22])-ROW([.$Q$21]))*7+(COLUMN([.T22])-COLUMN([.$Q$21])+1));&quot;&quot;;[.$Q$19]-(WEEKDAY([.$Q$19];1)-([.$I$4]-1))-IF((WEEKDAY([.$Q$19];1)-([.$I$4]-1))&lt;=0;7;0)+(ROW([.T22])-ROW([.$Q$21]))*7+(COLUMN([.T22])-COLUMN([.$Q$21])+1))" office:value-type="date" office:date-value="2013-03-07">
            <text:p>7</text:p>
          </table:table-cell>
          <table:table-cell table:style-name="ce12" table:formula="of:=IF(MONTH([.$Q$19])&lt;&gt;MONTH([.$Q$19]-(WEEKDAY([.$Q$19];1)-([.$I$4]-1))-IF((WEEKDAY([.$Q$19];1)-([.$I$4]-1))&lt;=0;7;0)+(ROW([.U22])-ROW([.$Q$21]))*7+(COLUMN([.U22])-COLUMN([.$Q$21])+1));&quot;&quot;;[.$Q$19]-(WEEKDAY([.$Q$19];1)-([.$I$4]-1))-IF((WEEKDAY([.$Q$19];1)-([.$I$4]-1))&lt;=0;7;0)+(ROW([.U22])-ROW([.$Q$21]))*7+(COLUMN([.U22])-COLUMN([.$Q$21])+1))" office:value-type="date" office:date-value="2013-03-08">
            <text:p>8</text:p>
          </table:table-cell>
          <table:table-cell table:style-name="ce12" table:formula="of:=IF(MONTH([.$Q$19])&lt;&gt;MONTH([.$Q$19]-(WEEKDAY([.$Q$19];1)-([.$I$4]-1))-IF((WEEKDAY([.$Q$19];1)-([.$I$4]-1))&lt;=0;7;0)+(ROW([.V22])-ROW([.$Q$21]))*7+(COLUMN([.V22])-COLUMN([.$Q$21])+1));&quot;&quot;;[.$Q$19]-(WEEKDAY([.$Q$19];1)-([.$I$4]-1))-IF((WEEKDAY([.$Q$19];1)-([.$I$4]-1))&lt;=0;7;0)+(ROW([.V22])-ROW([.$Q$21]))*7+(COLUMN([.V22])-COLUMN([.$Q$21])+1))" office:value-type="date" office:date-value="2013-03-09">
            <text:p>9</text:p>
          </table:table-cell>
          <table:table-cell table:style-name="ce12" table:formula="of:=IF(MONTH([.$Q$19])&lt;&gt;MONTH([.$Q$19]-(WEEKDAY([.$Q$19];1)-([.$I$4]-1))-IF((WEEKDAY([.$Q$19];1)-([.$I$4]-1))&lt;=0;7;0)+(ROW([.W22])-ROW([.$Q$21]))*7+(COLUMN([.W22])-COLUMN([.$Q$21])+1));&quot;&quot;;[.$Q$19]-(WEEKDAY([.$Q$19];1)-([.$I$4]-1))-IF((WEEKDAY([.$Q$19];1)-([.$I$4]-1))&lt;=0;7;0)+(ROW([.W22])-ROW([.$Q$21]))*7+(COLUMN([.W22])-COLUMN([.$Q$21])+1))" office:value-type="date" office:date-value="2013-03-10">
            <text:p>10</text:p>
          </table:table-cell>
          <table:table-cell table:style-name="ce14"/>
          <table:table-cell table:style-name="ce35"/>
          <table:table-cell table:style-name="ce37"/>
          <table:table-cell table:number-columns-repeated="998"/>
        </table:table-row>
        <table:table-row table:style-name="ro2">
          <table:table-cell table:style-name="ce13" table:formula="of:=IF(MONTH([.$A$19])&lt;&gt;MONTH([.$A$19]-(WEEKDAY([.$A$19];1)-([.$I$4]-1))-IF((WEEKDAY([.$A$19];1)-([.$I$4]-1))&lt;=0;7;0)+(ROW([.A23])-ROW([.$A$21]))*7+(COLUMN([.A23])-COLUMN([.$A$21])+1));&quot;&quot;;[.$A$19]-(WEEKDAY([.$A$19];1)-([.$I$4]-1))-IF((WEEKDAY([.$A$19];1)-([.$I$4]-1))&lt;=0;7;0)+(ROW([.A23])-ROW([.$A$21]))*7+(COLUMN([.A23])-COLUMN([.$A$21])+1))" office:value-type="date" office:date-value="2013-01-14">
            <text:p>14</text:p>
          </table:table-cell>
          <table:table-cell table:style-name="ce12" table:formula="of:=IF(MONTH([.$A$19])&lt;&gt;MONTH([.$A$19]-(WEEKDAY([.$A$19];1)-([.$I$4]-1))-IF((WEEKDAY([.$A$19];1)-([.$I$4]-1))&lt;=0;7;0)+(ROW([.B23])-ROW([.$A$21]))*7+(COLUMN([.B23])-COLUMN([.$A$21])+1));&quot;&quot;;[.$A$19]-(WEEKDAY([.$A$19];1)-([.$I$4]-1))-IF((WEEKDAY([.$A$19];1)-([.$I$4]-1))&lt;=0;7;0)+(ROW([.B23])-ROW([.$A$21]))*7+(COLUMN([.B23])-COLUMN([.$A$21])+1))" office:value-type="date" office:date-value="2013-01-15">
            <text:p>15</text:p>
          </table:table-cell>
          <table:table-cell table:style-name="ce12" table:formula="of:=IF(MONTH([.$A$19])&lt;&gt;MONTH([.$A$19]-(WEEKDAY([.$A$19];1)-([.$I$4]-1))-IF((WEEKDAY([.$A$19];1)-([.$I$4]-1))&lt;=0;7;0)+(ROW([.C23])-ROW([.$A$21]))*7+(COLUMN([.C23])-COLUMN([.$A$21])+1));&quot;&quot;;[.$A$19]-(WEEKDAY([.$A$19];1)-([.$I$4]-1))-IF((WEEKDAY([.$A$19];1)-([.$I$4]-1))&lt;=0;7;0)+(ROW([.C23])-ROW([.$A$21]))*7+(COLUMN([.C23])-COLUMN([.$A$21])+1))" office:value-type="date" office:date-value="2013-01-16">
            <text:p>16</text:p>
          </table:table-cell>
          <table:table-cell table:style-name="ce12" table:formula="of:=IF(MONTH([.$A$19])&lt;&gt;MONTH([.$A$19]-(WEEKDAY([.$A$19];1)-([.$I$4]-1))-IF((WEEKDAY([.$A$19];1)-([.$I$4]-1))&lt;=0;7;0)+(ROW([.D23])-ROW([.$A$21]))*7+(COLUMN([.D23])-COLUMN([.$A$21])+1));&quot;&quot;;[.$A$19]-(WEEKDAY([.$A$19];1)-([.$I$4]-1))-IF((WEEKDAY([.$A$19];1)-([.$I$4]-1))&lt;=0;7;0)+(ROW([.D23])-ROW([.$A$21]))*7+(COLUMN([.D23])-COLUMN([.$A$21])+1))" office:value-type="date" office:date-value="2013-01-17">
            <text:p>17</text:p>
          </table:table-cell>
          <table:table-cell table:style-name="ce12" table:formula="of:=IF(MONTH([.$A$19])&lt;&gt;MONTH([.$A$19]-(WEEKDAY([.$A$19];1)-([.$I$4]-1))-IF((WEEKDAY([.$A$19];1)-([.$I$4]-1))&lt;=0;7;0)+(ROW([.E23])-ROW([.$A$21]))*7+(COLUMN([.E23])-COLUMN([.$A$21])+1));&quot;&quot;;[.$A$19]-(WEEKDAY([.$A$19];1)-([.$I$4]-1))-IF((WEEKDAY([.$A$19];1)-([.$I$4]-1))&lt;=0;7;0)+(ROW([.E23])-ROW([.$A$21]))*7+(COLUMN([.E23])-COLUMN([.$A$21])+1))" office:value-type="date" office:date-value="2013-01-18">
            <text:p>18</text:p>
          </table:table-cell>
          <table:table-cell table:style-name="ce12" table:formula="of:=IF(MONTH([.$A$19])&lt;&gt;MONTH([.$A$19]-(WEEKDAY([.$A$19];1)-([.$I$4]-1))-IF((WEEKDAY([.$A$19];1)-([.$I$4]-1))&lt;=0;7;0)+(ROW([.F23])-ROW([.$A$21]))*7+(COLUMN([.F23])-COLUMN([.$A$21])+1));&quot;&quot;;[.$A$19]-(WEEKDAY([.$A$19];1)-([.$I$4]-1))-IF((WEEKDAY([.$A$19];1)-([.$I$4]-1))&lt;=0;7;0)+(ROW([.F23])-ROW([.$A$21]))*7+(COLUMN([.F23])-COLUMN([.$A$21])+1))" office:value-type="date" office:date-value="2013-01-19">
            <text:p>19</text:p>
          </table:table-cell>
          <table:table-cell table:style-name="ce12" table:formula="of:=IF(MONTH([.$A$19])&lt;&gt;MONTH([.$A$19]-(WEEKDAY([.$A$19];1)-([.$I$4]-1))-IF((WEEKDAY([.$A$19];1)-([.$I$4]-1))&lt;=0;7;0)+(ROW([.G23])-ROW([.$A$21]))*7+(COLUMN([.G23])-COLUMN([.$A$21])+1));&quot;&quot;;[.$A$19]-(WEEKDAY([.$A$19];1)-([.$I$4]-1))-IF((WEEKDAY([.$A$19];1)-([.$I$4]-1))&lt;=0;7;0)+(ROW([.G23])-ROW([.$A$21]))*7+(COLUMN([.G23])-COLUMN([.$A$21])+1))" office:value-type="date" office:date-value="2013-01-20">
            <text:p>20</text:p>
          </table:table-cell>
          <table:table-cell table:style-name="ce14"/>
          <table:table-cell table:style-name="ce12" table:formula="of:=IF(MONTH([.$I$19])&lt;&gt;MONTH([.$I$19]-(WEEKDAY([.$I$19];1)-([.$I$4]-1))-IF((WEEKDAY([.$I$19];1)-([.$I$4]-1))&lt;=0;7;0)+(ROW([.I23])-ROW([.$I$21]))*7+(COLUMN([.I23])-COLUMN([.$I$21])+1));&quot;&quot;;[.$I$19]-(WEEKDAY([.$I$19];1)-([.$I$4]-1))-IF((WEEKDAY([.$I$19];1)-([.$I$4]-1))&lt;=0;7;0)+(ROW([.I23])-ROW([.$I$21]))*7+(COLUMN([.I23])-COLUMN([.$I$21])+1))" office:value-type="date" office:date-value="2013-02-11">
            <text:p>11</text:p>
          </table:table-cell>
          <table:table-cell table:style-name="ce12" table:formula="of:=IF(MONTH([.$I$19])&lt;&gt;MONTH([.$I$19]-(WEEKDAY([.$I$19];1)-([.$I$4]-1))-IF((WEEKDAY([.$I$19];1)-([.$I$4]-1))&lt;=0;7;0)+(ROW([.J23])-ROW([.$I$21]))*7+(COLUMN([.J23])-COLUMN([.$I$21])+1));&quot;&quot;;[.$I$19]-(WEEKDAY([.$I$19];1)-([.$I$4]-1))-IF((WEEKDAY([.$I$19];1)-([.$I$4]-1))&lt;=0;7;0)+(ROW([.J23])-ROW([.$I$21]))*7+(COLUMN([.J23])-COLUMN([.$I$21])+1))" office:value-type="date" office:date-value="2013-02-12">
            <text:p>12</text:p>
          </table:table-cell>
          <table:table-cell table:style-name="ce18" table:formula="of:=IF(MONTH([.$I$19])&lt;&gt;MONTH([.$I$19]-(WEEKDAY([.$I$19];1)-([.$I$4]-1))-IF((WEEKDAY([.$I$19];1)-([.$I$4]-1))&lt;=0;7;0)+(ROW([.K23])-ROW([.$I$21]))*7+(COLUMN([.K23])-COLUMN([.$I$21])+1));&quot;&quot;;[.$I$19]-(WEEKDAY([.$I$19];1)-([.$I$4]-1))-IF((WEEKDAY([.$I$19];1)-([.$I$4]-1))&lt;=0;7;0)+(ROW([.K23])-ROW([.$I$21]))*7+(COLUMN([.K23])-COLUMN([.$I$21])+1))" office:value-type="date" office:date-value="2013-02-13">
            <text:p>13</text:p>
          </table:table-cell>
          <table:table-cell table:style-name="ce12" table:formula="of:=IF(MONTH([.$I$19])&lt;&gt;MONTH([.$I$19]-(WEEKDAY([.$I$19];1)-([.$I$4]-1))-IF((WEEKDAY([.$I$19];1)-([.$I$4]-1))&lt;=0;7;0)+(ROW([.L23])-ROW([.$I$21]))*7+(COLUMN([.L23])-COLUMN([.$I$21])+1));&quot;&quot;;[.$I$19]-(WEEKDAY([.$I$19];1)-([.$I$4]-1))-IF((WEEKDAY([.$I$19];1)-([.$I$4]-1))&lt;=0;7;0)+(ROW([.L23])-ROW([.$I$21]))*7+(COLUMN([.L23])-COLUMN([.$I$21])+1))" office:value-type="date" office:date-value="2013-02-14">
            <text:p>14</text:p>
          </table:table-cell>
          <table:table-cell table:style-name="ce12" table:formula="of:=IF(MONTH([.$I$19])&lt;&gt;MONTH([.$I$19]-(WEEKDAY([.$I$19];1)-([.$I$4]-1))-IF((WEEKDAY([.$I$19];1)-([.$I$4]-1))&lt;=0;7;0)+(ROW([.M23])-ROW([.$I$21]))*7+(COLUMN([.M23])-COLUMN([.$I$21])+1));&quot;&quot;;[.$I$19]-(WEEKDAY([.$I$19];1)-([.$I$4]-1))-IF((WEEKDAY([.$I$19];1)-([.$I$4]-1))&lt;=0;7;0)+(ROW([.M23])-ROW([.$I$21]))*7+(COLUMN([.M23])-COLUMN([.$I$21])+1))" office:value-type="date" office:date-value="2013-02-15">
            <text:p>15</text:p>
          </table:table-cell>
          <table:table-cell table:style-name="ce12" table:formula="of:=IF(MONTH([.$I$19])&lt;&gt;MONTH([.$I$19]-(WEEKDAY([.$I$19];1)-([.$I$4]-1))-IF((WEEKDAY([.$I$19];1)-([.$I$4]-1))&lt;=0;7;0)+(ROW([.N23])-ROW([.$I$21]))*7+(COLUMN([.N23])-COLUMN([.$I$21])+1));&quot;&quot;;[.$I$19]-(WEEKDAY([.$I$19];1)-([.$I$4]-1))-IF((WEEKDAY([.$I$19];1)-([.$I$4]-1))&lt;=0;7;0)+(ROW([.N23])-ROW([.$I$21]))*7+(COLUMN([.N23])-COLUMN([.$I$21])+1))" office:value-type="date" office:date-value="2013-02-16">
            <text:p>16</text:p>
          </table:table-cell>
          <table:table-cell table:style-name="ce12" table:formula="of:=IF(MONTH([.$I$19])&lt;&gt;MONTH([.$I$19]-(WEEKDAY([.$I$19];1)-([.$I$4]-1))-IF((WEEKDAY([.$I$19];1)-([.$I$4]-1))&lt;=0;7;0)+(ROW([.O23])-ROW([.$I$21]))*7+(COLUMN([.O23])-COLUMN([.$I$21])+1));&quot;&quot;;[.$I$19]-(WEEKDAY([.$I$19];1)-([.$I$4]-1))-IF((WEEKDAY([.$I$19];1)-([.$I$4]-1))&lt;=0;7;0)+(ROW([.O23])-ROW([.$I$21]))*7+(COLUMN([.O23])-COLUMN([.$I$21])+1))" office:value-type="date" office:date-value="2013-02-17">
            <text:p>17</text:p>
          </table:table-cell>
          <table:table-cell table:style-name="ce14"/>
          <table:table-cell table:style-name="ce12" table:formula="of:=IF(MONTH([.$Q$19])&lt;&gt;MONTH([.$Q$19]-(WEEKDAY([.$Q$19];1)-([.$I$4]-1))-IF((WEEKDAY([.$Q$19];1)-([.$I$4]-1))&lt;=0;7;0)+(ROW([.Q23])-ROW([.$Q$21]))*7+(COLUMN([.Q23])-COLUMN([.$Q$21])+1));&quot;&quot;;[.$Q$19]-(WEEKDAY([.$Q$19];1)-([.$I$4]-1))-IF((WEEKDAY([.$Q$19];1)-([.$I$4]-1))&lt;=0;7;0)+(ROW([.Q23])-ROW([.$Q$21]))*7+(COLUMN([.Q23])-COLUMN([.$Q$21])+1))" office:value-type="date" office:date-value="2013-03-11">
            <text:p>11</text:p>
          </table:table-cell>
          <table:table-cell table:style-name="ce12" table:formula="of:=IF(MONTH([.$Q$19])&lt;&gt;MONTH([.$Q$19]-(WEEKDAY([.$Q$19];1)-([.$I$4]-1))-IF((WEEKDAY([.$Q$19];1)-([.$I$4]-1))&lt;=0;7;0)+(ROW([.R23])-ROW([.$Q$21]))*7+(COLUMN([.R23])-COLUMN([.$Q$21])+1));&quot;&quot;;[.$Q$19]-(WEEKDAY([.$Q$19];1)-([.$I$4]-1))-IF((WEEKDAY([.$Q$19];1)-([.$I$4]-1))&lt;=0;7;0)+(ROW([.R23])-ROW([.$Q$21]))*7+(COLUMN([.R23])-COLUMN([.$Q$21])+1))" office:value-type="date" office:date-value="2013-03-12">
            <text:p>12</text:p>
          </table:table-cell>
          <table:table-cell table:style-name="ce12" table:formula="of:=IF(MONTH([.$Q$19])&lt;&gt;MONTH([.$Q$19]-(WEEKDAY([.$Q$19];1)-([.$I$4]-1))-IF((WEEKDAY([.$Q$19];1)-([.$I$4]-1))&lt;=0;7;0)+(ROW([.S23])-ROW([.$Q$21]))*7+(COLUMN([.S23])-COLUMN([.$Q$21])+1));&quot;&quot;;[.$Q$19]-(WEEKDAY([.$Q$19];1)-([.$I$4]-1))-IF((WEEKDAY([.$Q$19];1)-([.$I$4]-1))&lt;=0;7;0)+(ROW([.S23])-ROW([.$Q$21]))*7+(COLUMN([.S23])-COLUMN([.$Q$21])+1))" office:value-type="date" office:date-value="2013-03-13">
            <text:p>13</text:p>
          </table:table-cell>
          <table:table-cell table:style-name="ce12" table:formula="of:=IF(MONTH([.$Q$19])&lt;&gt;MONTH([.$Q$19]-(WEEKDAY([.$Q$19];1)-([.$I$4]-1))-IF((WEEKDAY([.$Q$19];1)-([.$I$4]-1))&lt;=0;7;0)+(ROW([.T23])-ROW([.$Q$21]))*7+(COLUMN([.T23])-COLUMN([.$Q$21])+1));&quot;&quot;;[.$Q$19]-(WEEKDAY([.$Q$19];1)-([.$I$4]-1))-IF((WEEKDAY([.$Q$19];1)-([.$I$4]-1))&lt;=0;7;0)+(ROW([.T23])-ROW([.$Q$21]))*7+(COLUMN([.T23])-COLUMN([.$Q$21])+1))" office:value-type="date" office:date-value="2013-03-14">
            <text:p>14</text:p>
          </table:table-cell>
          <table:table-cell table:style-name="ce12" table:formula="of:=IF(MONTH([.$Q$19])&lt;&gt;MONTH([.$Q$19]-(WEEKDAY([.$Q$19];1)-([.$I$4]-1))-IF((WEEKDAY([.$Q$19];1)-([.$I$4]-1))&lt;=0;7;0)+(ROW([.U23])-ROW([.$Q$21]))*7+(COLUMN([.U23])-COLUMN([.$Q$21])+1));&quot;&quot;;[.$Q$19]-(WEEKDAY([.$Q$19];1)-([.$I$4]-1))-IF((WEEKDAY([.$Q$19];1)-([.$I$4]-1))&lt;=0;7;0)+(ROW([.U23])-ROW([.$Q$21]))*7+(COLUMN([.U23])-COLUMN([.$Q$21])+1))" office:value-type="date" office:date-value="2013-03-15">
            <text:p>15</text:p>
          </table:table-cell>
          <table:table-cell table:style-name="ce12" table:formula="of:=IF(MONTH([.$Q$19])&lt;&gt;MONTH([.$Q$19]-(WEEKDAY([.$Q$19];1)-([.$I$4]-1))-IF((WEEKDAY([.$Q$19];1)-([.$I$4]-1))&lt;=0;7;0)+(ROW([.V23])-ROW([.$Q$21]))*7+(COLUMN([.V23])-COLUMN([.$Q$21])+1));&quot;&quot;;[.$Q$19]-(WEEKDAY([.$Q$19];1)-([.$I$4]-1))-IF((WEEKDAY([.$Q$19];1)-([.$I$4]-1))&lt;=0;7;0)+(ROW([.V23])-ROW([.$Q$21]))*7+(COLUMN([.V23])-COLUMN([.$Q$21])+1))" office:value-type="date" office:date-value="2013-03-16">
            <text:p>16</text:p>
          </table:table-cell>
          <table:table-cell table:style-name="ce12" table:formula="of:=IF(MONTH([.$Q$19])&lt;&gt;MONTH([.$Q$19]-(WEEKDAY([.$Q$19];1)-([.$I$4]-1))-IF((WEEKDAY([.$Q$19];1)-([.$I$4]-1))&lt;=0;7;0)+(ROW([.W23])-ROW([.$Q$21]))*7+(COLUMN([.W23])-COLUMN([.$Q$21])+1));&quot;&quot;;[.$Q$19]-(WEEKDAY([.$Q$19];1)-([.$I$4]-1))-IF((WEEKDAY([.$Q$19];1)-([.$I$4]-1))&lt;=0;7;0)+(ROW([.W23])-ROW([.$Q$21]))*7+(COLUMN([.W23])-COLUMN([.$Q$21])+1))" office:value-type="date" office:date-value="2013-03-17">
            <text:p>17</text:p>
          </table:table-cell>
          <table:table-cell table:style-name="ce14"/>
          <table:table-cell table:style-name="ce35"/>
          <table:table-cell table:style-name="ce37"/>
          <table:table-cell table:number-columns-repeated="998"/>
        </table:table-row>
        <table:table-row table:style-name="ro2">
          <table:table-cell table:style-name="ce12" table:formula="of:=IF(MONTH([.$A$19])&lt;&gt;MONTH([.$A$19]-(WEEKDAY([.$A$19];1)-([.$I$4]-1))-IF((WEEKDAY([.$A$19];1)-([.$I$4]-1))&lt;=0;7;0)+(ROW([.A24])-ROW([.$A$21]))*7+(COLUMN([.A24])-COLUMN([.$A$21])+1));&quot;&quot;;[.$A$19]-(WEEKDAY([.$A$19];1)-([.$I$4]-1))-IF((WEEKDAY([.$A$19];1)-([.$I$4]-1))&lt;=0;7;0)+(ROW([.A24])-ROW([.$A$21]))*7+(COLUMN([.A24])-COLUMN([.$A$21])+1))" office:value-type="date" office:date-value="2013-01-21">
            <text:p>21</text:p>
          </table:table-cell>
          <table:table-cell table:style-name="ce12" table:formula="of:=IF(MONTH([.$A$19])&lt;&gt;MONTH([.$A$19]-(WEEKDAY([.$A$19];1)-([.$I$4]-1))-IF((WEEKDAY([.$A$19];1)-([.$I$4]-1))&lt;=0;7;0)+(ROW([.B24])-ROW([.$A$21]))*7+(COLUMN([.B24])-COLUMN([.$A$21])+1));&quot;&quot;;[.$A$19]-(WEEKDAY([.$A$19];1)-([.$I$4]-1))-IF((WEEKDAY([.$A$19];1)-([.$I$4]-1))&lt;=0;7;0)+(ROW([.B24])-ROW([.$A$21]))*7+(COLUMN([.B24])-COLUMN([.$A$21])+1))" office:value-type="date" office:date-value="2013-01-22">
            <text:p>22</text:p>
          </table:table-cell>
          <table:table-cell table:style-name="ce12" table:formula="of:=IF(MONTH([.$A$19])&lt;&gt;MONTH([.$A$19]-(WEEKDAY([.$A$19];1)-([.$I$4]-1))-IF((WEEKDAY([.$A$19];1)-([.$I$4]-1))&lt;=0;7;0)+(ROW([.C24])-ROW([.$A$21]))*7+(COLUMN([.C24])-COLUMN([.$A$21])+1));&quot;&quot;;[.$A$19]-(WEEKDAY([.$A$19];1)-([.$I$4]-1))-IF((WEEKDAY([.$A$19];1)-([.$I$4]-1))&lt;=0;7;0)+(ROW([.C24])-ROW([.$A$21]))*7+(COLUMN([.C24])-COLUMN([.$A$21])+1))" office:value-type="date" office:date-value="2013-01-23">
            <text:p>23</text:p>
          </table:table-cell>
          <table:table-cell table:style-name="ce18" table:formula="of:=IF(MONTH([.$A$19])&lt;&gt;MONTH([.$A$19]-(WEEKDAY([.$A$19];1)-([.$I$4]-1))-IF((WEEKDAY([.$A$19];1)-([.$I$4]-1))&lt;=0;7;0)+(ROW([.D24])-ROW([.$A$21]))*7+(COLUMN([.D24])-COLUMN([.$A$21])+1));&quot;&quot;;[.$A$19]-(WEEKDAY([.$A$19];1)-([.$I$4]-1))-IF((WEEKDAY([.$A$19];1)-([.$I$4]-1))&lt;=0;7;0)+(ROW([.D24])-ROW([.$A$21]))*7+(COLUMN([.D24])-COLUMN([.$A$21])+1))" office:value-type="date" office:date-value="2013-01-24">
            <text:p>24</text:p>
          </table:table-cell>
          <table:table-cell table:style-name="ce18" table:formula="of:=IF(MONTH([.$A$19])&lt;&gt;MONTH([.$A$19]-(WEEKDAY([.$A$19];1)-([.$I$4]-1))-IF((WEEKDAY([.$A$19];1)-([.$I$4]-1))&lt;=0;7;0)+(ROW([.E24])-ROW([.$A$21]))*7+(COLUMN([.E24])-COLUMN([.$A$21])+1));&quot;&quot;;[.$A$19]-(WEEKDAY([.$A$19];1)-([.$I$4]-1))-IF((WEEKDAY([.$A$19];1)-([.$I$4]-1))&lt;=0;7;0)+(ROW([.E24])-ROW([.$A$21]))*7+(COLUMN([.E24])-COLUMN([.$A$21])+1))" office:value-type="date" office:date-value="2013-01-25">
            <text:p>25</text:p>
          </table:table-cell>
          <table:table-cell table:style-name="ce12" table:formula="of:=IF(MONTH([.$A$19])&lt;&gt;MONTH([.$A$19]-(WEEKDAY([.$A$19];1)-([.$I$4]-1))-IF((WEEKDAY([.$A$19];1)-([.$I$4]-1))&lt;=0;7;0)+(ROW([.F24])-ROW([.$A$21]))*7+(COLUMN([.F24])-COLUMN([.$A$21])+1));&quot;&quot;;[.$A$19]-(WEEKDAY([.$A$19];1)-([.$I$4]-1))-IF((WEEKDAY([.$A$19];1)-([.$I$4]-1))&lt;=0;7;0)+(ROW([.F24])-ROW([.$A$21]))*7+(COLUMN([.F24])-COLUMN([.$A$21])+1))" office:value-type="date" office:date-value="2013-01-26">
            <text:p>26</text:p>
          </table:table-cell>
          <table:table-cell table:style-name="ce12" table:formula="of:=IF(MONTH([.$A$19])&lt;&gt;MONTH([.$A$19]-(WEEKDAY([.$A$19];1)-([.$I$4]-1))-IF((WEEKDAY([.$A$19];1)-([.$I$4]-1))&lt;=0;7;0)+(ROW([.G24])-ROW([.$A$21]))*7+(COLUMN([.G24])-COLUMN([.$A$21])+1));&quot;&quot;;[.$A$19]-(WEEKDAY([.$A$19];1)-([.$I$4]-1))-IF((WEEKDAY([.$A$19];1)-([.$I$4]-1))&lt;=0;7;0)+(ROW([.G24])-ROW([.$A$21]))*7+(COLUMN([.G24])-COLUMN([.$A$21])+1))" office:value-type="date" office:date-value="2013-01-27">
            <text:p>27</text:p>
          </table:table-cell>
          <table:table-cell table:style-name="ce14"/>
          <table:table-cell table:style-name="ce12" table:formula="of:=IF(MONTH([.$I$19])&lt;&gt;MONTH([.$I$19]-(WEEKDAY([.$I$19];1)-([.$I$4]-1))-IF((WEEKDAY([.$I$19];1)-([.$I$4]-1))&lt;=0;7;0)+(ROW([.I24])-ROW([.$I$21]))*7+(COLUMN([.I24])-COLUMN([.$I$21])+1));&quot;&quot;;[.$I$19]-(WEEKDAY([.$I$19];1)-([.$I$4]-1))-IF((WEEKDAY([.$I$19];1)-([.$I$4]-1))&lt;=0;7;0)+(ROW([.I24])-ROW([.$I$21]))*7+(COLUMN([.I24])-COLUMN([.$I$21])+1))" office:value-type="date" office:date-value="2013-02-18">
            <text:p>18</text:p>
          </table:table-cell>
          <table:table-cell table:style-name="ce12" table:formula="of:=IF(MONTH([.$I$19])&lt;&gt;MONTH([.$I$19]-(WEEKDAY([.$I$19];1)-([.$I$4]-1))-IF((WEEKDAY([.$I$19];1)-([.$I$4]-1))&lt;=0;7;0)+(ROW([.J24])-ROW([.$I$21]))*7+(COLUMN([.J24])-COLUMN([.$I$21])+1));&quot;&quot;;[.$I$19]-(WEEKDAY([.$I$19];1)-([.$I$4]-1))-IF((WEEKDAY([.$I$19];1)-([.$I$4]-1))&lt;=0;7;0)+(ROW([.J24])-ROW([.$I$21]))*7+(COLUMN([.J24])-COLUMN([.$I$21])+1))" office:value-type="date" office:date-value="2013-02-19">
            <text:p>19</text:p>
          </table:table-cell>
          <table:table-cell table:style-name="ce12" table:formula="of:=IF(MONTH([.$I$19])&lt;&gt;MONTH([.$I$19]-(WEEKDAY([.$I$19];1)-([.$I$4]-1))-IF((WEEKDAY([.$I$19];1)-([.$I$4]-1))&lt;=0;7;0)+(ROW([.K24])-ROW([.$I$21]))*7+(COLUMN([.K24])-COLUMN([.$I$21])+1));&quot;&quot;;[.$I$19]-(WEEKDAY([.$I$19];1)-([.$I$4]-1))-IF((WEEKDAY([.$I$19];1)-([.$I$4]-1))&lt;=0;7;0)+(ROW([.K24])-ROW([.$I$21]))*7+(COLUMN([.K24])-COLUMN([.$I$21])+1))" office:value-type="date" office:date-value="2013-02-20">
            <text:p>20</text:p>
          </table:table-cell>
          <table:table-cell table:style-name="ce12" table:formula="of:=IF(MONTH([.$I$19])&lt;&gt;MONTH([.$I$19]-(WEEKDAY([.$I$19];1)-([.$I$4]-1))-IF((WEEKDAY([.$I$19];1)-([.$I$4]-1))&lt;=0;7;0)+(ROW([.L24])-ROW([.$I$21]))*7+(COLUMN([.L24])-COLUMN([.$I$21])+1));&quot;&quot;;[.$I$19]-(WEEKDAY([.$I$19];1)-([.$I$4]-1))-IF((WEEKDAY([.$I$19];1)-([.$I$4]-1))&lt;=0;7;0)+(ROW([.L24])-ROW([.$I$21]))*7+(COLUMN([.L24])-COLUMN([.$I$21])+1))" office:value-type="date" office:date-value="2013-02-21">
            <text:p>21</text:p>
          </table:table-cell>
          <table:table-cell table:style-name="ce12" table:formula="of:=IF(MONTH([.$I$19])&lt;&gt;MONTH([.$I$19]-(WEEKDAY([.$I$19];1)-([.$I$4]-1))-IF((WEEKDAY([.$I$19];1)-([.$I$4]-1))&lt;=0;7;0)+(ROW([.M24])-ROW([.$I$21]))*7+(COLUMN([.M24])-COLUMN([.$I$21])+1));&quot;&quot;;[.$I$19]-(WEEKDAY([.$I$19];1)-([.$I$4]-1))-IF((WEEKDAY([.$I$19];1)-([.$I$4]-1))&lt;=0;7;0)+(ROW([.M24])-ROW([.$I$21]))*7+(COLUMN([.M24])-COLUMN([.$I$21])+1))" office:value-type="date" office:date-value="2013-02-22">
            <text:p>22</text:p>
          </table:table-cell>
          <table:table-cell table:style-name="ce12" table:formula="of:=IF(MONTH([.$I$19])&lt;&gt;MONTH([.$I$19]-(WEEKDAY([.$I$19];1)-([.$I$4]-1))-IF((WEEKDAY([.$I$19];1)-([.$I$4]-1))&lt;=0;7;0)+(ROW([.N24])-ROW([.$I$21]))*7+(COLUMN([.N24])-COLUMN([.$I$21])+1));&quot;&quot;;[.$I$19]-(WEEKDAY([.$I$19];1)-([.$I$4]-1))-IF((WEEKDAY([.$I$19];1)-([.$I$4]-1))&lt;=0;7;0)+(ROW([.N24])-ROW([.$I$21]))*7+(COLUMN([.N24])-COLUMN([.$I$21])+1))" office:value-type="date" office:date-value="2013-02-23">
            <text:p>23</text:p>
          </table:table-cell>
          <table:table-cell table:style-name="ce12" table:formula="of:=IF(MONTH([.$I$19])&lt;&gt;MONTH([.$I$19]-(WEEKDAY([.$I$19];1)-([.$I$4]-1))-IF((WEEKDAY([.$I$19];1)-([.$I$4]-1))&lt;=0;7;0)+(ROW([.O24])-ROW([.$I$21]))*7+(COLUMN([.O24])-COLUMN([.$I$21])+1));&quot;&quot;;[.$I$19]-(WEEKDAY([.$I$19];1)-([.$I$4]-1))-IF((WEEKDAY([.$I$19];1)-([.$I$4]-1))&lt;=0;7;0)+(ROW([.O24])-ROW([.$I$21]))*7+(COLUMN([.O24])-COLUMN([.$I$21])+1))" office:value-type="date" office:date-value="2013-02-24">
            <text:p>24</text:p>
          </table:table-cell>
          <table:table-cell table:style-name="ce14"/>
          <table:table-cell table:style-name="ce12" table:formula="of:=IF(MONTH([.$Q$19])&lt;&gt;MONTH([.$Q$19]-(WEEKDAY([.$Q$19];1)-([.$I$4]-1))-IF((WEEKDAY([.$Q$19];1)-([.$I$4]-1))&lt;=0;7;0)+(ROW([.Q24])-ROW([.$Q$21]))*7+(COLUMN([.Q24])-COLUMN([.$Q$21])+1));&quot;&quot;;[.$Q$19]-(WEEKDAY([.$Q$19];1)-([.$I$4]-1))-IF((WEEKDAY([.$Q$19];1)-([.$I$4]-1))&lt;=0;7;0)+(ROW([.Q24])-ROW([.$Q$21]))*7+(COLUMN([.Q24])-COLUMN([.$Q$21])+1))" office:value-type="date" office:date-value="2013-03-18">
            <text:p>18</text:p>
          </table:table-cell>
          <table:table-cell table:style-name="ce12" table:formula="of:=IF(MONTH([.$Q$19])&lt;&gt;MONTH([.$Q$19]-(WEEKDAY([.$Q$19];1)-([.$I$4]-1))-IF((WEEKDAY([.$Q$19];1)-([.$I$4]-1))&lt;=0;7;0)+(ROW([.R24])-ROW([.$Q$21]))*7+(COLUMN([.R24])-COLUMN([.$Q$21])+1));&quot;&quot;;[.$Q$19]-(WEEKDAY([.$Q$19];1)-([.$I$4]-1))-IF((WEEKDAY([.$Q$19];1)-([.$I$4]-1))&lt;=0;7;0)+(ROW([.R24])-ROW([.$Q$21]))*7+(COLUMN([.R24])-COLUMN([.$Q$21])+1))" office:value-type="date" office:date-value="2013-03-19">
            <text:p>19</text:p>
          </table:table-cell>
          <table:table-cell table:style-name="ce12" table:formula="of:=IF(MONTH([.$Q$19])&lt;&gt;MONTH([.$Q$19]-(WEEKDAY([.$Q$19];1)-([.$I$4]-1))-IF((WEEKDAY([.$Q$19];1)-([.$I$4]-1))&lt;=0;7;0)+(ROW([.S24])-ROW([.$Q$21]))*7+(COLUMN([.S24])-COLUMN([.$Q$21])+1));&quot;&quot;;[.$Q$19]-(WEEKDAY([.$Q$19];1)-([.$I$4]-1))-IF((WEEKDAY([.$Q$19];1)-([.$I$4]-1))&lt;=0;7;0)+(ROW([.S24])-ROW([.$Q$21]))*7+(COLUMN([.S24])-COLUMN([.$Q$21])+1))" office:value-type="date" office:date-value="2013-03-20">
            <text:p>20</text:p>
          </table:table-cell>
          <table:table-cell table:style-name="ce12" table:formula="of:=IF(MONTH([.$Q$19])&lt;&gt;MONTH([.$Q$19]-(WEEKDAY([.$Q$19];1)-([.$I$4]-1))-IF((WEEKDAY([.$Q$19];1)-([.$I$4]-1))&lt;=0;7;0)+(ROW([.T24])-ROW([.$Q$21]))*7+(COLUMN([.T24])-COLUMN([.$Q$21])+1));&quot;&quot;;[.$Q$19]-(WEEKDAY([.$Q$19];1)-([.$I$4]-1))-IF((WEEKDAY([.$Q$19];1)-([.$I$4]-1))&lt;=0;7;0)+(ROW([.T24])-ROW([.$Q$21]))*7+(COLUMN([.T24])-COLUMN([.$Q$21])+1))" office:value-type="date" office:date-value="2013-03-21">
            <text:p>21</text:p>
          </table:table-cell>
          <table:table-cell table:style-name="ce12" table:formula="of:=IF(MONTH([.$Q$19])&lt;&gt;MONTH([.$Q$19]-(WEEKDAY([.$Q$19];1)-([.$I$4]-1))-IF((WEEKDAY([.$Q$19];1)-([.$I$4]-1))&lt;=0;7;0)+(ROW([.U24])-ROW([.$Q$21]))*7+(COLUMN([.U24])-COLUMN([.$Q$21])+1));&quot;&quot;;[.$Q$19]-(WEEKDAY([.$Q$19];1)-([.$I$4]-1))-IF((WEEKDAY([.$Q$19];1)-([.$I$4]-1))&lt;=0;7;0)+(ROW([.U24])-ROW([.$Q$21]))*7+(COLUMN([.U24])-COLUMN([.$Q$21])+1))" office:value-type="date" office:date-value="2013-03-22">
            <text:p>22</text:p>
          </table:table-cell>
          <table:table-cell table:style-name="ce12" table:formula="of:=IF(MONTH([.$Q$19])&lt;&gt;MONTH([.$Q$19]-(WEEKDAY([.$Q$19];1)-([.$I$4]-1))-IF((WEEKDAY([.$Q$19];1)-([.$I$4]-1))&lt;=0;7;0)+(ROW([.V24])-ROW([.$Q$21]))*7+(COLUMN([.V24])-COLUMN([.$Q$21])+1));&quot;&quot;;[.$Q$19]-(WEEKDAY([.$Q$19];1)-([.$I$4]-1))-IF((WEEKDAY([.$Q$19];1)-([.$I$4]-1))&lt;=0;7;0)+(ROW([.V24])-ROW([.$Q$21]))*7+(COLUMN([.V24])-COLUMN([.$Q$21])+1))" office:value-type="date" office:date-value="2013-03-23">
            <text:p>23</text:p>
          </table:table-cell>
          <table:table-cell table:style-name="ce12" table:formula="of:=IF(MONTH([.$Q$19])&lt;&gt;MONTH([.$Q$19]-(WEEKDAY([.$Q$19];1)-([.$I$4]-1))-IF((WEEKDAY([.$Q$19];1)-([.$I$4]-1))&lt;=0;7;0)+(ROW([.W24])-ROW([.$Q$21]))*7+(COLUMN([.W24])-COLUMN([.$Q$21])+1));&quot;&quot;;[.$Q$19]-(WEEKDAY([.$Q$19];1)-([.$I$4]-1))-IF((WEEKDAY([.$Q$19];1)-([.$I$4]-1))&lt;=0;7;0)+(ROW([.W24])-ROW([.$Q$21]))*7+(COLUMN([.W24])-COLUMN([.$Q$21])+1))" office:value-type="date" office:date-value="2013-03-24">
            <text:p>24</text:p>
          </table:table-cell>
          <table:table-cell table:style-name="ce14"/>
          <table:table-cell table:style-name="ce35"/>
          <table:table-cell table:style-name="ce37"/>
          <table:table-cell table:number-columns-repeated="998"/>
        </table:table-row>
        <table:table-row table:style-name="ro2">
          <table:table-cell table:style-name="ce12" table:formula="of:=IF(MONTH([.$A$19])&lt;&gt;MONTH([.$A$19]-(WEEKDAY([.$A$19];1)-([.$I$4]-1))-IF((WEEKDAY([.$A$19];1)-([.$I$4]-1))&lt;=0;7;0)+(ROW([.A25])-ROW([.$A$21]))*7+(COLUMN([.A25])-COLUMN([.$A$21])+1));&quot;&quot;;[.$A$19]-(WEEKDAY([.$A$19];1)-([.$I$4]-1))-IF((WEEKDAY([.$A$19];1)-([.$I$4]-1))&lt;=0;7;0)+(ROW([.A25])-ROW([.$A$21]))*7+(COLUMN([.A25])-COLUMN([.$A$21])+1))" office:value-type="date" office:date-value="2013-01-28">
            <text:p>28</text:p>
          </table:table-cell>
          <table:table-cell table:style-name="ce12" table:formula="of:=IF(MONTH([.$A$19])&lt;&gt;MONTH([.$A$19]-(WEEKDAY([.$A$19];1)-([.$I$4]-1))-IF((WEEKDAY([.$A$19];1)-([.$I$4]-1))&lt;=0;7;0)+(ROW([.B25])-ROW([.$A$21]))*7+(COLUMN([.B25])-COLUMN([.$A$21])+1));&quot;&quot;;[.$A$19]-(WEEKDAY([.$A$19];1)-([.$I$4]-1))-IF((WEEKDAY([.$A$19];1)-([.$I$4]-1))&lt;=0;7;0)+(ROW([.B25])-ROW([.$A$21]))*7+(COLUMN([.B25])-COLUMN([.$A$21])+1))" office:value-type="date" office:date-value="2013-01-29">
            <text:p>29</text:p>
          </table:table-cell>
          <table:table-cell table:style-name="ce12" table:formula="of:=IF(MONTH([.$A$19])&lt;&gt;MONTH([.$A$19]-(WEEKDAY([.$A$19];1)-([.$I$4]-1))-IF((WEEKDAY([.$A$19];1)-([.$I$4]-1))&lt;=0;7;0)+(ROW([.C25])-ROW([.$A$21]))*7+(COLUMN([.C25])-COLUMN([.$A$21])+1));&quot;&quot;;[.$A$19]-(WEEKDAY([.$A$19];1)-([.$I$4]-1))-IF((WEEKDAY([.$A$19];1)-([.$I$4]-1))&lt;=0;7;0)+(ROW([.C25])-ROW([.$A$21]))*7+(COLUMN([.C25])-COLUMN([.$A$21])+1))" office:value-type="date" office:date-value="2013-01-30">
            <text:p>30</text:p>
          </table:table-cell>
          <table:table-cell table:style-name="ce18" table:formula="of:=IF(MONTH([.$A$19])&lt;&gt;MONTH([.$A$19]-(WEEKDAY([.$A$19];1)-([.$I$4]-1))-IF((WEEKDAY([.$A$19];1)-([.$I$4]-1))&lt;=0;7;0)+(ROW([.D25])-ROW([.$A$21]))*7+(COLUMN([.D25])-COLUMN([.$A$21])+1));&quot;&quot;;[.$A$19]-(WEEKDAY([.$A$19];1)-([.$I$4]-1))-IF((WEEKDAY([.$A$19];1)-([.$I$4]-1))&lt;=0;7;0)+(ROW([.D25])-ROW([.$A$21]))*7+(COLUMN([.D25])-COLUMN([.$A$21])+1))" office:value-type="date" office:date-value="2013-01-31">
            <text:p>31</text:p>
          </table:table-cell>
          <table:table-cell table:style-name="ce12" table:formula="of:=IF(MONTH([.$A$19])&lt;&gt;MONTH([.$A$19]-(WEEKDAY([.$A$19];1)-([.$I$4]-1))-IF((WEEKDAY([.$A$19];1)-([.$I$4]-1))&lt;=0;7;0)+(ROW([.E25])-ROW([.$A$21]))*7+(COLUMN([.E25])-COLUMN([.$A$21])+1));&quot;&quot;;[.$A$19]-(WEEKDAY([.$A$19];1)-([.$I$4]-1))-IF((WEEKDAY([.$A$19];1)-([.$I$4]-1))&lt;=0;7;0)+(ROW([.E25])-ROW([.$A$21]))*7+(COLUMN([.E25])-COLUMN([.$A$21])+1))">
            <text:p/>
          </table:table-cell>
          <table:table-cell table:style-name="ce12" table:formula="of:=IF(MONTH([.$A$19])&lt;&gt;MONTH([.$A$19]-(WEEKDAY([.$A$19];1)-([.$I$4]-1))-IF((WEEKDAY([.$A$19];1)-([.$I$4]-1))&lt;=0;7;0)+(ROW([.F25])-ROW([.$A$21]))*7+(COLUMN([.F25])-COLUMN([.$A$21])+1));&quot;&quot;;[.$A$19]-(WEEKDAY([.$A$19];1)-([.$I$4]-1))-IF((WEEKDAY([.$A$19];1)-([.$I$4]-1))&lt;=0;7;0)+(ROW([.F25])-ROW([.$A$21]))*7+(COLUMN([.F25])-COLUMN([.$A$21])+1))">
            <text:p/>
          </table:table-cell>
          <table:table-cell table:style-name="ce12" table:formula="of:=IF(MONTH([.$A$19])&lt;&gt;MONTH([.$A$19]-(WEEKDAY([.$A$19];1)-([.$I$4]-1))-IF((WEEKDAY([.$A$19];1)-([.$I$4]-1))&lt;=0;7;0)+(ROW([.G25])-ROW([.$A$21]))*7+(COLUMN([.G25])-COLUMN([.$A$21])+1));&quot;&quot;;[.$A$19]-(WEEKDAY([.$A$19];1)-([.$I$4]-1))-IF((WEEKDAY([.$A$19];1)-([.$I$4]-1))&lt;=0;7;0)+(ROW([.G25])-ROW([.$A$21]))*7+(COLUMN([.G25])-COLUMN([.$A$21])+1))">
            <text:p/>
          </table:table-cell>
          <table:table-cell table:style-name="ce14"/>
          <table:table-cell table:style-name="ce12" table:formula="of:=IF(MONTH([.$I$19])&lt;&gt;MONTH([.$I$19]-(WEEKDAY([.$I$19];1)-([.$I$4]-1))-IF((WEEKDAY([.$I$19];1)-([.$I$4]-1))&lt;=0;7;0)+(ROW([.I25])-ROW([.$I$21]))*7+(COLUMN([.I25])-COLUMN([.$I$21])+1));&quot;&quot;;[.$I$19]-(WEEKDAY([.$I$19];1)-([.$I$4]-1))-IF((WEEKDAY([.$I$19];1)-([.$I$4]-1))&lt;=0;7;0)+(ROW([.I25])-ROW([.$I$21]))*7+(COLUMN([.I25])-COLUMN([.$I$21])+1))" office:value-type="date" office:date-value="2013-02-25">
            <text:p>25</text:p>
          </table:table-cell>
          <table:table-cell table:style-name="ce12" table:formula="of:=IF(MONTH([.$I$19])&lt;&gt;MONTH([.$I$19]-(WEEKDAY([.$I$19];1)-([.$I$4]-1))-IF((WEEKDAY([.$I$19];1)-([.$I$4]-1))&lt;=0;7;0)+(ROW([.J25])-ROW([.$I$21]))*7+(COLUMN([.J25])-COLUMN([.$I$21])+1));&quot;&quot;;[.$I$19]-(WEEKDAY([.$I$19];1)-([.$I$4]-1))-IF((WEEKDAY([.$I$19];1)-([.$I$4]-1))&lt;=0;7;0)+(ROW([.J25])-ROW([.$I$21]))*7+(COLUMN([.J25])-COLUMN([.$I$21])+1))" office:value-type="date" office:date-value="2013-02-26">
            <text:p>26</text:p>
          </table:table-cell>
          <table:table-cell table:style-name="ce12" table:formula="of:=IF(MONTH([.$I$19])&lt;&gt;MONTH([.$I$19]-(WEEKDAY([.$I$19];1)-([.$I$4]-1))-IF((WEEKDAY([.$I$19];1)-([.$I$4]-1))&lt;=0;7;0)+(ROW([.K25])-ROW([.$I$21]))*7+(COLUMN([.K25])-COLUMN([.$I$21])+1));&quot;&quot;;[.$I$19]-(WEEKDAY([.$I$19];1)-([.$I$4]-1))-IF((WEEKDAY([.$I$19];1)-([.$I$4]-1))&lt;=0;7;0)+(ROW([.K25])-ROW([.$I$21]))*7+(COLUMN([.K25])-COLUMN([.$I$21])+1))" office:value-type="date" office:date-value="2013-02-27">
            <text:p>27</text:p>
          </table:table-cell>
          <table:table-cell table:style-name="ce12" table:formula="of:=IF(MONTH([.$I$19])&lt;&gt;MONTH([.$I$19]-(WEEKDAY([.$I$19];1)-([.$I$4]-1))-IF((WEEKDAY([.$I$19];1)-([.$I$4]-1))&lt;=0;7;0)+(ROW([.L25])-ROW([.$I$21]))*7+(COLUMN([.L25])-COLUMN([.$I$21])+1));&quot;&quot;;[.$I$19]-(WEEKDAY([.$I$19];1)-([.$I$4]-1))-IF((WEEKDAY([.$I$19];1)-([.$I$4]-1))&lt;=0;7;0)+(ROW([.L25])-ROW([.$I$21]))*7+(COLUMN([.L25])-COLUMN([.$I$21])+1))" office:value-type="date" office:date-value="2013-02-28">
            <text:p>28</text:p>
          </table:table-cell>
          <table:table-cell table:style-name="ce12" table:formula="of:=IF(MONTH([.$I$19])&lt;&gt;MONTH([.$I$19]-(WEEKDAY([.$I$19];1)-([.$I$4]-1))-IF((WEEKDAY([.$I$19];1)-([.$I$4]-1))&lt;=0;7;0)+(ROW([.M25])-ROW([.$I$21]))*7+(COLUMN([.M25])-COLUMN([.$I$21])+1));&quot;&quot;;[.$I$19]-(WEEKDAY([.$I$19];1)-([.$I$4]-1))-IF((WEEKDAY([.$I$19];1)-([.$I$4]-1))&lt;=0;7;0)+(ROW([.M25])-ROW([.$I$21]))*7+(COLUMN([.M25])-COLUMN([.$I$21])+1))">
            <text:p/>
          </table:table-cell>
          <table:table-cell table:style-name="ce12" table:formula="of:=IF(MONTH([.$I$19])&lt;&gt;MONTH([.$I$19]-(WEEKDAY([.$I$19];1)-([.$I$4]-1))-IF((WEEKDAY([.$I$19];1)-([.$I$4]-1))&lt;=0;7;0)+(ROW([.N25])-ROW([.$I$21]))*7+(COLUMN([.N25])-COLUMN([.$I$21])+1));&quot;&quot;;[.$I$19]-(WEEKDAY([.$I$19];1)-([.$I$4]-1))-IF((WEEKDAY([.$I$19];1)-([.$I$4]-1))&lt;=0;7;0)+(ROW([.N25])-ROW([.$I$21]))*7+(COLUMN([.N25])-COLUMN([.$I$21])+1))">
            <text:p/>
          </table:table-cell>
          <table:table-cell table:style-name="ce12" table:formula="of:=IF(MONTH([.$I$19])&lt;&gt;MONTH([.$I$19]-(WEEKDAY([.$I$19];1)-([.$I$4]-1))-IF((WEEKDAY([.$I$19];1)-([.$I$4]-1))&lt;=0;7;0)+(ROW([.O25])-ROW([.$I$21]))*7+(COLUMN([.O25])-COLUMN([.$I$21])+1));&quot;&quot;;[.$I$19]-(WEEKDAY([.$I$19];1)-([.$I$4]-1))-IF((WEEKDAY([.$I$19];1)-([.$I$4]-1))&lt;=0;7;0)+(ROW([.O25])-ROW([.$I$21]))*7+(COLUMN([.O25])-COLUMN([.$I$21])+1))">
            <text:p/>
          </table:table-cell>
          <table:table-cell table:style-name="ce14"/>
          <table:table-cell table:style-name="ce12" table:formula="of:=IF(MONTH([.$Q$19])&lt;&gt;MONTH([.$Q$19]-(WEEKDAY([.$Q$19];1)-([.$I$4]-1))-IF((WEEKDAY([.$Q$19];1)-([.$I$4]-1))&lt;=0;7;0)+(ROW([.Q25])-ROW([.$Q$21]))*7+(COLUMN([.Q25])-COLUMN([.$Q$21])+1));&quot;&quot;;[.$Q$19]-(WEEKDAY([.$Q$19];1)-([.$I$4]-1))-IF((WEEKDAY([.$Q$19];1)-([.$I$4]-1))&lt;=0;7;0)+(ROW([.Q25])-ROW([.$Q$21]))*7+(COLUMN([.Q25])-COLUMN([.$Q$21])+1))" office:value-type="date" office:date-value="2013-03-25">
            <text:p>25</text:p>
          </table:table-cell>
          <table:table-cell table:style-name="ce12" table:formula="of:=IF(MONTH([.$Q$19])&lt;&gt;MONTH([.$Q$19]-(WEEKDAY([.$Q$19];1)-([.$I$4]-1))-IF((WEEKDAY([.$Q$19];1)-([.$I$4]-1))&lt;=0;7;0)+(ROW([.R25])-ROW([.$Q$21]))*7+(COLUMN([.R25])-COLUMN([.$Q$21])+1));&quot;&quot;;[.$Q$19]-(WEEKDAY([.$Q$19];1)-([.$I$4]-1))-IF((WEEKDAY([.$Q$19];1)-([.$I$4]-1))&lt;=0;7;0)+(ROW([.R25])-ROW([.$Q$21]))*7+(COLUMN([.R25])-COLUMN([.$Q$21])+1))" office:value-type="date" office:date-value="2013-03-26">
            <text:p>26</text:p>
          </table:table-cell>
          <table:table-cell table:style-name="ce12" table:formula="of:=IF(MONTH([.$Q$19])&lt;&gt;MONTH([.$Q$19]-(WEEKDAY([.$Q$19];1)-([.$I$4]-1))-IF((WEEKDAY([.$Q$19];1)-([.$I$4]-1))&lt;=0;7;0)+(ROW([.S25])-ROW([.$Q$21]))*7+(COLUMN([.S25])-COLUMN([.$Q$21])+1));&quot;&quot;;[.$Q$19]-(WEEKDAY([.$Q$19];1)-([.$I$4]-1))-IF((WEEKDAY([.$Q$19];1)-([.$I$4]-1))&lt;=0;7;0)+(ROW([.S25])-ROW([.$Q$21]))*7+(COLUMN([.S25])-COLUMN([.$Q$21])+1))" office:value-type="date" office:date-value="2013-03-27">
            <text:p>27</text:p>
          </table:table-cell>
          <table:table-cell table:style-name="ce12" table:formula="of:=IF(MONTH([.$Q$19])&lt;&gt;MONTH([.$Q$19]-(WEEKDAY([.$Q$19];1)-([.$I$4]-1))-IF((WEEKDAY([.$Q$19];1)-([.$I$4]-1))&lt;=0;7;0)+(ROW([.T25])-ROW([.$Q$21]))*7+(COLUMN([.T25])-COLUMN([.$Q$21])+1));&quot;&quot;;[.$Q$19]-(WEEKDAY([.$Q$19];1)-([.$I$4]-1))-IF((WEEKDAY([.$Q$19];1)-([.$I$4]-1))&lt;=0;7;0)+(ROW([.T25])-ROW([.$Q$21]))*7+(COLUMN([.T25])-COLUMN([.$Q$21])+1))" office:value-type="date" office:date-value="2013-03-28">
            <text:p>28</text:p>
          </table:table-cell>
          <table:table-cell table:style-name="ce12" table:formula="of:=IF(MONTH([.$Q$19])&lt;&gt;MONTH([.$Q$19]-(WEEKDAY([.$Q$19];1)-([.$I$4]-1))-IF((WEEKDAY([.$Q$19];1)-([.$I$4]-1))&lt;=0;7;0)+(ROW([.U25])-ROW([.$Q$21]))*7+(COLUMN([.U25])-COLUMN([.$Q$21])+1));&quot;&quot;;[.$Q$19]-(WEEKDAY([.$Q$19];1)-([.$I$4]-1))-IF((WEEKDAY([.$Q$19];1)-([.$I$4]-1))&lt;=0;7;0)+(ROW([.U25])-ROW([.$Q$21]))*7+(COLUMN([.U25])-COLUMN([.$Q$21])+1))" office:value-type="date" office:date-value="2013-03-29">
            <text:p>29</text:p>
          </table:table-cell>
          <table:table-cell table:style-name="ce12" table:formula="of:=IF(MONTH([.$Q$19])&lt;&gt;MONTH([.$Q$19]-(WEEKDAY([.$Q$19];1)-([.$I$4]-1))-IF((WEEKDAY([.$Q$19];1)-([.$I$4]-1))&lt;=0;7;0)+(ROW([.V25])-ROW([.$Q$21]))*7+(COLUMN([.V25])-COLUMN([.$Q$21])+1));&quot;&quot;;[.$Q$19]-(WEEKDAY([.$Q$19];1)-([.$I$4]-1))-IF((WEEKDAY([.$Q$19];1)-([.$I$4]-1))&lt;=0;7;0)+(ROW([.V25])-ROW([.$Q$21]))*7+(COLUMN([.V25])-COLUMN([.$Q$21])+1))" office:value-type="date" office:date-value="2013-03-30">
            <text:p>30</text:p>
          </table:table-cell>
          <table:table-cell table:style-name="ce12" table:formula="of:=IF(MONTH([.$Q$19])&lt;&gt;MONTH([.$Q$19]-(WEEKDAY([.$Q$19];1)-([.$I$4]-1))-IF((WEEKDAY([.$Q$19];1)-([.$I$4]-1))&lt;=0;7;0)+(ROW([.W25])-ROW([.$Q$21]))*7+(COLUMN([.W25])-COLUMN([.$Q$21])+1));&quot;&quot;;[.$Q$19]-(WEEKDAY([.$Q$19];1)-([.$I$4]-1))-IF((WEEKDAY([.$Q$19];1)-([.$I$4]-1))&lt;=0;7;0)+(ROW([.W25])-ROW([.$Q$21]))*7+(COLUMN([.W25])-COLUMN([.$Q$21])+1))" office:value-type="date" office:date-value="2013-03-31">
            <text:p>31</text:p>
          </table:table-cell>
          <table:table-cell table:style-name="ce14"/>
          <table:table-cell table:style-name="ce35"/>
          <table:table-cell table:style-name="ce37"/>
          <table:table-cell table:number-columns-repeated="998"/>
        </table:table-row>
        <table:table-row table:style-name="ro2">
          <table:table-cell table:style-name="ce12" table:formula="of:=IF(MONTH([.$A$19])&lt;&gt;MONTH([.$A$19]-(WEEKDAY([.$A$19];1)-([.$I$4]-1))-IF((WEEKDAY([.$A$19];1)-([.$I$4]-1))&lt;=0;7;0)+(ROW([.A26])-ROW([.$A$21]))*7+(COLUMN([.A26])-COLUMN([.$A$21])+1));&quot;&quot;;[.$A$19]-(WEEKDAY([.$A$19];1)-([.$I$4]-1))-IF((WEEKDAY([.$A$19];1)-([.$I$4]-1))&lt;=0;7;0)+(ROW([.A26])-ROW([.$A$21]))*7+(COLUMN([.A26])-COLUMN([.$A$21])+1))">
            <text:p/>
          </table:table-cell>
          <table:table-cell table:style-name="ce12" table:formula="of:=IF(MONTH([.$A$19])&lt;&gt;MONTH([.$A$19]-(WEEKDAY([.$A$19];1)-([.$I$4]-1))-IF((WEEKDAY([.$A$19];1)-([.$I$4]-1))&lt;=0;7;0)+(ROW([.B26])-ROW([.$A$21]))*7+(COLUMN([.B26])-COLUMN([.$A$21])+1));&quot;&quot;;[.$A$19]-(WEEKDAY([.$A$19];1)-([.$I$4]-1))-IF((WEEKDAY([.$A$19];1)-([.$I$4]-1))&lt;=0;7;0)+(ROW([.B26])-ROW([.$A$21]))*7+(COLUMN([.B26])-COLUMN([.$A$21])+1))">
            <text:p/>
          </table:table-cell>
          <table:table-cell table:style-name="ce12" table:formula="of:=IF(MONTH([.$A$19])&lt;&gt;MONTH([.$A$19]-(WEEKDAY([.$A$19];1)-([.$I$4]-1))-IF((WEEKDAY([.$A$19];1)-([.$I$4]-1))&lt;=0;7;0)+(ROW([.C26])-ROW([.$A$21]))*7+(COLUMN([.C26])-COLUMN([.$A$21])+1));&quot;&quot;;[.$A$19]-(WEEKDAY([.$A$19];1)-([.$I$4]-1))-IF((WEEKDAY([.$A$19];1)-([.$I$4]-1))&lt;=0;7;0)+(ROW([.C26])-ROW([.$A$21]))*7+(COLUMN([.C26])-COLUMN([.$A$21])+1))">
            <text:p/>
          </table:table-cell>
          <table:table-cell table:style-name="ce12" table:formula="of:=IF(MONTH([.$A$19])&lt;&gt;MONTH([.$A$19]-(WEEKDAY([.$A$19];1)-([.$I$4]-1))-IF((WEEKDAY([.$A$19];1)-([.$I$4]-1))&lt;=0;7;0)+(ROW([.D26])-ROW([.$A$21]))*7+(COLUMN([.D26])-COLUMN([.$A$21])+1));&quot;&quot;;[.$A$19]-(WEEKDAY([.$A$19];1)-([.$I$4]-1))-IF((WEEKDAY([.$A$19];1)-([.$I$4]-1))&lt;=0;7;0)+(ROW([.D26])-ROW([.$A$21]))*7+(COLUMN([.D26])-COLUMN([.$A$21])+1))">
            <text:p/>
          </table:table-cell>
          <table:table-cell table:style-name="ce12" table:formula="of:=IF(MONTH([.$A$19])&lt;&gt;MONTH([.$A$19]-(WEEKDAY([.$A$19];1)-([.$I$4]-1))-IF((WEEKDAY([.$A$19];1)-([.$I$4]-1))&lt;=0;7;0)+(ROW([.E26])-ROW([.$A$21]))*7+(COLUMN([.E26])-COLUMN([.$A$21])+1));&quot;&quot;;[.$A$19]-(WEEKDAY([.$A$19];1)-([.$I$4]-1))-IF((WEEKDAY([.$A$19];1)-([.$I$4]-1))&lt;=0;7;0)+(ROW([.E26])-ROW([.$A$21]))*7+(COLUMN([.E26])-COLUMN([.$A$21])+1))">
            <text:p/>
          </table:table-cell>
          <table:table-cell table:style-name="ce12" table:formula="of:=IF(MONTH([.$A$19])&lt;&gt;MONTH([.$A$19]-(WEEKDAY([.$A$19];1)-([.$I$4]-1))-IF((WEEKDAY([.$A$19];1)-([.$I$4]-1))&lt;=0;7;0)+(ROW([.F26])-ROW([.$A$21]))*7+(COLUMN([.F26])-COLUMN([.$A$21])+1));&quot;&quot;;[.$A$19]-(WEEKDAY([.$A$19];1)-([.$I$4]-1))-IF((WEEKDAY([.$A$19];1)-([.$I$4]-1))&lt;=0;7;0)+(ROW([.F26])-ROW([.$A$21]))*7+(COLUMN([.F26])-COLUMN([.$A$21])+1))">
            <text:p/>
          </table:table-cell>
          <table:table-cell table:style-name="ce12" table:formula="of:=IF(MONTH([.$A$19])&lt;&gt;MONTH([.$A$19]-(WEEKDAY([.$A$19];1)-([.$I$4]-1))-IF((WEEKDAY([.$A$19];1)-([.$I$4]-1))&lt;=0;7;0)+(ROW([.G26])-ROW([.$A$21]))*7+(COLUMN([.G26])-COLUMN([.$A$21])+1));&quot;&quot;;[.$A$19]-(WEEKDAY([.$A$19];1)-([.$I$4]-1))-IF((WEEKDAY([.$A$19];1)-([.$I$4]-1))&lt;=0;7;0)+(ROW([.G26])-ROW([.$A$21]))*7+(COLUMN([.G26])-COLUMN([.$A$21])+1))">
            <text:p/>
          </table:table-cell>
          <table:table-cell table:style-name="ce14"/>
          <table:table-cell table:style-name="ce12" table:formula="of:=IF(MONTH([.$I$19])&lt;&gt;MONTH([.$I$19]-(WEEKDAY([.$I$19];1)-([.$I$4]-1))-IF((WEEKDAY([.$I$19];1)-([.$I$4]-1))&lt;=0;7;0)+(ROW([.I26])-ROW([.$I$21]))*7+(COLUMN([.I26])-COLUMN([.$I$21])+1));&quot;&quot;;[.$I$19]-(WEEKDAY([.$I$19];1)-([.$I$4]-1))-IF((WEEKDAY([.$I$19];1)-([.$I$4]-1))&lt;=0;7;0)+(ROW([.I26])-ROW([.$I$21]))*7+(COLUMN([.I26])-COLUMN([.$I$21])+1))">
            <text:p/>
          </table:table-cell>
          <table:table-cell table:style-name="ce12" table:formula="of:=IF(MONTH([.$I$19])&lt;&gt;MONTH([.$I$19]-(WEEKDAY([.$I$19];1)-([.$I$4]-1))-IF((WEEKDAY([.$I$19];1)-([.$I$4]-1))&lt;=0;7;0)+(ROW([.J26])-ROW([.$I$21]))*7+(COLUMN([.J26])-COLUMN([.$I$21])+1));&quot;&quot;;[.$I$19]-(WEEKDAY([.$I$19];1)-([.$I$4]-1))-IF((WEEKDAY([.$I$19];1)-([.$I$4]-1))&lt;=0;7;0)+(ROW([.J26])-ROW([.$I$21]))*7+(COLUMN([.J26])-COLUMN([.$I$21])+1))">
            <text:p/>
          </table:table-cell>
          <table:table-cell table:style-name="ce12" table:formula="of:=IF(MONTH([.$I$19])&lt;&gt;MONTH([.$I$19]-(WEEKDAY([.$I$19];1)-([.$I$4]-1))-IF((WEEKDAY([.$I$19];1)-([.$I$4]-1))&lt;=0;7;0)+(ROW([.K26])-ROW([.$I$21]))*7+(COLUMN([.K26])-COLUMN([.$I$21])+1));&quot;&quot;;[.$I$19]-(WEEKDAY([.$I$19];1)-([.$I$4]-1))-IF((WEEKDAY([.$I$19];1)-([.$I$4]-1))&lt;=0;7;0)+(ROW([.K26])-ROW([.$I$21]))*7+(COLUMN([.K26])-COLUMN([.$I$21])+1))">
            <text:p/>
          </table:table-cell>
          <table:table-cell table:style-name="ce12" table:formula="of:=IF(MONTH([.$I$19])&lt;&gt;MONTH([.$I$19]-(WEEKDAY([.$I$19];1)-([.$I$4]-1))-IF((WEEKDAY([.$I$19];1)-([.$I$4]-1))&lt;=0;7;0)+(ROW([.L26])-ROW([.$I$21]))*7+(COLUMN([.L26])-COLUMN([.$I$21])+1));&quot;&quot;;[.$I$19]-(WEEKDAY([.$I$19];1)-([.$I$4]-1))-IF((WEEKDAY([.$I$19];1)-([.$I$4]-1))&lt;=0;7;0)+(ROW([.L26])-ROW([.$I$21]))*7+(COLUMN([.L26])-COLUMN([.$I$21])+1))">
            <text:p/>
          </table:table-cell>
          <table:table-cell table:style-name="ce12" table:formula="of:=IF(MONTH([.$I$19])&lt;&gt;MONTH([.$I$19]-(WEEKDAY([.$I$19];1)-([.$I$4]-1))-IF((WEEKDAY([.$I$19];1)-([.$I$4]-1))&lt;=0;7;0)+(ROW([.M26])-ROW([.$I$21]))*7+(COLUMN([.M26])-COLUMN([.$I$21])+1));&quot;&quot;;[.$I$19]-(WEEKDAY([.$I$19];1)-([.$I$4]-1))-IF((WEEKDAY([.$I$19];1)-([.$I$4]-1))&lt;=0;7;0)+(ROW([.M26])-ROW([.$I$21]))*7+(COLUMN([.M26])-COLUMN([.$I$21])+1))">
            <text:p/>
          </table:table-cell>
          <table:table-cell table:style-name="ce12" table:formula="of:=IF(MONTH([.$I$19])&lt;&gt;MONTH([.$I$19]-(WEEKDAY([.$I$19];1)-([.$I$4]-1))-IF((WEEKDAY([.$I$19];1)-([.$I$4]-1))&lt;=0;7;0)+(ROW([.N26])-ROW([.$I$21]))*7+(COLUMN([.N26])-COLUMN([.$I$21])+1));&quot;&quot;;[.$I$19]-(WEEKDAY([.$I$19];1)-([.$I$4]-1))-IF((WEEKDAY([.$I$19];1)-([.$I$4]-1))&lt;=0;7;0)+(ROW([.N26])-ROW([.$I$21]))*7+(COLUMN([.N26])-COLUMN([.$I$21])+1))">
            <text:p/>
          </table:table-cell>
          <table:table-cell table:style-name="ce12" table:formula="of:=IF(MONTH([.$I$19])&lt;&gt;MONTH([.$I$19]-(WEEKDAY([.$I$19];1)-([.$I$4]-1))-IF((WEEKDAY([.$I$19];1)-([.$I$4]-1))&lt;=0;7;0)+(ROW([.O26])-ROW([.$I$21]))*7+(COLUMN([.O26])-COLUMN([.$I$21])+1));&quot;&quot;;[.$I$19]-(WEEKDAY([.$I$19];1)-([.$I$4]-1))-IF((WEEKDAY([.$I$19];1)-([.$I$4]-1))&lt;=0;7;0)+(ROW([.O26])-ROW([.$I$21]))*7+(COLUMN([.O26])-COLUMN([.$I$21])+1))">
            <text:p/>
          </table:table-cell>
          <table:table-cell table:style-name="ce14"/>
          <table:table-cell table:style-name="ce12" table:formula="of:=IF(MONTH([.$Q$19])&lt;&gt;MONTH([.$Q$19]-(WEEKDAY([.$Q$19];1)-([.$I$4]-1))-IF((WEEKDAY([.$Q$19];1)-([.$I$4]-1))&lt;=0;7;0)+(ROW([.Q26])-ROW([.$Q$21]))*7+(COLUMN([.Q26])-COLUMN([.$Q$21])+1));&quot;&quot;;[.$Q$19]-(WEEKDAY([.$Q$19];1)-([.$I$4]-1))-IF((WEEKDAY([.$Q$19];1)-([.$I$4]-1))&lt;=0;7;0)+(ROW([.Q26])-ROW([.$Q$21]))*7+(COLUMN([.Q26])-COLUMN([.$Q$21])+1))">
            <text:p/>
          </table:table-cell>
          <table:table-cell table:style-name="ce12" table:formula="of:=IF(MONTH([.$Q$19])&lt;&gt;MONTH([.$Q$19]-(WEEKDAY([.$Q$19];1)-([.$I$4]-1))-IF((WEEKDAY([.$Q$19];1)-([.$I$4]-1))&lt;=0;7;0)+(ROW([.R26])-ROW([.$Q$21]))*7+(COLUMN([.R26])-COLUMN([.$Q$21])+1));&quot;&quot;;[.$Q$19]-(WEEKDAY([.$Q$19];1)-([.$I$4]-1))-IF((WEEKDAY([.$Q$19];1)-([.$I$4]-1))&lt;=0;7;0)+(ROW([.R26])-ROW([.$Q$21]))*7+(COLUMN([.R26])-COLUMN([.$Q$21])+1))">
            <text:p/>
          </table:table-cell>
          <table:table-cell table:style-name="ce12" table:formula="of:=IF(MONTH([.$Q$19])&lt;&gt;MONTH([.$Q$19]-(WEEKDAY([.$Q$19];1)-([.$I$4]-1))-IF((WEEKDAY([.$Q$19];1)-([.$I$4]-1))&lt;=0;7;0)+(ROW([.S26])-ROW([.$Q$21]))*7+(COLUMN([.S26])-COLUMN([.$Q$21])+1));&quot;&quot;;[.$Q$19]-(WEEKDAY([.$Q$19];1)-([.$I$4]-1))-IF((WEEKDAY([.$Q$19];1)-([.$I$4]-1))&lt;=0;7;0)+(ROW([.S26])-ROW([.$Q$21]))*7+(COLUMN([.S26])-COLUMN([.$Q$21])+1))">
            <text:p/>
          </table:table-cell>
          <table:table-cell table:style-name="ce12" table:formula="of:=IF(MONTH([.$Q$19])&lt;&gt;MONTH([.$Q$19]-(WEEKDAY([.$Q$19];1)-([.$I$4]-1))-IF((WEEKDAY([.$Q$19];1)-([.$I$4]-1))&lt;=0;7;0)+(ROW([.T26])-ROW([.$Q$21]))*7+(COLUMN([.T26])-COLUMN([.$Q$21])+1));&quot;&quot;;[.$Q$19]-(WEEKDAY([.$Q$19];1)-([.$I$4]-1))-IF((WEEKDAY([.$Q$19];1)-([.$I$4]-1))&lt;=0;7;0)+(ROW([.T26])-ROW([.$Q$21]))*7+(COLUMN([.T26])-COLUMN([.$Q$21])+1))">
            <text:p/>
          </table:table-cell>
          <table:table-cell table:style-name="ce12" table:formula="of:=IF(MONTH([.$Q$19])&lt;&gt;MONTH([.$Q$19]-(WEEKDAY([.$Q$19];1)-([.$I$4]-1))-IF((WEEKDAY([.$Q$19];1)-([.$I$4]-1))&lt;=0;7;0)+(ROW([.U26])-ROW([.$Q$21]))*7+(COLUMN([.U26])-COLUMN([.$Q$21])+1));&quot;&quot;;[.$Q$19]-(WEEKDAY([.$Q$19];1)-([.$I$4]-1))-IF((WEEKDAY([.$Q$19];1)-([.$I$4]-1))&lt;=0;7;0)+(ROW([.U26])-ROW([.$Q$21]))*7+(COLUMN([.U26])-COLUMN([.$Q$21])+1))">
            <text:p/>
          </table:table-cell>
          <table:table-cell table:style-name="ce12" table:formula="of:=IF(MONTH([.$Q$19])&lt;&gt;MONTH([.$Q$19]-(WEEKDAY([.$Q$19];1)-([.$I$4]-1))-IF((WEEKDAY([.$Q$19];1)-([.$I$4]-1))&lt;=0;7;0)+(ROW([.V26])-ROW([.$Q$21]))*7+(COLUMN([.V26])-COLUMN([.$Q$21])+1));&quot;&quot;;[.$Q$19]-(WEEKDAY([.$Q$19];1)-([.$I$4]-1))-IF((WEEKDAY([.$Q$19];1)-([.$I$4]-1))&lt;=0;7;0)+(ROW([.V26])-ROW([.$Q$21]))*7+(COLUMN([.V26])-COLUMN([.$Q$21])+1))">
            <text:p/>
          </table:table-cell>
          <table:table-cell table:style-name="ce12" table:formula="of:=IF(MONTH([.$Q$19])&lt;&gt;MONTH([.$Q$19]-(WEEKDAY([.$Q$19];1)-([.$I$4]-1))-IF((WEEKDAY([.$Q$19];1)-([.$I$4]-1))&lt;=0;7;0)+(ROW([.W26])-ROW([.$Q$21]))*7+(COLUMN([.W26])-COLUMN([.$Q$21])+1));&quot;&quot;;[.$Q$19]-(WEEKDAY([.$Q$19];1)-([.$I$4]-1))-IF((WEEKDAY([.$Q$19];1)-([.$I$4]-1))&lt;=0;7;0)+(ROW([.W26])-ROW([.$Q$21]))*7+(COLUMN([.W26])-COLUMN([.$Q$21])+1))">
            <text:p/>
          </table:table-cell>
          <table:table-cell table:style-name="ce14"/>
          <table:table-cell table:style-name="ce35"/>
          <table:table-cell table:style-name="ce37"/>
          <table:table-cell table:number-columns-repeated="998"/>
        </table:table-row>
        <table:table-row table:style-name="ro2">
          <table:table-cell table:style-name="ce14" table:number-columns-repeated="24"/>
          <table:table-cell table:style-name="ce35"/>
          <table:table-cell table:style-name="ce37"/>
          <table:table-cell table:number-columns-repeated="998"/>
        </table:table-row>
        <table:table-row table:style-name="ro4">
          <table:table-cell table:style-name="ce8" table:formula="of:=DATE(YEAR([.Q19]);MONTH([.Q19])+1;1)" office:value-type="float" office:value="41365" table:number-columns-spanned="7" table:number-rows-spanned="1">
            <text:p>abril 2013</text:p>
          </table:table-cell>
          <table:covered-table-cell table:number-columns-repeated="6" table:style-name="ce8"/>
          <table:table-cell table:style-name="ce14"/>
          <table:table-cell table:style-name="ce8" table:formula="of:=DATE(YEAR([.A28]);MONTH([.A28])+1;1)" office:value-type="float" office:value="41395" table:number-columns-spanned="7" table:number-rows-spanned="1">
            <text:p>mayo 2013</text:p>
          </table:table-cell>
          <table:covered-table-cell table:number-columns-repeated="6" table:style-name="ce8"/>
          <table:table-cell table:style-name="ce14"/>
          <table:table-cell table:style-name="ce8" table:formula="of:=DATE(YEAR([.I28]);MONTH([.I28])+1;1)" office:value-type="float" office:value="41426" table:number-columns-spanned="7" table:number-rows-spanned="1">
            <text:p>junio 2013</text:p>
          </table:table-cell>
          <table:covered-table-cell table:number-columns-repeated="6" table:style-name="ce8"/>
          <table:table-cell table:style-name="ce14"/>
          <table:table-cell table:style-name="ce35"/>
          <table:table-cell table:style-name="ce37"/>
          <table:table-cell table:number-columns-repeated="998"/>
        </table:table-row>
        <table:table-row table:style-name="ro2">
          <table:table-cell table:style-name="ce9" table:formula="of:=[.$A$20]" office:value-type="string" office:string-value="lu">
            <text:p>lu</text:p>
          </table:table-cell>
          <table:table-cell table:style-name="ce17" table:formula="of:=[.$B$20]" office:value-type="string" office:string-value="ma">
            <text:p>ma</text:p>
          </table:table-cell>
          <table:table-cell table:style-name="ce17" table:formula="of:=[.$C$20]" office:value-type="string" office:string-value="mi">
            <text:p>mi</text:p>
          </table:table-cell>
          <table:table-cell table:style-name="ce17" table:formula="of:=[.$D$20]" office:value-type="string" office:string-value="ju">
            <text:p>ju</text:p>
          </table:table-cell>
          <table:table-cell table:style-name="ce17" table:formula="of:=[.$E$20]" office:value-type="string" office:string-value="vi">
            <text:p>vi</text:p>
          </table:table-cell>
          <table:table-cell table:style-name="ce17" table:formula="of:=[.$F$20]" office:value-type="string" office:string-value="sa">
            <text:p>sa</text:p>
          </table:table-cell>
          <table:table-cell table:style-name="ce20" table:formula="of:=[.$G$20]" office:value-type="string" office:string-value="do">
            <text:p>do</text:p>
          </table:table-cell>
          <table:table-cell table:style-name="ce14"/>
          <table:table-cell table:style-name="ce9" table:formula="of:=[.$A$20]" office:value-type="string" office:string-value="lu">
            <text:p>lu</text:p>
          </table:table-cell>
          <table:table-cell table:style-name="ce17" table:formula="of:=[.$B$20]" office:value-type="string" office:string-value="ma">
            <text:p>ma</text:p>
          </table:table-cell>
          <table:table-cell table:style-name="ce17" table:formula="of:=[.$C$20]" office:value-type="string" office:string-value="mi">
            <text:p>mi</text:p>
          </table:table-cell>
          <table:table-cell table:style-name="ce17" table:formula="of:=[.$D$20]" office:value-type="string" office:string-value="ju">
            <text:p>ju</text:p>
          </table:table-cell>
          <table:table-cell table:style-name="ce17" table:formula="of:=[.$E$20]" office:value-type="string" office:string-value="vi">
            <text:p>vi</text:p>
          </table:table-cell>
          <table:table-cell table:style-name="ce17" table:formula="of:=[.$F$20]" office:value-type="string" office:string-value="sa">
            <text:p>sa</text:p>
          </table:table-cell>
          <table:table-cell table:style-name="ce20" table:formula="of:=[.$G$20]" office:value-type="string" office:string-value="do">
            <text:p>do</text:p>
          </table:table-cell>
          <table:table-cell table:style-name="ce14"/>
          <table:table-cell table:style-name="ce9" table:formula="of:=[.$A$20]" office:value-type="string" office:string-value="lu">
            <text:p>lu</text:p>
          </table:table-cell>
          <table:table-cell table:style-name="ce17" table:formula="of:=[.$B$20]" office:value-type="string" office:string-value="ma">
            <text:p>ma</text:p>
          </table:table-cell>
          <table:table-cell table:style-name="ce17" table:formula="of:=[.$C$20]" office:value-type="string" office:string-value="mi">
            <text:p>mi</text:p>
          </table:table-cell>
          <table:table-cell table:style-name="ce17" table:formula="of:=[.$D$20]" office:value-type="string" office:string-value="ju">
            <text:p>ju</text:p>
          </table:table-cell>
          <table:table-cell table:style-name="ce17" table:formula="of:=[.$E$20]" office:value-type="string" office:string-value="vi">
            <text:p>vi</text:p>
          </table:table-cell>
          <table:table-cell table:style-name="ce17" table:formula="of:=[.$F$20]" office:value-type="string" office:string-value="sa">
            <text:p>sa</text:p>
          </table:table-cell>
          <table:table-cell table:style-name="ce20" table:formula="of:=[.$G$20]" office:value-type="string" office:string-value="do">
            <text:p>do</text:p>
          </table:table-cell>
          <table:table-cell table:style-name="ce14"/>
          <table:table-cell table:style-name="ce35"/>
          <table:table-cell table:style-name="ce37"/>
          <table:table-cell table:number-columns-repeated="998"/>
        </table:table-row>
        <table:table-row table:style-name="ro2">
          <table:table-cell table:style-name="ce12" table:formula="of:=IF(MONTH([.$A$28])&lt;&gt;MONTH([.$A$28]-(WEEKDAY([.$A$28];1)-([.$I$4]-1))-IF((WEEKDAY([.$A$28];1)-([.$I$4]-1))&lt;=0;7;0)+(ROW([.A30])-ROW([.$A$30]))*7+(COLUMN([.A30])-COLUMN([.$A$30])+1));&quot;&quot;;[.$A$28]-(WEEKDAY([.$A$28];1)-([.$I$4]-1))-IF((WEEKDAY([.$A$28];1)-([.$I$4]-1))&lt;=0;7;0)+(ROW([.A30])-ROW([.$A$30]))*7+(COLUMN([.A30])-COLUMN([.$A$30])+1))" office:value-type="date" office:date-value="2013-04-01">
            <text:p>1</text:p>
          </table:table-cell>
          <table:table-cell table:style-name="ce12" table:formula="of:=IF(MONTH([.$A$28])&lt;&gt;MONTH([.$A$28]-(WEEKDAY([.$A$28];1)-([.$I$4]-1))-IF((WEEKDAY([.$A$28];1)-([.$I$4]-1))&lt;=0;7;0)+(ROW([.B30])-ROW([.$A$30]))*7+(COLUMN([.B30])-COLUMN([.$A$30])+1));&quot;&quot;;[.$A$28]-(WEEKDAY([.$A$28];1)-([.$I$4]-1))-IF((WEEKDAY([.$A$28];1)-([.$I$4]-1))&lt;=0;7;0)+(ROW([.B30])-ROW([.$A$30]))*7+(COLUMN([.B30])-COLUMN([.$A$30])+1))" office:value-type="date" office:date-value="2013-04-02">
            <text:p>2</text:p>
          </table:table-cell>
          <table:table-cell table:style-name="ce12" table:formula="of:=IF(MONTH([.$A$28])&lt;&gt;MONTH([.$A$28]-(WEEKDAY([.$A$28];1)-([.$I$4]-1))-IF((WEEKDAY([.$A$28];1)-([.$I$4]-1))&lt;=0;7;0)+(ROW([.C30])-ROW([.$A$30]))*7+(COLUMN([.C30])-COLUMN([.$A$30])+1));&quot;&quot;;[.$A$28]-(WEEKDAY([.$A$28];1)-([.$I$4]-1))-IF((WEEKDAY([.$A$28];1)-([.$I$4]-1))&lt;=0;7;0)+(ROW([.C30])-ROW([.$A$30]))*7+(COLUMN([.C30])-COLUMN([.$A$30])+1))" office:value-type="date" office:date-value="2013-04-03">
            <text:p>3</text:p>
          </table:table-cell>
          <table:table-cell table:style-name="ce12" table:formula="of:=IF(MONTH([.$A$28])&lt;&gt;MONTH([.$A$28]-(WEEKDAY([.$A$28];1)-([.$I$4]-1))-IF((WEEKDAY([.$A$28];1)-([.$I$4]-1))&lt;=0;7;0)+(ROW([.D30])-ROW([.$A$30]))*7+(COLUMN([.D30])-COLUMN([.$A$30])+1));&quot;&quot;;[.$A$28]-(WEEKDAY([.$A$28];1)-([.$I$4]-1))-IF((WEEKDAY([.$A$28];1)-([.$I$4]-1))&lt;=0;7;0)+(ROW([.D30])-ROW([.$A$30]))*7+(COLUMN([.D30])-COLUMN([.$A$30])+1))" office:value-type="date" office:date-value="2013-04-04">
            <text:p>4</text:p>
          </table:table-cell>
          <table:table-cell table:style-name="ce12" table:formula="of:=IF(MONTH([.$A$28])&lt;&gt;MONTH([.$A$28]-(WEEKDAY([.$A$28];1)-([.$I$4]-1))-IF((WEEKDAY([.$A$28];1)-([.$I$4]-1))&lt;=0;7;0)+(ROW([.E30])-ROW([.$A$30]))*7+(COLUMN([.E30])-COLUMN([.$A$30])+1));&quot;&quot;;[.$A$28]-(WEEKDAY([.$A$28];1)-([.$I$4]-1))-IF((WEEKDAY([.$A$28];1)-([.$I$4]-1))&lt;=0;7;0)+(ROW([.E30])-ROW([.$A$30]))*7+(COLUMN([.E30])-COLUMN([.$A$30])+1))" office:value-type="date" office:date-value="2013-04-05">
            <text:p>5</text:p>
          </table:table-cell>
          <table:table-cell table:style-name="ce12" table:formula="of:=IF(MONTH([.$A$28])&lt;&gt;MONTH([.$A$28]-(WEEKDAY([.$A$28];1)-([.$I$4]-1))-IF((WEEKDAY([.$A$28];1)-([.$I$4]-1))&lt;=0;7;0)+(ROW([.F30])-ROW([.$A$30]))*7+(COLUMN([.F30])-COLUMN([.$A$30])+1));&quot;&quot;;[.$A$28]-(WEEKDAY([.$A$28];1)-([.$I$4]-1))-IF((WEEKDAY([.$A$28];1)-([.$I$4]-1))&lt;=0;7;0)+(ROW([.F30])-ROW([.$A$30]))*7+(COLUMN([.F30])-COLUMN([.$A$30])+1))" office:value-type="date" office:date-value="2013-04-06">
            <text:p>6</text:p>
          </table:table-cell>
          <table:table-cell table:style-name="ce12" table:formula="of:=IF(MONTH([.$A$28])&lt;&gt;MONTH([.$A$28]-(WEEKDAY([.$A$28];1)-([.$I$4]-1))-IF((WEEKDAY([.$A$28];1)-([.$I$4]-1))&lt;=0;7;0)+(ROW([.G30])-ROW([.$A$30]))*7+(COLUMN([.G30])-COLUMN([.$A$30])+1));&quot;&quot;;[.$A$28]-(WEEKDAY([.$A$28];1)-([.$I$4]-1))-IF((WEEKDAY([.$A$28];1)-([.$I$4]-1))&lt;=0;7;0)+(ROW([.G30])-ROW([.$A$30]))*7+(COLUMN([.G30])-COLUMN([.$A$30])+1))" office:value-type="date" office:date-value="2013-04-07">
            <text:p>7</text:p>
          </table:table-cell>
          <table:table-cell table:style-name="ce14"/>
          <table:table-cell table:style-name="ce12" table:formula="of:=IF(MONTH([.$I$28])&lt;&gt;MONTH([.$I$28]-(WEEKDAY([.$I$28];1)-([.$I$4]-1))-IF((WEEKDAY([.$I$28];1)-([.$I$4]-1))&lt;=0;7;0)+(ROW([.I30])-ROW([.$I$30]))*7+(COLUMN([.I30])-COLUMN([.$I$30])+1));&quot;&quot;;[.$I$28]-(WEEKDAY([.$I$28];1)-([.$I$4]-1))-IF((WEEKDAY([.$I$28];1)-([.$I$4]-1))&lt;=0;7;0)+(ROW([.I30])-ROW([.$I$30]))*7+(COLUMN([.I30])-COLUMN([.$I$30])+1))">
            <text:p/>
          </table:table-cell>
          <table:table-cell table:style-name="ce12" table:formula="of:=IF(MONTH([.$I$28])&lt;&gt;MONTH([.$I$28]-(WEEKDAY([.$I$28];1)-([.$I$4]-1))-IF((WEEKDAY([.$I$28];1)-([.$I$4]-1))&lt;=0;7;0)+(ROW([.J30])-ROW([.$I$30]))*7+(COLUMN([.J30])-COLUMN([.$I$30])+1));&quot;&quot;;[.$I$28]-(WEEKDAY([.$I$28];1)-([.$I$4]-1))-IF((WEEKDAY([.$I$28];1)-([.$I$4]-1))&lt;=0;7;0)+(ROW([.J30])-ROW([.$I$30]))*7+(COLUMN([.J30])-COLUMN([.$I$30])+1))">
            <text:p/>
          </table:table-cell>
          <table:table-cell table:style-name="ce12" table:formula="of:=IF(MONTH([.$I$28])&lt;&gt;MONTH([.$I$28]-(WEEKDAY([.$I$28];1)-([.$I$4]-1))-IF((WEEKDAY([.$I$28];1)-([.$I$4]-1))&lt;=0;7;0)+(ROW([.K30])-ROW([.$I$30]))*7+(COLUMN([.K30])-COLUMN([.$I$30])+1));&quot;&quot;;[.$I$28]-(WEEKDAY([.$I$28];1)-([.$I$4]-1))-IF((WEEKDAY([.$I$28];1)-([.$I$4]-1))&lt;=0;7;0)+(ROW([.K30])-ROW([.$I$30]))*7+(COLUMN([.K30])-COLUMN([.$I$30])+1))" office:value-type="date" office:date-value="2013-05-01">
            <text:p>1</text:p>
          </table:table-cell>
          <table:table-cell table:style-name="ce12" table:formula="of:=IF(MONTH([.$I$28])&lt;&gt;MONTH([.$I$28]-(WEEKDAY([.$I$28];1)-([.$I$4]-1))-IF((WEEKDAY([.$I$28];1)-([.$I$4]-1))&lt;=0;7;0)+(ROW([.L30])-ROW([.$I$30]))*7+(COLUMN([.L30])-COLUMN([.$I$30])+1));&quot;&quot;;[.$I$28]-(WEEKDAY([.$I$28];1)-([.$I$4]-1))-IF((WEEKDAY([.$I$28];1)-([.$I$4]-1))&lt;=0;7;0)+(ROW([.L30])-ROW([.$I$30]))*7+(COLUMN([.L30])-COLUMN([.$I$30])+1))" office:value-type="date" office:date-value="2013-05-02">
            <text:p>2</text:p>
          </table:table-cell>
          <table:table-cell table:style-name="ce12" table:formula="of:=IF(MONTH([.$I$28])&lt;&gt;MONTH([.$I$28]-(WEEKDAY([.$I$28];1)-([.$I$4]-1))-IF((WEEKDAY([.$I$28];1)-([.$I$4]-1))&lt;=0;7;0)+(ROW([.M30])-ROW([.$I$30]))*7+(COLUMN([.M30])-COLUMN([.$I$30])+1));&quot;&quot;;[.$I$28]-(WEEKDAY([.$I$28];1)-([.$I$4]-1))-IF((WEEKDAY([.$I$28];1)-([.$I$4]-1))&lt;=0;7;0)+(ROW([.M30])-ROW([.$I$30]))*7+(COLUMN([.M30])-COLUMN([.$I$30])+1))" office:value-type="date" office:date-value="2013-05-03">
            <text:p>3</text:p>
          </table:table-cell>
          <table:table-cell table:style-name="ce12" table:formula="of:=IF(MONTH([.$I$28])&lt;&gt;MONTH([.$I$28]-(WEEKDAY([.$I$28];1)-([.$I$4]-1))-IF((WEEKDAY([.$I$28];1)-([.$I$4]-1))&lt;=0;7;0)+(ROW([.N30])-ROW([.$I$30]))*7+(COLUMN([.N30])-COLUMN([.$I$30])+1));&quot;&quot;;[.$I$28]-(WEEKDAY([.$I$28];1)-([.$I$4]-1))-IF((WEEKDAY([.$I$28];1)-([.$I$4]-1))&lt;=0;7;0)+(ROW([.N30])-ROW([.$I$30]))*7+(COLUMN([.N30])-COLUMN([.$I$30])+1))" office:value-type="date" office:date-value="2013-05-04">
            <text:p>4</text:p>
          </table:table-cell>
          <table:table-cell table:style-name="ce12" table:formula="of:=IF(MONTH([.$I$28])&lt;&gt;MONTH([.$I$28]-(WEEKDAY([.$I$28];1)-([.$I$4]-1))-IF((WEEKDAY([.$I$28];1)-([.$I$4]-1))&lt;=0;7;0)+(ROW([.O30])-ROW([.$I$30]))*7+(COLUMN([.O30])-COLUMN([.$I$30])+1));&quot;&quot;;[.$I$28]-(WEEKDAY([.$I$28];1)-([.$I$4]-1))-IF((WEEKDAY([.$I$28];1)-([.$I$4]-1))&lt;=0;7;0)+(ROW([.O30])-ROW([.$I$30]))*7+(COLUMN([.O30])-COLUMN([.$I$30])+1))" office:value-type="date" office:date-value="2013-05-05">
            <text:p>5</text:p>
          </table:table-cell>
          <table:table-cell table:style-name="ce14"/>
          <table:table-cell table:style-name="ce12" table:formula="of:=IF(MONTH([.$Q$28])&lt;&gt;MONTH([.$Q$28]-(WEEKDAY([.$Q$28];1)-([.$I$4]-1))-IF((WEEKDAY([.$Q$28];1)-([.$I$4]-1))&lt;=0;7;0)+(ROW([.Q30])-ROW([.$Q$30]))*7+(COLUMN([.Q30])-COLUMN([.$Q$30])+1));&quot;&quot;;[.$Q$28]-(WEEKDAY([.$Q$28];1)-([.$I$4]-1))-IF((WEEKDAY([.$Q$28];1)-([.$I$4]-1))&lt;=0;7;0)+(ROW([.Q30])-ROW([.$Q$30]))*7+(COLUMN([.Q30])-COLUMN([.$Q$30])+1))">
            <text:p/>
          </table:table-cell>
          <table:table-cell table:style-name="ce12" table:formula="of:=IF(MONTH([.$Q$28])&lt;&gt;MONTH([.$Q$28]-(WEEKDAY([.$Q$28];1)-([.$I$4]-1))-IF((WEEKDAY([.$Q$28];1)-([.$I$4]-1))&lt;=0;7;0)+(ROW([.R30])-ROW([.$Q$30]))*7+(COLUMN([.R30])-COLUMN([.$Q$30])+1));&quot;&quot;;[.$Q$28]-(WEEKDAY([.$Q$28];1)-([.$I$4]-1))-IF((WEEKDAY([.$Q$28];1)-([.$I$4]-1))&lt;=0;7;0)+(ROW([.R30])-ROW([.$Q$30]))*7+(COLUMN([.R30])-COLUMN([.$Q$30])+1))">
            <text:p/>
          </table:table-cell>
          <table:table-cell table:style-name="ce12" table:formula="of:=IF(MONTH([.$Q$28])&lt;&gt;MONTH([.$Q$28]-(WEEKDAY([.$Q$28];1)-([.$I$4]-1))-IF((WEEKDAY([.$Q$28];1)-([.$I$4]-1))&lt;=0;7;0)+(ROW([.S30])-ROW([.$Q$30]))*7+(COLUMN([.S30])-COLUMN([.$Q$30])+1));&quot;&quot;;[.$Q$28]-(WEEKDAY([.$Q$28];1)-([.$I$4]-1))-IF((WEEKDAY([.$Q$28];1)-([.$I$4]-1))&lt;=0;7;0)+(ROW([.S30])-ROW([.$Q$30]))*7+(COLUMN([.S30])-COLUMN([.$Q$30])+1))">
            <text:p/>
          </table:table-cell>
          <table:table-cell table:style-name="ce12" table:formula="of:=IF(MONTH([.$Q$28])&lt;&gt;MONTH([.$Q$28]-(WEEKDAY([.$Q$28];1)-([.$I$4]-1))-IF((WEEKDAY([.$Q$28];1)-([.$I$4]-1))&lt;=0;7;0)+(ROW([.T30])-ROW([.$Q$30]))*7+(COLUMN([.T30])-COLUMN([.$Q$30])+1));&quot;&quot;;[.$Q$28]-(WEEKDAY([.$Q$28];1)-([.$I$4]-1))-IF((WEEKDAY([.$Q$28];1)-([.$I$4]-1))&lt;=0;7;0)+(ROW([.T30])-ROW([.$Q$30]))*7+(COLUMN([.T30])-COLUMN([.$Q$30])+1))">
            <text:p/>
          </table:table-cell>
          <table:table-cell table:style-name="ce12" table:formula="of:=IF(MONTH([.$Q$28])&lt;&gt;MONTH([.$Q$28]-(WEEKDAY([.$Q$28];1)-([.$I$4]-1))-IF((WEEKDAY([.$Q$28];1)-([.$I$4]-1))&lt;=0;7;0)+(ROW([.U30])-ROW([.$Q$30]))*7+(COLUMN([.U30])-COLUMN([.$Q$30])+1));&quot;&quot;;[.$Q$28]-(WEEKDAY([.$Q$28];1)-([.$I$4]-1))-IF((WEEKDAY([.$Q$28];1)-([.$I$4]-1))&lt;=0;7;0)+(ROW([.U30])-ROW([.$Q$30]))*7+(COLUMN([.U30])-COLUMN([.$Q$30])+1))">
            <text:p/>
          </table:table-cell>
          <table:table-cell table:style-name="ce12" table:formula="of:=IF(MONTH([.$Q$28])&lt;&gt;MONTH([.$Q$28]-(WEEKDAY([.$Q$28];1)-([.$I$4]-1))-IF((WEEKDAY([.$Q$28];1)-([.$I$4]-1))&lt;=0;7;0)+(ROW([.V30])-ROW([.$Q$30]))*7+(COLUMN([.V30])-COLUMN([.$Q$30])+1));&quot;&quot;;[.$Q$28]-(WEEKDAY([.$Q$28];1)-([.$I$4]-1))-IF((WEEKDAY([.$Q$28];1)-([.$I$4]-1))&lt;=0;7;0)+(ROW([.V30])-ROW([.$Q$30]))*7+(COLUMN([.V30])-COLUMN([.$Q$30])+1))" office:value-type="date" office:date-value="2013-06-01">
            <text:p>1</text:p>
          </table:table-cell>
          <table:table-cell table:style-name="ce12" table:formula="of:=IF(MONTH([.$Q$28])&lt;&gt;MONTH([.$Q$28]-(WEEKDAY([.$Q$28];1)-([.$I$4]-1))-IF((WEEKDAY([.$Q$28];1)-([.$I$4]-1))&lt;=0;7;0)+(ROW([.W30])-ROW([.$Q$30]))*7+(COLUMN([.W30])-COLUMN([.$Q$30])+1));&quot;&quot;;[.$Q$28]-(WEEKDAY([.$Q$28];1)-([.$I$4]-1))-IF((WEEKDAY([.$Q$28];1)-([.$I$4]-1))&lt;=0;7;0)+(ROW([.W30])-ROW([.$Q$30]))*7+(COLUMN([.W30])-COLUMN([.$Q$30])+1))" office:value-type="date" office:date-value="2013-06-02">
            <text:p>2</text:p>
          </table:table-cell>
          <table:table-cell table:style-name="ce14"/>
          <table:table-cell table:style-name="ce35"/>
          <table:table-cell table:style-name="ce37"/>
          <table:table-cell table:number-columns-repeated="998"/>
        </table:table-row>
        <table:table-row table:style-name="ro2">
          <table:table-cell table:style-name="ce12" table:formula="of:=IF(MONTH([.$A$28])&lt;&gt;MONTH([.$A$28]-(WEEKDAY([.$A$28];1)-([.$I$4]-1))-IF((WEEKDAY([.$A$28];1)-([.$I$4]-1))&lt;=0;7;0)+(ROW([.A31])-ROW([.$A$30]))*7+(COLUMN([.A31])-COLUMN([.$A$30])+1));&quot;&quot;;[.$A$28]-(WEEKDAY([.$A$28];1)-([.$I$4]-1))-IF((WEEKDAY([.$A$28];1)-([.$I$4]-1))&lt;=0;7;0)+(ROW([.A31])-ROW([.$A$30]))*7+(COLUMN([.A31])-COLUMN([.$A$30])+1))" office:value-type="date" office:date-value="2013-04-08">
            <text:p>8</text:p>
          </table:table-cell>
          <table:table-cell table:style-name="ce12" table:formula="of:=IF(MONTH([.$A$28])&lt;&gt;MONTH([.$A$28]-(WEEKDAY([.$A$28];1)-([.$I$4]-1))-IF((WEEKDAY([.$A$28];1)-([.$I$4]-1))&lt;=0;7;0)+(ROW([.B31])-ROW([.$A$30]))*7+(COLUMN([.B31])-COLUMN([.$A$30])+1));&quot;&quot;;[.$A$28]-(WEEKDAY([.$A$28];1)-([.$I$4]-1))-IF((WEEKDAY([.$A$28];1)-([.$I$4]-1))&lt;=0;7;0)+(ROW([.B31])-ROW([.$A$30]))*7+(COLUMN([.B31])-COLUMN([.$A$30])+1))" office:value-type="date" office:date-value="2013-04-09">
            <text:p>9</text:p>
          </table:table-cell>
          <table:table-cell table:style-name="ce12" table:formula="of:=IF(MONTH([.$A$28])&lt;&gt;MONTH([.$A$28]-(WEEKDAY([.$A$28];1)-([.$I$4]-1))-IF((WEEKDAY([.$A$28];1)-([.$I$4]-1))&lt;=0;7;0)+(ROW([.C31])-ROW([.$A$30]))*7+(COLUMN([.C31])-COLUMN([.$A$30])+1));&quot;&quot;;[.$A$28]-(WEEKDAY([.$A$28];1)-([.$I$4]-1))-IF((WEEKDAY([.$A$28];1)-([.$I$4]-1))&lt;=0;7;0)+(ROW([.C31])-ROW([.$A$30]))*7+(COLUMN([.C31])-COLUMN([.$A$30])+1))" office:value-type="date" office:date-value="2013-04-10">
            <text:p>10</text:p>
          </table:table-cell>
          <table:table-cell table:style-name="ce12" table:formula="of:=IF(MONTH([.$A$28])&lt;&gt;MONTH([.$A$28]-(WEEKDAY([.$A$28];1)-([.$I$4]-1))-IF((WEEKDAY([.$A$28];1)-([.$I$4]-1))&lt;=0;7;0)+(ROW([.D31])-ROW([.$A$30]))*7+(COLUMN([.D31])-COLUMN([.$A$30])+1));&quot;&quot;;[.$A$28]-(WEEKDAY([.$A$28];1)-([.$I$4]-1))-IF((WEEKDAY([.$A$28];1)-([.$I$4]-1))&lt;=0;7;0)+(ROW([.D31])-ROW([.$A$30]))*7+(COLUMN([.D31])-COLUMN([.$A$30])+1))" office:value-type="date" office:date-value="2013-04-11">
            <text:p>11</text:p>
          </table:table-cell>
          <table:table-cell table:style-name="ce12" table:formula="of:=IF(MONTH([.$A$28])&lt;&gt;MONTH([.$A$28]-(WEEKDAY([.$A$28];1)-([.$I$4]-1))-IF((WEEKDAY([.$A$28];1)-([.$I$4]-1))&lt;=0;7;0)+(ROW([.E31])-ROW([.$A$30]))*7+(COLUMN([.E31])-COLUMN([.$A$30])+1));&quot;&quot;;[.$A$28]-(WEEKDAY([.$A$28];1)-([.$I$4]-1))-IF((WEEKDAY([.$A$28];1)-([.$I$4]-1))&lt;=0;7;0)+(ROW([.E31])-ROW([.$A$30]))*7+(COLUMN([.E31])-COLUMN([.$A$30])+1))" office:value-type="date" office:date-value="2013-04-12">
            <text:p>12</text:p>
          </table:table-cell>
          <table:table-cell table:style-name="ce12" table:formula="of:=IF(MONTH([.$A$28])&lt;&gt;MONTH([.$A$28]-(WEEKDAY([.$A$28];1)-([.$I$4]-1))-IF((WEEKDAY([.$A$28];1)-([.$I$4]-1))&lt;=0;7;0)+(ROW([.F31])-ROW([.$A$30]))*7+(COLUMN([.F31])-COLUMN([.$A$30])+1));&quot;&quot;;[.$A$28]-(WEEKDAY([.$A$28];1)-([.$I$4]-1))-IF((WEEKDAY([.$A$28];1)-([.$I$4]-1))&lt;=0;7;0)+(ROW([.F31])-ROW([.$A$30]))*7+(COLUMN([.F31])-COLUMN([.$A$30])+1))" office:value-type="date" office:date-value="2013-04-13">
            <text:p>13</text:p>
          </table:table-cell>
          <table:table-cell table:style-name="ce12" table:formula="of:=IF(MONTH([.$A$28])&lt;&gt;MONTH([.$A$28]-(WEEKDAY([.$A$28];1)-([.$I$4]-1))-IF((WEEKDAY([.$A$28];1)-([.$I$4]-1))&lt;=0;7;0)+(ROW([.G31])-ROW([.$A$30]))*7+(COLUMN([.G31])-COLUMN([.$A$30])+1));&quot;&quot;;[.$A$28]-(WEEKDAY([.$A$28];1)-([.$I$4]-1))-IF((WEEKDAY([.$A$28];1)-([.$I$4]-1))&lt;=0;7;0)+(ROW([.G31])-ROW([.$A$30]))*7+(COLUMN([.G31])-COLUMN([.$A$30])+1))" office:value-type="date" office:date-value="2013-04-14">
            <text:p>14</text:p>
          </table:table-cell>
          <table:table-cell table:style-name="ce14"/>
          <table:table-cell table:style-name="ce12" table:formula="of:=IF(MONTH([.$I$28])&lt;&gt;MONTH([.$I$28]-(WEEKDAY([.$I$28];1)-([.$I$4]-1))-IF((WEEKDAY([.$I$28];1)-([.$I$4]-1))&lt;=0;7;0)+(ROW([.I31])-ROW([.$I$30]))*7+(COLUMN([.I31])-COLUMN([.$I$30])+1));&quot;&quot;;[.$I$28]-(WEEKDAY([.$I$28];1)-([.$I$4]-1))-IF((WEEKDAY([.$I$28];1)-([.$I$4]-1))&lt;=0;7;0)+(ROW([.I31])-ROW([.$I$30]))*7+(COLUMN([.I31])-COLUMN([.$I$30])+1))" office:value-type="date" office:date-value="2013-05-06">
            <text:p>6</text:p>
          </table:table-cell>
          <table:table-cell table:style-name="ce12" table:formula="of:=IF(MONTH([.$I$28])&lt;&gt;MONTH([.$I$28]-(WEEKDAY([.$I$28];1)-([.$I$4]-1))-IF((WEEKDAY([.$I$28];1)-([.$I$4]-1))&lt;=0;7;0)+(ROW([.J31])-ROW([.$I$30]))*7+(COLUMN([.J31])-COLUMN([.$I$30])+1));&quot;&quot;;[.$I$28]-(WEEKDAY([.$I$28];1)-([.$I$4]-1))-IF((WEEKDAY([.$I$28];1)-([.$I$4]-1))&lt;=0;7;0)+(ROW([.J31])-ROW([.$I$30]))*7+(COLUMN([.J31])-COLUMN([.$I$30])+1))" office:value-type="date" office:date-value="2013-05-07">
            <text:p>7</text:p>
          </table:table-cell>
          <table:table-cell table:style-name="ce12" table:formula="of:=IF(MONTH([.$I$28])&lt;&gt;MONTH([.$I$28]-(WEEKDAY([.$I$28];1)-([.$I$4]-1))-IF((WEEKDAY([.$I$28];1)-([.$I$4]-1))&lt;=0;7;0)+(ROW([.K31])-ROW([.$I$30]))*7+(COLUMN([.K31])-COLUMN([.$I$30])+1));&quot;&quot;;[.$I$28]-(WEEKDAY([.$I$28];1)-([.$I$4]-1))-IF((WEEKDAY([.$I$28];1)-([.$I$4]-1))&lt;=0;7;0)+(ROW([.K31])-ROW([.$I$30]))*7+(COLUMN([.K31])-COLUMN([.$I$30])+1))" office:value-type="date" office:date-value="2013-05-08">
            <text:p>8</text:p>
          </table:table-cell>
          <table:table-cell table:style-name="ce12" table:formula="of:=IF(MONTH([.$I$28])&lt;&gt;MONTH([.$I$28]-(WEEKDAY([.$I$28];1)-([.$I$4]-1))-IF((WEEKDAY([.$I$28];1)-([.$I$4]-1))&lt;=0;7;0)+(ROW([.L31])-ROW([.$I$30]))*7+(COLUMN([.L31])-COLUMN([.$I$30])+1));&quot;&quot;;[.$I$28]-(WEEKDAY([.$I$28];1)-([.$I$4]-1))-IF((WEEKDAY([.$I$28];1)-([.$I$4]-1))&lt;=0;7;0)+(ROW([.L31])-ROW([.$I$30]))*7+(COLUMN([.L31])-COLUMN([.$I$30])+1))" office:value-type="date" office:date-value="2013-05-09">
            <text:p>9</text:p>
          </table:table-cell>
          <table:table-cell table:style-name="ce12" table:formula="of:=IF(MONTH([.$I$28])&lt;&gt;MONTH([.$I$28]-(WEEKDAY([.$I$28];1)-([.$I$4]-1))-IF((WEEKDAY([.$I$28];1)-([.$I$4]-1))&lt;=0;7;0)+(ROW([.M31])-ROW([.$I$30]))*7+(COLUMN([.M31])-COLUMN([.$I$30])+1));&quot;&quot;;[.$I$28]-(WEEKDAY([.$I$28];1)-([.$I$4]-1))-IF((WEEKDAY([.$I$28];1)-([.$I$4]-1))&lt;=0;7;0)+(ROW([.M31])-ROW([.$I$30]))*7+(COLUMN([.M31])-COLUMN([.$I$30])+1))" office:value-type="date" office:date-value="2013-05-10">
            <text:p>10</text:p>
          </table:table-cell>
          <table:table-cell table:style-name="ce12" table:formula="of:=IF(MONTH([.$I$28])&lt;&gt;MONTH([.$I$28]-(WEEKDAY([.$I$28];1)-([.$I$4]-1))-IF((WEEKDAY([.$I$28];1)-([.$I$4]-1))&lt;=0;7;0)+(ROW([.N31])-ROW([.$I$30]))*7+(COLUMN([.N31])-COLUMN([.$I$30])+1));&quot;&quot;;[.$I$28]-(WEEKDAY([.$I$28];1)-([.$I$4]-1))-IF((WEEKDAY([.$I$28];1)-([.$I$4]-1))&lt;=0;7;0)+(ROW([.N31])-ROW([.$I$30]))*7+(COLUMN([.N31])-COLUMN([.$I$30])+1))" office:value-type="date" office:date-value="2013-05-11">
            <text:p>11</text:p>
          </table:table-cell>
          <table:table-cell table:style-name="ce12" table:formula="of:=IF(MONTH([.$I$28])&lt;&gt;MONTH([.$I$28]-(WEEKDAY([.$I$28];1)-([.$I$4]-1))-IF((WEEKDAY([.$I$28];1)-([.$I$4]-1))&lt;=0;7;0)+(ROW([.O31])-ROW([.$I$30]))*7+(COLUMN([.O31])-COLUMN([.$I$30])+1));&quot;&quot;;[.$I$28]-(WEEKDAY([.$I$28];1)-([.$I$4]-1))-IF((WEEKDAY([.$I$28];1)-([.$I$4]-1))&lt;=0;7;0)+(ROW([.O31])-ROW([.$I$30]))*7+(COLUMN([.O31])-COLUMN([.$I$30])+1))" office:value-type="date" office:date-value="2013-05-12">
            <text:p>12</text:p>
          </table:table-cell>
          <table:table-cell table:style-name="ce14"/>
          <table:table-cell table:style-name="ce12" table:formula="of:=IF(MONTH([.$Q$28])&lt;&gt;MONTH([.$Q$28]-(WEEKDAY([.$Q$28];1)-([.$I$4]-1))-IF((WEEKDAY([.$Q$28];1)-([.$I$4]-1))&lt;=0;7;0)+(ROW([.Q31])-ROW([.$Q$30]))*7+(COLUMN([.Q31])-COLUMN([.$Q$30])+1));&quot;&quot;;[.$Q$28]-(WEEKDAY([.$Q$28];1)-([.$I$4]-1))-IF((WEEKDAY([.$Q$28];1)-([.$I$4]-1))&lt;=0;7;0)+(ROW([.Q31])-ROW([.$Q$30]))*7+(COLUMN([.Q31])-COLUMN([.$Q$30])+1))" office:value-type="date" office:date-value="2013-06-03">
            <text:p>3</text:p>
          </table:table-cell>
          <table:table-cell table:style-name="ce12" table:formula="of:=IF(MONTH([.$Q$28])&lt;&gt;MONTH([.$Q$28]-(WEEKDAY([.$Q$28];1)-([.$I$4]-1))-IF((WEEKDAY([.$Q$28];1)-([.$I$4]-1))&lt;=0;7;0)+(ROW([.R31])-ROW([.$Q$30]))*7+(COLUMN([.R31])-COLUMN([.$Q$30])+1));&quot;&quot;;[.$Q$28]-(WEEKDAY([.$Q$28];1)-([.$I$4]-1))-IF((WEEKDAY([.$Q$28];1)-([.$I$4]-1))&lt;=0;7;0)+(ROW([.R31])-ROW([.$Q$30]))*7+(COLUMN([.R31])-COLUMN([.$Q$30])+1))" office:value-type="date" office:date-value="2013-06-04">
            <text:p>4</text:p>
          </table:table-cell>
          <table:table-cell table:style-name="ce12" table:formula="of:=IF(MONTH([.$Q$28])&lt;&gt;MONTH([.$Q$28]-(WEEKDAY([.$Q$28];1)-([.$I$4]-1))-IF((WEEKDAY([.$Q$28];1)-([.$I$4]-1))&lt;=0;7;0)+(ROW([.S31])-ROW([.$Q$30]))*7+(COLUMN([.S31])-COLUMN([.$Q$30])+1));&quot;&quot;;[.$Q$28]-(WEEKDAY([.$Q$28];1)-([.$I$4]-1))-IF((WEEKDAY([.$Q$28];1)-([.$I$4]-1))&lt;=0;7;0)+(ROW([.S31])-ROW([.$Q$30]))*7+(COLUMN([.S31])-COLUMN([.$Q$30])+1))" office:value-type="date" office:date-value="2013-06-05">
            <text:p>5</text:p>
          </table:table-cell>
          <table:table-cell table:style-name="ce12" table:formula="of:=IF(MONTH([.$Q$28])&lt;&gt;MONTH([.$Q$28]-(WEEKDAY([.$Q$28];1)-([.$I$4]-1))-IF((WEEKDAY([.$Q$28];1)-([.$I$4]-1))&lt;=0;7;0)+(ROW([.T31])-ROW([.$Q$30]))*7+(COLUMN([.T31])-COLUMN([.$Q$30])+1));&quot;&quot;;[.$Q$28]-(WEEKDAY([.$Q$28];1)-([.$I$4]-1))-IF((WEEKDAY([.$Q$28];1)-([.$I$4]-1))&lt;=0;7;0)+(ROW([.T31])-ROW([.$Q$30]))*7+(COLUMN([.T31])-COLUMN([.$Q$30])+1))" office:value-type="date" office:date-value="2013-06-06">
            <text:p>6</text:p>
          </table:table-cell>
          <table:table-cell table:style-name="ce12" table:formula="of:=IF(MONTH([.$Q$28])&lt;&gt;MONTH([.$Q$28]-(WEEKDAY([.$Q$28];1)-([.$I$4]-1))-IF((WEEKDAY([.$Q$28];1)-([.$I$4]-1))&lt;=0;7;0)+(ROW([.U31])-ROW([.$Q$30]))*7+(COLUMN([.U31])-COLUMN([.$Q$30])+1));&quot;&quot;;[.$Q$28]-(WEEKDAY([.$Q$28];1)-([.$I$4]-1))-IF((WEEKDAY([.$Q$28];1)-([.$I$4]-1))&lt;=0;7;0)+(ROW([.U31])-ROW([.$Q$30]))*7+(COLUMN([.U31])-COLUMN([.$Q$30])+1))" office:value-type="date" office:date-value="2013-06-07">
            <text:p>7</text:p>
          </table:table-cell>
          <table:table-cell table:style-name="ce12" table:formula="of:=IF(MONTH([.$Q$28])&lt;&gt;MONTH([.$Q$28]-(WEEKDAY([.$Q$28];1)-([.$I$4]-1))-IF((WEEKDAY([.$Q$28];1)-([.$I$4]-1))&lt;=0;7;0)+(ROW([.V31])-ROW([.$Q$30]))*7+(COLUMN([.V31])-COLUMN([.$Q$30])+1));&quot;&quot;;[.$Q$28]-(WEEKDAY([.$Q$28];1)-([.$I$4]-1))-IF((WEEKDAY([.$Q$28];1)-([.$I$4]-1))&lt;=0;7;0)+(ROW([.V31])-ROW([.$Q$30]))*7+(COLUMN([.V31])-COLUMN([.$Q$30])+1))" office:value-type="date" office:date-value="2013-06-08">
            <text:p>8</text:p>
          </table:table-cell>
          <table:table-cell table:style-name="ce12" table:formula="of:=IF(MONTH([.$Q$28])&lt;&gt;MONTH([.$Q$28]-(WEEKDAY([.$Q$28];1)-([.$I$4]-1))-IF((WEEKDAY([.$Q$28];1)-([.$I$4]-1))&lt;=0;7;0)+(ROW([.W31])-ROW([.$Q$30]))*7+(COLUMN([.W31])-COLUMN([.$Q$30])+1));&quot;&quot;;[.$Q$28]-(WEEKDAY([.$Q$28];1)-([.$I$4]-1))-IF((WEEKDAY([.$Q$28];1)-([.$I$4]-1))&lt;=0;7;0)+(ROW([.W31])-ROW([.$Q$30]))*7+(COLUMN([.W31])-COLUMN([.$Q$30])+1))" office:value-type="date" office:date-value="2013-06-09">
            <text:p>9</text:p>
          </table:table-cell>
          <table:table-cell table:style-name="ce14"/>
          <table:table-cell table:style-name="ce35"/>
          <table:table-cell table:style-name="ce37"/>
          <table:table-cell table:number-columns-repeated="998"/>
        </table:table-row>
        <table:table-row table:style-name="ro2">
          <table:table-cell table:style-name="ce12" table:formula="of:=IF(MONTH([.$A$28])&lt;&gt;MONTH([.$A$28]-(WEEKDAY([.$A$28];1)-([.$I$4]-1))-IF((WEEKDAY([.$A$28];1)-([.$I$4]-1))&lt;=0;7;0)+(ROW([.A32])-ROW([.$A$30]))*7+(COLUMN([.A32])-COLUMN([.$A$30])+1));&quot;&quot;;[.$A$28]-(WEEKDAY([.$A$28];1)-([.$I$4]-1))-IF((WEEKDAY([.$A$28];1)-([.$I$4]-1))&lt;=0;7;0)+(ROW([.A32])-ROW([.$A$30]))*7+(COLUMN([.A32])-COLUMN([.$A$30])+1))" office:value-type="date" office:date-value="2013-04-15">
            <text:p>15</text:p>
          </table:table-cell>
          <table:table-cell table:style-name="ce12" table:formula="of:=IF(MONTH([.$A$28])&lt;&gt;MONTH([.$A$28]-(WEEKDAY([.$A$28];1)-([.$I$4]-1))-IF((WEEKDAY([.$A$28];1)-([.$I$4]-1))&lt;=0;7;0)+(ROW([.B32])-ROW([.$A$30]))*7+(COLUMN([.B32])-COLUMN([.$A$30])+1));&quot;&quot;;[.$A$28]-(WEEKDAY([.$A$28];1)-([.$I$4]-1))-IF((WEEKDAY([.$A$28];1)-([.$I$4]-1))&lt;=0;7;0)+(ROW([.B32])-ROW([.$A$30]))*7+(COLUMN([.B32])-COLUMN([.$A$30])+1))" office:value-type="date" office:date-value="2013-04-16">
            <text:p>16</text:p>
          </table:table-cell>
          <table:table-cell table:style-name="ce12" table:formula="of:=IF(MONTH([.$A$28])&lt;&gt;MONTH([.$A$28]-(WEEKDAY([.$A$28];1)-([.$I$4]-1))-IF((WEEKDAY([.$A$28];1)-([.$I$4]-1))&lt;=0;7;0)+(ROW([.C32])-ROW([.$A$30]))*7+(COLUMN([.C32])-COLUMN([.$A$30])+1));&quot;&quot;;[.$A$28]-(WEEKDAY([.$A$28];1)-([.$I$4]-1))-IF((WEEKDAY([.$A$28];1)-([.$I$4]-1))&lt;=0;7;0)+(ROW([.C32])-ROW([.$A$30]))*7+(COLUMN([.C32])-COLUMN([.$A$30])+1))" office:value-type="date" office:date-value="2013-04-17">
            <text:p>17</text:p>
          </table:table-cell>
          <table:table-cell table:style-name="ce12" table:formula="of:=IF(MONTH([.$A$28])&lt;&gt;MONTH([.$A$28]-(WEEKDAY([.$A$28];1)-([.$I$4]-1))-IF((WEEKDAY([.$A$28];1)-([.$I$4]-1))&lt;=0;7;0)+(ROW([.D32])-ROW([.$A$30]))*7+(COLUMN([.D32])-COLUMN([.$A$30])+1));&quot;&quot;;[.$A$28]-(WEEKDAY([.$A$28];1)-([.$I$4]-1))-IF((WEEKDAY([.$A$28];1)-([.$I$4]-1))&lt;=0;7;0)+(ROW([.D32])-ROW([.$A$30]))*7+(COLUMN([.D32])-COLUMN([.$A$30])+1))" office:value-type="date" office:date-value="2013-04-18">
            <text:p>18</text:p>
          </table:table-cell>
          <table:table-cell table:style-name="ce12" table:formula="of:=IF(MONTH([.$A$28])&lt;&gt;MONTH([.$A$28]-(WEEKDAY([.$A$28];1)-([.$I$4]-1))-IF((WEEKDAY([.$A$28];1)-([.$I$4]-1))&lt;=0;7;0)+(ROW([.E32])-ROW([.$A$30]))*7+(COLUMN([.E32])-COLUMN([.$A$30])+1));&quot;&quot;;[.$A$28]-(WEEKDAY([.$A$28];1)-([.$I$4]-1))-IF((WEEKDAY([.$A$28];1)-([.$I$4]-1))&lt;=0;7;0)+(ROW([.E32])-ROW([.$A$30]))*7+(COLUMN([.E32])-COLUMN([.$A$30])+1))" office:value-type="date" office:date-value="2013-04-19">
            <text:p>19</text:p>
          </table:table-cell>
          <table:table-cell table:style-name="ce12" table:formula="of:=IF(MONTH([.$A$28])&lt;&gt;MONTH([.$A$28]-(WEEKDAY([.$A$28];1)-([.$I$4]-1))-IF((WEEKDAY([.$A$28];1)-([.$I$4]-1))&lt;=0;7;0)+(ROW([.F32])-ROW([.$A$30]))*7+(COLUMN([.F32])-COLUMN([.$A$30])+1));&quot;&quot;;[.$A$28]-(WEEKDAY([.$A$28];1)-([.$I$4]-1))-IF((WEEKDAY([.$A$28];1)-([.$I$4]-1))&lt;=0;7;0)+(ROW([.F32])-ROW([.$A$30]))*7+(COLUMN([.F32])-COLUMN([.$A$30])+1))" office:value-type="date" office:date-value="2013-04-20">
            <text:p>20</text:p>
          </table:table-cell>
          <table:table-cell table:style-name="ce12" table:formula="of:=IF(MONTH([.$A$28])&lt;&gt;MONTH([.$A$28]-(WEEKDAY([.$A$28];1)-([.$I$4]-1))-IF((WEEKDAY([.$A$28];1)-([.$I$4]-1))&lt;=0;7;0)+(ROW([.G32])-ROW([.$A$30]))*7+(COLUMN([.G32])-COLUMN([.$A$30])+1));&quot;&quot;;[.$A$28]-(WEEKDAY([.$A$28];1)-([.$I$4]-1))-IF((WEEKDAY([.$A$28];1)-([.$I$4]-1))&lt;=0;7;0)+(ROW([.G32])-ROW([.$A$30]))*7+(COLUMN([.G32])-COLUMN([.$A$30])+1))" office:value-type="date" office:date-value="2013-04-21">
            <text:p>21</text:p>
          </table:table-cell>
          <table:table-cell table:style-name="ce14"/>
          <table:table-cell table:style-name="ce12" table:formula="of:=IF(MONTH([.$I$28])&lt;&gt;MONTH([.$I$28]-(WEEKDAY([.$I$28];1)-([.$I$4]-1))-IF((WEEKDAY([.$I$28];1)-([.$I$4]-1))&lt;=0;7;0)+(ROW([.I32])-ROW([.$I$30]))*7+(COLUMN([.I32])-COLUMN([.$I$30])+1));&quot;&quot;;[.$I$28]-(WEEKDAY([.$I$28];1)-([.$I$4]-1))-IF((WEEKDAY([.$I$28];1)-([.$I$4]-1))&lt;=0;7;0)+(ROW([.I32])-ROW([.$I$30]))*7+(COLUMN([.I32])-COLUMN([.$I$30])+1))" office:value-type="date" office:date-value="2013-05-13">
            <text:p>13</text:p>
          </table:table-cell>
          <table:table-cell table:style-name="ce12" table:formula="of:=IF(MONTH([.$I$28])&lt;&gt;MONTH([.$I$28]-(WEEKDAY([.$I$28];1)-([.$I$4]-1))-IF((WEEKDAY([.$I$28];1)-([.$I$4]-1))&lt;=0;7;0)+(ROW([.J32])-ROW([.$I$30]))*7+(COLUMN([.J32])-COLUMN([.$I$30])+1));&quot;&quot;;[.$I$28]-(WEEKDAY([.$I$28];1)-([.$I$4]-1))-IF((WEEKDAY([.$I$28];1)-([.$I$4]-1))&lt;=0;7;0)+(ROW([.J32])-ROW([.$I$30]))*7+(COLUMN([.J32])-COLUMN([.$I$30])+1))" office:value-type="date" office:date-value="2013-05-14">
            <text:p>14</text:p>
          </table:table-cell>
          <table:table-cell table:style-name="ce12" table:formula="of:=IF(MONTH([.$I$28])&lt;&gt;MONTH([.$I$28]-(WEEKDAY([.$I$28];1)-([.$I$4]-1))-IF((WEEKDAY([.$I$28];1)-([.$I$4]-1))&lt;=0;7;0)+(ROW([.K32])-ROW([.$I$30]))*7+(COLUMN([.K32])-COLUMN([.$I$30])+1));&quot;&quot;;[.$I$28]-(WEEKDAY([.$I$28];1)-([.$I$4]-1))-IF((WEEKDAY([.$I$28];1)-([.$I$4]-1))&lt;=0;7;0)+(ROW([.K32])-ROW([.$I$30]))*7+(COLUMN([.K32])-COLUMN([.$I$30])+1))" office:value-type="date" office:date-value="2013-05-15">
            <text:p>15</text:p>
          </table:table-cell>
          <table:table-cell table:style-name="ce12" table:formula="of:=IF(MONTH([.$I$28])&lt;&gt;MONTH([.$I$28]-(WEEKDAY([.$I$28];1)-([.$I$4]-1))-IF((WEEKDAY([.$I$28];1)-([.$I$4]-1))&lt;=0;7;0)+(ROW([.L32])-ROW([.$I$30]))*7+(COLUMN([.L32])-COLUMN([.$I$30])+1));&quot;&quot;;[.$I$28]-(WEEKDAY([.$I$28];1)-([.$I$4]-1))-IF((WEEKDAY([.$I$28];1)-([.$I$4]-1))&lt;=0;7;0)+(ROW([.L32])-ROW([.$I$30]))*7+(COLUMN([.L32])-COLUMN([.$I$30])+1))" office:value-type="date" office:date-value="2013-05-16">
            <text:p>16</text:p>
          </table:table-cell>
          <table:table-cell table:style-name="ce12" table:formula="of:=IF(MONTH([.$I$28])&lt;&gt;MONTH([.$I$28]-(WEEKDAY([.$I$28];1)-([.$I$4]-1))-IF((WEEKDAY([.$I$28];1)-([.$I$4]-1))&lt;=0;7;0)+(ROW([.M32])-ROW([.$I$30]))*7+(COLUMN([.M32])-COLUMN([.$I$30])+1));&quot;&quot;;[.$I$28]-(WEEKDAY([.$I$28];1)-([.$I$4]-1))-IF((WEEKDAY([.$I$28];1)-([.$I$4]-1))&lt;=0;7;0)+(ROW([.M32])-ROW([.$I$30]))*7+(COLUMN([.M32])-COLUMN([.$I$30])+1))" office:value-type="date" office:date-value="2013-05-17">
            <text:p>17</text:p>
          </table:table-cell>
          <table:table-cell table:style-name="ce12" table:formula="of:=IF(MONTH([.$I$28])&lt;&gt;MONTH([.$I$28]-(WEEKDAY([.$I$28];1)-([.$I$4]-1))-IF((WEEKDAY([.$I$28];1)-([.$I$4]-1))&lt;=0;7;0)+(ROW([.N32])-ROW([.$I$30]))*7+(COLUMN([.N32])-COLUMN([.$I$30])+1));&quot;&quot;;[.$I$28]-(WEEKDAY([.$I$28];1)-([.$I$4]-1))-IF((WEEKDAY([.$I$28];1)-([.$I$4]-1))&lt;=0;7;0)+(ROW([.N32])-ROW([.$I$30]))*7+(COLUMN([.N32])-COLUMN([.$I$30])+1))" office:value-type="date" office:date-value="2013-05-18">
            <text:p>18</text:p>
          </table:table-cell>
          <table:table-cell table:style-name="ce12" table:formula="of:=IF(MONTH([.$I$28])&lt;&gt;MONTH([.$I$28]-(WEEKDAY([.$I$28];1)-([.$I$4]-1))-IF((WEEKDAY([.$I$28];1)-([.$I$4]-1))&lt;=0;7;0)+(ROW([.O32])-ROW([.$I$30]))*7+(COLUMN([.O32])-COLUMN([.$I$30])+1));&quot;&quot;;[.$I$28]-(WEEKDAY([.$I$28];1)-([.$I$4]-1))-IF((WEEKDAY([.$I$28];1)-([.$I$4]-1))&lt;=0;7;0)+(ROW([.O32])-ROW([.$I$30]))*7+(COLUMN([.O32])-COLUMN([.$I$30])+1))" office:value-type="date" office:date-value="2013-05-19">
            <text:p>19</text:p>
          </table:table-cell>
          <table:table-cell table:style-name="ce14"/>
          <table:table-cell table:style-name="ce12" table:formula="of:=IF(MONTH([.$Q$28])&lt;&gt;MONTH([.$Q$28]-(WEEKDAY([.$Q$28];1)-([.$I$4]-1))-IF((WEEKDAY([.$Q$28];1)-([.$I$4]-1))&lt;=0;7;0)+(ROW([.Q32])-ROW([.$Q$30]))*7+(COLUMN([.Q32])-COLUMN([.$Q$30])+1));&quot;&quot;;[.$Q$28]-(WEEKDAY([.$Q$28];1)-([.$I$4]-1))-IF((WEEKDAY([.$Q$28];1)-([.$I$4]-1))&lt;=0;7;0)+(ROW([.Q32])-ROW([.$Q$30]))*7+(COLUMN([.Q32])-COLUMN([.$Q$30])+1))" office:value-type="date" office:date-value="2013-06-10">
            <text:p>10</text:p>
          </table:table-cell>
          <table:table-cell table:style-name="ce12" table:formula="of:=IF(MONTH([.$Q$28])&lt;&gt;MONTH([.$Q$28]-(WEEKDAY([.$Q$28];1)-([.$I$4]-1))-IF((WEEKDAY([.$Q$28];1)-([.$I$4]-1))&lt;=0;7;0)+(ROW([.R32])-ROW([.$Q$30]))*7+(COLUMN([.R32])-COLUMN([.$Q$30])+1));&quot;&quot;;[.$Q$28]-(WEEKDAY([.$Q$28];1)-([.$I$4]-1))-IF((WEEKDAY([.$Q$28];1)-([.$I$4]-1))&lt;=0;7;0)+(ROW([.R32])-ROW([.$Q$30]))*7+(COLUMN([.R32])-COLUMN([.$Q$30])+1))" office:value-type="date" office:date-value="2013-06-11">
            <text:p>11</text:p>
          </table:table-cell>
          <table:table-cell table:style-name="ce12" table:formula="of:=IF(MONTH([.$Q$28])&lt;&gt;MONTH([.$Q$28]-(WEEKDAY([.$Q$28];1)-([.$I$4]-1))-IF((WEEKDAY([.$Q$28];1)-([.$I$4]-1))&lt;=0;7;0)+(ROW([.S32])-ROW([.$Q$30]))*7+(COLUMN([.S32])-COLUMN([.$Q$30])+1));&quot;&quot;;[.$Q$28]-(WEEKDAY([.$Q$28];1)-([.$I$4]-1))-IF((WEEKDAY([.$Q$28];1)-([.$I$4]-1))&lt;=0;7;0)+(ROW([.S32])-ROW([.$Q$30]))*7+(COLUMN([.S32])-COLUMN([.$Q$30])+1))" office:value-type="date" office:date-value="2013-06-12">
            <text:p>12</text:p>
          </table:table-cell>
          <table:table-cell table:style-name="ce12" table:formula="of:=IF(MONTH([.$Q$28])&lt;&gt;MONTH([.$Q$28]-(WEEKDAY([.$Q$28];1)-([.$I$4]-1))-IF((WEEKDAY([.$Q$28];1)-([.$I$4]-1))&lt;=0;7;0)+(ROW([.T32])-ROW([.$Q$30]))*7+(COLUMN([.T32])-COLUMN([.$Q$30])+1));&quot;&quot;;[.$Q$28]-(WEEKDAY([.$Q$28];1)-([.$I$4]-1))-IF((WEEKDAY([.$Q$28];1)-([.$I$4]-1))&lt;=0;7;0)+(ROW([.T32])-ROW([.$Q$30]))*7+(COLUMN([.T32])-COLUMN([.$Q$30])+1))" office:value-type="date" office:date-value="2013-06-13">
            <text:p>13</text:p>
          </table:table-cell>
          <table:table-cell table:style-name="ce12" table:formula="of:=IF(MONTH([.$Q$28])&lt;&gt;MONTH([.$Q$28]-(WEEKDAY([.$Q$28];1)-([.$I$4]-1))-IF((WEEKDAY([.$Q$28];1)-([.$I$4]-1))&lt;=0;7;0)+(ROW([.U32])-ROW([.$Q$30]))*7+(COLUMN([.U32])-COLUMN([.$Q$30])+1));&quot;&quot;;[.$Q$28]-(WEEKDAY([.$Q$28];1)-([.$I$4]-1))-IF((WEEKDAY([.$Q$28];1)-([.$I$4]-1))&lt;=0;7;0)+(ROW([.U32])-ROW([.$Q$30]))*7+(COLUMN([.U32])-COLUMN([.$Q$30])+1))" office:value-type="date" office:date-value="2013-06-14">
            <text:p>14</text:p>
          </table:table-cell>
          <table:table-cell table:style-name="ce12" table:formula="of:=IF(MONTH([.$Q$28])&lt;&gt;MONTH([.$Q$28]-(WEEKDAY([.$Q$28];1)-([.$I$4]-1))-IF((WEEKDAY([.$Q$28];1)-([.$I$4]-1))&lt;=0;7;0)+(ROW([.V32])-ROW([.$Q$30]))*7+(COLUMN([.V32])-COLUMN([.$Q$30])+1));&quot;&quot;;[.$Q$28]-(WEEKDAY([.$Q$28];1)-([.$I$4]-1))-IF((WEEKDAY([.$Q$28];1)-([.$I$4]-1))&lt;=0;7;0)+(ROW([.V32])-ROW([.$Q$30]))*7+(COLUMN([.V32])-COLUMN([.$Q$30])+1))" office:value-type="date" office:date-value="2013-06-15">
            <text:p>15</text:p>
          </table:table-cell>
          <table:table-cell table:style-name="ce12" table:formula="of:=IF(MONTH([.$Q$28])&lt;&gt;MONTH([.$Q$28]-(WEEKDAY([.$Q$28];1)-([.$I$4]-1))-IF((WEEKDAY([.$Q$28];1)-([.$I$4]-1))&lt;=0;7;0)+(ROW([.W32])-ROW([.$Q$30]))*7+(COLUMN([.W32])-COLUMN([.$Q$30])+1));&quot;&quot;;[.$Q$28]-(WEEKDAY([.$Q$28];1)-([.$I$4]-1))-IF((WEEKDAY([.$Q$28];1)-([.$I$4]-1))&lt;=0;7;0)+(ROW([.W32])-ROW([.$Q$30]))*7+(COLUMN([.W32])-COLUMN([.$Q$30])+1))" office:value-type="date" office:date-value="2013-06-16">
            <text:p>16</text:p>
          </table:table-cell>
          <table:table-cell table:style-name="ce14"/>
          <table:table-cell table:style-name="ce35"/>
          <table:table-cell table:style-name="ce37"/>
          <table:table-cell table:number-columns-repeated="998"/>
        </table:table-row>
        <table:table-row table:style-name="ro2">
          <table:table-cell table:style-name="ce12" table:formula="of:=IF(MONTH([.$A$28])&lt;&gt;MONTH([.$A$28]-(WEEKDAY([.$A$28];1)-([.$I$4]-1))-IF((WEEKDAY([.$A$28];1)-([.$I$4]-1))&lt;=0;7;0)+(ROW([.A33])-ROW([.$A$30]))*7+(COLUMN([.A33])-COLUMN([.$A$30])+1));&quot;&quot;;[.$A$28]-(WEEKDAY([.$A$28];1)-([.$I$4]-1))-IF((WEEKDAY([.$A$28];1)-([.$I$4]-1))&lt;=0;7;0)+(ROW([.A33])-ROW([.$A$30]))*7+(COLUMN([.A33])-COLUMN([.$A$30])+1))" office:value-type="date" office:date-value="2013-04-22">
            <text:p>22</text:p>
          </table:table-cell>
          <table:table-cell table:style-name="ce12" table:formula="of:=IF(MONTH([.$A$28])&lt;&gt;MONTH([.$A$28]-(WEEKDAY([.$A$28];1)-([.$I$4]-1))-IF((WEEKDAY([.$A$28];1)-([.$I$4]-1))&lt;=0;7;0)+(ROW([.B33])-ROW([.$A$30]))*7+(COLUMN([.B33])-COLUMN([.$A$30])+1));&quot;&quot;;[.$A$28]-(WEEKDAY([.$A$28];1)-([.$I$4]-1))-IF((WEEKDAY([.$A$28];1)-([.$I$4]-1))&lt;=0;7;0)+(ROW([.B33])-ROW([.$A$30]))*7+(COLUMN([.B33])-COLUMN([.$A$30])+1))" office:value-type="date" office:date-value="2013-04-23">
            <text:p>23</text:p>
          </table:table-cell>
          <table:table-cell table:style-name="ce12" table:formula="of:=IF(MONTH([.$A$28])&lt;&gt;MONTH([.$A$28]-(WEEKDAY([.$A$28];1)-([.$I$4]-1))-IF((WEEKDAY([.$A$28];1)-([.$I$4]-1))&lt;=0;7;0)+(ROW([.C33])-ROW([.$A$30]))*7+(COLUMN([.C33])-COLUMN([.$A$30])+1));&quot;&quot;;[.$A$28]-(WEEKDAY([.$A$28];1)-([.$I$4]-1))-IF((WEEKDAY([.$A$28];1)-([.$I$4]-1))&lt;=0;7;0)+(ROW([.C33])-ROW([.$A$30]))*7+(COLUMN([.C33])-COLUMN([.$A$30])+1))" office:value-type="date" office:date-value="2013-04-24">
            <text:p>24</text:p>
          </table:table-cell>
          <table:table-cell table:style-name="ce12" table:formula="of:=IF(MONTH([.$A$28])&lt;&gt;MONTH([.$A$28]-(WEEKDAY([.$A$28];1)-([.$I$4]-1))-IF((WEEKDAY([.$A$28];1)-([.$I$4]-1))&lt;=0;7;0)+(ROW([.D33])-ROW([.$A$30]))*7+(COLUMN([.D33])-COLUMN([.$A$30])+1));&quot;&quot;;[.$A$28]-(WEEKDAY([.$A$28];1)-([.$I$4]-1))-IF((WEEKDAY([.$A$28];1)-([.$I$4]-1))&lt;=0;7;0)+(ROW([.D33])-ROW([.$A$30]))*7+(COLUMN([.D33])-COLUMN([.$A$30])+1))" office:value-type="date" office:date-value="2013-04-25">
            <text:p>25</text:p>
          </table:table-cell>
          <table:table-cell table:style-name="ce12" table:formula="of:=IF(MONTH([.$A$28])&lt;&gt;MONTH([.$A$28]-(WEEKDAY([.$A$28];1)-([.$I$4]-1))-IF((WEEKDAY([.$A$28];1)-([.$I$4]-1))&lt;=0;7;0)+(ROW([.E33])-ROW([.$A$30]))*7+(COLUMN([.E33])-COLUMN([.$A$30])+1));&quot;&quot;;[.$A$28]-(WEEKDAY([.$A$28];1)-([.$I$4]-1))-IF((WEEKDAY([.$A$28];1)-([.$I$4]-1))&lt;=0;7;0)+(ROW([.E33])-ROW([.$A$30]))*7+(COLUMN([.E33])-COLUMN([.$A$30])+1))" office:value-type="date" office:date-value="2013-04-26">
            <text:p>26</text:p>
          </table:table-cell>
          <table:table-cell table:style-name="ce12" table:formula="of:=IF(MONTH([.$A$28])&lt;&gt;MONTH([.$A$28]-(WEEKDAY([.$A$28];1)-([.$I$4]-1))-IF((WEEKDAY([.$A$28];1)-([.$I$4]-1))&lt;=0;7;0)+(ROW([.F33])-ROW([.$A$30]))*7+(COLUMN([.F33])-COLUMN([.$A$30])+1));&quot;&quot;;[.$A$28]-(WEEKDAY([.$A$28];1)-([.$I$4]-1))-IF((WEEKDAY([.$A$28];1)-([.$I$4]-1))&lt;=0;7;0)+(ROW([.F33])-ROW([.$A$30]))*7+(COLUMN([.F33])-COLUMN([.$A$30])+1))" office:value-type="date" office:date-value="2013-04-27">
            <text:p>27</text:p>
          </table:table-cell>
          <table:table-cell table:style-name="ce12" table:formula="of:=IF(MONTH([.$A$28])&lt;&gt;MONTH([.$A$28]-(WEEKDAY([.$A$28];1)-([.$I$4]-1))-IF((WEEKDAY([.$A$28];1)-([.$I$4]-1))&lt;=0;7;0)+(ROW([.G33])-ROW([.$A$30]))*7+(COLUMN([.G33])-COLUMN([.$A$30])+1));&quot;&quot;;[.$A$28]-(WEEKDAY([.$A$28];1)-([.$I$4]-1))-IF((WEEKDAY([.$A$28];1)-([.$I$4]-1))&lt;=0;7;0)+(ROW([.G33])-ROW([.$A$30]))*7+(COLUMN([.G33])-COLUMN([.$A$30])+1))" office:value-type="date" office:date-value="2013-04-28">
            <text:p>28</text:p>
          </table:table-cell>
          <table:table-cell table:style-name="ce14"/>
          <table:table-cell table:style-name="ce12" table:formula="of:=IF(MONTH([.$I$28])&lt;&gt;MONTH([.$I$28]-(WEEKDAY([.$I$28];1)-([.$I$4]-1))-IF((WEEKDAY([.$I$28];1)-([.$I$4]-1))&lt;=0;7;0)+(ROW([.I33])-ROW([.$I$30]))*7+(COLUMN([.I33])-COLUMN([.$I$30])+1));&quot;&quot;;[.$I$28]-(WEEKDAY([.$I$28];1)-([.$I$4]-1))-IF((WEEKDAY([.$I$28];1)-([.$I$4]-1))&lt;=0;7;0)+(ROW([.I33])-ROW([.$I$30]))*7+(COLUMN([.I33])-COLUMN([.$I$30])+1))" office:value-type="date" office:date-value="2013-05-20">
            <text:p>20</text:p>
          </table:table-cell>
          <table:table-cell table:style-name="ce12" table:formula="of:=IF(MONTH([.$I$28])&lt;&gt;MONTH([.$I$28]-(WEEKDAY([.$I$28];1)-([.$I$4]-1))-IF((WEEKDAY([.$I$28];1)-([.$I$4]-1))&lt;=0;7;0)+(ROW([.J33])-ROW([.$I$30]))*7+(COLUMN([.J33])-COLUMN([.$I$30])+1));&quot;&quot;;[.$I$28]-(WEEKDAY([.$I$28];1)-([.$I$4]-1))-IF((WEEKDAY([.$I$28];1)-([.$I$4]-1))&lt;=0;7;0)+(ROW([.J33])-ROW([.$I$30]))*7+(COLUMN([.J33])-COLUMN([.$I$30])+1))" office:value-type="date" office:date-value="2013-05-21">
            <text:p>21</text:p>
          </table:table-cell>
          <table:table-cell table:style-name="ce12" table:formula="of:=IF(MONTH([.$I$28])&lt;&gt;MONTH([.$I$28]-(WEEKDAY([.$I$28];1)-([.$I$4]-1))-IF((WEEKDAY([.$I$28];1)-([.$I$4]-1))&lt;=0;7;0)+(ROW([.K33])-ROW([.$I$30]))*7+(COLUMN([.K33])-COLUMN([.$I$30])+1));&quot;&quot;;[.$I$28]-(WEEKDAY([.$I$28];1)-([.$I$4]-1))-IF((WEEKDAY([.$I$28];1)-([.$I$4]-1))&lt;=0;7;0)+(ROW([.K33])-ROW([.$I$30]))*7+(COLUMN([.K33])-COLUMN([.$I$30])+1))" office:value-type="date" office:date-value="2013-05-22">
            <text:p>22</text:p>
          </table:table-cell>
          <table:table-cell table:style-name="ce12" table:formula="of:=IF(MONTH([.$I$28])&lt;&gt;MONTH([.$I$28]-(WEEKDAY([.$I$28];1)-([.$I$4]-1))-IF((WEEKDAY([.$I$28];1)-([.$I$4]-1))&lt;=0;7;0)+(ROW([.L33])-ROW([.$I$30]))*7+(COLUMN([.L33])-COLUMN([.$I$30])+1));&quot;&quot;;[.$I$28]-(WEEKDAY([.$I$28];1)-([.$I$4]-1))-IF((WEEKDAY([.$I$28];1)-([.$I$4]-1))&lt;=0;7;0)+(ROW([.L33])-ROW([.$I$30]))*7+(COLUMN([.L33])-COLUMN([.$I$30])+1))" office:value-type="date" office:date-value="2013-05-23">
            <text:p>23</text:p>
          </table:table-cell>
          <table:table-cell table:style-name="ce12" table:formula="of:=IF(MONTH([.$I$28])&lt;&gt;MONTH([.$I$28]-(WEEKDAY([.$I$28];1)-([.$I$4]-1))-IF((WEEKDAY([.$I$28];1)-([.$I$4]-1))&lt;=0;7;0)+(ROW([.M33])-ROW([.$I$30]))*7+(COLUMN([.M33])-COLUMN([.$I$30])+1));&quot;&quot;;[.$I$28]-(WEEKDAY([.$I$28];1)-([.$I$4]-1))-IF((WEEKDAY([.$I$28];1)-([.$I$4]-1))&lt;=0;7;0)+(ROW([.M33])-ROW([.$I$30]))*7+(COLUMN([.M33])-COLUMN([.$I$30])+1))" office:value-type="date" office:date-value="2013-05-24">
            <text:p>24</text:p>
          </table:table-cell>
          <table:table-cell table:style-name="ce12" table:formula="of:=IF(MONTH([.$I$28])&lt;&gt;MONTH([.$I$28]-(WEEKDAY([.$I$28];1)-([.$I$4]-1))-IF((WEEKDAY([.$I$28];1)-([.$I$4]-1))&lt;=0;7;0)+(ROW([.N33])-ROW([.$I$30]))*7+(COLUMN([.N33])-COLUMN([.$I$30])+1));&quot;&quot;;[.$I$28]-(WEEKDAY([.$I$28];1)-([.$I$4]-1))-IF((WEEKDAY([.$I$28];1)-([.$I$4]-1))&lt;=0;7;0)+(ROW([.N33])-ROW([.$I$30]))*7+(COLUMN([.N33])-COLUMN([.$I$30])+1))" office:value-type="date" office:date-value="2013-05-25">
            <text:p>25</text:p>
          </table:table-cell>
          <table:table-cell table:style-name="ce12" table:formula="of:=IF(MONTH([.$I$28])&lt;&gt;MONTH([.$I$28]-(WEEKDAY([.$I$28];1)-([.$I$4]-1))-IF((WEEKDAY([.$I$28];1)-([.$I$4]-1))&lt;=0;7;0)+(ROW([.O33])-ROW([.$I$30]))*7+(COLUMN([.O33])-COLUMN([.$I$30])+1));&quot;&quot;;[.$I$28]-(WEEKDAY([.$I$28];1)-([.$I$4]-1))-IF((WEEKDAY([.$I$28];1)-([.$I$4]-1))&lt;=0;7;0)+(ROW([.O33])-ROW([.$I$30]))*7+(COLUMN([.O33])-COLUMN([.$I$30])+1))" office:value-type="date" office:date-value="2013-05-26">
            <text:p>26</text:p>
          </table:table-cell>
          <table:table-cell table:style-name="ce14"/>
          <table:table-cell table:style-name="ce12" table:formula="of:=IF(MONTH([.$Q$28])&lt;&gt;MONTH([.$Q$28]-(WEEKDAY([.$Q$28];1)-([.$I$4]-1))-IF((WEEKDAY([.$Q$28];1)-([.$I$4]-1))&lt;=0;7;0)+(ROW([.Q33])-ROW([.$Q$30]))*7+(COLUMN([.Q33])-COLUMN([.$Q$30])+1));&quot;&quot;;[.$Q$28]-(WEEKDAY([.$Q$28];1)-([.$I$4]-1))-IF((WEEKDAY([.$Q$28];1)-([.$I$4]-1))&lt;=0;7;0)+(ROW([.Q33])-ROW([.$Q$30]))*7+(COLUMN([.Q33])-COLUMN([.$Q$30])+1))" office:value-type="date" office:date-value="2013-06-17">
            <text:p>17</text:p>
          </table:table-cell>
          <table:table-cell table:style-name="ce12" table:formula="of:=IF(MONTH([.$Q$28])&lt;&gt;MONTH([.$Q$28]-(WEEKDAY([.$Q$28];1)-([.$I$4]-1))-IF((WEEKDAY([.$Q$28];1)-([.$I$4]-1))&lt;=0;7;0)+(ROW([.R33])-ROW([.$Q$30]))*7+(COLUMN([.R33])-COLUMN([.$Q$30])+1));&quot;&quot;;[.$Q$28]-(WEEKDAY([.$Q$28];1)-([.$I$4]-1))-IF((WEEKDAY([.$Q$28];1)-([.$I$4]-1))&lt;=0;7;0)+(ROW([.R33])-ROW([.$Q$30]))*7+(COLUMN([.R33])-COLUMN([.$Q$30])+1))" office:value-type="date" office:date-value="2013-06-18">
            <text:p>18</text:p>
          </table:table-cell>
          <table:table-cell table:style-name="ce12" table:formula="of:=IF(MONTH([.$Q$28])&lt;&gt;MONTH([.$Q$28]-(WEEKDAY([.$Q$28];1)-([.$I$4]-1))-IF((WEEKDAY([.$Q$28];1)-([.$I$4]-1))&lt;=0;7;0)+(ROW([.S33])-ROW([.$Q$30]))*7+(COLUMN([.S33])-COLUMN([.$Q$30])+1));&quot;&quot;;[.$Q$28]-(WEEKDAY([.$Q$28];1)-([.$I$4]-1))-IF((WEEKDAY([.$Q$28];1)-([.$I$4]-1))&lt;=0;7;0)+(ROW([.S33])-ROW([.$Q$30]))*7+(COLUMN([.S33])-COLUMN([.$Q$30])+1))" office:value-type="date" office:date-value="2013-06-19">
            <text:p>19</text:p>
          </table:table-cell>
          <table:table-cell table:style-name="ce12" table:formula="of:=IF(MONTH([.$Q$28])&lt;&gt;MONTH([.$Q$28]-(WEEKDAY([.$Q$28];1)-([.$I$4]-1))-IF((WEEKDAY([.$Q$28];1)-([.$I$4]-1))&lt;=0;7;0)+(ROW([.T33])-ROW([.$Q$30]))*7+(COLUMN([.T33])-COLUMN([.$Q$30])+1));&quot;&quot;;[.$Q$28]-(WEEKDAY([.$Q$28];1)-([.$I$4]-1))-IF((WEEKDAY([.$Q$28];1)-([.$I$4]-1))&lt;=0;7;0)+(ROW([.T33])-ROW([.$Q$30]))*7+(COLUMN([.T33])-COLUMN([.$Q$30])+1))" office:value-type="date" office:date-value="2013-06-20">
            <text:p>20</text:p>
          </table:table-cell>
          <table:table-cell table:style-name="ce12" table:formula="of:=IF(MONTH([.$Q$28])&lt;&gt;MONTH([.$Q$28]-(WEEKDAY([.$Q$28];1)-([.$I$4]-1))-IF((WEEKDAY([.$Q$28];1)-([.$I$4]-1))&lt;=0;7;0)+(ROW([.U33])-ROW([.$Q$30]))*7+(COLUMN([.U33])-COLUMN([.$Q$30])+1));&quot;&quot;;[.$Q$28]-(WEEKDAY([.$Q$28];1)-([.$I$4]-1))-IF((WEEKDAY([.$Q$28];1)-([.$I$4]-1))&lt;=0;7;0)+(ROW([.U33])-ROW([.$Q$30]))*7+(COLUMN([.U33])-COLUMN([.$Q$30])+1))" office:value-type="date" office:date-value="2013-06-21">
            <text:p>21</text:p>
          </table:table-cell>
          <table:table-cell table:style-name="ce12" table:formula="of:=IF(MONTH([.$Q$28])&lt;&gt;MONTH([.$Q$28]-(WEEKDAY([.$Q$28];1)-([.$I$4]-1))-IF((WEEKDAY([.$Q$28];1)-([.$I$4]-1))&lt;=0;7;0)+(ROW([.V33])-ROW([.$Q$30]))*7+(COLUMN([.V33])-COLUMN([.$Q$30])+1));&quot;&quot;;[.$Q$28]-(WEEKDAY([.$Q$28];1)-([.$I$4]-1))-IF((WEEKDAY([.$Q$28];1)-([.$I$4]-1))&lt;=0;7;0)+(ROW([.V33])-ROW([.$Q$30]))*7+(COLUMN([.V33])-COLUMN([.$Q$30])+1))" office:value-type="date" office:date-value="2013-06-22">
            <text:p>22</text:p>
          </table:table-cell>
          <table:table-cell table:style-name="ce12" table:formula="of:=IF(MONTH([.$Q$28])&lt;&gt;MONTH([.$Q$28]-(WEEKDAY([.$Q$28];1)-([.$I$4]-1))-IF((WEEKDAY([.$Q$28];1)-([.$I$4]-1))&lt;=0;7;0)+(ROW([.W33])-ROW([.$Q$30]))*7+(COLUMN([.W33])-COLUMN([.$Q$30])+1));&quot;&quot;;[.$Q$28]-(WEEKDAY([.$Q$28];1)-([.$I$4]-1))-IF((WEEKDAY([.$Q$28];1)-([.$I$4]-1))&lt;=0;7;0)+(ROW([.W33])-ROW([.$Q$30]))*7+(COLUMN([.W33])-COLUMN([.$Q$30])+1))" office:value-type="date" office:date-value="2013-06-23">
            <text:p>23</text:p>
          </table:table-cell>
          <table:table-cell table:style-name="ce14"/>
          <table:table-cell table:style-name="ce35"/>
          <table:table-cell table:style-name="ce37"/>
          <table:table-cell table:number-columns-repeated="998"/>
        </table:table-row>
        <table:table-row table:style-name="ro2">
          <table:table-cell table:style-name="ce12" table:formula="of:=IF(MONTH([.$A$28])&lt;&gt;MONTH([.$A$28]-(WEEKDAY([.$A$28];1)-([.$I$4]-1))-IF((WEEKDAY([.$A$28];1)-([.$I$4]-1))&lt;=0;7;0)+(ROW([.A34])-ROW([.$A$30]))*7+(COLUMN([.A34])-COLUMN([.$A$30])+1));&quot;&quot;;[.$A$28]-(WEEKDAY([.$A$28];1)-([.$I$4]-1))-IF((WEEKDAY([.$A$28];1)-([.$I$4]-1))&lt;=0;7;0)+(ROW([.A34])-ROW([.$A$30]))*7+(COLUMN([.A34])-COLUMN([.$A$30])+1))" office:value-type="date" office:date-value="2013-04-29">
            <text:p>29</text:p>
          </table:table-cell>
          <table:table-cell table:style-name="ce12" table:formula="of:=IF(MONTH([.$A$28])&lt;&gt;MONTH([.$A$28]-(WEEKDAY([.$A$28];1)-([.$I$4]-1))-IF((WEEKDAY([.$A$28];1)-([.$I$4]-1))&lt;=0;7;0)+(ROW([.B34])-ROW([.$A$30]))*7+(COLUMN([.B34])-COLUMN([.$A$30])+1));&quot;&quot;;[.$A$28]-(WEEKDAY([.$A$28];1)-([.$I$4]-1))-IF((WEEKDAY([.$A$28];1)-([.$I$4]-1))&lt;=0;7;0)+(ROW([.B34])-ROW([.$A$30]))*7+(COLUMN([.B34])-COLUMN([.$A$30])+1))" office:value-type="date" office:date-value="2013-04-30">
            <text:p>30</text:p>
          </table:table-cell>
          <table:table-cell table:style-name="ce12" table:formula="of:=IF(MONTH([.$A$28])&lt;&gt;MONTH([.$A$28]-(WEEKDAY([.$A$28];1)-([.$I$4]-1))-IF((WEEKDAY([.$A$28];1)-([.$I$4]-1))&lt;=0;7;0)+(ROW([.C34])-ROW([.$A$30]))*7+(COLUMN([.C34])-COLUMN([.$A$30])+1));&quot;&quot;;[.$A$28]-(WEEKDAY([.$A$28];1)-([.$I$4]-1))-IF((WEEKDAY([.$A$28];1)-([.$I$4]-1))&lt;=0;7;0)+(ROW([.C34])-ROW([.$A$30]))*7+(COLUMN([.C34])-COLUMN([.$A$30])+1))">
            <text:p/>
          </table:table-cell>
          <table:table-cell table:style-name="ce12" table:formula="of:=IF(MONTH([.$A$28])&lt;&gt;MONTH([.$A$28]-(WEEKDAY([.$A$28];1)-([.$I$4]-1))-IF((WEEKDAY([.$A$28];1)-([.$I$4]-1))&lt;=0;7;0)+(ROW([.D34])-ROW([.$A$30]))*7+(COLUMN([.D34])-COLUMN([.$A$30])+1));&quot;&quot;;[.$A$28]-(WEEKDAY([.$A$28];1)-([.$I$4]-1))-IF((WEEKDAY([.$A$28];1)-([.$I$4]-1))&lt;=0;7;0)+(ROW([.D34])-ROW([.$A$30]))*7+(COLUMN([.D34])-COLUMN([.$A$30])+1))">
            <text:p/>
          </table:table-cell>
          <table:table-cell table:style-name="ce12" table:formula="of:=IF(MONTH([.$A$28])&lt;&gt;MONTH([.$A$28]-(WEEKDAY([.$A$28];1)-([.$I$4]-1))-IF((WEEKDAY([.$A$28];1)-([.$I$4]-1))&lt;=0;7;0)+(ROW([.E34])-ROW([.$A$30]))*7+(COLUMN([.E34])-COLUMN([.$A$30])+1));&quot;&quot;;[.$A$28]-(WEEKDAY([.$A$28];1)-([.$I$4]-1))-IF((WEEKDAY([.$A$28];1)-([.$I$4]-1))&lt;=0;7;0)+(ROW([.E34])-ROW([.$A$30]))*7+(COLUMN([.E34])-COLUMN([.$A$30])+1))">
            <text:p/>
          </table:table-cell>
          <table:table-cell table:style-name="ce12" table:formula="of:=IF(MONTH([.$A$28])&lt;&gt;MONTH([.$A$28]-(WEEKDAY([.$A$28];1)-([.$I$4]-1))-IF((WEEKDAY([.$A$28];1)-([.$I$4]-1))&lt;=0;7;0)+(ROW([.F34])-ROW([.$A$30]))*7+(COLUMN([.F34])-COLUMN([.$A$30])+1));&quot;&quot;;[.$A$28]-(WEEKDAY([.$A$28];1)-([.$I$4]-1))-IF((WEEKDAY([.$A$28];1)-([.$I$4]-1))&lt;=0;7;0)+(ROW([.F34])-ROW([.$A$30]))*7+(COLUMN([.F34])-COLUMN([.$A$30])+1))">
            <text:p/>
          </table:table-cell>
          <table:table-cell table:style-name="ce12" table:formula="of:=IF(MONTH([.$A$28])&lt;&gt;MONTH([.$A$28]-(WEEKDAY([.$A$28];1)-([.$I$4]-1))-IF((WEEKDAY([.$A$28];1)-([.$I$4]-1))&lt;=0;7;0)+(ROW([.G34])-ROW([.$A$30]))*7+(COLUMN([.G34])-COLUMN([.$A$30])+1));&quot;&quot;;[.$A$28]-(WEEKDAY([.$A$28];1)-([.$I$4]-1))-IF((WEEKDAY([.$A$28];1)-([.$I$4]-1))&lt;=0;7;0)+(ROW([.G34])-ROW([.$A$30]))*7+(COLUMN([.G34])-COLUMN([.$A$30])+1))">
            <text:p/>
          </table:table-cell>
          <table:table-cell table:style-name="ce14"/>
          <table:table-cell table:style-name="ce13" table:formula="of:=IF(MONTH([.$I$28])&lt;&gt;MONTH([.$I$28]-(WEEKDAY([.$I$28];1)-([.$I$4]-1))-IF((WEEKDAY([.$I$28];1)-([.$I$4]-1))&lt;=0;7;0)+(ROW([.I34])-ROW([.$I$30]))*7+(COLUMN([.I34])-COLUMN([.$I$30])+1));&quot;&quot;;[.$I$28]-(WEEKDAY([.$I$28];1)-([.$I$4]-1))-IF((WEEKDAY([.$I$28];1)-([.$I$4]-1))&lt;=0;7;0)+(ROW([.I34])-ROW([.$I$30]))*7+(COLUMN([.I34])-COLUMN([.$I$30])+1))" office:value-type="date" office:date-value="2013-05-27">
            <text:p>27</text:p>
          </table:table-cell>
          <table:table-cell table:style-name="ce12" table:formula="of:=IF(MONTH([.$I$28])&lt;&gt;MONTH([.$I$28]-(WEEKDAY([.$I$28];1)-([.$I$4]-1))-IF((WEEKDAY([.$I$28];1)-([.$I$4]-1))&lt;=0;7;0)+(ROW([.J34])-ROW([.$I$30]))*7+(COLUMN([.J34])-COLUMN([.$I$30])+1));&quot;&quot;;[.$I$28]-(WEEKDAY([.$I$28];1)-([.$I$4]-1))-IF((WEEKDAY([.$I$28];1)-([.$I$4]-1))&lt;=0;7;0)+(ROW([.J34])-ROW([.$I$30]))*7+(COLUMN([.J34])-COLUMN([.$I$30])+1))" office:value-type="date" office:date-value="2013-05-28">
            <text:p>28</text:p>
          </table:table-cell>
          <table:table-cell table:style-name="ce12" table:formula="of:=IF(MONTH([.$I$28])&lt;&gt;MONTH([.$I$28]-(WEEKDAY([.$I$28];1)-([.$I$4]-1))-IF((WEEKDAY([.$I$28];1)-([.$I$4]-1))&lt;=0;7;0)+(ROW([.K34])-ROW([.$I$30]))*7+(COLUMN([.K34])-COLUMN([.$I$30])+1));&quot;&quot;;[.$I$28]-(WEEKDAY([.$I$28];1)-([.$I$4]-1))-IF((WEEKDAY([.$I$28];1)-([.$I$4]-1))&lt;=0;7;0)+(ROW([.K34])-ROW([.$I$30]))*7+(COLUMN([.K34])-COLUMN([.$I$30])+1))" office:value-type="date" office:date-value="2013-05-29">
            <text:p>29</text:p>
          </table:table-cell>
          <table:table-cell table:style-name="ce12" table:formula="of:=IF(MONTH([.$I$28])&lt;&gt;MONTH([.$I$28]-(WEEKDAY([.$I$28];1)-([.$I$4]-1))-IF((WEEKDAY([.$I$28];1)-([.$I$4]-1))&lt;=0;7;0)+(ROW([.L34])-ROW([.$I$30]))*7+(COLUMN([.L34])-COLUMN([.$I$30])+1));&quot;&quot;;[.$I$28]-(WEEKDAY([.$I$28];1)-([.$I$4]-1))-IF((WEEKDAY([.$I$28];1)-([.$I$4]-1))&lt;=0;7;0)+(ROW([.L34])-ROW([.$I$30]))*7+(COLUMN([.L34])-COLUMN([.$I$30])+1))" office:value-type="date" office:date-value="2013-05-30">
            <text:p>30</text:p>
          </table:table-cell>
          <table:table-cell table:style-name="ce12" table:formula="of:=IF(MONTH([.$I$28])&lt;&gt;MONTH([.$I$28]-(WEEKDAY([.$I$28];1)-([.$I$4]-1))-IF((WEEKDAY([.$I$28];1)-([.$I$4]-1))&lt;=0;7;0)+(ROW([.M34])-ROW([.$I$30]))*7+(COLUMN([.M34])-COLUMN([.$I$30])+1));&quot;&quot;;[.$I$28]-(WEEKDAY([.$I$28];1)-([.$I$4]-1))-IF((WEEKDAY([.$I$28];1)-([.$I$4]-1))&lt;=0;7;0)+(ROW([.M34])-ROW([.$I$30]))*7+(COLUMN([.M34])-COLUMN([.$I$30])+1))" office:value-type="date" office:date-value="2013-05-31">
            <text:p>31</text:p>
          </table:table-cell>
          <table:table-cell table:style-name="ce12" table:formula="of:=IF(MONTH([.$I$28])&lt;&gt;MONTH([.$I$28]-(WEEKDAY([.$I$28];1)-([.$I$4]-1))-IF((WEEKDAY([.$I$28];1)-([.$I$4]-1))&lt;=0;7;0)+(ROW([.N34])-ROW([.$I$30]))*7+(COLUMN([.N34])-COLUMN([.$I$30])+1));&quot;&quot;;[.$I$28]-(WEEKDAY([.$I$28];1)-([.$I$4]-1))-IF((WEEKDAY([.$I$28];1)-([.$I$4]-1))&lt;=0;7;0)+(ROW([.N34])-ROW([.$I$30]))*7+(COLUMN([.N34])-COLUMN([.$I$30])+1))">
            <text:p/>
          </table:table-cell>
          <table:table-cell table:style-name="ce12" table:formula="of:=IF(MONTH([.$I$28])&lt;&gt;MONTH([.$I$28]-(WEEKDAY([.$I$28];1)-([.$I$4]-1))-IF((WEEKDAY([.$I$28];1)-([.$I$4]-1))&lt;=0;7;0)+(ROW([.O34])-ROW([.$I$30]))*7+(COLUMN([.O34])-COLUMN([.$I$30])+1));&quot;&quot;;[.$I$28]-(WEEKDAY([.$I$28];1)-([.$I$4]-1))-IF((WEEKDAY([.$I$28];1)-([.$I$4]-1))&lt;=0;7;0)+(ROW([.O34])-ROW([.$I$30]))*7+(COLUMN([.O34])-COLUMN([.$I$30])+1))">
            <text:p/>
          </table:table-cell>
          <table:table-cell table:style-name="ce14"/>
          <table:table-cell table:style-name="ce12" table:formula="of:=IF(MONTH([.$Q$28])&lt;&gt;MONTH([.$Q$28]-(WEEKDAY([.$Q$28];1)-([.$I$4]-1))-IF((WEEKDAY([.$Q$28];1)-([.$I$4]-1))&lt;=0;7;0)+(ROW([.Q34])-ROW([.$Q$30]))*7+(COLUMN([.Q34])-COLUMN([.$Q$30])+1));&quot;&quot;;[.$Q$28]-(WEEKDAY([.$Q$28];1)-([.$I$4]-1))-IF((WEEKDAY([.$Q$28];1)-([.$I$4]-1))&lt;=0;7;0)+(ROW([.Q34])-ROW([.$Q$30]))*7+(COLUMN([.Q34])-COLUMN([.$Q$30])+1))" office:value-type="date" office:date-value="2013-06-24">
            <text:p>24</text:p>
          </table:table-cell>
          <table:table-cell table:style-name="ce12" table:formula="of:=IF(MONTH([.$Q$28])&lt;&gt;MONTH([.$Q$28]-(WEEKDAY([.$Q$28];1)-([.$I$4]-1))-IF((WEEKDAY([.$Q$28];1)-([.$I$4]-1))&lt;=0;7;0)+(ROW([.R34])-ROW([.$Q$30]))*7+(COLUMN([.R34])-COLUMN([.$Q$30])+1));&quot;&quot;;[.$Q$28]-(WEEKDAY([.$Q$28];1)-([.$I$4]-1))-IF((WEEKDAY([.$Q$28];1)-([.$I$4]-1))&lt;=0;7;0)+(ROW([.R34])-ROW([.$Q$30]))*7+(COLUMN([.R34])-COLUMN([.$Q$30])+1))" office:value-type="date" office:date-value="2013-06-25">
            <text:p>25</text:p>
          </table:table-cell>
          <table:table-cell table:style-name="ce12" table:formula="of:=IF(MONTH([.$Q$28])&lt;&gt;MONTH([.$Q$28]-(WEEKDAY([.$Q$28];1)-([.$I$4]-1))-IF((WEEKDAY([.$Q$28];1)-([.$I$4]-1))&lt;=0;7;0)+(ROW([.S34])-ROW([.$Q$30]))*7+(COLUMN([.S34])-COLUMN([.$Q$30])+1));&quot;&quot;;[.$Q$28]-(WEEKDAY([.$Q$28];1)-([.$I$4]-1))-IF((WEEKDAY([.$Q$28];1)-([.$I$4]-1))&lt;=0;7;0)+(ROW([.S34])-ROW([.$Q$30]))*7+(COLUMN([.S34])-COLUMN([.$Q$30])+1))" office:value-type="date" office:date-value="2013-06-26">
            <text:p>26</text:p>
          </table:table-cell>
          <table:table-cell table:style-name="ce12" table:formula="of:=IF(MONTH([.$Q$28])&lt;&gt;MONTH([.$Q$28]-(WEEKDAY([.$Q$28];1)-([.$I$4]-1))-IF((WEEKDAY([.$Q$28];1)-([.$I$4]-1))&lt;=0;7;0)+(ROW([.T34])-ROW([.$Q$30]))*7+(COLUMN([.T34])-COLUMN([.$Q$30])+1));&quot;&quot;;[.$Q$28]-(WEEKDAY([.$Q$28];1)-([.$I$4]-1))-IF((WEEKDAY([.$Q$28];1)-([.$I$4]-1))&lt;=0;7;0)+(ROW([.T34])-ROW([.$Q$30]))*7+(COLUMN([.T34])-COLUMN([.$Q$30])+1))" office:value-type="date" office:date-value="2013-06-27">
            <text:p>27</text:p>
          </table:table-cell>
          <table:table-cell table:style-name="ce12" table:formula="of:=IF(MONTH([.$Q$28])&lt;&gt;MONTH([.$Q$28]-(WEEKDAY([.$Q$28];1)-([.$I$4]-1))-IF((WEEKDAY([.$Q$28];1)-([.$I$4]-1))&lt;=0;7;0)+(ROW([.U34])-ROW([.$Q$30]))*7+(COLUMN([.U34])-COLUMN([.$Q$30])+1));&quot;&quot;;[.$Q$28]-(WEEKDAY([.$Q$28];1)-([.$I$4]-1))-IF((WEEKDAY([.$Q$28];1)-([.$I$4]-1))&lt;=0;7;0)+(ROW([.U34])-ROW([.$Q$30]))*7+(COLUMN([.U34])-COLUMN([.$Q$30])+1))" office:value-type="date" office:date-value="2013-06-28">
            <text:p>28</text:p>
          </table:table-cell>
          <table:table-cell table:style-name="ce12" table:formula="of:=IF(MONTH([.$Q$28])&lt;&gt;MONTH([.$Q$28]-(WEEKDAY([.$Q$28];1)-([.$I$4]-1))-IF((WEEKDAY([.$Q$28];1)-([.$I$4]-1))&lt;=0;7;0)+(ROW([.V34])-ROW([.$Q$30]))*7+(COLUMN([.V34])-COLUMN([.$Q$30])+1));&quot;&quot;;[.$Q$28]-(WEEKDAY([.$Q$28];1)-([.$I$4]-1))-IF((WEEKDAY([.$Q$28];1)-([.$I$4]-1))&lt;=0;7;0)+(ROW([.V34])-ROW([.$Q$30]))*7+(COLUMN([.V34])-COLUMN([.$Q$30])+1))" office:value-type="date" office:date-value="2013-06-29">
            <text:p>29</text:p>
          </table:table-cell>
          <table:table-cell table:style-name="ce12" table:formula="of:=IF(MONTH([.$Q$28])&lt;&gt;MONTH([.$Q$28]-(WEEKDAY([.$Q$28];1)-([.$I$4]-1))-IF((WEEKDAY([.$Q$28];1)-([.$I$4]-1))&lt;=0;7;0)+(ROW([.W34])-ROW([.$Q$30]))*7+(COLUMN([.W34])-COLUMN([.$Q$30])+1));&quot;&quot;;[.$Q$28]-(WEEKDAY([.$Q$28];1)-([.$I$4]-1))-IF((WEEKDAY([.$Q$28];1)-([.$I$4]-1))&lt;=0;7;0)+(ROW([.W34])-ROW([.$Q$30]))*7+(COLUMN([.W34])-COLUMN([.$Q$30])+1))" office:value-type="date" office:date-value="2013-06-30">
            <text:p>30</text:p>
          </table:table-cell>
          <table:table-cell table:style-name="ce14"/>
          <table:table-cell table:style-name="ce35"/>
          <table:table-cell table:style-name="ce37"/>
          <table:table-cell table:number-columns-repeated="998"/>
        </table:table-row>
        <table:table-row table:style-name="ro2">
          <table:table-cell table:style-name="ce12" table:formula="of:=IF(MONTH([.$A$28])&lt;&gt;MONTH([.$A$28]-(WEEKDAY([.$A$28];1)-([.$I$4]-1))-IF((WEEKDAY([.$A$28];1)-([.$I$4]-1))&lt;=0;7;0)+(ROW([.A35])-ROW([.$A$30]))*7+(COLUMN([.A35])-COLUMN([.$A$30])+1));&quot;&quot;;[.$A$28]-(WEEKDAY([.$A$28];1)-([.$I$4]-1))-IF((WEEKDAY([.$A$28];1)-([.$I$4]-1))&lt;=0;7;0)+(ROW([.A35])-ROW([.$A$30]))*7+(COLUMN([.A35])-COLUMN([.$A$30])+1))">
            <text:p/>
          </table:table-cell>
          <table:table-cell table:style-name="ce12" table:formula="of:=IF(MONTH([.$A$28])&lt;&gt;MONTH([.$A$28]-(WEEKDAY([.$A$28];1)-([.$I$4]-1))-IF((WEEKDAY([.$A$28];1)-([.$I$4]-1))&lt;=0;7;0)+(ROW([.B35])-ROW([.$A$30]))*7+(COLUMN([.B35])-COLUMN([.$A$30])+1));&quot;&quot;;[.$A$28]-(WEEKDAY([.$A$28];1)-([.$I$4]-1))-IF((WEEKDAY([.$A$28];1)-([.$I$4]-1))&lt;=0;7;0)+(ROW([.B35])-ROW([.$A$30]))*7+(COLUMN([.B35])-COLUMN([.$A$30])+1))">
            <text:p/>
          </table:table-cell>
          <table:table-cell table:style-name="ce12" table:formula="of:=IF(MONTH([.$A$28])&lt;&gt;MONTH([.$A$28]-(WEEKDAY([.$A$28];1)-([.$I$4]-1))-IF((WEEKDAY([.$A$28];1)-([.$I$4]-1))&lt;=0;7;0)+(ROW([.C35])-ROW([.$A$30]))*7+(COLUMN([.C35])-COLUMN([.$A$30])+1));&quot;&quot;;[.$A$28]-(WEEKDAY([.$A$28];1)-([.$I$4]-1))-IF((WEEKDAY([.$A$28];1)-([.$I$4]-1))&lt;=0;7;0)+(ROW([.C35])-ROW([.$A$30]))*7+(COLUMN([.C35])-COLUMN([.$A$30])+1))">
            <text:p/>
          </table:table-cell>
          <table:table-cell table:style-name="ce12" table:formula="of:=IF(MONTH([.$A$28])&lt;&gt;MONTH([.$A$28]-(WEEKDAY([.$A$28];1)-([.$I$4]-1))-IF((WEEKDAY([.$A$28];1)-([.$I$4]-1))&lt;=0;7;0)+(ROW([.D35])-ROW([.$A$30]))*7+(COLUMN([.D35])-COLUMN([.$A$30])+1));&quot;&quot;;[.$A$28]-(WEEKDAY([.$A$28];1)-([.$I$4]-1))-IF((WEEKDAY([.$A$28];1)-([.$I$4]-1))&lt;=0;7;0)+(ROW([.D35])-ROW([.$A$30]))*7+(COLUMN([.D35])-COLUMN([.$A$30])+1))">
            <text:p/>
          </table:table-cell>
          <table:table-cell table:style-name="ce12" table:formula="of:=IF(MONTH([.$A$28])&lt;&gt;MONTH([.$A$28]-(WEEKDAY([.$A$28];1)-([.$I$4]-1))-IF((WEEKDAY([.$A$28];1)-([.$I$4]-1))&lt;=0;7;0)+(ROW([.E35])-ROW([.$A$30]))*7+(COLUMN([.E35])-COLUMN([.$A$30])+1));&quot;&quot;;[.$A$28]-(WEEKDAY([.$A$28];1)-([.$I$4]-1))-IF((WEEKDAY([.$A$28];1)-([.$I$4]-1))&lt;=0;7;0)+(ROW([.E35])-ROW([.$A$30]))*7+(COLUMN([.E35])-COLUMN([.$A$30])+1))">
            <text:p/>
          </table:table-cell>
          <table:table-cell table:style-name="ce12" table:formula="of:=IF(MONTH([.$A$28])&lt;&gt;MONTH([.$A$28]-(WEEKDAY([.$A$28];1)-([.$I$4]-1))-IF((WEEKDAY([.$A$28];1)-([.$I$4]-1))&lt;=0;7;0)+(ROW([.F35])-ROW([.$A$30]))*7+(COLUMN([.F35])-COLUMN([.$A$30])+1));&quot;&quot;;[.$A$28]-(WEEKDAY([.$A$28];1)-([.$I$4]-1))-IF((WEEKDAY([.$A$28];1)-([.$I$4]-1))&lt;=0;7;0)+(ROW([.F35])-ROW([.$A$30]))*7+(COLUMN([.F35])-COLUMN([.$A$30])+1))">
            <text:p/>
          </table:table-cell>
          <table:table-cell table:style-name="ce12" table:formula="of:=IF(MONTH([.$A$28])&lt;&gt;MONTH([.$A$28]-(WEEKDAY([.$A$28];1)-([.$I$4]-1))-IF((WEEKDAY([.$A$28];1)-([.$I$4]-1))&lt;=0;7;0)+(ROW([.G35])-ROW([.$A$30]))*7+(COLUMN([.G35])-COLUMN([.$A$30])+1));&quot;&quot;;[.$A$28]-(WEEKDAY([.$A$28];1)-([.$I$4]-1))-IF((WEEKDAY([.$A$28];1)-([.$I$4]-1))&lt;=0;7;0)+(ROW([.G35])-ROW([.$A$30]))*7+(COLUMN([.G35])-COLUMN([.$A$30])+1))">
            <text:p/>
          </table:table-cell>
          <table:table-cell table:style-name="ce14"/>
          <table:table-cell table:style-name="ce12" table:formula="of:=IF(MONTH([.$I$28])&lt;&gt;MONTH([.$I$28]-(WEEKDAY([.$I$28];1)-([.$I$4]-1))-IF((WEEKDAY([.$I$28];1)-([.$I$4]-1))&lt;=0;7;0)+(ROW([.I35])-ROW([.$I$30]))*7+(COLUMN([.I35])-COLUMN([.$I$30])+1));&quot;&quot;;[.$I$28]-(WEEKDAY([.$I$28];1)-([.$I$4]-1))-IF((WEEKDAY([.$I$28];1)-([.$I$4]-1))&lt;=0;7;0)+(ROW([.I35])-ROW([.$I$30]))*7+(COLUMN([.I35])-COLUMN([.$I$30])+1))">
            <text:p/>
          </table:table-cell>
          <table:table-cell table:style-name="ce12" table:formula="of:=IF(MONTH([.$I$28])&lt;&gt;MONTH([.$I$28]-(WEEKDAY([.$I$28];1)-([.$I$4]-1))-IF((WEEKDAY([.$I$28];1)-([.$I$4]-1))&lt;=0;7;0)+(ROW([.J35])-ROW([.$I$30]))*7+(COLUMN([.J35])-COLUMN([.$I$30])+1));&quot;&quot;;[.$I$28]-(WEEKDAY([.$I$28];1)-([.$I$4]-1))-IF((WEEKDAY([.$I$28];1)-([.$I$4]-1))&lt;=0;7;0)+(ROW([.J35])-ROW([.$I$30]))*7+(COLUMN([.J35])-COLUMN([.$I$30])+1))">
            <text:p/>
          </table:table-cell>
          <table:table-cell table:style-name="ce12" table:formula="of:=IF(MONTH([.$I$28])&lt;&gt;MONTH([.$I$28]-(WEEKDAY([.$I$28];1)-([.$I$4]-1))-IF((WEEKDAY([.$I$28];1)-([.$I$4]-1))&lt;=0;7;0)+(ROW([.K35])-ROW([.$I$30]))*7+(COLUMN([.K35])-COLUMN([.$I$30])+1));&quot;&quot;;[.$I$28]-(WEEKDAY([.$I$28];1)-([.$I$4]-1))-IF((WEEKDAY([.$I$28];1)-([.$I$4]-1))&lt;=0;7;0)+(ROW([.K35])-ROW([.$I$30]))*7+(COLUMN([.K35])-COLUMN([.$I$30])+1))">
            <text:p/>
          </table:table-cell>
          <table:table-cell table:style-name="ce12" table:formula="of:=IF(MONTH([.$I$28])&lt;&gt;MONTH([.$I$28]-(WEEKDAY([.$I$28];1)-([.$I$4]-1))-IF((WEEKDAY([.$I$28];1)-([.$I$4]-1))&lt;=0;7;0)+(ROW([.L35])-ROW([.$I$30]))*7+(COLUMN([.L35])-COLUMN([.$I$30])+1));&quot;&quot;;[.$I$28]-(WEEKDAY([.$I$28];1)-([.$I$4]-1))-IF((WEEKDAY([.$I$28];1)-([.$I$4]-1))&lt;=0;7;0)+(ROW([.L35])-ROW([.$I$30]))*7+(COLUMN([.L35])-COLUMN([.$I$30])+1))">
            <text:p/>
          </table:table-cell>
          <table:table-cell table:style-name="ce12" table:formula="of:=IF(MONTH([.$I$28])&lt;&gt;MONTH([.$I$28]-(WEEKDAY([.$I$28];1)-([.$I$4]-1))-IF((WEEKDAY([.$I$28];1)-([.$I$4]-1))&lt;=0;7;0)+(ROW([.M35])-ROW([.$I$30]))*7+(COLUMN([.M35])-COLUMN([.$I$30])+1));&quot;&quot;;[.$I$28]-(WEEKDAY([.$I$28];1)-([.$I$4]-1))-IF((WEEKDAY([.$I$28];1)-([.$I$4]-1))&lt;=0;7;0)+(ROW([.M35])-ROW([.$I$30]))*7+(COLUMN([.M35])-COLUMN([.$I$30])+1))">
            <text:p/>
          </table:table-cell>
          <table:table-cell table:style-name="ce12" table:formula="of:=IF(MONTH([.$I$28])&lt;&gt;MONTH([.$I$28]-(WEEKDAY([.$I$28];1)-([.$I$4]-1))-IF((WEEKDAY([.$I$28];1)-([.$I$4]-1))&lt;=0;7;0)+(ROW([.N35])-ROW([.$I$30]))*7+(COLUMN([.N35])-COLUMN([.$I$30])+1));&quot;&quot;;[.$I$28]-(WEEKDAY([.$I$28];1)-([.$I$4]-1))-IF((WEEKDAY([.$I$28];1)-([.$I$4]-1))&lt;=0;7;0)+(ROW([.N35])-ROW([.$I$30]))*7+(COLUMN([.N35])-COLUMN([.$I$30])+1))">
            <text:p/>
          </table:table-cell>
          <table:table-cell table:style-name="ce12" table:formula="of:=IF(MONTH([.$I$28])&lt;&gt;MONTH([.$I$28]-(WEEKDAY([.$I$28];1)-([.$I$4]-1))-IF((WEEKDAY([.$I$28];1)-([.$I$4]-1))&lt;=0;7;0)+(ROW([.O35])-ROW([.$I$30]))*7+(COLUMN([.O35])-COLUMN([.$I$30])+1));&quot;&quot;;[.$I$28]-(WEEKDAY([.$I$28];1)-([.$I$4]-1))-IF((WEEKDAY([.$I$28];1)-([.$I$4]-1))&lt;=0;7;0)+(ROW([.O35])-ROW([.$I$30]))*7+(COLUMN([.O35])-COLUMN([.$I$30])+1))">
            <text:p/>
          </table:table-cell>
          <table:table-cell table:style-name="ce14"/>
          <table:table-cell table:style-name="ce12" table:formula="of:=IF(MONTH([.$Q$28])&lt;&gt;MONTH([.$Q$28]-(WEEKDAY([.$Q$28];1)-([.$I$4]-1))-IF((WEEKDAY([.$Q$28];1)-([.$I$4]-1))&lt;=0;7;0)+(ROW([.Q35])-ROW([.$Q$30]))*7+(COLUMN([.Q35])-COLUMN([.$Q$30])+1));&quot;&quot;;[.$Q$28]-(WEEKDAY([.$Q$28];1)-([.$I$4]-1))-IF((WEEKDAY([.$Q$28];1)-([.$I$4]-1))&lt;=0;7;0)+(ROW([.Q35])-ROW([.$Q$30]))*7+(COLUMN([.Q35])-COLUMN([.$Q$30])+1))">
            <text:p/>
          </table:table-cell>
          <table:table-cell table:style-name="ce12" table:formula="of:=IF(MONTH([.$Q$28])&lt;&gt;MONTH([.$Q$28]-(WEEKDAY([.$Q$28];1)-([.$I$4]-1))-IF((WEEKDAY([.$Q$28];1)-([.$I$4]-1))&lt;=0;7;0)+(ROW([.R35])-ROW([.$Q$30]))*7+(COLUMN([.R35])-COLUMN([.$Q$30])+1));&quot;&quot;;[.$Q$28]-(WEEKDAY([.$Q$28];1)-([.$I$4]-1))-IF((WEEKDAY([.$Q$28];1)-([.$I$4]-1))&lt;=0;7;0)+(ROW([.R35])-ROW([.$Q$30]))*7+(COLUMN([.R35])-COLUMN([.$Q$30])+1))">
            <text:p/>
          </table:table-cell>
          <table:table-cell table:style-name="ce12" table:formula="of:=IF(MONTH([.$Q$28])&lt;&gt;MONTH([.$Q$28]-(WEEKDAY([.$Q$28];1)-([.$I$4]-1))-IF((WEEKDAY([.$Q$28];1)-([.$I$4]-1))&lt;=0;7;0)+(ROW([.S35])-ROW([.$Q$30]))*7+(COLUMN([.S35])-COLUMN([.$Q$30])+1));&quot;&quot;;[.$Q$28]-(WEEKDAY([.$Q$28];1)-([.$I$4]-1))-IF((WEEKDAY([.$Q$28];1)-([.$I$4]-1))&lt;=0;7;0)+(ROW([.S35])-ROW([.$Q$30]))*7+(COLUMN([.S35])-COLUMN([.$Q$30])+1))">
            <text:p/>
          </table:table-cell>
          <table:table-cell table:style-name="ce12" table:formula="of:=IF(MONTH([.$Q$28])&lt;&gt;MONTH([.$Q$28]-(WEEKDAY([.$Q$28];1)-([.$I$4]-1))-IF((WEEKDAY([.$Q$28];1)-([.$I$4]-1))&lt;=0;7;0)+(ROW([.T35])-ROW([.$Q$30]))*7+(COLUMN([.T35])-COLUMN([.$Q$30])+1));&quot;&quot;;[.$Q$28]-(WEEKDAY([.$Q$28];1)-([.$I$4]-1))-IF((WEEKDAY([.$Q$28];1)-([.$I$4]-1))&lt;=0;7;0)+(ROW([.T35])-ROW([.$Q$30]))*7+(COLUMN([.T35])-COLUMN([.$Q$30])+1))">
            <text:p/>
          </table:table-cell>
          <table:table-cell table:style-name="ce12" table:formula="of:=IF(MONTH([.$Q$28])&lt;&gt;MONTH([.$Q$28]-(WEEKDAY([.$Q$28];1)-([.$I$4]-1))-IF((WEEKDAY([.$Q$28];1)-([.$I$4]-1))&lt;=0;7;0)+(ROW([.U35])-ROW([.$Q$30]))*7+(COLUMN([.U35])-COLUMN([.$Q$30])+1));&quot;&quot;;[.$Q$28]-(WEEKDAY([.$Q$28];1)-([.$I$4]-1))-IF((WEEKDAY([.$Q$28];1)-([.$I$4]-1))&lt;=0;7;0)+(ROW([.U35])-ROW([.$Q$30]))*7+(COLUMN([.U35])-COLUMN([.$Q$30])+1))">
            <text:p/>
          </table:table-cell>
          <table:table-cell table:style-name="ce12" table:formula="of:=IF(MONTH([.$Q$28])&lt;&gt;MONTH([.$Q$28]-(WEEKDAY([.$Q$28];1)-([.$I$4]-1))-IF((WEEKDAY([.$Q$28];1)-([.$I$4]-1))&lt;=0;7;0)+(ROW([.V35])-ROW([.$Q$30]))*7+(COLUMN([.V35])-COLUMN([.$Q$30])+1));&quot;&quot;;[.$Q$28]-(WEEKDAY([.$Q$28];1)-([.$I$4]-1))-IF((WEEKDAY([.$Q$28];1)-([.$I$4]-1))&lt;=0;7;0)+(ROW([.V35])-ROW([.$Q$30]))*7+(COLUMN([.V35])-COLUMN([.$Q$30])+1))">
            <text:p/>
          </table:table-cell>
          <table:table-cell table:style-name="ce12" table:formula="of:=IF(MONTH([.$Q$28])&lt;&gt;MONTH([.$Q$28]-(WEEKDAY([.$Q$28];1)-([.$I$4]-1))-IF((WEEKDAY([.$Q$28];1)-([.$I$4]-1))&lt;=0;7;0)+(ROW([.W35])-ROW([.$Q$30]))*7+(COLUMN([.W35])-COLUMN([.$Q$30])+1));&quot;&quot;;[.$Q$28]-(WEEKDAY([.$Q$28];1)-([.$I$4]-1))-IF((WEEKDAY([.$Q$28];1)-([.$I$4]-1))&lt;=0;7;0)+(ROW([.W35])-ROW([.$Q$30]))*7+(COLUMN([.W35])-COLUMN([.$Q$30])+1))">
            <text:p/>
          </table:table-cell>
          <table:table-cell table:style-name="ce14"/>
          <table:table-cell table:style-name="ce35"/>
          <table:table-cell table:style-name="ce37"/>
          <table:table-cell table:number-columns-repeated="998"/>
        </table:table-row>
        <table:table-row table:style-name="ro2">
          <table:table-cell table:style-name="ce14" table:number-columns-repeated="24"/>
          <table:table-cell table:style-name="ce35"/>
          <table:table-cell table:style-name="ce37"/>
          <table:table-cell table:number-columns-repeated="998"/>
        </table:table-row>
        <table:table-row table:style-name="ro4">
          <table:table-cell table:style-name="ce8" table:formula="of:=DATE(YEAR([.Q28]);MONTH([.Q28])+1;1)" office:value-type="float" office:value="41456" table:number-columns-spanned="7" table:number-rows-spanned="1">
            <text:p>julio 2013</text:p>
          </table:table-cell>
          <table:covered-table-cell table:number-columns-repeated="6" table:style-name="ce8"/>
          <table:table-cell table:style-name="ce14"/>
          <table:table-cell table:style-name="ce8" table:formula="of:=DATE(YEAR([.A37]);MONTH([.A37])+1;1)" office:value-type="float" office:value="41487" table:number-columns-spanned="7" table:number-rows-spanned="1">
            <text:p>agosto 2013</text:p>
          </table:table-cell>
          <table:covered-table-cell table:number-columns-repeated="6" table:style-name="ce8"/>
          <table:table-cell table:style-name="ce14"/>
          <table:table-cell table:style-name="ce8" table:formula="of:=DATE(YEAR([.I37]);MONTH([.I37])+1;1)" office:value-type="float" office:value="41518" table:number-columns-spanned="7" table:number-rows-spanned="1">
            <text:p>septiembre 2013</text:p>
          </table:table-cell>
          <table:covered-table-cell table:number-columns-repeated="6" table:style-name="ce8"/>
          <table:table-cell table:style-name="ce14"/>
          <table:table-cell table:style-name="ce35"/>
          <table:table-cell table:style-name="ce37"/>
          <table:table-cell table:number-columns-repeated="998"/>
        </table:table-row>
        <table:table-row table:style-name="ro2">
          <table:table-cell table:style-name="ce9" table:formula="of:=[.$A$20]" office:value-type="string" office:string-value="lu">
            <text:p>lu</text:p>
          </table:table-cell>
          <table:table-cell table:style-name="ce17" table:formula="of:=[.$B$20]" office:value-type="string" office:string-value="ma">
            <text:p>ma</text:p>
          </table:table-cell>
          <table:table-cell table:style-name="ce17" table:formula="of:=[.$C$20]" office:value-type="string" office:string-value="mi">
            <text:p>mi</text:p>
          </table:table-cell>
          <table:table-cell table:style-name="ce17" table:formula="of:=[.$D$20]" office:value-type="string" office:string-value="ju">
            <text:p>ju</text:p>
          </table:table-cell>
          <table:table-cell table:style-name="ce17" table:formula="of:=[.$E$20]" office:value-type="string" office:string-value="vi">
            <text:p>vi</text:p>
          </table:table-cell>
          <table:table-cell table:style-name="ce17" table:formula="of:=[.$F$20]" office:value-type="string" office:string-value="sa">
            <text:p>sa</text:p>
          </table:table-cell>
          <table:table-cell table:style-name="ce20" table:formula="of:=[.$G$20]" office:value-type="string" office:string-value="do">
            <text:p>do</text:p>
          </table:table-cell>
          <table:table-cell table:style-name="ce14"/>
          <table:table-cell table:style-name="ce9" table:formula="of:=[.$A$20]" office:value-type="string" office:string-value="lu">
            <text:p>lu</text:p>
          </table:table-cell>
          <table:table-cell table:style-name="ce17" table:formula="of:=[.$B$20]" office:value-type="string" office:string-value="ma">
            <text:p>ma</text:p>
          </table:table-cell>
          <table:table-cell table:style-name="ce17" table:formula="of:=[.$C$20]" office:value-type="string" office:string-value="mi">
            <text:p>mi</text:p>
          </table:table-cell>
          <table:table-cell table:style-name="ce17" table:formula="of:=[.$D$20]" office:value-type="string" office:string-value="ju">
            <text:p>ju</text:p>
          </table:table-cell>
          <table:table-cell table:style-name="ce17" table:formula="of:=[.$E$20]" office:value-type="string" office:string-value="vi">
            <text:p>vi</text:p>
          </table:table-cell>
          <table:table-cell table:style-name="ce17" table:formula="of:=[.$F$20]" office:value-type="string" office:string-value="sa">
            <text:p>sa</text:p>
          </table:table-cell>
          <table:table-cell table:style-name="ce20" table:formula="of:=[.$G$20]" office:value-type="string" office:string-value="do">
            <text:p>do</text:p>
          </table:table-cell>
          <table:table-cell table:style-name="ce14"/>
          <table:table-cell table:style-name="ce9" table:formula="of:=[.$A$20]" office:value-type="string" office:string-value="lu">
            <text:p>lu</text:p>
          </table:table-cell>
          <table:table-cell table:style-name="ce17" table:formula="of:=[.$B$20]" office:value-type="string" office:string-value="ma">
            <text:p>ma</text:p>
          </table:table-cell>
          <table:table-cell table:style-name="ce17" table:formula="of:=[.$C$20]" office:value-type="string" office:string-value="mi">
            <text:p>mi</text:p>
          </table:table-cell>
          <table:table-cell table:style-name="ce17" table:formula="of:=[.$D$20]" office:value-type="string" office:string-value="ju">
            <text:p>ju</text:p>
          </table:table-cell>
          <table:table-cell table:style-name="ce17" table:formula="of:=[.$E$20]" office:value-type="string" office:string-value="vi">
            <text:p>vi</text:p>
          </table:table-cell>
          <table:table-cell table:style-name="ce17" table:formula="of:=[.$F$20]" office:value-type="string" office:string-value="sa">
            <text:p>sa</text:p>
          </table:table-cell>
          <table:table-cell table:style-name="ce20" table:formula="of:=[.$G$20]" office:value-type="string" office:string-value="do">
            <text:p>do</text:p>
          </table:table-cell>
          <table:table-cell table:style-name="ce14"/>
          <table:table-cell table:style-name="ce35"/>
          <table:table-cell table:style-name="ce37"/>
          <table:table-cell table:number-columns-repeated="998"/>
        </table:table-row>
        <table:table-row table:style-name="ro2">
          <table:table-cell table:style-name="ce12" table:formula="of:=IF(MONTH([.$A$37])&lt;&gt;MONTH([.$A$37]-(WEEKDAY([.$A$37];1)-([.$I$4]-1))-IF((WEEKDAY([.$A$37];1)-([.$I$4]-1))&lt;=0;7;0)+(ROW([.A39])-ROW([.$A$39]))*7+(COLUMN([.A39])-COLUMN([.$A$39])+1));&quot;&quot;;[.$A$37]-(WEEKDAY([.$A$37];1)-([.$I$4]-1))-IF((WEEKDAY([.$A$37];1)-([.$I$4]-1))&lt;=0;7;0)+(ROW([.A39])-ROW([.$A$39]))*7+(COLUMN([.A39])-COLUMN([.$A$39])+1))" office:value-type="date" office:date-value="2013-07-01">
            <text:p>1</text:p>
          </table:table-cell>
          <table:table-cell table:style-name="ce12" table:formula="of:=IF(MONTH([.$A$37])&lt;&gt;MONTH([.$A$37]-(WEEKDAY([.$A$37];1)-([.$I$4]-1))-IF((WEEKDAY([.$A$37];1)-([.$I$4]-1))&lt;=0;7;0)+(ROW([.B39])-ROW([.$A$39]))*7+(COLUMN([.B39])-COLUMN([.$A$39])+1));&quot;&quot;;[.$A$37]-(WEEKDAY([.$A$37];1)-([.$I$4]-1))-IF((WEEKDAY([.$A$37];1)-([.$I$4]-1))&lt;=0;7;0)+(ROW([.B39])-ROW([.$A$39]))*7+(COLUMN([.B39])-COLUMN([.$A$39])+1))" office:value-type="date" office:date-value="2013-07-02">
            <text:p>2</text:p>
          </table:table-cell>
          <table:table-cell table:style-name="ce12" table:formula="of:=IF(MONTH([.$A$37])&lt;&gt;MONTH([.$A$37]-(WEEKDAY([.$A$37];1)-([.$I$4]-1))-IF((WEEKDAY([.$A$37];1)-([.$I$4]-1))&lt;=0;7;0)+(ROW([.C39])-ROW([.$A$39]))*7+(COLUMN([.C39])-COLUMN([.$A$39])+1));&quot;&quot;;[.$A$37]-(WEEKDAY([.$A$37];1)-([.$I$4]-1))-IF((WEEKDAY([.$A$37];1)-([.$I$4]-1))&lt;=0;7;0)+(ROW([.C39])-ROW([.$A$39]))*7+(COLUMN([.C39])-COLUMN([.$A$39])+1))" office:value-type="date" office:date-value="2013-07-03">
            <text:p>3</text:p>
          </table:table-cell>
          <table:table-cell table:style-name="ce12" table:formula="of:=IF(MONTH([.$A$37])&lt;&gt;MONTH([.$A$37]-(WEEKDAY([.$A$37];1)-([.$I$4]-1))-IF((WEEKDAY([.$A$37];1)-([.$I$4]-1))&lt;=0;7;0)+(ROW([.D39])-ROW([.$A$39]))*7+(COLUMN([.D39])-COLUMN([.$A$39])+1));&quot;&quot;;[.$A$37]-(WEEKDAY([.$A$37];1)-([.$I$4]-1))-IF((WEEKDAY([.$A$37];1)-([.$I$4]-1))&lt;=0;7;0)+(ROW([.D39])-ROW([.$A$39]))*7+(COLUMN([.D39])-COLUMN([.$A$39])+1))" office:value-type="date" office:date-value="2013-07-04">
            <text:p>4</text:p>
          </table:table-cell>
          <table:table-cell table:style-name="ce12" table:formula="of:=IF(MONTH([.$A$37])&lt;&gt;MONTH([.$A$37]-(WEEKDAY([.$A$37];1)-([.$I$4]-1))-IF((WEEKDAY([.$A$37];1)-([.$I$4]-1))&lt;=0;7;0)+(ROW([.E39])-ROW([.$A$39]))*7+(COLUMN([.E39])-COLUMN([.$A$39])+1));&quot;&quot;;[.$A$37]-(WEEKDAY([.$A$37];1)-([.$I$4]-1))-IF((WEEKDAY([.$A$37];1)-([.$I$4]-1))&lt;=0;7;0)+(ROW([.E39])-ROW([.$A$39]))*7+(COLUMN([.E39])-COLUMN([.$A$39])+1))" office:value-type="date" office:date-value="2013-07-05">
            <text:p>5</text:p>
          </table:table-cell>
          <table:table-cell table:style-name="ce12" table:formula="of:=IF(MONTH([.$A$37])&lt;&gt;MONTH([.$A$37]-(WEEKDAY([.$A$37];1)-([.$I$4]-1))-IF((WEEKDAY([.$A$37];1)-([.$I$4]-1))&lt;=0;7;0)+(ROW([.F39])-ROW([.$A$39]))*7+(COLUMN([.F39])-COLUMN([.$A$39])+1));&quot;&quot;;[.$A$37]-(WEEKDAY([.$A$37];1)-([.$I$4]-1))-IF((WEEKDAY([.$A$37];1)-([.$I$4]-1))&lt;=0;7;0)+(ROW([.F39])-ROW([.$A$39]))*7+(COLUMN([.F39])-COLUMN([.$A$39])+1))" office:value-type="date" office:date-value="2013-07-06">
            <text:p>6</text:p>
          </table:table-cell>
          <table:table-cell table:style-name="ce12" table:formula="of:=IF(MONTH([.$A$37])&lt;&gt;MONTH([.$A$37]-(WEEKDAY([.$A$37];1)-([.$I$4]-1))-IF((WEEKDAY([.$A$37];1)-([.$I$4]-1))&lt;=0;7;0)+(ROW([.G39])-ROW([.$A$39]))*7+(COLUMN([.G39])-COLUMN([.$A$39])+1));&quot;&quot;;[.$A$37]-(WEEKDAY([.$A$37];1)-([.$I$4]-1))-IF((WEEKDAY([.$A$37];1)-([.$I$4]-1))&lt;=0;7;0)+(ROW([.G39])-ROW([.$A$39]))*7+(COLUMN([.G39])-COLUMN([.$A$39])+1))" office:value-type="date" office:date-value="2013-07-07">
            <text:p>7</text:p>
          </table:table-cell>
          <table:table-cell table:style-name="ce14"/>
          <table:table-cell table:style-name="ce12" table:formula="of:=IF(MONTH([.$I$37])&lt;&gt;MONTH([.$I$37]-(WEEKDAY([.$I$37];1)-([.$I$4]-1))-IF((WEEKDAY([.$I$37];1)-([.$I$4]-1))&lt;=0;7;0)+(ROW([.I39])-ROW([.$I$39]))*7+(COLUMN([.I39])-COLUMN([.$I$39])+1));&quot;&quot;;[.$I$37]-(WEEKDAY([.$I$37];1)-([.$I$4]-1))-IF((WEEKDAY([.$I$37];1)-([.$I$4]-1))&lt;=0;7;0)+(ROW([.I39])-ROW([.$I$39]))*7+(COLUMN([.I39])-COLUMN([.$I$39])+1))">
            <text:p/>
          </table:table-cell>
          <table:table-cell table:style-name="ce12" table:formula="of:=IF(MONTH([.$I$37])&lt;&gt;MONTH([.$I$37]-(WEEKDAY([.$I$37];1)-([.$I$4]-1))-IF((WEEKDAY([.$I$37];1)-([.$I$4]-1))&lt;=0;7;0)+(ROW([.J39])-ROW([.$I$39]))*7+(COLUMN([.J39])-COLUMN([.$I$39])+1));&quot;&quot;;[.$I$37]-(WEEKDAY([.$I$37];1)-([.$I$4]-1))-IF((WEEKDAY([.$I$37];1)-([.$I$4]-1))&lt;=0;7;0)+(ROW([.J39])-ROW([.$I$39]))*7+(COLUMN([.J39])-COLUMN([.$I$39])+1))">
            <text:p/>
          </table:table-cell>
          <table:table-cell table:style-name="ce12" table:formula="of:=IF(MONTH([.$I$37])&lt;&gt;MONTH([.$I$37]-(WEEKDAY([.$I$37];1)-([.$I$4]-1))-IF((WEEKDAY([.$I$37];1)-([.$I$4]-1))&lt;=0;7;0)+(ROW([.K39])-ROW([.$I$39]))*7+(COLUMN([.K39])-COLUMN([.$I$39])+1));&quot;&quot;;[.$I$37]-(WEEKDAY([.$I$37];1)-([.$I$4]-1))-IF((WEEKDAY([.$I$37];1)-([.$I$4]-1))&lt;=0;7;0)+(ROW([.K39])-ROW([.$I$39]))*7+(COLUMN([.K39])-COLUMN([.$I$39])+1))">
            <text:p/>
          </table:table-cell>
          <table:table-cell table:style-name="ce12" table:formula="of:=IF(MONTH([.$I$37])&lt;&gt;MONTH([.$I$37]-(WEEKDAY([.$I$37];1)-([.$I$4]-1))-IF((WEEKDAY([.$I$37];1)-([.$I$4]-1))&lt;=0;7;0)+(ROW([.L39])-ROW([.$I$39]))*7+(COLUMN([.L39])-COLUMN([.$I$39])+1));&quot;&quot;;[.$I$37]-(WEEKDAY([.$I$37];1)-([.$I$4]-1))-IF((WEEKDAY([.$I$37];1)-([.$I$4]-1))&lt;=0;7;0)+(ROW([.L39])-ROW([.$I$39]))*7+(COLUMN([.L39])-COLUMN([.$I$39])+1))" office:value-type="date" office:date-value="2013-08-01">
            <text:p>1</text:p>
          </table:table-cell>
          <table:table-cell table:style-name="ce12" table:formula="of:=IF(MONTH([.$I$37])&lt;&gt;MONTH([.$I$37]-(WEEKDAY([.$I$37];1)-([.$I$4]-1))-IF((WEEKDAY([.$I$37];1)-([.$I$4]-1))&lt;=0;7;0)+(ROW([.M39])-ROW([.$I$39]))*7+(COLUMN([.M39])-COLUMN([.$I$39])+1));&quot;&quot;;[.$I$37]-(WEEKDAY([.$I$37];1)-([.$I$4]-1))-IF((WEEKDAY([.$I$37];1)-([.$I$4]-1))&lt;=0;7;0)+(ROW([.M39])-ROW([.$I$39]))*7+(COLUMN([.M39])-COLUMN([.$I$39])+1))" office:value-type="date" office:date-value="2013-08-02">
            <text:p>2</text:p>
          </table:table-cell>
          <table:table-cell table:style-name="ce12" table:formula="of:=IF(MONTH([.$I$37])&lt;&gt;MONTH([.$I$37]-(WEEKDAY([.$I$37];1)-([.$I$4]-1))-IF((WEEKDAY([.$I$37];1)-([.$I$4]-1))&lt;=0;7;0)+(ROW([.N39])-ROW([.$I$39]))*7+(COLUMN([.N39])-COLUMN([.$I$39])+1));&quot;&quot;;[.$I$37]-(WEEKDAY([.$I$37];1)-([.$I$4]-1))-IF((WEEKDAY([.$I$37];1)-([.$I$4]-1))&lt;=0;7;0)+(ROW([.N39])-ROW([.$I$39]))*7+(COLUMN([.N39])-COLUMN([.$I$39])+1))" office:value-type="date" office:date-value="2013-08-03">
            <text:p>3</text:p>
          </table:table-cell>
          <table:table-cell table:style-name="ce12" table:formula="of:=IF(MONTH([.$I$37])&lt;&gt;MONTH([.$I$37]-(WEEKDAY([.$I$37];1)-([.$I$4]-1))-IF((WEEKDAY([.$I$37];1)-([.$I$4]-1))&lt;=0;7;0)+(ROW([.O39])-ROW([.$I$39]))*7+(COLUMN([.O39])-COLUMN([.$I$39])+1));&quot;&quot;;[.$I$37]-(WEEKDAY([.$I$37];1)-([.$I$4]-1))-IF((WEEKDAY([.$I$37];1)-([.$I$4]-1))&lt;=0;7;0)+(ROW([.O39])-ROW([.$I$39]))*7+(COLUMN([.O39])-COLUMN([.$I$39])+1))" office:value-type="date" office:date-value="2013-08-04">
            <text:p>4</text:p>
          </table:table-cell>
          <table:table-cell table:style-name="ce14"/>
          <table:table-cell table:style-name="ce12" table:formula="of:=IF(MONTH([.$Q$37])&lt;&gt;MONTH([.$Q$37]-(WEEKDAY([.$Q$37];1)-([.$I$4]-1))-IF((WEEKDAY([.$Q$37];1)-([.$I$4]-1))&lt;=0;7;0)+(ROW([.Q39])-ROW([.$Q$39]))*7+(COLUMN([.Q39])-COLUMN([.$Q$39])+1));&quot;&quot;;[.$Q$37]-(WEEKDAY([.$Q$37];1)-([.$I$4]-1))-IF((WEEKDAY([.$Q$37];1)-([.$I$4]-1))&lt;=0;7;0)+(ROW([.Q39])-ROW([.$Q$39]))*7+(COLUMN([.Q39])-COLUMN([.$Q$39])+1))">
            <text:p/>
          </table:table-cell>
          <table:table-cell table:style-name="ce12" table:formula="of:=IF(MONTH([.$Q$37])&lt;&gt;MONTH([.$Q$37]-(WEEKDAY([.$Q$37];1)-([.$I$4]-1))-IF((WEEKDAY([.$Q$37];1)-([.$I$4]-1))&lt;=0;7;0)+(ROW([.R39])-ROW([.$Q$39]))*7+(COLUMN([.R39])-COLUMN([.$Q$39])+1));&quot;&quot;;[.$Q$37]-(WEEKDAY([.$Q$37];1)-([.$I$4]-1))-IF((WEEKDAY([.$Q$37];1)-([.$I$4]-1))&lt;=0;7;0)+(ROW([.R39])-ROW([.$Q$39]))*7+(COLUMN([.R39])-COLUMN([.$Q$39])+1))">
            <text:p/>
          </table:table-cell>
          <table:table-cell table:style-name="ce12" table:formula="of:=IF(MONTH([.$Q$37])&lt;&gt;MONTH([.$Q$37]-(WEEKDAY([.$Q$37];1)-([.$I$4]-1))-IF((WEEKDAY([.$Q$37];1)-([.$I$4]-1))&lt;=0;7;0)+(ROW([.S39])-ROW([.$Q$39]))*7+(COLUMN([.S39])-COLUMN([.$Q$39])+1));&quot;&quot;;[.$Q$37]-(WEEKDAY([.$Q$37];1)-([.$I$4]-1))-IF((WEEKDAY([.$Q$37];1)-([.$I$4]-1))&lt;=0;7;0)+(ROW([.S39])-ROW([.$Q$39]))*7+(COLUMN([.S39])-COLUMN([.$Q$39])+1))">
            <text:p/>
          </table:table-cell>
          <table:table-cell table:style-name="ce12" table:formula="of:=IF(MONTH([.$Q$37])&lt;&gt;MONTH([.$Q$37]-(WEEKDAY([.$Q$37];1)-([.$I$4]-1))-IF((WEEKDAY([.$Q$37];1)-([.$I$4]-1))&lt;=0;7;0)+(ROW([.T39])-ROW([.$Q$39]))*7+(COLUMN([.T39])-COLUMN([.$Q$39])+1));&quot;&quot;;[.$Q$37]-(WEEKDAY([.$Q$37];1)-([.$I$4]-1))-IF((WEEKDAY([.$Q$37];1)-([.$I$4]-1))&lt;=0;7;0)+(ROW([.T39])-ROW([.$Q$39]))*7+(COLUMN([.T39])-COLUMN([.$Q$39])+1))">
            <text:p/>
          </table:table-cell>
          <table:table-cell table:style-name="ce12" table:formula="of:=IF(MONTH([.$Q$37])&lt;&gt;MONTH([.$Q$37]-(WEEKDAY([.$Q$37];1)-([.$I$4]-1))-IF((WEEKDAY([.$Q$37];1)-([.$I$4]-1))&lt;=0;7;0)+(ROW([.U39])-ROW([.$Q$39]))*7+(COLUMN([.U39])-COLUMN([.$Q$39])+1));&quot;&quot;;[.$Q$37]-(WEEKDAY([.$Q$37];1)-([.$I$4]-1))-IF((WEEKDAY([.$Q$37];1)-([.$I$4]-1))&lt;=0;7;0)+(ROW([.U39])-ROW([.$Q$39]))*7+(COLUMN([.U39])-COLUMN([.$Q$39])+1))">
            <text:p/>
          </table:table-cell>
          <table:table-cell table:style-name="ce12" table:formula="of:=IF(MONTH([.$Q$37])&lt;&gt;MONTH([.$Q$37]-(WEEKDAY([.$Q$37];1)-([.$I$4]-1))-IF((WEEKDAY([.$Q$37];1)-([.$I$4]-1))&lt;=0;7;0)+(ROW([.V39])-ROW([.$Q$39]))*7+(COLUMN([.V39])-COLUMN([.$Q$39])+1));&quot;&quot;;[.$Q$37]-(WEEKDAY([.$Q$37];1)-([.$I$4]-1))-IF((WEEKDAY([.$Q$37];1)-([.$I$4]-1))&lt;=0;7;0)+(ROW([.V39])-ROW([.$Q$39]))*7+(COLUMN([.V39])-COLUMN([.$Q$39])+1))">
            <text:p/>
          </table:table-cell>
          <table:table-cell table:style-name="ce12" table:formula="of:=IF(MONTH([.$Q$37])&lt;&gt;MONTH([.$Q$37]-(WEEKDAY([.$Q$37];1)-([.$I$4]-1))-IF((WEEKDAY([.$Q$37];1)-([.$I$4]-1))&lt;=0;7;0)+(ROW([.W39])-ROW([.$Q$39]))*7+(COLUMN([.W39])-COLUMN([.$Q$39])+1));&quot;&quot;;[.$Q$37]-(WEEKDAY([.$Q$37];1)-([.$I$4]-1))-IF((WEEKDAY([.$Q$37];1)-([.$I$4]-1))&lt;=0;7;0)+(ROW([.W39])-ROW([.$Q$39]))*7+(COLUMN([.W39])-COLUMN([.$Q$39])+1))" office:value-type="date" office:date-value="2013-09-01">
            <text:p>1</text:p>
          </table:table-cell>
          <table:table-cell table:style-name="ce14"/>
          <table:table-cell table:style-name="ce35"/>
          <table:table-cell table:style-name="ce37"/>
          <table:table-cell table:number-columns-repeated="998"/>
        </table:table-row>
        <table:table-row table:style-name="ro2">
          <table:table-cell table:style-name="ce12" table:formula="of:=IF(MONTH([.$A$37])&lt;&gt;MONTH([.$A$37]-(WEEKDAY([.$A$37];1)-([.$I$4]-1))-IF((WEEKDAY([.$A$37];1)-([.$I$4]-1))&lt;=0;7;0)+(ROW([.A40])-ROW([.$A$39]))*7+(COLUMN([.A40])-COLUMN([.$A$39])+1));&quot;&quot;;[.$A$37]-(WEEKDAY([.$A$37];1)-([.$I$4]-1))-IF((WEEKDAY([.$A$37];1)-([.$I$4]-1))&lt;=0;7;0)+(ROW([.A40])-ROW([.$A$39]))*7+(COLUMN([.A40])-COLUMN([.$A$39])+1))" office:value-type="date" office:date-value="2013-07-08">
            <text:p>8</text:p>
          </table:table-cell>
          <table:table-cell table:style-name="ce12" table:formula="of:=IF(MONTH([.$A$37])&lt;&gt;MONTH([.$A$37]-(WEEKDAY([.$A$37];1)-([.$I$4]-1))-IF((WEEKDAY([.$A$37];1)-([.$I$4]-1))&lt;=0;7;0)+(ROW([.B40])-ROW([.$A$39]))*7+(COLUMN([.B40])-COLUMN([.$A$39])+1));&quot;&quot;;[.$A$37]-(WEEKDAY([.$A$37];1)-([.$I$4]-1))-IF((WEEKDAY([.$A$37];1)-([.$I$4]-1))&lt;=0;7;0)+(ROW([.B40])-ROW([.$A$39]))*7+(COLUMN([.B40])-COLUMN([.$A$39])+1))" office:value-type="date" office:date-value="2013-07-09">
            <text:p>9</text:p>
          </table:table-cell>
          <table:table-cell table:style-name="ce12" table:formula="of:=IF(MONTH([.$A$37])&lt;&gt;MONTH([.$A$37]-(WEEKDAY([.$A$37];1)-([.$I$4]-1))-IF((WEEKDAY([.$A$37];1)-([.$I$4]-1))&lt;=0;7;0)+(ROW([.C40])-ROW([.$A$39]))*7+(COLUMN([.C40])-COLUMN([.$A$39])+1));&quot;&quot;;[.$A$37]-(WEEKDAY([.$A$37];1)-([.$I$4]-1))-IF((WEEKDAY([.$A$37];1)-([.$I$4]-1))&lt;=0;7;0)+(ROW([.C40])-ROW([.$A$39]))*7+(COLUMN([.C40])-COLUMN([.$A$39])+1))" office:value-type="date" office:date-value="2013-07-10">
            <text:p>10</text:p>
          </table:table-cell>
          <table:table-cell table:style-name="ce12" table:formula="of:=IF(MONTH([.$A$37])&lt;&gt;MONTH([.$A$37]-(WEEKDAY([.$A$37];1)-([.$I$4]-1))-IF((WEEKDAY([.$A$37];1)-([.$I$4]-1))&lt;=0;7;0)+(ROW([.D40])-ROW([.$A$39]))*7+(COLUMN([.D40])-COLUMN([.$A$39])+1));&quot;&quot;;[.$A$37]-(WEEKDAY([.$A$37];1)-([.$I$4]-1))-IF((WEEKDAY([.$A$37];1)-([.$I$4]-1))&lt;=0;7;0)+(ROW([.D40])-ROW([.$A$39]))*7+(COLUMN([.D40])-COLUMN([.$A$39])+1))" office:value-type="date" office:date-value="2013-07-11">
            <text:p>11</text:p>
          </table:table-cell>
          <table:table-cell table:style-name="ce12" table:formula="of:=IF(MONTH([.$A$37])&lt;&gt;MONTH([.$A$37]-(WEEKDAY([.$A$37];1)-([.$I$4]-1))-IF((WEEKDAY([.$A$37];1)-([.$I$4]-1))&lt;=0;7;0)+(ROW([.E40])-ROW([.$A$39]))*7+(COLUMN([.E40])-COLUMN([.$A$39])+1));&quot;&quot;;[.$A$37]-(WEEKDAY([.$A$37];1)-([.$I$4]-1))-IF((WEEKDAY([.$A$37];1)-([.$I$4]-1))&lt;=0;7;0)+(ROW([.E40])-ROW([.$A$39]))*7+(COLUMN([.E40])-COLUMN([.$A$39])+1))" office:value-type="date" office:date-value="2013-07-12">
            <text:p>12</text:p>
          </table:table-cell>
          <table:table-cell table:style-name="ce12" table:formula="of:=IF(MONTH([.$A$37])&lt;&gt;MONTH([.$A$37]-(WEEKDAY([.$A$37];1)-([.$I$4]-1))-IF((WEEKDAY([.$A$37];1)-([.$I$4]-1))&lt;=0;7;0)+(ROW([.F40])-ROW([.$A$39]))*7+(COLUMN([.F40])-COLUMN([.$A$39])+1));&quot;&quot;;[.$A$37]-(WEEKDAY([.$A$37];1)-([.$I$4]-1))-IF((WEEKDAY([.$A$37];1)-([.$I$4]-1))&lt;=0;7;0)+(ROW([.F40])-ROW([.$A$39]))*7+(COLUMN([.F40])-COLUMN([.$A$39])+1))" office:value-type="date" office:date-value="2013-07-13">
            <text:p>13</text:p>
          </table:table-cell>
          <table:table-cell table:style-name="ce12" table:formula="of:=IF(MONTH([.$A$37])&lt;&gt;MONTH([.$A$37]-(WEEKDAY([.$A$37];1)-([.$I$4]-1))-IF((WEEKDAY([.$A$37];1)-([.$I$4]-1))&lt;=0;7;0)+(ROW([.G40])-ROW([.$A$39]))*7+(COLUMN([.G40])-COLUMN([.$A$39])+1));&quot;&quot;;[.$A$37]-(WEEKDAY([.$A$37];1)-([.$I$4]-1))-IF((WEEKDAY([.$A$37];1)-([.$I$4]-1))&lt;=0;7;0)+(ROW([.G40])-ROW([.$A$39]))*7+(COLUMN([.G40])-COLUMN([.$A$39])+1))" office:value-type="date" office:date-value="2013-07-14">
            <text:p>14</text:p>
          </table:table-cell>
          <table:table-cell table:style-name="ce14"/>
          <table:table-cell table:style-name="ce12" table:formula="of:=IF(MONTH([.$I$37])&lt;&gt;MONTH([.$I$37]-(WEEKDAY([.$I$37];1)-([.$I$4]-1))-IF((WEEKDAY([.$I$37];1)-([.$I$4]-1))&lt;=0;7;0)+(ROW([.I40])-ROW([.$I$39]))*7+(COLUMN([.I40])-COLUMN([.$I$39])+1));&quot;&quot;;[.$I$37]-(WEEKDAY([.$I$37];1)-([.$I$4]-1))-IF((WEEKDAY([.$I$37];1)-([.$I$4]-1))&lt;=0;7;0)+(ROW([.I40])-ROW([.$I$39]))*7+(COLUMN([.I40])-COLUMN([.$I$39])+1))" office:value-type="date" office:date-value="2013-08-05">
            <text:p>5</text:p>
          </table:table-cell>
          <table:table-cell table:style-name="ce12" table:formula="of:=IF(MONTH([.$I$37])&lt;&gt;MONTH([.$I$37]-(WEEKDAY([.$I$37];1)-([.$I$4]-1))-IF((WEEKDAY([.$I$37];1)-([.$I$4]-1))&lt;=0;7;0)+(ROW([.J40])-ROW([.$I$39]))*7+(COLUMN([.J40])-COLUMN([.$I$39])+1));&quot;&quot;;[.$I$37]-(WEEKDAY([.$I$37];1)-([.$I$4]-1))-IF((WEEKDAY([.$I$37];1)-([.$I$4]-1))&lt;=0;7;0)+(ROW([.J40])-ROW([.$I$39]))*7+(COLUMN([.J40])-COLUMN([.$I$39])+1))" office:value-type="date" office:date-value="2013-08-06">
            <text:p>6</text:p>
          </table:table-cell>
          <table:table-cell table:style-name="ce12" table:formula="of:=IF(MONTH([.$I$37])&lt;&gt;MONTH([.$I$37]-(WEEKDAY([.$I$37];1)-([.$I$4]-1))-IF((WEEKDAY([.$I$37];1)-([.$I$4]-1))&lt;=0;7;0)+(ROW([.K40])-ROW([.$I$39]))*7+(COLUMN([.K40])-COLUMN([.$I$39])+1));&quot;&quot;;[.$I$37]-(WEEKDAY([.$I$37];1)-([.$I$4]-1))-IF((WEEKDAY([.$I$37];1)-([.$I$4]-1))&lt;=0;7;0)+(ROW([.K40])-ROW([.$I$39]))*7+(COLUMN([.K40])-COLUMN([.$I$39])+1))" office:value-type="date" office:date-value="2013-08-07">
            <text:p>7</text:p>
          </table:table-cell>
          <table:table-cell table:style-name="ce12" table:formula="of:=IF(MONTH([.$I$37])&lt;&gt;MONTH([.$I$37]-(WEEKDAY([.$I$37];1)-([.$I$4]-1))-IF((WEEKDAY([.$I$37];1)-([.$I$4]-1))&lt;=0;7;0)+(ROW([.L40])-ROW([.$I$39]))*7+(COLUMN([.L40])-COLUMN([.$I$39])+1));&quot;&quot;;[.$I$37]-(WEEKDAY([.$I$37];1)-([.$I$4]-1))-IF((WEEKDAY([.$I$37];1)-([.$I$4]-1))&lt;=0;7;0)+(ROW([.L40])-ROW([.$I$39]))*7+(COLUMN([.L40])-COLUMN([.$I$39])+1))" office:value-type="date" office:date-value="2013-08-08">
            <text:p>8</text:p>
          </table:table-cell>
          <table:table-cell table:style-name="ce12" table:formula="of:=IF(MONTH([.$I$37])&lt;&gt;MONTH([.$I$37]-(WEEKDAY([.$I$37];1)-([.$I$4]-1))-IF((WEEKDAY([.$I$37];1)-([.$I$4]-1))&lt;=0;7;0)+(ROW([.M40])-ROW([.$I$39]))*7+(COLUMN([.M40])-COLUMN([.$I$39])+1));&quot;&quot;;[.$I$37]-(WEEKDAY([.$I$37];1)-([.$I$4]-1))-IF((WEEKDAY([.$I$37];1)-([.$I$4]-1))&lt;=0;7;0)+(ROW([.M40])-ROW([.$I$39]))*7+(COLUMN([.M40])-COLUMN([.$I$39])+1))" office:value-type="date" office:date-value="2013-08-09">
            <text:p>9</text:p>
          </table:table-cell>
          <table:table-cell table:style-name="ce12" table:formula="of:=IF(MONTH([.$I$37])&lt;&gt;MONTH([.$I$37]-(WEEKDAY([.$I$37];1)-([.$I$4]-1))-IF((WEEKDAY([.$I$37];1)-([.$I$4]-1))&lt;=0;7;0)+(ROW([.N40])-ROW([.$I$39]))*7+(COLUMN([.N40])-COLUMN([.$I$39])+1));&quot;&quot;;[.$I$37]-(WEEKDAY([.$I$37];1)-([.$I$4]-1))-IF((WEEKDAY([.$I$37];1)-([.$I$4]-1))&lt;=0;7;0)+(ROW([.N40])-ROW([.$I$39]))*7+(COLUMN([.N40])-COLUMN([.$I$39])+1))" office:value-type="date" office:date-value="2013-08-10">
            <text:p>10</text:p>
          </table:table-cell>
          <table:table-cell table:style-name="ce12" table:formula="of:=IF(MONTH([.$I$37])&lt;&gt;MONTH([.$I$37]-(WEEKDAY([.$I$37];1)-([.$I$4]-1))-IF((WEEKDAY([.$I$37];1)-([.$I$4]-1))&lt;=0;7;0)+(ROW([.O40])-ROW([.$I$39]))*7+(COLUMN([.O40])-COLUMN([.$I$39])+1));&quot;&quot;;[.$I$37]-(WEEKDAY([.$I$37];1)-([.$I$4]-1))-IF((WEEKDAY([.$I$37];1)-([.$I$4]-1))&lt;=0;7;0)+(ROW([.O40])-ROW([.$I$39]))*7+(COLUMN([.O40])-COLUMN([.$I$39])+1))" office:value-type="date" office:date-value="2013-08-11">
            <text:p>11</text:p>
          </table:table-cell>
          <table:table-cell table:style-name="ce14"/>
          <table:table-cell table:style-name="ce12" table:formula="of:=IF(MONTH([.$Q$37])&lt;&gt;MONTH([.$Q$37]-(WEEKDAY([.$Q$37];1)-([.$I$4]-1))-IF((WEEKDAY([.$Q$37];1)-([.$I$4]-1))&lt;=0;7;0)+(ROW([.Q40])-ROW([.$Q$39]))*7+(COLUMN([.Q40])-COLUMN([.$Q$39])+1));&quot;&quot;;[.$Q$37]-(WEEKDAY([.$Q$37];1)-([.$I$4]-1))-IF((WEEKDAY([.$Q$37];1)-([.$I$4]-1))&lt;=0;7;0)+(ROW([.Q40])-ROW([.$Q$39]))*7+(COLUMN([.Q40])-COLUMN([.$Q$39])+1))" office:value-type="date" office:date-value="2013-09-02">
            <text:p>2</text:p>
          </table:table-cell>
          <table:table-cell table:style-name="ce12" table:formula="of:=IF(MONTH([.$Q$37])&lt;&gt;MONTH([.$Q$37]-(WEEKDAY([.$Q$37];1)-([.$I$4]-1))-IF((WEEKDAY([.$Q$37];1)-([.$I$4]-1))&lt;=0;7;0)+(ROW([.R40])-ROW([.$Q$39]))*7+(COLUMN([.R40])-COLUMN([.$Q$39])+1));&quot;&quot;;[.$Q$37]-(WEEKDAY([.$Q$37];1)-([.$I$4]-1))-IF((WEEKDAY([.$Q$37];1)-([.$I$4]-1))&lt;=0;7;0)+(ROW([.R40])-ROW([.$Q$39]))*7+(COLUMN([.R40])-COLUMN([.$Q$39])+1))" office:value-type="date" office:date-value="2013-09-03">
            <text:p>3</text:p>
          </table:table-cell>
          <table:table-cell table:style-name="ce12" table:formula="of:=IF(MONTH([.$Q$37])&lt;&gt;MONTH([.$Q$37]-(WEEKDAY([.$Q$37];1)-([.$I$4]-1))-IF((WEEKDAY([.$Q$37];1)-([.$I$4]-1))&lt;=0;7;0)+(ROW([.S40])-ROW([.$Q$39]))*7+(COLUMN([.S40])-COLUMN([.$Q$39])+1));&quot;&quot;;[.$Q$37]-(WEEKDAY([.$Q$37];1)-([.$I$4]-1))-IF((WEEKDAY([.$Q$37];1)-([.$I$4]-1))&lt;=0;7;0)+(ROW([.S40])-ROW([.$Q$39]))*7+(COLUMN([.S40])-COLUMN([.$Q$39])+1))" office:value-type="date" office:date-value="2013-09-04">
            <text:p>4</text:p>
          </table:table-cell>
          <table:table-cell table:style-name="ce12" table:formula="of:=IF(MONTH([.$Q$37])&lt;&gt;MONTH([.$Q$37]-(WEEKDAY([.$Q$37];1)-([.$I$4]-1))-IF((WEEKDAY([.$Q$37];1)-([.$I$4]-1))&lt;=0;7;0)+(ROW([.T40])-ROW([.$Q$39]))*7+(COLUMN([.T40])-COLUMN([.$Q$39])+1));&quot;&quot;;[.$Q$37]-(WEEKDAY([.$Q$37];1)-([.$I$4]-1))-IF((WEEKDAY([.$Q$37];1)-([.$I$4]-1))&lt;=0;7;0)+(ROW([.T40])-ROW([.$Q$39]))*7+(COLUMN([.T40])-COLUMN([.$Q$39])+1))" office:value-type="date" office:date-value="2013-09-05">
            <text:p>5</text:p>
          </table:table-cell>
          <table:table-cell table:style-name="ce12" table:formula="of:=IF(MONTH([.$Q$37])&lt;&gt;MONTH([.$Q$37]-(WEEKDAY([.$Q$37];1)-([.$I$4]-1))-IF((WEEKDAY([.$Q$37];1)-([.$I$4]-1))&lt;=0;7;0)+(ROW([.U40])-ROW([.$Q$39]))*7+(COLUMN([.U40])-COLUMN([.$Q$39])+1));&quot;&quot;;[.$Q$37]-(WEEKDAY([.$Q$37];1)-([.$I$4]-1))-IF((WEEKDAY([.$Q$37];1)-([.$I$4]-1))&lt;=0;7;0)+(ROW([.U40])-ROW([.$Q$39]))*7+(COLUMN([.U40])-COLUMN([.$Q$39])+1))" office:value-type="date" office:date-value="2013-09-06">
            <text:p>6</text:p>
          </table:table-cell>
          <table:table-cell table:style-name="ce12" table:formula="of:=IF(MONTH([.$Q$37])&lt;&gt;MONTH([.$Q$37]-(WEEKDAY([.$Q$37];1)-([.$I$4]-1))-IF((WEEKDAY([.$Q$37];1)-([.$I$4]-1))&lt;=0;7;0)+(ROW([.V40])-ROW([.$Q$39]))*7+(COLUMN([.V40])-COLUMN([.$Q$39])+1));&quot;&quot;;[.$Q$37]-(WEEKDAY([.$Q$37];1)-([.$I$4]-1))-IF((WEEKDAY([.$Q$37];1)-([.$I$4]-1))&lt;=0;7;0)+(ROW([.V40])-ROW([.$Q$39]))*7+(COLUMN([.V40])-COLUMN([.$Q$39])+1))" office:value-type="date" office:date-value="2013-09-07">
            <text:p>7</text:p>
          </table:table-cell>
          <table:table-cell table:style-name="ce12" table:formula="of:=IF(MONTH([.$Q$37])&lt;&gt;MONTH([.$Q$37]-(WEEKDAY([.$Q$37];1)-([.$I$4]-1))-IF((WEEKDAY([.$Q$37];1)-([.$I$4]-1))&lt;=0;7;0)+(ROW([.W40])-ROW([.$Q$39]))*7+(COLUMN([.W40])-COLUMN([.$Q$39])+1));&quot;&quot;;[.$Q$37]-(WEEKDAY([.$Q$37];1)-([.$I$4]-1))-IF((WEEKDAY([.$Q$37];1)-([.$I$4]-1))&lt;=0;7;0)+(ROW([.W40])-ROW([.$Q$39]))*7+(COLUMN([.W40])-COLUMN([.$Q$39])+1))" office:value-type="date" office:date-value="2013-09-08">
            <text:p>8</text:p>
          </table:table-cell>
          <table:table-cell table:style-name="ce14"/>
          <table:table-cell table:style-name="ce35"/>
          <table:table-cell table:style-name="ce37"/>
          <table:table-cell table:number-columns-repeated="998"/>
        </table:table-row>
        <table:table-row table:style-name="ro2">
          <table:table-cell table:style-name="ce12" table:formula="of:=IF(MONTH([.$A$37])&lt;&gt;MONTH([.$A$37]-(WEEKDAY([.$A$37];1)-([.$I$4]-1))-IF((WEEKDAY([.$A$37];1)-([.$I$4]-1))&lt;=0;7;0)+(ROW([.A41])-ROW([.$A$39]))*7+(COLUMN([.A41])-COLUMN([.$A$39])+1));&quot;&quot;;[.$A$37]-(WEEKDAY([.$A$37];1)-([.$I$4]-1))-IF((WEEKDAY([.$A$37];1)-([.$I$4]-1))&lt;=0;7;0)+(ROW([.A41])-ROW([.$A$39]))*7+(COLUMN([.A41])-COLUMN([.$A$39])+1))" office:value-type="date" office:date-value="2013-07-15">
            <text:p>15</text:p>
          </table:table-cell>
          <table:table-cell table:style-name="ce12" table:formula="of:=IF(MONTH([.$A$37])&lt;&gt;MONTH([.$A$37]-(WEEKDAY([.$A$37];1)-([.$I$4]-1))-IF((WEEKDAY([.$A$37];1)-([.$I$4]-1))&lt;=0;7;0)+(ROW([.B41])-ROW([.$A$39]))*7+(COLUMN([.B41])-COLUMN([.$A$39])+1));&quot;&quot;;[.$A$37]-(WEEKDAY([.$A$37];1)-([.$I$4]-1))-IF((WEEKDAY([.$A$37];1)-([.$I$4]-1))&lt;=0;7;0)+(ROW([.B41])-ROW([.$A$39]))*7+(COLUMN([.B41])-COLUMN([.$A$39])+1))" office:value-type="date" office:date-value="2013-07-16">
            <text:p>16</text:p>
          </table:table-cell>
          <table:table-cell table:style-name="ce12" table:formula="of:=IF(MONTH([.$A$37])&lt;&gt;MONTH([.$A$37]-(WEEKDAY([.$A$37];1)-([.$I$4]-1))-IF((WEEKDAY([.$A$37];1)-([.$I$4]-1))&lt;=0;7;0)+(ROW([.C41])-ROW([.$A$39]))*7+(COLUMN([.C41])-COLUMN([.$A$39])+1));&quot;&quot;;[.$A$37]-(WEEKDAY([.$A$37];1)-([.$I$4]-1))-IF((WEEKDAY([.$A$37];1)-([.$I$4]-1))&lt;=0;7;0)+(ROW([.C41])-ROW([.$A$39]))*7+(COLUMN([.C41])-COLUMN([.$A$39])+1))" office:value-type="date" office:date-value="2013-07-17">
            <text:p>17</text:p>
          </table:table-cell>
          <table:table-cell table:style-name="ce12" table:formula="of:=IF(MONTH([.$A$37])&lt;&gt;MONTH([.$A$37]-(WEEKDAY([.$A$37];1)-([.$I$4]-1))-IF((WEEKDAY([.$A$37];1)-([.$I$4]-1))&lt;=0;7;0)+(ROW([.D41])-ROW([.$A$39]))*7+(COLUMN([.D41])-COLUMN([.$A$39])+1));&quot;&quot;;[.$A$37]-(WEEKDAY([.$A$37];1)-([.$I$4]-1))-IF((WEEKDAY([.$A$37];1)-([.$I$4]-1))&lt;=0;7;0)+(ROW([.D41])-ROW([.$A$39]))*7+(COLUMN([.D41])-COLUMN([.$A$39])+1))" office:value-type="date" office:date-value="2013-07-18">
            <text:p>18</text:p>
          </table:table-cell>
          <table:table-cell table:style-name="ce12" table:formula="of:=IF(MONTH([.$A$37])&lt;&gt;MONTH([.$A$37]-(WEEKDAY([.$A$37];1)-([.$I$4]-1))-IF((WEEKDAY([.$A$37];1)-([.$I$4]-1))&lt;=0;7;0)+(ROW([.E41])-ROW([.$A$39]))*7+(COLUMN([.E41])-COLUMN([.$A$39])+1));&quot;&quot;;[.$A$37]-(WEEKDAY([.$A$37];1)-([.$I$4]-1))-IF((WEEKDAY([.$A$37];1)-([.$I$4]-1))&lt;=0;7;0)+(ROW([.E41])-ROW([.$A$39]))*7+(COLUMN([.E41])-COLUMN([.$A$39])+1))" office:value-type="date" office:date-value="2013-07-19">
            <text:p>19</text:p>
          </table:table-cell>
          <table:table-cell table:style-name="ce12" table:formula="of:=IF(MONTH([.$A$37])&lt;&gt;MONTH([.$A$37]-(WEEKDAY([.$A$37];1)-([.$I$4]-1))-IF((WEEKDAY([.$A$37];1)-([.$I$4]-1))&lt;=0;7;0)+(ROW([.F41])-ROW([.$A$39]))*7+(COLUMN([.F41])-COLUMN([.$A$39])+1));&quot;&quot;;[.$A$37]-(WEEKDAY([.$A$37];1)-([.$I$4]-1))-IF((WEEKDAY([.$A$37];1)-([.$I$4]-1))&lt;=0;7;0)+(ROW([.F41])-ROW([.$A$39]))*7+(COLUMN([.F41])-COLUMN([.$A$39])+1))" office:value-type="date" office:date-value="2013-07-20">
            <text:p>20</text:p>
          </table:table-cell>
          <table:table-cell table:style-name="ce12" table:formula="of:=IF(MONTH([.$A$37])&lt;&gt;MONTH([.$A$37]-(WEEKDAY([.$A$37];1)-([.$I$4]-1))-IF((WEEKDAY([.$A$37];1)-([.$I$4]-1))&lt;=0;7;0)+(ROW([.G41])-ROW([.$A$39]))*7+(COLUMN([.G41])-COLUMN([.$A$39])+1));&quot;&quot;;[.$A$37]-(WEEKDAY([.$A$37];1)-([.$I$4]-1))-IF((WEEKDAY([.$A$37];1)-([.$I$4]-1))&lt;=0;7;0)+(ROW([.G41])-ROW([.$A$39]))*7+(COLUMN([.G41])-COLUMN([.$A$39])+1))" office:value-type="date" office:date-value="2013-07-21">
            <text:p>21</text:p>
          </table:table-cell>
          <table:table-cell table:style-name="ce14"/>
          <table:table-cell table:style-name="ce12" table:formula="of:=IF(MONTH([.$I$37])&lt;&gt;MONTH([.$I$37]-(WEEKDAY([.$I$37];1)-([.$I$4]-1))-IF((WEEKDAY([.$I$37];1)-([.$I$4]-1))&lt;=0;7;0)+(ROW([.I41])-ROW([.$I$39]))*7+(COLUMN([.I41])-COLUMN([.$I$39])+1));&quot;&quot;;[.$I$37]-(WEEKDAY([.$I$37];1)-([.$I$4]-1))-IF((WEEKDAY([.$I$37];1)-([.$I$4]-1))&lt;=0;7;0)+(ROW([.I41])-ROW([.$I$39]))*7+(COLUMN([.I41])-COLUMN([.$I$39])+1))" office:value-type="date" office:date-value="2013-08-12">
            <text:p>12</text:p>
          </table:table-cell>
          <table:table-cell table:style-name="ce12" table:formula="of:=IF(MONTH([.$I$37])&lt;&gt;MONTH([.$I$37]-(WEEKDAY([.$I$37];1)-([.$I$4]-1))-IF((WEEKDAY([.$I$37];1)-([.$I$4]-1))&lt;=0;7;0)+(ROW([.J41])-ROW([.$I$39]))*7+(COLUMN([.J41])-COLUMN([.$I$39])+1));&quot;&quot;;[.$I$37]-(WEEKDAY([.$I$37];1)-([.$I$4]-1))-IF((WEEKDAY([.$I$37];1)-([.$I$4]-1))&lt;=0;7;0)+(ROW([.J41])-ROW([.$I$39]))*7+(COLUMN([.J41])-COLUMN([.$I$39])+1))" office:value-type="date" office:date-value="2013-08-13">
            <text:p>13</text:p>
          </table:table-cell>
          <table:table-cell table:style-name="ce12" table:formula="of:=IF(MONTH([.$I$37])&lt;&gt;MONTH([.$I$37]-(WEEKDAY([.$I$37];1)-([.$I$4]-1))-IF((WEEKDAY([.$I$37];1)-([.$I$4]-1))&lt;=0;7;0)+(ROW([.K41])-ROW([.$I$39]))*7+(COLUMN([.K41])-COLUMN([.$I$39])+1));&quot;&quot;;[.$I$37]-(WEEKDAY([.$I$37];1)-([.$I$4]-1))-IF((WEEKDAY([.$I$37];1)-([.$I$4]-1))&lt;=0;7;0)+(ROW([.K41])-ROW([.$I$39]))*7+(COLUMN([.K41])-COLUMN([.$I$39])+1))" office:value-type="date" office:date-value="2013-08-14">
            <text:p>14</text:p>
          </table:table-cell>
          <table:table-cell table:style-name="ce12" table:formula="of:=IF(MONTH([.$I$37])&lt;&gt;MONTH([.$I$37]-(WEEKDAY([.$I$37];1)-([.$I$4]-1))-IF((WEEKDAY([.$I$37];1)-([.$I$4]-1))&lt;=0;7;0)+(ROW([.L41])-ROW([.$I$39]))*7+(COLUMN([.L41])-COLUMN([.$I$39])+1));&quot;&quot;;[.$I$37]-(WEEKDAY([.$I$37];1)-([.$I$4]-1))-IF((WEEKDAY([.$I$37];1)-([.$I$4]-1))&lt;=0;7;0)+(ROW([.L41])-ROW([.$I$39]))*7+(COLUMN([.L41])-COLUMN([.$I$39])+1))" office:value-type="date" office:date-value="2013-08-15">
            <text:p>15</text:p>
          </table:table-cell>
          <table:table-cell table:style-name="ce12" table:formula="of:=IF(MONTH([.$I$37])&lt;&gt;MONTH([.$I$37]-(WEEKDAY([.$I$37];1)-([.$I$4]-1))-IF((WEEKDAY([.$I$37];1)-([.$I$4]-1))&lt;=0;7;0)+(ROW([.M41])-ROW([.$I$39]))*7+(COLUMN([.M41])-COLUMN([.$I$39])+1));&quot;&quot;;[.$I$37]-(WEEKDAY([.$I$37];1)-([.$I$4]-1))-IF((WEEKDAY([.$I$37];1)-([.$I$4]-1))&lt;=0;7;0)+(ROW([.M41])-ROW([.$I$39]))*7+(COLUMN([.M41])-COLUMN([.$I$39])+1))" office:value-type="date" office:date-value="2013-08-16">
            <text:p>16</text:p>
          </table:table-cell>
          <table:table-cell table:style-name="ce12" table:formula="of:=IF(MONTH([.$I$37])&lt;&gt;MONTH([.$I$37]-(WEEKDAY([.$I$37];1)-([.$I$4]-1))-IF((WEEKDAY([.$I$37];1)-([.$I$4]-1))&lt;=0;7;0)+(ROW([.N41])-ROW([.$I$39]))*7+(COLUMN([.N41])-COLUMN([.$I$39])+1));&quot;&quot;;[.$I$37]-(WEEKDAY([.$I$37];1)-([.$I$4]-1))-IF((WEEKDAY([.$I$37];1)-([.$I$4]-1))&lt;=0;7;0)+(ROW([.N41])-ROW([.$I$39]))*7+(COLUMN([.N41])-COLUMN([.$I$39])+1))" office:value-type="date" office:date-value="2013-08-17">
            <text:p>17</text:p>
          </table:table-cell>
          <table:table-cell table:style-name="ce12" table:formula="of:=IF(MONTH([.$I$37])&lt;&gt;MONTH([.$I$37]-(WEEKDAY([.$I$37];1)-([.$I$4]-1))-IF((WEEKDAY([.$I$37];1)-([.$I$4]-1))&lt;=0;7;0)+(ROW([.O41])-ROW([.$I$39]))*7+(COLUMN([.O41])-COLUMN([.$I$39])+1));&quot;&quot;;[.$I$37]-(WEEKDAY([.$I$37];1)-([.$I$4]-1))-IF((WEEKDAY([.$I$37];1)-([.$I$4]-1))&lt;=0;7;0)+(ROW([.O41])-ROW([.$I$39]))*7+(COLUMN([.O41])-COLUMN([.$I$39])+1))" office:value-type="date" office:date-value="2013-08-18">
            <text:p>18</text:p>
          </table:table-cell>
          <table:table-cell table:style-name="ce14"/>
          <table:table-cell table:style-name="ce12" table:formula="of:=IF(MONTH([.$Q$37])&lt;&gt;MONTH([.$Q$37]-(WEEKDAY([.$Q$37];1)-([.$I$4]-1))-IF((WEEKDAY([.$Q$37];1)-([.$I$4]-1))&lt;=0;7;0)+(ROW([.Q41])-ROW([.$Q$39]))*7+(COLUMN([.Q41])-COLUMN([.$Q$39])+1));&quot;&quot;;[.$Q$37]-(WEEKDAY([.$Q$37];1)-([.$I$4]-1))-IF((WEEKDAY([.$Q$37];1)-([.$I$4]-1))&lt;=0;7;0)+(ROW([.Q41])-ROW([.$Q$39]))*7+(COLUMN([.Q41])-COLUMN([.$Q$39])+1))" office:value-type="date" office:date-value="2013-09-09">
            <text:p>9</text:p>
          </table:table-cell>
          <table:table-cell table:style-name="ce12" table:formula="of:=IF(MONTH([.$Q$37])&lt;&gt;MONTH([.$Q$37]-(WEEKDAY([.$Q$37];1)-([.$I$4]-1))-IF((WEEKDAY([.$Q$37];1)-([.$I$4]-1))&lt;=0;7;0)+(ROW([.R41])-ROW([.$Q$39]))*7+(COLUMN([.R41])-COLUMN([.$Q$39])+1));&quot;&quot;;[.$Q$37]-(WEEKDAY([.$Q$37];1)-([.$I$4]-1))-IF((WEEKDAY([.$Q$37];1)-([.$I$4]-1))&lt;=0;7;0)+(ROW([.R41])-ROW([.$Q$39]))*7+(COLUMN([.R41])-COLUMN([.$Q$39])+1))" office:value-type="date" office:date-value="2013-09-10">
            <text:p>10</text:p>
          </table:table-cell>
          <table:table-cell table:style-name="ce12" table:formula="of:=IF(MONTH([.$Q$37])&lt;&gt;MONTH([.$Q$37]-(WEEKDAY([.$Q$37];1)-([.$I$4]-1))-IF((WEEKDAY([.$Q$37];1)-([.$I$4]-1))&lt;=0;7;0)+(ROW([.S41])-ROW([.$Q$39]))*7+(COLUMN([.S41])-COLUMN([.$Q$39])+1));&quot;&quot;;[.$Q$37]-(WEEKDAY([.$Q$37];1)-([.$I$4]-1))-IF((WEEKDAY([.$Q$37];1)-([.$I$4]-1))&lt;=0;7;0)+(ROW([.S41])-ROW([.$Q$39]))*7+(COLUMN([.S41])-COLUMN([.$Q$39])+1))" office:value-type="date" office:date-value="2013-09-11">
            <text:p>11</text:p>
          </table:table-cell>
          <table:table-cell table:style-name="ce12" table:formula="of:=IF(MONTH([.$Q$37])&lt;&gt;MONTH([.$Q$37]-(WEEKDAY([.$Q$37];1)-([.$I$4]-1))-IF((WEEKDAY([.$Q$37];1)-([.$I$4]-1))&lt;=0;7;0)+(ROW([.T41])-ROW([.$Q$39]))*7+(COLUMN([.T41])-COLUMN([.$Q$39])+1));&quot;&quot;;[.$Q$37]-(WEEKDAY([.$Q$37];1)-([.$I$4]-1))-IF((WEEKDAY([.$Q$37];1)-([.$I$4]-1))&lt;=0;7;0)+(ROW([.T41])-ROW([.$Q$39]))*7+(COLUMN([.T41])-COLUMN([.$Q$39])+1))" office:value-type="date" office:date-value="2013-09-12">
            <text:p>12</text:p>
          </table:table-cell>
          <table:table-cell table:style-name="ce12" table:formula="of:=IF(MONTH([.$Q$37])&lt;&gt;MONTH([.$Q$37]-(WEEKDAY([.$Q$37];1)-([.$I$4]-1))-IF((WEEKDAY([.$Q$37];1)-([.$I$4]-1))&lt;=0;7;0)+(ROW([.U41])-ROW([.$Q$39]))*7+(COLUMN([.U41])-COLUMN([.$Q$39])+1));&quot;&quot;;[.$Q$37]-(WEEKDAY([.$Q$37];1)-([.$I$4]-1))-IF((WEEKDAY([.$Q$37];1)-([.$I$4]-1))&lt;=0;7;0)+(ROW([.U41])-ROW([.$Q$39]))*7+(COLUMN([.U41])-COLUMN([.$Q$39])+1))" office:value-type="date" office:date-value="2013-09-13">
            <text:p>13</text:p>
          </table:table-cell>
          <table:table-cell table:style-name="ce12" table:formula="of:=IF(MONTH([.$Q$37])&lt;&gt;MONTH([.$Q$37]-(WEEKDAY([.$Q$37];1)-([.$I$4]-1))-IF((WEEKDAY([.$Q$37];1)-([.$I$4]-1))&lt;=0;7;0)+(ROW([.V41])-ROW([.$Q$39]))*7+(COLUMN([.V41])-COLUMN([.$Q$39])+1));&quot;&quot;;[.$Q$37]-(WEEKDAY([.$Q$37];1)-([.$I$4]-1))-IF((WEEKDAY([.$Q$37];1)-([.$I$4]-1))&lt;=0;7;0)+(ROW([.V41])-ROW([.$Q$39]))*7+(COLUMN([.V41])-COLUMN([.$Q$39])+1))" office:value-type="date" office:date-value="2013-09-14">
            <text:p>14</text:p>
          </table:table-cell>
          <table:table-cell table:style-name="ce12" table:formula="of:=IF(MONTH([.$Q$37])&lt;&gt;MONTH([.$Q$37]-(WEEKDAY([.$Q$37];1)-([.$I$4]-1))-IF((WEEKDAY([.$Q$37];1)-([.$I$4]-1))&lt;=0;7;0)+(ROW([.W41])-ROW([.$Q$39]))*7+(COLUMN([.W41])-COLUMN([.$Q$39])+1));&quot;&quot;;[.$Q$37]-(WEEKDAY([.$Q$37];1)-([.$I$4]-1))-IF((WEEKDAY([.$Q$37];1)-([.$I$4]-1))&lt;=0;7;0)+(ROW([.W41])-ROW([.$Q$39]))*7+(COLUMN([.W41])-COLUMN([.$Q$39])+1))" office:value-type="date" office:date-value="2013-09-15">
            <text:p>15</text:p>
          </table:table-cell>
          <table:table-cell table:style-name="ce14"/>
          <table:table-cell table:style-name="ce35"/>
          <table:table-cell table:style-name="ce37"/>
          <table:table-cell table:number-columns-repeated="998"/>
        </table:table-row>
        <table:table-row table:style-name="ro2">
          <table:table-cell table:style-name="ce12" table:formula="of:=IF(MONTH([.$A$37])&lt;&gt;MONTH([.$A$37]-(WEEKDAY([.$A$37];1)-([.$I$4]-1))-IF((WEEKDAY([.$A$37];1)-([.$I$4]-1))&lt;=0;7;0)+(ROW([.A42])-ROW([.$A$39]))*7+(COLUMN([.A42])-COLUMN([.$A$39])+1));&quot;&quot;;[.$A$37]-(WEEKDAY([.$A$37];1)-([.$I$4]-1))-IF((WEEKDAY([.$A$37];1)-([.$I$4]-1))&lt;=0;7;0)+(ROW([.A42])-ROW([.$A$39]))*7+(COLUMN([.A42])-COLUMN([.$A$39])+1))" office:value-type="date" office:date-value="2013-07-22">
            <text:p>22</text:p>
          </table:table-cell>
          <table:table-cell table:style-name="ce12" table:formula="of:=IF(MONTH([.$A$37])&lt;&gt;MONTH([.$A$37]-(WEEKDAY([.$A$37];1)-([.$I$4]-1))-IF((WEEKDAY([.$A$37];1)-([.$I$4]-1))&lt;=0;7;0)+(ROW([.B42])-ROW([.$A$39]))*7+(COLUMN([.B42])-COLUMN([.$A$39])+1));&quot;&quot;;[.$A$37]-(WEEKDAY([.$A$37];1)-([.$I$4]-1))-IF((WEEKDAY([.$A$37];1)-([.$I$4]-1))&lt;=0;7;0)+(ROW([.B42])-ROW([.$A$39]))*7+(COLUMN([.B42])-COLUMN([.$A$39])+1))" office:value-type="date" office:date-value="2013-07-23">
            <text:p>23</text:p>
          </table:table-cell>
          <table:table-cell table:style-name="ce12" table:formula="of:=IF(MONTH([.$A$37])&lt;&gt;MONTH([.$A$37]-(WEEKDAY([.$A$37];1)-([.$I$4]-1))-IF((WEEKDAY([.$A$37];1)-([.$I$4]-1))&lt;=0;7;0)+(ROW([.C42])-ROW([.$A$39]))*7+(COLUMN([.C42])-COLUMN([.$A$39])+1));&quot;&quot;;[.$A$37]-(WEEKDAY([.$A$37];1)-([.$I$4]-1))-IF((WEEKDAY([.$A$37];1)-([.$I$4]-1))&lt;=0;7;0)+(ROW([.C42])-ROW([.$A$39]))*7+(COLUMN([.C42])-COLUMN([.$A$39])+1))" office:value-type="date" office:date-value="2013-07-24">
            <text:p>24</text:p>
          </table:table-cell>
          <table:table-cell table:style-name="ce12" table:formula="of:=IF(MONTH([.$A$37])&lt;&gt;MONTH([.$A$37]-(WEEKDAY([.$A$37];1)-([.$I$4]-1))-IF((WEEKDAY([.$A$37];1)-([.$I$4]-1))&lt;=0;7;0)+(ROW([.D42])-ROW([.$A$39]))*7+(COLUMN([.D42])-COLUMN([.$A$39])+1));&quot;&quot;;[.$A$37]-(WEEKDAY([.$A$37];1)-([.$I$4]-1))-IF((WEEKDAY([.$A$37];1)-([.$I$4]-1))&lt;=0;7;0)+(ROW([.D42])-ROW([.$A$39]))*7+(COLUMN([.D42])-COLUMN([.$A$39])+1))" office:value-type="date" office:date-value="2013-07-25">
            <text:p>25</text:p>
          </table:table-cell>
          <table:table-cell table:style-name="ce12" table:formula="of:=IF(MONTH([.$A$37])&lt;&gt;MONTH([.$A$37]-(WEEKDAY([.$A$37];1)-([.$I$4]-1))-IF((WEEKDAY([.$A$37];1)-([.$I$4]-1))&lt;=0;7;0)+(ROW([.E42])-ROW([.$A$39]))*7+(COLUMN([.E42])-COLUMN([.$A$39])+1));&quot;&quot;;[.$A$37]-(WEEKDAY([.$A$37];1)-([.$I$4]-1))-IF((WEEKDAY([.$A$37];1)-([.$I$4]-1))&lt;=0;7;0)+(ROW([.E42])-ROW([.$A$39]))*7+(COLUMN([.E42])-COLUMN([.$A$39])+1))" office:value-type="date" office:date-value="2013-07-26">
            <text:p>26</text:p>
          </table:table-cell>
          <table:table-cell table:style-name="ce12" table:formula="of:=IF(MONTH([.$A$37])&lt;&gt;MONTH([.$A$37]-(WEEKDAY([.$A$37];1)-([.$I$4]-1))-IF((WEEKDAY([.$A$37];1)-([.$I$4]-1))&lt;=0;7;0)+(ROW([.F42])-ROW([.$A$39]))*7+(COLUMN([.F42])-COLUMN([.$A$39])+1));&quot;&quot;;[.$A$37]-(WEEKDAY([.$A$37];1)-([.$I$4]-1))-IF((WEEKDAY([.$A$37];1)-([.$I$4]-1))&lt;=0;7;0)+(ROW([.F42])-ROW([.$A$39]))*7+(COLUMN([.F42])-COLUMN([.$A$39])+1))" office:value-type="date" office:date-value="2013-07-27">
            <text:p>27</text:p>
          </table:table-cell>
          <table:table-cell table:style-name="ce12" table:formula="of:=IF(MONTH([.$A$37])&lt;&gt;MONTH([.$A$37]-(WEEKDAY([.$A$37];1)-([.$I$4]-1))-IF((WEEKDAY([.$A$37];1)-([.$I$4]-1))&lt;=0;7;0)+(ROW([.G42])-ROW([.$A$39]))*7+(COLUMN([.G42])-COLUMN([.$A$39])+1));&quot;&quot;;[.$A$37]-(WEEKDAY([.$A$37];1)-([.$I$4]-1))-IF((WEEKDAY([.$A$37];1)-([.$I$4]-1))&lt;=0;7;0)+(ROW([.G42])-ROW([.$A$39]))*7+(COLUMN([.G42])-COLUMN([.$A$39])+1))" office:value-type="date" office:date-value="2013-07-28">
            <text:p>28</text:p>
          </table:table-cell>
          <table:table-cell table:style-name="ce14"/>
          <table:table-cell table:style-name="ce12" table:formula="of:=IF(MONTH([.$I$37])&lt;&gt;MONTH([.$I$37]-(WEEKDAY([.$I$37];1)-([.$I$4]-1))-IF((WEEKDAY([.$I$37];1)-([.$I$4]-1))&lt;=0;7;0)+(ROW([.I42])-ROW([.$I$39]))*7+(COLUMN([.I42])-COLUMN([.$I$39])+1));&quot;&quot;;[.$I$37]-(WEEKDAY([.$I$37];1)-([.$I$4]-1))-IF((WEEKDAY([.$I$37];1)-([.$I$4]-1))&lt;=0;7;0)+(ROW([.I42])-ROW([.$I$39]))*7+(COLUMN([.I42])-COLUMN([.$I$39])+1))" office:value-type="date" office:date-value="2013-08-19">
            <text:p>19</text:p>
          </table:table-cell>
          <table:table-cell table:style-name="ce12" table:formula="of:=IF(MONTH([.$I$37])&lt;&gt;MONTH([.$I$37]-(WEEKDAY([.$I$37];1)-([.$I$4]-1))-IF((WEEKDAY([.$I$37];1)-([.$I$4]-1))&lt;=0;7;0)+(ROW([.J42])-ROW([.$I$39]))*7+(COLUMN([.J42])-COLUMN([.$I$39])+1));&quot;&quot;;[.$I$37]-(WEEKDAY([.$I$37];1)-([.$I$4]-1))-IF((WEEKDAY([.$I$37];1)-([.$I$4]-1))&lt;=0;7;0)+(ROW([.J42])-ROW([.$I$39]))*7+(COLUMN([.J42])-COLUMN([.$I$39])+1))" office:value-type="date" office:date-value="2013-08-20">
            <text:p>20</text:p>
          </table:table-cell>
          <table:table-cell table:style-name="ce12" table:formula="of:=IF(MONTH([.$I$37])&lt;&gt;MONTH([.$I$37]-(WEEKDAY([.$I$37];1)-([.$I$4]-1))-IF((WEEKDAY([.$I$37];1)-([.$I$4]-1))&lt;=0;7;0)+(ROW([.K42])-ROW([.$I$39]))*7+(COLUMN([.K42])-COLUMN([.$I$39])+1));&quot;&quot;;[.$I$37]-(WEEKDAY([.$I$37];1)-([.$I$4]-1))-IF((WEEKDAY([.$I$37];1)-([.$I$4]-1))&lt;=0;7;0)+(ROW([.K42])-ROW([.$I$39]))*7+(COLUMN([.K42])-COLUMN([.$I$39])+1))" office:value-type="date" office:date-value="2013-08-21">
            <text:p>21</text:p>
          </table:table-cell>
          <table:table-cell table:style-name="ce12" table:formula="of:=IF(MONTH([.$I$37])&lt;&gt;MONTH([.$I$37]-(WEEKDAY([.$I$37];1)-([.$I$4]-1))-IF((WEEKDAY([.$I$37];1)-([.$I$4]-1))&lt;=0;7;0)+(ROW([.L42])-ROW([.$I$39]))*7+(COLUMN([.L42])-COLUMN([.$I$39])+1));&quot;&quot;;[.$I$37]-(WEEKDAY([.$I$37];1)-([.$I$4]-1))-IF((WEEKDAY([.$I$37];1)-([.$I$4]-1))&lt;=0;7;0)+(ROW([.L42])-ROW([.$I$39]))*7+(COLUMN([.L42])-COLUMN([.$I$39])+1))" office:value-type="date" office:date-value="2013-08-22">
            <text:p>22</text:p>
          </table:table-cell>
          <table:table-cell table:style-name="ce12" table:formula="of:=IF(MONTH([.$I$37])&lt;&gt;MONTH([.$I$37]-(WEEKDAY([.$I$37];1)-([.$I$4]-1))-IF((WEEKDAY([.$I$37];1)-([.$I$4]-1))&lt;=0;7;0)+(ROW([.M42])-ROW([.$I$39]))*7+(COLUMN([.M42])-COLUMN([.$I$39])+1));&quot;&quot;;[.$I$37]-(WEEKDAY([.$I$37];1)-([.$I$4]-1))-IF((WEEKDAY([.$I$37];1)-([.$I$4]-1))&lt;=0;7;0)+(ROW([.M42])-ROW([.$I$39]))*7+(COLUMN([.M42])-COLUMN([.$I$39])+1))" office:value-type="date" office:date-value="2013-08-23">
            <text:p>23</text:p>
          </table:table-cell>
          <table:table-cell table:style-name="ce12" table:formula="of:=IF(MONTH([.$I$37])&lt;&gt;MONTH([.$I$37]-(WEEKDAY([.$I$37];1)-([.$I$4]-1))-IF((WEEKDAY([.$I$37];1)-([.$I$4]-1))&lt;=0;7;0)+(ROW([.N42])-ROW([.$I$39]))*7+(COLUMN([.N42])-COLUMN([.$I$39])+1));&quot;&quot;;[.$I$37]-(WEEKDAY([.$I$37];1)-([.$I$4]-1))-IF((WEEKDAY([.$I$37];1)-([.$I$4]-1))&lt;=0;7;0)+(ROW([.N42])-ROW([.$I$39]))*7+(COLUMN([.N42])-COLUMN([.$I$39])+1))" office:value-type="date" office:date-value="2013-08-24">
            <text:p>24</text:p>
          </table:table-cell>
          <table:table-cell table:style-name="ce12" table:formula="of:=IF(MONTH([.$I$37])&lt;&gt;MONTH([.$I$37]-(WEEKDAY([.$I$37];1)-([.$I$4]-1))-IF((WEEKDAY([.$I$37];1)-([.$I$4]-1))&lt;=0;7;0)+(ROW([.O42])-ROW([.$I$39]))*7+(COLUMN([.O42])-COLUMN([.$I$39])+1));&quot;&quot;;[.$I$37]-(WEEKDAY([.$I$37];1)-([.$I$4]-1))-IF((WEEKDAY([.$I$37];1)-([.$I$4]-1))&lt;=0;7;0)+(ROW([.O42])-ROW([.$I$39]))*7+(COLUMN([.O42])-COLUMN([.$I$39])+1))" office:value-type="date" office:date-value="2013-08-25">
            <text:p>25</text:p>
          </table:table-cell>
          <table:table-cell table:style-name="ce14"/>
          <table:table-cell table:style-name="ce12" table:formula="of:=IF(MONTH([.$Q$37])&lt;&gt;MONTH([.$Q$37]-(WEEKDAY([.$Q$37];1)-([.$I$4]-1))-IF((WEEKDAY([.$Q$37];1)-([.$I$4]-1))&lt;=0;7;0)+(ROW([.Q42])-ROW([.$Q$39]))*7+(COLUMN([.Q42])-COLUMN([.$Q$39])+1));&quot;&quot;;[.$Q$37]-(WEEKDAY([.$Q$37];1)-([.$I$4]-1))-IF((WEEKDAY([.$Q$37];1)-([.$I$4]-1))&lt;=0;7;0)+(ROW([.Q42])-ROW([.$Q$39]))*7+(COLUMN([.Q42])-COLUMN([.$Q$39])+1))" office:value-type="date" office:date-value="2013-09-16">
            <text:p>16</text:p>
          </table:table-cell>
          <table:table-cell table:style-name="ce12" table:formula="of:=IF(MONTH([.$Q$37])&lt;&gt;MONTH([.$Q$37]-(WEEKDAY([.$Q$37];1)-([.$I$4]-1))-IF((WEEKDAY([.$Q$37];1)-([.$I$4]-1))&lt;=0;7;0)+(ROW([.R42])-ROW([.$Q$39]))*7+(COLUMN([.R42])-COLUMN([.$Q$39])+1));&quot;&quot;;[.$Q$37]-(WEEKDAY([.$Q$37];1)-([.$I$4]-1))-IF((WEEKDAY([.$Q$37];1)-([.$I$4]-1))&lt;=0;7;0)+(ROW([.R42])-ROW([.$Q$39]))*7+(COLUMN([.R42])-COLUMN([.$Q$39])+1))" office:value-type="date" office:date-value="2013-09-17">
            <text:p>17</text:p>
          </table:table-cell>
          <table:table-cell table:style-name="ce12" table:formula="of:=IF(MONTH([.$Q$37])&lt;&gt;MONTH([.$Q$37]-(WEEKDAY([.$Q$37];1)-([.$I$4]-1))-IF((WEEKDAY([.$Q$37];1)-([.$I$4]-1))&lt;=0;7;0)+(ROW([.S42])-ROW([.$Q$39]))*7+(COLUMN([.S42])-COLUMN([.$Q$39])+1));&quot;&quot;;[.$Q$37]-(WEEKDAY([.$Q$37];1)-([.$I$4]-1))-IF((WEEKDAY([.$Q$37];1)-([.$I$4]-1))&lt;=0;7;0)+(ROW([.S42])-ROW([.$Q$39]))*7+(COLUMN([.S42])-COLUMN([.$Q$39])+1))" office:value-type="date" office:date-value="2013-09-18">
            <text:p>18</text:p>
          </table:table-cell>
          <table:table-cell table:style-name="ce12" table:formula="of:=IF(MONTH([.$Q$37])&lt;&gt;MONTH([.$Q$37]-(WEEKDAY([.$Q$37];1)-([.$I$4]-1))-IF((WEEKDAY([.$Q$37];1)-([.$I$4]-1))&lt;=0;7;0)+(ROW([.T42])-ROW([.$Q$39]))*7+(COLUMN([.T42])-COLUMN([.$Q$39])+1));&quot;&quot;;[.$Q$37]-(WEEKDAY([.$Q$37];1)-([.$I$4]-1))-IF((WEEKDAY([.$Q$37];1)-([.$I$4]-1))&lt;=0;7;0)+(ROW([.T42])-ROW([.$Q$39]))*7+(COLUMN([.T42])-COLUMN([.$Q$39])+1))" office:value-type="date" office:date-value="2013-09-19">
            <text:p>19</text:p>
          </table:table-cell>
          <table:table-cell table:style-name="ce12" table:formula="of:=IF(MONTH([.$Q$37])&lt;&gt;MONTH([.$Q$37]-(WEEKDAY([.$Q$37];1)-([.$I$4]-1))-IF((WEEKDAY([.$Q$37];1)-([.$I$4]-1))&lt;=0;7;0)+(ROW([.U42])-ROW([.$Q$39]))*7+(COLUMN([.U42])-COLUMN([.$Q$39])+1));&quot;&quot;;[.$Q$37]-(WEEKDAY([.$Q$37];1)-([.$I$4]-1))-IF((WEEKDAY([.$Q$37];1)-([.$I$4]-1))&lt;=0;7;0)+(ROW([.U42])-ROW([.$Q$39]))*7+(COLUMN([.U42])-COLUMN([.$Q$39])+1))" office:value-type="date" office:date-value="2013-09-20">
            <text:p>20</text:p>
          </table:table-cell>
          <table:table-cell table:style-name="ce12" table:formula="of:=IF(MONTH([.$Q$37])&lt;&gt;MONTH([.$Q$37]-(WEEKDAY([.$Q$37];1)-([.$I$4]-1))-IF((WEEKDAY([.$Q$37];1)-([.$I$4]-1))&lt;=0;7;0)+(ROW([.V42])-ROW([.$Q$39]))*7+(COLUMN([.V42])-COLUMN([.$Q$39])+1));&quot;&quot;;[.$Q$37]-(WEEKDAY([.$Q$37];1)-([.$I$4]-1))-IF((WEEKDAY([.$Q$37];1)-([.$I$4]-1))&lt;=0;7;0)+(ROW([.V42])-ROW([.$Q$39]))*7+(COLUMN([.V42])-COLUMN([.$Q$39])+1))" office:value-type="date" office:date-value="2013-09-21">
            <text:p>21</text:p>
          </table:table-cell>
          <table:table-cell table:style-name="ce12" table:formula="of:=IF(MONTH([.$Q$37])&lt;&gt;MONTH([.$Q$37]-(WEEKDAY([.$Q$37];1)-([.$I$4]-1))-IF((WEEKDAY([.$Q$37];1)-([.$I$4]-1))&lt;=0;7;0)+(ROW([.W42])-ROW([.$Q$39]))*7+(COLUMN([.W42])-COLUMN([.$Q$39])+1));&quot;&quot;;[.$Q$37]-(WEEKDAY([.$Q$37];1)-([.$I$4]-1))-IF((WEEKDAY([.$Q$37];1)-([.$I$4]-1))&lt;=0;7;0)+(ROW([.W42])-ROW([.$Q$39]))*7+(COLUMN([.W42])-COLUMN([.$Q$39])+1))" office:value-type="date" office:date-value="2013-09-22">
            <text:p>22</text:p>
          </table:table-cell>
          <table:table-cell table:style-name="ce14"/>
          <table:table-cell table:style-name="ce35"/>
          <table:table-cell table:style-name="ce37"/>
          <table:table-cell table:number-columns-repeated="998"/>
        </table:table-row>
        <table:table-row table:style-name="ro2">
          <table:table-cell table:style-name="ce12" table:formula="of:=IF(MONTH([.$A$37])&lt;&gt;MONTH([.$A$37]-(WEEKDAY([.$A$37];1)-([.$I$4]-1))-IF((WEEKDAY([.$A$37];1)-([.$I$4]-1))&lt;=0;7;0)+(ROW([.A43])-ROW([.$A$39]))*7+(COLUMN([.A43])-COLUMN([.$A$39])+1));&quot;&quot;;[.$A$37]-(WEEKDAY([.$A$37];1)-([.$I$4]-1))-IF((WEEKDAY([.$A$37];1)-([.$I$4]-1))&lt;=0;7;0)+(ROW([.A43])-ROW([.$A$39]))*7+(COLUMN([.A43])-COLUMN([.$A$39])+1))" office:value-type="date" office:date-value="2013-07-29">
            <text:p>29</text:p>
          </table:table-cell>
          <table:table-cell table:style-name="ce12" table:formula="of:=IF(MONTH([.$A$37])&lt;&gt;MONTH([.$A$37]-(WEEKDAY([.$A$37];1)-([.$I$4]-1))-IF((WEEKDAY([.$A$37];1)-([.$I$4]-1))&lt;=0;7;0)+(ROW([.B43])-ROW([.$A$39]))*7+(COLUMN([.B43])-COLUMN([.$A$39])+1));&quot;&quot;;[.$A$37]-(WEEKDAY([.$A$37];1)-([.$I$4]-1))-IF((WEEKDAY([.$A$37];1)-([.$I$4]-1))&lt;=0;7;0)+(ROW([.B43])-ROW([.$A$39]))*7+(COLUMN([.B43])-COLUMN([.$A$39])+1))" office:value-type="date" office:date-value="2013-07-30">
            <text:p>30</text:p>
          </table:table-cell>
          <table:table-cell table:style-name="ce12" table:formula="of:=IF(MONTH([.$A$37])&lt;&gt;MONTH([.$A$37]-(WEEKDAY([.$A$37];1)-([.$I$4]-1))-IF((WEEKDAY([.$A$37];1)-([.$I$4]-1))&lt;=0;7;0)+(ROW([.C43])-ROW([.$A$39]))*7+(COLUMN([.C43])-COLUMN([.$A$39])+1));&quot;&quot;;[.$A$37]-(WEEKDAY([.$A$37];1)-([.$I$4]-1))-IF((WEEKDAY([.$A$37];1)-([.$I$4]-1))&lt;=0;7;0)+(ROW([.C43])-ROW([.$A$39]))*7+(COLUMN([.C43])-COLUMN([.$A$39])+1))" office:value-type="date" office:date-value="2013-07-31">
            <text:p>31</text:p>
          </table:table-cell>
          <table:table-cell table:style-name="ce12" table:formula="of:=IF(MONTH([.$A$37])&lt;&gt;MONTH([.$A$37]-(WEEKDAY([.$A$37];1)-([.$I$4]-1))-IF((WEEKDAY([.$A$37];1)-([.$I$4]-1))&lt;=0;7;0)+(ROW([.D43])-ROW([.$A$39]))*7+(COLUMN([.D43])-COLUMN([.$A$39])+1));&quot;&quot;;[.$A$37]-(WEEKDAY([.$A$37];1)-([.$I$4]-1))-IF((WEEKDAY([.$A$37];1)-([.$I$4]-1))&lt;=0;7;0)+(ROW([.D43])-ROW([.$A$39]))*7+(COLUMN([.D43])-COLUMN([.$A$39])+1))">
            <text:p/>
          </table:table-cell>
          <table:table-cell table:style-name="ce12" table:formula="of:=IF(MONTH([.$A$37])&lt;&gt;MONTH([.$A$37]-(WEEKDAY([.$A$37];1)-([.$I$4]-1))-IF((WEEKDAY([.$A$37];1)-([.$I$4]-1))&lt;=0;7;0)+(ROW([.E43])-ROW([.$A$39]))*7+(COLUMN([.E43])-COLUMN([.$A$39])+1));&quot;&quot;;[.$A$37]-(WEEKDAY([.$A$37];1)-([.$I$4]-1))-IF((WEEKDAY([.$A$37];1)-([.$I$4]-1))&lt;=0;7;0)+(ROW([.E43])-ROW([.$A$39]))*7+(COLUMN([.E43])-COLUMN([.$A$39])+1))">
            <text:p/>
          </table:table-cell>
          <table:table-cell table:style-name="ce12" table:formula="of:=IF(MONTH([.$A$37])&lt;&gt;MONTH([.$A$37]-(WEEKDAY([.$A$37];1)-([.$I$4]-1))-IF((WEEKDAY([.$A$37];1)-([.$I$4]-1))&lt;=0;7;0)+(ROW([.F43])-ROW([.$A$39]))*7+(COLUMN([.F43])-COLUMN([.$A$39])+1));&quot;&quot;;[.$A$37]-(WEEKDAY([.$A$37];1)-([.$I$4]-1))-IF((WEEKDAY([.$A$37];1)-([.$I$4]-1))&lt;=0;7;0)+(ROW([.F43])-ROW([.$A$39]))*7+(COLUMN([.F43])-COLUMN([.$A$39])+1))">
            <text:p/>
          </table:table-cell>
          <table:table-cell table:style-name="ce12" table:formula="of:=IF(MONTH([.$A$37])&lt;&gt;MONTH([.$A$37]-(WEEKDAY([.$A$37];1)-([.$I$4]-1))-IF((WEEKDAY([.$A$37];1)-([.$I$4]-1))&lt;=0;7;0)+(ROW([.G43])-ROW([.$A$39]))*7+(COLUMN([.G43])-COLUMN([.$A$39])+1));&quot;&quot;;[.$A$37]-(WEEKDAY([.$A$37];1)-([.$I$4]-1))-IF((WEEKDAY([.$A$37];1)-([.$I$4]-1))&lt;=0;7;0)+(ROW([.G43])-ROW([.$A$39]))*7+(COLUMN([.G43])-COLUMN([.$A$39])+1))">
            <text:p/>
          </table:table-cell>
          <table:table-cell table:style-name="ce14"/>
          <table:table-cell table:style-name="ce12" table:formula="of:=IF(MONTH([.$I$37])&lt;&gt;MONTH([.$I$37]-(WEEKDAY([.$I$37];1)-([.$I$4]-1))-IF((WEEKDAY([.$I$37];1)-([.$I$4]-1))&lt;=0;7;0)+(ROW([.I43])-ROW([.$I$39]))*7+(COLUMN([.I43])-COLUMN([.$I$39])+1));&quot;&quot;;[.$I$37]-(WEEKDAY([.$I$37];1)-([.$I$4]-1))-IF((WEEKDAY([.$I$37];1)-([.$I$4]-1))&lt;=0;7;0)+(ROW([.I43])-ROW([.$I$39]))*7+(COLUMN([.I43])-COLUMN([.$I$39])+1))" office:value-type="date" office:date-value="2013-08-26">
            <text:p>26</text:p>
          </table:table-cell>
          <table:table-cell table:style-name="ce12" table:formula="of:=IF(MONTH([.$I$37])&lt;&gt;MONTH([.$I$37]-(WEEKDAY([.$I$37];1)-([.$I$4]-1))-IF((WEEKDAY([.$I$37];1)-([.$I$4]-1))&lt;=0;7;0)+(ROW([.J43])-ROW([.$I$39]))*7+(COLUMN([.J43])-COLUMN([.$I$39])+1));&quot;&quot;;[.$I$37]-(WEEKDAY([.$I$37];1)-([.$I$4]-1))-IF((WEEKDAY([.$I$37];1)-([.$I$4]-1))&lt;=0;7;0)+(ROW([.J43])-ROW([.$I$39]))*7+(COLUMN([.J43])-COLUMN([.$I$39])+1))" office:value-type="date" office:date-value="2013-08-27">
            <text:p>27</text:p>
          </table:table-cell>
          <table:table-cell table:style-name="ce12" table:formula="of:=IF(MONTH([.$I$37])&lt;&gt;MONTH([.$I$37]-(WEEKDAY([.$I$37];1)-([.$I$4]-1))-IF((WEEKDAY([.$I$37];1)-([.$I$4]-1))&lt;=0;7;0)+(ROW([.K43])-ROW([.$I$39]))*7+(COLUMN([.K43])-COLUMN([.$I$39])+1));&quot;&quot;;[.$I$37]-(WEEKDAY([.$I$37];1)-([.$I$4]-1))-IF((WEEKDAY([.$I$37];1)-([.$I$4]-1))&lt;=0;7;0)+(ROW([.K43])-ROW([.$I$39]))*7+(COLUMN([.K43])-COLUMN([.$I$39])+1))" office:value-type="date" office:date-value="2013-08-28">
            <text:p>28</text:p>
          </table:table-cell>
          <table:table-cell table:style-name="ce12" table:formula="of:=IF(MONTH([.$I$37])&lt;&gt;MONTH([.$I$37]-(WEEKDAY([.$I$37];1)-([.$I$4]-1))-IF((WEEKDAY([.$I$37];1)-([.$I$4]-1))&lt;=0;7;0)+(ROW([.L43])-ROW([.$I$39]))*7+(COLUMN([.L43])-COLUMN([.$I$39])+1));&quot;&quot;;[.$I$37]-(WEEKDAY([.$I$37];1)-([.$I$4]-1))-IF((WEEKDAY([.$I$37];1)-([.$I$4]-1))&lt;=0;7;0)+(ROW([.L43])-ROW([.$I$39]))*7+(COLUMN([.L43])-COLUMN([.$I$39])+1))" office:value-type="date" office:date-value="2013-08-29">
            <text:p>29</text:p>
          </table:table-cell>
          <table:table-cell table:style-name="ce12" table:formula="of:=IF(MONTH([.$I$37])&lt;&gt;MONTH([.$I$37]-(WEEKDAY([.$I$37];1)-([.$I$4]-1))-IF((WEEKDAY([.$I$37];1)-([.$I$4]-1))&lt;=0;7;0)+(ROW([.M43])-ROW([.$I$39]))*7+(COLUMN([.M43])-COLUMN([.$I$39])+1));&quot;&quot;;[.$I$37]-(WEEKDAY([.$I$37];1)-([.$I$4]-1))-IF((WEEKDAY([.$I$37];1)-([.$I$4]-1))&lt;=0;7;0)+(ROW([.M43])-ROW([.$I$39]))*7+(COLUMN([.M43])-COLUMN([.$I$39])+1))" office:value-type="date" office:date-value="2013-08-30">
            <text:p>30</text:p>
          </table:table-cell>
          <table:table-cell table:style-name="ce12" table:formula="of:=IF(MONTH([.$I$37])&lt;&gt;MONTH([.$I$37]-(WEEKDAY([.$I$37];1)-([.$I$4]-1))-IF((WEEKDAY([.$I$37];1)-([.$I$4]-1))&lt;=0;7;0)+(ROW([.N43])-ROW([.$I$39]))*7+(COLUMN([.N43])-COLUMN([.$I$39])+1));&quot;&quot;;[.$I$37]-(WEEKDAY([.$I$37];1)-([.$I$4]-1))-IF((WEEKDAY([.$I$37];1)-([.$I$4]-1))&lt;=0;7;0)+(ROW([.N43])-ROW([.$I$39]))*7+(COLUMN([.N43])-COLUMN([.$I$39])+1))" office:value-type="date" office:date-value="2013-08-31">
            <text:p>31</text:p>
          </table:table-cell>
          <table:table-cell table:style-name="ce12" table:formula="of:=IF(MONTH([.$I$37])&lt;&gt;MONTH([.$I$37]-(WEEKDAY([.$I$37];1)-([.$I$4]-1))-IF((WEEKDAY([.$I$37];1)-([.$I$4]-1))&lt;=0;7;0)+(ROW([.O43])-ROW([.$I$39]))*7+(COLUMN([.O43])-COLUMN([.$I$39])+1));&quot;&quot;;[.$I$37]-(WEEKDAY([.$I$37];1)-([.$I$4]-1))-IF((WEEKDAY([.$I$37];1)-([.$I$4]-1))&lt;=0;7;0)+(ROW([.O43])-ROW([.$I$39]))*7+(COLUMN([.O43])-COLUMN([.$I$39])+1))">
            <text:p/>
          </table:table-cell>
          <table:table-cell table:style-name="ce14"/>
          <table:table-cell table:style-name="ce12" table:formula="of:=IF(MONTH([.$Q$37])&lt;&gt;MONTH([.$Q$37]-(WEEKDAY([.$Q$37];1)-([.$I$4]-1))-IF((WEEKDAY([.$Q$37];1)-([.$I$4]-1))&lt;=0;7;0)+(ROW([.Q43])-ROW([.$Q$39]))*7+(COLUMN([.Q43])-COLUMN([.$Q$39])+1));&quot;&quot;;[.$Q$37]-(WEEKDAY([.$Q$37];1)-([.$I$4]-1))-IF((WEEKDAY([.$Q$37];1)-([.$I$4]-1))&lt;=0;7;0)+(ROW([.Q43])-ROW([.$Q$39]))*7+(COLUMN([.Q43])-COLUMN([.$Q$39])+1))" office:value-type="date" office:date-value="2013-09-23">
            <text:p>23</text:p>
          </table:table-cell>
          <table:table-cell table:style-name="ce12" table:formula="of:=IF(MONTH([.$Q$37])&lt;&gt;MONTH([.$Q$37]-(WEEKDAY([.$Q$37];1)-([.$I$4]-1))-IF((WEEKDAY([.$Q$37];1)-([.$I$4]-1))&lt;=0;7;0)+(ROW([.R43])-ROW([.$Q$39]))*7+(COLUMN([.R43])-COLUMN([.$Q$39])+1));&quot;&quot;;[.$Q$37]-(WEEKDAY([.$Q$37];1)-([.$I$4]-1))-IF((WEEKDAY([.$Q$37];1)-([.$I$4]-1))&lt;=0;7;0)+(ROW([.R43])-ROW([.$Q$39]))*7+(COLUMN([.R43])-COLUMN([.$Q$39])+1))" office:value-type="date" office:date-value="2013-09-24">
            <text:p>24</text:p>
          </table:table-cell>
          <table:table-cell table:style-name="ce12" table:formula="of:=IF(MONTH([.$Q$37])&lt;&gt;MONTH([.$Q$37]-(WEEKDAY([.$Q$37];1)-([.$I$4]-1))-IF((WEEKDAY([.$Q$37];1)-([.$I$4]-1))&lt;=0;7;0)+(ROW([.S43])-ROW([.$Q$39]))*7+(COLUMN([.S43])-COLUMN([.$Q$39])+1));&quot;&quot;;[.$Q$37]-(WEEKDAY([.$Q$37];1)-([.$I$4]-1))-IF((WEEKDAY([.$Q$37];1)-([.$I$4]-1))&lt;=0;7;0)+(ROW([.S43])-ROW([.$Q$39]))*7+(COLUMN([.S43])-COLUMN([.$Q$39])+1))" office:value-type="date" office:date-value="2013-09-25">
            <text:p>25</text:p>
          </table:table-cell>
          <table:table-cell table:style-name="ce12" table:formula="of:=IF(MONTH([.$Q$37])&lt;&gt;MONTH([.$Q$37]-(WEEKDAY([.$Q$37];1)-([.$I$4]-1))-IF((WEEKDAY([.$Q$37];1)-([.$I$4]-1))&lt;=0;7;0)+(ROW([.T43])-ROW([.$Q$39]))*7+(COLUMN([.T43])-COLUMN([.$Q$39])+1));&quot;&quot;;[.$Q$37]-(WEEKDAY([.$Q$37];1)-([.$I$4]-1))-IF((WEEKDAY([.$Q$37];1)-([.$I$4]-1))&lt;=0;7;0)+(ROW([.T43])-ROW([.$Q$39]))*7+(COLUMN([.T43])-COLUMN([.$Q$39])+1))" office:value-type="date" office:date-value="2013-09-26">
            <text:p>26</text:p>
          </table:table-cell>
          <table:table-cell table:style-name="ce12" table:formula="of:=IF(MONTH([.$Q$37])&lt;&gt;MONTH([.$Q$37]-(WEEKDAY([.$Q$37];1)-([.$I$4]-1))-IF((WEEKDAY([.$Q$37];1)-([.$I$4]-1))&lt;=0;7;0)+(ROW([.U43])-ROW([.$Q$39]))*7+(COLUMN([.U43])-COLUMN([.$Q$39])+1));&quot;&quot;;[.$Q$37]-(WEEKDAY([.$Q$37];1)-([.$I$4]-1))-IF((WEEKDAY([.$Q$37];1)-([.$I$4]-1))&lt;=0;7;0)+(ROW([.U43])-ROW([.$Q$39]))*7+(COLUMN([.U43])-COLUMN([.$Q$39])+1))" office:value-type="date" office:date-value="2013-09-27">
            <text:p>27</text:p>
          </table:table-cell>
          <table:table-cell table:style-name="ce12" table:formula="of:=IF(MONTH([.$Q$37])&lt;&gt;MONTH([.$Q$37]-(WEEKDAY([.$Q$37];1)-([.$I$4]-1))-IF((WEEKDAY([.$Q$37];1)-([.$I$4]-1))&lt;=0;7;0)+(ROW([.V43])-ROW([.$Q$39]))*7+(COLUMN([.V43])-COLUMN([.$Q$39])+1));&quot;&quot;;[.$Q$37]-(WEEKDAY([.$Q$37];1)-([.$I$4]-1))-IF((WEEKDAY([.$Q$37];1)-([.$I$4]-1))&lt;=0;7;0)+(ROW([.V43])-ROW([.$Q$39]))*7+(COLUMN([.V43])-COLUMN([.$Q$39])+1))" office:value-type="date" office:date-value="2013-09-28">
            <text:p>28</text:p>
          </table:table-cell>
          <table:table-cell table:style-name="ce12" table:formula="of:=IF(MONTH([.$Q$37])&lt;&gt;MONTH([.$Q$37]-(WEEKDAY([.$Q$37];1)-([.$I$4]-1))-IF((WEEKDAY([.$Q$37];1)-([.$I$4]-1))&lt;=0;7;0)+(ROW([.W43])-ROW([.$Q$39]))*7+(COLUMN([.W43])-COLUMN([.$Q$39])+1));&quot;&quot;;[.$Q$37]-(WEEKDAY([.$Q$37];1)-([.$I$4]-1))-IF((WEEKDAY([.$Q$37];1)-([.$I$4]-1))&lt;=0;7;0)+(ROW([.W43])-ROW([.$Q$39]))*7+(COLUMN([.W43])-COLUMN([.$Q$39])+1))" office:value-type="date" office:date-value="2013-09-29">
            <text:p>29</text:p>
          </table:table-cell>
          <table:table-cell table:style-name="ce14"/>
          <table:table-cell table:style-name="ce35"/>
          <table:table-cell table:style-name="ce37"/>
          <table:table-cell table:number-columns-repeated="998"/>
        </table:table-row>
        <table:table-row table:style-name="ro2">
          <table:table-cell table:style-name="ce12" table:formula="of:=IF(MONTH([.$A$37])&lt;&gt;MONTH([.$A$37]-(WEEKDAY([.$A$37];1)-([.$I$4]-1))-IF((WEEKDAY([.$A$37];1)-([.$I$4]-1))&lt;=0;7;0)+(ROW([.A44])-ROW([.$A$39]))*7+(COLUMN([.A44])-COLUMN([.$A$39])+1));&quot;&quot;;[.$A$37]-(WEEKDAY([.$A$37];1)-([.$I$4]-1))-IF((WEEKDAY([.$A$37];1)-([.$I$4]-1))&lt;=0;7;0)+(ROW([.A44])-ROW([.$A$39]))*7+(COLUMN([.A44])-COLUMN([.$A$39])+1))">
            <text:p/>
          </table:table-cell>
          <table:table-cell table:style-name="ce12" table:formula="of:=IF(MONTH([.$A$37])&lt;&gt;MONTH([.$A$37]-(WEEKDAY([.$A$37];1)-([.$I$4]-1))-IF((WEEKDAY([.$A$37];1)-([.$I$4]-1))&lt;=0;7;0)+(ROW([.B44])-ROW([.$A$39]))*7+(COLUMN([.B44])-COLUMN([.$A$39])+1));&quot;&quot;;[.$A$37]-(WEEKDAY([.$A$37];1)-([.$I$4]-1))-IF((WEEKDAY([.$A$37];1)-([.$I$4]-1))&lt;=0;7;0)+(ROW([.B44])-ROW([.$A$39]))*7+(COLUMN([.B44])-COLUMN([.$A$39])+1))">
            <text:p/>
          </table:table-cell>
          <table:table-cell table:style-name="ce12" table:formula="of:=IF(MONTH([.$A$37])&lt;&gt;MONTH([.$A$37]-(WEEKDAY([.$A$37];1)-([.$I$4]-1))-IF((WEEKDAY([.$A$37];1)-([.$I$4]-1))&lt;=0;7;0)+(ROW([.C44])-ROW([.$A$39]))*7+(COLUMN([.C44])-COLUMN([.$A$39])+1));&quot;&quot;;[.$A$37]-(WEEKDAY([.$A$37];1)-([.$I$4]-1))-IF((WEEKDAY([.$A$37];1)-([.$I$4]-1))&lt;=0;7;0)+(ROW([.C44])-ROW([.$A$39]))*7+(COLUMN([.C44])-COLUMN([.$A$39])+1))">
            <text:p/>
          </table:table-cell>
          <table:table-cell table:style-name="ce12" table:formula="of:=IF(MONTH([.$A$37])&lt;&gt;MONTH([.$A$37]-(WEEKDAY([.$A$37];1)-([.$I$4]-1))-IF((WEEKDAY([.$A$37];1)-([.$I$4]-1))&lt;=0;7;0)+(ROW([.D44])-ROW([.$A$39]))*7+(COLUMN([.D44])-COLUMN([.$A$39])+1));&quot;&quot;;[.$A$37]-(WEEKDAY([.$A$37];1)-([.$I$4]-1))-IF((WEEKDAY([.$A$37];1)-([.$I$4]-1))&lt;=0;7;0)+(ROW([.D44])-ROW([.$A$39]))*7+(COLUMN([.D44])-COLUMN([.$A$39])+1))">
            <text:p/>
          </table:table-cell>
          <table:table-cell table:style-name="ce12" table:formula="of:=IF(MONTH([.$A$37])&lt;&gt;MONTH([.$A$37]-(WEEKDAY([.$A$37];1)-([.$I$4]-1))-IF((WEEKDAY([.$A$37];1)-([.$I$4]-1))&lt;=0;7;0)+(ROW([.E44])-ROW([.$A$39]))*7+(COLUMN([.E44])-COLUMN([.$A$39])+1));&quot;&quot;;[.$A$37]-(WEEKDAY([.$A$37];1)-([.$I$4]-1))-IF((WEEKDAY([.$A$37];1)-([.$I$4]-1))&lt;=0;7;0)+(ROW([.E44])-ROW([.$A$39]))*7+(COLUMN([.E44])-COLUMN([.$A$39])+1))">
            <text:p/>
          </table:table-cell>
          <table:table-cell table:style-name="ce12" table:formula="of:=IF(MONTH([.$A$37])&lt;&gt;MONTH([.$A$37]-(WEEKDAY([.$A$37];1)-([.$I$4]-1))-IF((WEEKDAY([.$A$37];1)-([.$I$4]-1))&lt;=0;7;0)+(ROW([.F44])-ROW([.$A$39]))*7+(COLUMN([.F44])-COLUMN([.$A$39])+1));&quot;&quot;;[.$A$37]-(WEEKDAY([.$A$37];1)-([.$I$4]-1))-IF((WEEKDAY([.$A$37];1)-([.$I$4]-1))&lt;=0;7;0)+(ROW([.F44])-ROW([.$A$39]))*7+(COLUMN([.F44])-COLUMN([.$A$39])+1))">
            <text:p/>
          </table:table-cell>
          <table:table-cell table:style-name="ce12" table:formula="of:=IF(MONTH([.$A$37])&lt;&gt;MONTH([.$A$37]-(WEEKDAY([.$A$37];1)-([.$I$4]-1))-IF((WEEKDAY([.$A$37];1)-([.$I$4]-1))&lt;=0;7;0)+(ROW([.G44])-ROW([.$A$39]))*7+(COLUMN([.G44])-COLUMN([.$A$39])+1));&quot;&quot;;[.$A$37]-(WEEKDAY([.$A$37];1)-([.$I$4]-1))-IF((WEEKDAY([.$A$37];1)-([.$I$4]-1))&lt;=0;7;0)+(ROW([.G44])-ROW([.$A$39]))*7+(COLUMN([.G44])-COLUMN([.$A$39])+1))">
            <text:p/>
          </table:table-cell>
          <table:table-cell table:style-name="ce14"/>
          <table:table-cell table:style-name="ce12" table:formula="of:=IF(MONTH([.$I$37])&lt;&gt;MONTH([.$I$37]-(WEEKDAY([.$I$37];1)-([.$I$4]-1))-IF((WEEKDAY([.$I$37];1)-([.$I$4]-1))&lt;=0;7;0)+(ROW([.I44])-ROW([.$I$39]))*7+(COLUMN([.I44])-COLUMN([.$I$39])+1));&quot;&quot;;[.$I$37]-(WEEKDAY([.$I$37];1)-([.$I$4]-1))-IF((WEEKDAY([.$I$37];1)-([.$I$4]-1))&lt;=0;7;0)+(ROW([.I44])-ROW([.$I$39]))*7+(COLUMN([.I44])-COLUMN([.$I$39])+1))">
            <text:p/>
          </table:table-cell>
          <table:table-cell table:style-name="ce12" table:formula="of:=IF(MONTH([.$I$37])&lt;&gt;MONTH([.$I$37]-(WEEKDAY([.$I$37];1)-([.$I$4]-1))-IF((WEEKDAY([.$I$37];1)-([.$I$4]-1))&lt;=0;7;0)+(ROW([.J44])-ROW([.$I$39]))*7+(COLUMN([.J44])-COLUMN([.$I$39])+1));&quot;&quot;;[.$I$37]-(WEEKDAY([.$I$37];1)-([.$I$4]-1))-IF((WEEKDAY([.$I$37];1)-([.$I$4]-1))&lt;=0;7;0)+(ROW([.J44])-ROW([.$I$39]))*7+(COLUMN([.J44])-COLUMN([.$I$39])+1))">
            <text:p/>
          </table:table-cell>
          <table:table-cell table:style-name="ce12" table:formula="of:=IF(MONTH([.$I$37])&lt;&gt;MONTH([.$I$37]-(WEEKDAY([.$I$37];1)-([.$I$4]-1))-IF((WEEKDAY([.$I$37];1)-([.$I$4]-1))&lt;=0;7;0)+(ROW([.K44])-ROW([.$I$39]))*7+(COLUMN([.K44])-COLUMN([.$I$39])+1));&quot;&quot;;[.$I$37]-(WEEKDAY([.$I$37];1)-([.$I$4]-1))-IF((WEEKDAY([.$I$37];1)-([.$I$4]-1))&lt;=0;7;0)+(ROW([.K44])-ROW([.$I$39]))*7+(COLUMN([.K44])-COLUMN([.$I$39])+1))">
            <text:p/>
          </table:table-cell>
          <table:table-cell table:style-name="ce12" table:formula="of:=IF(MONTH([.$I$37])&lt;&gt;MONTH([.$I$37]-(WEEKDAY([.$I$37];1)-([.$I$4]-1))-IF((WEEKDAY([.$I$37];1)-([.$I$4]-1))&lt;=0;7;0)+(ROW([.L44])-ROW([.$I$39]))*7+(COLUMN([.L44])-COLUMN([.$I$39])+1));&quot;&quot;;[.$I$37]-(WEEKDAY([.$I$37];1)-([.$I$4]-1))-IF((WEEKDAY([.$I$37];1)-([.$I$4]-1))&lt;=0;7;0)+(ROW([.L44])-ROW([.$I$39]))*7+(COLUMN([.L44])-COLUMN([.$I$39])+1))">
            <text:p/>
          </table:table-cell>
          <table:table-cell table:style-name="ce12" table:formula="of:=IF(MONTH([.$I$37])&lt;&gt;MONTH([.$I$37]-(WEEKDAY([.$I$37];1)-([.$I$4]-1))-IF((WEEKDAY([.$I$37];1)-([.$I$4]-1))&lt;=0;7;0)+(ROW([.M44])-ROW([.$I$39]))*7+(COLUMN([.M44])-COLUMN([.$I$39])+1));&quot;&quot;;[.$I$37]-(WEEKDAY([.$I$37];1)-([.$I$4]-1))-IF((WEEKDAY([.$I$37];1)-([.$I$4]-1))&lt;=0;7;0)+(ROW([.M44])-ROW([.$I$39]))*7+(COLUMN([.M44])-COLUMN([.$I$39])+1))">
            <text:p/>
          </table:table-cell>
          <table:table-cell table:style-name="ce12" table:formula="of:=IF(MONTH([.$I$37])&lt;&gt;MONTH([.$I$37]-(WEEKDAY([.$I$37];1)-([.$I$4]-1))-IF((WEEKDAY([.$I$37];1)-([.$I$4]-1))&lt;=0;7;0)+(ROW([.N44])-ROW([.$I$39]))*7+(COLUMN([.N44])-COLUMN([.$I$39])+1));&quot;&quot;;[.$I$37]-(WEEKDAY([.$I$37];1)-([.$I$4]-1))-IF((WEEKDAY([.$I$37];1)-([.$I$4]-1))&lt;=0;7;0)+(ROW([.N44])-ROW([.$I$39]))*7+(COLUMN([.N44])-COLUMN([.$I$39])+1))">
            <text:p/>
          </table:table-cell>
          <table:table-cell table:style-name="ce12" table:formula="of:=IF(MONTH([.$I$37])&lt;&gt;MONTH([.$I$37]-(WEEKDAY([.$I$37];1)-([.$I$4]-1))-IF((WEEKDAY([.$I$37];1)-([.$I$4]-1))&lt;=0;7;0)+(ROW([.O44])-ROW([.$I$39]))*7+(COLUMN([.O44])-COLUMN([.$I$39])+1));&quot;&quot;;[.$I$37]-(WEEKDAY([.$I$37];1)-([.$I$4]-1))-IF((WEEKDAY([.$I$37];1)-([.$I$4]-1))&lt;=0;7;0)+(ROW([.O44])-ROW([.$I$39]))*7+(COLUMN([.O44])-COLUMN([.$I$39])+1))">
            <text:p/>
          </table:table-cell>
          <table:table-cell table:style-name="ce14"/>
          <table:table-cell table:style-name="ce12" table:formula="of:=IF(MONTH([.$Q$37])&lt;&gt;MONTH([.$Q$37]-(WEEKDAY([.$Q$37];1)-([.$I$4]-1))-IF((WEEKDAY([.$Q$37];1)-([.$I$4]-1))&lt;=0;7;0)+(ROW([.Q44])-ROW([.$Q$39]))*7+(COLUMN([.Q44])-COLUMN([.$Q$39])+1));&quot;&quot;;[.$Q$37]-(WEEKDAY([.$Q$37];1)-([.$I$4]-1))-IF((WEEKDAY([.$Q$37];1)-([.$I$4]-1))&lt;=0;7;0)+(ROW([.Q44])-ROW([.$Q$39]))*7+(COLUMN([.Q44])-COLUMN([.$Q$39])+1))" office:value-type="date" office:date-value="2013-09-30">
            <text:p>30</text:p>
          </table:table-cell>
          <table:table-cell table:style-name="ce12" table:formula="of:=IF(MONTH([.$Q$37])&lt;&gt;MONTH([.$Q$37]-(WEEKDAY([.$Q$37];1)-([.$I$4]-1))-IF((WEEKDAY([.$Q$37];1)-([.$I$4]-1))&lt;=0;7;0)+(ROW([.R44])-ROW([.$Q$39]))*7+(COLUMN([.R44])-COLUMN([.$Q$39])+1));&quot;&quot;;[.$Q$37]-(WEEKDAY([.$Q$37];1)-([.$I$4]-1))-IF((WEEKDAY([.$Q$37];1)-([.$I$4]-1))&lt;=0;7;0)+(ROW([.R44])-ROW([.$Q$39]))*7+(COLUMN([.R44])-COLUMN([.$Q$39])+1))">
            <text:p/>
          </table:table-cell>
          <table:table-cell table:style-name="ce12" table:formula="of:=IF(MONTH([.$Q$37])&lt;&gt;MONTH([.$Q$37]-(WEEKDAY([.$Q$37];1)-([.$I$4]-1))-IF((WEEKDAY([.$Q$37];1)-([.$I$4]-1))&lt;=0;7;0)+(ROW([.S44])-ROW([.$Q$39]))*7+(COLUMN([.S44])-COLUMN([.$Q$39])+1));&quot;&quot;;[.$Q$37]-(WEEKDAY([.$Q$37];1)-([.$I$4]-1))-IF((WEEKDAY([.$Q$37];1)-([.$I$4]-1))&lt;=0;7;0)+(ROW([.S44])-ROW([.$Q$39]))*7+(COLUMN([.S44])-COLUMN([.$Q$39])+1))">
            <text:p/>
          </table:table-cell>
          <table:table-cell table:style-name="ce12" table:formula="of:=IF(MONTH([.$Q$37])&lt;&gt;MONTH([.$Q$37]-(WEEKDAY([.$Q$37];1)-([.$I$4]-1))-IF((WEEKDAY([.$Q$37];1)-([.$I$4]-1))&lt;=0;7;0)+(ROW([.T44])-ROW([.$Q$39]))*7+(COLUMN([.T44])-COLUMN([.$Q$39])+1));&quot;&quot;;[.$Q$37]-(WEEKDAY([.$Q$37];1)-([.$I$4]-1))-IF((WEEKDAY([.$Q$37];1)-([.$I$4]-1))&lt;=0;7;0)+(ROW([.T44])-ROW([.$Q$39]))*7+(COLUMN([.T44])-COLUMN([.$Q$39])+1))">
            <text:p/>
          </table:table-cell>
          <table:table-cell table:style-name="ce12" table:formula="of:=IF(MONTH([.$Q$37])&lt;&gt;MONTH([.$Q$37]-(WEEKDAY([.$Q$37];1)-([.$I$4]-1))-IF((WEEKDAY([.$Q$37];1)-([.$I$4]-1))&lt;=0;7;0)+(ROW([.U44])-ROW([.$Q$39]))*7+(COLUMN([.U44])-COLUMN([.$Q$39])+1));&quot;&quot;;[.$Q$37]-(WEEKDAY([.$Q$37];1)-([.$I$4]-1))-IF((WEEKDAY([.$Q$37];1)-([.$I$4]-1))&lt;=0;7;0)+(ROW([.U44])-ROW([.$Q$39]))*7+(COLUMN([.U44])-COLUMN([.$Q$39])+1))">
            <text:p/>
          </table:table-cell>
          <table:table-cell table:style-name="ce12" table:formula="of:=IF(MONTH([.$Q$37])&lt;&gt;MONTH([.$Q$37]-(WEEKDAY([.$Q$37];1)-([.$I$4]-1))-IF((WEEKDAY([.$Q$37];1)-([.$I$4]-1))&lt;=0;7;0)+(ROW([.V44])-ROW([.$Q$39]))*7+(COLUMN([.V44])-COLUMN([.$Q$39])+1));&quot;&quot;;[.$Q$37]-(WEEKDAY([.$Q$37];1)-([.$I$4]-1))-IF((WEEKDAY([.$Q$37];1)-([.$I$4]-1))&lt;=0;7;0)+(ROW([.V44])-ROW([.$Q$39]))*7+(COLUMN([.V44])-COLUMN([.$Q$39])+1))">
            <text:p/>
          </table:table-cell>
          <table:table-cell table:style-name="ce12" table:formula="of:=IF(MONTH([.$Q$37])&lt;&gt;MONTH([.$Q$37]-(WEEKDAY([.$Q$37];1)-([.$I$4]-1))-IF((WEEKDAY([.$Q$37];1)-([.$I$4]-1))&lt;=0;7;0)+(ROW([.W44])-ROW([.$Q$39]))*7+(COLUMN([.W44])-COLUMN([.$Q$39])+1));&quot;&quot;;[.$Q$37]-(WEEKDAY([.$Q$37];1)-([.$I$4]-1))-IF((WEEKDAY([.$Q$37];1)-([.$I$4]-1))&lt;=0;7;0)+(ROW([.W44])-ROW([.$Q$39]))*7+(COLUMN([.W44])-COLUMN([.$Q$39])+1))">
            <text:p/>
          </table:table-cell>
          <table:table-cell table:style-name="ce14"/>
          <table:table-cell table:style-name="ce35"/>
          <table:table-cell table:style-name="ce37"/>
          <table:table-cell table:number-columns-repeated="998"/>
        </table:table-row>
        <table:table-row table:style-name="ro2">
          <table:table-cell table:style-name="ce14" table:number-columns-repeated="24"/>
          <table:table-cell table:style-name="ce35"/>
          <table:table-cell table:style-name="ce37"/>
          <table:table-cell table:number-columns-repeated="998"/>
        </table:table-row>
        <table:table-row table:style-name="ro4">
          <table:table-cell table:style-name="ce8" table:formula="of:=DATE(YEAR([.Q37]);MONTH([.Q37])+1;1)" office:value-type="float" office:value="41548" table:number-columns-spanned="7" table:number-rows-spanned="1">
            <text:p>octubre 2013</text:p>
          </table:table-cell>
          <table:covered-table-cell table:number-columns-repeated="6" table:style-name="ce8"/>
          <table:table-cell table:style-name="ce14"/>
          <table:table-cell table:style-name="ce8" table:formula="of:=DATE(YEAR([.A46]);MONTH([.A46])+1;1)" office:value-type="float" office:value="41579" table:number-columns-spanned="7" table:number-rows-spanned="1">
            <text:p>noviembre 2013</text:p>
          </table:table-cell>
          <table:covered-table-cell table:number-columns-repeated="6" table:style-name="ce8"/>
          <table:table-cell table:style-name="ce14"/>
          <table:table-cell table:style-name="ce8" table:formula="of:=DATE(YEAR([.I46]);MONTH([.I46])+1;1)" office:value-type="float" office:value="41609" table:number-columns-spanned="7" table:number-rows-spanned="1">
            <text:p>diciembre 2013</text:p>
          </table:table-cell>
          <table:covered-table-cell table:number-columns-repeated="6" table:style-name="ce8"/>
          <table:table-cell table:style-name="ce14"/>
          <table:table-cell table:style-name="ce35"/>
          <table:table-cell table:style-name="ce37"/>
          <table:table-cell table:number-columns-repeated="998"/>
        </table:table-row>
        <table:table-row table:style-name="ro2">
          <table:table-cell table:style-name="ce9" table:formula="of:=[.$A$20]" office:value-type="string" office:string-value="lu">
            <text:p>lu</text:p>
          </table:table-cell>
          <table:table-cell table:style-name="ce17" table:formula="of:=[.$B$20]" office:value-type="string" office:string-value="ma">
            <text:p>ma</text:p>
          </table:table-cell>
          <table:table-cell table:style-name="ce17" table:formula="of:=[.$C$20]" office:value-type="string" office:string-value="mi">
            <text:p>mi</text:p>
          </table:table-cell>
          <table:table-cell table:style-name="ce17" table:formula="of:=[.$D$20]" office:value-type="string" office:string-value="ju">
            <text:p>ju</text:p>
          </table:table-cell>
          <table:table-cell table:style-name="ce17" table:formula="of:=[.$E$20]" office:value-type="string" office:string-value="vi">
            <text:p>vi</text:p>
          </table:table-cell>
          <table:table-cell table:style-name="ce17" table:formula="of:=[.$F$20]" office:value-type="string" office:string-value="sa">
            <text:p>sa</text:p>
          </table:table-cell>
          <table:table-cell table:style-name="ce20" table:formula="of:=[.$G$20]" office:value-type="string" office:string-value="do">
            <text:p>do</text:p>
          </table:table-cell>
          <table:table-cell table:style-name="ce14"/>
          <table:table-cell table:style-name="ce9" table:formula="of:=[.$A$20]" office:value-type="string" office:string-value="lu">
            <text:p>lu</text:p>
          </table:table-cell>
          <table:table-cell table:style-name="ce17" table:formula="of:=[.$B$20]" office:value-type="string" office:string-value="ma">
            <text:p>ma</text:p>
          </table:table-cell>
          <table:table-cell table:style-name="ce17" table:formula="of:=[.$C$20]" office:value-type="string" office:string-value="mi">
            <text:p>mi</text:p>
          </table:table-cell>
          <table:table-cell table:style-name="ce17" table:formula="of:=[.$D$20]" office:value-type="string" office:string-value="ju">
            <text:p>ju</text:p>
          </table:table-cell>
          <table:table-cell table:style-name="ce17" table:formula="of:=[.$E$20]" office:value-type="string" office:string-value="vi">
            <text:p>vi</text:p>
          </table:table-cell>
          <table:table-cell table:style-name="ce17" table:formula="of:=[.$F$20]" office:value-type="string" office:string-value="sa">
            <text:p>sa</text:p>
          </table:table-cell>
          <table:table-cell table:style-name="ce20" table:formula="of:=[.$G$20]" office:value-type="string" office:string-value="do">
            <text:p>do</text:p>
          </table:table-cell>
          <table:table-cell table:style-name="ce14"/>
          <table:table-cell table:style-name="ce9" table:formula="of:=[.$A$20]" office:value-type="string" office:string-value="lu">
            <text:p>lu</text:p>
          </table:table-cell>
          <table:table-cell table:style-name="ce17" table:formula="of:=[.$B$20]" office:value-type="string" office:string-value="ma">
            <text:p>ma</text:p>
          </table:table-cell>
          <table:table-cell table:style-name="ce17" table:formula="of:=[.$C$20]" office:value-type="string" office:string-value="mi">
            <text:p>mi</text:p>
          </table:table-cell>
          <table:table-cell table:style-name="ce17" table:formula="of:=[.$D$20]" office:value-type="string" office:string-value="ju">
            <text:p>ju</text:p>
          </table:table-cell>
          <table:table-cell table:style-name="ce17" table:formula="of:=[.$E$20]" office:value-type="string" office:string-value="vi">
            <text:p>vi</text:p>
          </table:table-cell>
          <table:table-cell table:style-name="ce17" table:formula="of:=[.$F$20]" office:value-type="string" office:string-value="sa">
            <text:p>sa</text:p>
          </table:table-cell>
          <table:table-cell table:style-name="ce20" table:formula="of:=[.$G$20]" office:value-type="string" office:string-value="do">
            <text:p>do</text:p>
          </table:table-cell>
          <table:table-cell table:style-name="ce14"/>
          <table:table-cell table:style-name="ce35"/>
          <table:table-cell table:style-name="ce37"/>
          <table:table-cell table:number-columns-repeated="998"/>
        </table:table-row>
        <table:table-row table:style-name="ro2">
          <table:table-cell table:style-name="ce12" table:formula="of:=IF(MONTH([.$A$46])&lt;&gt;MONTH([.$A$46]-(WEEKDAY([.$A$46];1)-([.$I$4]-1))-IF((WEEKDAY([.$A$46];1)-([.$I$4]-1))&lt;=0;7;0)+(ROW([.A48])-ROW([.$A$48]))*7+(COLUMN([.A48])-COLUMN([.$A$48])+1));&quot;&quot;;[.$A$46]-(WEEKDAY([.$A$46];1)-([.$I$4]-1))-IF((WEEKDAY([.$A$46];1)-([.$I$4]-1))&lt;=0;7;0)+(ROW([.A48])-ROW([.$A$48]))*7+(COLUMN([.A48])-COLUMN([.$A$48])+1))">
            <text:p/>
          </table:table-cell>
          <table:table-cell table:style-name="ce12" table:formula="of:=IF(MONTH([.$A$46])&lt;&gt;MONTH([.$A$46]-(WEEKDAY([.$A$46];1)-([.$I$4]-1))-IF((WEEKDAY([.$A$46];1)-([.$I$4]-1))&lt;=0;7;0)+(ROW([.B48])-ROW([.$A$48]))*7+(COLUMN([.B48])-COLUMN([.$A$48])+1));&quot;&quot;;[.$A$46]-(WEEKDAY([.$A$46];1)-([.$I$4]-1))-IF((WEEKDAY([.$A$46];1)-([.$I$4]-1))&lt;=0;7;0)+(ROW([.B48])-ROW([.$A$48]))*7+(COLUMN([.B48])-COLUMN([.$A$48])+1))" office:value-type="date" office:date-value="2013-10-01">
            <text:p>1</text:p>
          </table:table-cell>
          <table:table-cell table:style-name="ce12" table:formula="of:=IF(MONTH([.$A$46])&lt;&gt;MONTH([.$A$46]-(WEEKDAY([.$A$46];1)-([.$I$4]-1))-IF((WEEKDAY([.$A$46];1)-([.$I$4]-1))&lt;=0;7;0)+(ROW([.C48])-ROW([.$A$48]))*7+(COLUMN([.C48])-COLUMN([.$A$48])+1));&quot;&quot;;[.$A$46]-(WEEKDAY([.$A$46];1)-([.$I$4]-1))-IF((WEEKDAY([.$A$46];1)-([.$I$4]-1))&lt;=0;7;0)+(ROW([.C48])-ROW([.$A$48]))*7+(COLUMN([.C48])-COLUMN([.$A$48])+1))" office:value-type="date" office:date-value="2013-10-02">
            <text:p>2</text:p>
          </table:table-cell>
          <table:table-cell table:style-name="ce12" table:formula="of:=IF(MONTH([.$A$46])&lt;&gt;MONTH([.$A$46]-(WEEKDAY([.$A$46];1)-([.$I$4]-1))-IF((WEEKDAY([.$A$46];1)-([.$I$4]-1))&lt;=0;7;0)+(ROW([.D48])-ROW([.$A$48]))*7+(COLUMN([.D48])-COLUMN([.$A$48])+1));&quot;&quot;;[.$A$46]-(WEEKDAY([.$A$46];1)-([.$I$4]-1))-IF((WEEKDAY([.$A$46];1)-([.$I$4]-1))&lt;=0;7;0)+(ROW([.D48])-ROW([.$A$48]))*7+(COLUMN([.D48])-COLUMN([.$A$48])+1))" office:value-type="date" office:date-value="2013-10-03">
            <text:p>3</text:p>
          </table:table-cell>
          <table:table-cell table:style-name="ce12" table:formula="of:=IF(MONTH([.$A$46])&lt;&gt;MONTH([.$A$46]-(WEEKDAY([.$A$46];1)-([.$I$4]-1))-IF((WEEKDAY([.$A$46];1)-([.$I$4]-1))&lt;=0;7;0)+(ROW([.E48])-ROW([.$A$48]))*7+(COLUMN([.E48])-COLUMN([.$A$48])+1));&quot;&quot;;[.$A$46]-(WEEKDAY([.$A$46];1)-([.$I$4]-1))-IF((WEEKDAY([.$A$46];1)-([.$I$4]-1))&lt;=0;7;0)+(ROW([.E48])-ROW([.$A$48]))*7+(COLUMN([.E48])-COLUMN([.$A$48])+1))" office:value-type="date" office:date-value="2013-10-04">
            <text:p>4</text:p>
          </table:table-cell>
          <table:table-cell table:style-name="ce12" table:formula="of:=IF(MONTH([.$A$46])&lt;&gt;MONTH([.$A$46]-(WEEKDAY([.$A$46];1)-([.$I$4]-1))-IF((WEEKDAY([.$A$46];1)-([.$I$4]-1))&lt;=0;7;0)+(ROW([.F48])-ROW([.$A$48]))*7+(COLUMN([.F48])-COLUMN([.$A$48])+1));&quot;&quot;;[.$A$46]-(WEEKDAY([.$A$46];1)-([.$I$4]-1))-IF((WEEKDAY([.$A$46];1)-([.$I$4]-1))&lt;=0;7;0)+(ROW([.F48])-ROW([.$A$48]))*7+(COLUMN([.F48])-COLUMN([.$A$48])+1))" office:value-type="date" office:date-value="2013-10-05">
            <text:p>5</text:p>
          </table:table-cell>
          <table:table-cell table:style-name="ce12" table:formula="of:=IF(MONTH([.$A$46])&lt;&gt;MONTH([.$A$46]-(WEEKDAY([.$A$46];1)-([.$I$4]-1))-IF((WEEKDAY([.$A$46];1)-([.$I$4]-1))&lt;=0;7;0)+(ROW([.G48])-ROW([.$A$48]))*7+(COLUMN([.G48])-COLUMN([.$A$48])+1));&quot;&quot;;[.$A$46]-(WEEKDAY([.$A$46];1)-([.$I$4]-1))-IF((WEEKDAY([.$A$46];1)-([.$I$4]-1))&lt;=0;7;0)+(ROW([.G48])-ROW([.$A$48]))*7+(COLUMN([.G48])-COLUMN([.$A$48])+1))" office:value-type="date" office:date-value="2013-10-06">
            <text:p>6</text:p>
          </table:table-cell>
          <table:table-cell table:style-name="ce14"/>
          <table:table-cell table:style-name="ce12" table:formula="of:=IF(MONTH([.$I$46])&lt;&gt;MONTH([.$I$46]-(WEEKDAY([.$I$46];1)-([.$I$4]-1))-IF((WEEKDAY([.$I$46];1)-([.$I$4]-1))&lt;=0;7;0)+(ROW([.I48])-ROW([.$I$48]))*7+(COLUMN([.I48])-COLUMN([.$I$48])+1));&quot;&quot;;[.$I$46]-(WEEKDAY([.$I$46];1)-([.$I$4]-1))-IF((WEEKDAY([.$I$46];1)-([.$I$4]-1))&lt;=0;7;0)+(ROW([.I48])-ROW([.$I$48]))*7+(COLUMN([.I48])-COLUMN([.$I$48])+1))">
            <text:p/>
          </table:table-cell>
          <table:table-cell table:style-name="ce12" table:formula="of:=IF(MONTH([.$I$46])&lt;&gt;MONTH([.$I$46]-(WEEKDAY([.$I$46];1)-([.$I$4]-1))-IF((WEEKDAY([.$I$46];1)-([.$I$4]-1))&lt;=0;7;0)+(ROW([.J48])-ROW([.$I$48]))*7+(COLUMN([.J48])-COLUMN([.$I$48])+1));&quot;&quot;;[.$I$46]-(WEEKDAY([.$I$46];1)-([.$I$4]-1))-IF((WEEKDAY([.$I$46];1)-([.$I$4]-1))&lt;=0;7;0)+(ROW([.J48])-ROW([.$I$48]))*7+(COLUMN([.J48])-COLUMN([.$I$48])+1))">
            <text:p/>
          </table:table-cell>
          <table:table-cell table:style-name="ce12" table:formula="of:=IF(MONTH([.$I$46])&lt;&gt;MONTH([.$I$46]-(WEEKDAY([.$I$46];1)-([.$I$4]-1))-IF((WEEKDAY([.$I$46];1)-([.$I$4]-1))&lt;=0;7;0)+(ROW([.K48])-ROW([.$I$48]))*7+(COLUMN([.K48])-COLUMN([.$I$48])+1));&quot;&quot;;[.$I$46]-(WEEKDAY([.$I$46];1)-([.$I$4]-1))-IF((WEEKDAY([.$I$46];1)-([.$I$4]-1))&lt;=0;7;0)+(ROW([.K48])-ROW([.$I$48]))*7+(COLUMN([.K48])-COLUMN([.$I$48])+1))">
            <text:p/>
          </table:table-cell>
          <table:table-cell table:style-name="ce12" table:formula="of:=IF(MONTH([.$I$46])&lt;&gt;MONTH([.$I$46]-(WEEKDAY([.$I$46];1)-([.$I$4]-1))-IF((WEEKDAY([.$I$46];1)-([.$I$4]-1))&lt;=0;7;0)+(ROW([.L48])-ROW([.$I$48]))*7+(COLUMN([.L48])-COLUMN([.$I$48])+1));&quot;&quot;;[.$I$46]-(WEEKDAY([.$I$46];1)-([.$I$4]-1))-IF((WEEKDAY([.$I$46];1)-([.$I$4]-1))&lt;=0;7;0)+(ROW([.L48])-ROW([.$I$48]))*7+(COLUMN([.L48])-COLUMN([.$I$48])+1))">
            <text:p/>
          </table:table-cell>
          <table:table-cell table:style-name="ce12" table:formula="of:=IF(MONTH([.$I$46])&lt;&gt;MONTH([.$I$46]-(WEEKDAY([.$I$46];1)-([.$I$4]-1))-IF((WEEKDAY([.$I$46];1)-([.$I$4]-1))&lt;=0;7;0)+(ROW([.M48])-ROW([.$I$48]))*7+(COLUMN([.M48])-COLUMN([.$I$48])+1));&quot;&quot;;[.$I$46]-(WEEKDAY([.$I$46];1)-([.$I$4]-1))-IF((WEEKDAY([.$I$46];1)-([.$I$4]-1))&lt;=0;7;0)+(ROW([.M48])-ROW([.$I$48]))*7+(COLUMN([.M48])-COLUMN([.$I$48])+1))" office:value-type="date" office:date-value="2013-11-01">
            <text:p>1</text:p>
          </table:table-cell>
          <table:table-cell table:style-name="ce12" table:formula="of:=IF(MONTH([.$I$46])&lt;&gt;MONTH([.$I$46]-(WEEKDAY([.$I$46];1)-([.$I$4]-1))-IF((WEEKDAY([.$I$46];1)-([.$I$4]-1))&lt;=0;7;0)+(ROW([.N48])-ROW([.$I$48]))*7+(COLUMN([.N48])-COLUMN([.$I$48])+1));&quot;&quot;;[.$I$46]-(WEEKDAY([.$I$46];1)-([.$I$4]-1))-IF((WEEKDAY([.$I$46];1)-([.$I$4]-1))&lt;=0;7;0)+(ROW([.N48])-ROW([.$I$48]))*7+(COLUMN([.N48])-COLUMN([.$I$48])+1))" office:value-type="date" office:date-value="2013-11-02">
            <text:p>2</text:p>
          </table:table-cell>
          <table:table-cell table:style-name="ce12" table:formula="of:=IF(MONTH([.$I$46])&lt;&gt;MONTH([.$I$46]-(WEEKDAY([.$I$46];1)-([.$I$4]-1))-IF((WEEKDAY([.$I$46];1)-([.$I$4]-1))&lt;=0;7;0)+(ROW([.O48])-ROW([.$I$48]))*7+(COLUMN([.O48])-COLUMN([.$I$48])+1));&quot;&quot;;[.$I$46]-(WEEKDAY([.$I$46];1)-([.$I$4]-1))-IF((WEEKDAY([.$I$46];1)-([.$I$4]-1))&lt;=0;7;0)+(ROW([.O48])-ROW([.$I$48]))*7+(COLUMN([.O48])-COLUMN([.$I$48])+1))" office:value-type="date" office:date-value="2013-11-03">
            <text:p>3</text:p>
          </table:table-cell>
          <table:table-cell table:style-name="ce14"/>
          <table:table-cell table:style-name="ce12" table:formula="of:=IF(MONTH([.$Q$46])&lt;&gt;MONTH([.$Q$46]-(WEEKDAY([.$Q$46];1)-([.$I$4]-1))-IF((WEEKDAY([.$Q$46];1)-([.$I$4]-1))&lt;=0;7;0)+(ROW([.Q48])-ROW([.$Q$48]))*7+(COLUMN([.Q48])-COLUMN([.$Q$48])+1));&quot;&quot;;[.$Q$46]-(WEEKDAY([.$Q$46];1)-([.$I$4]-1))-IF((WEEKDAY([.$Q$46];1)-([.$I$4]-1))&lt;=0;7;0)+(ROW([.Q48])-ROW([.$Q$48]))*7+(COLUMN([.Q48])-COLUMN([.$Q$48])+1))">
            <text:p/>
          </table:table-cell>
          <table:table-cell table:style-name="ce12" table:formula="of:=IF(MONTH([.$Q$46])&lt;&gt;MONTH([.$Q$46]-(WEEKDAY([.$Q$46];1)-([.$I$4]-1))-IF((WEEKDAY([.$Q$46];1)-([.$I$4]-1))&lt;=0;7;0)+(ROW([.R48])-ROW([.$Q$48]))*7+(COLUMN([.R48])-COLUMN([.$Q$48])+1));&quot;&quot;;[.$Q$46]-(WEEKDAY([.$Q$46];1)-([.$I$4]-1))-IF((WEEKDAY([.$Q$46];1)-([.$I$4]-1))&lt;=0;7;0)+(ROW([.R48])-ROW([.$Q$48]))*7+(COLUMN([.R48])-COLUMN([.$Q$48])+1))">
            <text:p/>
          </table:table-cell>
          <table:table-cell table:style-name="ce12" table:formula="of:=IF(MONTH([.$Q$46])&lt;&gt;MONTH([.$Q$46]-(WEEKDAY([.$Q$46];1)-([.$I$4]-1))-IF((WEEKDAY([.$Q$46];1)-([.$I$4]-1))&lt;=0;7;0)+(ROW([.S48])-ROW([.$Q$48]))*7+(COLUMN([.S48])-COLUMN([.$Q$48])+1));&quot;&quot;;[.$Q$46]-(WEEKDAY([.$Q$46];1)-([.$I$4]-1))-IF((WEEKDAY([.$Q$46];1)-([.$I$4]-1))&lt;=0;7;0)+(ROW([.S48])-ROW([.$Q$48]))*7+(COLUMN([.S48])-COLUMN([.$Q$48])+1))">
            <text:p/>
          </table:table-cell>
          <table:table-cell table:style-name="ce12" table:formula="of:=IF(MONTH([.$Q$46])&lt;&gt;MONTH([.$Q$46]-(WEEKDAY([.$Q$46];1)-([.$I$4]-1))-IF((WEEKDAY([.$Q$46];1)-([.$I$4]-1))&lt;=0;7;0)+(ROW([.T48])-ROW([.$Q$48]))*7+(COLUMN([.T48])-COLUMN([.$Q$48])+1));&quot;&quot;;[.$Q$46]-(WEEKDAY([.$Q$46];1)-([.$I$4]-1))-IF((WEEKDAY([.$Q$46];1)-([.$I$4]-1))&lt;=0;7;0)+(ROW([.T48])-ROW([.$Q$48]))*7+(COLUMN([.T48])-COLUMN([.$Q$48])+1))">
            <text:p/>
          </table:table-cell>
          <table:table-cell table:style-name="ce12" table:formula="of:=IF(MONTH([.$Q$46])&lt;&gt;MONTH([.$Q$46]-(WEEKDAY([.$Q$46];1)-([.$I$4]-1))-IF((WEEKDAY([.$Q$46];1)-([.$I$4]-1))&lt;=0;7;0)+(ROW([.U48])-ROW([.$Q$48]))*7+(COLUMN([.U48])-COLUMN([.$Q$48])+1));&quot;&quot;;[.$Q$46]-(WEEKDAY([.$Q$46];1)-([.$I$4]-1))-IF((WEEKDAY([.$Q$46];1)-([.$I$4]-1))&lt;=0;7;0)+(ROW([.U48])-ROW([.$Q$48]))*7+(COLUMN([.U48])-COLUMN([.$Q$48])+1))">
            <text:p/>
          </table:table-cell>
          <table:table-cell table:style-name="ce12" table:formula="of:=IF(MONTH([.$Q$46])&lt;&gt;MONTH([.$Q$46]-(WEEKDAY([.$Q$46];1)-([.$I$4]-1))-IF((WEEKDAY([.$Q$46];1)-([.$I$4]-1))&lt;=0;7;0)+(ROW([.V48])-ROW([.$Q$48]))*7+(COLUMN([.V48])-COLUMN([.$Q$48])+1));&quot;&quot;;[.$Q$46]-(WEEKDAY([.$Q$46];1)-([.$I$4]-1))-IF((WEEKDAY([.$Q$46];1)-([.$I$4]-1))&lt;=0;7;0)+(ROW([.V48])-ROW([.$Q$48]))*7+(COLUMN([.V48])-COLUMN([.$Q$48])+1))">
            <text:p/>
          </table:table-cell>
          <table:table-cell table:style-name="ce12" table:formula="of:=IF(MONTH([.$Q$46])&lt;&gt;MONTH([.$Q$46]-(WEEKDAY([.$Q$46];1)-([.$I$4]-1))-IF((WEEKDAY([.$Q$46];1)-([.$I$4]-1))&lt;=0;7;0)+(ROW([.W48])-ROW([.$Q$48]))*7+(COLUMN([.W48])-COLUMN([.$Q$48])+1));&quot;&quot;;[.$Q$46]-(WEEKDAY([.$Q$46];1)-([.$I$4]-1))-IF((WEEKDAY([.$Q$46];1)-([.$I$4]-1))&lt;=0;7;0)+(ROW([.W48])-ROW([.$Q$48]))*7+(COLUMN([.W48])-COLUMN([.$Q$48])+1))" office:value-type="date" office:date-value="2013-12-01">
            <text:p>1</text:p>
          </table:table-cell>
          <table:table-cell table:style-name="ce14"/>
          <table:table-cell table:style-name="ce35"/>
          <table:table-cell table:style-name="ce37"/>
          <table:table-cell table:number-columns-repeated="998"/>
        </table:table-row>
        <table:table-row table:style-name="ro2">
          <table:table-cell table:style-name="ce12" table:formula="of:=IF(MONTH([.$A$46])&lt;&gt;MONTH([.$A$46]-(WEEKDAY([.$A$46];1)-([.$I$4]-1))-IF((WEEKDAY([.$A$46];1)-([.$I$4]-1))&lt;=0;7;0)+(ROW([.A49])-ROW([.$A$48]))*7+(COLUMN([.A49])-COLUMN([.$A$48])+1));&quot;&quot;;[.$A$46]-(WEEKDAY([.$A$46];1)-([.$I$4]-1))-IF((WEEKDAY([.$A$46];1)-([.$I$4]-1))&lt;=0;7;0)+(ROW([.A49])-ROW([.$A$48]))*7+(COLUMN([.A49])-COLUMN([.$A$48])+1))" office:value-type="date" office:date-value="2013-10-07">
            <text:p>7</text:p>
          </table:table-cell>
          <table:table-cell table:style-name="ce12" table:formula="of:=IF(MONTH([.$A$46])&lt;&gt;MONTH([.$A$46]-(WEEKDAY([.$A$46];1)-([.$I$4]-1))-IF((WEEKDAY([.$A$46];1)-([.$I$4]-1))&lt;=0;7;0)+(ROW([.B49])-ROW([.$A$48]))*7+(COLUMN([.B49])-COLUMN([.$A$48])+1));&quot;&quot;;[.$A$46]-(WEEKDAY([.$A$46];1)-([.$I$4]-1))-IF((WEEKDAY([.$A$46];1)-([.$I$4]-1))&lt;=0;7;0)+(ROW([.B49])-ROW([.$A$48]))*7+(COLUMN([.B49])-COLUMN([.$A$48])+1))" office:value-type="date" office:date-value="2013-10-08">
            <text:p>8</text:p>
          </table:table-cell>
          <table:table-cell table:style-name="ce12" table:formula="of:=IF(MONTH([.$A$46])&lt;&gt;MONTH([.$A$46]-(WEEKDAY([.$A$46];1)-([.$I$4]-1))-IF((WEEKDAY([.$A$46];1)-([.$I$4]-1))&lt;=0;7;0)+(ROW([.C49])-ROW([.$A$48]))*7+(COLUMN([.C49])-COLUMN([.$A$48])+1));&quot;&quot;;[.$A$46]-(WEEKDAY([.$A$46];1)-([.$I$4]-1))-IF((WEEKDAY([.$A$46];1)-([.$I$4]-1))&lt;=0;7;0)+(ROW([.C49])-ROW([.$A$48]))*7+(COLUMN([.C49])-COLUMN([.$A$48])+1))" office:value-type="date" office:date-value="2013-10-09">
            <text:p>9</text:p>
          </table:table-cell>
          <table:table-cell table:style-name="ce12" table:formula="of:=IF(MONTH([.$A$46])&lt;&gt;MONTH([.$A$46]-(WEEKDAY([.$A$46];1)-([.$I$4]-1))-IF((WEEKDAY([.$A$46];1)-([.$I$4]-1))&lt;=0;7;0)+(ROW([.D49])-ROW([.$A$48]))*7+(COLUMN([.D49])-COLUMN([.$A$48])+1));&quot;&quot;;[.$A$46]-(WEEKDAY([.$A$46];1)-([.$I$4]-1))-IF((WEEKDAY([.$A$46];1)-([.$I$4]-1))&lt;=0;7;0)+(ROW([.D49])-ROW([.$A$48]))*7+(COLUMN([.D49])-COLUMN([.$A$48])+1))" office:value-type="date" office:date-value="2013-10-10">
            <text:p>10</text:p>
          </table:table-cell>
          <table:table-cell table:style-name="ce12" table:formula="of:=IF(MONTH([.$A$46])&lt;&gt;MONTH([.$A$46]-(WEEKDAY([.$A$46];1)-([.$I$4]-1))-IF((WEEKDAY([.$A$46];1)-([.$I$4]-1))&lt;=0;7;0)+(ROW([.E49])-ROW([.$A$48]))*7+(COLUMN([.E49])-COLUMN([.$A$48])+1));&quot;&quot;;[.$A$46]-(WEEKDAY([.$A$46];1)-([.$I$4]-1))-IF((WEEKDAY([.$A$46];1)-([.$I$4]-1))&lt;=0;7;0)+(ROW([.E49])-ROW([.$A$48]))*7+(COLUMN([.E49])-COLUMN([.$A$48])+1))" office:value-type="date" office:date-value="2013-10-11">
            <text:p>11</text:p>
          </table:table-cell>
          <table:table-cell table:style-name="ce12" table:formula="of:=IF(MONTH([.$A$46])&lt;&gt;MONTH([.$A$46]-(WEEKDAY([.$A$46];1)-([.$I$4]-1))-IF((WEEKDAY([.$A$46];1)-([.$I$4]-1))&lt;=0;7;0)+(ROW([.F49])-ROW([.$A$48]))*7+(COLUMN([.F49])-COLUMN([.$A$48])+1));&quot;&quot;;[.$A$46]-(WEEKDAY([.$A$46];1)-([.$I$4]-1))-IF((WEEKDAY([.$A$46];1)-([.$I$4]-1))&lt;=0;7;0)+(ROW([.F49])-ROW([.$A$48]))*7+(COLUMN([.F49])-COLUMN([.$A$48])+1))" office:value-type="date" office:date-value="2013-10-12">
            <text:p>12</text:p>
          </table:table-cell>
          <table:table-cell table:style-name="ce12" table:formula="of:=IF(MONTH([.$A$46])&lt;&gt;MONTH([.$A$46]-(WEEKDAY([.$A$46];1)-([.$I$4]-1))-IF((WEEKDAY([.$A$46];1)-([.$I$4]-1))&lt;=0;7;0)+(ROW([.G49])-ROW([.$A$48]))*7+(COLUMN([.G49])-COLUMN([.$A$48])+1));&quot;&quot;;[.$A$46]-(WEEKDAY([.$A$46];1)-([.$I$4]-1))-IF((WEEKDAY([.$A$46];1)-([.$I$4]-1))&lt;=0;7;0)+(ROW([.G49])-ROW([.$A$48]))*7+(COLUMN([.G49])-COLUMN([.$A$48])+1))" office:value-type="date" office:date-value="2013-10-13">
            <text:p>13</text:p>
          </table:table-cell>
          <table:table-cell table:style-name="ce14"/>
          <table:table-cell table:style-name="ce12" table:formula="of:=IF(MONTH([.$I$46])&lt;&gt;MONTH([.$I$46]-(WEEKDAY([.$I$46];1)-([.$I$4]-1))-IF((WEEKDAY([.$I$46];1)-([.$I$4]-1))&lt;=0;7;0)+(ROW([.I49])-ROW([.$I$48]))*7+(COLUMN([.I49])-COLUMN([.$I$48])+1));&quot;&quot;;[.$I$46]-(WEEKDAY([.$I$46];1)-([.$I$4]-1))-IF((WEEKDAY([.$I$46];1)-([.$I$4]-1))&lt;=0;7;0)+(ROW([.I49])-ROW([.$I$48]))*7+(COLUMN([.I49])-COLUMN([.$I$48])+1))" office:value-type="date" office:date-value="2013-11-04">
            <text:p>4</text:p>
          </table:table-cell>
          <table:table-cell table:style-name="ce12" table:formula="of:=IF(MONTH([.$I$46])&lt;&gt;MONTH([.$I$46]-(WEEKDAY([.$I$46];1)-([.$I$4]-1))-IF((WEEKDAY([.$I$46];1)-([.$I$4]-1))&lt;=0;7;0)+(ROW([.J49])-ROW([.$I$48]))*7+(COLUMN([.J49])-COLUMN([.$I$48])+1));&quot;&quot;;[.$I$46]-(WEEKDAY([.$I$46];1)-([.$I$4]-1))-IF((WEEKDAY([.$I$46];1)-([.$I$4]-1))&lt;=0;7;0)+(ROW([.J49])-ROW([.$I$48]))*7+(COLUMN([.J49])-COLUMN([.$I$48])+1))" office:value-type="date" office:date-value="2013-11-05">
            <text:p>5</text:p>
          </table:table-cell>
          <table:table-cell table:style-name="ce12" table:formula="of:=IF(MONTH([.$I$46])&lt;&gt;MONTH([.$I$46]-(WEEKDAY([.$I$46];1)-([.$I$4]-1))-IF((WEEKDAY([.$I$46];1)-([.$I$4]-1))&lt;=0;7;0)+(ROW([.K49])-ROW([.$I$48]))*7+(COLUMN([.K49])-COLUMN([.$I$48])+1));&quot;&quot;;[.$I$46]-(WEEKDAY([.$I$46];1)-([.$I$4]-1))-IF((WEEKDAY([.$I$46];1)-([.$I$4]-1))&lt;=0;7;0)+(ROW([.K49])-ROW([.$I$48]))*7+(COLUMN([.K49])-COLUMN([.$I$48])+1))" office:value-type="date" office:date-value="2013-11-06">
            <text:p>6</text:p>
          </table:table-cell>
          <table:table-cell table:style-name="ce12" table:formula="of:=IF(MONTH([.$I$46])&lt;&gt;MONTH([.$I$46]-(WEEKDAY([.$I$46];1)-([.$I$4]-1))-IF((WEEKDAY([.$I$46];1)-([.$I$4]-1))&lt;=0;7;0)+(ROW([.L49])-ROW([.$I$48]))*7+(COLUMN([.L49])-COLUMN([.$I$48])+1));&quot;&quot;;[.$I$46]-(WEEKDAY([.$I$46];1)-([.$I$4]-1))-IF((WEEKDAY([.$I$46];1)-([.$I$4]-1))&lt;=0;7;0)+(ROW([.L49])-ROW([.$I$48]))*7+(COLUMN([.L49])-COLUMN([.$I$48])+1))" office:value-type="date" office:date-value="2013-11-07">
            <text:p>7</text:p>
          </table:table-cell>
          <table:table-cell table:style-name="ce12" table:formula="of:=IF(MONTH([.$I$46])&lt;&gt;MONTH([.$I$46]-(WEEKDAY([.$I$46];1)-([.$I$4]-1))-IF((WEEKDAY([.$I$46];1)-([.$I$4]-1))&lt;=0;7;0)+(ROW([.M49])-ROW([.$I$48]))*7+(COLUMN([.M49])-COLUMN([.$I$48])+1));&quot;&quot;;[.$I$46]-(WEEKDAY([.$I$46];1)-([.$I$4]-1))-IF((WEEKDAY([.$I$46];1)-([.$I$4]-1))&lt;=0;7;0)+(ROW([.M49])-ROW([.$I$48]))*7+(COLUMN([.M49])-COLUMN([.$I$48])+1))" office:value-type="date" office:date-value="2013-11-08">
            <text:p>8</text:p>
          </table:table-cell>
          <table:table-cell table:style-name="ce12" table:formula="of:=IF(MONTH([.$I$46])&lt;&gt;MONTH([.$I$46]-(WEEKDAY([.$I$46];1)-([.$I$4]-1))-IF((WEEKDAY([.$I$46];1)-([.$I$4]-1))&lt;=0;7;0)+(ROW([.N49])-ROW([.$I$48]))*7+(COLUMN([.N49])-COLUMN([.$I$48])+1));&quot;&quot;;[.$I$46]-(WEEKDAY([.$I$46];1)-([.$I$4]-1))-IF((WEEKDAY([.$I$46];1)-([.$I$4]-1))&lt;=0;7;0)+(ROW([.N49])-ROW([.$I$48]))*7+(COLUMN([.N49])-COLUMN([.$I$48])+1))" office:value-type="date" office:date-value="2013-11-09">
            <text:p>9</text:p>
          </table:table-cell>
          <table:table-cell table:style-name="ce12" table:formula="of:=IF(MONTH([.$I$46])&lt;&gt;MONTH([.$I$46]-(WEEKDAY([.$I$46];1)-([.$I$4]-1))-IF((WEEKDAY([.$I$46];1)-([.$I$4]-1))&lt;=0;7;0)+(ROW([.O49])-ROW([.$I$48]))*7+(COLUMN([.O49])-COLUMN([.$I$48])+1));&quot;&quot;;[.$I$46]-(WEEKDAY([.$I$46];1)-([.$I$4]-1))-IF((WEEKDAY([.$I$46];1)-([.$I$4]-1))&lt;=0;7;0)+(ROW([.O49])-ROW([.$I$48]))*7+(COLUMN([.O49])-COLUMN([.$I$48])+1))" office:value-type="date" office:date-value="2013-11-10">
            <text:p>10</text:p>
          </table:table-cell>
          <table:table-cell table:style-name="ce14"/>
          <table:table-cell table:style-name="ce12" table:formula="of:=IF(MONTH([.$Q$46])&lt;&gt;MONTH([.$Q$46]-(WEEKDAY([.$Q$46];1)-([.$I$4]-1))-IF((WEEKDAY([.$Q$46];1)-([.$I$4]-1))&lt;=0;7;0)+(ROW([.Q49])-ROW([.$Q$48]))*7+(COLUMN([.Q49])-COLUMN([.$Q$48])+1));&quot;&quot;;[.$Q$46]-(WEEKDAY([.$Q$46];1)-([.$I$4]-1))-IF((WEEKDAY([.$Q$46];1)-([.$I$4]-1))&lt;=0;7;0)+(ROW([.Q49])-ROW([.$Q$48]))*7+(COLUMN([.Q49])-COLUMN([.$Q$48])+1))" office:value-type="date" office:date-value="2013-12-02">
            <text:p>2</text:p>
          </table:table-cell>
          <table:table-cell table:style-name="ce12" table:formula="of:=IF(MONTH([.$Q$46])&lt;&gt;MONTH([.$Q$46]-(WEEKDAY([.$Q$46];1)-([.$I$4]-1))-IF((WEEKDAY([.$Q$46];1)-([.$I$4]-1))&lt;=0;7;0)+(ROW([.R49])-ROW([.$Q$48]))*7+(COLUMN([.R49])-COLUMN([.$Q$48])+1));&quot;&quot;;[.$Q$46]-(WEEKDAY([.$Q$46];1)-([.$I$4]-1))-IF((WEEKDAY([.$Q$46];1)-([.$I$4]-1))&lt;=0;7;0)+(ROW([.R49])-ROW([.$Q$48]))*7+(COLUMN([.R49])-COLUMN([.$Q$48])+1))" office:value-type="date" office:date-value="2013-12-03">
            <text:p>3</text:p>
          </table:table-cell>
          <table:table-cell table:style-name="ce12" table:formula="of:=IF(MONTH([.$Q$46])&lt;&gt;MONTH([.$Q$46]-(WEEKDAY([.$Q$46];1)-([.$I$4]-1))-IF((WEEKDAY([.$Q$46];1)-([.$I$4]-1))&lt;=0;7;0)+(ROW([.S49])-ROW([.$Q$48]))*7+(COLUMN([.S49])-COLUMN([.$Q$48])+1));&quot;&quot;;[.$Q$46]-(WEEKDAY([.$Q$46];1)-([.$I$4]-1))-IF((WEEKDAY([.$Q$46];1)-([.$I$4]-1))&lt;=0;7;0)+(ROW([.S49])-ROW([.$Q$48]))*7+(COLUMN([.S49])-COLUMN([.$Q$48])+1))" office:value-type="date" office:date-value="2013-12-04">
            <text:p>4</text:p>
          </table:table-cell>
          <table:table-cell table:style-name="ce12" table:formula="of:=IF(MONTH([.$Q$46])&lt;&gt;MONTH([.$Q$46]-(WEEKDAY([.$Q$46];1)-([.$I$4]-1))-IF((WEEKDAY([.$Q$46];1)-([.$I$4]-1))&lt;=0;7;0)+(ROW([.T49])-ROW([.$Q$48]))*7+(COLUMN([.T49])-COLUMN([.$Q$48])+1));&quot;&quot;;[.$Q$46]-(WEEKDAY([.$Q$46];1)-([.$I$4]-1))-IF((WEEKDAY([.$Q$46];1)-([.$I$4]-1))&lt;=0;7;0)+(ROW([.T49])-ROW([.$Q$48]))*7+(COLUMN([.T49])-COLUMN([.$Q$48])+1))" office:value-type="date" office:date-value="2013-12-05">
            <text:p>5</text:p>
          </table:table-cell>
          <table:table-cell table:style-name="ce12" table:formula="of:=IF(MONTH([.$Q$46])&lt;&gt;MONTH([.$Q$46]-(WEEKDAY([.$Q$46];1)-([.$I$4]-1))-IF((WEEKDAY([.$Q$46];1)-([.$I$4]-1))&lt;=0;7;0)+(ROW([.U49])-ROW([.$Q$48]))*7+(COLUMN([.U49])-COLUMN([.$Q$48])+1));&quot;&quot;;[.$Q$46]-(WEEKDAY([.$Q$46];1)-([.$I$4]-1))-IF((WEEKDAY([.$Q$46];1)-([.$I$4]-1))&lt;=0;7;0)+(ROW([.U49])-ROW([.$Q$48]))*7+(COLUMN([.U49])-COLUMN([.$Q$48])+1))" office:value-type="date" office:date-value="2013-12-06">
            <text:p>6</text:p>
          </table:table-cell>
          <table:table-cell table:style-name="ce12" table:formula="of:=IF(MONTH([.$Q$46])&lt;&gt;MONTH([.$Q$46]-(WEEKDAY([.$Q$46];1)-([.$I$4]-1))-IF((WEEKDAY([.$Q$46];1)-([.$I$4]-1))&lt;=0;7;0)+(ROW([.V49])-ROW([.$Q$48]))*7+(COLUMN([.V49])-COLUMN([.$Q$48])+1));&quot;&quot;;[.$Q$46]-(WEEKDAY([.$Q$46];1)-([.$I$4]-1))-IF((WEEKDAY([.$Q$46];1)-([.$I$4]-1))&lt;=0;7;0)+(ROW([.V49])-ROW([.$Q$48]))*7+(COLUMN([.V49])-COLUMN([.$Q$48])+1))" office:value-type="date" office:date-value="2013-12-07">
            <text:p>7</text:p>
          </table:table-cell>
          <table:table-cell table:style-name="ce12" table:formula="of:=IF(MONTH([.$Q$46])&lt;&gt;MONTH([.$Q$46]-(WEEKDAY([.$Q$46];1)-([.$I$4]-1))-IF((WEEKDAY([.$Q$46];1)-([.$I$4]-1))&lt;=0;7;0)+(ROW([.W49])-ROW([.$Q$48]))*7+(COLUMN([.W49])-COLUMN([.$Q$48])+1));&quot;&quot;;[.$Q$46]-(WEEKDAY([.$Q$46];1)-([.$I$4]-1))-IF((WEEKDAY([.$Q$46];1)-([.$I$4]-1))&lt;=0;7;0)+(ROW([.W49])-ROW([.$Q$48]))*7+(COLUMN([.W49])-COLUMN([.$Q$48])+1))" office:value-type="date" office:date-value="2013-12-08">
            <text:p>8</text:p>
          </table:table-cell>
          <table:table-cell table:style-name="ce14"/>
          <table:table-cell table:style-name="ce35"/>
          <table:table-cell table:style-name="ce37"/>
          <table:table-cell table:number-columns-repeated="998"/>
        </table:table-row>
        <table:table-row table:style-name="ro2">
          <table:table-cell table:style-name="ce12" table:formula="of:=IF(MONTH([.$A$46])&lt;&gt;MONTH([.$A$46]-(WEEKDAY([.$A$46];1)-([.$I$4]-1))-IF((WEEKDAY([.$A$46];1)-([.$I$4]-1))&lt;=0;7;0)+(ROW([.A50])-ROW([.$A$48]))*7+(COLUMN([.A50])-COLUMN([.$A$48])+1));&quot;&quot;;[.$A$46]-(WEEKDAY([.$A$46];1)-([.$I$4]-1))-IF((WEEKDAY([.$A$46];1)-([.$I$4]-1))&lt;=0;7;0)+(ROW([.A50])-ROW([.$A$48]))*7+(COLUMN([.A50])-COLUMN([.$A$48])+1))" office:value-type="date" office:date-value="2013-10-14">
            <text:p>14</text:p>
          </table:table-cell>
          <table:table-cell table:style-name="ce12" table:formula="of:=IF(MONTH([.$A$46])&lt;&gt;MONTH([.$A$46]-(WEEKDAY([.$A$46];1)-([.$I$4]-1))-IF((WEEKDAY([.$A$46];1)-([.$I$4]-1))&lt;=0;7;0)+(ROW([.B50])-ROW([.$A$48]))*7+(COLUMN([.B50])-COLUMN([.$A$48])+1));&quot;&quot;;[.$A$46]-(WEEKDAY([.$A$46];1)-([.$I$4]-1))-IF((WEEKDAY([.$A$46];1)-([.$I$4]-1))&lt;=0;7;0)+(ROW([.B50])-ROW([.$A$48]))*7+(COLUMN([.B50])-COLUMN([.$A$48])+1))" office:value-type="date" office:date-value="2013-10-15">
            <text:p>15</text:p>
          </table:table-cell>
          <table:table-cell table:style-name="ce12" table:formula="of:=IF(MONTH([.$A$46])&lt;&gt;MONTH([.$A$46]-(WEEKDAY([.$A$46];1)-([.$I$4]-1))-IF((WEEKDAY([.$A$46];1)-([.$I$4]-1))&lt;=0;7;0)+(ROW([.C50])-ROW([.$A$48]))*7+(COLUMN([.C50])-COLUMN([.$A$48])+1));&quot;&quot;;[.$A$46]-(WEEKDAY([.$A$46];1)-([.$I$4]-1))-IF((WEEKDAY([.$A$46];1)-([.$I$4]-1))&lt;=0;7;0)+(ROW([.C50])-ROW([.$A$48]))*7+(COLUMN([.C50])-COLUMN([.$A$48])+1))" office:value-type="date" office:date-value="2013-10-16">
            <text:p>16</text:p>
          </table:table-cell>
          <table:table-cell table:style-name="ce12" table:formula="of:=IF(MONTH([.$A$46])&lt;&gt;MONTH([.$A$46]-(WEEKDAY([.$A$46];1)-([.$I$4]-1))-IF((WEEKDAY([.$A$46];1)-([.$I$4]-1))&lt;=0;7;0)+(ROW([.D50])-ROW([.$A$48]))*7+(COLUMN([.D50])-COLUMN([.$A$48])+1));&quot;&quot;;[.$A$46]-(WEEKDAY([.$A$46];1)-([.$I$4]-1))-IF((WEEKDAY([.$A$46];1)-([.$I$4]-1))&lt;=0;7;0)+(ROW([.D50])-ROW([.$A$48]))*7+(COLUMN([.D50])-COLUMN([.$A$48])+1))" office:value-type="date" office:date-value="2013-10-17">
            <text:p>17</text:p>
          </table:table-cell>
          <table:table-cell table:style-name="ce12" table:formula="of:=IF(MONTH([.$A$46])&lt;&gt;MONTH([.$A$46]-(WEEKDAY([.$A$46];1)-([.$I$4]-1))-IF((WEEKDAY([.$A$46];1)-([.$I$4]-1))&lt;=0;7;0)+(ROW([.E50])-ROW([.$A$48]))*7+(COLUMN([.E50])-COLUMN([.$A$48])+1));&quot;&quot;;[.$A$46]-(WEEKDAY([.$A$46];1)-([.$I$4]-1))-IF((WEEKDAY([.$A$46];1)-([.$I$4]-1))&lt;=0;7;0)+(ROW([.E50])-ROW([.$A$48]))*7+(COLUMN([.E50])-COLUMN([.$A$48])+1))" office:value-type="date" office:date-value="2013-10-18">
            <text:p>18</text:p>
          </table:table-cell>
          <table:table-cell table:style-name="ce12" table:formula="of:=IF(MONTH([.$A$46])&lt;&gt;MONTH([.$A$46]-(WEEKDAY([.$A$46];1)-([.$I$4]-1))-IF((WEEKDAY([.$A$46];1)-([.$I$4]-1))&lt;=0;7;0)+(ROW([.F50])-ROW([.$A$48]))*7+(COLUMN([.F50])-COLUMN([.$A$48])+1));&quot;&quot;;[.$A$46]-(WEEKDAY([.$A$46];1)-([.$I$4]-1))-IF((WEEKDAY([.$A$46];1)-([.$I$4]-1))&lt;=0;7;0)+(ROW([.F50])-ROW([.$A$48]))*7+(COLUMN([.F50])-COLUMN([.$A$48])+1))" office:value-type="date" office:date-value="2013-10-19">
            <text:p>19</text:p>
          </table:table-cell>
          <table:table-cell table:style-name="ce12" table:formula="of:=IF(MONTH([.$A$46])&lt;&gt;MONTH([.$A$46]-(WEEKDAY([.$A$46];1)-([.$I$4]-1))-IF((WEEKDAY([.$A$46];1)-([.$I$4]-1))&lt;=0;7;0)+(ROW([.G50])-ROW([.$A$48]))*7+(COLUMN([.G50])-COLUMN([.$A$48])+1));&quot;&quot;;[.$A$46]-(WEEKDAY([.$A$46];1)-([.$I$4]-1))-IF((WEEKDAY([.$A$46];1)-([.$I$4]-1))&lt;=0;7;0)+(ROW([.G50])-ROW([.$A$48]))*7+(COLUMN([.G50])-COLUMN([.$A$48])+1))" office:value-type="date" office:date-value="2013-10-20">
            <text:p>20</text:p>
          </table:table-cell>
          <table:table-cell table:style-name="ce14"/>
          <table:table-cell table:style-name="ce12" table:formula="of:=IF(MONTH([.$I$46])&lt;&gt;MONTH([.$I$46]-(WEEKDAY([.$I$46];1)-([.$I$4]-1))-IF((WEEKDAY([.$I$46];1)-([.$I$4]-1))&lt;=0;7;0)+(ROW([.I50])-ROW([.$I$48]))*7+(COLUMN([.I50])-COLUMN([.$I$48])+1));&quot;&quot;;[.$I$46]-(WEEKDAY([.$I$46];1)-([.$I$4]-1))-IF((WEEKDAY([.$I$46];1)-([.$I$4]-1))&lt;=0;7;0)+(ROW([.I50])-ROW([.$I$48]))*7+(COLUMN([.I50])-COLUMN([.$I$48])+1))" office:value-type="date" office:date-value="2013-11-11">
            <text:p>11</text:p>
          </table:table-cell>
          <table:table-cell table:style-name="ce12" table:formula="of:=IF(MONTH([.$I$46])&lt;&gt;MONTH([.$I$46]-(WEEKDAY([.$I$46];1)-([.$I$4]-1))-IF((WEEKDAY([.$I$46];1)-([.$I$4]-1))&lt;=0;7;0)+(ROW([.J50])-ROW([.$I$48]))*7+(COLUMN([.J50])-COLUMN([.$I$48])+1));&quot;&quot;;[.$I$46]-(WEEKDAY([.$I$46];1)-([.$I$4]-1))-IF((WEEKDAY([.$I$46];1)-([.$I$4]-1))&lt;=0;7;0)+(ROW([.J50])-ROW([.$I$48]))*7+(COLUMN([.J50])-COLUMN([.$I$48])+1))" office:value-type="date" office:date-value="2013-11-12">
            <text:p>12</text:p>
          </table:table-cell>
          <table:table-cell table:style-name="ce12" table:formula="of:=IF(MONTH([.$I$46])&lt;&gt;MONTH([.$I$46]-(WEEKDAY([.$I$46];1)-([.$I$4]-1))-IF((WEEKDAY([.$I$46];1)-([.$I$4]-1))&lt;=0;7;0)+(ROW([.K50])-ROW([.$I$48]))*7+(COLUMN([.K50])-COLUMN([.$I$48])+1));&quot;&quot;;[.$I$46]-(WEEKDAY([.$I$46];1)-([.$I$4]-1))-IF((WEEKDAY([.$I$46];1)-([.$I$4]-1))&lt;=0;7;0)+(ROW([.K50])-ROW([.$I$48]))*7+(COLUMN([.K50])-COLUMN([.$I$48])+1))" office:value-type="date" office:date-value="2013-11-13">
            <text:p>13</text:p>
          </table:table-cell>
          <table:table-cell table:style-name="ce12" table:formula="of:=IF(MONTH([.$I$46])&lt;&gt;MONTH([.$I$46]-(WEEKDAY([.$I$46];1)-([.$I$4]-1))-IF((WEEKDAY([.$I$46];1)-([.$I$4]-1))&lt;=0;7;0)+(ROW([.L50])-ROW([.$I$48]))*7+(COLUMN([.L50])-COLUMN([.$I$48])+1));&quot;&quot;;[.$I$46]-(WEEKDAY([.$I$46];1)-([.$I$4]-1))-IF((WEEKDAY([.$I$46];1)-([.$I$4]-1))&lt;=0;7;0)+(ROW([.L50])-ROW([.$I$48]))*7+(COLUMN([.L50])-COLUMN([.$I$48])+1))" office:value-type="date" office:date-value="2013-11-14">
            <text:p>14</text:p>
          </table:table-cell>
          <table:table-cell table:style-name="ce12" table:formula="of:=IF(MONTH([.$I$46])&lt;&gt;MONTH([.$I$46]-(WEEKDAY([.$I$46];1)-([.$I$4]-1))-IF((WEEKDAY([.$I$46];1)-([.$I$4]-1))&lt;=0;7;0)+(ROW([.M50])-ROW([.$I$48]))*7+(COLUMN([.M50])-COLUMN([.$I$48])+1));&quot;&quot;;[.$I$46]-(WEEKDAY([.$I$46];1)-([.$I$4]-1))-IF((WEEKDAY([.$I$46];1)-([.$I$4]-1))&lt;=0;7;0)+(ROW([.M50])-ROW([.$I$48]))*7+(COLUMN([.M50])-COLUMN([.$I$48])+1))" office:value-type="date" office:date-value="2013-11-15">
            <text:p>15</text:p>
          </table:table-cell>
          <table:table-cell table:style-name="ce12" table:formula="of:=IF(MONTH([.$I$46])&lt;&gt;MONTH([.$I$46]-(WEEKDAY([.$I$46];1)-([.$I$4]-1))-IF((WEEKDAY([.$I$46];1)-([.$I$4]-1))&lt;=0;7;0)+(ROW([.N50])-ROW([.$I$48]))*7+(COLUMN([.N50])-COLUMN([.$I$48])+1));&quot;&quot;;[.$I$46]-(WEEKDAY([.$I$46];1)-([.$I$4]-1))-IF((WEEKDAY([.$I$46];1)-([.$I$4]-1))&lt;=0;7;0)+(ROW([.N50])-ROW([.$I$48]))*7+(COLUMN([.N50])-COLUMN([.$I$48])+1))" office:value-type="date" office:date-value="2013-11-16">
            <text:p>16</text:p>
          </table:table-cell>
          <table:table-cell table:style-name="ce12" table:formula="of:=IF(MONTH([.$I$46])&lt;&gt;MONTH([.$I$46]-(WEEKDAY([.$I$46];1)-([.$I$4]-1))-IF((WEEKDAY([.$I$46];1)-([.$I$4]-1))&lt;=0;7;0)+(ROW([.O50])-ROW([.$I$48]))*7+(COLUMN([.O50])-COLUMN([.$I$48])+1));&quot;&quot;;[.$I$46]-(WEEKDAY([.$I$46];1)-([.$I$4]-1))-IF((WEEKDAY([.$I$46];1)-([.$I$4]-1))&lt;=0;7;0)+(ROW([.O50])-ROW([.$I$48]))*7+(COLUMN([.O50])-COLUMN([.$I$48])+1))" office:value-type="date" office:date-value="2013-11-17">
            <text:p>17</text:p>
          </table:table-cell>
          <table:table-cell table:style-name="ce14"/>
          <table:table-cell table:style-name="ce12" table:formula="of:=IF(MONTH([.$Q$46])&lt;&gt;MONTH([.$Q$46]-(WEEKDAY([.$Q$46];1)-([.$I$4]-1))-IF((WEEKDAY([.$Q$46];1)-([.$I$4]-1))&lt;=0;7;0)+(ROW([.Q50])-ROW([.$Q$48]))*7+(COLUMN([.Q50])-COLUMN([.$Q$48])+1));&quot;&quot;;[.$Q$46]-(WEEKDAY([.$Q$46];1)-([.$I$4]-1))-IF((WEEKDAY([.$Q$46];1)-([.$I$4]-1))&lt;=0;7;0)+(ROW([.Q50])-ROW([.$Q$48]))*7+(COLUMN([.Q50])-COLUMN([.$Q$48])+1))" office:value-type="date" office:date-value="2013-12-09">
            <text:p>9</text:p>
          </table:table-cell>
          <table:table-cell table:style-name="ce12" table:formula="of:=IF(MONTH([.$Q$46])&lt;&gt;MONTH([.$Q$46]-(WEEKDAY([.$Q$46];1)-([.$I$4]-1))-IF((WEEKDAY([.$Q$46];1)-([.$I$4]-1))&lt;=0;7;0)+(ROW([.R50])-ROW([.$Q$48]))*7+(COLUMN([.R50])-COLUMN([.$Q$48])+1));&quot;&quot;;[.$Q$46]-(WEEKDAY([.$Q$46];1)-([.$I$4]-1))-IF((WEEKDAY([.$Q$46];1)-([.$I$4]-1))&lt;=0;7;0)+(ROW([.R50])-ROW([.$Q$48]))*7+(COLUMN([.R50])-COLUMN([.$Q$48])+1))" office:value-type="date" office:date-value="2013-12-10">
            <text:p>10</text:p>
          </table:table-cell>
          <table:table-cell table:style-name="ce12" table:formula="of:=IF(MONTH([.$Q$46])&lt;&gt;MONTH([.$Q$46]-(WEEKDAY([.$Q$46];1)-([.$I$4]-1))-IF((WEEKDAY([.$Q$46];1)-([.$I$4]-1))&lt;=0;7;0)+(ROW([.S50])-ROW([.$Q$48]))*7+(COLUMN([.S50])-COLUMN([.$Q$48])+1));&quot;&quot;;[.$Q$46]-(WEEKDAY([.$Q$46];1)-([.$I$4]-1))-IF((WEEKDAY([.$Q$46];1)-([.$I$4]-1))&lt;=0;7;0)+(ROW([.S50])-ROW([.$Q$48]))*7+(COLUMN([.S50])-COLUMN([.$Q$48])+1))" office:value-type="date" office:date-value="2013-12-11">
            <text:p>11</text:p>
          </table:table-cell>
          <table:table-cell table:style-name="ce12" table:formula="of:=IF(MONTH([.$Q$46])&lt;&gt;MONTH([.$Q$46]-(WEEKDAY([.$Q$46];1)-([.$I$4]-1))-IF((WEEKDAY([.$Q$46];1)-([.$I$4]-1))&lt;=0;7;0)+(ROW([.T50])-ROW([.$Q$48]))*7+(COLUMN([.T50])-COLUMN([.$Q$48])+1));&quot;&quot;;[.$Q$46]-(WEEKDAY([.$Q$46];1)-([.$I$4]-1))-IF((WEEKDAY([.$Q$46];1)-([.$I$4]-1))&lt;=0;7;0)+(ROW([.T50])-ROW([.$Q$48]))*7+(COLUMN([.T50])-COLUMN([.$Q$48])+1))" office:value-type="date" office:date-value="2013-12-12">
            <text:p>12</text:p>
          </table:table-cell>
          <table:table-cell table:style-name="ce12" table:formula="of:=IF(MONTH([.$Q$46])&lt;&gt;MONTH([.$Q$46]-(WEEKDAY([.$Q$46];1)-([.$I$4]-1))-IF((WEEKDAY([.$Q$46];1)-([.$I$4]-1))&lt;=0;7;0)+(ROW([.U50])-ROW([.$Q$48]))*7+(COLUMN([.U50])-COLUMN([.$Q$48])+1));&quot;&quot;;[.$Q$46]-(WEEKDAY([.$Q$46];1)-([.$I$4]-1))-IF((WEEKDAY([.$Q$46];1)-([.$I$4]-1))&lt;=0;7;0)+(ROW([.U50])-ROW([.$Q$48]))*7+(COLUMN([.U50])-COLUMN([.$Q$48])+1))" office:value-type="date" office:date-value="2013-12-13">
            <text:p>13</text:p>
          </table:table-cell>
          <table:table-cell table:style-name="ce12" table:formula="of:=IF(MONTH([.$Q$46])&lt;&gt;MONTH([.$Q$46]-(WEEKDAY([.$Q$46];1)-([.$I$4]-1))-IF((WEEKDAY([.$Q$46];1)-([.$I$4]-1))&lt;=0;7;0)+(ROW([.V50])-ROW([.$Q$48]))*7+(COLUMN([.V50])-COLUMN([.$Q$48])+1));&quot;&quot;;[.$Q$46]-(WEEKDAY([.$Q$46];1)-([.$I$4]-1))-IF((WEEKDAY([.$Q$46];1)-([.$I$4]-1))&lt;=0;7;0)+(ROW([.V50])-ROW([.$Q$48]))*7+(COLUMN([.V50])-COLUMN([.$Q$48])+1))" office:value-type="date" office:date-value="2013-12-14">
            <text:p>14</text:p>
          </table:table-cell>
          <table:table-cell table:style-name="ce12" table:formula="of:=IF(MONTH([.$Q$46])&lt;&gt;MONTH([.$Q$46]-(WEEKDAY([.$Q$46];1)-([.$I$4]-1))-IF((WEEKDAY([.$Q$46];1)-([.$I$4]-1))&lt;=0;7;0)+(ROW([.W50])-ROW([.$Q$48]))*7+(COLUMN([.W50])-COLUMN([.$Q$48])+1));&quot;&quot;;[.$Q$46]-(WEEKDAY([.$Q$46];1)-([.$I$4]-1))-IF((WEEKDAY([.$Q$46];1)-([.$I$4]-1))&lt;=0;7;0)+(ROW([.W50])-ROW([.$Q$48]))*7+(COLUMN([.W50])-COLUMN([.$Q$48])+1))" office:value-type="date" office:date-value="2013-12-15">
            <text:p>15</text:p>
          </table:table-cell>
          <table:table-cell table:style-name="ce14"/>
          <table:table-cell table:style-name="ce35"/>
          <table:table-cell table:style-name="ce37"/>
          <table:table-cell table:number-columns-repeated="998"/>
        </table:table-row>
        <table:table-row table:style-name="ro2">
          <table:table-cell table:style-name="ce12" table:formula="of:=IF(MONTH([.$A$46])&lt;&gt;MONTH([.$A$46]-(WEEKDAY([.$A$46];1)-([.$I$4]-1))-IF((WEEKDAY([.$A$46];1)-([.$I$4]-1))&lt;=0;7;0)+(ROW([.A51])-ROW([.$A$48]))*7+(COLUMN([.A51])-COLUMN([.$A$48])+1));&quot;&quot;;[.$A$46]-(WEEKDAY([.$A$46];1)-([.$I$4]-1))-IF((WEEKDAY([.$A$46];1)-([.$I$4]-1))&lt;=0;7;0)+(ROW([.A51])-ROW([.$A$48]))*7+(COLUMN([.A51])-COLUMN([.$A$48])+1))" office:value-type="date" office:date-value="2013-10-21">
            <text:p>21</text:p>
          </table:table-cell>
          <table:table-cell table:style-name="ce12" table:formula="of:=IF(MONTH([.$A$46])&lt;&gt;MONTH([.$A$46]-(WEEKDAY([.$A$46];1)-([.$I$4]-1))-IF((WEEKDAY([.$A$46];1)-([.$I$4]-1))&lt;=0;7;0)+(ROW([.B51])-ROW([.$A$48]))*7+(COLUMN([.B51])-COLUMN([.$A$48])+1));&quot;&quot;;[.$A$46]-(WEEKDAY([.$A$46];1)-([.$I$4]-1))-IF((WEEKDAY([.$A$46];1)-([.$I$4]-1))&lt;=0;7;0)+(ROW([.B51])-ROW([.$A$48]))*7+(COLUMN([.B51])-COLUMN([.$A$48])+1))" office:value-type="date" office:date-value="2013-10-22">
            <text:p>22</text:p>
          </table:table-cell>
          <table:table-cell table:style-name="ce12" table:formula="of:=IF(MONTH([.$A$46])&lt;&gt;MONTH([.$A$46]-(WEEKDAY([.$A$46];1)-([.$I$4]-1))-IF((WEEKDAY([.$A$46];1)-([.$I$4]-1))&lt;=0;7;0)+(ROW([.C51])-ROW([.$A$48]))*7+(COLUMN([.C51])-COLUMN([.$A$48])+1));&quot;&quot;;[.$A$46]-(WEEKDAY([.$A$46];1)-([.$I$4]-1))-IF((WEEKDAY([.$A$46];1)-([.$I$4]-1))&lt;=0;7;0)+(ROW([.C51])-ROW([.$A$48]))*7+(COLUMN([.C51])-COLUMN([.$A$48])+1))" office:value-type="date" office:date-value="2013-10-23">
            <text:p>23</text:p>
          </table:table-cell>
          <table:table-cell table:style-name="ce12" table:formula="of:=IF(MONTH([.$A$46])&lt;&gt;MONTH([.$A$46]-(WEEKDAY([.$A$46];1)-([.$I$4]-1))-IF((WEEKDAY([.$A$46];1)-([.$I$4]-1))&lt;=0;7;0)+(ROW([.D51])-ROW([.$A$48]))*7+(COLUMN([.D51])-COLUMN([.$A$48])+1));&quot;&quot;;[.$A$46]-(WEEKDAY([.$A$46];1)-([.$I$4]-1))-IF((WEEKDAY([.$A$46];1)-([.$I$4]-1))&lt;=0;7;0)+(ROW([.D51])-ROW([.$A$48]))*7+(COLUMN([.D51])-COLUMN([.$A$48])+1))" office:value-type="date" office:date-value="2013-10-24">
            <text:p>24</text:p>
          </table:table-cell>
          <table:table-cell table:style-name="ce12" table:formula="of:=IF(MONTH([.$A$46])&lt;&gt;MONTH([.$A$46]-(WEEKDAY([.$A$46];1)-([.$I$4]-1))-IF((WEEKDAY([.$A$46];1)-([.$I$4]-1))&lt;=0;7;0)+(ROW([.E51])-ROW([.$A$48]))*7+(COLUMN([.E51])-COLUMN([.$A$48])+1));&quot;&quot;;[.$A$46]-(WEEKDAY([.$A$46];1)-([.$I$4]-1))-IF((WEEKDAY([.$A$46];1)-([.$I$4]-1))&lt;=0;7;0)+(ROW([.E51])-ROW([.$A$48]))*7+(COLUMN([.E51])-COLUMN([.$A$48])+1))" office:value-type="date" office:date-value="2013-10-25">
            <text:p>25</text:p>
          </table:table-cell>
          <table:table-cell table:style-name="ce12" table:formula="of:=IF(MONTH([.$A$46])&lt;&gt;MONTH([.$A$46]-(WEEKDAY([.$A$46];1)-([.$I$4]-1))-IF((WEEKDAY([.$A$46];1)-([.$I$4]-1))&lt;=0;7;0)+(ROW([.F51])-ROW([.$A$48]))*7+(COLUMN([.F51])-COLUMN([.$A$48])+1));&quot;&quot;;[.$A$46]-(WEEKDAY([.$A$46];1)-([.$I$4]-1))-IF((WEEKDAY([.$A$46];1)-([.$I$4]-1))&lt;=0;7;0)+(ROW([.F51])-ROW([.$A$48]))*7+(COLUMN([.F51])-COLUMN([.$A$48])+1))" office:value-type="date" office:date-value="2013-10-26">
            <text:p>26</text:p>
          </table:table-cell>
          <table:table-cell table:style-name="ce12" table:formula="of:=IF(MONTH([.$A$46])&lt;&gt;MONTH([.$A$46]-(WEEKDAY([.$A$46];1)-([.$I$4]-1))-IF((WEEKDAY([.$A$46];1)-([.$I$4]-1))&lt;=0;7;0)+(ROW([.G51])-ROW([.$A$48]))*7+(COLUMN([.G51])-COLUMN([.$A$48])+1));&quot;&quot;;[.$A$46]-(WEEKDAY([.$A$46];1)-([.$I$4]-1))-IF((WEEKDAY([.$A$46];1)-([.$I$4]-1))&lt;=0;7;0)+(ROW([.G51])-ROW([.$A$48]))*7+(COLUMN([.G51])-COLUMN([.$A$48])+1))" office:value-type="date" office:date-value="2013-10-27">
            <text:p>27</text:p>
          </table:table-cell>
          <table:table-cell table:style-name="ce14"/>
          <table:table-cell table:style-name="ce12" table:formula="of:=IF(MONTH([.$I$46])&lt;&gt;MONTH([.$I$46]-(WEEKDAY([.$I$46];1)-([.$I$4]-1))-IF((WEEKDAY([.$I$46];1)-([.$I$4]-1))&lt;=0;7;0)+(ROW([.I51])-ROW([.$I$48]))*7+(COLUMN([.I51])-COLUMN([.$I$48])+1));&quot;&quot;;[.$I$46]-(WEEKDAY([.$I$46];1)-([.$I$4]-1))-IF((WEEKDAY([.$I$46];1)-([.$I$4]-1))&lt;=0;7;0)+(ROW([.I51])-ROW([.$I$48]))*7+(COLUMN([.I51])-COLUMN([.$I$48])+1))" office:value-type="date" office:date-value="2013-11-18">
            <text:p>18</text:p>
          </table:table-cell>
          <table:table-cell table:style-name="ce12" table:formula="of:=IF(MONTH([.$I$46])&lt;&gt;MONTH([.$I$46]-(WEEKDAY([.$I$46];1)-([.$I$4]-1))-IF((WEEKDAY([.$I$46];1)-([.$I$4]-1))&lt;=0;7;0)+(ROW([.J51])-ROW([.$I$48]))*7+(COLUMN([.J51])-COLUMN([.$I$48])+1));&quot;&quot;;[.$I$46]-(WEEKDAY([.$I$46];1)-([.$I$4]-1))-IF((WEEKDAY([.$I$46];1)-([.$I$4]-1))&lt;=0;7;0)+(ROW([.J51])-ROW([.$I$48]))*7+(COLUMN([.J51])-COLUMN([.$I$48])+1))" office:value-type="date" office:date-value="2013-11-19">
            <text:p>19</text:p>
          </table:table-cell>
          <table:table-cell table:style-name="ce12" table:formula="of:=IF(MONTH([.$I$46])&lt;&gt;MONTH([.$I$46]-(WEEKDAY([.$I$46];1)-([.$I$4]-1))-IF((WEEKDAY([.$I$46];1)-([.$I$4]-1))&lt;=0;7;0)+(ROW([.K51])-ROW([.$I$48]))*7+(COLUMN([.K51])-COLUMN([.$I$48])+1));&quot;&quot;;[.$I$46]-(WEEKDAY([.$I$46];1)-([.$I$4]-1))-IF((WEEKDAY([.$I$46];1)-([.$I$4]-1))&lt;=0;7;0)+(ROW([.K51])-ROW([.$I$48]))*7+(COLUMN([.K51])-COLUMN([.$I$48])+1))" office:value-type="date" office:date-value="2013-11-20">
            <text:p>20</text:p>
          </table:table-cell>
          <table:table-cell table:style-name="ce12" table:formula="of:=IF(MONTH([.$I$46])&lt;&gt;MONTH([.$I$46]-(WEEKDAY([.$I$46];1)-([.$I$4]-1))-IF((WEEKDAY([.$I$46];1)-([.$I$4]-1))&lt;=0;7;0)+(ROW([.L51])-ROW([.$I$48]))*7+(COLUMN([.L51])-COLUMN([.$I$48])+1));&quot;&quot;;[.$I$46]-(WEEKDAY([.$I$46];1)-([.$I$4]-1))-IF((WEEKDAY([.$I$46];1)-([.$I$4]-1))&lt;=0;7;0)+(ROW([.L51])-ROW([.$I$48]))*7+(COLUMN([.L51])-COLUMN([.$I$48])+1))" office:value-type="date" office:date-value="2013-11-21">
            <text:p>21</text:p>
          </table:table-cell>
          <table:table-cell table:style-name="ce12" table:formula="of:=IF(MONTH([.$I$46])&lt;&gt;MONTH([.$I$46]-(WEEKDAY([.$I$46];1)-([.$I$4]-1))-IF((WEEKDAY([.$I$46];1)-([.$I$4]-1))&lt;=0;7;0)+(ROW([.M51])-ROW([.$I$48]))*7+(COLUMN([.M51])-COLUMN([.$I$48])+1));&quot;&quot;;[.$I$46]-(WEEKDAY([.$I$46];1)-([.$I$4]-1))-IF((WEEKDAY([.$I$46];1)-([.$I$4]-1))&lt;=0;7;0)+(ROW([.M51])-ROW([.$I$48]))*7+(COLUMN([.M51])-COLUMN([.$I$48])+1))" office:value-type="date" office:date-value="2013-11-22">
            <text:p>22</text:p>
          </table:table-cell>
          <table:table-cell table:style-name="ce12" table:formula="of:=IF(MONTH([.$I$46])&lt;&gt;MONTH([.$I$46]-(WEEKDAY([.$I$46];1)-([.$I$4]-1))-IF((WEEKDAY([.$I$46];1)-([.$I$4]-1))&lt;=0;7;0)+(ROW([.N51])-ROW([.$I$48]))*7+(COLUMN([.N51])-COLUMN([.$I$48])+1));&quot;&quot;;[.$I$46]-(WEEKDAY([.$I$46];1)-([.$I$4]-1))-IF((WEEKDAY([.$I$46];1)-([.$I$4]-1))&lt;=0;7;0)+(ROW([.N51])-ROW([.$I$48]))*7+(COLUMN([.N51])-COLUMN([.$I$48])+1))" office:value-type="date" office:date-value="2013-11-23">
            <text:p>23</text:p>
          </table:table-cell>
          <table:table-cell table:style-name="ce12" table:formula="of:=IF(MONTH([.$I$46])&lt;&gt;MONTH([.$I$46]-(WEEKDAY([.$I$46];1)-([.$I$4]-1))-IF((WEEKDAY([.$I$46];1)-([.$I$4]-1))&lt;=0;7;0)+(ROW([.O51])-ROW([.$I$48]))*7+(COLUMN([.O51])-COLUMN([.$I$48])+1));&quot;&quot;;[.$I$46]-(WEEKDAY([.$I$46];1)-([.$I$4]-1))-IF((WEEKDAY([.$I$46];1)-([.$I$4]-1))&lt;=0;7;0)+(ROW([.O51])-ROW([.$I$48]))*7+(COLUMN([.O51])-COLUMN([.$I$48])+1))" office:value-type="date" office:date-value="2013-11-24">
            <text:p>24</text:p>
          </table:table-cell>
          <table:table-cell table:style-name="ce14"/>
          <table:table-cell table:style-name="ce12" table:formula="of:=IF(MONTH([.$Q$46])&lt;&gt;MONTH([.$Q$46]-(WEEKDAY([.$Q$46];1)-([.$I$4]-1))-IF((WEEKDAY([.$Q$46];1)-([.$I$4]-1))&lt;=0;7;0)+(ROW([.Q51])-ROW([.$Q$48]))*7+(COLUMN([.Q51])-COLUMN([.$Q$48])+1));&quot;&quot;;[.$Q$46]-(WEEKDAY([.$Q$46];1)-([.$I$4]-1))-IF((WEEKDAY([.$Q$46];1)-([.$I$4]-1))&lt;=0;7;0)+(ROW([.Q51])-ROW([.$Q$48]))*7+(COLUMN([.Q51])-COLUMN([.$Q$48])+1))" office:value-type="date" office:date-value="2013-12-16">
            <text:p>16</text:p>
          </table:table-cell>
          <table:table-cell table:style-name="ce12" table:formula="of:=IF(MONTH([.$Q$46])&lt;&gt;MONTH([.$Q$46]-(WEEKDAY([.$Q$46];1)-([.$I$4]-1))-IF((WEEKDAY([.$Q$46];1)-([.$I$4]-1))&lt;=0;7;0)+(ROW([.R51])-ROW([.$Q$48]))*7+(COLUMN([.R51])-COLUMN([.$Q$48])+1));&quot;&quot;;[.$Q$46]-(WEEKDAY([.$Q$46];1)-([.$I$4]-1))-IF((WEEKDAY([.$Q$46];1)-([.$I$4]-1))&lt;=0;7;0)+(ROW([.R51])-ROW([.$Q$48]))*7+(COLUMN([.R51])-COLUMN([.$Q$48])+1))" office:value-type="date" office:date-value="2013-12-17">
            <text:p>17</text:p>
          </table:table-cell>
          <table:table-cell table:style-name="ce12" table:formula="of:=IF(MONTH([.$Q$46])&lt;&gt;MONTH([.$Q$46]-(WEEKDAY([.$Q$46];1)-([.$I$4]-1))-IF((WEEKDAY([.$Q$46];1)-([.$I$4]-1))&lt;=0;7;0)+(ROW([.S51])-ROW([.$Q$48]))*7+(COLUMN([.S51])-COLUMN([.$Q$48])+1));&quot;&quot;;[.$Q$46]-(WEEKDAY([.$Q$46];1)-([.$I$4]-1))-IF((WEEKDAY([.$Q$46];1)-([.$I$4]-1))&lt;=0;7;0)+(ROW([.S51])-ROW([.$Q$48]))*7+(COLUMN([.S51])-COLUMN([.$Q$48])+1))" office:value-type="date" office:date-value="2013-12-18">
            <text:p>18</text:p>
          </table:table-cell>
          <table:table-cell table:style-name="ce12" table:formula="of:=IF(MONTH([.$Q$46])&lt;&gt;MONTH([.$Q$46]-(WEEKDAY([.$Q$46];1)-([.$I$4]-1))-IF((WEEKDAY([.$Q$46];1)-([.$I$4]-1))&lt;=0;7;0)+(ROW([.T51])-ROW([.$Q$48]))*7+(COLUMN([.T51])-COLUMN([.$Q$48])+1));&quot;&quot;;[.$Q$46]-(WEEKDAY([.$Q$46];1)-([.$I$4]-1))-IF((WEEKDAY([.$Q$46];1)-([.$I$4]-1))&lt;=0;7;0)+(ROW([.T51])-ROW([.$Q$48]))*7+(COLUMN([.T51])-COLUMN([.$Q$48])+1))" office:value-type="date" office:date-value="2013-12-19">
            <text:p>19</text:p>
          </table:table-cell>
          <table:table-cell table:style-name="ce12" table:formula="of:=IF(MONTH([.$Q$46])&lt;&gt;MONTH([.$Q$46]-(WEEKDAY([.$Q$46];1)-([.$I$4]-1))-IF((WEEKDAY([.$Q$46];1)-([.$I$4]-1))&lt;=0;7;0)+(ROW([.U51])-ROW([.$Q$48]))*7+(COLUMN([.U51])-COLUMN([.$Q$48])+1));&quot;&quot;;[.$Q$46]-(WEEKDAY([.$Q$46];1)-([.$I$4]-1))-IF((WEEKDAY([.$Q$46];1)-([.$I$4]-1))&lt;=0;7;0)+(ROW([.U51])-ROW([.$Q$48]))*7+(COLUMN([.U51])-COLUMN([.$Q$48])+1))" office:value-type="date" office:date-value="2013-12-20">
            <text:p>20</text:p>
          </table:table-cell>
          <table:table-cell table:style-name="ce12" table:formula="of:=IF(MONTH([.$Q$46])&lt;&gt;MONTH([.$Q$46]-(WEEKDAY([.$Q$46];1)-([.$I$4]-1))-IF((WEEKDAY([.$Q$46];1)-([.$I$4]-1))&lt;=0;7;0)+(ROW([.V51])-ROW([.$Q$48]))*7+(COLUMN([.V51])-COLUMN([.$Q$48])+1));&quot;&quot;;[.$Q$46]-(WEEKDAY([.$Q$46];1)-([.$I$4]-1))-IF((WEEKDAY([.$Q$46];1)-([.$I$4]-1))&lt;=0;7;0)+(ROW([.V51])-ROW([.$Q$48]))*7+(COLUMN([.V51])-COLUMN([.$Q$48])+1))" office:value-type="date" office:date-value="2013-12-21">
            <text:p>21</text:p>
          </table:table-cell>
          <table:table-cell table:style-name="ce12" table:formula="of:=IF(MONTH([.$Q$46])&lt;&gt;MONTH([.$Q$46]-(WEEKDAY([.$Q$46];1)-([.$I$4]-1))-IF((WEEKDAY([.$Q$46];1)-([.$I$4]-1))&lt;=0;7;0)+(ROW([.W51])-ROW([.$Q$48]))*7+(COLUMN([.W51])-COLUMN([.$Q$48])+1));&quot;&quot;;[.$Q$46]-(WEEKDAY([.$Q$46];1)-([.$I$4]-1))-IF((WEEKDAY([.$Q$46];1)-([.$I$4]-1))&lt;=0;7;0)+(ROW([.W51])-ROW([.$Q$48]))*7+(COLUMN([.W51])-COLUMN([.$Q$48])+1))" office:value-type="date" office:date-value="2013-12-22">
            <text:p>22</text:p>
          </table:table-cell>
          <table:table-cell table:style-name="ce14"/>
          <table:table-cell table:style-name="ce35"/>
          <table:table-cell table:style-name="ce37"/>
          <table:table-cell table:number-columns-repeated="998"/>
        </table:table-row>
        <table:table-row table:style-name="ro2">
          <table:table-cell table:style-name="ce12" table:formula="of:=IF(MONTH([.$A$46])&lt;&gt;MONTH([.$A$46]-(WEEKDAY([.$A$46];1)-([.$I$4]-1))-IF((WEEKDAY([.$A$46];1)-([.$I$4]-1))&lt;=0;7;0)+(ROW([.A52])-ROW([.$A$48]))*7+(COLUMN([.A52])-COLUMN([.$A$48])+1));&quot;&quot;;[.$A$46]-(WEEKDAY([.$A$46];1)-([.$I$4]-1))-IF((WEEKDAY([.$A$46];1)-([.$I$4]-1))&lt;=0;7;0)+(ROW([.A52])-ROW([.$A$48]))*7+(COLUMN([.A52])-COLUMN([.$A$48])+1))" office:value-type="date" office:date-value="2013-10-28">
            <text:p>28</text:p>
          </table:table-cell>
          <table:table-cell table:style-name="ce12" table:formula="of:=IF(MONTH([.$A$46])&lt;&gt;MONTH([.$A$46]-(WEEKDAY([.$A$46];1)-([.$I$4]-1))-IF((WEEKDAY([.$A$46];1)-([.$I$4]-1))&lt;=0;7;0)+(ROW([.B52])-ROW([.$A$48]))*7+(COLUMN([.B52])-COLUMN([.$A$48])+1));&quot;&quot;;[.$A$46]-(WEEKDAY([.$A$46];1)-([.$I$4]-1))-IF((WEEKDAY([.$A$46];1)-([.$I$4]-1))&lt;=0;7;0)+(ROW([.B52])-ROW([.$A$48]))*7+(COLUMN([.B52])-COLUMN([.$A$48])+1))" office:value-type="date" office:date-value="2013-10-29">
            <text:p>29</text:p>
          </table:table-cell>
          <table:table-cell table:style-name="ce12" table:formula="of:=IF(MONTH([.$A$46])&lt;&gt;MONTH([.$A$46]-(WEEKDAY([.$A$46];1)-([.$I$4]-1))-IF((WEEKDAY([.$A$46];1)-([.$I$4]-1))&lt;=0;7;0)+(ROW([.C52])-ROW([.$A$48]))*7+(COLUMN([.C52])-COLUMN([.$A$48])+1));&quot;&quot;;[.$A$46]-(WEEKDAY([.$A$46];1)-([.$I$4]-1))-IF((WEEKDAY([.$A$46];1)-([.$I$4]-1))&lt;=0;7;0)+(ROW([.C52])-ROW([.$A$48]))*7+(COLUMN([.C52])-COLUMN([.$A$48])+1))" office:value-type="date" office:date-value="2013-10-30">
            <text:p>30</text:p>
          </table:table-cell>
          <table:table-cell table:style-name="ce12" table:formula="of:=IF(MONTH([.$A$46])&lt;&gt;MONTH([.$A$46]-(WEEKDAY([.$A$46];1)-([.$I$4]-1))-IF((WEEKDAY([.$A$46];1)-([.$I$4]-1))&lt;=0;7;0)+(ROW([.D52])-ROW([.$A$48]))*7+(COLUMN([.D52])-COLUMN([.$A$48])+1));&quot;&quot;;[.$A$46]-(WEEKDAY([.$A$46];1)-([.$I$4]-1))-IF((WEEKDAY([.$A$46];1)-([.$I$4]-1))&lt;=0;7;0)+(ROW([.D52])-ROW([.$A$48]))*7+(COLUMN([.D52])-COLUMN([.$A$48])+1))" office:value-type="date" office:date-value="2013-10-31">
            <text:p>31</text:p>
          </table:table-cell>
          <table:table-cell table:style-name="ce12" table:formula="of:=IF(MONTH([.$A$46])&lt;&gt;MONTH([.$A$46]-(WEEKDAY([.$A$46];1)-([.$I$4]-1))-IF((WEEKDAY([.$A$46];1)-([.$I$4]-1))&lt;=0;7;0)+(ROW([.E52])-ROW([.$A$48]))*7+(COLUMN([.E52])-COLUMN([.$A$48])+1));&quot;&quot;;[.$A$46]-(WEEKDAY([.$A$46];1)-([.$I$4]-1))-IF((WEEKDAY([.$A$46];1)-([.$I$4]-1))&lt;=0;7;0)+(ROW([.E52])-ROW([.$A$48]))*7+(COLUMN([.E52])-COLUMN([.$A$48])+1))">
            <text:p/>
          </table:table-cell>
          <table:table-cell table:style-name="ce12" table:formula="of:=IF(MONTH([.$A$46])&lt;&gt;MONTH([.$A$46]-(WEEKDAY([.$A$46];1)-([.$I$4]-1))-IF((WEEKDAY([.$A$46];1)-([.$I$4]-1))&lt;=0;7;0)+(ROW([.F52])-ROW([.$A$48]))*7+(COLUMN([.F52])-COLUMN([.$A$48])+1));&quot;&quot;;[.$A$46]-(WEEKDAY([.$A$46];1)-([.$I$4]-1))-IF((WEEKDAY([.$A$46];1)-([.$I$4]-1))&lt;=0;7;0)+(ROW([.F52])-ROW([.$A$48]))*7+(COLUMN([.F52])-COLUMN([.$A$48])+1))">
            <text:p/>
          </table:table-cell>
          <table:table-cell table:style-name="ce12" table:formula="of:=IF(MONTH([.$A$46])&lt;&gt;MONTH([.$A$46]-(WEEKDAY([.$A$46];1)-([.$I$4]-1))-IF((WEEKDAY([.$A$46];1)-([.$I$4]-1))&lt;=0;7;0)+(ROW([.G52])-ROW([.$A$48]))*7+(COLUMN([.G52])-COLUMN([.$A$48])+1));&quot;&quot;;[.$A$46]-(WEEKDAY([.$A$46];1)-([.$I$4]-1))-IF((WEEKDAY([.$A$46];1)-([.$I$4]-1))&lt;=0;7;0)+(ROW([.G52])-ROW([.$A$48]))*7+(COLUMN([.G52])-COLUMN([.$A$48])+1))">
            <text:p/>
          </table:table-cell>
          <table:table-cell table:style-name="ce14"/>
          <table:table-cell table:style-name="ce12" table:formula="of:=IF(MONTH([.$I$46])&lt;&gt;MONTH([.$I$46]-(WEEKDAY([.$I$46];1)-([.$I$4]-1))-IF((WEEKDAY([.$I$46];1)-([.$I$4]-1))&lt;=0;7;0)+(ROW([.I52])-ROW([.$I$48]))*7+(COLUMN([.I52])-COLUMN([.$I$48])+1));&quot;&quot;;[.$I$46]-(WEEKDAY([.$I$46];1)-([.$I$4]-1))-IF((WEEKDAY([.$I$46];1)-([.$I$4]-1))&lt;=0;7;0)+(ROW([.I52])-ROW([.$I$48]))*7+(COLUMN([.I52])-COLUMN([.$I$48])+1))" office:value-type="date" office:date-value="2013-11-25">
            <text:p>25</text:p>
          </table:table-cell>
          <table:table-cell table:style-name="ce12" table:formula="of:=IF(MONTH([.$I$46])&lt;&gt;MONTH([.$I$46]-(WEEKDAY([.$I$46];1)-([.$I$4]-1))-IF((WEEKDAY([.$I$46];1)-([.$I$4]-1))&lt;=0;7;0)+(ROW([.J52])-ROW([.$I$48]))*7+(COLUMN([.J52])-COLUMN([.$I$48])+1));&quot;&quot;;[.$I$46]-(WEEKDAY([.$I$46];1)-([.$I$4]-1))-IF((WEEKDAY([.$I$46];1)-([.$I$4]-1))&lt;=0;7;0)+(ROW([.J52])-ROW([.$I$48]))*7+(COLUMN([.J52])-COLUMN([.$I$48])+1))" office:value-type="date" office:date-value="2013-11-26">
            <text:p>26</text:p>
          </table:table-cell>
          <table:table-cell table:style-name="ce12" table:formula="of:=IF(MONTH([.$I$46])&lt;&gt;MONTH([.$I$46]-(WEEKDAY([.$I$46];1)-([.$I$4]-1))-IF((WEEKDAY([.$I$46];1)-([.$I$4]-1))&lt;=0;7;0)+(ROW([.K52])-ROW([.$I$48]))*7+(COLUMN([.K52])-COLUMN([.$I$48])+1));&quot;&quot;;[.$I$46]-(WEEKDAY([.$I$46];1)-([.$I$4]-1))-IF((WEEKDAY([.$I$46];1)-([.$I$4]-1))&lt;=0;7;0)+(ROW([.K52])-ROW([.$I$48]))*7+(COLUMN([.K52])-COLUMN([.$I$48])+1))" office:value-type="date" office:date-value="2013-11-27">
            <text:p>27</text:p>
          </table:table-cell>
          <table:table-cell table:style-name="ce12" table:formula="of:=IF(MONTH([.$I$46])&lt;&gt;MONTH([.$I$46]-(WEEKDAY([.$I$46];1)-([.$I$4]-1))-IF((WEEKDAY([.$I$46];1)-([.$I$4]-1))&lt;=0;7;0)+(ROW([.L52])-ROW([.$I$48]))*7+(COLUMN([.L52])-COLUMN([.$I$48])+1));&quot;&quot;;[.$I$46]-(WEEKDAY([.$I$46];1)-([.$I$4]-1))-IF((WEEKDAY([.$I$46];1)-([.$I$4]-1))&lt;=0;7;0)+(ROW([.L52])-ROW([.$I$48]))*7+(COLUMN([.L52])-COLUMN([.$I$48])+1))" office:value-type="date" office:date-value="2013-11-28">
            <text:p>28</text:p>
          </table:table-cell>
          <table:table-cell table:style-name="ce12" table:formula="of:=IF(MONTH([.$I$46])&lt;&gt;MONTH([.$I$46]-(WEEKDAY([.$I$46];1)-([.$I$4]-1))-IF((WEEKDAY([.$I$46];1)-([.$I$4]-1))&lt;=0;7;0)+(ROW([.M52])-ROW([.$I$48]))*7+(COLUMN([.M52])-COLUMN([.$I$48])+1));&quot;&quot;;[.$I$46]-(WEEKDAY([.$I$46];1)-([.$I$4]-1))-IF((WEEKDAY([.$I$46];1)-([.$I$4]-1))&lt;=0;7;0)+(ROW([.M52])-ROW([.$I$48]))*7+(COLUMN([.M52])-COLUMN([.$I$48])+1))" office:value-type="date" office:date-value="2013-11-29">
            <text:p>29</text:p>
          </table:table-cell>
          <table:table-cell table:style-name="ce12" table:formula="of:=IF(MONTH([.$I$46])&lt;&gt;MONTH([.$I$46]-(WEEKDAY([.$I$46];1)-([.$I$4]-1))-IF((WEEKDAY([.$I$46];1)-([.$I$4]-1))&lt;=0;7;0)+(ROW([.N52])-ROW([.$I$48]))*7+(COLUMN([.N52])-COLUMN([.$I$48])+1));&quot;&quot;;[.$I$46]-(WEEKDAY([.$I$46];1)-([.$I$4]-1))-IF((WEEKDAY([.$I$46];1)-([.$I$4]-1))&lt;=0;7;0)+(ROW([.N52])-ROW([.$I$48]))*7+(COLUMN([.N52])-COLUMN([.$I$48])+1))" office:value-type="date" office:date-value="2013-11-30">
            <text:p>30</text:p>
          </table:table-cell>
          <table:table-cell table:style-name="ce12" table:formula="of:=IF(MONTH([.$I$46])&lt;&gt;MONTH([.$I$46]-(WEEKDAY([.$I$46];1)-([.$I$4]-1))-IF((WEEKDAY([.$I$46];1)-([.$I$4]-1))&lt;=0;7;0)+(ROW([.O52])-ROW([.$I$48]))*7+(COLUMN([.O52])-COLUMN([.$I$48])+1));&quot;&quot;;[.$I$46]-(WEEKDAY([.$I$46];1)-([.$I$4]-1))-IF((WEEKDAY([.$I$46];1)-([.$I$4]-1))&lt;=0;7;0)+(ROW([.O52])-ROW([.$I$48]))*7+(COLUMN([.O52])-COLUMN([.$I$48])+1))">
            <text:p/>
          </table:table-cell>
          <table:table-cell table:style-name="ce14"/>
          <table:table-cell table:style-name="ce12" table:formula="of:=IF(MONTH([.$Q$46])&lt;&gt;MONTH([.$Q$46]-(WEEKDAY([.$Q$46];1)-([.$I$4]-1))-IF((WEEKDAY([.$Q$46];1)-([.$I$4]-1))&lt;=0;7;0)+(ROW([.Q52])-ROW([.$Q$48]))*7+(COLUMN([.Q52])-COLUMN([.$Q$48])+1));&quot;&quot;;[.$Q$46]-(WEEKDAY([.$Q$46];1)-([.$I$4]-1))-IF((WEEKDAY([.$Q$46];1)-([.$I$4]-1))&lt;=0;7;0)+(ROW([.Q52])-ROW([.$Q$48]))*7+(COLUMN([.Q52])-COLUMN([.$Q$48])+1))" office:value-type="date" office:date-value="2013-12-23">
            <text:p>23</text:p>
          </table:table-cell>
          <table:table-cell table:style-name="ce12" table:formula="of:=IF(MONTH([.$Q$46])&lt;&gt;MONTH([.$Q$46]-(WEEKDAY([.$Q$46];1)-([.$I$4]-1))-IF((WEEKDAY([.$Q$46];1)-([.$I$4]-1))&lt;=0;7;0)+(ROW([.R52])-ROW([.$Q$48]))*7+(COLUMN([.R52])-COLUMN([.$Q$48])+1));&quot;&quot;;[.$Q$46]-(WEEKDAY([.$Q$46];1)-([.$I$4]-1))-IF((WEEKDAY([.$Q$46];1)-([.$I$4]-1))&lt;=0;7;0)+(ROW([.R52])-ROW([.$Q$48]))*7+(COLUMN([.R52])-COLUMN([.$Q$48])+1))" office:value-type="date" office:date-value="2013-12-24">
            <text:p>24</text:p>
          </table:table-cell>
          <table:table-cell table:style-name="ce12" table:formula="of:=IF(MONTH([.$Q$46])&lt;&gt;MONTH([.$Q$46]-(WEEKDAY([.$Q$46];1)-([.$I$4]-1))-IF((WEEKDAY([.$Q$46];1)-([.$I$4]-1))&lt;=0;7;0)+(ROW([.S52])-ROW([.$Q$48]))*7+(COLUMN([.S52])-COLUMN([.$Q$48])+1));&quot;&quot;;[.$Q$46]-(WEEKDAY([.$Q$46];1)-([.$I$4]-1))-IF((WEEKDAY([.$Q$46];1)-([.$I$4]-1))&lt;=0;7;0)+(ROW([.S52])-ROW([.$Q$48]))*7+(COLUMN([.S52])-COLUMN([.$Q$48])+1))" office:value-type="date" office:date-value="2013-12-25">
            <text:p>25</text:p>
          </table:table-cell>
          <table:table-cell table:style-name="ce12" table:formula="of:=IF(MONTH([.$Q$46])&lt;&gt;MONTH([.$Q$46]-(WEEKDAY([.$Q$46];1)-([.$I$4]-1))-IF((WEEKDAY([.$Q$46];1)-([.$I$4]-1))&lt;=0;7;0)+(ROW([.T52])-ROW([.$Q$48]))*7+(COLUMN([.T52])-COLUMN([.$Q$48])+1));&quot;&quot;;[.$Q$46]-(WEEKDAY([.$Q$46];1)-([.$I$4]-1))-IF((WEEKDAY([.$Q$46];1)-([.$I$4]-1))&lt;=0;7;0)+(ROW([.T52])-ROW([.$Q$48]))*7+(COLUMN([.T52])-COLUMN([.$Q$48])+1))" office:value-type="date" office:date-value="2013-12-26">
            <text:p>26</text:p>
          </table:table-cell>
          <table:table-cell table:style-name="ce12" table:formula="of:=IF(MONTH([.$Q$46])&lt;&gt;MONTH([.$Q$46]-(WEEKDAY([.$Q$46];1)-([.$I$4]-1))-IF((WEEKDAY([.$Q$46];1)-([.$I$4]-1))&lt;=0;7;0)+(ROW([.U52])-ROW([.$Q$48]))*7+(COLUMN([.U52])-COLUMN([.$Q$48])+1));&quot;&quot;;[.$Q$46]-(WEEKDAY([.$Q$46];1)-([.$I$4]-1))-IF((WEEKDAY([.$Q$46];1)-([.$I$4]-1))&lt;=0;7;0)+(ROW([.U52])-ROW([.$Q$48]))*7+(COLUMN([.U52])-COLUMN([.$Q$48])+1))" office:value-type="date" office:date-value="2013-12-27">
            <text:p>27</text:p>
          </table:table-cell>
          <table:table-cell table:style-name="ce12" table:formula="of:=IF(MONTH([.$Q$46])&lt;&gt;MONTH([.$Q$46]-(WEEKDAY([.$Q$46];1)-([.$I$4]-1))-IF((WEEKDAY([.$Q$46];1)-([.$I$4]-1))&lt;=0;7;0)+(ROW([.V52])-ROW([.$Q$48]))*7+(COLUMN([.V52])-COLUMN([.$Q$48])+1));&quot;&quot;;[.$Q$46]-(WEEKDAY([.$Q$46];1)-([.$I$4]-1))-IF((WEEKDAY([.$Q$46];1)-([.$I$4]-1))&lt;=0;7;0)+(ROW([.V52])-ROW([.$Q$48]))*7+(COLUMN([.V52])-COLUMN([.$Q$48])+1))" office:value-type="date" office:date-value="2013-12-28">
            <text:p>28</text:p>
          </table:table-cell>
          <table:table-cell table:style-name="ce12" table:formula="of:=IF(MONTH([.$Q$46])&lt;&gt;MONTH([.$Q$46]-(WEEKDAY([.$Q$46];1)-([.$I$4]-1))-IF((WEEKDAY([.$Q$46];1)-([.$I$4]-1))&lt;=0;7;0)+(ROW([.W52])-ROW([.$Q$48]))*7+(COLUMN([.W52])-COLUMN([.$Q$48])+1));&quot;&quot;;[.$Q$46]-(WEEKDAY([.$Q$46];1)-([.$I$4]-1))-IF((WEEKDAY([.$Q$46];1)-([.$I$4]-1))&lt;=0;7;0)+(ROW([.W52])-ROW([.$Q$48]))*7+(COLUMN([.W52])-COLUMN([.$Q$48])+1))" office:value-type="date" office:date-value="2013-12-29">
            <text:p>29</text:p>
          </table:table-cell>
          <table:table-cell table:style-name="ce14"/>
          <table:table-cell table:style-name="ce35"/>
          <table:table-cell table:style-name="ce37"/>
          <table:table-cell table:number-columns-repeated="998"/>
        </table:table-row>
        <table:table-row table:style-name="ro2">
          <table:table-cell table:style-name="ce12" table:formula="of:=IF(MONTH([.$A$46])&lt;&gt;MONTH([.$A$46]-(WEEKDAY([.$A$46];1)-([.$I$4]-1))-IF((WEEKDAY([.$A$46];1)-([.$I$4]-1))&lt;=0;7;0)+(ROW([.A53])-ROW([.$A$48]))*7+(COLUMN([.A53])-COLUMN([.$A$48])+1));&quot;&quot;;[.$A$46]-(WEEKDAY([.$A$46];1)-([.$I$4]-1))-IF((WEEKDAY([.$A$46];1)-([.$I$4]-1))&lt;=0;7;0)+(ROW([.A53])-ROW([.$A$48]))*7+(COLUMN([.A53])-COLUMN([.$A$48])+1))">
            <text:p/>
          </table:table-cell>
          <table:table-cell table:style-name="ce12" table:formula="of:=IF(MONTH([.$A$46])&lt;&gt;MONTH([.$A$46]-(WEEKDAY([.$A$46];1)-([.$I$4]-1))-IF((WEEKDAY([.$A$46];1)-([.$I$4]-1))&lt;=0;7;0)+(ROW([.B53])-ROW([.$A$48]))*7+(COLUMN([.B53])-COLUMN([.$A$48])+1));&quot;&quot;;[.$A$46]-(WEEKDAY([.$A$46];1)-([.$I$4]-1))-IF((WEEKDAY([.$A$46];1)-([.$I$4]-1))&lt;=0;7;0)+(ROW([.B53])-ROW([.$A$48]))*7+(COLUMN([.B53])-COLUMN([.$A$48])+1))">
            <text:p/>
          </table:table-cell>
          <table:table-cell table:style-name="ce12" table:formula="of:=IF(MONTH([.$A$46])&lt;&gt;MONTH([.$A$46]-(WEEKDAY([.$A$46];1)-([.$I$4]-1))-IF((WEEKDAY([.$A$46];1)-([.$I$4]-1))&lt;=0;7;0)+(ROW([.C53])-ROW([.$A$48]))*7+(COLUMN([.C53])-COLUMN([.$A$48])+1));&quot;&quot;;[.$A$46]-(WEEKDAY([.$A$46];1)-([.$I$4]-1))-IF((WEEKDAY([.$A$46];1)-([.$I$4]-1))&lt;=0;7;0)+(ROW([.C53])-ROW([.$A$48]))*7+(COLUMN([.C53])-COLUMN([.$A$48])+1))">
            <text:p/>
          </table:table-cell>
          <table:table-cell table:style-name="ce12" table:formula="of:=IF(MONTH([.$A$46])&lt;&gt;MONTH([.$A$46]-(WEEKDAY([.$A$46];1)-([.$I$4]-1))-IF((WEEKDAY([.$A$46];1)-([.$I$4]-1))&lt;=0;7;0)+(ROW([.D53])-ROW([.$A$48]))*7+(COLUMN([.D53])-COLUMN([.$A$48])+1));&quot;&quot;;[.$A$46]-(WEEKDAY([.$A$46];1)-([.$I$4]-1))-IF((WEEKDAY([.$A$46];1)-([.$I$4]-1))&lt;=0;7;0)+(ROW([.D53])-ROW([.$A$48]))*7+(COLUMN([.D53])-COLUMN([.$A$48])+1))">
            <text:p/>
          </table:table-cell>
          <table:table-cell table:style-name="ce12" table:formula="of:=IF(MONTH([.$A$46])&lt;&gt;MONTH([.$A$46]-(WEEKDAY([.$A$46];1)-([.$I$4]-1))-IF((WEEKDAY([.$A$46];1)-([.$I$4]-1))&lt;=0;7;0)+(ROW([.E53])-ROW([.$A$48]))*7+(COLUMN([.E53])-COLUMN([.$A$48])+1));&quot;&quot;;[.$A$46]-(WEEKDAY([.$A$46];1)-([.$I$4]-1))-IF((WEEKDAY([.$A$46];1)-([.$I$4]-1))&lt;=0;7;0)+(ROW([.E53])-ROW([.$A$48]))*7+(COLUMN([.E53])-COLUMN([.$A$48])+1))">
            <text:p/>
          </table:table-cell>
          <table:table-cell table:style-name="ce12" table:formula="of:=IF(MONTH([.$A$46])&lt;&gt;MONTH([.$A$46]-(WEEKDAY([.$A$46];1)-([.$I$4]-1))-IF((WEEKDAY([.$A$46];1)-([.$I$4]-1))&lt;=0;7;0)+(ROW([.F53])-ROW([.$A$48]))*7+(COLUMN([.F53])-COLUMN([.$A$48])+1));&quot;&quot;;[.$A$46]-(WEEKDAY([.$A$46];1)-([.$I$4]-1))-IF((WEEKDAY([.$A$46];1)-([.$I$4]-1))&lt;=0;7;0)+(ROW([.F53])-ROW([.$A$48]))*7+(COLUMN([.F53])-COLUMN([.$A$48])+1))">
            <text:p/>
          </table:table-cell>
          <table:table-cell table:style-name="ce12" table:formula="of:=IF(MONTH([.$A$46])&lt;&gt;MONTH([.$A$46]-(WEEKDAY([.$A$46];1)-([.$I$4]-1))-IF((WEEKDAY([.$A$46];1)-([.$I$4]-1))&lt;=0;7;0)+(ROW([.G53])-ROW([.$A$48]))*7+(COLUMN([.G53])-COLUMN([.$A$48])+1));&quot;&quot;;[.$A$46]-(WEEKDAY([.$A$46];1)-([.$I$4]-1))-IF((WEEKDAY([.$A$46];1)-([.$I$4]-1))&lt;=0;7;0)+(ROW([.G53])-ROW([.$A$48]))*7+(COLUMN([.G53])-COLUMN([.$A$48])+1))">
            <text:p/>
          </table:table-cell>
          <table:table-cell table:style-name="ce21" office:value-type="string">
            <text:p>{42}</text:p>
          </table:table-cell>
          <table:table-cell table:style-name="ce12" table:formula="of:=IF(MONTH([.$I$46])&lt;&gt;MONTH([.$I$46]-(WEEKDAY([.$I$46];1)-([.$I$4]-1))-IF((WEEKDAY([.$I$46];1)-([.$I$4]-1))&lt;=0;7;0)+(ROW([.I53])-ROW([.$I$48]))*7+(COLUMN([.I53])-COLUMN([.$I$48])+1));&quot;&quot;;[.$I$46]-(WEEKDAY([.$I$46];1)-([.$I$4]-1))-IF((WEEKDAY([.$I$46];1)-([.$I$4]-1))&lt;=0;7;0)+(ROW([.I53])-ROW([.$I$48]))*7+(COLUMN([.I53])-COLUMN([.$I$48])+1))">
            <text:p/>
          </table:table-cell>
          <table:table-cell table:style-name="ce12" table:formula="of:=IF(MONTH([.$I$46])&lt;&gt;MONTH([.$I$46]-(WEEKDAY([.$I$46];1)-([.$I$4]-1))-IF((WEEKDAY([.$I$46];1)-([.$I$4]-1))&lt;=0;7;0)+(ROW([.J53])-ROW([.$I$48]))*7+(COLUMN([.J53])-COLUMN([.$I$48])+1));&quot;&quot;;[.$I$46]-(WEEKDAY([.$I$46];1)-([.$I$4]-1))-IF((WEEKDAY([.$I$46];1)-([.$I$4]-1))&lt;=0;7;0)+(ROW([.J53])-ROW([.$I$48]))*7+(COLUMN([.J53])-COLUMN([.$I$48])+1))">
            <text:p/>
          </table:table-cell>
          <table:table-cell table:style-name="ce12" table:formula="of:=IF(MONTH([.$I$46])&lt;&gt;MONTH([.$I$46]-(WEEKDAY([.$I$46];1)-([.$I$4]-1))-IF((WEEKDAY([.$I$46];1)-([.$I$4]-1))&lt;=0;7;0)+(ROW([.K53])-ROW([.$I$48]))*7+(COLUMN([.K53])-COLUMN([.$I$48])+1));&quot;&quot;;[.$I$46]-(WEEKDAY([.$I$46];1)-([.$I$4]-1))-IF((WEEKDAY([.$I$46];1)-([.$I$4]-1))&lt;=0;7;0)+(ROW([.K53])-ROW([.$I$48]))*7+(COLUMN([.K53])-COLUMN([.$I$48])+1))">
            <text:p/>
          </table:table-cell>
          <table:table-cell table:style-name="ce12" table:formula="of:=IF(MONTH([.$I$46])&lt;&gt;MONTH([.$I$46]-(WEEKDAY([.$I$46];1)-([.$I$4]-1))-IF((WEEKDAY([.$I$46];1)-([.$I$4]-1))&lt;=0;7;0)+(ROW([.L53])-ROW([.$I$48]))*7+(COLUMN([.L53])-COLUMN([.$I$48])+1));&quot;&quot;;[.$I$46]-(WEEKDAY([.$I$46];1)-([.$I$4]-1))-IF((WEEKDAY([.$I$46];1)-([.$I$4]-1))&lt;=0;7;0)+(ROW([.L53])-ROW([.$I$48]))*7+(COLUMN([.L53])-COLUMN([.$I$48])+1))">
            <text:p/>
          </table:table-cell>
          <table:table-cell table:style-name="ce12" table:formula="of:=IF(MONTH([.$I$46])&lt;&gt;MONTH([.$I$46]-(WEEKDAY([.$I$46];1)-([.$I$4]-1))-IF((WEEKDAY([.$I$46];1)-([.$I$4]-1))&lt;=0;7;0)+(ROW([.M53])-ROW([.$I$48]))*7+(COLUMN([.M53])-COLUMN([.$I$48])+1));&quot;&quot;;[.$I$46]-(WEEKDAY([.$I$46];1)-([.$I$4]-1))-IF((WEEKDAY([.$I$46];1)-([.$I$4]-1))&lt;=0;7;0)+(ROW([.M53])-ROW([.$I$48]))*7+(COLUMN([.M53])-COLUMN([.$I$48])+1))">
            <text:p/>
          </table:table-cell>
          <table:table-cell table:style-name="ce12" table:formula="of:=IF(MONTH([.$I$46])&lt;&gt;MONTH([.$I$46]-(WEEKDAY([.$I$46];1)-([.$I$4]-1))-IF((WEEKDAY([.$I$46];1)-([.$I$4]-1))&lt;=0;7;0)+(ROW([.N53])-ROW([.$I$48]))*7+(COLUMN([.N53])-COLUMN([.$I$48])+1));&quot;&quot;;[.$I$46]-(WEEKDAY([.$I$46];1)-([.$I$4]-1))-IF((WEEKDAY([.$I$46];1)-([.$I$4]-1))&lt;=0;7;0)+(ROW([.N53])-ROW([.$I$48]))*7+(COLUMN([.N53])-COLUMN([.$I$48])+1))">
            <text:p/>
          </table:table-cell>
          <table:table-cell table:style-name="ce12" table:formula="of:=IF(MONTH([.$I$46])&lt;&gt;MONTH([.$I$46]-(WEEKDAY([.$I$46];1)-([.$I$4]-1))-IF((WEEKDAY([.$I$46];1)-([.$I$4]-1))&lt;=0;7;0)+(ROW([.O53])-ROW([.$I$48]))*7+(COLUMN([.O53])-COLUMN([.$I$48])+1));&quot;&quot;;[.$I$46]-(WEEKDAY([.$I$46];1)-([.$I$4]-1))-IF((WEEKDAY([.$I$46];1)-([.$I$4]-1))&lt;=0;7;0)+(ROW([.O53])-ROW([.$I$48]))*7+(COLUMN([.O53])-COLUMN([.$I$48])+1))">
            <text:p/>
          </table:table-cell>
          <table:table-cell table:style-name="ce21" office:value-type="string">
            <text:p>[42]</text:p>
          </table:table-cell>
          <table:table-cell table:style-name="ce12" table:formula="of:=IF(MONTH([.$Q$46])&lt;&gt;MONTH([.$Q$46]-(WEEKDAY([.$Q$46];1)-([.$I$4]-1))-IF((WEEKDAY([.$Q$46];1)-([.$I$4]-1))&lt;=0;7;0)+(ROW([.Q53])-ROW([.$Q$48]))*7+(COLUMN([.Q53])-COLUMN([.$Q$48])+1));&quot;&quot;;[.$Q$46]-(WEEKDAY([.$Q$46];1)-([.$I$4]-1))-IF((WEEKDAY([.$Q$46];1)-([.$I$4]-1))&lt;=0;7;0)+(ROW([.Q53])-ROW([.$Q$48]))*7+(COLUMN([.Q53])-COLUMN([.$Q$48])+1))" office:value-type="date" office:date-value="2013-12-30">
            <text:p>30</text:p>
          </table:table-cell>
          <table:table-cell table:style-name="ce12" table:formula="of:=IF(MONTH([.$Q$46])&lt;&gt;MONTH([.$Q$46]-(WEEKDAY([.$Q$46];1)-([.$I$4]-1))-IF((WEEKDAY([.$Q$46];1)-([.$I$4]-1))&lt;=0;7;0)+(ROW([.R53])-ROW([.$Q$48]))*7+(COLUMN([.R53])-COLUMN([.$Q$48])+1));&quot;&quot;;[.$Q$46]-(WEEKDAY([.$Q$46];1)-([.$I$4]-1))-IF((WEEKDAY([.$Q$46];1)-([.$I$4]-1))&lt;=0;7;0)+(ROW([.R53])-ROW([.$Q$48]))*7+(COLUMN([.R53])-COLUMN([.$Q$48])+1))" office:value-type="date" office:date-value="2013-12-31">
            <text:p>31</text:p>
          </table:table-cell>
          <table:table-cell table:style-name="ce12" table:formula="of:=IF(MONTH([.$Q$46])&lt;&gt;MONTH([.$Q$46]-(WEEKDAY([.$Q$46];1)-([.$I$4]-1))-IF((WEEKDAY([.$Q$46];1)-([.$I$4]-1))&lt;=0;7;0)+(ROW([.S53])-ROW([.$Q$48]))*7+(COLUMN([.S53])-COLUMN([.$Q$48])+1));&quot;&quot;;[.$Q$46]-(WEEKDAY([.$Q$46];1)-([.$I$4]-1))-IF((WEEKDAY([.$Q$46];1)-([.$I$4]-1))&lt;=0;7;0)+(ROW([.S53])-ROW([.$Q$48]))*7+(COLUMN([.S53])-COLUMN([.$Q$48])+1))">
            <text:p/>
          </table:table-cell>
          <table:table-cell table:style-name="ce12" table:formula="of:=IF(MONTH([.$Q$46])&lt;&gt;MONTH([.$Q$46]-(WEEKDAY([.$Q$46];1)-([.$I$4]-1))-IF((WEEKDAY([.$Q$46];1)-([.$I$4]-1))&lt;=0;7;0)+(ROW([.T53])-ROW([.$Q$48]))*7+(COLUMN([.T53])-COLUMN([.$Q$48])+1));&quot;&quot;;[.$Q$46]-(WEEKDAY([.$Q$46];1)-([.$I$4]-1))-IF((WEEKDAY([.$Q$46];1)-([.$I$4]-1))&lt;=0;7;0)+(ROW([.T53])-ROW([.$Q$48]))*7+(COLUMN([.T53])-COLUMN([.$Q$48])+1))">
            <text:p/>
          </table:table-cell>
          <table:table-cell table:style-name="ce12" table:formula="of:=IF(MONTH([.$Q$46])&lt;&gt;MONTH([.$Q$46]-(WEEKDAY([.$Q$46];1)-([.$I$4]-1))-IF((WEEKDAY([.$Q$46];1)-([.$I$4]-1))&lt;=0;7;0)+(ROW([.U53])-ROW([.$Q$48]))*7+(COLUMN([.U53])-COLUMN([.$Q$48])+1));&quot;&quot;;[.$Q$46]-(WEEKDAY([.$Q$46];1)-([.$I$4]-1))-IF((WEEKDAY([.$Q$46];1)-([.$I$4]-1))&lt;=0;7;0)+(ROW([.U53])-ROW([.$Q$48]))*7+(COLUMN([.U53])-COLUMN([.$Q$48])+1))">
            <text:p/>
          </table:table-cell>
          <table:table-cell table:style-name="ce12" table:formula="of:=IF(MONTH([.$Q$46])&lt;&gt;MONTH([.$Q$46]-(WEEKDAY([.$Q$46];1)-([.$I$4]-1))-IF((WEEKDAY([.$Q$46];1)-([.$I$4]-1))&lt;=0;7;0)+(ROW([.V53])-ROW([.$Q$48]))*7+(COLUMN([.V53])-COLUMN([.$Q$48])+1));&quot;&quot;;[.$Q$46]-(WEEKDAY([.$Q$46];1)-([.$I$4]-1))-IF((WEEKDAY([.$Q$46];1)-([.$I$4]-1))&lt;=0;7;0)+(ROW([.V53])-ROW([.$Q$48]))*7+(COLUMN([.V53])-COLUMN([.$Q$48])+1))">
            <text:p/>
          </table:table-cell>
          <table:table-cell table:style-name="ce12" table:formula="of:=IF(MONTH([.$Q$46])&lt;&gt;MONTH([.$Q$46]-(WEEKDAY([.$Q$46];1)-([.$I$4]-1))-IF((WEEKDAY([.$Q$46];1)-([.$I$4]-1))&lt;=0;7;0)+(ROW([.W53])-ROW([.$Q$48]))*7+(COLUMN([.W53])-COLUMN([.$Q$48])+1));&quot;&quot;;[.$Q$46]-(WEEKDAY([.$Q$46];1)-([.$I$4]-1))-IF((WEEKDAY([.$Q$46];1)-([.$I$4]-1))&lt;=0;7;0)+(ROW([.W53])-ROW([.$Q$48]))*7+(COLUMN([.W53])-COLUMN([.$Q$48])+1))">
            <text:p/>
          </table:table-cell>
          <table:table-cell table:style-name="ce14"/>
          <table:table-cell table:style-name="ce35"/>
          <table:table-cell table:style-name="ce37"/>
          <table:table-cell table:number-columns-repeated="998"/>
        </table:table-row>
        <table:table-row table:style-name="ro2" table:number-rows-repeated="3">
          <table:table-cell table:number-columns-repeated="24"/>
          <table:table-cell table:style-name="ce35"/>
          <table:table-cell table:style-name="ce37"/>
          <table:table-cell table:number-columns-repeated="998"/>
        </table:table-row>
        <table:table-row table:style-name="ro2">
          <table:table-cell table:style-name="ce16" office:value-type="string">
            <text:p>para referencia</text:p>
          </table:table-cell>
          <table:table-cell table:number-columns-repeated="7"/>
          <table:table-cell table:style-name="ce16" office:value-type="string">
            <text:p>para referencia</text:p>
          </table:table-cell>
          <table:table-cell table:number-columns-repeated="15"/>
          <table:table-cell table:style-name="ce35"/>
          <table:table-cell table:style-name="ce37"/>
          <table:table-cell table:number-columns-repeated="998"/>
        </table:table-row>
        <table:table-row table:style-name="ro4">
          <table:table-cell table:style-name="ce8" table:formula="of:=DATE(YEAR([.A19]);MONTH([.A19])-1;1)" office:value-type="float" office:value="41244" table:number-columns-spanned="7" table:number-rows-spanned="1">
            <text:p>diciembre 2012</text:p>
          </table:table-cell>
          <table:covered-table-cell table:number-columns-repeated="6" table:style-name="ce8"/>
          <table:table-cell/>
          <table:table-cell table:style-name="ce8" table:formula="of:=DATE(YEAR([.Q46]);MONTH([.Q46])+1;1)" office:value-type="float" office:value="41640" table:number-columns-spanned="7" table:number-rows-spanned="1">
            <text:p>enero 2014</text:p>
          </table:table-cell>
          <table:covered-table-cell table:number-columns-repeated="6" table:style-name="ce8"/>
          <table:table-cell table:number-columns-repeated="1009"/>
        </table:table-row>
        <table:table-row table:style-name="ro2">
          <table:table-cell table:style-name="ce9" table:formula="of:=[.$A$20]" office:value-type="string" office:string-value="lu">
            <text:p>lu</text:p>
          </table:table-cell>
          <table:table-cell table:style-name="ce17" table:formula="of:=[.$B$20]" office:value-type="string" office:string-value="ma">
            <text:p>ma</text:p>
          </table:table-cell>
          <table:table-cell table:style-name="ce17" table:formula="of:=[.$C$20]" office:value-type="string" office:string-value="mi">
            <text:p>mi</text:p>
          </table:table-cell>
          <table:table-cell table:style-name="ce17" table:formula="of:=[.$D$20]" office:value-type="string" office:string-value="ju">
            <text:p>ju</text:p>
          </table:table-cell>
          <table:table-cell table:style-name="ce17" table:formula="of:=[.$E$20]" office:value-type="string" office:string-value="vi">
            <text:p>vi</text:p>
          </table:table-cell>
          <table:table-cell table:style-name="ce17" table:formula="of:=[.$F$20]" office:value-type="string" office:string-value="sa">
            <text:p>sa</text:p>
          </table:table-cell>
          <table:table-cell table:style-name="ce20" table:formula="of:=[.$G$20]" office:value-type="string" office:string-value="do">
            <text:p>do</text:p>
          </table:table-cell>
          <table:table-cell/>
          <table:table-cell table:style-name="ce9" table:formula="of:=[.$A$20]" office:value-type="string" office:string-value="lu">
            <text:p>lu</text:p>
          </table:table-cell>
          <table:table-cell table:style-name="ce17" table:formula="of:=[.$B$20]" office:value-type="string" office:string-value="ma">
            <text:p>ma</text:p>
          </table:table-cell>
          <table:table-cell table:style-name="ce17" table:formula="of:=[.$C$20]" office:value-type="string" office:string-value="mi">
            <text:p>mi</text:p>
          </table:table-cell>
          <table:table-cell table:style-name="ce17" table:formula="of:=[.$D$20]" office:value-type="string" office:string-value="ju">
            <text:p>ju</text:p>
          </table:table-cell>
          <table:table-cell table:style-name="ce17" table:formula="of:=[.$E$20]" office:value-type="string" office:string-value="vi">
            <text:p>vi</text:p>
          </table:table-cell>
          <table:table-cell table:style-name="ce17" table:formula="of:=[.$F$20]" office:value-type="string" office:string-value="sa">
            <text:p>sa</text:p>
          </table:table-cell>
          <table:table-cell table:style-name="ce20" table:formula="of:=[.$G$20]" office:value-type="string" office:string-value="do">
            <text:p>do</text:p>
          </table:table-cell>
          <table:table-cell table:number-columns-repeated="1009"/>
        </table:table-row>
        <table:table-row table:style-name="ro5">
          <table:table-cell table:style-name="ce12" table:formula="of:=IF(MONTH([.$A$58])&lt;&gt;MONTH([.$A$58]-(WEEKDAY([.$A$58];1)-([.$I$4]-1))-IF((WEEKDAY([.$A$58];1)-([.$I$4]-1))&lt;=0;7;0)+(ROW([.A60])-ROW([.$A$60]))*7+(COLUMN([.A60])-COLUMN([.$A$60])+1));&quot;&quot;;[.$A$58]-(WEEKDAY([.$A$58];1)-([.$I$4]-1))-IF((WEEKDAY([.$A$58];1)-([.$I$4]-1))&lt;=0;7;0)+(ROW([.A60])-ROW([.$A$60]))*7+(COLUMN([.A60])-COLUMN([.$A$60])+1))">
            <text:p/>
          </table:table-cell>
          <table:table-cell table:style-name="ce12" table:formula="of:=IF(MONTH([.$A$58])&lt;&gt;MONTH([.$A$58]-(WEEKDAY([.$A$58];1)-([.$I$4]-1))-IF((WEEKDAY([.$A$58];1)-([.$I$4]-1))&lt;=0;7;0)+(ROW([.B60])-ROW([.$A$60]))*7+(COLUMN([.B60])-COLUMN([.$A$60])+1));&quot;&quot;;[.$A$58]-(WEEKDAY([.$A$58];1)-([.$I$4]-1))-IF((WEEKDAY([.$A$58];1)-([.$I$4]-1))&lt;=0;7;0)+(ROW([.B60])-ROW([.$A$60]))*7+(COLUMN([.B60])-COLUMN([.$A$60])+1))">
            <text:p/>
          </table:table-cell>
          <table:table-cell table:style-name="ce12" table:formula="of:=IF(MONTH([.$A$58])&lt;&gt;MONTH([.$A$58]-(WEEKDAY([.$A$58];1)-([.$I$4]-1))-IF((WEEKDAY([.$A$58];1)-([.$I$4]-1))&lt;=0;7;0)+(ROW([.C60])-ROW([.$A$60]))*7+(COLUMN([.C60])-COLUMN([.$A$60])+1));&quot;&quot;;[.$A$58]-(WEEKDAY([.$A$58];1)-([.$I$4]-1))-IF((WEEKDAY([.$A$58];1)-([.$I$4]-1))&lt;=0;7;0)+(ROW([.C60])-ROW([.$A$60]))*7+(COLUMN([.C60])-COLUMN([.$A$60])+1))">
            <text:p/>
          </table:table-cell>
          <table:table-cell table:style-name="ce12" table:formula="of:=IF(MONTH([.$A$58])&lt;&gt;MONTH([.$A$58]-(WEEKDAY([.$A$58];1)-([.$I$4]-1))-IF((WEEKDAY([.$A$58];1)-([.$I$4]-1))&lt;=0;7;0)+(ROW([.D60])-ROW([.$A$60]))*7+(COLUMN([.D60])-COLUMN([.$A$60])+1));&quot;&quot;;[.$A$58]-(WEEKDAY([.$A$58];1)-([.$I$4]-1))-IF((WEEKDAY([.$A$58];1)-([.$I$4]-1))&lt;=0;7;0)+(ROW([.D60])-ROW([.$A$60]))*7+(COLUMN([.D60])-COLUMN([.$A$60])+1))">
            <text:p/>
          </table:table-cell>
          <table:table-cell table:style-name="ce12" table:formula="of:=IF(MONTH([.$A$58])&lt;&gt;MONTH([.$A$58]-(WEEKDAY([.$A$58];1)-([.$I$4]-1))-IF((WEEKDAY([.$A$58];1)-([.$I$4]-1))&lt;=0;7;0)+(ROW([.E60])-ROW([.$A$60]))*7+(COLUMN([.E60])-COLUMN([.$A$60])+1));&quot;&quot;;[.$A$58]-(WEEKDAY([.$A$58];1)-([.$I$4]-1))-IF((WEEKDAY([.$A$58];1)-([.$I$4]-1))&lt;=0;7;0)+(ROW([.E60])-ROW([.$A$60]))*7+(COLUMN([.E60])-COLUMN([.$A$60])+1))">
            <text:p/>
          </table:table-cell>
          <table:table-cell table:style-name="ce12" table:formula="of:=IF(MONTH([.$A$58])&lt;&gt;MONTH([.$A$58]-(WEEKDAY([.$A$58];1)-([.$I$4]-1))-IF((WEEKDAY([.$A$58];1)-([.$I$4]-1))&lt;=0;7;0)+(ROW([.F60])-ROW([.$A$60]))*7+(COLUMN([.F60])-COLUMN([.$A$60])+1));&quot;&quot;;[.$A$58]-(WEEKDAY([.$A$58];1)-([.$I$4]-1))-IF((WEEKDAY([.$A$58];1)-([.$I$4]-1))&lt;=0;7;0)+(ROW([.F60])-ROW([.$A$60]))*7+(COLUMN([.F60])-COLUMN([.$A$60])+1))" office:value-type="date" office:date-value="2012-12-01">
            <text:p>1</text:p>
          </table:table-cell>
          <table:table-cell table:style-name="ce12" table:formula="of:=IF(MONTH([.$A$58])&lt;&gt;MONTH([.$A$58]-(WEEKDAY([.$A$58];1)-([.$I$4]-1))-IF((WEEKDAY([.$A$58];1)-([.$I$4]-1))&lt;=0;7;0)+(ROW([.G60])-ROW([.$A$60]))*7+(COLUMN([.G60])-COLUMN([.$A$60])+1));&quot;&quot;;[.$A$58]-(WEEKDAY([.$A$58];1)-([.$I$4]-1))-IF((WEEKDAY([.$A$58];1)-([.$I$4]-1))&lt;=0;7;0)+(ROW([.G60])-ROW([.$A$60]))*7+(COLUMN([.G60])-COLUMN([.$A$60])+1))" office:value-type="date" office:date-value="2012-12-02">
            <text:p>2</text:p>
          </table:table-cell>
          <table:table-cell/>
          <table:table-cell table:style-name="ce12" table:formula="of:=IF(MONTH([.$I$58])&lt;&gt;MONTH([.$I$58]-(WEEKDAY([.$I$58];1)-([.$I$4]-1))-IF((WEEKDAY([.$I$58];1)-([.$I$4]-1))&lt;=0;7;0)+(ROW([.I60])-ROW([.$I$60]))*7+(COLUMN([.I60])-COLUMN([.$I$60])+1));&quot;&quot;;[.$I$58]-(WEEKDAY([.$I$58];1)-([.$I$4]-1))-IF((WEEKDAY([.$I$58];1)-([.$I$4]-1))&lt;=0;7;0)+(ROW([.I60])-ROW([.$I$60]))*7+(COLUMN([.I60])-COLUMN([.$I$60])+1))">
            <text:p/>
          </table:table-cell>
          <table:table-cell table:style-name="ce12" table:formula="of:=IF(MONTH([.$I$58])&lt;&gt;MONTH([.$I$58]-(WEEKDAY([.$I$58];1)-([.$I$4]-1))-IF((WEEKDAY([.$I$58];1)-([.$I$4]-1))&lt;=0;7;0)+(ROW([.J60])-ROW([.$I$60]))*7+(COLUMN([.J60])-COLUMN([.$I$60])+1));&quot;&quot;;[.$I$58]-(WEEKDAY([.$I$58];1)-([.$I$4]-1))-IF((WEEKDAY([.$I$58];1)-([.$I$4]-1))&lt;=0;7;0)+(ROW([.J60])-ROW([.$I$60]))*7+(COLUMN([.J60])-COLUMN([.$I$60])+1))">
            <text:p/>
          </table:table-cell>
          <table:table-cell table:style-name="ce12" table:formula="of:=IF(MONTH([.$I$58])&lt;&gt;MONTH([.$I$58]-(WEEKDAY([.$I$58];1)-([.$I$4]-1))-IF((WEEKDAY([.$I$58];1)-([.$I$4]-1))&lt;=0;7;0)+(ROW([.K60])-ROW([.$I$60]))*7+(COLUMN([.K60])-COLUMN([.$I$60])+1));&quot;&quot;;[.$I$58]-(WEEKDAY([.$I$58];1)-([.$I$4]-1))-IF((WEEKDAY([.$I$58];1)-([.$I$4]-1))&lt;=0;7;0)+(ROW([.K60])-ROW([.$I$60]))*7+(COLUMN([.K60])-COLUMN([.$I$60])+1))" office:value-type="date" office:date-value="2014-01-01">
            <text:p>1</text:p>
          </table:table-cell>
          <table:table-cell table:style-name="ce12" table:formula="of:=IF(MONTH([.$I$58])&lt;&gt;MONTH([.$I$58]-(WEEKDAY([.$I$58];1)-([.$I$4]-1))-IF((WEEKDAY([.$I$58];1)-([.$I$4]-1))&lt;=0;7;0)+(ROW([.L60])-ROW([.$I$60]))*7+(COLUMN([.L60])-COLUMN([.$I$60])+1));&quot;&quot;;[.$I$58]-(WEEKDAY([.$I$58];1)-([.$I$4]-1))-IF((WEEKDAY([.$I$58];1)-([.$I$4]-1))&lt;=0;7;0)+(ROW([.L60])-ROW([.$I$60]))*7+(COLUMN([.L60])-COLUMN([.$I$60])+1))" office:value-type="date" office:date-value="2014-01-02">
            <text:p>2</text:p>
          </table:table-cell>
          <table:table-cell table:style-name="ce12" table:formula="of:=IF(MONTH([.$I$58])&lt;&gt;MONTH([.$I$58]-(WEEKDAY([.$I$58];1)-([.$I$4]-1))-IF((WEEKDAY([.$I$58];1)-([.$I$4]-1))&lt;=0;7;0)+(ROW([.M60])-ROW([.$I$60]))*7+(COLUMN([.M60])-COLUMN([.$I$60])+1));&quot;&quot;;[.$I$58]-(WEEKDAY([.$I$58];1)-([.$I$4]-1))-IF((WEEKDAY([.$I$58];1)-([.$I$4]-1))&lt;=0;7;0)+(ROW([.M60])-ROW([.$I$60]))*7+(COLUMN([.M60])-COLUMN([.$I$60])+1))" office:value-type="date" office:date-value="2014-01-03">
            <text:p>3</text:p>
          </table:table-cell>
          <table:table-cell table:style-name="ce12" table:formula="of:=IF(MONTH([.$I$58])&lt;&gt;MONTH([.$I$58]-(WEEKDAY([.$I$58];1)-([.$I$4]-1))-IF((WEEKDAY([.$I$58];1)-([.$I$4]-1))&lt;=0;7;0)+(ROW([.N60])-ROW([.$I$60]))*7+(COLUMN([.N60])-COLUMN([.$I$60])+1));&quot;&quot;;[.$I$58]-(WEEKDAY([.$I$58];1)-([.$I$4]-1))-IF((WEEKDAY([.$I$58];1)-([.$I$4]-1))&lt;=0;7;0)+(ROW([.N60])-ROW([.$I$60]))*7+(COLUMN([.N60])-COLUMN([.$I$60])+1))" office:value-type="date" office:date-value="2014-01-04">
            <text:p>4</text:p>
          </table:table-cell>
          <table:table-cell table:style-name="ce12" table:formula="of:=IF(MONTH([.$I$58])&lt;&gt;MONTH([.$I$58]-(WEEKDAY([.$I$58];1)-([.$I$4]-1))-IF((WEEKDAY([.$I$58];1)-([.$I$4]-1))&lt;=0;7;0)+(ROW([.O60])-ROW([.$I$60]))*7+(COLUMN([.O60])-COLUMN([.$I$60])+1));&quot;&quot;;[.$I$58]-(WEEKDAY([.$I$58];1)-([.$I$4]-1))-IF((WEEKDAY([.$I$58];1)-([.$I$4]-1))&lt;=0;7;0)+(ROW([.O60])-ROW([.$I$60]))*7+(COLUMN([.O60])-COLUMN([.$I$60])+1))" office:value-type="date" office:date-value="2014-01-05">
            <text:p>5</text:p>
          </table:table-cell>
          <table:table-cell table:number-columns-repeated="3"/>
          <table:table-cell table:style-name="ce30"/>
          <table:table-cell/>
          <table:table-cell office:value-type="string">
            <text:p>Reuniones con cliente</text:p>
          </table:table-cell>
          <table:table-cell table:number-columns-repeated="1003"/>
        </table:table-row>
        <table:table-row table:style-name="ro2">
          <table:table-cell table:style-name="ce12" table:formula="of:=IF(MONTH([.$A$58])&lt;&gt;MONTH([.$A$58]-(WEEKDAY([.$A$58];1)-([.$I$4]-1))-IF((WEEKDAY([.$A$58];1)-([.$I$4]-1))&lt;=0;7;0)+(ROW([.A61])-ROW([.$A$60]))*7+(COLUMN([.A61])-COLUMN([.$A$60])+1));&quot;&quot;;[.$A$58]-(WEEKDAY([.$A$58];1)-([.$I$4]-1))-IF((WEEKDAY([.$A$58];1)-([.$I$4]-1))&lt;=0;7;0)+(ROW([.A61])-ROW([.$A$60]))*7+(COLUMN([.A61])-COLUMN([.$A$60])+1))" office:value-type="date" office:date-value="2012-12-03">
            <text:p>3</text:p>
          </table:table-cell>
          <table:table-cell table:style-name="ce12" table:formula="of:=IF(MONTH([.$A$58])&lt;&gt;MONTH([.$A$58]-(WEEKDAY([.$A$58];1)-([.$I$4]-1))-IF((WEEKDAY([.$A$58];1)-([.$I$4]-1))&lt;=0;7;0)+(ROW([.B61])-ROW([.$A$60]))*7+(COLUMN([.B61])-COLUMN([.$A$60])+1));&quot;&quot;;[.$A$58]-(WEEKDAY([.$A$58];1)-([.$I$4]-1))-IF((WEEKDAY([.$A$58];1)-([.$I$4]-1))&lt;=0;7;0)+(ROW([.B61])-ROW([.$A$60]))*7+(COLUMN([.B61])-COLUMN([.$A$60])+1))" office:value-type="date" office:date-value="2012-12-04">
            <text:p>4</text:p>
          </table:table-cell>
          <table:table-cell table:style-name="ce12" table:formula="of:=IF(MONTH([.$A$58])&lt;&gt;MONTH([.$A$58]-(WEEKDAY([.$A$58];1)-([.$I$4]-1))-IF((WEEKDAY([.$A$58];1)-([.$I$4]-1))&lt;=0;7;0)+(ROW([.C61])-ROW([.$A$60]))*7+(COLUMN([.C61])-COLUMN([.$A$60])+1));&quot;&quot;;[.$A$58]-(WEEKDAY([.$A$58];1)-([.$I$4]-1))-IF((WEEKDAY([.$A$58];1)-([.$I$4]-1))&lt;=0;7;0)+(ROW([.C61])-ROW([.$A$60]))*7+(COLUMN([.C61])-COLUMN([.$A$60])+1))" office:value-type="date" office:date-value="2012-12-05">
            <text:p>5</text:p>
          </table:table-cell>
          <table:table-cell table:style-name="ce12" table:formula="of:=IF(MONTH([.$A$58])&lt;&gt;MONTH([.$A$58]-(WEEKDAY([.$A$58];1)-([.$I$4]-1))-IF((WEEKDAY([.$A$58];1)-([.$I$4]-1))&lt;=0;7;0)+(ROW([.D61])-ROW([.$A$60]))*7+(COLUMN([.D61])-COLUMN([.$A$60])+1));&quot;&quot;;[.$A$58]-(WEEKDAY([.$A$58];1)-([.$I$4]-1))-IF((WEEKDAY([.$A$58];1)-([.$I$4]-1))&lt;=0;7;0)+(ROW([.D61])-ROW([.$A$60]))*7+(COLUMN([.D61])-COLUMN([.$A$60])+1))" office:value-type="date" office:date-value="2012-12-06">
            <text:p>6</text:p>
          </table:table-cell>
          <table:table-cell table:style-name="ce12" table:formula="of:=IF(MONTH([.$A$58])&lt;&gt;MONTH([.$A$58]-(WEEKDAY([.$A$58];1)-([.$I$4]-1))-IF((WEEKDAY([.$A$58];1)-([.$I$4]-1))&lt;=0;7;0)+(ROW([.E61])-ROW([.$A$60]))*7+(COLUMN([.E61])-COLUMN([.$A$60])+1));&quot;&quot;;[.$A$58]-(WEEKDAY([.$A$58];1)-([.$I$4]-1))-IF((WEEKDAY([.$A$58];1)-([.$I$4]-1))&lt;=0;7;0)+(ROW([.E61])-ROW([.$A$60]))*7+(COLUMN([.E61])-COLUMN([.$A$60])+1))" office:value-type="date" office:date-value="2012-12-07">
            <text:p>7</text:p>
          </table:table-cell>
          <table:table-cell table:style-name="ce12" table:formula="of:=IF(MONTH([.$A$58])&lt;&gt;MONTH([.$A$58]-(WEEKDAY([.$A$58];1)-([.$I$4]-1))-IF((WEEKDAY([.$A$58];1)-([.$I$4]-1))&lt;=0;7;0)+(ROW([.F61])-ROW([.$A$60]))*7+(COLUMN([.F61])-COLUMN([.$A$60])+1));&quot;&quot;;[.$A$58]-(WEEKDAY([.$A$58];1)-([.$I$4]-1))-IF((WEEKDAY([.$A$58];1)-([.$I$4]-1))&lt;=0;7;0)+(ROW([.F61])-ROW([.$A$60]))*7+(COLUMN([.F61])-COLUMN([.$A$60])+1))" office:value-type="date" office:date-value="2012-12-08">
            <text:p>8</text:p>
          </table:table-cell>
          <table:table-cell table:style-name="ce12" table:formula="of:=IF(MONTH([.$A$58])&lt;&gt;MONTH([.$A$58]-(WEEKDAY([.$A$58];1)-([.$I$4]-1))-IF((WEEKDAY([.$A$58];1)-([.$I$4]-1))&lt;=0;7;0)+(ROW([.G61])-ROW([.$A$60]))*7+(COLUMN([.G61])-COLUMN([.$A$60])+1));&quot;&quot;;[.$A$58]-(WEEKDAY([.$A$58];1)-([.$I$4]-1))-IF((WEEKDAY([.$A$58];1)-([.$I$4]-1))&lt;=0;7;0)+(ROW([.G61])-ROW([.$A$60]))*7+(COLUMN([.G61])-COLUMN([.$A$60])+1))" office:value-type="date" office:date-value="2012-12-09">
            <text:p>9</text:p>
          </table:table-cell>
          <table:table-cell/>
          <table:table-cell table:style-name="ce12" table:formula="of:=IF(MONTH([.$I$58])&lt;&gt;MONTH([.$I$58]-(WEEKDAY([.$I$58];1)-([.$I$4]-1))-IF((WEEKDAY([.$I$58];1)-([.$I$4]-1))&lt;=0;7;0)+(ROW([.I61])-ROW([.$I$60]))*7+(COLUMN([.I61])-COLUMN([.$I$60])+1));&quot;&quot;;[.$I$58]-(WEEKDAY([.$I$58];1)-([.$I$4]-1))-IF((WEEKDAY([.$I$58];1)-([.$I$4]-1))&lt;=0;7;0)+(ROW([.I61])-ROW([.$I$60]))*7+(COLUMN([.I61])-COLUMN([.$I$60])+1))" office:value-type="date" office:date-value="2014-01-06">
            <text:p>6</text:p>
          </table:table-cell>
          <table:table-cell table:style-name="ce12" table:formula="of:=IF(MONTH([.$I$58])&lt;&gt;MONTH([.$I$58]-(WEEKDAY([.$I$58];1)-([.$I$4]-1))-IF((WEEKDAY([.$I$58];1)-([.$I$4]-1))&lt;=0;7;0)+(ROW([.J61])-ROW([.$I$60]))*7+(COLUMN([.J61])-COLUMN([.$I$60])+1));&quot;&quot;;[.$I$58]-(WEEKDAY([.$I$58];1)-([.$I$4]-1))-IF((WEEKDAY([.$I$58];1)-([.$I$4]-1))&lt;=0;7;0)+(ROW([.J61])-ROW([.$I$60]))*7+(COLUMN([.J61])-COLUMN([.$I$60])+1))" office:value-type="date" office:date-value="2014-01-07">
            <text:p>7</text:p>
          </table:table-cell>
          <table:table-cell table:style-name="ce12" table:formula="of:=IF(MONTH([.$I$58])&lt;&gt;MONTH([.$I$58]-(WEEKDAY([.$I$58];1)-([.$I$4]-1))-IF((WEEKDAY([.$I$58];1)-([.$I$4]-1))&lt;=0;7;0)+(ROW([.K61])-ROW([.$I$60]))*7+(COLUMN([.K61])-COLUMN([.$I$60])+1));&quot;&quot;;[.$I$58]-(WEEKDAY([.$I$58];1)-([.$I$4]-1))-IF((WEEKDAY([.$I$58];1)-([.$I$4]-1))&lt;=0;7;0)+(ROW([.K61])-ROW([.$I$60]))*7+(COLUMN([.K61])-COLUMN([.$I$60])+1))" office:value-type="date" office:date-value="2014-01-08">
            <text:p>8</text:p>
          </table:table-cell>
          <table:table-cell table:style-name="ce12" table:formula="of:=IF(MONTH([.$I$58])&lt;&gt;MONTH([.$I$58]-(WEEKDAY([.$I$58];1)-([.$I$4]-1))-IF((WEEKDAY([.$I$58];1)-([.$I$4]-1))&lt;=0;7;0)+(ROW([.L61])-ROW([.$I$60]))*7+(COLUMN([.L61])-COLUMN([.$I$60])+1));&quot;&quot;;[.$I$58]-(WEEKDAY([.$I$58];1)-([.$I$4]-1))-IF((WEEKDAY([.$I$58];1)-([.$I$4]-1))&lt;=0;7;0)+(ROW([.L61])-ROW([.$I$60]))*7+(COLUMN([.L61])-COLUMN([.$I$60])+1))" office:value-type="date" office:date-value="2014-01-09">
            <text:p>9</text:p>
          </table:table-cell>
          <table:table-cell table:style-name="ce12" table:formula="of:=IF(MONTH([.$I$58])&lt;&gt;MONTH([.$I$58]-(WEEKDAY([.$I$58];1)-([.$I$4]-1))-IF((WEEKDAY([.$I$58];1)-([.$I$4]-1))&lt;=0;7;0)+(ROW([.M61])-ROW([.$I$60]))*7+(COLUMN([.M61])-COLUMN([.$I$60])+1));&quot;&quot;;[.$I$58]-(WEEKDAY([.$I$58];1)-([.$I$4]-1))-IF((WEEKDAY([.$I$58];1)-([.$I$4]-1))&lt;=0;7;0)+(ROW([.M61])-ROW([.$I$60]))*7+(COLUMN([.M61])-COLUMN([.$I$60])+1))" office:value-type="date" office:date-value="2014-01-10">
            <text:p>10</text:p>
          </table:table-cell>
          <table:table-cell table:style-name="ce12" table:formula="of:=IF(MONTH([.$I$58])&lt;&gt;MONTH([.$I$58]-(WEEKDAY([.$I$58];1)-([.$I$4]-1))-IF((WEEKDAY([.$I$58];1)-([.$I$4]-1))&lt;=0;7;0)+(ROW([.N61])-ROW([.$I$60]))*7+(COLUMN([.N61])-COLUMN([.$I$60])+1));&quot;&quot;;[.$I$58]-(WEEKDAY([.$I$58];1)-([.$I$4]-1))-IF((WEEKDAY([.$I$58];1)-([.$I$4]-1))&lt;=0;7;0)+(ROW([.N61])-ROW([.$I$60]))*7+(COLUMN([.N61])-COLUMN([.$I$60])+1))" office:value-type="date" office:date-value="2014-01-11">
            <text:p>11</text:p>
          </table:table-cell>
          <table:table-cell table:style-name="ce12" table:formula="of:=IF(MONTH([.$I$58])&lt;&gt;MONTH([.$I$58]-(WEEKDAY([.$I$58];1)-([.$I$4]-1))-IF((WEEKDAY([.$I$58];1)-([.$I$4]-1))&lt;=0;7;0)+(ROW([.O61])-ROW([.$I$60]))*7+(COLUMN([.O61])-COLUMN([.$I$60])+1));&quot;&quot;;[.$I$58]-(WEEKDAY([.$I$58];1)-([.$I$4]-1))-IF((WEEKDAY([.$I$58];1)-([.$I$4]-1))&lt;=0;7;0)+(ROW([.O61])-ROW([.$I$60]))*7+(COLUMN([.O61])-COLUMN([.$I$60])+1))" office:value-type="date" office:date-value="2014-01-12">
            <text:p>12</text:p>
          </table:table-cell>
          <table:table-cell table:number-columns-repeated="1009"/>
        </table:table-row>
        <table:table-row table:style-name="ro5">
          <table:table-cell table:style-name="ce12" table:formula="of:=IF(MONTH([.$A$58])&lt;&gt;MONTH([.$A$58]-(WEEKDAY([.$A$58];1)-([.$I$4]-1))-IF((WEEKDAY([.$A$58];1)-([.$I$4]-1))&lt;=0;7;0)+(ROW([.A62])-ROW([.$A$60]))*7+(COLUMN([.A62])-COLUMN([.$A$60])+1));&quot;&quot;;[.$A$58]-(WEEKDAY([.$A$58];1)-([.$I$4]-1))-IF((WEEKDAY([.$A$58];1)-([.$I$4]-1))&lt;=0;7;0)+(ROW([.A62])-ROW([.$A$60]))*7+(COLUMN([.A62])-COLUMN([.$A$60])+1))" office:value-type="date" office:date-value="2012-12-10">
            <text:p>10</text:p>
          </table:table-cell>
          <table:table-cell table:style-name="ce12" table:formula="of:=IF(MONTH([.$A$58])&lt;&gt;MONTH([.$A$58]-(WEEKDAY([.$A$58];1)-([.$I$4]-1))-IF((WEEKDAY([.$A$58];1)-([.$I$4]-1))&lt;=0;7;0)+(ROW([.B62])-ROW([.$A$60]))*7+(COLUMN([.B62])-COLUMN([.$A$60])+1));&quot;&quot;;[.$A$58]-(WEEKDAY([.$A$58];1)-([.$I$4]-1))-IF((WEEKDAY([.$A$58];1)-([.$I$4]-1))&lt;=0;7;0)+(ROW([.B62])-ROW([.$A$60]))*7+(COLUMN([.B62])-COLUMN([.$A$60])+1))" office:value-type="date" office:date-value="2012-12-11">
            <text:p>11</text:p>
          </table:table-cell>
          <table:table-cell table:style-name="ce12" table:formula="of:=IF(MONTH([.$A$58])&lt;&gt;MONTH([.$A$58]-(WEEKDAY([.$A$58];1)-([.$I$4]-1))-IF((WEEKDAY([.$A$58];1)-([.$I$4]-1))&lt;=0;7;0)+(ROW([.C62])-ROW([.$A$60]))*7+(COLUMN([.C62])-COLUMN([.$A$60])+1));&quot;&quot;;[.$A$58]-(WEEKDAY([.$A$58];1)-([.$I$4]-1))-IF((WEEKDAY([.$A$58];1)-([.$I$4]-1))&lt;=0;7;0)+(ROW([.C62])-ROW([.$A$60]))*7+(COLUMN([.C62])-COLUMN([.$A$60])+1))" office:value-type="date" office:date-value="2012-12-12">
            <text:p>12</text:p>
          </table:table-cell>
          <table:table-cell table:style-name="ce12" table:formula="of:=IF(MONTH([.$A$58])&lt;&gt;MONTH([.$A$58]-(WEEKDAY([.$A$58];1)-([.$I$4]-1))-IF((WEEKDAY([.$A$58];1)-([.$I$4]-1))&lt;=0;7;0)+(ROW([.D62])-ROW([.$A$60]))*7+(COLUMN([.D62])-COLUMN([.$A$60])+1));&quot;&quot;;[.$A$58]-(WEEKDAY([.$A$58];1)-([.$I$4]-1))-IF((WEEKDAY([.$A$58];1)-([.$I$4]-1))&lt;=0;7;0)+(ROW([.D62])-ROW([.$A$60]))*7+(COLUMN([.D62])-COLUMN([.$A$60])+1))" office:value-type="date" office:date-value="2012-12-13">
            <text:p>13</text:p>
          </table:table-cell>
          <table:table-cell table:style-name="ce12" table:formula="of:=IF(MONTH([.$A$58])&lt;&gt;MONTH([.$A$58]-(WEEKDAY([.$A$58];1)-([.$I$4]-1))-IF((WEEKDAY([.$A$58];1)-([.$I$4]-1))&lt;=0;7;0)+(ROW([.E62])-ROW([.$A$60]))*7+(COLUMN([.E62])-COLUMN([.$A$60])+1));&quot;&quot;;[.$A$58]-(WEEKDAY([.$A$58];1)-([.$I$4]-1))-IF((WEEKDAY([.$A$58];1)-([.$I$4]-1))&lt;=0;7;0)+(ROW([.E62])-ROW([.$A$60]))*7+(COLUMN([.E62])-COLUMN([.$A$60])+1))" office:value-type="date" office:date-value="2012-12-14">
            <text:p>14</text:p>
          </table:table-cell>
          <table:table-cell table:style-name="ce12" table:formula="of:=IF(MONTH([.$A$58])&lt;&gt;MONTH([.$A$58]-(WEEKDAY([.$A$58];1)-([.$I$4]-1))-IF((WEEKDAY([.$A$58];1)-([.$I$4]-1))&lt;=0;7;0)+(ROW([.F62])-ROW([.$A$60]))*7+(COLUMN([.F62])-COLUMN([.$A$60])+1));&quot;&quot;;[.$A$58]-(WEEKDAY([.$A$58];1)-([.$I$4]-1))-IF((WEEKDAY([.$A$58];1)-([.$I$4]-1))&lt;=0;7;0)+(ROW([.F62])-ROW([.$A$60]))*7+(COLUMN([.F62])-COLUMN([.$A$60])+1))" office:value-type="date" office:date-value="2012-12-15">
            <text:p>15</text:p>
          </table:table-cell>
          <table:table-cell table:style-name="ce12" table:formula="of:=IF(MONTH([.$A$58])&lt;&gt;MONTH([.$A$58]-(WEEKDAY([.$A$58];1)-([.$I$4]-1))-IF((WEEKDAY([.$A$58];1)-([.$I$4]-1))&lt;=0;7;0)+(ROW([.G62])-ROW([.$A$60]))*7+(COLUMN([.G62])-COLUMN([.$A$60])+1));&quot;&quot;;[.$A$58]-(WEEKDAY([.$A$58];1)-([.$I$4]-1))-IF((WEEKDAY([.$A$58];1)-([.$I$4]-1))&lt;=0;7;0)+(ROW([.G62])-ROW([.$A$60]))*7+(COLUMN([.G62])-COLUMN([.$A$60])+1))" office:value-type="date" office:date-value="2012-12-16">
            <text:p>16</text:p>
          </table:table-cell>
          <table:table-cell/>
          <table:table-cell table:style-name="ce12" table:formula="of:=IF(MONTH([.$I$58])&lt;&gt;MONTH([.$I$58]-(WEEKDAY([.$I$58];1)-([.$I$4]-1))-IF((WEEKDAY([.$I$58];1)-([.$I$4]-1))&lt;=0;7;0)+(ROW([.I62])-ROW([.$I$60]))*7+(COLUMN([.I62])-COLUMN([.$I$60])+1));&quot;&quot;;[.$I$58]-(WEEKDAY([.$I$58];1)-([.$I$4]-1))-IF((WEEKDAY([.$I$58];1)-([.$I$4]-1))&lt;=0;7;0)+(ROW([.I62])-ROW([.$I$60]))*7+(COLUMN([.I62])-COLUMN([.$I$60])+1))" office:value-type="date" office:date-value="2014-01-13">
            <text:p>13</text:p>
          </table:table-cell>
          <table:table-cell table:style-name="ce12" table:formula="of:=IF(MONTH([.$I$58])&lt;&gt;MONTH([.$I$58]-(WEEKDAY([.$I$58];1)-([.$I$4]-1))-IF((WEEKDAY([.$I$58];1)-([.$I$4]-1))&lt;=0;7;0)+(ROW([.J62])-ROW([.$I$60]))*7+(COLUMN([.J62])-COLUMN([.$I$60])+1));&quot;&quot;;[.$I$58]-(WEEKDAY([.$I$58];1)-([.$I$4]-1))-IF((WEEKDAY([.$I$58];1)-([.$I$4]-1))&lt;=0;7;0)+(ROW([.J62])-ROW([.$I$60]))*7+(COLUMN([.J62])-COLUMN([.$I$60])+1))" office:value-type="date" office:date-value="2014-01-14">
            <text:p>14</text:p>
          </table:table-cell>
          <table:table-cell table:style-name="ce12" table:formula="of:=IF(MONTH([.$I$58])&lt;&gt;MONTH([.$I$58]-(WEEKDAY([.$I$58];1)-([.$I$4]-1))-IF((WEEKDAY([.$I$58];1)-([.$I$4]-1))&lt;=0;7;0)+(ROW([.K62])-ROW([.$I$60]))*7+(COLUMN([.K62])-COLUMN([.$I$60])+1));&quot;&quot;;[.$I$58]-(WEEKDAY([.$I$58];1)-([.$I$4]-1))-IF((WEEKDAY([.$I$58];1)-([.$I$4]-1))&lt;=0;7;0)+(ROW([.K62])-ROW([.$I$60]))*7+(COLUMN([.K62])-COLUMN([.$I$60])+1))" office:value-type="date" office:date-value="2014-01-15">
            <text:p>15</text:p>
          </table:table-cell>
          <table:table-cell table:style-name="ce12" table:formula="of:=IF(MONTH([.$I$58])&lt;&gt;MONTH([.$I$58]-(WEEKDAY([.$I$58];1)-([.$I$4]-1))-IF((WEEKDAY([.$I$58];1)-([.$I$4]-1))&lt;=0;7;0)+(ROW([.L62])-ROW([.$I$60]))*7+(COLUMN([.L62])-COLUMN([.$I$60])+1));&quot;&quot;;[.$I$58]-(WEEKDAY([.$I$58];1)-([.$I$4]-1))-IF((WEEKDAY([.$I$58];1)-([.$I$4]-1))&lt;=0;7;0)+(ROW([.L62])-ROW([.$I$60]))*7+(COLUMN([.L62])-COLUMN([.$I$60])+1))" office:value-type="date" office:date-value="2014-01-16">
            <text:p>16</text:p>
          </table:table-cell>
          <table:table-cell table:style-name="ce12" table:formula="of:=IF(MONTH([.$I$58])&lt;&gt;MONTH([.$I$58]-(WEEKDAY([.$I$58];1)-([.$I$4]-1))-IF((WEEKDAY([.$I$58];1)-([.$I$4]-1))&lt;=0;7;0)+(ROW([.M62])-ROW([.$I$60]))*7+(COLUMN([.M62])-COLUMN([.$I$60])+1));&quot;&quot;;[.$I$58]-(WEEKDAY([.$I$58];1)-([.$I$4]-1))-IF((WEEKDAY([.$I$58];1)-([.$I$4]-1))&lt;=0;7;0)+(ROW([.M62])-ROW([.$I$60]))*7+(COLUMN([.M62])-COLUMN([.$I$60])+1))" office:value-type="date" office:date-value="2014-01-17">
            <text:p>17</text:p>
          </table:table-cell>
          <table:table-cell table:style-name="ce12" table:formula="of:=IF(MONTH([.$I$58])&lt;&gt;MONTH([.$I$58]-(WEEKDAY([.$I$58];1)-([.$I$4]-1))-IF((WEEKDAY([.$I$58];1)-([.$I$4]-1))&lt;=0;7;0)+(ROW([.N62])-ROW([.$I$60]))*7+(COLUMN([.N62])-COLUMN([.$I$60])+1));&quot;&quot;;[.$I$58]-(WEEKDAY([.$I$58];1)-([.$I$4]-1))-IF((WEEKDAY([.$I$58];1)-([.$I$4]-1))&lt;=0;7;0)+(ROW([.N62])-ROW([.$I$60]))*7+(COLUMN([.N62])-COLUMN([.$I$60])+1))" office:value-type="date" office:date-value="2014-01-18">
            <text:p>18</text:p>
          </table:table-cell>
          <table:table-cell table:style-name="ce12" table:formula="of:=IF(MONTH([.$I$58])&lt;&gt;MONTH([.$I$58]-(WEEKDAY([.$I$58];1)-([.$I$4]-1))-IF((WEEKDAY([.$I$58];1)-([.$I$4]-1))&lt;=0;7;0)+(ROW([.O62])-ROW([.$I$60]))*7+(COLUMN([.O62])-COLUMN([.$I$60])+1));&quot;&quot;;[.$I$58]-(WEEKDAY([.$I$58];1)-([.$I$4]-1))-IF((WEEKDAY([.$I$58];1)-([.$I$4]-1))&lt;=0;7;0)+(ROW([.O62])-ROW([.$I$60]))*7+(COLUMN([.O62])-COLUMN([.$I$60])+1))" office:value-type="date" office:date-value="2014-01-19">
            <text:p>19</text:p>
          </table:table-cell>
          <table:table-cell table:number-columns-repeated="3"/>
          <table:table-cell table:style-name="ce31"/>
          <table:table-cell/>
          <table:table-cell office:value-type="string">
            <text:p>Entrega proyecto</text:p>
          </table:table-cell>
          <table:table-cell table:number-columns-repeated="1003"/>
        </table:table-row>
        <table:table-row table:style-name="ro2">
          <table:table-cell table:style-name="ce12" table:formula="of:=IF(MONTH([.$A$58])&lt;&gt;MONTH([.$A$58]-(WEEKDAY([.$A$58];1)-([.$I$4]-1))-IF((WEEKDAY([.$A$58];1)-([.$I$4]-1))&lt;=0;7;0)+(ROW([.A63])-ROW([.$A$60]))*7+(COLUMN([.A63])-COLUMN([.$A$60])+1));&quot;&quot;;[.$A$58]-(WEEKDAY([.$A$58];1)-([.$I$4]-1))-IF((WEEKDAY([.$A$58];1)-([.$I$4]-1))&lt;=0;7;0)+(ROW([.A63])-ROW([.$A$60]))*7+(COLUMN([.A63])-COLUMN([.$A$60])+1))" office:value-type="date" office:date-value="2012-12-17">
            <text:p>17</text:p>
          </table:table-cell>
          <table:table-cell table:style-name="ce12" table:formula="of:=IF(MONTH([.$A$58])&lt;&gt;MONTH([.$A$58]-(WEEKDAY([.$A$58];1)-([.$I$4]-1))-IF((WEEKDAY([.$A$58];1)-([.$I$4]-1))&lt;=0;7;0)+(ROW([.B63])-ROW([.$A$60]))*7+(COLUMN([.B63])-COLUMN([.$A$60])+1));&quot;&quot;;[.$A$58]-(WEEKDAY([.$A$58];1)-([.$I$4]-1))-IF((WEEKDAY([.$A$58];1)-([.$I$4]-1))&lt;=0;7;0)+(ROW([.B63])-ROW([.$A$60]))*7+(COLUMN([.B63])-COLUMN([.$A$60])+1))" office:value-type="date" office:date-value="2012-12-18">
            <text:p>18</text:p>
          </table:table-cell>
          <table:table-cell table:style-name="ce12" table:formula="of:=IF(MONTH([.$A$58])&lt;&gt;MONTH([.$A$58]-(WEEKDAY([.$A$58];1)-([.$I$4]-1))-IF((WEEKDAY([.$A$58];1)-([.$I$4]-1))&lt;=0;7;0)+(ROW([.C63])-ROW([.$A$60]))*7+(COLUMN([.C63])-COLUMN([.$A$60])+1));&quot;&quot;;[.$A$58]-(WEEKDAY([.$A$58];1)-([.$I$4]-1))-IF((WEEKDAY([.$A$58];1)-([.$I$4]-1))&lt;=0;7;0)+(ROW([.C63])-ROW([.$A$60]))*7+(COLUMN([.C63])-COLUMN([.$A$60])+1))" office:value-type="date" office:date-value="2012-12-19">
            <text:p>19</text:p>
          </table:table-cell>
          <table:table-cell table:style-name="ce12" table:formula="of:=IF(MONTH([.$A$58])&lt;&gt;MONTH([.$A$58]-(WEEKDAY([.$A$58];1)-([.$I$4]-1))-IF((WEEKDAY([.$A$58];1)-([.$I$4]-1))&lt;=0;7;0)+(ROW([.D63])-ROW([.$A$60]))*7+(COLUMN([.D63])-COLUMN([.$A$60])+1));&quot;&quot;;[.$A$58]-(WEEKDAY([.$A$58];1)-([.$I$4]-1))-IF((WEEKDAY([.$A$58];1)-([.$I$4]-1))&lt;=0;7;0)+(ROW([.D63])-ROW([.$A$60]))*7+(COLUMN([.D63])-COLUMN([.$A$60])+1))" office:value-type="date" office:date-value="2012-12-20">
            <text:p>20</text:p>
          </table:table-cell>
          <table:table-cell table:style-name="ce12" table:formula="of:=IF(MONTH([.$A$58])&lt;&gt;MONTH([.$A$58]-(WEEKDAY([.$A$58];1)-([.$I$4]-1))-IF((WEEKDAY([.$A$58];1)-([.$I$4]-1))&lt;=0;7;0)+(ROW([.E63])-ROW([.$A$60]))*7+(COLUMN([.E63])-COLUMN([.$A$60])+1));&quot;&quot;;[.$A$58]-(WEEKDAY([.$A$58];1)-([.$I$4]-1))-IF((WEEKDAY([.$A$58];1)-([.$I$4]-1))&lt;=0;7;0)+(ROW([.E63])-ROW([.$A$60]))*7+(COLUMN([.E63])-COLUMN([.$A$60])+1))" office:value-type="date" office:date-value="2012-12-21">
            <text:p>21</text:p>
          </table:table-cell>
          <table:table-cell table:style-name="ce12" table:formula="of:=IF(MONTH([.$A$58])&lt;&gt;MONTH([.$A$58]-(WEEKDAY([.$A$58];1)-([.$I$4]-1))-IF((WEEKDAY([.$A$58];1)-([.$I$4]-1))&lt;=0;7;0)+(ROW([.F63])-ROW([.$A$60]))*7+(COLUMN([.F63])-COLUMN([.$A$60])+1));&quot;&quot;;[.$A$58]-(WEEKDAY([.$A$58];1)-([.$I$4]-1))-IF((WEEKDAY([.$A$58];1)-([.$I$4]-1))&lt;=0;7;0)+(ROW([.F63])-ROW([.$A$60]))*7+(COLUMN([.F63])-COLUMN([.$A$60])+1))" office:value-type="date" office:date-value="2012-12-22">
            <text:p>22</text:p>
          </table:table-cell>
          <table:table-cell table:style-name="ce12" table:formula="of:=IF(MONTH([.$A$58])&lt;&gt;MONTH([.$A$58]-(WEEKDAY([.$A$58];1)-([.$I$4]-1))-IF((WEEKDAY([.$A$58];1)-([.$I$4]-1))&lt;=0;7;0)+(ROW([.G63])-ROW([.$A$60]))*7+(COLUMN([.G63])-COLUMN([.$A$60])+1));&quot;&quot;;[.$A$58]-(WEEKDAY([.$A$58];1)-([.$I$4]-1))-IF((WEEKDAY([.$A$58];1)-([.$I$4]-1))&lt;=0;7;0)+(ROW([.G63])-ROW([.$A$60]))*7+(COLUMN([.G63])-COLUMN([.$A$60])+1))" office:value-type="date" office:date-value="2012-12-23">
            <text:p>23</text:p>
          </table:table-cell>
          <table:table-cell/>
          <table:table-cell table:style-name="ce12" table:formula="of:=IF(MONTH([.$I$58])&lt;&gt;MONTH([.$I$58]-(WEEKDAY([.$I$58];1)-([.$I$4]-1))-IF((WEEKDAY([.$I$58];1)-([.$I$4]-1))&lt;=0;7;0)+(ROW([.I63])-ROW([.$I$60]))*7+(COLUMN([.I63])-COLUMN([.$I$60])+1));&quot;&quot;;[.$I$58]-(WEEKDAY([.$I$58];1)-([.$I$4]-1))-IF((WEEKDAY([.$I$58];1)-([.$I$4]-1))&lt;=0;7;0)+(ROW([.I63])-ROW([.$I$60]))*7+(COLUMN([.I63])-COLUMN([.$I$60])+1))" office:value-type="date" office:date-value="2014-01-20">
            <text:p>20</text:p>
          </table:table-cell>
          <table:table-cell table:style-name="ce12" table:formula="of:=IF(MONTH([.$I$58])&lt;&gt;MONTH([.$I$58]-(WEEKDAY([.$I$58];1)-([.$I$4]-1))-IF((WEEKDAY([.$I$58];1)-([.$I$4]-1))&lt;=0;7;0)+(ROW([.J63])-ROW([.$I$60]))*7+(COLUMN([.J63])-COLUMN([.$I$60])+1));&quot;&quot;;[.$I$58]-(WEEKDAY([.$I$58];1)-([.$I$4]-1))-IF((WEEKDAY([.$I$58];1)-([.$I$4]-1))&lt;=0;7;0)+(ROW([.J63])-ROW([.$I$60]))*7+(COLUMN([.J63])-COLUMN([.$I$60])+1))" office:value-type="date" office:date-value="2014-01-21">
            <text:p>21</text:p>
          </table:table-cell>
          <table:table-cell table:style-name="ce12" table:formula="of:=IF(MONTH([.$I$58])&lt;&gt;MONTH([.$I$58]-(WEEKDAY([.$I$58];1)-([.$I$4]-1))-IF((WEEKDAY([.$I$58];1)-([.$I$4]-1))&lt;=0;7;0)+(ROW([.K63])-ROW([.$I$60]))*7+(COLUMN([.K63])-COLUMN([.$I$60])+1));&quot;&quot;;[.$I$58]-(WEEKDAY([.$I$58];1)-([.$I$4]-1))-IF((WEEKDAY([.$I$58];1)-([.$I$4]-1))&lt;=0;7;0)+(ROW([.K63])-ROW([.$I$60]))*7+(COLUMN([.K63])-COLUMN([.$I$60])+1))" office:value-type="date" office:date-value="2014-01-22">
            <text:p>22</text:p>
          </table:table-cell>
          <table:table-cell table:style-name="ce12" table:formula="of:=IF(MONTH([.$I$58])&lt;&gt;MONTH([.$I$58]-(WEEKDAY([.$I$58];1)-([.$I$4]-1))-IF((WEEKDAY([.$I$58];1)-([.$I$4]-1))&lt;=0;7;0)+(ROW([.L63])-ROW([.$I$60]))*7+(COLUMN([.L63])-COLUMN([.$I$60])+1));&quot;&quot;;[.$I$58]-(WEEKDAY([.$I$58];1)-([.$I$4]-1))-IF((WEEKDAY([.$I$58];1)-([.$I$4]-1))&lt;=0;7;0)+(ROW([.L63])-ROW([.$I$60]))*7+(COLUMN([.L63])-COLUMN([.$I$60])+1))" office:value-type="date" office:date-value="2014-01-23">
            <text:p>23</text:p>
          </table:table-cell>
          <table:table-cell table:style-name="ce12" table:formula="of:=IF(MONTH([.$I$58])&lt;&gt;MONTH([.$I$58]-(WEEKDAY([.$I$58];1)-([.$I$4]-1))-IF((WEEKDAY([.$I$58];1)-([.$I$4]-1))&lt;=0;7;0)+(ROW([.M63])-ROW([.$I$60]))*7+(COLUMN([.M63])-COLUMN([.$I$60])+1));&quot;&quot;;[.$I$58]-(WEEKDAY([.$I$58];1)-([.$I$4]-1))-IF((WEEKDAY([.$I$58];1)-([.$I$4]-1))&lt;=0;7;0)+(ROW([.M63])-ROW([.$I$60]))*7+(COLUMN([.M63])-COLUMN([.$I$60])+1))" office:value-type="date" office:date-value="2014-01-24">
            <text:p>24</text:p>
          </table:table-cell>
          <table:table-cell table:style-name="ce12" table:formula="of:=IF(MONTH([.$I$58])&lt;&gt;MONTH([.$I$58]-(WEEKDAY([.$I$58];1)-([.$I$4]-1))-IF((WEEKDAY([.$I$58];1)-([.$I$4]-1))&lt;=0;7;0)+(ROW([.N63])-ROW([.$I$60]))*7+(COLUMN([.N63])-COLUMN([.$I$60])+1));&quot;&quot;;[.$I$58]-(WEEKDAY([.$I$58];1)-([.$I$4]-1))-IF((WEEKDAY([.$I$58];1)-([.$I$4]-1))&lt;=0;7;0)+(ROW([.N63])-ROW([.$I$60]))*7+(COLUMN([.N63])-COLUMN([.$I$60])+1))" office:value-type="date" office:date-value="2014-01-25">
            <text:p>25</text:p>
          </table:table-cell>
          <table:table-cell table:style-name="ce12" table:formula="of:=IF(MONTH([.$I$58])&lt;&gt;MONTH([.$I$58]-(WEEKDAY([.$I$58];1)-([.$I$4]-1))-IF((WEEKDAY([.$I$58];1)-([.$I$4]-1))&lt;=0;7;0)+(ROW([.O63])-ROW([.$I$60]))*7+(COLUMN([.O63])-COLUMN([.$I$60])+1));&quot;&quot;;[.$I$58]-(WEEKDAY([.$I$58];1)-([.$I$4]-1))-IF((WEEKDAY([.$I$58];1)-([.$I$4]-1))&lt;=0;7;0)+(ROW([.O63])-ROW([.$I$60]))*7+(COLUMN([.O63])-COLUMN([.$I$60])+1))" office:value-type="date" office:date-value="2014-01-26">
            <text:p>26</text:p>
          </table:table-cell>
          <table:table-cell table:number-columns-repeated="1009"/>
        </table:table-row>
        <table:table-row table:style-name="ro2">
          <table:table-cell table:style-name="ce12" table:formula="of:=IF(MONTH([.$A$58])&lt;&gt;MONTH([.$A$58]-(WEEKDAY([.$A$58];1)-([.$I$4]-1))-IF((WEEKDAY([.$A$58];1)-([.$I$4]-1))&lt;=0;7;0)+(ROW([.A64])-ROW([.$A$60]))*7+(COLUMN([.A64])-COLUMN([.$A$60])+1));&quot;&quot;;[.$A$58]-(WEEKDAY([.$A$58];1)-([.$I$4]-1))-IF((WEEKDAY([.$A$58];1)-([.$I$4]-1))&lt;=0;7;0)+(ROW([.A64])-ROW([.$A$60]))*7+(COLUMN([.A64])-COLUMN([.$A$60])+1))" office:value-type="date" office:date-value="2012-12-24">
            <text:p>24</text:p>
          </table:table-cell>
          <table:table-cell table:style-name="ce12" table:formula="of:=IF(MONTH([.$A$58])&lt;&gt;MONTH([.$A$58]-(WEEKDAY([.$A$58];1)-([.$I$4]-1))-IF((WEEKDAY([.$A$58];1)-([.$I$4]-1))&lt;=0;7;0)+(ROW([.B64])-ROW([.$A$60]))*7+(COLUMN([.B64])-COLUMN([.$A$60])+1));&quot;&quot;;[.$A$58]-(WEEKDAY([.$A$58];1)-([.$I$4]-1))-IF((WEEKDAY([.$A$58];1)-([.$I$4]-1))&lt;=0;7;0)+(ROW([.B64])-ROW([.$A$60]))*7+(COLUMN([.B64])-COLUMN([.$A$60])+1))" office:value-type="date" office:date-value="2012-12-25">
            <text:p>25</text:p>
          </table:table-cell>
          <table:table-cell table:style-name="ce12" table:formula="of:=IF(MONTH([.$A$58])&lt;&gt;MONTH([.$A$58]-(WEEKDAY([.$A$58];1)-([.$I$4]-1))-IF((WEEKDAY([.$A$58];1)-([.$I$4]-1))&lt;=0;7;0)+(ROW([.C64])-ROW([.$A$60]))*7+(COLUMN([.C64])-COLUMN([.$A$60])+1));&quot;&quot;;[.$A$58]-(WEEKDAY([.$A$58];1)-([.$I$4]-1))-IF((WEEKDAY([.$A$58];1)-([.$I$4]-1))&lt;=0;7;0)+(ROW([.C64])-ROW([.$A$60]))*7+(COLUMN([.C64])-COLUMN([.$A$60])+1))" office:value-type="date" office:date-value="2012-12-26">
            <text:p>26</text:p>
          </table:table-cell>
          <table:table-cell table:style-name="ce12" table:formula="of:=IF(MONTH([.$A$58])&lt;&gt;MONTH([.$A$58]-(WEEKDAY([.$A$58];1)-([.$I$4]-1))-IF((WEEKDAY([.$A$58];1)-([.$I$4]-1))&lt;=0;7;0)+(ROW([.D64])-ROW([.$A$60]))*7+(COLUMN([.D64])-COLUMN([.$A$60])+1));&quot;&quot;;[.$A$58]-(WEEKDAY([.$A$58];1)-([.$I$4]-1))-IF((WEEKDAY([.$A$58];1)-([.$I$4]-1))&lt;=0;7;0)+(ROW([.D64])-ROW([.$A$60]))*7+(COLUMN([.D64])-COLUMN([.$A$60])+1))" office:value-type="date" office:date-value="2012-12-27">
            <text:p>27</text:p>
          </table:table-cell>
          <table:table-cell table:style-name="ce12" table:formula="of:=IF(MONTH([.$A$58])&lt;&gt;MONTH([.$A$58]-(WEEKDAY([.$A$58];1)-([.$I$4]-1))-IF((WEEKDAY([.$A$58];1)-([.$I$4]-1))&lt;=0;7;0)+(ROW([.E64])-ROW([.$A$60]))*7+(COLUMN([.E64])-COLUMN([.$A$60])+1));&quot;&quot;;[.$A$58]-(WEEKDAY([.$A$58];1)-([.$I$4]-1))-IF((WEEKDAY([.$A$58];1)-([.$I$4]-1))&lt;=0;7;0)+(ROW([.E64])-ROW([.$A$60]))*7+(COLUMN([.E64])-COLUMN([.$A$60])+1))" office:value-type="date" office:date-value="2012-12-28">
            <text:p>28</text:p>
          </table:table-cell>
          <table:table-cell table:style-name="ce12" table:formula="of:=IF(MONTH([.$A$58])&lt;&gt;MONTH([.$A$58]-(WEEKDAY([.$A$58];1)-([.$I$4]-1))-IF((WEEKDAY([.$A$58];1)-([.$I$4]-1))&lt;=0;7;0)+(ROW([.F64])-ROW([.$A$60]))*7+(COLUMN([.F64])-COLUMN([.$A$60])+1));&quot;&quot;;[.$A$58]-(WEEKDAY([.$A$58];1)-([.$I$4]-1))-IF((WEEKDAY([.$A$58];1)-([.$I$4]-1))&lt;=0;7;0)+(ROW([.F64])-ROW([.$A$60]))*7+(COLUMN([.F64])-COLUMN([.$A$60])+1))" office:value-type="date" office:date-value="2012-12-29">
            <text:p>29</text:p>
          </table:table-cell>
          <table:table-cell table:style-name="ce12" table:formula="of:=IF(MONTH([.$A$58])&lt;&gt;MONTH([.$A$58]-(WEEKDAY([.$A$58];1)-([.$I$4]-1))-IF((WEEKDAY([.$A$58];1)-([.$I$4]-1))&lt;=0;7;0)+(ROW([.G64])-ROW([.$A$60]))*7+(COLUMN([.G64])-COLUMN([.$A$60])+1));&quot;&quot;;[.$A$58]-(WEEKDAY([.$A$58];1)-([.$I$4]-1))-IF((WEEKDAY([.$A$58];1)-([.$I$4]-1))&lt;=0;7;0)+(ROW([.G64])-ROW([.$A$60]))*7+(COLUMN([.G64])-COLUMN([.$A$60])+1))" office:value-type="date" office:date-value="2012-12-30">
            <text:p>30</text:p>
          </table:table-cell>
          <table:table-cell/>
          <table:table-cell table:style-name="ce12" table:formula="of:=IF(MONTH([.$I$58])&lt;&gt;MONTH([.$I$58]-(WEEKDAY([.$I$58];1)-([.$I$4]-1))-IF((WEEKDAY([.$I$58];1)-([.$I$4]-1))&lt;=0;7;0)+(ROW([.I64])-ROW([.$I$60]))*7+(COLUMN([.I64])-COLUMN([.$I$60])+1));&quot;&quot;;[.$I$58]-(WEEKDAY([.$I$58];1)-([.$I$4]-1))-IF((WEEKDAY([.$I$58];1)-([.$I$4]-1))&lt;=0;7;0)+(ROW([.I64])-ROW([.$I$60]))*7+(COLUMN([.I64])-COLUMN([.$I$60])+1))" office:value-type="date" office:date-value="2014-01-27">
            <text:p>27</text:p>
          </table:table-cell>
          <table:table-cell table:style-name="ce12" table:formula="of:=IF(MONTH([.$I$58])&lt;&gt;MONTH([.$I$58]-(WEEKDAY([.$I$58];1)-([.$I$4]-1))-IF((WEEKDAY([.$I$58];1)-([.$I$4]-1))&lt;=0;7;0)+(ROW([.J64])-ROW([.$I$60]))*7+(COLUMN([.J64])-COLUMN([.$I$60])+1));&quot;&quot;;[.$I$58]-(WEEKDAY([.$I$58];1)-([.$I$4]-1))-IF((WEEKDAY([.$I$58];1)-([.$I$4]-1))&lt;=0;7;0)+(ROW([.J64])-ROW([.$I$60]))*7+(COLUMN([.J64])-COLUMN([.$I$60])+1))" office:value-type="date" office:date-value="2014-01-28">
            <text:p>28</text:p>
          </table:table-cell>
          <table:table-cell table:style-name="ce12" table:formula="of:=IF(MONTH([.$I$58])&lt;&gt;MONTH([.$I$58]-(WEEKDAY([.$I$58];1)-([.$I$4]-1))-IF((WEEKDAY([.$I$58];1)-([.$I$4]-1))&lt;=0;7;0)+(ROW([.K64])-ROW([.$I$60]))*7+(COLUMN([.K64])-COLUMN([.$I$60])+1));&quot;&quot;;[.$I$58]-(WEEKDAY([.$I$58];1)-([.$I$4]-1))-IF((WEEKDAY([.$I$58];1)-([.$I$4]-1))&lt;=0;7;0)+(ROW([.K64])-ROW([.$I$60]))*7+(COLUMN([.K64])-COLUMN([.$I$60])+1))" office:value-type="date" office:date-value="2014-01-29">
            <text:p>29</text:p>
          </table:table-cell>
          <table:table-cell table:style-name="ce12" table:formula="of:=IF(MONTH([.$I$58])&lt;&gt;MONTH([.$I$58]-(WEEKDAY([.$I$58];1)-([.$I$4]-1))-IF((WEEKDAY([.$I$58];1)-([.$I$4]-1))&lt;=0;7;0)+(ROW([.L64])-ROW([.$I$60]))*7+(COLUMN([.L64])-COLUMN([.$I$60])+1));&quot;&quot;;[.$I$58]-(WEEKDAY([.$I$58];1)-([.$I$4]-1))-IF((WEEKDAY([.$I$58];1)-([.$I$4]-1))&lt;=0;7;0)+(ROW([.L64])-ROW([.$I$60]))*7+(COLUMN([.L64])-COLUMN([.$I$60])+1))" office:value-type="date" office:date-value="2014-01-30">
            <text:p>30</text:p>
          </table:table-cell>
          <table:table-cell table:style-name="ce12" table:formula="of:=IF(MONTH([.$I$58])&lt;&gt;MONTH([.$I$58]-(WEEKDAY([.$I$58];1)-([.$I$4]-1))-IF((WEEKDAY([.$I$58];1)-([.$I$4]-1))&lt;=0;7;0)+(ROW([.M64])-ROW([.$I$60]))*7+(COLUMN([.M64])-COLUMN([.$I$60])+1));&quot;&quot;;[.$I$58]-(WEEKDAY([.$I$58];1)-([.$I$4]-1))-IF((WEEKDAY([.$I$58];1)-([.$I$4]-1))&lt;=0;7;0)+(ROW([.M64])-ROW([.$I$60]))*7+(COLUMN([.M64])-COLUMN([.$I$60])+1))" office:value-type="date" office:date-value="2014-01-31">
            <text:p>31</text:p>
          </table:table-cell>
          <table:table-cell table:style-name="ce12" table:formula="of:=IF(MONTH([.$I$58])&lt;&gt;MONTH([.$I$58]-(WEEKDAY([.$I$58];1)-([.$I$4]-1))-IF((WEEKDAY([.$I$58];1)-([.$I$4]-1))&lt;=0;7;0)+(ROW([.N64])-ROW([.$I$60]))*7+(COLUMN([.N64])-COLUMN([.$I$60])+1));&quot;&quot;;[.$I$58]-(WEEKDAY([.$I$58];1)-([.$I$4]-1))-IF((WEEKDAY([.$I$58];1)-([.$I$4]-1))&lt;=0;7;0)+(ROW([.N64])-ROW([.$I$60]))*7+(COLUMN([.N64])-COLUMN([.$I$60])+1))">
            <text:p/>
          </table:table-cell>
          <table:table-cell table:style-name="ce12" table:formula="of:=IF(MONTH([.$I$58])&lt;&gt;MONTH([.$I$58]-(WEEKDAY([.$I$58];1)-([.$I$4]-1))-IF((WEEKDAY([.$I$58];1)-([.$I$4]-1))&lt;=0;7;0)+(ROW([.O64])-ROW([.$I$60]))*7+(COLUMN([.O64])-COLUMN([.$I$60])+1));&quot;&quot;;[.$I$58]-(WEEKDAY([.$I$58];1)-([.$I$4]-1))-IF((WEEKDAY([.$I$58];1)-([.$I$4]-1))&lt;=0;7;0)+(ROW([.O64])-ROW([.$I$60]))*7+(COLUMN([.O64])-COLUMN([.$I$60])+1))">
            <text:p/>
          </table:table-cell>
          <table:table-cell table:number-columns-repeated="1009"/>
        </table:table-row>
        <table:table-row table:style-name="ro2">
          <table:table-cell table:style-name="ce12" table:formula="of:=IF(MONTH([.$A$58])&lt;&gt;MONTH([.$A$58]-(WEEKDAY([.$A$58];1)-([.$I$4]-1))-IF((WEEKDAY([.$A$58];1)-([.$I$4]-1))&lt;=0;7;0)+(ROW([.A65])-ROW([.$A$60]))*7+(COLUMN([.A65])-COLUMN([.$A$60])+1));&quot;&quot;;[.$A$58]-(WEEKDAY([.$A$58];1)-([.$I$4]-1))-IF((WEEKDAY([.$A$58];1)-([.$I$4]-1))&lt;=0;7;0)+(ROW([.A65])-ROW([.$A$60]))*7+(COLUMN([.A65])-COLUMN([.$A$60])+1))" office:value-type="date" office:date-value="2012-12-31">
            <text:p>31</text:p>
          </table:table-cell>
          <table:table-cell table:style-name="ce12" table:formula="of:=IF(MONTH([.$A$58])&lt;&gt;MONTH([.$A$58]-(WEEKDAY([.$A$58];1)-([.$I$4]-1))-IF((WEEKDAY([.$A$58];1)-([.$I$4]-1))&lt;=0;7;0)+(ROW([.B65])-ROW([.$A$60]))*7+(COLUMN([.B65])-COLUMN([.$A$60])+1));&quot;&quot;;[.$A$58]-(WEEKDAY([.$A$58];1)-([.$I$4]-1))-IF((WEEKDAY([.$A$58];1)-([.$I$4]-1))&lt;=0;7;0)+(ROW([.B65])-ROW([.$A$60]))*7+(COLUMN([.B65])-COLUMN([.$A$60])+1))">
            <text:p/>
          </table:table-cell>
          <table:table-cell table:style-name="ce12" table:formula="of:=IF(MONTH([.$A$58])&lt;&gt;MONTH([.$A$58]-(WEEKDAY([.$A$58];1)-([.$I$4]-1))-IF((WEEKDAY([.$A$58];1)-([.$I$4]-1))&lt;=0;7;0)+(ROW([.C65])-ROW([.$A$60]))*7+(COLUMN([.C65])-COLUMN([.$A$60])+1));&quot;&quot;;[.$A$58]-(WEEKDAY([.$A$58];1)-([.$I$4]-1))-IF((WEEKDAY([.$A$58];1)-([.$I$4]-1))&lt;=0;7;0)+(ROW([.C65])-ROW([.$A$60]))*7+(COLUMN([.C65])-COLUMN([.$A$60])+1))">
            <text:p/>
          </table:table-cell>
          <table:table-cell table:style-name="ce12" table:formula="of:=IF(MONTH([.$A$58])&lt;&gt;MONTH([.$A$58]-(WEEKDAY([.$A$58];1)-([.$I$4]-1))-IF((WEEKDAY([.$A$58];1)-([.$I$4]-1))&lt;=0;7;0)+(ROW([.D65])-ROW([.$A$60]))*7+(COLUMN([.D65])-COLUMN([.$A$60])+1));&quot;&quot;;[.$A$58]-(WEEKDAY([.$A$58];1)-([.$I$4]-1))-IF((WEEKDAY([.$A$58];1)-([.$I$4]-1))&lt;=0;7;0)+(ROW([.D65])-ROW([.$A$60]))*7+(COLUMN([.D65])-COLUMN([.$A$60])+1))">
            <text:p/>
          </table:table-cell>
          <table:table-cell table:style-name="ce12" table:formula="of:=IF(MONTH([.$A$58])&lt;&gt;MONTH([.$A$58]-(WEEKDAY([.$A$58];1)-([.$I$4]-1))-IF((WEEKDAY([.$A$58];1)-([.$I$4]-1))&lt;=0;7;0)+(ROW([.E65])-ROW([.$A$60]))*7+(COLUMN([.E65])-COLUMN([.$A$60])+1));&quot;&quot;;[.$A$58]-(WEEKDAY([.$A$58];1)-([.$I$4]-1))-IF((WEEKDAY([.$A$58];1)-([.$I$4]-1))&lt;=0;7;0)+(ROW([.E65])-ROW([.$A$60]))*7+(COLUMN([.E65])-COLUMN([.$A$60])+1))">
            <text:p/>
          </table:table-cell>
          <table:table-cell table:style-name="ce12" table:formula="of:=IF(MONTH([.$A$58])&lt;&gt;MONTH([.$A$58]-(WEEKDAY([.$A$58];1)-([.$I$4]-1))-IF((WEEKDAY([.$A$58];1)-([.$I$4]-1))&lt;=0;7;0)+(ROW([.F65])-ROW([.$A$60]))*7+(COLUMN([.F65])-COLUMN([.$A$60])+1));&quot;&quot;;[.$A$58]-(WEEKDAY([.$A$58];1)-([.$I$4]-1))-IF((WEEKDAY([.$A$58];1)-([.$I$4]-1))&lt;=0;7;0)+(ROW([.F65])-ROW([.$A$60]))*7+(COLUMN([.F65])-COLUMN([.$A$60])+1))">
            <text:p/>
          </table:table-cell>
          <table:table-cell table:style-name="ce12" table:formula="of:=IF(MONTH([.$A$58])&lt;&gt;MONTH([.$A$58]-(WEEKDAY([.$A$58];1)-([.$I$4]-1))-IF((WEEKDAY([.$A$58];1)-([.$I$4]-1))&lt;=0;7;0)+(ROW([.G65])-ROW([.$A$60]))*7+(COLUMN([.G65])-COLUMN([.$A$60])+1));&quot;&quot;;[.$A$58]-(WEEKDAY([.$A$58];1)-([.$I$4]-1))-IF((WEEKDAY([.$A$58];1)-([.$I$4]-1))&lt;=0;7;0)+(ROW([.G65])-ROW([.$A$60]))*7+(COLUMN([.G65])-COLUMN([.$A$60])+1))">
            <text:p/>
          </table:table-cell>
          <table:table-cell/>
          <table:table-cell table:style-name="ce12" table:formula="of:=IF(MONTH([.$I$58])&lt;&gt;MONTH([.$I$58]-(WEEKDAY([.$I$58];1)-([.$I$4]-1))-IF((WEEKDAY([.$I$58];1)-([.$I$4]-1))&lt;=0;7;0)+(ROW([.I65])-ROW([.$I$60]))*7+(COLUMN([.I65])-COLUMN([.$I$60])+1));&quot;&quot;;[.$I$58]-(WEEKDAY([.$I$58];1)-([.$I$4]-1))-IF((WEEKDAY([.$I$58];1)-([.$I$4]-1))&lt;=0;7;0)+(ROW([.I65])-ROW([.$I$60]))*7+(COLUMN([.I65])-COLUMN([.$I$60])+1))">
            <text:p/>
          </table:table-cell>
          <table:table-cell table:style-name="ce12" table:formula="of:=IF(MONTH([.$I$58])&lt;&gt;MONTH([.$I$58]-(WEEKDAY([.$I$58];1)-([.$I$4]-1))-IF((WEEKDAY([.$I$58];1)-([.$I$4]-1))&lt;=0;7;0)+(ROW([.J65])-ROW([.$I$60]))*7+(COLUMN([.J65])-COLUMN([.$I$60])+1));&quot;&quot;;[.$I$58]-(WEEKDAY([.$I$58];1)-([.$I$4]-1))-IF((WEEKDAY([.$I$58];1)-([.$I$4]-1))&lt;=0;7;0)+(ROW([.J65])-ROW([.$I$60]))*7+(COLUMN([.J65])-COLUMN([.$I$60])+1))">
            <text:p/>
          </table:table-cell>
          <table:table-cell table:style-name="ce12" table:formula="of:=IF(MONTH([.$I$58])&lt;&gt;MONTH([.$I$58]-(WEEKDAY([.$I$58];1)-([.$I$4]-1))-IF((WEEKDAY([.$I$58];1)-([.$I$4]-1))&lt;=0;7;0)+(ROW([.K65])-ROW([.$I$60]))*7+(COLUMN([.K65])-COLUMN([.$I$60])+1));&quot;&quot;;[.$I$58]-(WEEKDAY([.$I$58];1)-([.$I$4]-1))-IF((WEEKDAY([.$I$58];1)-([.$I$4]-1))&lt;=0;7;0)+(ROW([.K65])-ROW([.$I$60]))*7+(COLUMN([.K65])-COLUMN([.$I$60])+1))">
            <text:p/>
          </table:table-cell>
          <table:table-cell table:style-name="ce12" table:formula="of:=IF(MONTH([.$I$58])&lt;&gt;MONTH([.$I$58]-(WEEKDAY([.$I$58];1)-([.$I$4]-1))-IF((WEEKDAY([.$I$58];1)-([.$I$4]-1))&lt;=0;7;0)+(ROW([.L65])-ROW([.$I$60]))*7+(COLUMN([.L65])-COLUMN([.$I$60])+1));&quot;&quot;;[.$I$58]-(WEEKDAY([.$I$58];1)-([.$I$4]-1))-IF((WEEKDAY([.$I$58];1)-([.$I$4]-1))&lt;=0;7;0)+(ROW([.L65])-ROW([.$I$60]))*7+(COLUMN([.L65])-COLUMN([.$I$60])+1))">
            <text:p/>
          </table:table-cell>
          <table:table-cell table:style-name="ce12" table:formula="of:=IF(MONTH([.$I$58])&lt;&gt;MONTH([.$I$58]-(WEEKDAY([.$I$58];1)-([.$I$4]-1))-IF((WEEKDAY([.$I$58];1)-([.$I$4]-1))&lt;=0;7;0)+(ROW([.M65])-ROW([.$I$60]))*7+(COLUMN([.M65])-COLUMN([.$I$60])+1));&quot;&quot;;[.$I$58]-(WEEKDAY([.$I$58];1)-([.$I$4]-1))-IF((WEEKDAY([.$I$58];1)-([.$I$4]-1))&lt;=0;7;0)+(ROW([.M65])-ROW([.$I$60]))*7+(COLUMN([.M65])-COLUMN([.$I$60])+1))">
            <text:p/>
          </table:table-cell>
          <table:table-cell table:style-name="ce12" table:formula="of:=IF(MONTH([.$I$58])&lt;&gt;MONTH([.$I$58]-(WEEKDAY([.$I$58];1)-([.$I$4]-1))-IF((WEEKDAY([.$I$58];1)-([.$I$4]-1))&lt;=0;7;0)+(ROW([.N65])-ROW([.$I$60]))*7+(COLUMN([.N65])-COLUMN([.$I$60])+1));&quot;&quot;;[.$I$58]-(WEEKDAY([.$I$58];1)-([.$I$4]-1))-IF((WEEKDAY([.$I$58];1)-([.$I$4]-1))&lt;=0;7;0)+(ROW([.N65])-ROW([.$I$60]))*7+(COLUMN([.N65])-COLUMN([.$I$60])+1))">
            <text:p/>
          </table:table-cell>
          <table:table-cell table:style-name="ce12" table:formula="of:=IF(MONTH([.$I$58])&lt;&gt;MONTH([.$I$58]-(WEEKDAY([.$I$58];1)-([.$I$4]-1))-IF((WEEKDAY([.$I$58];1)-([.$I$4]-1))&lt;=0;7;0)+(ROW([.O65])-ROW([.$I$60]))*7+(COLUMN([.O65])-COLUMN([.$I$60])+1));&quot;&quot;;[.$I$58]-(WEEKDAY([.$I$58];1)-([.$I$4]-1))-IF((WEEKDAY([.$I$58];1)-([.$I$4]-1))&lt;=0;7;0)+(ROW([.O65])-ROW([.$I$60]))*7+(COLUMN([.O65])-COLUMN([.$I$60])+1))">
            <text:p/>
          </table:table-cell>
          <table:table-cell table:number-columns-repeated="1009"/>
        </table:table-row>
        <table:table-row table:style-name="ro2" table:number-rows-repeated="1048510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Excel_BuiltIn_Print_Area" table:base-cell-address="$Calendario.$A$1" table:cell-range-address="$'11'.$A$8:.$Z$53"/>
        </table:named-expressions>
        <calcext:conditional-formats>
          <calcext:conditional-format calcext:target-range-address="Calendario.A21:Calendario.G26 Calendario.A30:Calendario.G35 Calendario.A39:Calendario.G44 Calendario.A48:Calendario.G53 Calendario.A60:Calendario.G65 Calendario.I21:Calendario.O26 Calendario.I30:Calendario.O35 Calendario.I39:Calendario.O44 Calendario.I48:Calendario.O53 Calendario.I60:Calendario.O65 Calendario.Q21:Calendario.W26 Calendario.Q30:Calendario.W35 Calendario.Q39:Calendario.W44 Calendario.Q48:Calendario.W53">
            <calcext:condition calcext:apply-style-name="Excel_CondFormat_1_1_1" calcext:value="=&quot;&quot;" calcext:base-cell-address="Calendario.A21"/>
          </calcext:conditional-format>
          <calcext:conditional-format calcext:target-range-address="Calendario.Q11:Calendario.W16">
            <calcext:condition calcext:apply-style-name="Excel_CondFormat_1_2_1" calcext:value="=&quot;&quot;" calcext:base-cell-address="Calendario.Q11"/>
          </calcext:conditional-format>
          <calcext:conditional-format calcext:target-range-address="Calendario.I11:Calendario.O16">
            <calcext:condition calcext:apply-style-name="Excel_CondFormat_1_3_1" calcext:value="=&quot;&quot;" calcext:base-cell-address="Calendario.I11"/>
          </calcext:conditional-format>
          <calcext:conditional-format calcext:target-range-address="Calendario.A11:Calendario.G16">
            <calcext:condition calcext:apply-style-name="Excel_CondFormat_1_4_1" calcext:value="=&quot;&quot;" calcext:base-cell-address="Calendario.A11"/>
          </calcext:conditional-format>
        </calcext:conditional-formats>
      </table:table>
      <table:table table:name="10" table:style-name="ta2">
        <table:shapes>
          <draw:frame draw:z-index="0" draw:name="Picture 1" draw:style-name="gr1" draw:text-style-name="P1" svg:width="3.917cm" svg:height="2.379cm" svg:x="13.9cm" svg:y="16.802cm">
            <draw:image xlink:href="Pictures/200000D8000015620000136B16872B76.wmf" xlink:type="simple" xlink:show="embed" xlink:actuate="onLoad">
              <text:p/>
            </draw:image>
          </draw:frame>
          <draw:frame draw:z-index="1" draw:name="Picture 2" draw:style-name="gr1" draw:text-style-name="P1" svg:width="3.89cm" svg:height="2.356cm" svg:x="9.397cm" svg:y="16.854cm">
            <draw:image xlink:href="Pictures/200000D7000015620000136BD769EA74.wmf" xlink:type="simple" xlink:show="embed" xlink:actuate="onLoad">
              <text:p/>
            </draw:image>
          </draw:frame>
        </table:shapes>
        <table:table-column table:style-name="co6" table:default-cell-style-name="ce15"/>
        <table:table-column table:style-name="co7" table:default-cell-style-name="ce15"/>
        <table:table-column table:style-name="co6" table:default-cell-style-name="ce15"/>
        <table:table-column table:style-name="co7" table:default-cell-style-name="ce15"/>
        <table:table-column table:style-name="co6" table:default-cell-style-name="ce15"/>
        <table:table-column table:style-name="co7" table:default-cell-style-name="ce15"/>
        <table:table-column table:style-name="co6" table:default-cell-style-name="ce15"/>
        <table:table-column table:style-name="co7" table:default-cell-style-name="ce15"/>
        <table:table-column table:style-name="co6" table:default-cell-style-name="ce15"/>
        <table:table-column table:style-name="co7" table:default-cell-style-name="ce15"/>
        <table:table-column table:style-name="co6" table:default-cell-style-name="ce15"/>
        <table:table-column table:style-name="co7" table:default-cell-style-name="ce15"/>
        <table:table-column table:style-name="co6" table:default-cell-style-name="ce15"/>
        <table:table-column table:style-name="co7" table:default-cell-style-name="ce15"/>
        <table:table-column table:style-name="co8" table:number-columns-repeated="243" table:default-cell-style-name="ce15"/>
        <table:table-column table:style-name="co8" table:number-columns-repeated="767" table:default-cell-style-name="Default"/>
        <table:table-row table:style-name="ro8">
          <table:table-cell table:style-name="ce38" table:formula="of:=IF([$Calendario.$Q$4]=&quot;&quot;;&quot;&quot;;[$Calendario.$Q$4])" office:value-type="string" office:string-value="Proyecto IS" table:number-columns-spanned="7" table:number-rows-spanned="1">
            <text:p>Proyecto IS</text:p>
          </table:table-cell>
          <table:covered-table-cell table:number-columns-repeated="6" table:style-name="ce38"/>
          <table:table-cell table:style-name="ce53" table:formula="of:=[$Calendario.A9]" office:value-type="float" office:value="41183" table:number-columns-spanned="7" table:number-rows-spanned="1">
            <text:p>octubre 2012</text:p>
          </table:table-cell>
          <table:covered-table-cell table:number-columns-repeated="6" table:style-name="ce53"/>
          <table:table-cell table:number-columns-repeated="1010"/>
        </table:table-row>
        <table:table-row table:style-name="ro4">
          <table:table-cell table:style-name="ce39" table:formula="of:=[$'1'.A2:.B2]" office:value-type="string" office:string-value="lunes" table:number-columns-spanned="2" table:number-rows-spanned="1">
            <text:p>lunes</text:p>
          </table:table-cell>
          <table:covered-table-cell table:style-name="ce39"/>
          <table:table-cell table:style-name="ce44" table:formula="of:=[$'1'.C2:.D2]" office:value-type="string" office:string-value="martes" table:number-columns-spanned="2" table:number-rows-spanned="1">
            <text:p>martes</text:p>
          </table:table-cell>
          <table:covered-table-cell table:style-name="ce44"/>
          <table:table-cell table:style-name="ce44" table:formula="of:=[$'1'.E2:.F2]" office:value-type="string" office:string-value="miércoles" table:number-columns-spanned="2" table:number-rows-spanned="1">
            <text:p>miércoles</text:p>
          </table:table-cell>
          <table:covered-table-cell table:style-name="ce44"/>
          <table:table-cell table:style-name="ce44" table:formula="of:=[$'1'.G2:.H2]" office:value-type="string" office:string-value="jueves" table:number-columns-spanned="2" table:number-rows-spanned="1">
            <text:p>jueves</text:p>
          </table:table-cell>
          <table:covered-table-cell table:style-name="ce44"/>
          <table:table-cell table:style-name="ce44" table:formula="of:=[$'1'.I2:.J2]" office:value-type="string" office:string-value="viernes" table:number-columns-spanned="2" table:number-rows-spanned="1">
            <text:p>viernes</text:p>
          </table:table-cell>
          <table:covered-table-cell table:style-name="ce44"/>
          <table:table-cell table:style-name="ce44" table:formula="of:=[$'1'.K2:.L2]" office:value-type="string" office:string-value="sábado" table:number-columns-spanned="2" table:number-rows-spanned="1">
            <text:p>sábado</text:p>
          </table:table-cell>
          <table:covered-table-cell table:style-name="ce44"/>
          <table:table-cell table:style-name="ce61" table:formula="of:=[$'1'.M2:.N2]" office:value-type="string" office:string-value="domingo" table:number-columns-spanned="2" table:number-rows-spanned="1">
            <text:p>domingo</text:p>
          </table:table-cell>
          <table:covered-table-cell table:style-name="ce61"/>
          <table:table-cell/>
          <table:table-cell table:style-name="ce32" office:value-type="string">
            <text:p>Fecha</text:p>
          </table:table-cell>
          <table:table-cell table:style-name="ce32" office:value-type="string">
            <text:p>Acontecimiento</text:p>
          </table:table-cell>
          <table:table-cell table:number-columns-repeated="1007"/>
        </table:table-row>
        <table:table-row table:style-name="ro9">
          <table:table-cell table:style-name="ce40" table:formula="of:=[$Calendario.A11]" office:value-type="date" office:date-value="2012-10-01">
            <text:p>1</text:p>
          </table:table-cell>
          <table:table-cell table:style-name="ce43"/>
          <table:table-cell table:style-name="ce40" table:formula="of:=[$Calendario.B11]" office:value-type="date" office:date-value="2012-10-02">
            <text:p>2</text:p>
          </table:table-cell>
          <table:table-cell table:style-name="ce43"/>
          <table:table-cell table:style-name="ce40" table:formula="of:=[$Calendario.C11]" office:value-type="date" office:date-value="2012-10-03">
            <text:p>3</text:p>
          </table:table-cell>
          <table:table-cell table:style-name="ce43"/>
          <table:table-cell table:style-name="ce40" table:formula="of:=[$Calendario.D11]" office:value-type="date" office:date-value="2012-10-04">
            <text:p>4</text:p>
          </table:table-cell>
          <table:table-cell table:style-name="ce43"/>
          <table:table-cell table:style-name="ce40" table:formula="of:=[$Calendario.E11]" office:value-type="date" office:date-value="2012-10-05">
            <text:p>5</text:p>
          </table:table-cell>
          <table:table-cell table:style-name="ce43"/>
          <table:table-cell table:style-name="ce40" table:formula="of:=[$Calendario.F11]" office:value-type="date" office:date-value="2012-10-06">
            <text:p>6</text:p>
          </table:table-cell>
          <table:table-cell table:style-name="ce43"/>
          <table:table-cell table:style-name="ce40" table:formula="of:=[$Calendario.G11]" office:value-type="date" office:date-value="2012-10-07">
            <text:p>7</text:p>
          </table:table-cell>
          <table:table-cell table:style-name="ce43"/>
          <table:table-cell/>
          <table:table-cell table:style-name="ce33"/>
          <table:table-cell table:number-columns-repeated="1008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/>
          <table:table-cell table:style-name="ce34"/>
          <table:table-cell table:style-name="ce37"/>
          <table:table-cell table:number-columns-repeated="1007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/>
          <table:table-cell table:style-name="ce35"/>
          <table:table-cell table:style-name="ce37"/>
          <table:table-cell table:number-columns-repeated="1007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/>
          <table:table-cell table:style-name="ce35"/>
          <table:table-cell table:style-name="ce37"/>
          <table:table-cell table:number-columns-repeated="1007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/>
          <table:table-cell table:style-name="ce35"/>
          <table:table-cell table:style-name="ce37"/>
          <table:table-cell table:number-columns-repeated="1007"/>
        </table:table-row>
        <table:table-row table:style-name="ro2"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/>
          <table:table-cell table:style-name="ce35"/>
          <table:table-cell table:style-name="ce37"/>
          <table:table-cell table:number-columns-repeated="1007"/>
        </table:table-row>
        <table:table-row table:style-name="ro9">
          <table:table-cell table:style-name="ce40" table:formula="of:=[$Calendario.A12]" office:value-type="date" office:date-value="2012-10-08">
            <text:p>8</text:p>
          </table:table-cell>
          <table:table-cell table:style-name="ce43"/>
          <table:table-cell table:style-name="ce40" table:formula="of:=[$Calendario.B12]" office:value-type="date" office:date-value="2012-10-09">
            <text:p>9</text:p>
          </table:table-cell>
          <table:table-cell table:style-name="ce43"/>
          <table:table-cell table:style-name="ce40" table:formula="of:=[$Calendario.C12]" office:value-type="date" office:date-value="2012-10-10">
            <text:p>10</text:p>
          </table:table-cell>
          <table:table-cell table:style-name="ce43"/>
          <table:table-cell table:style-name="ce40" table:formula="of:=[$Calendario.D12]" office:value-type="date" office:date-value="2012-10-11">
            <text:p>11</text:p>
          </table:table-cell>
          <table:table-cell table:style-name="ce43"/>
          <table:table-cell table:style-name="ce40" table:formula="of:=[$Calendario.E12]" office:value-type="date" office:date-value="2012-10-12">
            <text:p>12</text:p>
          </table:table-cell>
          <table:table-cell table:style-name="ce43"/>
          <table:table-cell table:style-name="ce40" table:formula="of:=[$Calendario.F12]" office:value-type="date" office:date-value="2012-10-13">
            <text:p>13</text:p>
          </table:table-cell>
          <table:table-cell table:style-name="ce43"/>
          <table:table-cell table:style-name="ce40" table:formula="of:=[$Calendario.G12]" office:value-type="date" office:date-value="2012-10-14">
            <text:p>14</text:p>
          </table:table-cell>
          <table:table-cell table:style-name="ce43"/>
          <table:table-cell/>
          <table:table-cell table:style-name="ce35"/>
          <table:table-cell table:style-name="ce37"/>
          <table:table-cell table:number-columns-repeated="1007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/>
          <table:table-cell table:style-name="ce35"/>
          <table:table-cell table:style-name="ce37"/>
          <table:table-cell table:number-columns-repeated="1007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/>
          <table:table-cell table:style-name="ce35"/>
          <table:table-cell table:style-name="ce37"/>
          <table:table-cell table:number-columns-repeated="1007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/>
          <table:table-cell table:style-name="ce35"/>
          <table:table-cell table:style-name="ce37"/>
          <table:table-cell table:number-columns-repeated="1007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/>
          <table:table-cell table:style-name="ce35"/>
          <table:table-cell table:style-name="ce37"/>
          <table:table-cell table:number-columns-repeated="1007"/>
        </table:table-row>
        <table:table-row table:style-name="ro2"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/>
          <table:table-cell table:style-name="ce35"/>
          <table:table-cell table:style-name="ce37"/>
          <table:table-cell table:number-columns-repeated="1007"/>
        </table:table-row>
        <table:table-row table:style-name="ro9">
          <table:table-cell table:style-name="ce40" table:formula="of:=[$Calendario.A13]" office:value-type="date" office:date-value="2012-10-15">
            <text:p>15</text:p>
          </table:table-cell>
          <table:table-cell table:style-name="ce43"/>
          <table:table-cell table:style-name="ce40" table:formula="of:=[$Calendario.B13]" office:value-type="date" office:date-value="2012-10-16">
            <text:p>16</text:p>
          </table:table-cell>
          <table:table-cell table:style-name="ce43"/>
          <table:table-cell table:style-name="ce40" table:formula="of:=[$Calendario.C13]" office:value-type="date" office:date-value="2012-10-17">
            <text:p>17</text:p>
          </table:table-cell>
          <table:table-cell table:style-name="ce43"/>
          <table:table-cell table:style-name="ce40" table:formula="of:=[$Calendario.D13]" office:value-type="date" office:date-value="2012-10-18">
            <text:p>18</text:p>
          </table:table-cell>
          <table:table-cell table:style-name="ce43"/>
          <table:table-cell table:style-name="ce40" table:formula="of:=[$Calendario.E13]" office:value-type="date" office:date-value="2012-10-19">
            <text:p>19</text:p>
          </table:table-cell>
          <table:table-cell table:style-name="ce43"/>
          <table:table-cell table:style-name="ce40" table:formula="of:=[$Calendario.F13]" office:value-type="date" office:date-value="2012-10-20">
            <text:p>20</text:p>
          </table:table-cell>
          <table:table-cell table:style-name="ce43"/>
          <table:table-cell table:style-name="ce40" table:formula="of:=[$Calendario.G13]" office:value-type="date" office:date-value="2012-10-21">
            <text:p>21</text:p>
          </table:table-cell>
          <table:table-cell table:style-name="ce43"/>
          <table:table-cell/>
          <table:table-cell table:style-name="ce35"/>
          <table:table-cell table:style-name="ce37"/>
          <table:table-cell table:number-columns-repeated="1007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/>
          <table:table-cell table:style-name="ce35"/>
          <table:table-cell table:style-name="ce37"/>
          <table:table-cell table:number-columns-repeated="1007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/>
          <table:table-cell table:style-name="ce35"/>
          <table:table-cell table:style-name="ce37"/>
          <table:table-cell table:number-columns-repeated="1007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/>
          <table:table-cell table:style-name="ce35"/>
          <table:table-cell table:style-name="ce37"/>
          <table:table-cell table:number-columns-repeated="1007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/>
          <table:table-cell table:style-name="ce35"/>
          <table:table-cell table:style-name="ce37"/>
          <table:table-cell table:number-columns-repeated="1007"/>
        </table:table-row>
        <table:table-row table:style-name="ro2"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/>
          <table:table-cell table:style-name="ce35"/>
          <table:table-cell table:style-name="ce37"/>
          <table:table-cell table:number-columns-repeated="1007"/>
        </table:table-row>
        <table:table-row table:style-name="ro9">
          <table:table-cell table:style-name="ce40" table:formula="of:=[$Calendario.A14]" office:value-type="date" office:date-value="2012-10-22">
            <text:p>22</text:p>
          </table:table-cell>
          <table:table-cell table:style-name="ce43"/>
          <table:table-cell table:style-name="ce40" table:formula="of:=[$Calendario.B14]" office:value-type="date" office:date-value="2012-10-23">
            <text:p>23</text:p>
          </table:table-cell>
          <table:table-cell table:style-name="ce43"/>
          <table:table-cell table:style-name="ce40" table:formula="of:=[$Calendario.C14]" office:value-type="date" office:date-value="2012-10-24">
            <text:p>24</text:p>
          </table:table-cell>
          <table:table-cell table:style-name="ce43"/>
          <table:table-cell table:style-name="ce40" table:formula="of:=[$Calendario.D14]" office:value-type="date" office:date-value="2012-10-25">
            <text:p>25</text:p>
          </table:table-cell>
          <table:table-cell table:style-name="ce43"/>
          <table:table-cell table:style-name="ce40" table:formula="of:=[$Calendario.E14]" office:value-type="date" office:date-value="2012-10-26">
            <text:p>26</text:p>
          </table:table-cell>
          <table:table-cell table:style-name="ce43"/>
          <table:table-cell table:style-name="ce40" table:formula="of:=[$Calendario.F14]" office:value-type="date" office:date-value="2012-10-27">
            <text:p>27</text:p>
          </table:table-cell>
          <table:table-cell table:style-name="ce43"/>
          <table:table-cell table:style-name="ce40" table:formula="of:=[$Calendario.G14]" office:value-type="date" office:date-value="2012-10-28">
            <text:p>28</text:p>
          </table:table-cell>
          <table:table-cell table:style-name="ce43"/>
          <table:table-cell/>
          <table:table-cell table:style-name="ce35"/>
          <table:table-cell table:style-name="ce37"/>
          <table:table-cell table:number-columns-repeated="1007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/>
          <table:table-cell table:style-name="ce35"/>
          <table:table-cell table:style-name="ce37"/>
          <table:table-cell table:number-columns-repeated="1007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/>
          <table:table-cell table:style-name="ce35"/>
          <table:table-cell table:style-name="ce37"/>
          <table:table-cell table:number-columns-repeated="1007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/>
          <table:table-cell table:style-name="ce35"/>
          <table:table-cell table:style-name="ce37"/>
          <table:table-cell table:number-columns-repeated="1007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/>
          <table:table-cell table:style-name="ce35"/>
          <table:table-cell table:style-name="ce37"/>
          <table:table-cell table:number-columns-repeated="1007"/>
        </table:table-row>
        <table:table-row table:style-name="ro2"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/>
          <table:table-cell table:style-name="ce35"/>
          <table:table-cell table:style-name="ce37"/>
          <table:table-cell table:number-columns-repeated="1007"/>
        </table:table-row>
        <table:table-row table:style-name="ro9">
          <table:table-cell table:style-name="ce40" table:formula="of:=[$Calendario.A15]" office:value-type="date" office:date-value="2012-10-29">
            <text:p>29</text:p>
          </table:table-cell>
          <table:table-cell table:style-name="ce43"/>
          <table:table-cell table:style-name="ce40" table:formula="of:=[$Calendario.B15]" office:value-type="date" office:date-value="2012-10-30">
            <text:p>30</text:p>
          </table:table-cell>
          <table:table-cell table:style-name="ce43"/>
          <table:table-cell table:style-name="ce40" table:formula="of:=[$Calendario.C15]" office:value-type="date" office:date-value="2012-10-31">
            <text:p>31</text:p>
          </table:table-cell>
          <table:table-cell table:style-name="ce43"/>
          <table:table-cell table:style-name="ce40" table:formula="of:=[$Calendario.D15]">
            <text:p/>
          </table:table-cell>
          <table:table-cell table:style-name="ce43"/>
          <table:table-cell table:style-name="ce40" table:formula="of:=[$Calendario.E15]">
            <text:p/>
          </table:table-cell>
          <table:table-cell table:style-name="ce43"/>
          <table:table-cell table:style-name="ce40" table:formula="of:=[$Calendario.F15]">
            <text:p/>
          </table:table-cell>
          <table:table-cell table:style-name="ce43"/>
          <table:table-cell table:style-name="ce40" table:formula="of:=[$Calendario.G15]">
            <text:p/>
          </table:table-cell>
          <table:table-cell table:style-name="ce43"/>
          <table:table-cell/>
          <table:table-cell table:style-name="ce35"/>
          <table:table-cell table:style-name="ce37"/>
          <table:table-cell table:number-columns-repeated="1007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/>
          <table:table-cell table:style-name="ce35"/>
          <table:table-cell table:style-name="ce37"/>
          <table:table-cell table:number-columns-repeated="1007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/>
          <table:table-cell table:style-name="ce35"/>
          <table:table-cell table:style-name="ce37"/>
          <table:table-cell table:number-columns-repeated="1007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/>
          <table:table-cell table:style-name="ce35"/>
          <table:table-cell table:style-name="ce37"/>
          <table:table-cell table:number-columns-repeated="1007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/>
          <table:table-cell table:style-name="ce35"/>
          <table:table-cell table:style-name="ce37"/>
          <table:table-cell table:number-columns-repeated="1007"/>
        </table:table-row>
        <table:table-row table:style-name="ro2"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/>
          <table:table-cell table:style-name="ce35"/>
          <table:table-cell table:style-name="ce37"/>
          <table:table-cell table:number-columns-repeated="1007"/>
        </table:table-row>
        <table:table-row table:style-name="ro9">
          <table:table-cell table:style-name="ce40" table:formula="of:=[$Calendario.A16]">
            <text:p/>
          </table:table-cell>
          <table:table-cell table:style-name="ce43"/>
          <table:table-cell table:style-name="ce40" table:formula="of:=[$Calendario.B16]">
            <text:p/>
          </table:table-cell>
          <table:table-cell table:style-name="ce43"/>
          <table:table-cell table:style-name="ce46"/>
          <table:table-cell table:style-name="ce49"/>
          <table:table-cell table:style-name="ce52"/>
          <table:table-cell table:style-name="ce54"/>
          <table:table-cell table:style-name="ce57" office:value-type="string">
            <text:p>Notas</text:p>
          </table:table-cell>
          <table:table-cell table:style-name="ce52" table:number-columns-repeated="4"/>
          <table:table-cell table:style-name="ce54"/>
          <table:table-cell/>
          <table:table-cell table:style-name="ce35"/>
          <table:table-cell table:style-name="ce37"/>
          <table:table-cell table:number-columns-repeated="1007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7"/>
          <table:table-cell table:style-name="ce50" table:number-columns-repeated="2"/>
          <table:table-cell table:style-name="ce55"/>
          <table:table-cell table:style-name="ce58"/>
          <table:table-cell table:style-name="ce50" table:number-columns-repeated="4"/>
          <table:table-cell table:style-name="ce55"/>
          <table:table-cell/>
          <table:table-cell table:style-name="ce35"/>
          <table:table-cell table:style-name="ce37"/>
          <table:table-cell table:number-columns-repeated="1007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7"/>
          <table:table-cell table:style-name="ce50" table:number-columns-repeated="2"/>
          <table:table-cell table:style-name="ce55"/>
          <table:table-cell table:style-name="ce58"/>
          <table:table-cell table:style-name="ce50" table:number-columns-repeated="4"/>
          <table:table-cell table:style-name="ce55"/>
          <table:table-cell table:number-columns-repeated="1010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7"/>
          <table:table-cell table:style-name="ce50" table:number-columns-repeated="2"/>
          <table:table-cell table:style-name="ce55"/>
          <table:table-cell table:style-name="ce58"/>
          <table:table-cell table:style-name="ce50" table:number-columns-repeated="4"/>
          <table:table-cell table:style-name="ce55"/>
          <table:table-cell table:number-columns-repeated="1010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7"/>
          <table:table-cell table:style-name="ce50" table:number-columns-repeated="2"/>
          <table:table-cell table:style-name="ce55"/>
          <table:table-cell table:style-name="ce58"/>
          <table:table-cell table:style-name="ce50" table:number-columns-repeated="3"/>
          <table:table-cell table:style-name="ce62" table:number-columns-spanned="2" table:number-rows-spanned="1"/>
          <table:covered-table-cell table:style-name="ce62"/>
          <table:table-cell table:number-columns-repeated="1010"/>
        </table:table-row>
        <table:table-row table:style-name="ro2">
          <table:table-cell table:style-name="ce42" table:number-columns-spanned="2" table:number-rows-spanned="1"/>
          <table:covered-table-cell table:style-name="ce42"/>
          <table:table-cell table:style-name="ce45" office:value-type="string" table:number-columns-spanned="2" table:number-rows-spanned="1">
            <text:p>[42]</text:p>
          </table:table-cell>
          <table:covered-table-cell table:style-name="ce45"/>
          <table:table-cell table:style-name="ce48" office:value-type="string">
            <text:p>{42}</text:p>
          </table:table-cell>
          <table:table-cell table:style-name="ce51" table:number-columns-repeated="2"/>
          <table:table-cell table:style-name="ce56" office:value-type="string">
            <text:p>[42]</text:p>
          </table:table-cell>
          <table:table-cell table:style-name="ce59"/>
          <table:table-cell table:style-name="ce51"/>
          <table:table-cell table:style-name="ce60" table:number-columns-spanned="4" table:number-rows-spanned="1"/>
          <table:covered-table-cell table:number-columns-repeated="3" table:style-name="ce60"/>
          <table:table-cell table:number-columns-repeated="1010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1" table:style-name="ta3">
        <table:shapes>
          <draw:frame draw:z-index="0" draw:name="Picture 1" draw:style-name="gr1" draw:text-style-name="P1" svg:width="3.916cm" svg:height="2.38cm" svg:x="13.761cm" svg:y="16.643cm">
            <draw:image xlink:href="Pictures/200000D8000015620000136B16872B76.wmf" xlink:type="simple" xlink:show="embed" xlink:actuate="onLoad">
              <text:p/>
            </draw:image>
          </draw:frame>
          <draw:frame draw:z-index="1" draw:name="Picture 2" draw:style-name="gr1" draw:text-style-name="P1" svg:width="3.89cm" svg:height="2.379cm" svg:x="9.258cm" svg:y="16.802cm">
            <draw:image xlink:href="Pictures/200000D7000015620000136BD769EA74.wmf" xlink:type="simple" xlink:show="embed" xlink:actuate="onLoad">
              <text:p/>
            </draw:image>
          </draw:frame>
        </table:shapes>
        <table:table-column table:style-name="co6" table:default-cell-style-name="ce15"/>
        <table:table-column table:style-name="co7" table:default-cell-style-name="ce15"/>
        <table:table-column table:style-name="co6" table:default-cell-style-name="ce15"/>
        <table:table-column table:style-name="co7" table:default-cell-style-name="ce15"/>
        <table:table-column table:style-name="co6" table:default-cell-style-name="ce15"/>
        <table:table-column table:style-name="co7" table:default-cell-style-name="ce15"/>
        <table:table-column table:style-name="co6" table:default-cell-style-name="ce15"/>
        <table:table-column table:style-name="co7" table:default-cell-style-name="ce15"/>
        <table:table-column table:style-name="co6" table:default-cell-style-name="ce15"/>
        <table:table-column table:style-name="co7" table:default-cell-style-name="ce15"/>
        <table:table-column table:style-name="co6" table:default-cell-style-name="ce15"/>
        <table:table-column table:style-name="co7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8" table:number-columns-repeated="240" table:default-cell-style-name="ce15"/>
        <table:table-column table:style-name="co8" table:number-columns-repeated="767" table:default-cell-style-name="Default"/>
        <table:table-row table:style-name="ro8">
          <table:table-cell table:style-name="ce38" table:formula="of:=IF([$Calendario.$Q$4]=&quot;&quot;;&quot;&quot;;[$Calendario.$Q$4])" office:value-type="string" office:string-value="Proyecto IS" table:number-columns-spanned="7" table:number-rows-spanned="1">
            <text:p>Proyecto IS</text:p>
          </table:table-cell>
          <table:covered-table-cell table:number-columns-repeated="6" table:style-name="ce38"/>
          <table:table-cell table:style-name="ce53" table:formula="of:=[$Calendario.I9]" office:value-type="float" office:value="41214" table:number-columns-spanned="7" table:number-rows-spanned="1">
            <text:p>noviembre 2012</text:p>
          </table:table-cell>
          <table:covered-table-cell table:number-columns-repeated="6" table:style-name="ce53"/>
          <table:table-cell table:number-columns-repeated="1010"/>
        </table:table-row>
        <table:table-row table:style-name="ro4">
          <table:table-cell table:style-name="ce39" table:formula="of:=[$'1'.A2:.B2]" office:value-type="string" office:string-value="lunes" table:number-columns-spanned="2" table:number-rows-spanned="1">
            <text:p>lunes</text:p>
          </table:table-cell>
          <table:covered-table-cell table:style-name="ce39"/>
          <table:table-cell table:style-name="ce44" table:formula="of:=[$'1'.C2:.D2]" office:value-type="string" office:string-value="martes" table:number-columns-spanned="2" table:number-rows-spanned="1">
            <text:p>martes</text:p>
          </table:table-cell>
          <table:covered-table-cell table:style-name="ce44"/>
          <table:table-cell table:style-name="ce44" table:formula="of:=[$'1'.E2:.F2]" office:value-type="string" office:string-value="miércoles" table:number-columns-spanned="2" table:number-rows-spanned="1">
            <text:p>miércoles</text:p>
          </table:table-cell>
          <table:covered-table-cell table:style-name="ce44"/>
          <table:table-cell table:style-name="ce44" table:formula="of:=[$'1'.G2:.H2]" office:value-type="string" office:string-value="jueves" table:number-columns-spanned="2" table:number-rows-spanned="1">
            <text:p>jueves</text:p>
          </table:table-cell>
          <table:covered-table-cell table:style-name="ce44"/>
          <table:table-cell table:style-name="ce44" table:formula="of:=[$'1'.I2:.J2]" office:value-type="string" office:string-value="viernes" table:number-columns-spanned="2" table:number-rows-spanned="1">
            <text:p>viernes</text:p>
          </table:table-cell>
          <table:covered-table-cell table:style-name="ce44"/>
          <table:table-cell table:style-name="ce44" table:formula="of:=[$'1'.K2:.L2]" office:value-type="string" office:string-value="sábado" table:number-columns-spanned="2" table:number-rows-spanned="1">
            <text:p>sábado</text:p>
          </table:table-cell>
          <table:covered-table-cell table:style-name="ce44"/>
          <table:table-cell table:style-name="ce61" table:formula="of:=[$'1'.M2:.N2]" office:value-type="string" office:string-value="domingo" table:number-columns-spanned="2" table:number-rows-spanned="1">
            <text:p>domingo</text:p>
          </table:table-cell>
          <table:covered-table-cell table:style-name="ce61"/>
          <table:table-cell/>
          <table:table-cell table:style-name="ce32" office:value-type="string">
            <text:p>Fecha</text:p>
          </table:table-cell>
          <table:table-cell table:style-name="ce32" office:value-type="string">
            <text:p>Acontecimiento</text:p>
          </table:table-cell>
          <table:table-cell table:number-columns-repeated="1007"/>
        </table:table-row>
        <table:table-row table:style-name="ro9">
          <table:table-cell table:style-name="ce40" table:formula="of:=[$Calendario.I11]">
            <text:p/>
          </table:table-cell>
          <table:table-cell table:style-name="ce43"/>
          <table:table-cell table:style-name="ce40" table:formula="of:=[$Calendario.J11]">
            <text:p/>
          </table:table-cell>
          <table:table-cell table:style-name="ce43"/>
          <table:table-cell table:style-name="ce40" table:formula="of:=[$Calendario.K11]">
            <text:p/>
          </table:table-cell>
          <table:table-cell table:style-name="ce43"/>
          <table:table-cell table:style-name="ce40" table:formula="of:=[$Calendario.L11]" office:value-type="date" office:date-value="2012-11-01">
            <text:p>1</text:p>
          </table:table-cell>
          <table:table-cell table:style-name="ce43"/>
          <table:table-cell table:style-name="ce40" table:formula="of:=[$Calendario.M11]" office:value-type="date" office:date-value="2012-11-02">
            <text:p>2</text:p>
          </table:table-cell>
          <table:table-cell table:style-name="ce43"/>
          <table:table-cell table:style-name="ce40" table:formula="of:=[$Calendario.N11]" office:value-type="date" office:date-value="2012-11-03">
            <text:p>3</text:p>
          </table:table-cell>
          <table:table-cell table:style-name="ce43"/>
          <table:table-cell table:style-name="ce40" table:formula="of:=[$Calendario.O11]" office:value-type="date" office:date-value="2012-11-04">
            <text:p>4</text:p>
          </table:table-cell>
          <table:table-cell table:style-name="ce43"/>
          <table:table-cell/>
          <table:table-cell table:style-name="ce33"/>
          <table:table-cell table:number-columns-repeated="1008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/>
          <table:table-cell table:style-name="ce67" office:value-type="date" office:date-value="2012-11-08">
            <text:p>08/11/2012</text:p>
          </table:table-cell>
          <table:table-cell office:value-type="string">
            <text:p>Formación grupo proyecto IS</text:p>
          </table:table-cell>
          <table:table-cell table:number-columns-repeated="1007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/>
          <table:table-cell table:style-name="ce68" office:value-type="date" office:date-value="2012-11-26">
            <text:p>26/11/2012</text:p>
          </table:table-cell>
          <table:table-cell table:style-name="ce37" office:value-type="string">
            <text:p>Elección tipo de proyecto</text:p>
          </table:table-cell>
          <table:table-cell table:number-columns-repeated="1007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/>
          <table:table-cell table:style-name="ce69"/>
          <table:table-cell table:style-name="ce37"/>
          <table:table-cell table:number-columns-repeated="1007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/>
          <table:table-cell table:style-name="ce69"/>
          <table:table-cell table:style-name="ce37"/>
          <table:table-cell table:number-columns-repeated="1007"/>
        </table:table-row>
        <table:table-row table:style-name="ro2"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/>
          <table:table-cell table:style-name="ce69"/>
          <table:table-cell table:style-name="ce37"/>
          <table:table-cell table:number-columns-repeated="1007"/>
        </table:table-row>
        <table:table-row table:style-name="ro9">
          <table:table-cell table:style-name="ce40" table:formula="of:=[$Calendario.I12]" office:value-type="date" office:date-value="2012-11-05">
            <text:p>5</text:p>
          </table:table-cell>
          <table:table-cell table:style-name="ce43"/>
          <table:table-cell table:style-name="ce40" table:formula="of:=[$Calendario.J12]" office:value-type="date" office:date-value="2012-11-06">
            <text:p>6</text:p>
          </table:table-cell>
          <table:table-cell table:style-name="ce43"/>
          <table:table-cell table:style-name="ce40" table:formula="of:=[$Calendario.K12]" office:value-type="date" office:date-value="2012-11-07">
            <text:p>7</text:p>
          </table:table-cell>
          <table:table-cell table:style-name="ce43"/>
          <table:table-cell table:style-name="ce63" table:formula="of:=[$Calendario.L12]" office:value-type="date" office:date-value="2012-11-08">
            <text:p>8</text:p>
          </table:table-cell>
          <table:table-cell table:style-name="ce66"/>
          <table:table-cell table:style-name="ce40" table:formula="of:=[$Calendario.M12]" office:value-type="date" office:date-value="2012-11-09">
            <text:p>9</text:p>
          </table:table-cell>
          <table:table-cell table:style-name="ce43"/>
          <table:table-cell table:style-name="ce40" table:formula="of:=[$Calendario.N12]" office:value-type="date" office:date-value="2012-11-10">
            <text:p>10</text:p>
          </table:table-cell>
          <table:table-cell table:style-name="ce43"/>
          <table:table-cell table:style-name="ce40" table:formula="of:=[$Calendario.O12]" office:value-type="date" office:date-value="2012-11-11">
            <text:p>11</text:p>
          </table:table-cell>
          <table:table-cell table:style-name="ce43"/>
          <table:table-cell/>
          <table:table-cell table:style-name="ce69"/>
          <table:table-cell table:style-name="ce37"/>
          <table:table-cell table:number-columns-repeated="1007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64" table:number-columns-spanned="2" table:number-rows-spanned="1"/>
          <table:covered-table-cell table:style-name="ce64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/>
          <table:table-cell table:style-name="ce69"/>
          <table:table-cell table:style-name="ce37"/>
          <table:table-cell table:number-columns-repeated="1007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64" table:number-columns-spanned="2" table:number-rows-spanned="1"/>
          <table:covered-table-cell table:style-name="ce64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/>
          <table:table-cell table:style-name="ce69"/>
          <table:table-cell table:style-name="ce37"/>
          <table:table-cell table:number-columns-repeated="1007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64" table:number-columns-spanned="2" table:number-rows-spanned="1"/>
          <table:covered-table-cell table:style-name="ce64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/>
          <table:table-cell table:style-name="ce69"/>
          <table:table-cell table:style-name="ce37"/>
          <table:table-cell table:number-columns-repeated="1007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64" table:number-columns-spanned="2" table:number-rows-spanned="1"/>
          <table:covered-table-cell table:style-name="ce64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/>
          <table:table-cell table:style-name="ce69"/>
          <table:table-cell table:style-name="ce37"/>
          <table:table-cell table:number-columns-repeated="1007"/>
        </table:table-row>
        <table:table-row table:style-name="ro2"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65" table:number-columns-spanned="2" table:number-rows-spanned="1"/>
          <table:covered-table-cell table:style-name="ce65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/>
          <table:table-cell table:style-name="ce69"/>
          <table:table-cell table:style-name="ce37"/>
          <table:table-cell table:number-columns-repeated="1007"/>
        </table:table-row>
        <table:table-row table:style-name="ro9">
          <table:table-cell table:style-name="ce40" table:formula="of:=[$Calendario.I13]" office:value-type="date" office:date-value="2012-11-12">
            <text:p>12</text:p>
          </table:table-cell>
          <table:table-cell table:style-name="ce43"/>
          <table:table-cell table:style-name="ce40" table:formula="of:=[$Calendario.J13]" office:value-type="date" office:date-value="2012-11-13">
            <text:p>13</text:p>
          </table:table-cell>
          <table:table-cell table:style-name="ce43"/>
          <table:table-cell table:style-name="ce40" table:formula="of:=[$Calendario.K13]" office:value-type="date" office:date-value="2012-11-14">
            <text:p>14</text:p>
          </table:table-cell>
          <table:table-cell table:style-name="ce43"/>
          <table:table-cell table:style-name="ce40" table:formula="of:=[$Calendario.L13]" office:value-type="date" office:date-value="2012-11-15">
            <text:p>15</text:p>
          </table:table-cell>
          <table:table-cell table:style-name="ce43"/>
          <table:table-cell table:style-name="ce40" table:formula="of:=[$Calendario.M13]" office:value-type="date" office:date-value="2012-11-16">
            <text:p>16</text:p>
          </table:table-cell>
          <table:table-cell table:style-name="ce43"/>
          <table:table-cell table:style-name="ce40" table:formula="of:=[$Calendario.N13]" office:value-type="date" office:date-value="2012-11-17">
            <text:p>17</text:p>
          </table:table-cell>
          <table:table-cell table:style-name="ce43"/>
          <table:table-cell table:style-name="ce40" table:formula="of:=[$Calendario.O13]" office:value-type="date" office:date-value="2012-11-18">
            <text:p>18</text:p>
          </table:table-cell>
          <table:table-cell table:style-name="ce43"/>
          <table:table-cell/>
          <table:table-cell table:style-name="ce69"/>
          <table:table-cell table:style-name="ce37"/>
          <table:table-cell table:number-columns-repeated="1007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/>
          <table:table-cell table:style-name="ce69"/>
          <table:table-cell table:style-name="ce37"/>
          <table:table-cell table:number-columns-repeated="1007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/>
          <table:table-cell table:style-name="ce69"/>
          <table:table-cell table:style-name="ce37"/>
          <table:table-cell table:number-columns-repeated="1007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/>
          <table:table-cell table:style-name="ce69"/>
          <table:table-cell table:style-name="ce37"/>
          <table:table-cell table:number-columns-repeated="1007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/>
          <table:table-cell table:style-name="ce69"/>
          <table:table-cell table:style-name="ce37"/>
          <table:table-cell table:number-columns-repeated="1007"/>
        </table:table-row>
        <table:table-row table:style-name="ro2"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/>
          <table:table-cell table:style-name="ce69"/>
          <table:table-cell table:style-name="ce37"/>
          <table:table-cell table:number-columns-repeated="1007"/>
        </table:table-row>
        <table:table-row table:style-name="ro9">
          <table:table-cell table:style-name="ce40" table:formula="of:=[$Calendario.I14]" office:value-type="date" office:date-value="2012-11-19">
            <text:p>19</text:p>
          </table:table-cell>
          <table:table-cell table:style-name="ce43"/>
          <table:table-cell table:style-name="ce40" table:formula="of:=[$Calendario.J14]" office:value-type="date" office:date-value="2012-11-20">
            <text:p>20</text:p>
          </table:table-cell>
          <table:table-cell table:style-name="ce43"/>
          <table:table-cell table:style-name="ce40" table:formula="of:=[$Calendario.K14]" office:value-type="date" office:date-value="2012-11-21">
            <text:p>21</text:p>
          </table:table-cell>
          <table:table-cell table:style-name="ce43"/>
          <table:table-cell table:style-name="ce40" table:formula="of:=[$Calendario.L14]" office:value-type="date" office:date-value="2012-11-22">
            <text:p>22</text:p>
          </table:table-cell>
          <table:table-cell table:style-name="ce43"/>
          <table:table-cell table:style-name="ce40" table:formula="of:=[$Calendario.M14]" office:value-type="date" office:date-value="2012-11-23">
            <text:p>23</text:p>
          </table:table-cell>
          <table:table-cell table:style-name="ce43"/>
          <table:table-cell table:style-name="ce40" table:formula="of:=[$Calendario.N14]" office:value-type="date" office:date-value="2012-11-24">
            <text:p>24</text:p>
          </table:table-cell>
          <table:table-cell table:style-name="ce43"/>
          <table:table-cell table:style-name="ce40" table:formula="of:=[$Calendario.O14]" office:value-type="date" office:date-value="2012-11-25">
            <text:p>25</text:p>
          </table:table-cell>
          <table:table-cell table:style-name="ce43"/>
          <table:table-cell/>
          <table:table-cell table:style-name="ce69"/>
          <table:table-cell table:style-name="ce37"/>
          <table:table-cell table:number-columns-repeated="1007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/>
          <table:table-cell table:style-name="ce69"/>
          <table:table-cell table:style-name="ce37"/>
          <table:table-cell table:number-columns-repeated="1007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/>
          <table:table-cell table:style-name="ce69"/>
          <table:table-cell table:style-name="ce37"/>
          <table:table-cell table:number-columns-repeated="1007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/>
          <table:table-cell table:style-name="ce35"/>
          <table:table-cell table:style-name="ce37"/>
          <table:table-cell table:number-columns-repeated="1007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/>
          <table:table-cell table:style-name="ce35"/>
          <table:table-cell table:style-name="ce37"/>
          <table:table-cell table:number-columns-repeated="1007"/>
        </table:table-row>
        <table:table-row table:style-name="ro2"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/>
          <table:table-cell table:style-name="ce35"/>
          <table:table-cell table:style-name="ce37"/>
          <table:table-cell table:number-columns-repeated="1007"/>
        </table:table-row>
        <table:table-row table:style-name="ro9">
          <table:table-cell table:style-name="ce63" table:formula="of:=[$Calendario.I15]" office:value-type="date" office:date-value="2012-11-26">
            <text:p>26</text:p>
          </table:table-cell>
          <table:table-cell table:style-name="ce66"/>
          <table:table-cell table:style-name="ce40" table:formula="of:=[$Calendario.J15]" office:value-type="date" office:date-value="2012-11-27">
            <text:p>27</text:p>
          </table:table-cell>
          <table:table-cell table:style-name="ce43"/>
          <table:table-cell table:style-name="ce40" table:formula="of:=[$Calendario.K15]" office:value-type="date" office:date-value="2012-11-28">
            <text:p>28</text:p>
          </table:table-cell>
          <table:table-cell table:style-name="ce43"/>
          <table:table-cell table:style-name="ce40" table:formula="of:=[$Calendario.L15]" office:value-type="date" office:date-value="2012-11-29">
            <text:p>29</text:p>
          </table:table-cell>
          <table:table-cell table:style-name="ce43"/>
          <table:table-cell table:style-name="ce40" table:formula="of:=[$Calendario.M15]" office:value-type="date" office:date-value="2012-11-30">
            <text:p>30</text:p>
          </table:table-cell>
          <table:table-cell table:style-name="ce43"/>
          <table:table-cell table:style-name="ce40" table:formula="of:=[$Calendario.N15]">
            <text:p/>
          </table:table-cell>
          <table:table-cell table:style-name="ce43"/>
          <table:table-cell table:style-name="ce40" table:formula="of:=[$Calendario.O15]">
            <text:p/>
          </table:table-cell>
          <table:table-cell table:style-name="ce43"/>
          <table:table-cell/>
          <table:table-cell table:style-name="ce35"/>
          <table:table-cell table:style-name="ce37"/>
          <table:table-cell table:number-columns-repeated="1007"/>
        </table:table-row>
        <table:table-row table:style-name="ro2">
          <table:table-cell table:style-name="ce64" table:number-columns-spanned="2" table:number-rows-spanned="1"/>
          <table:covered-table-cell table:style-name="ce64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/>
          <table:table-cell table:style-name="ce35"/>
          <table:table-cell table:style-name="ce37"/>
          <table:table-cell table:number-columns-repeated="1007"/>
        </table:table-row>
        <table:table-row table:style-name="ro2">
          <table:table-cell table:style-name="ce64" table:number-columns-spanned="2" table:number-rows-spanned="1"/>
          <table:covered-table-cell table:style-name="ce64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/>
          <table:table-cell table:style-name="ce35"/>
          <table:table-cell table:style-name="ce37"/>
          <table:table-cell table:number-columns-repeated="1007"/>
        </table:table-row>
        <table:table-row table:style-name="ro2">
          <table:table-cell table:style-name="ce64" table:number-columns-spanned="2" table:number-rows-spanned="1"/>
          <table:covered-table-cell table:style-name="ce64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/>
          <table:table-cell table:style-name="ce35"/>
          <table:table-cell table:style-name="ce37"/>
          <table:table-cell table:number-columns-repeated="1007"/>
        </table:table-row>
        <table:table-row table:style-name="ro2">
          <table:table-cell table:style-name="ce64" table:number-columns-spanned="2" table:number-rows-spanned="1"/>
          <table:covered-table-cell table:style-name="ce64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/>
          <table:table-cell table:style-name="ce35"/>
          <table:table-cell table:style-name="ce37"/>
          <table:table-cell table:number-columns-repeated="1007"/>
        </table:table-row>
        <table:table-row table:style-name="ro2">
          <table:table-cell table:style-name="ce65" table:number-columns-spanned="2" table:number-rows-spanned="1"/>
          <table:covered-table-cell table:style-name="ce65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/>
          <table:table-cell table:style-name="ce35"/>
          <table:table-cell table:style-name="ce37"/>
          <table:table-cell table:number-columns-repeated="1007"/>
        </table:table-row>
        <table:table-row table:style-name="ro9">
          <table:table-cell table:style-name="ce40" table:formula="of:=[$Calendario.I16]">
            <text:p/>
          </table:table-cell>
          <table:table-cell table:style-name="ce43"/>
          <table:table-cell table:style-name="ce40" table:formula="of:=[$Calendario.J16]">
            <text:p/>
          </table:table-cell>
          <table:table-cell table:style-name="ce43"/>
          <table:table-cell table:style-name="ce46"/>
          <table:table-cell table:style-name="ce49"/>
          <table:table-cell table:style-name="ce52"/>
          <table:table-cell table:style-name="ce54"/>
          <table:table-cell table:style-name="ce57" office:value-type="string">
            <text:p>Notas</text:p>
          </table:table-cell>
          <table:table-cell table:style-name="ce52" table:number-columns-repeated="4"/>
          <table:table-cell table:style-name="ce54"/>
          <table:table-cell/>
          <table:table-cell table:style-name="ce35"/>
          <table:table-cell table:style-name="ce37"/>
          <table:table-cell table:number-columns-repeated="1007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7"/>
          <table:table-cell table:style-name="ce50" table:number-columns-repeated="2"/>
          <table:table-cell table:style-name="ce55"/>
          <table:table-cell table:style-name="ce58"/>
          <table:table-cell table:style-name="ce50" table:number-columns-repeated="4"/>
          <table:table-cell table:style-name="ce55"/>
          <table:table-cell/>
          <table:table-cell table:style-name="ce35"/>
          <table:table-cell table:style-name="ce37"/>
          <table:table-cell table:number-columns-repeated="1007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7"/>
          <table:table-cell table:style-name="ce50" table:number-columns-repeated="2"/>
          <table:table-cell table:style-name="ce55"/>
          <table:table-cell table:style-name="ce58"/>
          <table:table-cell table:style-name="ce50" table:number-columns-repeated="4"/>
          <table:table-cell table:style-name="ce55"/>
          <table:table-cell table:number-columns-repeated="1010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7"/>
          <table:table-cell table:style-name="ce50" table:number-columns-repeated="2"/>
          <table:table-cell table:style-name="ce55"/>
          <table:table-cell table:style-name="ce58"/>
          <table:table-cell table:style-name="ce50" table:number-columns-repeated="4"/>
          <table:table-cell table:style-name="ce55"/>
          <table:table-cell table:number-columns-repeated="1010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7"/>
          <table:table-cell table:style-name="ce50" table:number-columns-repeated="2"/>
          <table:table-cell table:style-name="ce55"/>
          <table:table-cell table:style-name="ce58"/>
          <table:table-cell table:style-name="ce50" table:number-columns-repeated="3"/>
          <table:table-cell table:style-name="ce62" table:number-columns-spanned="2" table:number-rows-spanned="1"/>
          <table:covered-table-cell table:style-name="ce62"/>
          <table:table-cell table:number-columns-repeated="1010"/>
        </table:table-row>
        <table:table-row table:style-name="ro2">
          <table:table-cell table:style-name="ce42" table:number-columns-spanned="2" table:number-rows-spanned="1"/>
          <table:covered-table-cell table:style-name="ce42"/>
          <table:table-cell table:style-name="ce45" office:value-type="string" table:number-columns-spanned="2" table:number-rows-spanned="1">
            <text:p>[42]</text:p>
          </table:table-cell>
          <table:covered-table-cell table:style-name="ce45"/>
          <table:table-cell table:style-name="ce48" office:value-type="string">
            <text:p>{42}</text:p>
          </table:table-cell>
          <table:table-cell table:style-name="ce51" table:number-columns-repeated="2"/>
          <table:table-cell table:style-name="ce56" office:value-type="string">
            <text:p>[42]</text:p>
          </table:table-cell>
          <table:table-cell table:style-name="ce59"/>
          <table:table-cell table:style-name="ce51"/>
          <table:table-cell table:style-name="ce60" table:number-columns-spanned="4" table:number-rows-spanned="1"/>
          <table:covered-table-cell table:number-columns-repeated="3" table:style-name="ce60"/>
          <table:table-cell table:number-columns-repeated="1010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2" table:style-name="ta4">
        <table:shapes>
          <draw:frame draw:z-index="0" draw:name="Picture 1" draw:style-name="gr1" draw:text-style-name="P1" svg:width="3.024cm" svg:height="2.354cm" svg:x="10.74cm" svg:y="16.902cm">
            <draw:image xlink:href="Pictures/200000D8000015620000136B16872B76.wmf" xlink:type="simple" xlink:show="embed" xlink:actuate="onLoad">
              <text:p/>
            </draw:image>
          </draw:frame>
          <draw:frame draw:z-index="1" draw:name="Picture 2" draw:style-name="gr1" draw:text-style-name="P1" svg:width="3.024cm" svg:height="2.38cm" svg:x="7.076cm" svg:y="16.981cm">
            <draw:image xlink:href="Pictures/200000D7000015620000136BD769EA74.wmf" xlink:type="simple" xlink:show="embed" xlink:actuate="onLoad">
              <text:p/>
            </draw:image>
          </draw:frame>
        </table:shapes>
        <table:table-column table:style-name="co6" table:default-cell-style-name="ce15"/>
        <table:table-column table:style-name="co7" table:default-cell-style-name="ce15"/>
        <table:table-column table:style-name="co6" table:default-cell-style-name="ce15"/>
        <table:table-column table:style-name="co7" table:default-cell-style-name="ce15"/>
        <table:table-column table:style-name="co6" table:default-cell-style-name="ce15"/>
        <table:table-column table:style-name="co7" table:default-cell-style-name="ce15"/>
        <table:table-column table:style-name="co6" table:default-cell-style-name="ce15"/>
        <table:table-column table:style-name="co7" table:default-cell-style-name="ce15"/>
        <table:table-column table:style-name="co6" table:default-cell-style-name="ce15"/>
        <table:table-column table:style-name="co7" table:default-cell-style-name="ce15"/>
        <table:table-column table:style-name="co6" table:default-cell-style-name="ce15"/>
        <table:table-column table:style-name="co7" table:default-cell-style-name="ce15"/>
        <table:table-column table:style-name="co6" table:default-cell-style-name="ce15"/>
        <table:table-column table:style-name="co7" table:default-cell-style-name="ce15"/>
        <table:table-column table:style-name="co5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5" table:number-columns-repeated="239" table:default-cell-style-name="ce15"/>
        <table:table-column table:style-name="co5" table:number-columns-repeated="767" table:default-cell-style-name="Default"/>
        <table:table-row table:style-name="ro10">
          <table:table-cell table:style-name="ce38" table:formula="of:=IF([$Calendario.$Q$4]=&quot;&quot;;&quot;&quot;;[$Calendario.$Q$4])" office:value-type="string" office:string-value="Proyecto IS" table:number-columns-spanned="7" table:number-rows-spanned="1">
            <text:p>Proyecto IS</text:p>
          </table:table-cell>
          <table:covered-table-cell table:number-columns-repeated="6" table:style-name="ce38"/>
          <table:table-cell table:style-name="ce53" table:formula="of:=[$Calendario.Q9]" office:value-type="float" office:value="41244" table:number-columns-spanned="7" table:number-rows-spanned="1">
            <text:p>diciembre 2012</text:p>
          </table:table-cell>
          <table:covered-table-cell table:number-columns-repeated="6" table:style-name="ce53"/>
          <table:table-cell table:style-name="ce70" table:number-columns-repeated="1010"/>
        </table:table-row>
        <table:table-row table:style-name="ro4">
          <table:table-cell table:style-name="ce39" table:formula="of:=[$'1'.A2:.B2]" office:value-type="string" office:string-value="lunes" table:number-columns-spanned="2" table:number-rows-spanned="1">
            <text:p>lunes</text:p>
          </table:table-cell>
          <table:covered-table-cell table:style-name="ce39"/>
          <table:table-cell table:style-name="ce44" table:formula="of:=[$'1'.C2:.D2]" office:value-type="string" office:string-value="martes" table:number-columns-spanned="2" table:number-rows-spanned="1">
            <text:p>martes</text:p>
          </table:table-cell>
          <table:covered-table-cell table:style-name="ce44"/>
          <table:table-cell table:style-name="ce44" table:formula="of:=[$'1'.E2:.F2]" office:value-type="string" office:string-value="miércoles" table:number-columns-spanned="2" table:number-rows-spanned="1">
            <text:p>miércoles</text:p>
          </table:table-cell>
          <table:covered-table-cell table:style-name="ce44"/>
          <table:table-cell table:style-name="ce44" table:formula="of:=[$'1'.G2:.H2]" office:value-type="string" office:string-value="jueves" table:number-columns-spanned="2" table:number-rows-spanned="1">
            <text:p>jueves</text:p>
          </table:table-cell>
          <table:covered-table-cell table:style-name="ce44"/>
          <table:table-cell table:style-name="ce44" table:formula="of:=[$'1'.I2:.J2]" office:value-type="string" office:string-value="viernes" table:number-columns-spanned="2" table:number-rows-spanned="1">
            <text:p>viernes</text:p>
          </table:table-cell>
          <table:covered-table-cell table:style-name="ce44"/>
          <table:table-cell table:style-name="ce44" table:formula="of:=[$'1'.K2:.L2]" office:value-type="string" office:string-value="sábado" table:number-columns-spanned="2" table:number-rows-spanned="1">
            <text:p>sábado</text:p>
          </table:table-cell>
          <table:covered-table-cell table:style-name="ce44"/>
          <table:table-cell table:style-name="ce61" table:formula="of:=[$'1'.M2:.N2]" office:value-type="string" office:string-value="domingo" table:number-columns-spanned="2" table:number-rows-spanned="1">
            <text:p>domingo</text:p>
          </table:table-cell>
          <table:covered-table-cell table:style-name="ce61"/>
          <table:table-cell table:style-name="ce70"/>
          <table:table-cell table:style-name="ce72" office:value-type="string">
            <text:p>Fecha</text:p>
          </table:table-cell>
          <table:table-cell table:style-name="ce32" office:value-type="string">
            <text:p>Acontecimiento</text:p>
          </table:table-cell>
          <table:table-cell table:style-name="ce70" table:number-columns-repeated="1007"/>
        </table:table-row>
        <table:table-row table:style-name="ro9">
          <table:table-cell table:style-name="ce40" table:formula="of:=[$Calendario.Q48]">
            <text:p/>
          </table:table-cell>
          <table:table-cell table:style-name="ce43"/>
          <table:table-cell table:style-name="ce40" table:formula="of:=[$Calendario.R48]">
            <text:p/>
          </table:table-cell>
          <table:table-cell table:style-name="ce43"/>
          <table:table-cell table:style-name="ce40" table:formula="of:=[$Calendario.S48]">
            <text:p/>
          </table:table-cell>
          <table:table-cell table:style-name="ce43"/>
          <table:table-cell table:style-name="ce40" table:formula="of:=[$Calendario.T48]">
            <text:p/>
          </table:table-cell>
          <table:table-cell table:style-name="ce43"/>
          <table:table-cell table:style-name="ce40" table:formula="of:=[$Calendario.U48]">
            <text:p/>
          </table:table-cell>
          <table:table-cell table:style-name="ce43"/>
          <table:table-cell table:style-name="ce40" table:formula="of:=[$Calendario.V11]" office:value-type="date" office:date-value="2012-12-01">
            <text:p>1</text:p>
          </table:table-cell>
          <table:table-cell table:style-name="ce43"/>
          <table:table-cell table:style-name="ce40" table:formula="of:=[$Calendario.W11]" office:value-type="date" office:date-value="2012-12-02">
            <text:p>2</text:p>
          </table:table-cell>
          <table:table-cell table:style-name="ce43"/>
          <table:table-cell table:style-name="ce70"/>
          <table:table-cell table:style-name="ce73" office:value-type="date" office:date-value="2012-12-03">
            <text:p>03/12/2012</text:p>
          </table:table-cell>
          <table:table-cell office:value-type="string">
            <text:p>Módulos de proyecto</text:p>
          </table:table-cell>
          <table:table-cell table:style-name="ce70" table:number-columns-repeated="1007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70"/>
          <table:table-cell table:style-name="ce68" office:value-type="date" office:date-value="2012-12-04">
            <text:p>04/12/2012</text:p>
          </table:table-cell>
          <table:table-cell table:style-name="ce74" office:value-type="string">
            <text:p>3.4 Requisitos lógicos de la base de datos</text:p>
          </table:table-cell>
          <table:table-cell table:style-name="ce70" table:number-columns-repeated="1007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70"/>
          <table:table-cell table:style-name="ce69" office:value-type="date" office:date-value="2012-12-10">
            <text:p>10/12/2012</text:p>
          </table:table-cell>
          <table:table-cell table:style-name="ce37" office:value-type="string">
            <text:p>Modificados los casos de uso de Campos.doc</text:p>
          </table:table-cell>
          <table:table-cell table:style-name="ce70" table:number-columns-repeated="1007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70"/>
          <table:table-cell table:style-name="ce69" office:value-type="date" office:date-value="2012-12-17">
            <text:p>17/12/2012</text:p>
          </table:table-cell>
          <table:table-cell table:style-name="ce37" office:value-type="string">
            <text:p>Se presentan los casos de uso, pendientes de modificar.</text:p>
          </table:table-cell>
          <table:table-cell table:style-name="ce70" table:number-columns-repeated="1007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70"/>
          <table:table-cell table:style-name="ce69"/>
          <table:table-cell table:style-name="ce37"/>
          <table:table-cell table:style-name="ce70" table:number-columns-repeated="1007"/>
        </table:table-row>
        <table:table-row table:style-name="ro2"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71"/>
          <table:table-cell table:style-name="ce69"/>
          <table:table-cell table:style-name="ce37"/>
          <table:table-cell table:style-name="ce71" table:number-columns-repeated="1007"/>
        </table:table-row>
        <table:table-row table:style-name="ro9">
          <table:table-cell table:style-name="ce40" table:formula="of:=[$Calendario.Q12]" office:value-type="date" office:date-value="2012-12-03">
            <text:p>3</text:p>
          </table:table-cell>
          <table:table-cell table:style-name="ce43"/>
          <table:table-cell table:style-name="ce63" table:formula="of:=[$Calendario.R12]" office:value-type="date" office:date-value="2012-12-04">
            <text:p>4</text:p>
          </table:table-cell>
          <table:table-cell table:style-name="ce66"/>
          <table:table-cell table:style-name="ce63" table:formula="of:=[$Calendario.S12]" office:value-type="date" office:date-value="2012-12-05">
            <text:p>5</text:p>
          </table:table-cell>
          <table:table-cell table:style-name="ce66"/>
          <table:table-cell table:style-name="ce40" table:formula="of:=[$Calendario.T12]" office:value-type="date" office:date-value="2012-12-06">
            <text:p>6</text:p>
          </table:table-cell>
          <table:table-cell table:style-name="ce43"/>
          <table:table-cell table:style-name="ce40" table:formula="of:=[$Calendario.U12]" office:value-type="date" office:date-value="2012-12-07">
            <text:p>7</text:p>
          </table:table-cell>
          <table:table-cell table:style-name="ce43"/>
          <table:table-cell table:style-name="ce40" table:formula="of:=[$Calendario.V12]" office:value-type="date" office:date-value="2012-12-08">
            <text:p>8</text:p>
          </table:table-cell>
          <table:table-cell table:style-name="ce43"/>
          <table:table-cell table:style-name="ce40" table:formula="of:=[$Calendario.W12]" office:value-type="date" office:date-value="2012-12-09">
            <text:p>9</text:p>
          </table:table-cell>
          <table:table-cell table:style-name="ce43"/>
          <table:table-cell table:style-name="ce70"/>
          <table:table-cell table:style-name="ce69"/>
          <table:table-cell table:style-name="ce37"/>
          <table:table-cell table:style-name="ce70" table:number-columns-repeated="1007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64" table:number-columns-spanned="2" table:number-rows-spanned="1"/>
          <table:covered-table-cell table:style-name="ce64"/>
          <table:table-cell table:style-name="ce64" table:number-columns-spanned="2" table:number-rows-spanned="1"/>
          <table:covered-table-cell table:style-name="ce64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70"/>
          <table:table-cell table:style-name="ce69"/>
          <table:table-cell table:style-name="ce37"/>
          <table:table-cell table:style-name="ce70" table:number-columns-repeated="1007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64" table:number-columns-spanned="2" table:number-rows-spanned="1"/>
          <table:covered-table-cell table:style-name="ce64"/>
          <table:table-cell table:style-name="ce64" table:number-columns-spanned="2" table:number-rows-spanned="1"/>
          <table:covered-table-cell table:style-name="ce64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70"/>
          <table:table-cell table:style-name="ce69"/>
          <table:table-cell table:style-name="ce37"/>
          <table:table-cell table:style-name="ce70" table:number-columns-repeated="1007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64" table:number-columns-spanned="2" table:number-rows-spanned="1"/>
          <table:covered-table-cell table:style-name="ce64"/>
          <table:table-cell table:style-name="ce64" table:number-columns-spanned="2" table:number-rows-spanned="1"/>
          <table:covered-table-cell table:style-name="ce64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70"/>
          <table:table-cell table:style-name="ce69"/>
          <table:table-cell table:style-name="ce37"/>
          <table:table-cell table:style-name="ce70" table:number-columns-repeated="1007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64" table:number-columns-spanned="2" table:number-rows-spanned="1"/>
          <table:covered-table-cell table:style-name="ce64"/>
          <table:table-cell table:style-name="ce64" table:number-columns-spanned="2" table:number-rows-spanned="1"/>
          <table:covered-table-cell table:style-name="ce64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70"/>
          <table:table-cell table:style-name="ce69"/>
          <table:table-cell table:style-name="ce37"/>
          <table:table-cell table:style-name="ce70" table:number-columns-repeated="1007"/>
        </table:table-row>
        <table:table-row table:style-name="ro2">
          <table:table-cell table:style-name="ce42" table:number-columns-spanned="2" table:number-rows-spanned="1"/>
          <table:covered-table-cell table:style-name="ce42"/>
          <table:table-cell table:style-name="ce65" table:number-columns-spanned="2" table:number-rows-spanned="1"/>
          <table:covered-table-cell table:style-name="ce65"/>
          <table:table-cell table:style-name="ce65" table:number-columns-spanned="2" table:number-rows-spanned="1"/>
          <table:covered-table-cell table:style-name="ce65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71"/>
          <table:table-cell table:style-name="ce69"/>
          <table:table-cell table:style-name="ce37"/>
          <table:table-cell table:style-name="ce71" table:number-columns-repeated="1007"/>
        </table:table-row>
        <table:table-row table:style-name="ro9">
          <table:table-cell table:style-name="ce40" table:formula="of:=[$Calendario.Q13]" office:value-type="date" office:date-value="2012-12-10">
            <text:p>10</text:p>
          </table:table-cell>
          <table:table-cell table:style-name="ce43"/>
          <table:table-cell table:style-name="ce63" table:formula="of:=[$Calendario.R13]" office:value-type="date" office:date-value="2012-12-11">
            <text:p>11</text:p>
          </table:table-cell>
          <table:table-cell table:style-name="ce66"/>
          <table:table-cell table:style-name="ce40" table:formula="of:=[$Calendario.S13]" office:value-type="date" office:date-value="2012-12-12">
            <text:p>12</text:p>
          </table:table-cell>
          <table:table-cell table:style-name="ce43"/>
          <table:table-cell table:style-name="ce40" table:formula="of:=[$Calendario.T13]" office:value-type="date" office:date-value="2012-12-13">
            <text:p>13</text:p>
          </table:table-cell>
          <table:table-cell table:style-name="ce43"/>
          <table:table-cell table:style-name="ce40" table:formula="of:=[$Calendario.U13]" office:value-type="date" office:date-value="2012-12-14">
            <text:p>14</text:p>
          </table:table-cell>
          <table:table-cell table:style-name="ce43"/>
          <table:table-cell table:style-name="ce40" table:formula="of:=[$Calendario.V13]" office:value-type="date" office:date-value="2012-12-15">
            <text:p>15</text:p>
          </table:table-cell>
          <table:table-cell table:style-name="ce43"/>
          <table:table-cell table:style-name="ce40" table:formula="of:=[$Calendario.W13]" office:value-type="date" office:date-value="2012-12-16">
            <text:p>16</text:p>
          </table:table-cell>
          <table:table-cell table:style-name="ce43"/>
          <table:table-cell table:style-name="ce70"/>
          <table:table-cell table:style-name="ce69"/>
          <table:table-cell table:style-name="ce37"/>
          <table:table-cell table:style-name="ce70" table:number-columns-repeated="1007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64" table:number-columns-spanned="2" table:number-rows-spanned="1"/>
          <table:covered-table-cell table:style-name="ce64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70"/>
          <table:table-cell table:style-name="ce69"/>
          <table:table-cell table:style-name="ce37"/>
          <table:table-cell table:style-name="ce70" table:number-columns-repeated="1007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64" table:number-columns-spanned="2" table:number-rows-spanned="1"/>
          <table:covered-table-cell table:style-name="ce64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70"/>
          <table:table-cell table:style-name="ce69"/>
          <table:table-cell table:style-name="ce37"/>
          <table:table-cell table:style-name="ce70" table:number-columns-repeated="1007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64" table:number-columns-spanned="2" table:number-rows-spanned="1"/>
          <table:covered-table-cell table:style-name="ce64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70"/>
          <table:table-cell table:style-name="ce69"/>
          <table:table-cell table:style-name="ce37"/>
          <table:table-cell table:style-name="ce70" table:number-columns-repeated="1007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64" table:number-columns-spanned="2" table:number-rows-spanned="1"/>
          <table:covered-table-cell table:style-name="ce64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70"/>
          <table:table-cell table:style-name="ce69"/>
          <table:table-cell table:style-name="ce37"/>
          <table:table-cell table:style-name="ce70" table:number-columns-repeated="1007"/>
        </table:table-row>
        <table:table-row table:style-name="ro2">
          <table:table-cell table:style-name="ce42" table:number-columns-spanned="2" table:number-rows-spanned="1"/>
          <table:covered-table-cell table:style-name="ce42"/>
          <table:table-cell table:style-name="ce65" table:number-columns-spanned="2" table:number-rows-spanned="1"/>
          <table:covered-table-cell table:style-name="ce65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71"/>
          <table:table-cell table:style-name="ce69"/>
          <table:table-cell table:style-name="ce37"/>
          <table:table-cell table:style-name="ce71" table:number-columns-repeated="1007"/>
        </table:table-row>
        <table:table-row table:style-name="ro9">
          <table:table-cell table:style-name="ce40" table:formula="of:=[$Calendario.Q14]" office:value-type="date" office:date-value="2012-12-17">
            <text:p>17</text:p>
          </table:table-cell>
          <table:table-cell table:style-name="ce43"/>
          <table:table-cell table:style-name="ce63" table:formula="of:=[$Calendario.R14]" office:value-type="date" office:date-value="2012-12-18">
            <text:p>18</text:p>
          </table:table-cell>
          <table:table-cell table:style-name="ce66"/>
          <table:table-cell table:style-name="ce40" table:formula="of:=[$Calendario.S14]" office:value-type="date" office:date-value="2012-12-19">
            <text:p>19</text:p>
          </table:table-cell>
          <table:table-cell table:style-name="ce43"/>
          <table:table-cell table:style-name="ce40" table:formula="of:=[$Calendario.T14]" office:value-type="date" office:date-value="2012-12-20">
            <text:p>20</text:p>
          </table:table-cell>
          <table:table-cell table:style-name="ce43"/>
          <table:table-cell table:style-name="ce40" table:formula="of:=[$Calendario.U14]" office:value-type="date" office:date-value="2012-12-21">
            <text:p>21</text:p>
          </table:table-cell>
          <table:table-cell table:style-name="ce43"/>
          <table:table-cell table:style-name="ce40" table:formula="of:=[$Calendario.V14]" office:value-type="date" office:date-value="2012-12-22">
            <text:p>22</text:p>
          </table:table-cell>
          <table:table-cell table:style-name="ce43"/>
          <table:table-cell table:style-name="ce40" table:formula="of:=[$Calendario.W14]" office:value-type="date" office:date-value="2012-12-23">
            <text:p>23</text:p>
          </table:table-cell>
          <table:table-cell table:style-name="ce43"/>
          <table:table-cell table:style-name="ce70"/>
          <table:table-cell table:style-name="ce69"/>
          <table:table-cell table:style-name="ce37"/>
          <table:table-cell table:style-name="ce70" table:number-columns-repeated="1007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64" table:number-columns-spanned="2" table:number-rows-spanned="1"/>
          <table:covered-table-cell table:style-name="ce64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70"/>
          <table:table-cell table:style-name="ce69"/>
          <table:table-cell table:style-name="ce37"/>
          <table:table-cell table:style-name="ce70" table:number-columns-repeated="1007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64" table:number-columns-spanned="2" table:number-rows-spanned="1"/>
          <table:covered-table-cell table:style-name="ce64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70"/>
          <table:table-cell table:style-name="ce69"/>
          <table:table-cell table:style-name="ce37"/>
          <table:table-cell table:style-name="ce70" table:number-columns-repeated="1007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64" table:number-columns-spanned="2" table:number-rows-spanned="1"/>
          <table:covered-table-cell table:style-name="ce64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70"/>
          <table:table-cell table:style-name="ce35"/>
          <table:table-cell table:style-name="ce37"/>
          <table:table-cell table:style-name="ce70" table:number-columns-repeated="1007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64" table:number-columns-spanned="2" table:number-rows-spanned="1"/>
          <table:covered-table-cell table:style-name="ce64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70"/>
          <table:table-cell table:style-name="ce35"/>
          <table:table-cell table:style-name="ce37"/>
          <table:table-cell table:style-name="ce70" table:number-columns-repeated="1007"/>
        </table:table-row>
        <table:table-row table:style-name="ro2">
          <table:table-cell table:style-name="ce42" table:number-columns-spanned="2" table:number-rows-spanned="1"/>
          <table:covered-table-cell table:style-name="ce42"/>
          <table:table-cell table:style-name="ce65" table:number-columns-spanned="2" table:number-rows-spanned="1"/>
          <table:covered-table-cell table:style-name="ce65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71"/>
          <table:table-cell table:style-name="ce35"/>
          <table:table-cell table:style-name="ce37"/>
          <table:table-cell table:style-name="ce71" table:number-columns-repeated="1007"/>
        </table:table-row>
        <table:table-row table:style-name="ro9">
          <table:table-cell table:style-name="ce40" table:formula="of:=[$Calendario.Q15]" office:value-type="date" office:date-value="2012-12-24">
            <text:p>24</text:p>
          </table:table-cell>
          <table:table-cell table:style-name="ce43"/>
          <table:table-cell table:style-name="ce40" table:formula="of:=[$Calendario.R15]" office:value-type="date" office:date-value="2012-12-25">
            <text:p>25</text:p>
          </table:table-cell>
          <table:table-cell table:style-name="ce43"/>
          <table:table-cell table:style-name="ce40" table:formula="of:=[$Calendario.S15]" office:value-type="date" office:date-value="2012-12-26">
            <text:p>26</text:p>
          </table:table-cell>
          <table:table-cell table:style-name="ce43"/>
          <table:table-cell table:style-name="ce40" table:formula="of:=[$Calendario.T15]" office:value-type="date" office:date-value="2012-12-27">
            <text:p>27</text:p>
          </table:table-cell>
          <table:table-cell table:style-name="ce43"/>
          <table:table-cell table:style-name="ce40" table:formula="of:=[$Calendario.U15]" office:value-type="date" office:date-value="2012-12-28">
            <text:p>28</text:p>
          </table:table-cell>
          <table:table-cell table:style-name="ce43"/>
          <table:table-cell table:style-name="ce40" table:formula="of:=[$Calendario.V15]" office:value-type="date" office:date-value="2012-12-29">
            <text:p>29</text:p>
          </table:table-cell>
          <table:table-cell table:style-name="ce43"/>
          <table:table-cell table:style-name="ce40" table:formula="of:=[$Calendario.W15]" office:value-type="date" office:date-value="2012-12-30">
            <text:p>30</text:p>
          </table:table-cell>
          <table:table-cell table:style-name="ce43"/>
          <table:table-cell table:style-name="ce70"/>
          <table:table-cell table:style-name="ce35"/>
          <table:table-cell table:style-name="ce37"/>
          <table:table-cell table:style-name="ce70" table:number-columns-repeated="1007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70"/>
          <table:table-cell table:style-name="ce35"/>
          <table:table-cell table:style-name="ce37"/>
          <table:table-cell table:style-name="ce70" table:number-columns-repeated="1007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70"/>
          <table:table-cell table:style-name="ce35"/>
          <table:table-cell table:style-name="ce37"/>
          <table:table-cell table:style-name="ce70" table:number-columns-repeated="1007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70"/>
          <table:table-cell table:style-name="ce35"/>
          <table:table-cell table:style-name="ce37"/>
          <table:table-cell table:style-name="ce70" table:number-columns-repeated="1007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70"/>
          <table:table-cell table:style-name="ce35"/>
          <table:table-cell table:style-name="ce37"/>
          <table:table-cell table:style-name="ce70" table:number-columns-repeated="1007"/>
        </table:table-row>
        <table:table-row table:style-name="ro2"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71"/>
          <table:table-cell table:style-name="ce35"/>
          <table:table-cell table:style-name="ce37"/>
          <table:table-cell table:style-name="ce71" table:number-columns-repeated="1007"/>
        </table:table-row>
        <table:table-row table:style-name="ro9">
          <table:table-cell table:style-name="ce40" table:formula="of:=[$Calendario.Q16]" office:value-type="date" office:date-value="2012-12-31">
            <text:p>31</text:p>
          </table:table-cell>
          <table:table-cell table:style-name="ce43"/>
          <table:table-cell table:style-name="ce40"/>
          <table:table-cell table:style-name="ce43"/>
          <table:table-cell table:style-name="ce46"/>
          <table:table-cell table:style-name="ce49"/>
          <table:table-cell table:style-name="ce52"/>
          <table:table-cell table:style-name="ce54"/>
          <table:table-cell table:style-name="ce57" office:value-type="string">
            <text:p>Notas</text:p>
          </table:table-cell>
          <table:table-cell table:style-name="ce52" table:number-columns-repeated="4"/>
          <table:table-cell table:style-name="ce54"/>
          <table:table-cell/>
          <table:table-cell table:style-name="ce35"/>
          <table:table-cell table:style-name="ce37"/>
          <table:table-cell table:number-columns-repeated="1007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7"/>
          <table:table-cell table:style-name="ce50" table:number-columns-repeated="2"/>
          <table:table-cell table:style-name="ce55"/>
          <table:table-cell table:style-name="ce58"/>
          <table:table-cell table:style-name="ce50" table:number-columns-repeated="4"/>
          <table:table-cell table:style-name="ce55"/>
          <table:table-cell/>
          <table:table-cell table:style-name="ce35"/>
          <table:table-cell table:style-name="ce37"/>
          <table:table-cell table:number-columns-repeated="1007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7"/>
          <table:table-cell table:style-name="ce50" table:number-columns-repeated="2"/>
          <table:table-cell table:style-name="ce55"/>
          <table:table-cell table:style-name="ce58"/>
          <table:table-cell table:style-name="ce50" table:number-columns-repeated="4"/>
          <table:table-cell table:style-name="ce55"/>
          <table:table-cell table:number-columns-repeated="1010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7"/>
          <table:table-cell table:style-name="ce50" table:number-columns-repeated="2"/>
          <table:table-cell table:style-name="ce55"/>
          <table:table-cell table:style-name="ce58"/>
          <table:table-cell table:style-name="ce50" table:number-columns-repeated="4"/>
          <table:table-cell table:style-name="ce55"/>
          <table:table-cell table:number-columns-repeated="1010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7"/>
          <table:table-cell table:style-name="ce50" table:number-columns-repeated="2"/>
          <table:table-cell table:style-name="ce55"/>
          <table:table-cell table:style-name="ce58"/>
          <table:table-cell table:style-name="ce50" table:number-columns-repeated="3"/>
          <table:table-cell table:style-name="ce62" table:number-columns-spanned="2" table:number-rows-spanned="1"/>
          <table:covered-table-cell table:style-name="ce62"/>
          <table:table-cell table:number-columns-repeated="1010"/>
        </table:table-row>
        <table:table-row table:style-name="ro2">
          <table:table-cell table:style-name="ce42" table:number-columns-spanned="2" table:number-rows-spanned="1"/>
          <table:covered-table-cell table:style-name="ce42"/>
          <table:table-cell table:style-name="ce45" office:value-type="string" table:number-columns-spanned="2" table:number-rows-spanned="1">
            <text:p>[42]</text:p>
          </table:table-cell>
          <table:covered-table-cell table:style-name="ce45"/>
          <table:table-cell table:style-name="ce48" office:value-type="string">
            <text:p>{42}</text:p>
          </table:table-cell>
          <table:table-cell table:style-name="ce51" table:number-columns-repeated="2"/>
          <table:table-cell table:style-name="ce56" office:value-type="string">
            <text:p>[42]</text:p>
          </table:table-cell>
          <table:table-cell table:style-name="ce59"/>
          <table:table-cell table:style-name="ce51"/>
          <table:table-cell table:style-name="ce60" table:number-columns-spanned="4" table:number-rows-spanned="1"/>
          <table:covered-table-cell table:number-columns-repeated="3" table:style-name="ce60"/>
          <table:table-cell table:number-columns-repeated="1010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" table:style-name="ta5">
        <table:shapes>
          <draw:frame draw:z-index="0" draw:name="Picture 6" draw:style-name="gr1" draw:text-style-name="P1" svg:width="3.022cm" svg:height="2.434cm" svg:x="10.768cm" svg:y="15.525cm">
            <draw:image xlink:href="Pictures/200000DA000015620000136B57C97CBA.wmf" xlink:type="simple" xlink:show="embed" xlink:actuate="onLoad">
              <text:p/>
            </draw:image>
          </draw:frame>
          <draw:frame draw:z-index="1" draw:name="Picture 7" draw:style-name="gr1" draw:text-style-name="P1" svg:width="3.022cm" svg:height="2.434cm" svg:x="7.272cm" svg:y="15.525cm">
            <draw:image xlink:href="Pictures/200000D5000015620000136BDDE5BD36.wmf" xlink:type="simple" xlink:show="embed" xlink:actuate="onLoad">
              <text:p/>
            </draw:image>
          </draw:frame>
        </table:shapes>
        <table:table-column table:style-name="co6" table:default-cell-style-name="ce15"/>
        <table:table-column table:style-name="co7" table:default-cell-style-name="ce15"/>
        <table:table-column table:style-name="co6" table:default-cell-style-name="ce15"/>
        <table:table-column table:style-name="co7" table:default-cell-style-name="ce15"/>
        <table:table-column table:style-name="co6" table:default-cell-style-name="ce15"/>
        <table:table-column table:style-name="co7" table:default-cell-style-name="ce15"/>
        <table:table-column table:style-name="co6" table:default-cell-style-name="ce15"/>
        <table:table-column table:style-name="co7" table:default-cell-style-name="ce15"/>
        <table:table-column table:style-name="co6" table:default-cell-style-name="ce15"/>
        <table:table-column table:style-name="co7" table:default-cell-style-name="ce15"/>
        <table:table-column table:style-name="co6" table:default-cell-style-name="ce15"/>
        <table:table-column table:style-name="co7" table:default-cell-style-name="ce15"/>
        <table:table-column table:style-name="co6" table:default-cell-style-name="ce15"/>
        <table:table-column table:style-name="co7" table:default-cell-style-name="ce15"/>
        <table:table-column table:style-name="co5" table:default-cell-style-name="ce15"/>
        <table:table-column table:style-name="co14" table:default-cell-style-name="ce15"/>
        <table:table-column table:style-name="co15" table:default-cell-style-name="ce15"/>
        <table:table-column table:style-name="co5" table:number-columns-repeated="240" table:default-cell-style-name="ce15"/>
        <table:table-column table:style-name="co5" table:number-columns-repeated="767" table:default-cell-style-name="Default"/>
        <table:table-row table:style-name="ro10">
          <table:table-cell table:style-name="ce75" table:formula="of:=IF([$Calendario.$Q$4]=&quot;&quot;;&quot;&quot;;[$Calendario.$Q$4])" office:value-type="string" office:string-value="Proyecto IS" table:number-columns-spanned="7" table:number-rows-spanned="1">
            <text:p>Proyecto IS</text:p>
          </table:table-cell>
          <table:covered-table-cell table:number-columns-repeated="6" table:style-name="ce75"/>
          <table:table-cell table:style-name="ce84" table:formula="of:=[$Calendario.A19]" office:value-type="float" office:value="41275" table:number-columns-spanned="7" table:number-rows-spanned="1">
            <text:p>enero 2013</text:p>
          </table:table-cell>
          <table:covered-table-cell table:number-columns-repeated="6" table:style-name="ce84"/>
          <table:table-cell table:style-name="ce70" table:number-columns-repeated="1010"/>
        </table:table-row>
        <table:table-row table:style-name="ro4">
          <table:table-cell table:style-name="ce39" table:formula="of:=INDEX({&quot;domingo&quot;|&quot;lunes&quot;|&quot;martes&quot;|&quot;miércoles&quot;|&quot;jueves&quot;|&quot;viernes&quot;|&quot;sábado&quot;};1+MOD([$Calendario.$I$4]+1-2;7))" office:value-type="string" office:string-value="lunes" table:number-columns-spanned="2" table:number-rows-spanned="1">
            <text:p>lunes</text:p>
          </table:table-cell>
          <table:covered-table-cell table:style-name="ce39"/>
          <table:table-cell table:style-name="ce44" table:formula="of:=INDEX({&quot;domingo&quot;|&quot;lunes&quot;|&quot;martes&quot;|&quot;miércoles&quot;|&quot;jueves&quot;|&quot;viernes&quot;|&quot;sábado&quot;};1+MOD([$Calendario.$I$4]+2-2;7))" office:value-type="string" office:string-value="martes" table:number-columns-spanned="2" table:number-rows-spanned="1">
            <text:p>martes</text:p>
          </table:table-cell>
          <table:covered-table-cell table:style-name="ce44"/>
          <table:table-cell table:style-name="ce44" table:formula="of:=INDEX({&quot;domingo&quot;|&quot;lunes&quot;|&quot;martes&quot;|&quot;miércoles&quot;|&quot;jueves&quot;|&quot;viernes&quot;|&quot;sábado&quot;};1+MOD([$Calendario.$I$4]+3-2;7))" office:value-type="string" office:string-value="miércoles" table:number-columns-spanned="2" table:number-rows-spanned="1">
            <text:p>miércoles</text:p>
          </table:table-cell>
          <table:covered-table-cell table:style-name="ce44"/>
          <table:table-cell table:style-name="ce44" table:formula="of:=INDEX({&quot;domingo&quot;|&quot;lunes&quot;|&quot;martes&quot;|&quot;miércoles&quot;|&quot;jueves&quot;|&quot;viernes&quot;|&quot;sábado&quot;};1+MOD([$Calendario.$I$4]+4-2;7))" office:value-type="string" office:string-value="jueves" table:number-columns-spanned="2" table:number-rows-spanned="1">
            <text:p>jueves</text:p>
          </table:table-cell>
          <table:covered-table-cell table:style-name="ce44"/>
          <table:table-cell table:style-name="ce44" table:formula="of:=INDEX({&quot;domingo&quot;|&quot;lunes&quot;|&quot;martes&quot;|&quot;miércoles&quot;|&quot;jueves&quot;|&quot;viernes&quot;|&quot;sábado&quot;};1+MOD([$Calendario.$I$4]+5-2;7))" office:value-type="string" office:string-value="viernes" table:number-columns-spanned="2" table:number-rows-spanned="1">
            <text:p>viernes</text:p>
          </table:table-cell>
          <table:covered-table-cell table:style-name="ce44"/>
          <table:table-cell table:style-name="ce44" table:formula="of:=INDEX({&quot;domingo&quot;|&quot;lunes&quot;|&quot;martes&quot;|&quot;miércoles&quot;|&quot;jueves&quot;|&quot;viernes&quot;|&quot;sábado&quot;};1+MOD([$Calendario.$I$4]+6-2;7))" office:value-type="string" office:string-value="sábado" table:number-columns-spanned="2" table:number-rows-spanned="1">
            <text:p>sábado</text:p>
          </table:table-cell>
          <table:covered-table-cell table:style-name="ce44"/>
          <table:table-cell table:style-name="ce61" table:formula="of:=INDEX({&quot;domingo&quot;|&quot;lunes&quot;|&quot;martes&quot;|&quot;miércoles&quot;|&quot;jueves&quot;|&quot;viernes&quot;|&quot;sábado&quot;};1+MOD([$Calendario.$I$4]+7-2;7))" office:value-type="string" office:string-value="domingo" table:number-columns-spanned="2" table:number-rows-spanned="1">
            <text:p>domingo</text:p>
          </table:table-cell>
          <table:covered-table-cell table:style-name="ce61"/>
          <table:table-cell table:style-name="ce70"/>
          <table:table-cell table:style-name="ce32" office:value-type="string">
            <text:p>Fecha</text:p>
          </table:table-cell>
          <table:table-cell table:style-name="ce32" office:value-type="string">
            <text:p>Acontecimiento</text:p>
          </table:table-cell>
          <table:table-cell table:style-name="ce70" table:number-columns-repeated="1007"/>
        </table:table-row>
        <table:table-row table:style-name="ro9">
          <table:table-cell table:style-name="ce76" table:formula="of:=[$Calendario.A21]">
            <text:p/>
          </table:table-cell>
          <table:table-cell table:style-name="ce80"/>
          <table:table-cell table:style-name="ce76" table:formula="of:=[$Calendario.B21]" office:value-type="date" office:date-value="2013-01-01">
            <text:p>1</text:p>
          </table:table-cell>
          <table:table-cell table:style-name="ce80"/>
          <table:table-cell table:style-name="ce76" table:formula="of:=[$Calendario.C21]" office:value-type="date" office:date-value="2013-01-02">
            <text:p>2</text:p>
          </table:table-cell>
          <table:table-cell table:style-name="ce80"/>
          <table:table-cell table:style-name="ce76" table:formula="of:=[$Calendario.D21]" office:value-type="date" office:date-value="2013-01-03">
            <text:p>3</text:p>
          </table:table-cell>
          <table:table-cell table:style-name="ce80"/>
          <table:table-cell table:style-name="ce76" table:formula="of:=[$Calendario.E21]" office:value-type="date" office:date-value="2013-01-04">
            <text:p>4</text:p>
          </table:table-cell>
          <table:table-cell table:style-name="ce80"/>
          <table:table-cell table:style-name="ce76" table:formula="of:=[$Calendario.F21]" office:value-type="date" office:date-value="2013-01-05">
            <text:p>5</text:p>
          </table:table-cell>
          <table:table-cell table:style-name="ce80"/>
          <table:table-cell table:style-name="ce76" table:formula="of:=[$Calendario.G21]" office:value-type="date" office:date-value="2013-01-06">
            <text:p>6</text:p>
          </table:table-cell>
          <table:table-cell table:style-name="ce80"/>
          <table:table-cell table:style-name="ce70"/>
          <table:table-cell table:style-name="ce33"/>
          <table:table-cell/>
          <table:table-cell table:style-name="ce70" table:number-columns-repeated="1007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70"/>
          <table:table-cell table:style-name="ce34"/>
          <table:table-cell table:style-name="ce37"/>
          <table:table-cell table:style-name="ce70" table:number-columns-repeated="1007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70"/>
          <table:table-cell table:style-name="ce35"/>
          <table:table-cell table:style-name="ce37"/>
          <table:table-cell table:style-name="ce70" table:number-columns-repeated="1007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70"/>
          <table:table-cell table:style-name="ce35"/>
          <table:table-cell table:style-name="ce37"/>
          <table:table-cell table:style-name="ce70" table:number-columns-repeated="1007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70"/>
          <table:table-cell table:style-name="ce35"/>
          <table:table-cell table:style-name="ce37"/>
          <table:table-cell table:style-name="ce70" table:number-columns-repeated="1007"/>
        </table:table-row>
        <table:table-row table:style-name="ro2"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71"/>
          <table:table-cell table:style-name="ce35"/>
          <table:table-cell table:style-name="ce37"/>
          <table:table-cell table:style-name="ce71" table:number-columns-repeated="1007"/>
        </table:table-row>
        <table:table-row table:style-name="ro9">
          <table:table-cell table:style-name="ce40" table:formula="of:=[$Calendario.A22]" office:value-type="date" office:date-value="2013-01-07">
            <text:p>7</text:p>
          </table:table-cell>
          <table:table-cell table:style-name="ce43"/>
          <table:table-cell table:style-name="ce40" table:formula="of:=[$Calendario.B22]" office:value-type="date" office:date-value="2013-01-08">
            <text:p>8</text:p>
          </table:table-cell>
          <table:table-cell table:style-name="ce43"/>
          <table:table-cell table:style-name="ce40" table:formula="of:=[$Calendario.C22]" office:value-type="date" office:date-value="2013-01-09">
            <text:p>9</text:p>
          </table:table-cell>
          <table:table-cell table:style-name="ce43"/>
          <table:table-cell table:style-name="ce40" table:formula="of:=[$Calendario.D22]" office:value-type="date" office:date-value="2013-01-10">
            <text:p>10</text:p>
          </table:table-cell>
          <table:table-cell table:style-name="ce43"/>
          <table:table-cell table:style-name="ce40" table:formula="of:=[$Calendario.E22]" office:value-type="date" office:date-value="2013-01-11">
            <text:p>11</text:p>
          </table:table-cell>
          <table:table-cell table:style-name="ce43"/>
          <table:table-cell table:style-name="ce40" table:formula="of:=[$Calendario.F22]" office:value-type="date" office:date-value="2013-01-12">
            <text:p>12</text:p>
          </table:table-cell>
          <table:table-cell table:style-name="ce43"/>
          <table:table-cell table:style-name="ce40" table:formula="of:=[$Calendario.G22]" office:value-type="date" office:date-value="2013-01-13">
            <text:p>13</text:p>
          </table:table-cell>
          <table:table-cell table:style-name="ce43"/>
          <table:table-cell table:style-name="ce70"/>
          <table:table-cell table:style-name="ce35"/>
          <table:table-cell table:style-name="ce37"/>
          <table:table-cell table:style-name="ce70" table:number-columns-repeated="1007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70"/>
          <table:table-cell table:style-name="ce35"/>
          <table:table-cell table:style-name="ce37"/>
          <table:table-cell table:style-name="ce70" table:number-columns-repeated="1007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70"/>
          <table:table-cell table:style-name="ce35"/>
          <table:table-cell table:style-name="ce37"/>
          <table:table-cell table:style-name="ce70" table:number-columns-repeated="1007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70"/>
          <table:table-cell table:style-name="ce35"/>
          <table:table-cell table:style-name="ce37"/>
          <table:table-cell table:style-name="ce70" table:number-columns-repeated="1007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70"/>
          <table:table-cell table:style-name="ce35"/>
          <table:table-cell table:style-name="ce37"/>
          <table:table-cell table:style-name="ce70" table:number-columns-repeated="1007"/>
        </table:table-row>
        <table:table-row table:style-name="ro2"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71"/>
          <table:table-cell table:style-name="ce35"/>
          <table:table-cell table:style-name="ce37"/>
          <table:table-cell table:style-name="ce71" table:number-columns-repeated="1007"/>
        </table:table-row>
        <table:table-row table:style-name="ro9">
          <table:table-cell table:style-name="ce77" table:formula="of:=[$Calendario.A23]" office:value-type="date" office:date-value="2013-01-14">
            <text:p>14</text:p>
          </table:table-cell>
          <table:table-cell table:style-name="ce81"/>
          <table:table-cell table:style-name="ce40" table:formula="of:=[$Calendario.B23]" office:value-type="date" office:date-value="2013-01-15">
            <text:p>15</text:p>
          </table:table-cell>
          <table:table-cell table:style-name="ce43"/>
          <table:table-cell table:style-name="ce40" table:formula="of:=[$Calendario.C23]" office:value-type="date" office:date-value="2013-01-16">
            <text:p>16</text:p>
          </table:table-cell>
          <table:table-cell table:style-name="ce43"/>
          <table:table-cell table:style-name="ce40" table:formula="of:=[$Calendario.D23]" office:value-type="date" office:date-value="2013-01-17">
            <text:p>17</text:p>
          </table:table-cell>
          <table:table-cell table:style-name="ce43"/>
          <table:table-cell table:style-name="ce40" table:formula="of:=[$Calendario.E23]" office:value-type="date" office:date-value="2013-01-18">
            <text:p>18</text:p>
          </table:table-cell>
          <table:table-cell table:style-name="ce43"/>
          <table:table-cell table:style-name="ce40" table:formula="of:=[$Calendario.F23]" office:value-type="date" office:date-value="2013-01-19">
            <text:p>19</text:p>
          </table:table-cell>
          <table:table-cell table:style-name="ce43"/>
          <table:table-cell table:style-name="ce40" table:formula="of:=[$Calendario.G23]" office:value-type="date" office:date-value="2013-01-20">
            <text:p>20</text:p>
          </table:table-cell>
          <table:table-cell table:style-name="ce43"/>
          <table:table-cell table:style-name="ce70"/>
          <table:table-cell table:style-name="ce35"/>
          <table:table-cell table:style-name="ce37"/>
          <table:table-cell table:style-name="ce70" table:number-columns-repeated="1007"/>
        </table:table-row>
        <table:table-row table:style-name="ro2">
          <table:table-cell table:style-name="ce78" office:value-type="string" table:number-columns-spanned="2" table:number-rows-spanned="1">
            <text:p>ENTREGA</text:p>
          </table:table-cell>
          <table:covered-table-cell table:style-name="ce78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70"/>
          <table:table-cell table:style-name="ce35"/>
          <table:table-cell table:style-name="ce37"/>
          <table:table-cell table:style-name="ce70" table:number-columns-repeated="1007"/>
        </table:table-row>
        <table:table-row table:style-name="ro2">
          <table:table-cell table:style-name="ce78" office:value-type="string" table:number-columns-spanned="2" table:number-rows-spanned="1">
            <text:p>PARCIAL</text:p>
          </table:table-cell>
          <table:covered-table-cell table:style-name="ce78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70"/>
          <table:table-cell table:style-name="ce35"/>
          <table:table-cell table:style-name="ce37"/>
          <table:table-cell table:style-name="ce70" table:number-columns-repeated="1007"/>
        </table:table-row>
        <table:table-row table:style-name="ro2">
          <table:table-cell table:style-name="ce78" office:value-type="string" table:number-columns-spanned="2" table:number-rows-spanned="1">
            <text:p>PROYECTO</text:p>
          </table:table-cell>
          <table:covered-table-cell table:style-name="ce78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70"/>
          <table:table-cell table:style-name="ce35"/>
          <table:table-cell table:style-name="ce37"/>
          <table:table-cell table:style-name="ce70" table:number-columns-repeated="1007"/>
        </table:table-row>
        <table:table-row table:style-name="ro2">
          <table:table-cell table:style-name="ce78" office:value-type="string" table:number-columns-spanned="2" table:number-rows-spanned="1">
            <text:p>IS</text:p>
          </table:table-cell>
          <table:covered-table-cell table:style-name="ce78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70"/>
          <table:table-cell table:style-name="ce35"/>
          <table:table-cell table:style-name="ce37"/>
          <table:table-cell table:style-name="ce70" table:number-columns-repeated="1007"/>
        </table:table-row>
        <table:table-row table:style-name="ro2">
          <table:table-cell table:style-name="ce79" table:number-columns-spanned="2" table:number-rows-spanned="1"/>
          <table:covered-table-cell table:style-name="ce79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71"/>
          <table:table-cell table:style-name="ce35"/>
          <table:table-cell table:style-name="ce37"/>
          <table:table-cell table:style-name="ce71" table:number-columns-repeated="1007"/>
        </table:table-row>
        <table:table-row table:style-name="ro9">
          <table:table-cell table:style-name="ce40" table:formula="of:=[$Calendario.A24]" office:value-type="date" office:date-value="2013-01-21">
            <text:p>21</text:p>
          </table:table-cell>
          <table:table-cell table:style-name="ce43"/>
          <table:table-cell table:style-name="ce40" table:formula="of:=[$Calendario.B24]" office:value-type="date" office:date-value="2013-01-22">
            <text:p>22</text:p>
          </table:table-cell>
          <table:table-cell table:style-name="ce43"/>
          <table:table-cell table:style-name="ce40" table:formula="of:=[$Calendario.C24]" office:value-type="date" office:date-value="2013-01-23">
            <text:p>23</text:p>
          </table:table-cell>
          <table:table-cell table:style-name="ce43"/>
          <table:table-cell table:style-name="ce82" table:formula="of:=[$Calendario.D24]" office:value-type="date" office:date-value="2013-01-24">
            <text:p>24</text:p>
          </table:table-cell>
          <table:table-cell table:style-name="ce85"/>
          <table:table-cell table:style-name="ce82" table:formula="of:=[$Calendario.E24]" office:value-type="date" office:date-value="2013-01-25">
            <text:p>25</text:p>
          </table:table-cell>
          <table:table-cell table:style-name="ce85"/>
          <table:table-cell table:style-name="ce40" table:formula="of:=[$Calendario.F24]" office:value-type="date" office:date-value="2013-01-26">
            <text:p>26</text:p>
          </table:table-cell>
          <table:table-cell table:style-name="ce43"/>
          <table:table-cell table:style-name="ce40" table:formula="of:=[$Calendario.G24]" office:value-type="date" office:date-value="2013-01-27">
            <text:p>27</text:p>
          </table:table-cell>
          <table:table-cell table:style-name="ce43"/>
          <table:table-cell table:style-name="ce70"/>
          <table:table-cell table:style-name="ce35"/>
          <table:table-cell table:style-name="ce37"/>
          <table:table-cell table:style-name="ce70" table:number-columns-repeated="1007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83" table:number-columns-spanned="2" table:number-rows-spanned="5"/>
          <table:covered-table-cell table:style-name="ce83"/>
          <table:table-cell table:style-name="ce83" table:number-columns-spanned="2" table:number-rows-spanned="5"/>
          <table:covered-table-cell table:style-name="ce83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70"/>
          <table:table-cell table:style-name="ce35"/>
          <table:table-cell table:style-name="ce37"/>
          <table:table-cell table:style-name="ce70" table:number-columns-repeated="1007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covered-table-cell table:number-columns-repeated="4" table:style-name="ce83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70"/>
          <table:table-cell table:style-name="ce35"/>
          <table:table-cell table:style-name="ce37"/>
          <table:table-cell table:style-name="ce70" table:number-columns-repeated="1007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covered-table-cell table:number-columns-repeated="4" table:style-name="ce83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70"/>
          <table:table-cell table:style-name="ce35"/>
          <table:table-cell table:style-name="ce37"/>
          <table:table-cell table:style-name="ce70" table:number-columns-repeated="1007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covered-table-cell table:number-columns-repeated="4" table:style-name="ce83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70"/>
          <table:table-cell table:style-name="ce35"/>
          <table:table-cell table:style-name="ce37"/>
          <table:table-cell table:style-name="ce70" table:number-columns-repeated="1007"/>
        </table:table-row>
        <table:table-row table:style-name="ro2"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covered-table-cell table:number-columns-repeated="4" table:style-name="ce83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71"/>
          <table:table-cell table:style-name="ce35"/>
          <table:table-cell table:style-name="ce37"/>
          <table:table-cell table:style-name="ce71" table:number-columns-repeated="1007"/>
        </table:table-row>
        <table:table-row table:style-name="ro9">
          <table:table-cell table:style-name="ce40" table:formula="of:=[$Calendario.A25]" office:value-type="date" office:date-value="2013-01-28">
            <text:p>28</text:p>
          </table:table-cell>
          <table:table-cell table:style-name="ce43"/>
          <table:table-cell table:style-name="ce40" table:formula="of:=[$Calendario.B25]" office:value-type="date" office:date-value="2013-01-29">
            <text:p>29</text:p>
          </table:table-cell>
          <table:table-cell table:style-name="ce43"/>
          <table:table-cell table:style-name="ce40" table:formula="of:=[$Calendario.C25]" office:value-type="date" office:date-value="2013-01-30">
            <text:p>30</text:p>
          </table:table-cell>
          <table:table-cell table:style-name="ce43"/>
          <table:table-cell table:style-name="ce82" table:formula="of:=[$Calendario.D25]" office:value-type="date" office:date-value="2013-01-31">
            <text:p>31</text:p>
          </table:table-cell>
          <table:table-cell table:style-name="ce85"/>
          <table:table-cell table:style-name="ce40" table:formula="of:=[$Calendario.E25]">
            <text:p/>
          </table:table-cell>
          <table:table-cell table:style-name="ce43"/>
          <table:table-cell table:style-name="ce40" table:formula="of:=[$Calendario.F25]">
            <text:p/>
          </table:table-cell>
          <table:table-cell table:style-name="ce43"/>
          <table:table-cell table:style-name="ce40" table:formula="of:=[$Calendario.G25]">
            <text:p/>
          </table:table-cell>
          <table:table-cell table:style-name="ce43"/>
          <table:table-cell table:style-name="ce70"/>
          <table:table-cell table:style-name="ce35"/>
          <table:table-cell table:style-name="ce37"/>
          <table:table-cell table:style-name="ce70" table:number-columns-repeated="1007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83" table:number-columns-spanned="2" table:number-rows-spanned="5"/>
          <table:covered-table-cell table:style-name="ce83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70"/>
          <table:table-cell table:style-name="ce35"/>
          <table:table-cell table:style-name="ce37"/>
          <table:table-cell table:style-name="ce70" table:number-columns-repeated="1007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covered-table-cell table:number-columns-repeated="2" table:style-name="ce83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70"/>
          <table:table-cell table:style-name="ce35"/>
          <table:table-cell table:style-name="ce37"/>
          <table:table-cell table:style-name="ce70" table:number-columns-repeated="1007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covered-table-cell table:number-columns-repeated="2" table:style-name="ce83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70"/>
          <table:table-cell table:style-name="ce35"/>
          <table:table-cell table:style-name="ce37"/>
          <table:table-cell table:style-name="ce70" table:number-columns-repeated="1007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covered-table-cell table:number-columns-repeated="2" table:style-name="ce83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70"/>
          <table:table-cell table:style-name="ce35"/>
          <table:table-cell table:style-name="ce37"/>
          <table:table-cell table:style-name="ce70" table:number-columns-repeated="1007"/>
        </table:table-row>
        <table:table-row table:style-name="ro2"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covered-table-cell table:number-columns-repeated="2" table:style-name="ce83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71"/>
          <table:table-cell table:style-name="ce35"/>
          <table:table-cell table:style-name="ce37"/>
          <table:table-cell table:style-name="ce71" table:number-columns-repeated="1007"/>
        </table:table-row>
        <table:table-row table:style-name="ro9">
          <table:table-cell table:style-name="ce40" table:formula="of:=[$Calendario.A26]">
            <text:p/>
          </table:table-cell>
          <table:table-cell table:style-name="ce43"/>
          <table:table-cell table:style-name="ce40" table:formula="of:=[$Calendario.B26]">
            <text:p/>
          </table:table-cell>
          <table:table-cell table:style-name="ce43"/>
          <table:table-cell table:style-name="ce46"/>
          <table:table-cell table:style-name="ce49"/>
          <table:table-cell table:style-name="ce52"/>
          <table:table-cell table:style-name="ce54"/>
          <table:table-cell table:style-name="ce57" office:value-type="string">
            <text:p>Notas</text:p>
          </table:table-cell>
          <table:table-cell table:style-name="ce52" table:number-columns-repeated="4"/>
          <table:table-cell table:style-name="ce54"/>
          <table:table-cell/>
          <table:table-cell table:style-name="ce35"/>
          <table:table-cell table:style-name="ce37"/>
          <table:table-cell table:number-columns-repeated="1007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7"/>
          <table:table-cell table:style-name="ce50" table:number-columns-repeated="2"/>
          <table:table-cell table:style-name="ce55"/>
          <table:table-cell table:style-name="ce58"/>
          <table:table-cell table:style-name="ce50" table:number-columns-repeated="4"/>
          <table:table-cell table:style-name="ce55"/>
          <table:table-cell/>
          <table:table-cell table:style-name="ce35"/>
          <table:table-cell table:style-name="ce37"/>
          <table:table-cell table:number-columns-repeated="1007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7"/>
          <table:table-cell table:style-name="ce50" table:number-columns-repeated="2"/>
          <table:table-cell table:style-name="ce55"/>
          <table:table-cell table:style-name="ce58"/>
          <table:table-cell table:style-name="ce50" table:number-columns-repeated="4"/>
          <table:table-cell table:style-name="ce55"/>
          <table:table-cell table:number-columns-repeated="1010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7"/>
          <table:table-cell table:style-name="ce50" table:number-columns-repeated="2"/>
          <table:table-cell table:style-name="ce55"/>
          <table:table-cell table:style-name="ce58"/>
          <table:table-cell table:style-name="ce50" table:number-columns-repeated="4"/>
          <table:table-cell table:style-name="ce55"/>
          <table:table-cell table:number-columns-repeated="1010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7"/>
          <table:table-cell table:style-name="ce50" table:number-columns-repeated="2"/>
          <table:table-cell table:style-name="ce55"/>
          <table:table-cell table:style-name="ce58"/>
          <table:table-cell table:style-name="ce50" table:number-columns-repeated="3"/>
          <table:table-cell table:style-name="ce62" table:number-columns-spanned="2" table:number-rows-spanned="1"/>
          <table:covered-table-cell table:style-name="ce62"/>
          <table:table-cell table:number-columns-repeated="1010"/>
        </table:table-row>
        <table:table-row table:style-name="ro2">
          <table:table-cell table:style-name="ce42" table:number-columns-spanned="2" table:number-rows-spanned="1"/>
          <table:covered-table-cell table:style-name="ce42"/>
          <table:table-cell table:style-name="ce45" office:value-type="string" table:number-columns-spanned="2" table:number-rows-spanned="1">
            <text:p>[42]</text:p>
          </table:table-cell>
          <table:covered-table-cell table:style-name="ce45"/>
          <table:table-cell table:style-name="ce48" office:value-type="string">
            <text:p>{42}</text:p>
          </table:table-cell>
          <table:table-cell table:style-name="ce51" table:number-columns-repeated="2"/>
          <table:table-cell table:style-name="ce56" office:value-type="string">
            <text:p>[42]</text:p>
          </table:table-cell>
          <table:table-cell table:style-name="ce59"/>
          <table:table-cell table:style-name="ce51"/>
          <table:table-cell table:style-name="ce60" table:number-columns-spanned="4" table:number-rows-spanned="1"/>
          <table:covered-table-cell table:number-columns-repeated="3" table:style-name="ce60"/>
          <table:table-cell table:number-columns-repeated="1010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" table:style-name="ta6">
        <office:forms form:automatic-focus="false" form:apply-design-mode="false"/>
        <table:shapes>
          <draw:frame draw:z-index="0" draw:name="Picture 3" draw:style-name="gr1" draw:text-style-name="P1" svg:width="3.022cm" svg:height="2.435cm" svg:x="10.768cm" svg:y="15.632cm">
            <draw:image xlink:href="Pictures/200000D5000015620000136B66B861FC.wmf" xlink:type="simple" xlink:show="embed" xlink:actuate="onLoad">
              <text:p/>
            </draw:image>
          </draw:frame>
          <draw:frame draw:z-index="1" draw:name="Picture 4" draw:style-name="gr1" draw:text-style-name="P1" svg:width="3.022cm" svg:height="2.435cm" svg:x="7.272cm" svg:y="15.632cm">
            <draw:image xlink:href="Pictures/200000E4000015620000136B296AE181.wmf" xlink:type="simple" xlink:show="embed" xlink:actuate="onLoad">
              <text:p/>
            </draw:image>
          </draw:frame>
        </table:shapes>
        <table:table-column table:style-name="co6" table:default-cell-style-name="ce15"/>
        <table:table-column table:style-name="co7" table:default-cell-style-name="ce15"/>
        <table:table-column table:style-name="co6" table:default-cell-style-name="ce15"/>
        <table:table-column table:style-name="co7" table:default-cell-style-name="ce15"/>
        <table:table-column table:style-name="co6" table:default-cell-style-name="ce15"/>
        <table:table-column table:style-name="co7" table:default-cell-style-name="ce15"/>
        <table:table-column table:style-name="co6" table:default-cell-style-name="ce15"/>
        <table:table-column table:style-name="co7" table:default-cell-style-name="ce15"/>
        <table:table-column table:style-name="co6" table:default-cell-style-name="ce15"/>
        <table:table-column table:style-name="co7" table:default-cell-style-name="ce15"/>
        <table:table-column table:style-name="co6" table:default-cell-style-name="ce15"/>
        <table:table-column table:style-name="co7" table:default-cell-style-name="ce15"/>
        <table:table-column table:style-name="co6" table:default-cell-style-name="ce15"/>
        <table:table-column table:style-name="co7" table:default-cell-style-name="ce15"/>
        <table:table-column table:style-name="co5" table:default-cell-style-name="ce15"/>
        <table:table-column table:style-name="co9" table:default-cell-style-name="ce15"/>
        <table:table-column table:style-name="co5" table:number-columns-repeated="241" table:default-cell-style-name="ce15"/>
        <table:table-column table:style-name="co5" table:number-columns-repeated="767" table:default-cell-style-name="Default"/>
        <table:table-row table:style-name="ro10">
          <table:table-cell table:style-name="ce75" table:formula="of:=IF([$Calendario.$Q$4]=&quot;&quot;;&quot;&quot;;[$Calendario.$Q$4])" office:value-type="string" office:string-value="Proyecto IS" table:number-columns-spanned="7" table:number-rows-spanned="1">
            <text:p>Proyecto IS</text:p>
          </table:table-cell>
          <table:covered-table-cell table:number-columns-repeated="6" table:style-name="ce75"/>
          <table:table-cell table:style-name="ce84" table:formula="of:=[$Calendario.I19]" office:value-type="float" office:value="41306" table:number-columns-spanned="7" table:number-rows-spanned="1">
            <text:p>febrero 2013</text:p>
          </table:table-cell>
          <table:covered-table-cell table:number-columns-repeated="6" table:style-name="ce84"/>
          <table:table-cell table:style-name="ce70" table:number-columns-repeated="1010"/>
        </table:table-row>
        <table:table-row table:style-name="ro4">
          <table:table-cell table:style-name="ce39" table:formula="of:=[$'1'.A2:.B2]" office:value-type="string" office:string-value="lunes" table:number-columns-spanned="2" table:number-rows-spanned="1">
            <text:p>lunes</text:p>
          </table:table-cell>
          <table:covered-table-cell table:style-name="ce39"/>
          <table:table-cell table:style-name="ce44" table:formula="of:=[$'1'.C2:.D2]" office:value-type="string" office:string-value="martes" table:number-columns-spanned="2" table:number-rows-spanned="1">
            <text:p>martes</text:p>
          </table:table-cell>
          <table:covered-table-cell table:style-name="ce44"/>
          <table:table-cell table:style-name="ce44" table:formula="of:=[$'1'.E2:.F2]" office:value-type="string" office:string-value="miércoles" table:number-columns-spanned="2" table:number-rows-spanned="1">
            <text:p>miércoles</text:p>
          </table:table-cell>
          <table:covered-table-cell table:style-name="ce44"/>
          <table:table-cell table:style-name="ce44" table:formula="of:=[$'1'.G2:.H2]" office:value-type="string" office:string-value="jueves" table:number-columns-spanned="2" table:number-rows-spanned="1">
            <text:p>jueves</text:p>
          </table:table-cell>
          <table:covered-table-cell table:style-name="ce44"/>
          <table:table-cell table:style-name="ce44" table:formula="of:=[$'1'.I2:.J2]" office:value-type="string" office:string-value="viernes" table:number-columns-spanned="2" table:number-rows-spanned="1">
            <text:p>viernes</text:p>
          </table:table-cell>
          <table:covered-table-cell table:style-name="ce44"/>
          <table:table-cell table:style-name="ce44" table:formula="of:=[$'1'.K2:.L2]" office:value-type="string" office:string-value="sábado" table:number-columns-spanned="2" table:number-rows-spanned="1">
            <text:p>sábado</text:p>
          </table:table-cell>
          <table:covered-table-cell table:style-name="ce44"/>
          <table:table-cell table:style-name="ce61" table:formula="of:=[$'1'.M2:.N2]" office:value-type="string" office:string-value="domingo" table:number-columns-spanned="2" table:number-rows-spanned="1">
            <text:p>domingo</text:p>
          </table:table-cell>
          <table:covered-table-cell table:style-name="ce61"/>
          <table:table-cell table:style-name="ce70"/>
          <table:table-cell table:style-name="ce32" office:value-type="string">
            <text:p>Fecha</text:p>
          </table:table-cell>
          <table:table-cell table:style-name="ce32" office:value-type="string">
            <text:p>Acontecimiento</text:p>
          </table:table-cell>
          <table:table-cell table:style-name="ce70" table:number-columns-repeated="1007"/>
        </table:table-row>
        <table:table-row table:style-name="ro9">
          <table:table-cell table:style-name="ce76" table:formula="of:=[$Calendario.I21]">
            <text:p/>
          </table:table-cell>
          <table:table-cell table:style-name="ce80"/>
          <table:table-cell table:style-name="ce76" table:formula="of:=[$Calendario.J21]">
            <text:p/>
          </table:table-cell>
          <table:table-cell table:style-name="ce80"/>
          <table:table-cell table:style-name="ce76" table:formula="of:=[$Calendario.K21]">
            <text:p/>
          </table:table-cell>
          <table:table-cell table:style-name="ce80"/>
          <table:table-cell table:style-name="ce76" table:formula="of:=[$Calendario.L21]">
            <text:p/>
          </table:table-cell>
          <table:table-cell table:style-name="ce80"/>
          <table:table-cell table:style-name="ce76" table:formula="of:=[$Calendario.M21]" office:value-type="date" office:date-value="2013-02-01">
            <text:p>1</text:p>
          </table:table-cell>
          <table:table-cell table:style-name="ce80"/>
          <table:table-cell table:style-name="ce76" table:formula="of:=[$Calendario.N21]" office:value-type="date" office:date-value="2013-02-02">
            <text:p>2</text:p>
          </table:table-cell>
          <table:table-cell table:style-name="ce80"/>
          <table:table-cell table:style-name="ce76" table:formula="of:=[$Calendario.O21]" office:value-type="date" office:date-value="2013-02-03">
            <text:p>3</text:p>
          </table:table-cell>
          <table:table-cell table:style-name="ce80"/>
          <table:table-cell table:style-name="ce70"/>
          <table:table-cell table:style-name="ce89" office:value-type="date" office:date-value="2013-02-21">
            <text:p>21/02/2013</text:p>
          </table:table-cell>
          <table:table-cell office:value-type="string">
            <text:p>Revisión errores entrega enero</text:p>
          </table:table-cell>
          <table:table-cell table:style-name="ce70" table:number-columns-repeated="1007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70"/>
          <table:table-cell table:style-name="ce34"/>
          <table:table-cell table:style-name="ce37"/>
          <table:table-cell table:style-name="ce70" table:number-columns-repeated="1007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70"/>
          <table:table-cell table:style-name="ce35"/>
          <table:table-cell table:style-name="ce37"/>
          <table:table-cell table:style-name="ce70" table:number-columns-repeated="1007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70"/>
          <table:table-cell table:style-name="ce35"/>
          <table:table-cell table:style-name="ce37"/>
          <table:table-cell table:style-name="ce70" table:number-columns-repeated="1007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70"/>
          <table:table-cell table:style-name="ce35"/>
          <table:table-cell table:style-name="ce37"/>
          <table:table-cell table:style-name="ce70" table:number-columns-repeated="1007"/>
        </table:table-row>
        <table:table-row table:style-name="ro2"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71"/>
          <table:table-cell table:style-name="ce35"/>
          <table:table-cell table:style-name="ce37"/>
          <table:table-cell table:style-name="ce71" table:number-columns-repeated="1007"/>
        </table:table-row>
        <table:table-row table:style-name="ro9">
          <table:table-cell table:style-name="ce76" table:formula="of:=[$Calendario.I22]" office:value-type="date" office:date-value="2013-02-04">
            <text:p>4</text:p>
          </table:table-cell>
          <table:table-cell table:style-name="ce80"/>
          <table:table-cell table:style-name="ce76" table:formula="of:=[$Calendario.J22]" office:value-type="date" office:date-value="2013-02-05">
            <text:p>5</text:p>
          </table:table-cell>
          <table:table-cell table:style-name="ce80"/>
          <table:table-cell table:style-name="ce76" table:formula="of:=[$Calendario.K22]" office:value-type="date" office:date-value="2013-02-06">
            <text:p>6</text:p>
          </table:table-cell>
          <table:table-cell table:style-name="ce80"/>
          <table:table-cell table:style-name="ce76" table:formula="of:=[$Calendario.L22]" office:value-type="date" office:date-value="2013-02-07">
            <text:p>7</text:p>
          </table:table-cell>
          <table:table-cell table:style-name="ce80"/>
          <table:table-cell table:style-name="ce76" table:formula="of:=[$Calendario.M22]" office:value-type="date" office:date-value="2013-02-08">
            <text:p>8</text:p>
          </table:table-cell>
          <table:table-cell table:style-name="ce80"/>
          <table:table-cell table:style-name="ce76" table:formula="of:=[$Calendario.N22]" office:value-type="date" office:date-value="2013-02-09">
            <text:p>9</text:p>
          </table:table-cell>
          <table:table-cell table:style-name="ce80"/>
          <table:table-cell table:style-name="ce76" table:formula="of:=[$Calendario.O22]" office:value-type="date" office:date-value="2013-02-10">
            <text:p>10</text:p>
          </table:table-cell>
          <table:table-cell table:style-name="ce80"/>
          <table:table-cell table:style-name="ce70"/>
          <table:table-cell table:style-name="ce35"/>
          <table:table-cell table:style-name="ce37"/>
          <table:table-cell table:style-name="ce70" table:number-columns-repeated="1007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70"/>
          <table:table-cell table:style-name="ce35"/>
          <table:table-cell table:style-name="ce37"/>
          <table:table-cell table:style-name="ce70" table:number-columns-repeated="1007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70"/>
          <table:table-cell table:style-name="ce35"/>
          <table:table-cell table:style-name="ce37"/>
          <table:table-cell table:style-name="ce70" table:number-columns-repeated="1007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70"/>
          <table:table-cell table:style-name="ce35"/>
          <table:table-cell table:style-name="ce37"/>
          <table:table-cell table:style-name="ce70" table:number-columns-repeated="1007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70"/>
          <table:table-cell table:style-name="ce35"/>
          <table:table-cell table:style-name="ce37"/>
          <table:table-cell table:style-name="ce70" table:number-columns-repeated="1007"/>
        </table:table-row>
        <table:table-row table:style-name="ro2"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71"/>
          <table:table-cell table:style-name="ce35"/>
          <table:table-cell table:style-name="ce37"/>
          <table:table-cell table:style-name="ce71" table:number-columns-repeated="1007"/>
        </table:table-row>
        <table:table-row table:style-name="ro9">
          <table:table-cell table:style-name="ce76" table:formula="of:=[$Calendario.I23]" office:value-type="date" office:date-value="2013-02-11">
            <text:p>11</text:p>
          </table:table-cell>
          <table:table-cell table:style-name="ce80"/>
          <table:table-cell table:style-name="ce76" table:formula="of:=[$Calendario.J23]" office:value-type="date" office:date-value="2013-02-12">
            <text:p>12</text:p>
          </table:table-cell>
          <table:table-cell table:style-name="ce80"/>
          <table:table-cell table:style-name="ce86" table:formula="of:=[$Calendario.K23]" office:value-type="date" office:date-value="2013-02-13">
            <text:p>13</text:p>
          </table:table-cell>
          <table:table-cell table:style-name="ce80"/>
          <table:table-cell table:style-name="ce76" table:formula="of:=[$Calendario.L23]" office:value-type="date" office:date-value="2013-02-14">
            <text:p>14</text:p>
          </table:table-cell>
          <table:table-cell table:style-name="ce80"/>
          <table:table-cell table:style-name="ce76" table:formula="of:=[$Calendario.M23]" office:value-type="date" office:date-value="2013-02-15">
            <text:p>15</text:p>
          </table:table-cell>
          <table:table-cell table:style-name="ce80"/>
          <table:table-cell table:style-name="ce76" table:formula="of:=[$Calendario.N23]" office:value-type="date" office:date-value="2013-02-16">
            <text:p>16</text:p>
          </table:table-cell>
          <table:table-cell table:style-name="ce80"/>
          <table:table-cell table:style-name="ce76" table:formula="of:=[$Calendario.O23]" office:value-type="date" office:date-value="2013-02-17">
            <text:p>17</text:p>
          </table:table-cell>
          <table:table-cell table:style-name="ce80"/>
          <table:table-cell table:style-name="ce70"/>
          <table:table-cell table:style-name="ce35"/>
          <table:table-cell table:style-name="ce37"/>
          <table:table-cell table:style-name="ce70" table:number-columns-repeated="1007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70"/>
          <table:table-cell table:style-name="ce35"/>
          <table:table-cell table:style-name="ce37"/>
          <table:table-cell table:style-name="ce70" table:number-columns-repeated="1007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70"/>
          <table:table-cell table:style-name="ce35"/>
          <table:table-cell table:style-name="ce37"/>
          <table:table-cell table:style-name="ce70" table:number-columns-repeated="1007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70"/>
          <table:table-cell table:style-name="ce35"/>
          <table:table-cell table:style-name="ce37"/>
          <table:table-cell table:style-name="ce70" table:number-columns-repeated="1007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70"/>
          <table:table-cell table:style-name="ce35"/>
          <table:table-cell table:style-name="ce37"/>
          <table:table-cell table:style-name="ce70" table:number-columns-repeated="1007"/>
        </table:table-row>
        <table:table-row table:style-name="ro2"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71"/>
          <table:table-cell table:style-name="ce35"/>
          <table:table-cell table:style-name="ce37"/>
          <table:table-cell table:style-name="ce71" table:number-columns-repeated="1007"/>
        </table:table-row>
        <table:table-row table:style-name="ro9">
          <table:table-cell table:style-name="ce76" table:formula="of:=[$Calendario.I24]" office:value-type="date" office:date-value="2013-02-18">
            <text:p>18</text:p>
          </table:table-cell>
          <table:table-cell table:style-name="ce80"/>
          <table:table-cell table:style-name="ce76" table:formula="of:=[$Calendario.J24]" office:value-type="date" office:date-value="2013-02-19">
            <text:p>19</text:p>
          </table:table-cell>
          <table:table-cell table:style-name="ce80"/>
          <table:table-cell table:style-name="ce76" table:formula="of:=[$Calendario.K24]" office:value-type="date" office:date-value="2013-02-20">
            <text:p>20</text:p>
          </table:table-cell>
          <table:table-cell table:style-name="ce80"/>
          <table:table-cell table:style-name="ce87" table:formula="of:=[$Calendario.L24]" office:value-type="date" office:date-value="2013-02-21">
            <text:p>21</text:p>
          </table:table-cell>
          <table:table-cell table:style-name="ce88"/>
          <table:table-cell table:style-name="ce76" table:formula="of:=[$Calendario.M24]" office:value-type="date" office:date-value="2013-02-22">
            <text:p>22</text:p>
          </table:table-cell>
          <table:table-cell table:style-name="ce80"/>
          <table:table-cell table:style-name="ce76" table:formula="of:=[$Calendario.N24]" office:value-type="date" office:date-value="2013-02-23">
            <text:p>23</text:p>
          </table:table-cell>
          <table:table-cell table:style-name="ce80"/>
          <table:table-cell table:style-name="ce76" table:formula="of:=[$Calendario.O24]" office:value-type="date" office:date-value="2013-02-24">
            <text:p>24</text:p>
          </table:table-cell>
          <table:table-cell table:style-name="ce80"/>
          <table:table-cell table:style-name="ce70"/>
          <table:table-cell table:style-name="ce35"/>
          <table:table-cell table:style-name="ce37"/>
          <table:table-cell table:style-name="ce70" table:number-columns-repeated="1007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64" table:number-columns-spanned="2" table:number-rows-spanned="1"/>
          <table:covered-table-cell table:style-name="ce64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70"/>
          <table:table-cell table:style-name="ce35"/>
          <table:table-cell table:style-name="ce37"/>
          <table:table-cell table:style-name="ce70" table:number-columns-repeated="1007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64" table:number-columns-spanned="2" table:number-rows-spanned="1"/>
          <table:covered-table-cell table:style-name="ce64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70"/>
          <table:table-cell table:style-name="ce35"/>
          <table:table-cell table:style-name="ce37"/>
          <table:table-cell table:style-name="ce70" table:number-columns-repeated="1007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64" table:number-columns-spanned="2" table:number-rows-spanned="1"/>
          <table:covered-table-cell table:style-name="ce64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70"/>
          <table:table-cell table:style-name="ce35"/>
          <table:table-cell table:style-name="ce37"/>
          <table:table-cell table:style-name="ce70" table:number-columns-repeated="1007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64" table:number-columns-spanned="2" table:number-rows-spanned="1"/>
          <table:covered-table-cell table:style-name="ce64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70"/>
          <table:table-cell table:style-name="ce35"/>
          <table:table-cell table:style-name="ce37"/>
          <table:table-cell table:style-name="ce70" table:number-columns-repeated="1007"/>
        </table:table-row>
        <table:table-row table:style-name="ro2"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65" table:number-columns-spanned="2" table:number-rows-spanned="1"/>
          <table:covered-table-cell table:style-name="ce65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71"/>
          <table:table-cell table:style-name="ce35"/>
          <table:table-cell table:style-name="ce37"/>
          <table:table-cell table:style-name="ce71" table:number-columns-repeated="1007"/>
        </table:table-row>
        <table:table-row table:style-name="ro9">
          <table:table-cell table:style-name="ce76" table:formula="of:=[$Calendario.I25]" office:value-type="date" office:date-value="2013-02-25">
            <text:p>25</text:p>
          </table:table-cell>
          <table:table-cell table:style-name="ce80"/>
          <table:table-cell table:style-name="ce76" table:formula="of:=[$Calendario.J25]" office:value-type="date" office:date-value="2013-02-26">
            <text:p>26</text:p>
          </table:table-cell>
          <table:table-cell table:style-name="ce80"/>
          <table:table-cell table:style-name="ce76" table:formula="of:=[$Calendario.K25]" office:value-type="date" office:date-value="2013-02-27">
            <text:p>27</text:p>
          </table:table-cell>
          <table:table-cell table:style-name="ce80"/>
          <table:table-cell table:style-name="ce76" table:formula="of:=[$Calendario.L25]" office:value-type="date" office:date-value="2013-02-28">
            <text:p>28</text:p>
          </table:table-cell>
          <table:table-cell table:style-name="ce80"/>
          <table:table-cell table:style-name="ce76" table:formula="of:=[$Calendario.M25]">
            <text:p/>
          </table:table-cell>
          <table:table-cell table:style-name="ce80"/>
          <table:table-cell table:style-name="ce76" table:formula="of:=[$Calendario.N25]">
            <text:p/>
          </table:table-cell>
          <table:table-cell table:style-name="ce80"/>
          <table:table-cell table:style-name="ce76" table:formula="of:=[$Calendario.O25]">
            <text:p/>
          </table:table-cell>
          <table:table-cell table:style-name="ce80"/>
          <table:table-cell table:style-name="ce70"/>
          <table:table-cell table:style-name="ce35"/>
          <table:table-cell table:style-name="ce37"/>
          <table:table-cell table:style-name="ce70" table:number-columns-repeated="1007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70"/>
          <table:table-cell table:style-name="ce35"/>
          <table:table-cell table:style-name="ce37"/>
          <table:table-cell table:style-name="ce70" table:number-columns-repeated="1007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70"/>
          <table:table-cell table:style-name="ce35"/>
          <table:table-cell table:style-name="ce37"/>
          <table:table-cell table:style-name="ce70" table:number-columns-repeated="1007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70"/>
          <table:table-cell table:style-name="ce35"/>
          <table:table-cell table:style-name="ce37"/>
          <table:table-cell table:style-name="ce70" table:number-columns-repeated="1007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70"/>
          <table:table-cell table:style-name="ce35"/>
          <table:table-cell table:style-name="ce37"/>
          <table:table-cell table:style-name="ce70" table:number-columns-repeated="1007"/>
        </table:table-row>
        <table:table-row table:style-name="ro2"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71"/>
          <table:table-cell table:style-name="ce35"/>
          <table:table-cell table:style-name="ce37"/>
          <table:table-cell table:style-name="ce71" table:number-columns-repeated="1007"/>
        </table:table-row>
        <table:table-row table:style-name="ro9">
          <table:table-cell table:style-name="ce76" table:formula="of:=[$Calendario.I26]">
            <text:p/>
          </table:table-cell>
          <table:table-cell table:style-name="ce80"/>
          <table:table-cell table:style-name="ce76" table:formula="of:=[$Calendario.J26]">
            <text:p/>
          </table:table-cell>
          <table:table-cell table:style-name="ce80"/>
          <table:table-cell table:style-name="ce46"/>
          <table:table-cell table:style-name="ce49"/>
          <table:table-cell table:style-name="ce52"/>
          <table:table-cell table:style-name="ce54"/>
          <table:table-cell table:style-name="ce57" office:value-type="string">
            <text:p>Notas</text:p>
          </table:table-cell>
          <table:table-cell table:style-name="ce52" table:number-columns-repeated="4"/>
          <table:table-cell table:style-name="ce54"/>
          <table:table-cell/>
          <table:table-cell table:style-name="ce35"/>
          <table:table-cell table:style-name="ce37"/>
          <table:table-cell table:number-columns-repeated="1007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7"/>
          <table:table-cell table:style-name="ce50" table:number-columns-repeated="2"/>
          <table:table-cell table:style-name="ce55"/>
          <table:table-cell table:style-name="ce58"/>
          <table:table-cell table:style-name="ce50" table:number-columns-repeated="4"/>
          <table:table-cell table:style-name="ce55"/>
          <table:table-cell/>
          <table:table-cell table:style-name="ce35"/>
          <table:table-cell table:style-name="ce37"/>
          <table:table-cell table:number-columns-repeated="1007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7"/>
          <table:table-cell table:style-name="ce50" table:number-columns-repeated="2"/>
          <table:table-cell table:style-name="ce55"/>
          <table:table-cell table:style-name="ce58"/>
          <table:table-cell table:style-name="ce50" table:number-columns-repeated="4"/>
          <table:table-cell table:style-name="ce55"/>
          <table:table-cell table:number-columns-repeated="1010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7"/>
          <table:table-cell table:style-name="ce50" table:number-columns-repeated="2"/>
          <table:table-cell table:style-name="ce55"/>
          <table:table-cell table:style-name="ce58"/>
          <table:table-cell table:style-name="ce50" table:number-columns-repeated="4"/>
          <table:table-cell table:style-name="ce55"/>
          <table:table-cell table:number-columns-repeated="1010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7"/>
          <table:table-cell table:style-name="ce50" table:number-columns-repeated="2"/>
          <table:table-cell table:style-name="ce55"/>
          <table:table-cell table:style-name="ce58"/>
          <table:table-cell table:style-name="ce50" table:number-columns-repeated="3"/>
          <table:table-cell table:style-name="ce62" table:number-columns-spanned="2" table:number-rows-spanned="1"/>
          <table:covered-table-cell table:style-name="ce62"/>
          <table:table-cell table:number-columns-repeated="1010"/>
        </table:table-row>
        <table:table-row table:style-name="ro2">
          <table:table-cell table:style-name="ce42" table:number-columns-spanned="2" table:number-rows-spanned="1"/>
          <table:covered-table-cell table:style-name="ce42"/>
          <table:table-cell table:style-name="ce45" office:value-type="string" table:number-columns-spanned="2" table:number-rows-spanned="1">
            <text:p>[42]</text:p>
          </table:table-cell>
          <table:covered-table-cell table:style-name="ce45"/>
          <table:table-cell table:style-name="ce48" office:value-type="string">
            <text:p>{42}</text:p>
          </table:table-cell>
          <table:table-cell table:style-name="ce51" table:number-columns-repeated="2"/>
          <table:table-cell table:style-name="ce56" office:value-type="string">
            <text:p>[42]</text:p>
          </table:table-cell>
          <table:table-cell table:style-name="ce59"/>
          <table:table-cell table:style-name="ce51"/>
          <table:table-cell table:style-name="ce60" table:number-columns-spanned="4" table:number-rows-spanned="1"/>
          <table:covered-table-cell table:number-columns-repeated="3" table:style-name="ce60"/>
          <table:table-cell table:number-columns-repeated="1010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3" table:style-name="ta7">
        <table:shapes>
          <draw:frame draw:z-index="0" draw:name="Picture 3" draw:style-name="gr1" draw:text-style-name="P1" svg:width="3.022cm" svg:height="2.435cm" svg:x="10.768cm" svg:y="15.632cm">
            <draw:image xlink:href="Pictures/200000D4000015620000136B602A849B.wmf" xlink:type="simple" xlink:show="embed" xlink:actuate="onLoad">
              <text:p/>
            </draw:image>
          </draw:frame>
          <draw:frame draw:z-index="1" draw:name="Picture 4" draw:style-name="gr1" draw:text-style-name="P1" svg:width="3.022cm" svg:height="2.435cm" svg:x="7.272cm" svg:y="15.632cm">
            <draw:image xlink:href="Pictures/200000DA000015620000136B57C97CBA.wmf" xlink:type="simple" xlink:show="embed" xlink:actuate="onLoad">
              <text:p/>
            </draw:image>
          </draw:frame>
        </table:shapes>
        <table:table-column table:style-name="co6" table:default-cell-style-name="ce15"/>
        <table:table-column table:style-name="co7" table:default-cell-style-name="ce15"/>
        <table:table-column table:style-name="co6" table:default-cell-style-name="ce15"/>
        <table:table-column table:style-name="co7" table:default-cell-style-name="ce15"/>
        <table:table-column table:style-name="co6" table:default-cell-style-name="ce15"/>
        <table:table-column table:style-name="co7" table:default-cell-style-name="ce15"/>
        <table:table-column table:style-name="co6" table:default-cell-style-name="ce15"/>
        <table:table-column table:style-name="co7" table:default-cell-style-name="ce15"/>
        <table:table-column table:style-name="co6" table:default-cell-style-name="ce15"/>
        <table:table-column table:style-name="co7" table:default-cell-style-name="ce15"/>
        <table:table-column table:style-name="co6" table:default-cell-style-name="ce15"/>
        <table:table-column table:style-name="co7" table:default-cell-style-name="ce15"/>
        <table:table-column table:style-name="co6" table:default-cell-style-name="ce15"/>
        <table:table-column table:style-name="co7" table:default-cell-style-name="ce15"/>
        <table:table-column table:style-name="co5" table:number-columns-repeated="243" table:default-cell-style-name="ce15"/>
        <table:table-column table:style-name="co5" table:number-columns-repeated="767" table:default-cell-style-name="Default"/>
        <table:table-row table:style-name="ro10">
          <table:table-cell table:style-name="ce38" table:formula="of:=IF([$Calendario.$Q$4]=&quot;&quot;;&quot;&quot;;[$Calendario.$Q$4])" office:value-type="string" office:string-value="Proyecto IS" table:number-columns-spanned="7" table:number-rows-spanned="1">
            <text:p>Proyecto IS</text:p>
          </table:table-cell>
          <table:covered-table-cell table:number-columns-repeated="6" table:style-name="ce38"/>
          <table:table-cell table:style-name="ce53" table:formula="of:=[$Calendario.Q19]" office:value-type="float" office:value="41334" table:number-columns-spanned="7" table:number-rows-spanned="1">
            <text:p>marzo 2013</text:p>
          </table:table-cell>
          <table:covered-table-cell table:number-columns-repeated="6" table:style-name="ce53"/>
          <table:table-cell table:style-name="ce70" table:number-columns-repeated="1010"/>
        </table:table-row>
        <table:table-row table:style-name="ro4">
          <table:table-cell table:style-name="ce39" table:formula="of:=[$'1'.A2:.B2]" office:value-type="string" office:string-value="lunes" table:number-columns-spanned="2" table:number-rows-spanned="1">
            <text:p>lunes</text:p>
          </table:table-cell>
          <table:covered-table-cell table:style-name="ce39"/>
          <table:table-cell table:style-name="ce44" table:formula="of:=[$'1'.C2:.D2]" office:value-type="string" office:string-value="martes" table:number-columns-spanned="2" table:number-rows-spanned="1">
            <text:p>martes</text:p>
          </table:table-cell>
          <table:covered-table-cell table:style-name="ce44"/>
          <table:table-cell table:style-name="ce44" table:formula="of:=[$'1'.E2:.F2]" office:value-type="string" office:string-value="miércoles" table:number-columns-spanned="2" table:number-rows-spanned="1">
            <text:p>miércoles</text:p>
          </table:table-cell>
          <table:covered-table-cell table:style-name="ce44"/>
          <table:table-cell table:style-name="ce44" table:formula="of:=[$'1'.G2:.H2]" office:value-type="string" office:string-value="jueves" table:number-columns-spanned="2" table:number-rows-spanned="1">
            <text:p>jueves</text:p>
          </table:table-cell>
          <table:covered-table-cell table:style-name="ce44"/>
          <table:table-cell table:style-name="ce44" table:formula="of:=[$'1'.I2:.J2]" office:value-type="string" office:string-value="viernes" table:number-columns-spanned="2" table:number-rows-spanned="1">
            <text:p>viernes</text:p>
          </table:table-cell>
          <table:covered-table-cell table:style-name="ce44"/>
          <table:table-cell table:style-name="ce44" table:formula="of:=[$'1'.K2:.L2]" office:value-type="string" office:string-value="sábado" table:number-columns-spanned="2" table:number-rows-spanned="1">
            <text:p>sábado</text:p>
          </table:table-cell>
          <table:covered-table-cell table:style-name="ce44"/>
          <table:table-cell table:style-name="ce61" table:formula="of:=[$'1'.M2:.N2]" office:value-type="string" office:string-value="domingo" table:number-columns-spanned="2" table:number-rows-spanned="1">
            <text:p>domingo</text:p>
          </table:table-cell>
          <table:covered-table-cell table:style-name="ce61"/>
          <table:table-cell table:style-name="ce70"/>
          <table:table-cell table:style-name="ce32" office:value-type="string">
            <text:p>Fecha</text:p>
          </table:table-cell>
          <table:table-cell table:style-name="ce32" office:value-type="string">
            <text:p>Acontecimiento</text:p>
          </table:table-cell>
          <table:table-cell table:style-name="ce70" table:number-columns-repeated="1007"/>
        </table:table-row>
        <table:table-row table:style-name="ro9">
          <table:table-cell table:style-name="ce40" table:formula="of:=[$Calendario.Q21]">
            <text:p/>
          </table:table-cell>
          <table:table-cell table:style-name="ce43"/>
          <table:table-cell table:style-name="ce40" table:formula="of:=[$Calendario.R21]">
            <text:p/>
          </table:table-cell>
          <table:table-cell table:style-name="ce43"/>
          <table:table-cell table:style-name="ce40" table:formula="of:=[$Calendario.S21]">
            <text:p/>
          </table:table-cell>
          <table:table-cell table:style-name="ce43"/>
          <table:table-cell table:style-name="ce40" table:formula="of:=[$Calendario.T21]">
            <text:p/>
          </table:table-cell>
          <table:table-cell table:style-name="ce43"/>
          <table:table-cell table:style-name="ce40" table:formula="of:=[$Calendario.U21]" office:value-type="date" office:date-value="2013-03-01">
            <text:p>1</text:p>
          </table:table-cell>
          <table:table-cell table:style-name="ce43"/>
          <table:table-cell table:style-name="ce40" table:formula="of:=[$Calendario.V21]" office:value-type="date" office:date-value="2013-03-02">
            <text:p>2</text:p>
          </table:table-cell>
          <table:table-cell table:style-name="ce43"/>
          <table:table-cell table:style-name="ce40" table:formula="of:=[$Calendario.W21]" office:value-type="date" office:date-value="2013-03-03">
            <text:p>3</text:p>
          </table:table-cell>
          <table:table-cell table:style-name="ce43"/>
          <table:table-cell table:style-name="ce70"/>
          <table:table-cell table:style-name="ce33"/>
          <table:table-cell/>
          <table:table-cell table:style-name="ce70" table:number-columns-repeated="1007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70"/>
          <table:table-cell table:style-name="ce34"/>
          <table:table-cell table:style-name="ce37"/>
          <table:table-cell table:style-name="ce70" table:number-columns-repeated="1007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70"/>
          <table:table-cell table:style-name="ce35"/>
          <table:table-cell table:style-name="ce37"/>
          <table:table-cell table:style-name="ce70" table:number-columns-repeated="1007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70"/>
          <table:table-cell table:style-name="ce35"/>
          <table:table-cell table:style-name="ce37"/>
          <table:table-cell table:style-name="ce70" table:number-columns-repeated="1007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70"/>
          <table:table-cell table:style-name="ce35"/>
          <table:table-cell table:style-name="ce37"/>
          <table:table-cell table:style-name="ce70" table:number-columns-repeated="1007"/>
        </table:table-row>
        <table:table-row table:style-name="ro2"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71"/>
          <table:table-cell table:style-name="ce35"/>
          <table:table-cell table:style-name="ce37"/>
          <table:table-cell table:style-name="ce71" table:number-columns-repeated="1007"/>
        </table:table-row>
        <table:table-row table:style-name="ro9">
          <table:table-cell table:style-name="ce40" table:formula="of:=[$Calendario.Q22]" office:value-type="date" office:date-value="2013-03-04">
            <text:p>4</text:p>
          </table:table-cell>
          <table:table-cell table:style-name="ce43"/>
          <table:table-cell table:style-name="ce40" table:formula="of:=[$Calendario.R22]" office:value-type="date" office:date-value="2013-03-05">
            <text:p>5</text:p>
          </table:table-cell>
          <table:table-cell table:style-name="ce43"/>
          <table:table-cell table:style-name="ce40" table:formula="of:=[$Calendario.S22]" office:value-type="date" office:date-value="2013-03-06">
            <text:p>6</text:p>
          </table:table-cell>
          <table:table-cell table:style-name="ce43"/>
          <table:table-cell table:style-name="ce40" table:formula="of:=[$Calendario.T22]" office:value-type="date" office:date-value="2013-03-07">
            <text:p>7</text:p>
          </table:table-cell>
          <table:table-cell table:style-name="ce43"/>
          <table:table-cell table:style-name="ce40" table:formula="of:=[$Calendario.U22]" office:value-type="date" office:date-value="2013-03-08">
            <text:p>8</text:p>
          </table:table-cell>
          <table:table-cell table:style-name="ce43"/>
          <table:table-cell table:style-name="ce40" table:formula="of:=[$Calendario.V22]" office:value-type="date" office:date-value="2013-03-09">
            <text:p>9</text:p>
          </table:table-cell>
          <table:table-cell table:style-name="ce43"/>
          <table:table-cell table:style-name="ce40" table:formula="of:=[$Calendario.W22]" office:value-type="date" office:date-value="2013-03-10">
            <text:p>10</text:p>
          </table:table-cell>
          <table:table-cell table:style-name="ce43"/>
          <table:table-cell table:style-name="ce70"/>
          <table:table-cell table:style-name="ce35"/>
          <table:table-cell table:style-name="ce37"/>
          <table:table-cell table:style-name="ce70" table:number-columns-repeated="1007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70"/>
          <table:table-cell table:style-name="ce35"/>
          <table:table-cell table:style-name="ce37"/>
          <table:table-cell table:style-name="ce70" table:number-columns-repeated="1007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70"/>
          <table:table-cell table:style-name="ce35"/>
          <table:table-cell table:style-name="ce37"/>
          <table:table-cell table:style-name="ce70" table:number-columns-repeated="1007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70"/>
          <table:table-cell table:style-name="ce35"/>
          <table:table-cell table:style-name="ce37"/>
          <table:table-cell table:style-name="ce70" table:number-columns-repeated="1007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70"/>
          <table:table-cell table:style-name="ce35"/>
          <table:table-cell table:style-name="ce37"/>
          <table:table-cell table:style-name="ce70" table:number-columns-repeated="1007"/>
        </table:table-row>
        <table:table-row table:style-name="ro2"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71"/>
          <table:table-cell table:style-name="ce35"/>
          <table:table-cell table:style-name="ce37"/>
          <table:table-cell table:style-name="ce71" table:number-columns-repeated="1007"/>
        </table:table-row>
        <table:table-row table:style-name="ro9">
          <table:table-cell table:style-name="ce40" table:formula="of:=[$Calendario.Q23]" office:value-type="date" office:date-value="2013-03-11">
            <text:p>11</text:p>
          </table:table-cell>
          <table:table-cell table:style-name="ce43"/>
          <table:table-cell table:style-name="ce40" table:formula="of:=[$Calendario.R23]" office:value-type="date" office:date-value="2013-03-12">
            <text:p>12</text:p>
          </table:table-cell>
          <table:table-cell table:style-name="ce43"/>
          <table:table-cell table:style-name="ce40" table:formula="of:=[$Calendario.S23]" office:value-type="date" office:date-value="2013-03-13">
            <text:p>13</text:p>
          </table:table-cell>
          <table:table-cell table:style-name="ce43"/>
          <table:table-cell table:style-name="ce40" table:formula="of:=[$Calendario.T23]" office:value-type="date" office:date-value="2013-03-14">
            <text:p>14</text:p>
          </table:table-cell>
          <table:table-cell table:style-name="ce43"/>
          <table:table-cell table:style-name="ce40" table:formula="of:=[$Calendario.U23]" office:value-type="date" office:date-value="2013-03-15">
            <text:p>15</text:p>
          </table:table-cell>
          <table:table-cell table:style-name="ce43"/>
          <table:table-cell table:style-name="ce40" table:formula="of:=[$Calendario.V23]" office:value-type="date" office:date-value="2013-03-16">
            <text:p>16</text:p>
          </table:table-cell>
          <table:table-cell table:style-name="ce43"/>
          <table:table-cell table:style-name="ce40" table:formula="of:=[$Calendario.W23]" office:value-type="date" office:date-value="2013-03-17">
            <text:p>17</text:p>
          </table:table-cell>
          <table:table-cell table:style-name="ce43"/>
          <table:table-cell table:style-name="ce70"/>
          <table:table-cell table:style-name="ce35"/>
          <table:table-cell table:style-name="ce37"/>
          <table:table-cell table:style-name="ce70" table:number-columns-repeated="1007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70"/>
          <table:table-cell table:style-name="ce35"/>
          <table:table-cell table:style-name="ce37"/>
          <table:table-cell table:style-name="ce70" table:number-columns-repeated="1007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70"/>
          <table:table-cell table:style-name="ce35"/>
          <table:table-cell table:style-name="ce37"/>
          <table:table-cell table:style-name="ce70" table:number-columns-repeated="1007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70"/>
          <table:table-cell table:style-name="ce35"/>
          <table:table-cell table:style-name="ce37"/>
          <table:table-cell table:style-name="ce70" table:number-columns-repeated="1007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70"/>
          <table:table-cell table:style-name="ce35"/>
          <table:table-cell table:style-name="ce37"/>
          <table:table-cell table:style-name="ce70" table:number-columns-repeated="1007"/>
        </table:table-row>
        <table:table-row table:style-name="ro2"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71"/>
          <table:table-cell table:style-name="ce35"/>
          <table:table-cell table:style-name="ce37"/>
          <table:table-cell table:style-name="ce71" table:number-columns-repeated="1007"/>
        </table:table-row>
        <table:table-row table:style-name="ro9">
          <table:table-cell table:style-name="ce40" table:formula="of:=[$Calendario.Q24]" office:value-type="date" office:date-value="2013-03-18">
            <text:p>18</text:p>
          </table:table-cell>
          <table:table-cell table:style-name="ce43"/>
          <table:table-cell table:style-name="ce40" table:formula="of:=[$Calendario.R24]" office:value-type="date" office:date-value="2013-03-19">
            <text:p>19</text:p>
          </table:table-cell>
          <table:table-cell table:style-name="ce43"/>
          <table:table-cell table:style-name="ce40" table:formula="of:=[$Calendario.S24]" office:value-type="date" office:date-value="2013-03-20">
            <text:p>20</text:p>
          </table:table-cell>
          <table:table-cell table:style-name="ce43"/>
          <table:table-cell table:style-name="ce40" table:formula="of:=[$Calendario.T24]" office:value-type="date" office:date-value="2013-03-21">
            <text:p>21</text:p>
          </table:table-cell>
          <table:table-cell table:style-name="ce43"/>
          <table:table-cell table:style-name="ce40" table:formula="of:=[$Calendario.U24]" office:value-type="date" office:date-value="2013-03-22">
            <text:p>22</text:p>
          </table:table-cell>
          <table:table-cell table:style-name="ce43"/>
          <table:table-cell table:style-name="ce40" table:formula="of:=[$Calendario.V24]" office:value-type="date" office:date-value="2013-03-23">
            <text:p>23</text:p>
          </table:table-cell>
          <table:table-cell table:style-name="ce43"/>
          <table:table-cell table:style-name="ce40" table:formula="of:=[$Calendario.W24]" office:value-type="date" office:date-value="2013-03-24">
            <text:p>24</text:p>
          </table:table-cell>
          <table:table-cell table:style-name="ce43"/>
          <table:table-cell table:style-name="ce70"/>
          <table:table-cell table:style-name="ce35"/>
          <table:table-cell table:style-name="ce37"/>
          <table:table-cell table:style-name="ce70" table:number-columns-repeated="1007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70"/>
          <table:table-cell table:style-name="ce35"/>
          <table:table-cell table:style-name="ce37"/>
          <table:table-cell table:style-name="ce70" table:number-columns-repeated="1007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70"/>
          <table:table-cell table:style-name="ce35"/>
          <table:table-cell table:style-name="ce37"/>
          <table:table-cell table:style-name="ce70" table:number-columns-repeated="1007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70"/>
          <table:table-cell table:style-name="ce35"/>
          <table:table-cell table:style-name="ce37"/>
          <table:table-cell table:style-name="ce70" table:number-columns-repeated="1007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70"/>
          <table:table-cell table:style-name="ce35"/>
          <table:table-cell table:style-name="ce37"/>
          <table:table-cell table:style-name="ce70" table:number-columns-repeated="1007"/>
        </table:table-row>
        <table:table-row table:style-name="ro2"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71"/>
          <table:table-cell table:style-name="ce35"/>
          <table:table-cell table:style-name="ce37"/>
          <table:table-cell table:style-name="ce71" table:number-columns-repeated="1007"/>
        </table:table-row>
        <table:table-row table:style-name="ro9">
          <table:table-cell table:style-name="ce40" table:formula="of:=[$Calendario.Q25]" office:value-type="date" office:date-value="2013-03-25">
            <text:p>25</text:p>
          </table:table-cell>
          <table:table-cell table:style-name="ce43"/>
          <table:table-cell table:style-name="ce40" table:formula="of:=[$Calendario.R25]" office:value-type="date" office:date-value="2013-03-26">
            <text:p>26</text:p>
          </table:table-cell>
          <table:table-cell table:style-name="ce43"/>
          <table:table-cell table:style-name="ce40" table:formula="of:=[$Calendario.S25]" office:value-type="date" office:date-value="2013-03-27">
            <text:p>27</text:p>
          </table:table-cell>
          <table:table-cell table:style-name="ce43"/>
          <table:table-cell table:style-name="ce40" table:formula="of:=[$Calendario.T25]" office:value-type="date" office:date-value="2013-03-28">
            <text:p>28</text:p>
          </table:table-cell>
          <table:table-cell table:style-name="ce43"/>
          <table:table-cell table:style-name="ce40" table:formula="of:=[$Calendario.U25]" office:value-type="date" office:date-value="2013-03-29">
            <text:p>29</text:p>
          </table:table-cell>
          <table:table-cell table:style-name="ce43"/>
          <table:table-cell table:style-name="ce40" table:formula="of:=[$Calendario.V25]" office:value-type="date" office:date-value="2013-03-30">
            <text:p>30</text:p>
          </table:table-cell>
          <table:table-cell table:style-name="ce43"/>
          <table:table-cell table:style-name="ce40" table:formula="of:=[$Calendario.W25]" office:value-type="date" office:date-value="2013-03-31">
            <text:p>31</text:p>
          </table:table-cell>
          <table:table-cell table:style-name="ce43"/>
          <table:table-cell table:style-name="ce70"/>
          <table:table-cell table:style-name="ce35"/>
          <table:table-cell table:style-name="ce37"/>
          <table:table-cell table:style-name="ce70" table:number-columns-repeated="1007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70"/>
          <table:table-cell table:style-name="ce35"/>
          <table:table-cell table:style-name="ce37"/>
          <table:table-cell table:style-name="ce70" table:number-columns-repeated="1007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70"/>
          <table:table-cell table:style-name="ce35"/>
          <table:table-cell table:style-name="ce37"/>
          <table:table-cell table:style-name="ce70" table:number-columns-repeated="1007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70"/>
          <table:table-cell table:style-name="ce35"/>
          <table:table-cell table:style-name="ce37"/>
          <table:table-cell table:style-name="ce70" table:number-columns-repeated="1007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70"/>
          <table:table-cell table:style-name="ce35"/>
          <table:table-cell table:style-name="ce37"/>
          <table:table-cell table:style-name="ce70" table:number-columns-repeated="1007"/>
        </table:table-row>
        <table:table-row table:style-name="ro2"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71"/>
          <table:table-cell table:style-name="ce35"/>
          <table:table-cell table:style-name="ce37"/>
          <table:table-cell table:style-name="ce71" table:number-columns-repeated="1007"/>
        </table:table-row>
        <table:table-row table:style-name="ro9">
          <table:table-cell table:style-name="ce40" table:formula="of:=[$Calendario.Q26]">
            <text:p/>
          </table:table-cell>
          <table:table-cell table:style-name="ce43"/>
          <table:table-cell table:style-name="ce40" table:formula="of:=[$Calendario.R26]">
            <text:p/>
          </table:table-cell>
          <table:table-cell table:style-name="ce43"/>
          <table:table-cell table:style-name="ce46"/>
          <table:table-cell table:style-name="ce49"/>
          <table:table-cell table:style-name="ce52"/>
          <table:table-cell table:style-name="ce54"/>
          <table:table-cell table:style-name="ce57" office:value-type="string">
            <text:p>Notas</text:p>
          </table:table-cell>
          <table:table-cell table:style-name="ce52" table:number-columns-repeated="4"/>
          <table:table-cell table:style-name="ce54"/>
          <table:table-cell/>
          <table:table-cell table:style-name="ce35"/>
          <table:table-cell table:style-name="ce37"/>
          <table:table-cell table:number-columns-repeated="1007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7"/>
          <table:table-cell table:style-name="ce50" table:number-columns-repeated="2"/>
          <table:table-cell table:style-name="ce55"/>
          <table:table-cell table:style-name="ce58"/>
          <table:table-cell table:style-name="ce50" table:number-columns-repeated="4"/>
          <table:table-cell table:style-name="ce55"/>
          <table:table-cell/>
          <table:table-cell table:style-name="ce35"/>
          <table:table-cell table:style-name="ce37"/>
          <table:table-cell table:number-columns-repeated="1007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7"/>
          <table:table-cell table:style-name="ce50" table:number-columns-repeated="2"/>
          <table:table-cell table:style-name="ce55"/>
          <table:table-cell table:style-name="ce58"/>
          <table:table-cell table:style-name="ce50" table:number-columns-repeated="4"/>
          <table:table-cell table:style-name="ce55"/>
          <table:table-cell table:number-columns-repeated="1010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7"/>
          <table:table-cell table:style-name="ce50" table:number-columns-repeated="2"/>
          <table:table-cell table:style-name="ce55"/>
          <table:table-cell table:style-name="ce58"/>
          <table:table-cell table:style-name="ce50" table:number-columns-repeated="4"/>
          <table:table-cell table:style-name="ce55"/>
          <table:table-cell table:number-columns-repeated="1010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7"/>
          <table:table-cell table:style-name="ce50" table:number-columns-repeated="2"/>
          <table:table-cell table:style-name="ce55"/>
          <table:table-cell table:style-name="ce58"/>
          <table:table-cell table:style-name="ce50" table:number-columns-repeated="3"/>
          <table:table-cell table:style-name="ce62" table:number-columns-spanned="2" table:number-rows-spanned="1"/>
          <table:covered-table-cell table:style-name="ce62"/>
          <table:table-cell table:number-columns-repeated="1010"/>
        </table:table-row>
        <table:table-row table:style-name="ro2">
          <table:table-cell table:style-name="ce42" table:number-columns-spanned="2" table:number-rows-spanned="1"/>
          <table:covered-table-cell table:style-name="ce42"/>
          <table:table-cell table:style-name="ce45" office:value-type="string" table:number-columns-spanned="2" table:number-rows-spanned="1">
            <text:p>[42]</text:p>
          </table:table-cell>
          <table:covered-table-cell table:style-name="ce45"/>
          <table:table-cell table:style-name="ce48" office:value-type="string">
            <text:p>{42}</text:p>
          </table:table-cell>
          <table:table-cell table:style-name="ce51" table:number-columns-repeated="2"/>
          <table:table-cell table:style-name="ce56" office:value-type="string">
            <text:p>[42]</text:p>
          </table:table-cell>
          <table:table-cell table:style-name="ce59"/>
          <table:table-cell table:style-name="ce51"/>
          <table:table-cell table:style-name="ce60" table:number-columns-spanned="4" table:number-rows-spanned="1"/>
          <table:covered-table-cell table:number-columns-repeated="3" table:style-name="ce60"/>
          <table:table-cell table:number-columns-repeated="1010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4" table:style-name="ta8">
        <table:shapes>
          <draw:frame draw:z-index="0" draw:name="Picture 3" draw:style-name="gr1" draw:text-style-name="P1" svg:width="3.022cm" svg:height="2.435cm" svg:x="10.768cm" svg:y="15.632cm">
            <draw:image xlink:href="Pictures/200000D8000015620000136B2635215D.wmf" xlink:type="simple" xlink:show="embed" xlink:actuate="onLoad">
              <text:p/>
            </draw:image>
          </draw:frame>
          <draw:frame draw:z-index="1" draw:name="Picture 4" draw:style-name="gr1" draw:text-style-name="P1" svg:width="3.022cm" svg:height="2.435cm" svg:x="7.272cm" svg:y="15.632cm">
            <draw:image xlink:href="Pictures/200000D5000015620000136B66B861FC.wmf" xlink:type="simple" xlink:show="embed" xlink:actuate="onLoad">
              <text:p/>
            </draw:image>
          </draw:frame>
        </table:shapes>
        <table:table-column table:style-name="co6" table:default-cell-style-name="ce15"/>
        <table:table-column table:style-name="co7" table:default-cell-style-name="ce15"/>
        <table:table-column table:style-name="co6" table:default-cell-style-name="ce15"/>
        <table:table-column table:style-name="co7" table:default-cell-style-name="ce15"/>
        <table:table-column table:style-name="co6" table:default-cell-style-name="ce15"/>
        <table:table-column table:style-name="co7" table:default-cell-style-name="ce15"/>
        <table:table-column table:style-name="co6" table:default-cell-style-name="ce15"/>
        <table:table-column table:style-name="co7" table:default-cell-style-name="ce15"/>
        <table:table-column table:style-name="co6" table:default-cell-style-name="ce15"/>
        <table:table-column table:style-name="co7" table:default-cell-style-name="ce15"/>
        <table:table-column table:style-name="co6" table:default-cell-style-name="ce15"/>
        <table:table-column table:style-name="co7" table:default-cell-style-name="ce15"/>
        <table:table-column table:style-name="co6" table:default-cell-style-name="ce15"/>
        <table:table-column table:style-name="co7" table:default-cell-style-name="ce15"/>
        <table:table-column table:style-name="co5" table:number-columns-repeated="243" table:default-cell-style-name="ce15"/>
        <table:table-column table:style-name="co5" table:number-columns-repeated="767" table:default-cell-style-name="Default"/>
        <table:table-row table:style-name="ro10">
          <table:table-cell table:style-name="ce38" table:formula="of:=IF([$Calendario.$Q$4]=&quot;&quot;;&quot;&quot;;[$Calendario.$Q$4])" office:value-type="string" office:string-value="Proyecto IS" table:number-columns-spanned="7" table:number-rows-spanned="1">
            <text:p>Proyecto IS</text:p>
          </table:table-cell>
          <table:covered-table-cell table:number-columns-repeated="6" table:style-name="ce38"/>
          <table:table-cell table:style-name="ce53" table:formula="of:=[$Calendario.A28]" office:value-type="float" office:value="41365" table:number-columns-spanned="7" table:number-rows-spanned="1">
            <text:p>abril 2013</text:p>
          </table:table-cell>
          <table:covered-table-cell table:number-columns-repeated="6" table:style-name="ce53"/>
          <table:table-cell table:style-name="ce70" table:number-columns-repeated="1010"/>
        </table:table-row>
        <table:table-row table:style-name="ro4">
          <table:table-cell table:style-name="ce39" table:formula="of:=[$'1'.A2:.B2]" office:value-type="string" office:string-value="lunes" table:number-columns-spanned="2" table:number-rows-spanned="1">
            <text:p>lunes</text:p>
          </table:table-cell>
          <table:covered-table-cell table:style-name="ce39"/>
          <table:table-cell table:style-name="ce44" table:formula="of:=[$'1'.C2:.D2]" office:value-type="string" office:string-value="martes" table:number-columns-spanned="2" table:number-rows-spanned="1">
            <text:p>martes</text:p>
          </table:table-cell>
          <table:covered-table-cell table:style-name="ce44"/>
          <table:table-cell table:style-name="ce44" table:formula="of:=[$'1'.E2:.F2]" office:value-type="string" office:string-value="miércoles" table:number-columns-spanned="2" table:number-rows-spanned="1">
            <text:p>miércoles</text:p>
          </table:table-cell>
          <table:covered-table-cell table:style-name="ce44"/>
          <table:table-cell table:style-name="ce44" table:formula="of:=[$'1'.G2:.H2]" office:value-type="string" office:string-value="jueves" table:number-columns-spanned="2" table:number-rows-spanned="1">
            <text:p>jueves</text:p>
          </table:table-cell>
          <table:covered-table-cell table:style-name="ce44"/>
          <table:table-cell table:style-name="ce44" table:formula="of:=[$'1'.I2:.J2]" office:value-type="string" office:string-value="viernes" table:number-columns-spanned="2" table:number-rows-spanned="1">
            <text:p>viernes</text:p>
          </table:table-cell>
          <table:covered-table-cell table:style-name="ce44"/>
          <table:table-cell table:style-name="ce44" table:formula="of:=[$'1'.K2:.L2]" office:value-type="string" office:string-value="sábado" table:number-columns-spanned="2" table:number-rows-spanned="1">
            <text:p>sábado</text:p>
          </table:table-cell>
          <table:covered-table-cell table:style-name="ce44"/>
          <table:table-cell table:style-name="ce61" table:formula="of:=[$'1'.M2:.N2]" office:value-type="string" office:string-value="domingo" table:number-columns-spanned="2" table:number-rows-spanned="1">
            <text:p>domingo</text:p>
          </table:table-cell>
          <table:covered-table-cell table:style-name="ce61"/>
          <table:table-cell table:style-name="ce70"/>
          <table:table-cell table:style-name="ce32" office:value-type="string">
            <text:p>Fecha</text:p>
          </table:table-cell>
          <table:table-cell table:style-name="ce32" office:value-type="string">
            <text:p>Acontecimiento</text:p>
          </table:table-cell>
          <table:table-cell table:style-name="ce70" table:number-columns-repeated="1007"/>
        </table:table-row>
        <table:table-row table:style-name="ro9">
          <table:table-cell table:style-name="ce40" table:formula="of:=[$Calendario.A30]" office:value-type="date" office:date-value="2013-04-01">
            <text:p>1</text:p>
          </table:table-cell>
          <table:table-cell table:style-name="ce43"/>
          <table:table-cell table:style-name="ce40" table:formula="of:=[$Calendario.B30]" office:value-type="date" office:date-value="2013-04-02">
            <text:p>2</text:p>
          </table:table-cell>
          <table:table-cell table:style-name="ce43"/>
          <table:table-cell table:style-name="ce40" table:formula="of:=[$Calendario.C30]" office:value-type="date" office:date-value="2013-04-03">
            <text:p>3</text:p>
          </table:table-cell>
          <table:table-cell table:style-name="ce43"/>
          <table:table-cell table:style-name="ce40" table:formula="of:=[$Calendario.D30]" office:value-type="date" office:date-value="2013-04-04">
            <text:p>4</text:p>
          </table:table-cell>
          <table:table-cell table:style-name="ce43"/>
          <table:table-cell table:style-name="ce40" table:formula="of:=[$Calendario.E30]" office:value-type="date" office:date-value="2013-04-05">
            <text:p>5</text:p>
          </table:table-cell>
          <table:table-cell table:style-name="ce43"/>
          <table:table-cell table:style-name="ce40" table:formula="of:=[$Calendario.F30]" office:value-type="date" office:date-value="2013-04-06">
            <text:p>6</text:p>
          </table:table-cell>
          <table:table-cell table:style-name="ce43"/>
          <table:table-cell table:style-name="ce40" table:formula="of:=[$Calendario.G30]" office:value-type="date" office:date-value="2013-04-07">
            <text:p>7</text:p>
          </table:table-cell>
          <table:table-cell table:style-name="ce43"/>
          <table:table-cell table:style-name="ce70"/>
          <table:table-cell table:style-name="ce33"/>
          <table:table-cell/>
          <table:table-cell table:style-name="ce70" table:number-columns-repeated="1007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70"/>
          <table:table-cell table:style-name="ce34"/>
          <table:table-cell table:style-name="ce37"/>
          <table:table-cell table:style-name="ce70" table:number-columns-repeated="1007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70"/>
          <table:table-cell table:style-name="ce35"/>
          <table:table-cell table:style-name="ce37"/>
          <table:table-cell table:style-name="ce70" table:number-columns-repeated="1007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70"/>
          <table:table-cell table:style-name="ce35"/>
          <table:table-cell table:style-name="ce37"/>
          <table:table-cell table:style-name="ce70" table:number-columns-repeated="1007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70"/>
          <table:table-cell table:style-name="ce35"/>
          <table:table-cell table:style-name="ce37"/>
          <table:table-cell table:style-name="ce70" table:number-columns-repeated="1007"/>
        </table:table-row>
        <table:table-row table:style-name="ro2"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71"/>
          <table:table-cell table:style-name="ce35"/>
          <table:table-cell table:style-name="ce37"/>
          <table:table-cell table:style-name="ce71" table:number-columns-repeated="1007"/>
        </table:table-row>
        <table:table-row table:style-name="ro9">
          <table:table-cell table:style-name="ce40" table:formula="of:=[$Calendario.A31]" office:value-type="date" office:date-value="2013-04-08">
            <text:p>8</text:p>
          </table:table-cell>
          <table:table-cell table:style-name="ce43"/>
          <table:table-cell table:style-name="ce40" table:formula="of:=[$Calendario.B31]" office:value-type="date" office:date-value="2013-04-09">
            <text:p>9</text:p>
          </table:table-cell>
          <table:table-cell table:style-name="ce43"/>
          <table:table-cell table:style-name="ce40" table:formula="of:=[$Calendario.C31]" office:value-type="date" office:date-value="2013-04-10">
            <text:p>10</text:p>
          </table:table-cell>
          <table:table-cell table:style-name="ce43"/>
          <table:table-cell table:style-name="ce40" table:formula="of:=[$Calendario.D31]" office:value-type="date" office:date-value="2013-04-11">
            <text:p>11</text:p>
          </table:table-cell>
          <table:table-cell table:style-name="ce43"/>
          <table:table-cell table:style-name="ce40" table:formula="of:=[$Calendario.E31]" office:value-type="date" office:date-value="2013-04-12">
            <text:p>12</text:p>
          </table:table-cell>
          <table:table-cell table:style-name="ce43"/>
          <table:table-cell table:style-name="ce40" table:formula="of:=[$Calendario.F31]" office:value-type="date" office:date-value="2013-04-13">
            <text:p>13</text:p>
          </table:table-cell>
          <table:table-cell table:style-name="ce43"/>
          <table:table-cell table:style-name="ce40" table:formula="of:=[$Calendario.G31]" office:value-type="date" office:date-value="2013-04-14">
            <text:p>14</text:p>
          </table:table-cell>
          <table:table-cell table:style-name="ce43"/>
          <table:table-cell table:style-name="ce70"/>
          <table:table-cell table:style-name="ce35"/>
          <table:table-cell table:style-name="ce37"/>
          <table:table-cell table:style-name="ce70" table:number-columns-repeated="1007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70"/>
          <table:table-cell table:style-name="ce35"/>
          <table:table-cell table:style-name="ce37"/>
          <table:table-cell table:style-name="ce70" table:number-columns-repeated="1007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70"/>
          <table:table-cell table:style-name="ce35"/>
          <table:table-cell table:style-name="ce37"/>
          <table:table-cell table:style-name="ce70" table:number-columns-repeated="1007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70"/>
          <table:table-cell table:style-name="ce35"/>
          <table:table-cell table:style-name="ce37"/>
          <table:table-cell table:style-name="ce70" table:number-columns-repeated="1007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70"/>
          <table:table-cell table:style-name="ce35"/>
          <table:table-cell table:style-name="ce37"/>
          <table:table-cell table:style-name="ce70" table:number-columns-repeated="1007"/>
        </table:table-row>
        <table:table-row table:style-name="ro2"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71"/>
          <table:table-cell table:style-name="ce35"/>
          <table:table-cell table:style-name="ce37"/>
          <table:table-cell table:style-name="ce71" table:number-columns-repeated="1007"/>
        </table:table-row>
        <table:table-row table:style-name="ro9">
          <table:table-cell table:style-name="ce40" table:formula="of:=[$Calendario.A32]" office:value-type="date" office:date-value="2013-04-15">
            <text:p>15</text:p>
          </table:table-cell>
          <table:table-cell table:style-name="ce43"/>
          <table:table-cell table:style-name="ce40" table:formula="of:=[$Calendario.B32]" office:value-type="date" office:date-value="2013-04-16">
            <text:p>16</text:p>
          </table:table-cell>
          <table:table-cell table:style-name="ce43"/>
          <table:table-cell table:style-name="ce40" table:formula="of:=[$Calendario.C32]" office:value-type="date" office:date-value="2013-04-17">
            <text:p>17</text:p>
          </table:table-cell>
          <table:table-cell table:style-name="ce43"/>
          <table:table-cell table:style-name="ce40" table:formula="of:=[$Calendario.D32]" office:value-type="date" office:date-value="2013-04-18">
            <text:p>18</text:p>
          </table:table-cell>
          <table:table-cell table:style-name="ce43"/>
          <table:table-cell table:style-name="ce40" table:formula="of:=[$Calendario.E32]" office:value-type="date" office:date-value="2013-04-19">
            <text:p>19</text:p>
          </table:table-cell>
          <table:table-cell table:style-name="ce43"/>
          <table:table-cell table:style-name="ce40" table:formula="of:=[$Calendario.F32]" office:value-type="date" office:date-value="2013-04-20">
            <text:p>20</text:p>
          </table:table-cell>
          <table:table-cell table:style-name="ce43"/>
          <table:table-cell table:style-name="ce40" table:formula="of:=[$Calendario.G32]" office:value-type="date" office:date-value="2013-04-21">
            <text:p>21</text:p>
          </table:table-cell>
          <table:table-cell table:style-name="ce43"/>
          <table:table-cell table:style-name="ce70"/>
          <table:table-cell table:style-name="ce35"/>
          <table:table-cell table:style-name="ce37"/>
          <table:table-cell table:style-name="ce70" table:number-columns-repeated="1007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70"/>
          <table:table-cell table:style-name="ce35"/>
          <table:table-cell table:style-name="ce37"/>
          <table:table-cell table:style-name="ce70" table:number-columns-repeated="1007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70"/>
          <table:table-cell table:style-name="ce35"/>
          <table:table-cell table:style-name="ce37"/>
          <table:table-cell table:style-name="ce70" table:number-columns-repeated="1007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70"/>
          <table:table-cell table:style-name="ce35"/>
          <table:table-cell table:style-name="ce37"/>
          <table:table-cell table:style-name="ce70" table:number-columns-repeated="1007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70"/>
          <table:table-cell table:style-name="ce35"/>
          <table:table-cell table:style-name="ce37"/>
          <table:table-cell table:style-name="ce70" table:number-columns-repeated="1007"/>
        </table:table-row>
        <table:table-row table:style-name="ro2"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71"/>
          <table:table-cell table:style-name="ce35"/>
          <table:table-cell table:style-name="ce37"/>
          <table:table-cell table:style-name="ce71" table:number-columns-repeated="1007"/>
        </table:table-row>
        <table:table-row table:style-name="ro9">
          <table:table-cell table:style-name="ce40" table:formula="of:=[$Calendario.A33]" office:value-type="date" office:date-value="2013-04-22">
            <text:p>22</text:p>
          </table:table-cell>
          <table:table-cell table:style-name="ce43"/>
          <table:table-cell table:style-name="ce40" table:formula="of:=[$Calendario.B33]" office:value-type="date" office:date-value="2013-04-23">
            <text:p>23</text:p>
          </table:table-cell>
          <table:table-cell table:style-name="ce43"/>
          <table:table-cell table:style-name="ce40" table:formula="of:=[$Calendario.C33]" office:value-type="date" office:date-value="2013-04-24">
            <text:p>24</text:p>
          </table:table-cell>
          <table:table-cell table:style-name="ce43"/>
          <table:table-cell table:style-name="ce40" table:formula="of:=[$Calendario.D33]" office:value-type="date" office:date-value="2013-04-25">
            <text:p>25</text:p>
          </table:table-cell>
          <table:table-cell table:style-name="ce43"/>
          <table:table-cell table:style-name="ce40" table:formula="of:=[$Calendario.E33]" office:value-type="date" office:date-value="2013-04-26">
            <text:p>26</text:p>
          </table:table-cell>
          <table:table-cell table:style-name="ce43"/>
          <table:table-cell table:style-name="ce40" table:formula="of:=[$Calendario.F33]" office:value-type="date" office:date-value="2013-04-27">
            <text:p>27</text:p>
          </table:table-cell>
          <table:table-cell table:style-name="ce43"/>
          <table:table-cell table:style-name="ce40" table:formula="of:=[$Calendario.G33]" office:value-type="date" office:date-value="2013-04-28">
            <text:p>28</text:p>
          </table:table-cell>
          <table:table-cell table:style-name="ce43"/>
          <table:table-cell table:style-name="ce70"/>
          <table:table-cell table:style-name="ce35"/>
          <table:table-cell table:style-name="ce37"/>
          <table:table-cell table:style-name="ce70" table:number-columns-repeated="1007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70"/>
          <table:table-cell table:style-name="ce35"/>
          <table:table-cell table:style-name="ce37"/>
          <table:table-cell table:style-name="ce70" table:number-columns-repeated="1007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70"/>
          <table:table-cell table:style-name="ce35"/>
          <table:table-cell table:style-name="ce37"/>
          <table:table-cell table:style-name="ce70" table:number-columns-repeated="1007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70"/>
          <table:table-cell table:style-name="ce35"/>
          <table:table-cell table:style-name="ce37"/>
          <table:table-cell table:style-name="ce70" table:number-columns-repeated="1007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70"/>
          <table:table-cell table:style-name="ce35"/>
          <table:table-cell table:style-name="ce37"/>
          <table:table-cell table:style-name="ce70" table:number-columns-repeated="1007"/>
        </table:table-row>
        <table:table-row table:style-name="ro2"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71"/>
          <table:table-cell table:style-name="ce35"/>
          <table:table-cell table:style-name="ce37"/>
          <table:table-cell table:style-name="ce71" table:number-columns-repeated="1007"/>
        </table:table-row>
        <table:table-row table:style-name="ro9">
          <table:table-cell table:style-name="ce40" table:formula="of:=[$Calendario.A34]" office:value-type="date" office:date-value="2013-04-29">
            <text:p>29</text:p>
          </table:table-cell>
          <table:table-cell table:style-name="ce43"/>
          <table:table-cell table:style-name="ce40" table:formula="of:=[$Calendario.B34]" office:value-type="date" office:date-value="2013-04-30">
            <text:p>30</text:p>
          </table:table-cell>
          <table:table-cell table:style-name="ce43"/>
          <table:table-cell table:style-name="ce40" table:formula="of:=[$Calendario.C34]">
            <text:p/>
          </table:table-cell>
          <table:table-cell table:style-name="ce43"/>
          <table:table-cell table:style-name="ce40" table:formula="of:=[$Calendario.D34]">
            <text:p/>
          </table:table-cell>
          <table:table-cell table:style-name="ce43"/>
          <table:table-cell table:style-name="ce40" table:formula="of:=[$Calendario.E34]">
            <text:p/>
          </table:table-cell>
          <table:table-cell table:style-name="ce43"/>
          <table:table-cell table:style-name="ce40" table:formula="of:=[$Calendario.F34]">
            <text:p/>
          </table:table-cell>
          <table:table-cell table:style-name="ce43"/>
          <table:table-cell table:style-name="ce40" table:formula="of:=[$Calendario.G34]">
            <text:p/>
          </table:table-cell>
          <table:table-cell table:style-name="ce43"/>
          <table:table-cell table:style-name="ce70"/>
          <table:table-cell table:style-name="ce35"/>
          <table:table-cell table:style-name="ce37"/>
          <table:table-cell table:style-name="ce70" table:number-columns-repeated="1007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70"/>
          <table:table-cell table:style-name="ce35"/>
          <table:table-cell table:style-name="ce37"/>
          <table:table-cell table:style-name="ce70" table:number-columns-repeated="1007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70"/>
          <table:table-cell table:style-name="ce35"/>
          <table:table-cell table:style-name="ce37"/>
          <table:table-cell table:style-name="ce70" table:number-columns-repeated="1007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70"/>
          <table:table-cell table:style-name="ce35"/>
          <table:table-cell table:style-name="ce37"/>
          <table:table-cell table:style-name="ce70" table:number-columns-repeated="1007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70"/>
          <table:table-cell table:style-name="ce35"/>
          <table:table-cell table:style-name="ce37"/>
          <table:table-cell table:style-name="ce70" table:number-columns-repeated="1007"/>
        </table:table-row>
        <table:table-row table:style-name="ro2"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71"/>
          <table:table-cell table:style-name="ce35"/>
          <table:table-cell table:style-name="ce37"/>
          <table:table-cell table:style-name="ce71" table:number-columns-repeated="1007"/>
        </table:table-row>
        <table:table-row table:style-name="ro9">
          <table:table-cell table:style-name="ce40" table:formula="of:=[$Calendario.A35]">
            <text:p/>
          </table:table-cell>
          <table:table-cell table:style-name="ce43"/>
          <table:table-cell table:style-name="ce40" table:formula="of:=[$Calendario.B35]">
            <text:p/>
          </table:table-cell>
          <table:table-cell table:style-name="ce43"/>
          <table:table-cell table:style-name="ce46"/>
          <table:table-cell table:style-name="ce49"/>
          <table:table-cell table:style-name="ce52"/>
          <table:table-cell table:style-name="ce54"/>
          <table:table-cell table:style-name="ce57" office:value-type="string">
            <text:p>Notas</text:p>
          </table:table-cell>
          <table:table-cell table:style-name="ce52" table:number-columns-repeated="4"/>
          <table:table-cell table:style-name="ce54"/>
          <table:table-cell/>
          <table:table-cell table:style-name="ce35"/>
          <table:table-cell table:style-name="ce37"/>
          <table:table-cell table:number-columns-repeated="1007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7"/>
          <table:table-cell table:style-name="ce50" table:number-columns-repeated="2"/>
          <table:table-cell table:style-name="ce55"/>
          <table:table-cell table:style-name="ce58"/>
          <table:table-cell table:style-name="ce50" table:number-columns-repeated="4"/>
          <table:table-cell table:style-name="ce55"/>
          <table:table-cell/>
          <table:table-cell table:style-name="ce35"/>
          <table:table-cell table:style-name="ce37"/>
          <table:table-cell table:number-columns-repeated="1007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7"/>
          <table:table-cell table:style-name="ce50" table:number-columns-repeated="2"/>
          <table:table-cell table:style-name="ce55"/>
          <table:table-cell table:style-name="ce58"/>
          <table:table-cell table:style-name="ce50" table:number-columns-repeated="4"/>
          <table:table-cell table:style-name="ce55"/>
          <table:table-cell table:number-columns-repeated="1010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7"/>
          <table:table-cell table:style-name="ce50" table:number-columns-repeated="2"/>
          <table:table-cell table:style-name="ce55"/>
          <table:table-cell table:style-name="ce58"/>
          <table:table-cell table:style-name="ce50" table:number-columns-repeated="4"/>
          <table:table-cell table:style-name="ce55"/>
          <table:table-cell table:number-columns-repeated="1010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7"/>
          <table:table-cell table:style-name="ce50" table:number-columns-repeated="2"/>
          <table:table-cell table:style-name="ce55"/>
          <table:table-cell table:style-name="ce58"/>
          <table:table-cell table:style-name="ce50" table:number-columns-repeated="3"/>
          <table:table-cell table:style-name="ce62" table:number-columns-spanned="2" table:number-rows-spanned="1"/>
          <table:covered-table-cell table:style-name="ce62"/>
          <table:table-cell table:number-columns-repeated="1010"/>
        </table:table-row>
        <table:table-row table:style-name="ro2">
          <table:table-cell table:style-name="ce42" table:number-columns-spanned="2" table:number-rows-spanned="1"/>
          <table:covered-table-cell table:style-name="ce42"/>
          <table:table-cell table:style-name="ce45" office:value-type="string" table:number-columns-spanned="2" table:number-rows-spanned="1">
            <text:p>[42]</text:p>
          </table:table-cell>
          <table:covered-table-cell table:style-name="ce45"/>
          <table:table-cell table:style-name="ce48" office:value-type="string">
            <text:p>{42}</text:p>
          </table:table-cell>
          <table:table-cell table:style-name="ce51" table:number-columns-repeated="2"/>
          <table:table-cell table:style-name="ce56" office:value-type="string">
            <text:p>[42]</text:p>
          </table:table-cell>
          <table:table-cell table:style-name="ce59"/>
          <table:table-cell table:style-name="ce51"/>
          <table:table-cell table:style-name="ce60" table:number-columns-spanned="4" table:number-rows-spanned="1"/>
          <table:covered-table-cell table:number-columns-repeated="3" table:style-name="ce60"/>
          <table:table-cell table:number-columns-repeated="1010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5" table:style-name="ta9">
        <table:shapes>
          <draw:frame draw:z-index="0" draw:name="Picture 3" draw:style-name="gr1" draw:text-style-name="P1" svg:width="3.022cm" svg:height="2.566cm" svg:x="10.768cm" svg:y="16.637cm">
            <draw:image xlink:href="Pictures/200000D4000015620000136B2B7BF4E6.wmf" xlink:type="simple" xlink:show="embed" xlink:actuate="onLoad">
              <text:p/>
            </draw:image>
          </draw:frame>
          <draw:frame draw:z-index="1" draw:name="Picture 4" draw:style-name="gr1" draw:text-style-name="P1" svg:width="3.022cm" svg:height="2.566cm" svg:x="7.272cm" svg:y="16.637cm">
            <draw:image xlink:href="Pictures/200000D4000015620000136B602A849B.wmf" xlink:type="simple" xlink:show="embed" xlink:actuate="onLoad">
              <text:p/>
            </draw:image>
          </draw:frame>
        </table:shapes>
        <table:table-column table:style-name="co6" table:default-cell-style-name="ce15"/>
        <table:table-column table:style-name="co7" table:default-cell-style-name="ce15"/>
        <table:table-column table:style-name="co6" table:default-cell-style-name="ce15"/>
        <table:table-column table:style-name="co7" table:default-cell-style-name="ce15"/>
        <table:table-column table:style-name="co6" table:default-cell-style-name="ce15"/>
        <table:table-column table:style-name="co7" table:default-cell-style-name="ce15"/>
        <table:table-column table:style-name="co6" table:default-cell-style-name="ce15"/>
        <table:table-column table:style-name="co7" table:default-cell-style-name="ce15"/>
        <table:table-column table:style-name="co6" table:default-cell-style-name="ce15"/>
        <table:table-column table:style-name="co7" table:default-cell-style-name="ce15"/>
        <table:table-column table:style-name="co6" table:default-cell-style-name="ce15"/>
        <table:table-column table:style-name="co7" table:default-cell-style-name="ce15"/>
        <table:table-column table:style-name="co6" table:default-cell-style-name="ce15"/>
        <table:table-column table:style-name="co7" table:default-cell-style-name="ce15"/>
        <table:table-column table:style-name="co5" table:number-columns-repeated="243" table:default-cell-style-name="ce15"/>
        <table:table-column table:style-name="co5" table:number-columns-repeated="767" table:default-cell-style-name="Default"/>
        <table:table-row table:style-name="ro10">
          <table:table-cell table:style-name="ce38" table:formula="of:=IF([$Calendario.$Q$4]=&quot;&quot;;&quot;&quot;;[$Calendario.$Q$4])" office:value-type="string" office:string-value="Proyecto IS" table:number-columns-spanned="7" table:number-rows-spanned="1">
            <text:p>Proyecto IS</text:p>
          </table:table-cell>
          <table:covered-table-cell table:number-columns-repeated="6" table:style-name="ce38"/>
          <table:table-cell table:style-name="ce53" table:formula="of:=[$Calendario.I28]" office:value-type="float" office:value="41395" table:number-columns-spanned="7" table:number-rows-spanned="1">
            <text:p>mayo 2013</text:p>
          </table:table-cell>
          <table:covered-table-cell table:number-columns-repeated="6" table:style-name="ce53"/>
          <table:table-cell table:style-name="ce70" table:number-columns-repeated="1010"/>
        </table:table-row>
        <table:table-row table:style-name="ro4">
          <table:table-cell table:style-name="ce39" table:formula="of:=[$'1'.A2:.B2]" office:value-type="string" office:string-value="lunes" table:number-columns-spanned="2" table:number-rows-spanned="1">
            <text:p>lunes</text:p>
          </table:table-cell>
          <table:covered-table-cell table:style-name="ce39"/>
          <table:table-cell table:style-name="ce44" table:formula="of:=[$'1'.C2:.D2]" office:value-type="string" office:string-value="martes" table:number-columns-spanned="2" table:number-rows-spanned="1">
            <text:p>martes</text:p>
          </table:table-cell>
          <table:covered-table-cell table:style-name="ce44"/>
          <table:table-cell table:style-name="ce44" table:formula="of:=[$'1'.E2:.F2]" office:value-type="string" office:string-value="miércoles" table:number-columns-spanned="2" table:number-rows-spanned="1">
            <text:p>miércoles</text:p>
          </table:table-cell>
          <table:covered-table-cell table:style-name="ce44"/>
          <table:table-cell table:style-name="ce44" table:formula="of:=[$'1'.G2:.H2]" office:value-type="string" office:string-value="jueves" table:number-columns-spanned="2" table:number-rows-spanned="1">
            <text:p>jueves</text:p>
          </table:table-cell>
          <table:covered-table-cell table:style-name="ce44"/>
          <table:table-cell table:style-name="ce44" table:formula="of:=[$'1'.I2:.J2]" office:value-type="string" office:string-value="viernes" table:number-columns-spanned="2" table:number-rows-spanned="1">
            <text:p>viernes</text:p>
          </table:table-cell>
          <table:covered-table-cell table:style-name="ce44"/>
          <table:table-cell table:style-name="ce44" table:formula="of:=[$'1'.K2:.L2]" office:value-type="string" office:string-value="sábado" table:number-columns-spanned="2" table:number-rows-spanned="1">
            <text:p>sábado</text:p>
          </table:table-cell>
          <table:covered-table-cell table:style-name="ce44"/>
          <table:table-cell table:style-name="ce61" table:formula="of:=[$'1'.M2:.N2]" office:value-type="string" office:string-value="domingo" table:number-columns-spanned="2" table:number-rows-spanned="1">
            <text:p>domingo</text:p>
          </table:table-cell>
          <table:covered-table-cell table:style-name="ce61"/>
          <table:table-cell table:style-name="ce70" table:number-columns-repeated="1010"/>
        </table:table-row>
        <table:table-row table:style-name="ro9">
          <table:table-cell table:style-name="ce40" table:formula="of:=[$Calendario.I30]">
            <text:p/>
          </table:table-cell>
          <table:table-cell table:style-name="ce43"/>
          <table:table-cell table:style-name="ce40" table:formula="of:=[$Calendario.J30]">
            <text:p/>
          </table:table-cell>
          <table:table-cell table:style-name="ce43"/>
          <table:table-cell table:style-name="ce40" table:formula="of:=[$Calendario.K30]" office:value-type="date" office:date-value="2013-05-01">
            <text:p>1</text:p>
          </table:table-cell>
          <table:table-cell table:style-name="ce43"/>
          <table:table-cell table:style-name="ce40" table:formula="of:=[$Calendario.L30]" office:value-type="date" office:date-value="2013-05-02">
            <text:p>2</text:p>
          </table:table-cell>
          <table:table-cell table:style-name="ce43"/>
          <table:table-cell table:style-name="ce40" table:formula="of:=[$Calendario.M30]" office:value-type="date" office:date-value="2013-05-03">
            <text:p>3</text:p>
          </table:table-cell>
          <table:table-cell table:style-name="ce43"/>
          <table:table-cell table:style-name="ce40" table:formula="of:=[$Calendario.N30]" office:value-type="date" office:date-value="2013-05-04">
            <text:p>4</text:p>
          </table:table-cell>
          <table:table-cell table:style-name="ce43"/>
          <table:table-cell table:style-name="ce40" table:formula="of:=[$Calendario.O30]" office:value-type="date" office:date-value="2013-05-05">
            <text:p>5</text:p>
          </table:table-cell>
          <table:table-cell table:style-name="ce43"/>
          <table:table-cell table:style-name="ce70" table:number-columns-repeated="1010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70" table:number-columns-repeated="1010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70" table:number-columns-repeated="1010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70" table:number-columns-repeated="1010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70" table:number-columns-repeated="1010"/>
        </table:table-row>
        <table:table-row table:style-name="ro2"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71" table:number-columns-repeated="1010"/>
        </table:table-row>
        <table:table-row table:style-name="ro9">
          <table:table-cell table:style-name="ce40" table:formula="of:=[$Calendario.I31]" office:value-type="date" office:date-value="2013-05-06">
            <text:p>6</text:p>
          </table:table-cell>
          <table:table-cell table:style-name="ce43"/>
          <table:table-cell table:style-name="ce40" table:formula="of:=[$Calendario.J31]" office:value-type="date" office:date-value="2013-05-07">
            <text:p>7</text:p>
          </table:table-cell>
          <table:table-cell table:style-name="ce43"/>
          <table:table-cell table:style-name="ce40" table:formula="of:=[$Calendario.K31]" office:value-type="date" office:date-value="2013-05-08">
            <text:p>8</text:p>
          </table:table-cell>
          <table:table-cell table:style-name="ce43"/>
          <table:table-cell table:style-name="ce40" table:formula="of:=[$Calendario.L31]" office:value-type="date" office:date-value="2013-05-09">
            <text:p>9</text:p>
          </table:table-cell>
          <table:table-cell table:style-name="ce43"/>
          <table:table-cell table:style-name="ce40" table:formula="of:=[$Calendario.M31]" office:value-type="date" office:date-value="2013-05-10">
            <text:p>10</text:p>
          </table:table-cell>
          <table:table-cell table:style-name="ce43"/>
          <table:table-cell table:style-name="ce40" table:formula="of:=[$Calendario.N31]" office:value-type="date" office:date-value="2013-05-11">
            <text:p>11</text:p>
          </table:table-cell>
          <table:table-cell table:style-name="ce43"/>
          <table:table-cell table:style-name="ce40" table:formula="of:=[$Calendario.O31]" office:value-type="date" office:date-value="2013-05-12">
            <text:p>12</text:p>
          </table:table-cell>
          <table:table-cell table:style-name="ce43"/>
          <table:table-cell table:style-name="ce70" table:number-columns-repeated="1010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70" table:number-columns-repeated="1010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70" table:number-columns-repeated="1010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70" table:number-columns-repeated="1010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70" table:number-columns-repeated="1010"/>
        </table:table-row>
        <table:table-row table:style-name="ro2"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71" table:number-columns-repeated="1010"/>
        </table:table-row>
        <table:table-row table:style-name="ro9">
          <table:table-cell table:style-name="ce40" table:formula="of:=[$Calendario.I32]" office:value-type="date" office:date-value="2013-05-13">
            <text:p>13</text:p>
          </table:table-cell>
          <table:table-cell table:style-name="ce43"/>
          <table:table-cell table:style-name="ce40" table:formula="of:=[$Calendario.J32]" office:value-type="date" office:date-value="2013-05-14">
            <text:p>14</text:p>
          </table:table-cell>
          <table:table-cell table:style-name="ce43"/>
          <table:table-cell table:style-name="ce40" table:formula="of:=[$Calendario.K32]" office:value-type="date" office:date-value="2013-05-15">
            <text:p>15</text:p>
          </table:table-cell>
          <table:table-cell table:style-name="ce43"/>
          <table:table-cell table:style-name="ce40" table:formula="of:=[$Calendario.L32]" office:value-type="date" office:date-value="2013-05-16">
            <text:p>16</text:p>
          </table:table-cell>
          <table:table-cell table:style-name="ce43"/>
          <table:table-cell table:style-name="ce40" table:formula="of:=[$Calendario.M32]" office:value-type="date" office:date-value="2013-05-17">
            <text:p>17</text:p>
          </table:table-cell>
          <table:table-cell table:style-name="ce43"/>
          <table:table-cell table:style-name="ce40" table:formula="of:=[$Calendario.N32]" office:value-type="date" office:date-value="2013-05-18">
            <text:p>18</text:p>
          </table:table-cell>
          <table:table-cell table:style-name="ce43"/>
          <table:table-cell table:style-name="ce40" table:formula="of:=[$Calendario.O32]" office:value-type="date" office:date-value="2013-05-19">
            <text:p>19</text:p>
          </table:table-cell>
          <table:table-cell table:style-name="ce43"/>
          <table:table-cell table:style-name="ce70" table:number-columns-repeated="1010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70" table:number-columns-repeated="1010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70" table:number-columns-repeated="1010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70" table:number-columns-repeated="1010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70" table:number-columns-repeated="1010"/>
        </table:table-row>
        <table:table-row table:style-name="ro2"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71" table:number-columns-repeated="1010"/>
        </table:table-row>
        <table:table-row table:style-name="ro9">
          <table:table-cell table:style-name="ce40" table:formula="of:=[$Calendario.I33]" office:value-type="date" office:date-value="2013-05-20">
            <text:p>20</text:p>
          </table:table-cell>
          <table:table-cell table:style-name="ce43"/>
          <table:table-cell table:style-name="ce40" table:formula="of:=[$Calendario.J33]" office:value-type="date" office:date-value="2013-05-21">
            <text:p>21</text:p>
          </table:table-cell>
          <table:table-cell table:style-name="ce43"/>
          <table:table-cell table:style-name="ce40" table:formula="of:=[$Calendario.K33]" office:value-type="date" office:date-value="2013-05-22">
            <text:p>22</text:p>
          </table:table-cell>
          <table:table-cell table:style-name="ce43"/>
          <table:table-cell table:style-name="ce40" table:formula="of:=[$Calendario.L33]" office:value-type="date" office:date-value="2013-05-23">
            <text:p>23</text:p>
          </table:table-cell>
          <table:table-cell table:style-name="ce43"/>
          <table:table-cell table:style-name="ce40" table:formula="of:=[$Calendario.M33]" office:value-type="date" office:date-value="2013-05-24">
            <text:p>24</text:p>
          </table:table-cell>
          <table:table-cell table:style-name="ce43"/>
          <table:table-cell table:style-name="ce40" table:formula="of:=[$Calendario.N33]" office:value-type="date" office:date-value="2013-05-25">
            <text:p>25</text:p>
          </table:table-cell>
          <table:table-cell table:style-name="ce43"/>
          <table:table-cell table:style-name="ce40" table:formula="of:=[$Calendario.O33]" office:value-type="date" office:date-value="2013-05-26">
            <text:p>26</text:p>
          </table:table-cell>
          <table:table-cell table:style-name="ce43"/>
          <table:table-cell table:style-name="ce70" table:number-columns-repeated="1010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70" table:number-columns-repeated="1010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70" table:number-columns-repeated="1010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70" table:number-columns-repeated="1010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70" table:number-columns-repeated="1010"/>
        </table:table-row>
        <table:table-row table:style-name="ro2"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71" table:number-columns-repeated="1010"/>
        </table:table-row>
        <table:table-row table:style-name="ro9">
          <table:table-cell table:style-name="ce77" table:formula="of:=[$Calendario.I34]" office:value-type="date" office:date-value="2013-05-27">
            <text:p>27</text:p>
          </table:table-cell>
          <table:table-cell table:style-name="ce81"/>
          <table:table-cell table:style-name="ce40" table:formula="of:=[$Calendario.J34]" office:value-type="date" office:date-value="2013-05-28">
            <text:p>28</text:p>
          </table:table-cell>
          <table:table-cell table:style-name="ce43"/>
          <table:table-cell table:style-name="ce40" table:formula="of:=[$Calendario.K34]" office:value-type="date" office:date-value="2013-05-29">
            <text:p>29</text:p>
          </table:table-cell>
          <table:table-cell table:style-name="ce43"/>
          <table:table-cell table:style-name="ce40" table:formula="of:=[$Calendario.L34]" office:value-type="date" office:date-value="2013-05-30">
            <text:p>30</text:p>
          </table:table-cell>
          <table:table-cell table:style-name="ce43"/>
          <table:table-cell table:style-name="ce40" table:formula="of:=[$Calendario.M34]" office:value-type="date" office:date-value="2013-05-31">
            <text:p>31</text:p>
          </table:table-cell>
          <table:table-cell table:style-name="ce43"/>
          <table:table-cell table:style-name="ce40" table:formula="of:=[$Calendario.N34]">
            <text:p/>
          </table:table-cell>
          <table:table-cell table:style-name="ce43"/>
          <table:table-cell table:style-name="ce40" table:formula="of:=[$Calendario.O34]">
            <text:p/>
          </table:table-cell>
          <table:table-cell table:style-name="ce43"/>
          <table:table-cell table:style-name="ce70" table:number-columns-repeated="1010"/>
        </table:table-row>
        <table:table-row table:style-name="ro2">
          <table:table-cell table:style-name="ce78" office:value-type="string" table:number-columns-spanned="2" table:number-rows-spanned="1">
            <text:p>ENTREGA</text:p>
          </table:table-cell>
          <table:covered-table-cell table:style-name="ce78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70" table:number-columns-repeated="1010"/>
        </table:table-row>
        <table:table-row table:style-name="ro2">
          <table:table-cell table:style-name="ce78" office:value-type="string" table:number-columns-spanned="2" table:number-rows-spanned="1">
            <text:p>FINAL</text:p>
          </table:table-cell>
          <table:covered-table-cell table:style-name="ce78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70" table:number-columns-repeated="1010"/>
        </table:table-row>
        <table:table-row table:style-name="ro2">
          <table:table-cell table:style-name="ce78" office:value-type="string" table:number-columns-spanned="2" table:number-rows-spanned="1">
            <text:p>PROYECTO</text:p>
          </table:table-cell>
          <table:covered-table-cell table:style-name="ce78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70" table:number-columns-repeated="1010"/>
        </table:table-row>
        <table:table-row table:style-name="ro2">
          <table:table-cell table:style-name="ce78" office:value-type="string" table:number-columns-spanned="2" table:number-rows-spanned="1">
            <text:p>IS</text:p>
          </table:table-cell>
          <table:covered-table-cell table:style-name="ce78"/>
          <table:table-cell table:style-name="ce41" table:number-columns-repeated="2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70" table:number-columns-repeated="1010"/>
        </table:table-row>
        <table:table-row table:style-name="ro2">
          <table:table-cell table:style-name="ce79" table:number-columns-spanned="2" table:number-rows-spanned="1"/>
          <table:covered-table-cell table:style-name="ce79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71" table:number-columns-repeated="1010"/>
        </table:table-row>
        <table:table-row table:style-name="ro9">
          <table:table-cell table:style-name="ce40" table:formula="of:=[$Calendario.I35]">
            <text:p/>
          </table:table-cell>
          <table:table-cell table:style-name="ce43"/>
          <table:table-cell table:style-name="ce40" table:formula="of:=[$Calendario.J35]">
            <text:p/>
          </table:table-cell>
          <table:table-cell table:style-name="ce43"/>
          <table:table-cell table:style-name="ce46"/>
          <table:table-cell table:style-name="ce49"/>
          <table:table-cell table:style-name="ce52"/>
          <table:table-cell table:style-name="ce54"/>
          <table:table-cell table:style-name="ce57" office:value-type="string">
            <text:p>Notas</text:p>
          </table:table-cell>
          <table:table-cell table:style-name="ce52" table:number-columns-repeated="4"/>
          <table:table-cell table:style-name="ce54"/>
          <table:table-cell table:number-columns-repeated="1010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7"/>
          <table:table-cell table:style-name="ce50" table:number-columns-repeated="2"/>
          <table:table-cell table:style-name="ce55"/>
          <table:table-cell table:style-name="ce58"/>
          <table:table-cell table:style-name="ce50" table:number-columns-repeated="4"/>
          <table:table-cell table:style-name="ce55"/>
          <table:table-cell table:number-columns-repeated="1010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7"/>
          <table:table-cell table:style-name="ce50" table:number-columns-repeated="2"/>
          <table:table-cell table:style-name="ce55"/>
          <table:table-cell table:style-name="ce58"/>
          <table:table-cell table:style-name="ce50" table:number-columns-repeated="4"/>
          <table:table-cell table:style-name="ce55"/>
          <table:table-cell table:number-columns-repeated="1010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7"/>
          <table:table-cell table:style-name="ce50" table:number-columns-repeated="2"/>
          <table:table-cell table:style-name="ce55"/>
          <table:table-cell table:style-name="ce58"/>
          <table:table-cell table:style-name="ce50" table:number-columns-repeated="4"/>
          <table:table-cell table:style-name="ce55"/>
          <table:table-cell table:number-columns-repeated="1010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7"/>
          <table:table-cell table:style-name="ce50" table:number-columns-repeated="2"/>
          <table:table-cell table:style-name="ce55"/>
          <table:table-cell table:style-name="ce58"/>
          <table:table-cell table:style-name="ce50" table:number-columns-repeated="3"/>
          <table:table-cell table:style-name="ce62" table:number-columns-spanned="2" table:number-rows-spanned="1"/>
          <table:covered-table-cell table:style-name="ce62"/>
          <table:table-cell table:number-columns-repeated="1010"/>
        </table:table-row>
        <table:table-row table:style-name="ro2">
          <table:table-cell table:style-name="ce42" table:number-columns-spanned="2" table:number-rows-spanned="1"/>
          <table:covered-table-cell table:style-name="ce42"/>
          <table:table-cell table:style-name="ce45" office:value-type="string" table:number-columns-spanned="2" table:number-rows-spanned="1">
            <text:p>[42]</text:p>
          </table:table-cell>
          <table:covered-table-cell table:style-name="ce45"/>
          <table:table-cell table:style-name="ce48" office:value-type="string">
            <text:p>{42}</text:p>
          </table:table-cell>
          <table:table-cell table:style-name="ce51" table:number-columns-repeated="2"/>
          <table:table-cell table:style-name="ce56" office:value-type="string">
            <text:p>[42]</text:p>
          </table:table-cell>
          <table:table-cell table:style-name="ce59"/>
          <table:table-cell table:style-name="ce51"/>
          <table:table-cell table:style-name="ce60" table:number-columns-spanned="4" table:number-rows-spanned="1"/>
          <table:covered-table-cell table:number-columns-repeated="3" table:style-name="ce60"/>
          <table:table-cell table:number-columns-repeated="1010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6" table:style-name="ta10">
        <table:shapes>
          <draw:frame draw:z-index="0" draw:name="Picture 3" draw:style-name="gr1" draw:text-style-name="P1" svg:width="3.022cm" svg:height="2.54cm" svg:x="10.768cm" svg:y="16.902cm">
            <draw:image xlink:href="Pictures/200000D5000015620000136B03CFA5B6.wmf" xlink:type="simple" xlink:show="embed" xlink:actuate="onLoad">
              <text:p/>
            </draw:image>
          </draw:frame>
          <draw:frame draw:z-index="1" draw:name="Picture 4" draw:style-name="gr1" draw:text-style-name="P1" svg:width="3.022cm" svg:height="2.54cm" svg:x="7.272cm" svg:y="16.902cm">
            <draw:image xlink:href="Pictures/200000D8000015620000136B2635215D.wmf" xlink:type="simple" xlink:show="embed" xlink:actuate="onLoad">
              <text:p/>
            </draw:image>
          </draw:frame>
        </table:shapes>
        <table:table-column table:style-name="co6" table:default-cell-style-name="ce15"/>
        <table:table-column table:style-name="co7" table:default-cell-style-name="ce15"/>
        <table:table-column table:style-name="co6" table:default-cell-style-name="ce15"/>
        <table:table-column table:style-name="co7" table:default-cell-style-name="ce15"/>
        <table:table-column table:style-name="co6" table:default-cell-style-name="ce15"/>
        <table:table-column table:style-name="co7" table:default-cell-style-name="ce15"/>
        <table:table-column table:style-name="co6" table:default-cell-style-name="ce15"/>
        <table:table-column table:style-name="co7" table:default-cell-style-name="ce15"/>
        <table:table-column table:style-name="co6" table:default-cell-style-name="ce15"/>
        <table:table-column table:style-name="co7" table:default-cell-style-name="ce15"/>
        <table:table-column table:style-name="co6" table:default-cell-style-name="ce15"/>
        <table:table-column table:style-name="co7" table:default-cell-style-name="ce15"/>
        <table:table-column table:style-name="co6" table:default-cell-style-name="ce15"/>
        <table:table-column table:style-name="co7" table:default-cell-style-name="ce15"/>
        <table:table-column table:style-name="co5" table:number-columns-repeated="243" table:default-cell-style-name="ce15"/>
        <table:table-column table:style-name="co5" table:number-columns-repeated="767" table:default-cell-style-name="Default"/>
        <table:table-row table:style-name="ro10">
          <table:table-cell table:style-name="ce38" table:formula="of:=IF([$Calendario.$Q$4]=&quot;&quot;;&quot;&quot;;[$Calendario.$Q$4])" office:value-type="string" office:string-value="Proyecto IS" table:number-columns-spanned="7" table:number-rows-spanned="1">
            <text:p>Proyecto IS</text:p>
          </table:table-cell>
          <table:covered-table-cell table:number-columns-repeated="6" table:style-name="ce38"/>
          <table:table-cell table:style-name="ce53" table:formula="of:=[$Calendario.Q28]" office:value-type="float" office:value="41426" table:number-columns-spanned="7" table:number-rows-spanned="1">
            <text:p>junio 2013</text:p>
          </table:table-cell>
          <table:covered-table-cell table:number-columns-repeated="6" table:style-name="ce53"/>
          <table:table-cell table:style-name="ce70" table:number-columns-repeated="1010"/>
        </table:table-row>
        <table:table-row table:style-name="ro4">
          <table:table-cell table:style-name="ce39" table:formula="of:=[$'1'.A2:.B2]" office:value-type="string" office:string-value="lunes" table:number-columns-spanned="2" table:number-rows-spanned="1">
            <text:p>lunes</text:p>
          </table:table-cell>
          <table:covered-table-cell table:style-name="ce39"/>
          <table:table-cell table:style-name="ce44" table:formula="of:=[$'1'.C2:.D2]" office:value-type="string" office:string-value="martes" table:number-columns-spanned="2" table:number-rows-spanned="1">
            <text:p>martes</text:p>
          </table:table-cell>
          <table:covered-table-cell table:style-name="ce44"/>
          <table:table-cell table:style-name="ce44" table:formula="of:=[$'1'.E2:.F2]" office:value-type="string" office:string-value="miércoles" table:number-columns-spanned="2" table:number-rows-spanned="1">
            <text:p>miércoles</text:p>
          </table:table-cell>
          <table:covered-table-cell table:style-name="ce44"/>
          <table:table-cell table:style-name="ce44" table:formula="of:=[$'1'.G2:.H2]" office:value-type="string" office:string-value="jueves" table:number-columns-spanned="2" table:number-rows-spanned="1">
            <text:p>jueves</text:p>
          </table:table-cell>
          <table:covered-table-cell table:style-name="ce44"/>
          <table:table-cell table:style-name="ce44" table:formula="of:=[$'1'.I2:.J2]" office:value-type="string" office:string-value="viernes" table:number-columns-spanned="2" table:number-rows-spanned="1">
            <text:p>viernes</text:p>
          </table:table-cell>
          <table:covered-table-cell table:style-name="ce44"/>
          <table:table-cell table:style-name="ce44" table:formula="of:=[$'1'.K2:.L2]" office:value-type="string" office:string-value="sábado" table:number-columns-spanned="2" table:number-rows-spanned="1">
            <text:p>sábado</text:p>
          </table:table-cell>
          <table:covered-table-cell table:style-name="ce44"/>
          <table:table-cell table:style-name="ce61" table:formula="of:=[$'1'.M2:.N2]" office:value-type="string" office:string-value="domingo" table:number-columns-spanned="2" table:number-rows-spanned="1">
            <text:p>domingo</text:p>
          </table:table-cell>
          <table:covered-table-cell table:style-name="ce61"/>
          <table:table-cell table:style-name="ce70" table:number-columns-repeated="1010"/>
        </table:table-row>
        <table:table-row table:style-name="ro9">
          <table:table-cell table:style-name="ce40" table:formula="of:=[$Calendario.Q30]">
            <text:p/>
          </table:table-cell>
          <table:table-cell table:style-name="ce43"/>
          <table:table-cell table:style-name="ce40" table:formula="of:=[$Calendario.R30]">
            <text:p/>
          </table:table-cell>
          <table:table-cell table:style-name="ce43"/>
          <table:table-cell table:style-name="ce40" table:formula="of:=[$Calendario.S30]">
            <text:p/>
          </table:table-cell>
          <table:table-cell table:style-name="ce43"/>
          <table:table-cell table:style-name="ce40" table:formula="of:=[$Calendario.T30]">
            <text:p/>
          </table:table-cell>
          <table:table-cell table:style-name="ce43"/>
          <table:table-cell table:style-name="ce40" table:formula="of:=[$Calendario.U30]">
            <text:p/>
          </table:table-cell>
          <table:table-cell table:style-name="ce43"/>
          <table:table-cell table:style-name="ce40" table:formula="of:=[$Calendario.V30]" office:value-type="date" office:date-value="2013-06-01">
            <text:p>1</text:p>
          </table:table-cell>
          <table:table-cell table:style-name="ce43"/>
          <table:table-cell table:style-name="ce40" table:formula="of:=[$Calendario.W30]" office:value-type="date" office:date-value="2013-06-02">
            <text:p>2</text:p>
          </table:table-cell>
          <table:table-cell table:style-name="ce43"/>
          <table:table-cell table:style-name="ce70" table:number-columns-repeated="1010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70" table:number-columns-repeated="1010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70" table:number-columns-repeated="1010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70" table:number-columns-repeated="1010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70" table:number-columns-repeated="1010"/>
        </table:table-row>
        <table:table-row table:style-name="ro2"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71" table:number-columns-repeated="1010"/>
        </table:table-row>
        <table:table-row table:style-name="ro9">
          <table:table-cell table:style-name="ce40" table:formula="of:=[$Calendario.Q31]" office:value-type="date" office:date-value="2013-06-03">
            <text:p>3</text:p>
          </table:table-cell>
          <table:table-cell table:style-name="ce43"/>
          <table:table-cell table:style-name="ce40" table:formula="of:=[$Calendario.R31]" office:value-type="date" office:date-value="2013-06-04">
            <text:p>4</text:p>
          </table:table-cell>
          <table:table-cell table:style-name="ce43"/>
          <table:table-cell table:style-name="ce40" table:formula="of:=[$Calendario.S31]" office:value-type="date" office:date-value="2013-06-05">
            <text:p>5</text:p>
          </table:table-cell>
          <table:table-cell table:style-name="ce43"/>
          <table:table-cell table:style-name="ce40" table:formula="of:=[$Calendario.T31]" office:value-type="date" office:date-value="2013-06-06">
            <text:p>6</text:p>
          </table:table-cell>
          <table:table-cell table:style-name="ce43"/>
          <table:table-cell table:style-name="ce40" table:formula="of:=[$Calendario.U31]" office:value-type="date" office:date-value="2013-06-07">
            <text:p>7</text:p>
          </table:table-cell>
          <table:table-cell table:style-name="ce43"/>
          <table:table-cell table:style-name="ce40" table:formula="of:=[$Calendario.V31]" office:value-type="date" office:date-value="2013-06-08">
            <text:p>8</text:p>
          </table:table-cell>
          <table:table-cell table:style-name="ce43"/>
          <table:table-cell table:style-name="ce40" table:formula="of:=[$Calendario.W31]" office:value-type="date" office:date-value="2013-06-09">
            <text:p>9</text:p>
          </table:table-cell>
          <table:table-cell table:style-name="ce43"/>
          <table:table-cell table:style-name="ce70" table:number-columns-repeated="1010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70" table:number-columns-repeated="1010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70" table:number-columns-repeated="1010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70" table:number-columns-repeated="1010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70" table:number-columns-repeated="1010"/>
        </table:table-row>
        <table:table-row table:style-name="ro2"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71" table:number-columns-repeated="1010"/>
        </table:table-row>
        <table:table-row table:style-name="ro9">
          <table:table-cell table:style-name="ce40" table:formula="of:=[$Calendario.Q32]" office:value-type="date" office:date-value="2013-06-10">
            <text:p>10</text:p>
          </table:table-cell>
          <table:table-cell table:style-name="ce43"/>
          <table:table-cell table:style-name="ce40" table:formula="of:=[$Calendario.R32]" office:value-type="date" office:date-value="2013-06-11">
            <text:p>11</text:p>
          </table:table-cell>
          <table:table-cell table:style-name="ce43"/>
          <table:table-cell table:style-name="ce40" table:formula="of:=[$Calendario.S32]" office:value-type="date" office:date-value="2013-06-12">
            <text:p>12</text:p>
          </table:table-cell>
          <table:table-cell table:style-name="ce43"/>
          <table:table-cell table:style-name="ce40" table:formula="of:=[$Calendario.T32]" office:value-type="date" office:date-value="2013-06-13">
            <text:p>13</text:p>
          </table:table-cell>
          <table:table-cell table:style-name="ce43"/>
          <table:table-cell table:style-name="ce40" table:formula="of:=[$Calendario.U32]" office:value-type="date" office:date-value="2013-06-14">
            <text:p>14</text:p>
          </table:table-cell>
          <table:table-cell table:style-name="ce43"/>
          <table:table-cell table:style-name="ce40" table:formula="of:=[$Calendario.V32]" office:value-type="date" office:date-value="2013-06-15">
            <text:p>15</text:p>
          </table:table-cell>
          <table:table-cell table:style-name="ce43"/>
          <table:table-cell table:style-name="ce40" table:formula="of:=[$Calendario.W32]" office:value-type="date" office:date-value="2013-06-16">
            <text:p>16</text:p>
          </table:table-cell>
          <table:table-cell table:style-name="ce43"/>
          <table:table-cell table:style-name="ce70" table:number-columns-repeated="1010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70" table:number-columns-repeated="1010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70" table:number-columns-repeated="1010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70" table:number-columns-repeated="1010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70" table:number-columns-repeated="1010"/>
        </table:table-row>
        <table:table-row table:style-name="ro2"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71" table:number-columns-repeated="1010"/>
        </table:table-row>
        <table:table-row table:style-name="ro9">
          <table:table-cell table:style-name="ce40" table:formula="of:=[$Calendario.Q33]" office:value-type="date" office:date-value="2013-06-17">
            <text:p>17</text:p>
          </table:table-cell>
          <table:table-cell table:style-name="ce43"/>
          <table:table-cell table:style-name="ce40" table:formula="of:=[$Calendario.R33]" office:value-type="date" office:date-value="2013-06-18">
            <text:p>18</text:p>
          </table:table-cell>
          <table:table-cell table:style-name="ce43"/>
          <table:table-cell table:style-name="ce40" table:formula="of:=[$Calendario.S33]" office:value-type="date" office:date-value="2013-06-19">
            <text:p>19</text:p>
          </table:table-cell>
          <table:table-cell table:style-name="ce43"/>
          <table:table-cell table:style-name="ce40" table:formula="of:=[$Calendario.T33]" office:value-type="date" office:date-value="2013-06-20">
            <text:p>20</text:p>
          </table:table-cell>
          <table:table-cell table:style-name="ce43"/>
          <table:table-cell table:style-name="ce40" table:formula="of:=[$Calendario.U33]" office:value-type="date" office:date-value="2013-06-21">
            <text:p>21</text:p>
          </table:table-cell>
          <table:table-cell table:style-name="ce43"/>
          <table:table-cell table:style-name="ce40" table:formula="of:=[$Calendario.V33]" office:value-type="date" office:date-value="2013-06-22">
            <text:p>22</text:p>
          </table:table-cell>
          <table:table-cell table:style-name="ce43"/>
          <table:table-cell table:style-name="ce40" table:formula="of:=[$Calendario.W33]" office:value-type="date" office:date-value="2013-06-23">
            <text:p>23</text:p>
          </table:table-cell>
          <table:table-cell table:style-name="ce43"/>
          <table:table-cell table:style-name="ce70" table:number-columns-repeated="1010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70" table:number-columns-repeated="1010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70" table:number-columns-repeated="1010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70" table:number-columns-repeated="1010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70" table:number-columns-repeated="1010"/>
        </table:table-row>
        <table:table-row table:style-name="ro2"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71" table:number-columns-repeated="1010"/>
        </table:table-row>
        <table:table-row table:style-name="ro9">
          <table:table-cell table:style-name="ce40" table:formula="of:=[$Calendario.Q34]" office:value-type="date" office:date-value="2013-06-24">
            <text:p>24</text:p>
          </table:table-cell>
          <table:table-cell table:style-name="ce43"/>
          <table:table-cell table:style-name="ce40" table:formula="of:=[$Calendario.R34]" office:value-type="date" office:date-value="2013-06-25">
            <text:p>25</text:p>
          </table:table-cell>
          <table:table-cell table:style-name="ce43"/>
          <table:table-cell table:style-name="ce40" table:formula="of:=[$Calendario.S34]" office:value-type="date" office:date-value="2013-06-26">
            <text:p>26</text:p>
          </table:table-cell>
          <table:table-cell table:style-name="ce43"/>
          <table:table-cell table:style-name="ce40" table:formula="of:=[$Calendario.T34]" office:value-type="date" office:date-value="2013-06-27">
            <text:p>27</text:p>
          </table:table-cell>
          <table:table-cell table:style-name="ce43"/>
          <table:table-cell table:style-name="ce40" table:formula="of:=[$Calendario.U34]" office:value-type="date" office:date-value="2013-06-28">
            <text:p>28</text:p>
          </table:table-cell>
          <table:table-cell table:style-name="ce43"/>
          <table:table-cell table:style-name="ce40" table:formula="of:=[$Calendario.V34]" office:value-type="date" office:date-value="2013-06-29">
            <text:p>29</text:p>
          </table:table-cell>
          <table:table-cell table:style-name="ce43"/>
          <table:table-cell table:style-name="ce40" table:formula="of:=[$Calendario.W34]" office:value-type="date" office:date-value="2013-06-30">
            <text:p>30</text:p>
          </table:table-cell>
          <table:table-cell table:style-name="ce43"/>
          <table:table-cell table:style-name="ce70" table:number-columns-repeated="1010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70" table:number-columns-repeated="1010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70" table:number-columns-repeated="1010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70" table:number-columns-repeated="1010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70" table:number-columns-repeated="1010"/>
        </table:table-row>
        <table:table-row table:style-name="ro2"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42" table:number-columns-spanned="2" table:number-rows-spanned="1"/>
          <table:covered-table-cell table:style-name="ce42"/>
          <table:table-cell table:style-name="ce71" table:number-columns-repeated="1010"/>
        </table:table-row>
        <table:table-row table:style-name="ro9">
          <table:table-cell table:style-name="ce40" table:formula="of:=[$Calendario.Q35]">
            <text:p/>
          </table:table-cell>
          <table:table-cell table:style-name="ce43"/>
          <table:table-cell table:style-name="ce40" table:formula="of:=[$Calendario.R35]">
            <text:p/>
          </table:table-cell>
          <table:table-cell table:style-name="ce43"/>
          <table:table-cell table:style-name="ce46"/>
          <table:table-cell table:style-name="ce49"/>
          <table:table-cell table:style-name="ce52"/>
          <table:table-cell table:style-name="ce54"/>
          <table:table-cell table:style-name="ce57" office:value-type="string">
            <text:p>Notas</text:p>
          </table:table-cell>
          <table:table-cell table:style-name="ce52" table:number-columns-repeated="4"/>
          <table:table-cell table:style-name="ce54"/>
          <table:table-cell table:number-columns-repeated="1010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7"/>
          <table:table-cell table:style-name="ce50" table:number-columns-repeated="2"/>
          <table:table-cell table:style-name="ce55"/>
          <table:table-cell table:style-name="ce58"/>
          <table:table-cell table:style-name="ce50" table:number-columns-repeated="4"/>
          <table:table-cell table:style-name="ce55"/>
          <table:table-cell table:number-columns-repeated="1010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7"/>
          <table:table-cell table:style-name="ce50" table:number-columns-repeated="2"/>
          <table:table-cell table:style-name="ce55"/>
          <table:table-cell table:style-name="ce58"/>
          <table:table-cell table:style-name="ce50" table:number-columns-repeated="4"/>
          <table:table-cell table:style-name="ce55"/>
          <table:table-cell table:number-columns-repeated="1010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7"/>
          <table:table-cell table:style-name="ce50" table:number-columns-repeated="2"/>
          <table:table-cell table:style-name="ce55"/>
          <table:table-cell table:style-name="ce58"/>
          <table:table-cell table:style-name="ce50" table:number-columns-repeated="4"/>
          <table:table-cell table:style-name="ce55"/>
          <table:table-cell table:number-columns-repeated="1010"/>
        </table:table-row>
        <table:table-row table:style-name="ro2"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7"/>
          <table:table-cell table:style-name="ce50" table:number-columns-repeated="2"/>
          <table:table-cell table:style-name="ce55"/>
          <table:table-cell table:style-name="ce58"/>
          <table:table-cell table:style-name="ce50" table:number-columns-repeated="3"/>
          <table:table-cell table:style-name="ce62" table:number-columns-spanned="2" table:number-rows-spanned="1"/>
          <table:covered-table-cell table:style-name="ce62"/>
          <table:table-cell table:number-columns-repeated="1010"/>
        </table:table-row>
        <table:table-row table:style-name="ro2">
          <table:table-cell table:style-name="ce42" table:number-columns-spanned="2" table:number-rows-spanned="1"/>
          <table:covered-table-cell table:style-name="ce42"/>
          <table:table-cell table:style-name="ce45" office:value-type="string" table:number-columns-spanned="2" table:number-rows-spanned="1">
            <text:p>[42]</text:p>
          </table:table-cell>
          <table:covered-table-cell table:style-name="ce45"/>
          <table:table-cell table:style-name="ce48" office:value-type="string">
            <text:p>{42}</text:p>
          </table:table-cell>
          <table:table-cell table:style-name="ce51" table:number-columns-repeated="2"/>
          <table:table-cell table:style-name="ce56" office:value-type="string">
            <text:p>[42]</text:p>
          </table:table-cell>
          <table:table-cell table:style-name="ce59"/>
          <table:table-cell table:style-name="ce51"/>
          <table:table-cell table:style-name="ce60" table:number-columns-spanned="4" table:number-rows-spanned="1"/>
          <table:covered-table-cell table:number-columns-repeated="3" table:style-name="ce60"/>
          <table:table-cell table:number-columns-repeated="1010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©" table:style-name="ta11">
        <table:table-column table:style-name="co5" table:number-columns-repeated="257" table:default-cell-style-name="ce15"/>
        <table:table-column table:style-name="co5" table:number-columns-repeated="767" table:default-cell-style-name="Default"/>
        <table:table-row table:style-name="ro2">
          <table:table-cell office:value-type="string">
            <text:p>Vertex42 Calendar Template</text:p>
          </table:table-cell>
          <table:table-cell table:number-columns-repeated="1023"/>
        </table:table-row>
        <table:table-row table:style-name="ro2">
          <table:table-cell office:value-type="string">
            <text:p>© 2009 Vertex42 LLC</text:p>
          </table:table-cell>
          <table:table-cell table:number-columns-repeated="1023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expression table:name="SHARED_FORMULA_0_10_0_10_0" table:base-cell-address="$Calendario.$A$11" table:expression="IF(MONTH([.$A$9])&lt;&gt;MONTH([.$A$9]-(WEEKDAY([.$A$9];1)-([.$I$4]-1))-IF((WEEKDAY([.$A$9];1)-([.$I$4]-1))&lt;=0;7;0)+(ROW([.A60])-ROW([.$A$60]))*7+(COLUMN([.A60])-COLUMN([.$A$60])+1));&quot;&quot;;[.$A$9]-(WEEKDAY([.$A$9];1)-([.$I$4]-1))-IF((WEEKDAY([.$A$9];1)-([.$I$4]-1))&lt;=0;7;0)+(ROW([.A60])-ROW([.$A$60]))*7+(COLUMN([.A60])-COLUMN([.$A$60])+1))"/>
        <table:named-expression table:name="SHARED_FORMULA_0_20_0_20_0" table:base-cell-address="$Calendario.$A$21" table:expression="IF(MONTH([.$A$19])&lt;&gt;MONTH([.$A$19]-(WEEKDAY([.$A$19];1)-([.$I$4]-1))-IF((WEEKDAY([.$A$19];1)-([.$I$4]-1))&lt;=0;7;0)+(ROW([.A21])-ROW([.$A$21]))*7+(COLUMN([.A21])-COLUMN([.$A$21])+1));&quot;&quot;;[.$A$19]-(WEEKDAY([.$A$19];1)-([.$I$4]-1))-IF((WEEKDAY([.$A$19];1)-([.$I$4]-1))&lt;=0;7;0)+(ROW([.A21])-ROW([.$A$21]))*7+(COLUMN([.A21])-COLUMN([.$A$21])+1))"/>
        <table:named-expression table:name="SHARED_FORMULA_0_29_0_29_0" table:base-cell-address="$Calendario.$A$30" table:expression="IF(MONTH([.$A$28])&lt;&gt;MONTH([.$A$28]-(WEEKDAY([.$A$28];1)-([.$I$4]-1))-IF((WEEKDAY([.$A$28];1)-([.$I$4]-1))&lt;=0;7;0)+(ROW([.A30])-ROW([.$A$30]))*7+(COLUMN([.A30])-COLUMN([.$A$30])+1));&quot;&quot;;[.$A$28]-(WEEKDAY([.$A$28];1)-([.$I$4]-1))-IF((WEEKDAY([.$A$28];1)-([.$I$4]-1))&lt;=0;7;0)+(ROW([.A30])-ROW([.$A$30]))*7+(COLUMN([.A30])-COLUMN([.$A$30])+1))"/>
        <table:named-expression table:name="SHARED_FORMULA_0_38_0_38_0" table:base-cell-address="$Calendario.$A$39" table:expression="IF(MONTH([.$A$37])&lt;&gt;MONTH([.$A$37]-(WEEKDAY([.$A$37];1)-([.$I$4]-1))-IF((WEEKDAY([.$A$37];1)-([.$I$4]-1))&lt;=0;7;0)+(ROW([.A39])-ROW([.$A$39]))*7+(COLUMN([.A39])-COLUMN([.$A$39])+1));&quot;&quot;;[.$A$37]-(WEEKDAY([.$A$37];1)-([.$I$4]-1))-IF((WEEKDAY([.$A$37];1)-([.$I$4]-1))&lt;=0;7;0)+(ROW([.A39])-ROW([.$A$39]))*7+(COLUMN([.A39])-COLUMN([.$A$39])+1))"/>
        <table:named-expression table:name="SHARED_FORMULA_0_47_0_47_0" table:base-cell-address="$Calendario.$A$48" table:expression="IF(MONTH([.$A$46])&lt;&gt;MONTH([.$A$46]-(WEEKDAY([.$A$46];1)-([.$I$4]-1))-IF((WEEKDAY([.$A$46];1)-([.$I$4]-1))&lt;=0;7;0)+(ROW([.A48])-ROW([.$A$48]))*7+(COLUMN([.A48])-COLUMN([.$A$48])+1));&quot;&quot;;[.$A$46]-(WEEKDAY([.$A$46];1)-([.$I$4]-1))-IF((WEEKDAY([.$A$46];1)-([.$I$4]-1))&lt;=0;7;0)+(ROW([.A48])-ROW([.$A$48]))*7+(COLUMN([.A48])-COLUMN([.$A$48])+1))"/>
        <table:named-expression table:name="SHARED_FORMULA_0_59_0_59_0" table:base-cell-address="$Calendario.$A$60" table:expression="IF(MONTH([.$A$58])&lt;&gt;MONTH([.$A$58]-(WEEKDAY([.$A$58];1)-([.$I$4]-1))-IF((WEEKDAY([.$A$58];1)-([.$I$4]-1))&lt;=0;7;0)+(ROW([.A60])-ROW([.$A$60]))*7+(COLUMN([.A60])-COLUMN([.$A$60])+1));&quot;&quot;;[.$A$58]-(WEEKDAY([.$A$58];1)-([.$I$4]-1))-IF((WEEKDAY([.$A$58];1)-([.$I$4]-1))&lt;=0;7;0)+(ROW([.A60])-ROW([.$A$60]))*7+(COLUMN([.A60])-COLUMN([.$A$60])+1))"/>
        <table:named-expression table:name="SHARED_FORMULA_16_11_16_11_0" table:base-cell-address="$Calendario.$Q$12" table:expression="IF(MONTH([.$A$58])&lt;&gt;MONTH([.$A$58]-(WEEKDAY([.$A$58];1)-([.$I$4]-1))-IF((WEEKDAY([.$A$58];1)-([.$I$4]-1))&lt;=0;7;0)+(ROW([.A61])-ROW([.$A$60]))*7+(COLUMN([.A61])-COLUMN([.$A$60])+1));&quot;&quot;;[.$A$58]-(WEEKDAY([.$A$58];1)-([.$I$4]-1))-IF((WEEKDAY([.$A$58];1)-([.$I$4]-1))&lt;=0;7;0)+(ROW([.A61])-ROW([.$A$60]))*7+(COLUMN([.A61])-COLUMN([.$A$60])+1))"/>
        <table:named-expression table:name="SHARED_FORMULA_16_20_16_20_0" table:base-cell-address="$Calendario.$Q$21" table:expression="IF(MONTH([.$Q$19])&lt;&gt;MONTH([.$Q$19]-(WEEKDAY([.$Q$19];1)-([.$I$4]-1))-IF((WEEKDAY([.$Q$19];1)-([.$I$4]-1))&lt;=0;7;0)+(ROW([.Q21])-ROW([.$Q$21]))*7+(COLUMN([.Q21])-COLUMN([.$Q$21])+1));&quot;&quot;;[.$Q$19]-(WEEKDAY([.$Q$19];1)-([.$I$4]-1))-IF((WEEKDAY([.$Q$19];1)-([.$I$4]-1))&lt;=0;7;0)+(ROW([.Q21])-ROW([.$Q$21]))*7+(COLUMN([.Q21])-COLUMN([.$Q$21])+1))"/>
        <table:named-expression table:name="SHARED_FORMULA_16_29_16_29_0" table:base-cell-address="$Calendario.$Q$30" table:expression="IF(MONTH([.$Q$28])&lt;&gt;MONTH([.$Q$28]-(WEEKDAY([.$Q$28];1)-([.$I$4]-1))-IF((WEEKDAY([.$Q$28];1)-([.$I$4]-1))&lt;=0;7;0)+(ROW([.Q30])-ROW([.$Q$30]))*7+(COLUMN([.Q30])-COLUMN([.$Q$30])+1));&quot;&quot;;[.$Q$28]-(WEEKDAY([.$Q$28];1)-([.$I$4]-1))-IF((WEEKDAY([.$Q$28];1)-([.$I$4]-1))&lt;=0;7;0)+(ROW([.Q30])-ROW([.$Q$30]))*7+(COLUMN([.Q30])-COLUMN([.$Q$30])+1))"/>
        <table:named-expression table:name="SHARED_FORMULA_16_38_16_38_0" table:base-cell-address="$Calendario.$Q$39" table:expression="IF(MONTH([.$Q$37])&lt;&gt;MONTH([.$Q$37]-(WEEKDAY([.$Q$37];1)-([.$I$4]-1))-IF((WEEKDAY([.$Q$37];1)-([.$I$4]-1))&lt;=0;7;0)+(ROW([.Q39])-ROW([.$Q$39]))*7+(COLUMN([.Q39])-COLUMN([.$Q$39])+1));&quot;&quot;;[.$Q$37]-(WEEKDAY([.$Q$37];1)-([.$I$4]-1))-IF((WEEKDAY([.$Q$37];1)-([.$I$4]-1))&lt;=0;7;0)+(ROW([.Q39])-ROW([.$Q$39]))*7+(COLUMN([.Q39])-COLUMN([.$Q$39])+1))"/>
        <table:named-expression table:name="SHARED_FORMULA_16_47_16_47_0" table:base-cell-address="$Calendario.$Q$48" table:expression="IF(MONTH([.$Q$46])&lt;&gt;MONTH([.$Q$46]-(WEEKDAY([.$Q$46];1)-([.$I$4]-1))-IF((WEEKDAY([.$Q$46];1)-([.$I$4]-1))&lt;=0;7;0)+(ROW([.Q48])-ROW([.$Q$48]))*7+(COLUMN([.Q48])-COLUMN([.$Q$48])+1));&quot;&quot;;[.$Q$46]-(WEEKDAY([.$Q$46];1)-([.$I$4]-1))-IF((WEEKDAY([.$Q$46];1)-([.$I$4]-1))&lt;=0;7;0)+(ROW([.Q48])-ROW([.$Q$48]))*7+(COLUMN([.Q48])-COLUMN([.$Q$48])+1))"/>
        <table:named-expression table:name="SHARED_FORMULA_21_10_21_10_0" table:base-cell-address="$Calendario.$V$11" table:expression="IF(MONTH([.$A$58])&lt;&gt;MONTH([.$A$58]-(WEEKDAY([.$A$58];1)-([.$I$4]-1))-IF((WEEKDAY([.$A$58];1)-([.$I$4]-1))&lt;=0;7;0)+(ROW([.F60])-ROW([.$A$60]))*7+(COLUMN([.F60])-COLUMN([.$A$60])+1));&quot;&quot;;[.$A$58]-(WEEKDAY([.$A$58];1)-([.$I$4]-1))-IF((WEEKDAY([.$A$58];1)-([.$I$4]-1))&lt;=0;7;0)+(ROW([.F60])-ROW([.$A$60]))*7+(COLUMN([.F60])-COLUMN([.$A$60])+1))"/>
        <table:named-expression table:name="SHARED_FORMULA_8_10_8_10_0" table:base-cell-address="$Calendario.$I$11" table:expression="IF(MONTH([.$I$9])&lt;&gt;MONTH([.$I$9]-(WEEKDAY([.$I$9];1)-([.$I$4]-1))-IF((WEEKDAY([.$I$9];1)-([.$I$4]-1))&lt;=0;7;0)+(ROW([.A60])-ROW([.$A$60]))*7+(COLUMN([.A60])-COLUMN([.$A$60])+1));&quot;&quot;;[.$I$9]-(WEEKDAY([.$I$9];1)-([.$I$4]-1))-IF((WEEKDAY([.$I$9];1)-([.$I$4]-1))&lt;=0;7;0)+(ROW([.A60])-ROW([.$A$60]))*7+(COLUMN([.A60])-COLUMN([.$A$60])+1))"/>
        <table:named-expression table:name="SHARED_FORMULA_8_20_8_20_0" table:base-cell-address="$Calendario.$I$21" table:expression="IF(MONTH([.$I$19])&lt;&gt;MONTH([.$I$19]-(WEEKDAY([.$I$19];1)-([.$I$4]-1))-IF((WEEKDAY([.$I$19];1)-([.$I$4]-1))&lt;=0;7;0)+(ROW([.I21])-ROW([.$I$21]))*7+(COLUMN([.I21])-COLUMN([.$I$21])+1));&quot;&quot;;[.$I$19]-(WEEKDAY([.$I$19];1)-([.$I$4]-1))-IF((WEEKDAY([.$I$19];1)-([.$I$4]-1))&lt;=0;7;0)+(ROW([.I21])-ROW([.$I$21]))*7+(COLUMN([.I21])-COLUMN([.$I$21])+1))"/>
        <table:named-expression table:name="SHARED_FORMULA_8_29_8_29_0" table:base-cell-address="$Calendario.$I$30" table:expression="IF(MONTH([.$I$28])&lt;&gt;MONTH([.$I$28]-(WEEKDAY([.$I$28];1)-([.$I$4]-1))-IF((WEEKDAY([.$I$28];1)-([.$I$4]-1))&lt;=0;7;0)+(ROW([.I30])-ROW([.$I$30]))*7+(COLUMN([.I30])-COLUMN([.$I$30])+1));&quot;&quot;;[.$I$28]-(WEEKDAY([.$I$28];1)-([.$I$4]-1))-IF((WEEKDAY([.$I$28];1)-([.$I$4]-1))&lt;=0;7;0)+(ROW([.I30])-ROW([.$I$30]))*7+(COLUMN([.I30])-COLUMN([.$I$30])+1))"/>
        <table:named-expression table:name="SHARED_FORMULA_8_38_8_38_0" table:base-cell-address="$Calendario.$I$39" table:expression="IF(MONTH([.$I$37])&lt;&gt;MONTH([.$I$37]-(WEEKDAY([.$I$37];1)-([.$I$4]-1))-IF((WEEKDAY([.$I$37];1)-([.$I$4]-1))&lt;=0;7;0)+(ROW([.I39])-ROW([.$I$39]))*7+(COLUMN([.I39])-COLUMN([.$I$39])+1));&quot;&quot;;[.$I$37]-(WEEKDAY([.$I$37];1)-([.$I$4]-1))-IF((WEEKDAY([.$I$37];1)-([.$I$4]-1))&lt;=0;7;0)+(ROW([.I39])-ROW([.$I$39]))*7+(COLUMN([.I39])-COLUMN([.$I$39])+1))"/>
        <table:named-expression table:name="SHARED_FORMULA_8_47_8_47_0" table:base-cell-address="$Calendario.$I$48" table:expression="IF(MONTH([.$I$46])&lt;&gt;MONTH([.$I$46]-(WEEKDAY([.$I$46];1)-([.$I$4]-1))-IF((WEEKDAY([.$I$46];1)-([.$I$4]-1))&lt;=0;7;0)+(ROW([.I48])-ROW([.$I$48]))*7+(COLUMN([.I48])-COLUMN([.$I$48])+1));&quot;&quot;;[.$I$46]-(WEEKDAY([.$I$46];1)-([.$I$4]-1))-IF((WEEKDAY([.$I$46];1)-([.$I$4]-1))&lt;=0;7;0)+(ROW([.I48])-ROW([.$I$48]))*7+(COLUMN([.I48])-COLUMN([.$I$48])+1))"/>
        <table:named-expression table:name="SHARED_FORMULA_8_59_8_59_0" table:base-cell-address="$Calendario.$I$60" table:expression="IF(MONTH([.$I$58])&lt;&gt;MONTH([.$I$58]-(WEEKDAY([.$I$58];1)-([.$I$4]-1))-IF((WEEKDAY([.$I$58];1)-([.$I$4]-1))&lt;=0;7;0)+(ROW([.I60])-ROW([.$I$60]))*7+(COLUMN([.I60])-COLUMN([.$I$60])+1));&quot;&quot;;[.$I$58]-(WEEKDAY([.$I$58];1)-([.$I$4]-1))-IF((WEEKDAY([.$I$58];1)-([.$I$4]-1))&lt;=0;7;0)+(ROW([.I60])-ROW([.$I$60]))*7+(COLUMN([.I60])-COLUMN([.$I$60])+1))"/>
        <table:named-range table:name="valuevx" table:base-cell-address="$Calendario.$A$4" table:cell-range-address="$Calendario.A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 style:font-family-generic="swiss"/>
    <style:font-face style:name="Arial Narrow" svg:font-family="'Arial Narrow'" style:font-family-generic="swiss"/>
    <style:font-face style:name="Tahoma" svg:font-family="Tahoma" style:font-family-generic="swiss"/>
    <style:font-face style:name="Times New Roman" svg:font-family="'Times New Roman'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Segoe UI" style:language-asian="zh" style:country-asian="CN" style:font-name-complex="Tahoma1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2P0"/>
    </number:currency-style>
    <number:number-style style:name="N103P0" style:volatile="true">
      <number:number number:decimal-places="0" number:min-integer-digits="1" number:grouping="true"/>
      <number:text> €</number:text>
    </number:number-style>
    <number:number-style style:name="N103">
      <number:text>-</number:text>
      <number:number number:decimal-places="0" number:min-integer-digits="1" number:grouping="true"/>
      <number:text> €</number:text>
      <style:map style:condition="value()&gt;=0" style:apply-style-name="N103P0"/>
    </number:number-style>
    <number:number-style style:name="N104P0" style:volatile="true">
      <number:number number:decimal-places="0" number:min-integer-digits="1" number:grouping="true"/>
      <number:text> €</number:text>
    </number:number-style>
    <number:number-style style:name="N10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4P0"/>
    </number:number-style>
    <number:number-style style:name="N105P0" style:volatile="true">
      <number:number number:decimal-places="2" number:min-integer-digits="1" number:grouping="true"/>
      <number:text> €</number:text>
    </number:number-style>
    <number:number-style style:name="N105">
      <number:text>-</number:text>
      <number:number number:decimal-places="2" number:min-integer-digits="1" number:grouping="true"/>
      <number:text> €</number:text>
      <style:map style:condition="value()&gt;=0" style:apply-style-name="N105P0"/>
    </number:number-style>
    <number:number-style style:name="N106P0" style:volatile="true">
      <number:number number:decimal-places="2" number:min-integer-digits="1" number:grouping="true"/>
      <number:text> €</number:text>
    </number:number-style>
    <number:number-style style:name="N106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text> </number:text>
      <number:fill-character> </number:fill-character>
      <number:number number:decimal-places="0" number:min-integer-digits="1" number:grouping="true"/>
      <number:text>    </number:text>
    </number:number-style>
    <number:number-style style:name="N111P1" style:volatile="true">
      <number:text>-</number:text>
      <number:fill-character> </number:fill-character>
      <number:number number:decimal-places="0" number:min-integer-digits="1" number:grouping="true"/>
      <number:text>    </number:text>
    </number:number-style>
    <number:number-style style:name="N111P2" style:volatile="true">
      <number:text> </number:text>
      <number:fill-character> </number:fill-character>
      <number:text>-   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number:fill-character> </number:fill-character>
      <number:number number:decimal-places="0" number:min-integer-digits="1" number:grouping="true"/>
      <number:text> € </number:text>
    </number:number-style>
    <number:number-style style:name="N112P1" style:volatile="true">
      <number:text>-</number:text>
      <number:fill-character> </number:fill-character>
      <number:number number:decimal-places="0" number:min-integer-digits="1" number:grouping="true"/>
      <number:text> € </number:text>
    </number:number-style>
    <number:number-style style:name="N112P2" style:volatile="true">
      <number:text> </number:text>
      <number:fill-character> </number:fill-character>
      <number:text>- €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number:fill-character> </number:fill-character>
      <number:number number:decimal-places="2" number:min-integer-digits="1" number:grouping="true"/>
      <number:text>    </number:text>
    </number:number-style>
    <number:number-style style:name="N113P1" style:volatile="true">
      <number:text>-</number:text>
      <number:fill-character> </number:fill-character>
      <number:number number:decimal-places="2" number:min-integer-digits="1" number:grouping="true"/>
      <number:text>    </number:text>
    </number:number-style>
    <number:number-style style:name="N113P2" style:volatile="true">
      <number:text> </number:text>
      <number:fill-character> </number:fill-character>
      <number:text>-</number:text>
      <number:number number:decimal-places="0" number:min-integer-digits="0"/>
      <number:text>   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text> </number:text>
      <number:fill-character> </number:fill-character>
      <number:number number:decimal-places="2" number:min-integer-digits="1" number:grouping="true"/>
      <number:text> € </number:text>
    </number:number-style>
    <number:number-style style:name="N114P1" style:volatile="true">
      <number:text>-</number:text>
      <number:fill-character> </number:fill-character>
      <number:number number:decimal-places="2" number:min-integer-digits="1" number:grouping="true"/>
      <number:text> € </number:text>
    </number:number-style>
    <number:number-style style:name="N114P2" style:volatile="true">
      <number:text> </number:text>
      <number:fill-character> </number:fill-character>
      <number:text>-</number:text>
      <number:number number:decimal-places="0" number:min-integer-digits="0"/>
      <number:text> €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date-style style:name="N119P0" style:volatile="true">
      <number:month number:style="long" number:textual="true"/>
      <number:text> </number:text>
      <number:year number:style="long"/>
    </number:date-style>
    <number:text-style style:name="N119">
      <number:text-content/>
      <style:map style:condition="value()&gt;=0" style:apply-style-name="N119P0"/>
    </number:text-style>
    <number:date-style style:name="N120">
      <number:day/>
    </number:date-style>
    <number:date-style style:name="N121P0" style:volatile="true">
      <number:day/>
      <number:text>-</number:text>
      <number:month number:textual="true"/>
    </number:date-style>
    <number:text-style style:name="N121">
      <number:text-content/>
      <style:map style:condition="value()&gt;=0" style:apply-style-name="N121P0"/>
    </number:text-style>
    <style:style style:name="Default" style:family="table-cell">
      <style:table-cell-properties fo:padding="0.071cm" style:rotation-align="none"/>
      <style:text-properties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ackground-color="#e4e8f3"/>
    </style:style>
    <style:style style:name="Excel_5f_CondFormat_5f_1_5f_2_5f_1" style:display-name="Excel_CondFormat_1_2_1" style:family="table-cell" style:parent-style-name="Default">
      <style:table-cell-properties fo:background-color="#e4e8f3"/>
    </style:style>
    <style:style style:name="Excel_5f_CondFormat_5f_1_5f_3_5f_1" style:display-name="Excel_CondFormat_1_3_1" style:family="table-cell" style:parent-style-name="Default">
      <style:table-cell-properties fo:background-color="#e4e8f3"/>
    </style:style>
    <style:style style:name="Excel_5f_CondFormat_5f_1_5f_4_5f_1" style:display-name="Excel_CondFormat_1_4_1" style:family="table-cell" style:parent-style-name="Default">
      <style:table-cell-properties fo:background-color="#e4e8f3"/>
    </style:style>
    <style:style style:name="Excel_5f_BuiltIn_5f_Hyperlink" style:display-name="Excel_BuiltIn_Hyperlink" style:family="table-cell" style:parent-style-name="Default">
      <style:table-cell-properties fo:padding="0.071cm"/>
      <style:text-properties fo:color="#0000ff" style:text-outline="false" style:text-line-through-style="none" style:font-name="Tahoma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Tahoma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27cm" fo:margin-bottom="1.27cm" fo:margin-left="1.905cm" fo:margin-right="1.905cm" style:first-page-number="continue" style:scale-to="100%" style:table-centering="horizontal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fo:page-width="27.94cm" fo:page-height="21.59cm" style:num-format="1" style:print-orientation="landscape" fo:margin-top="0.635cm" fo:margin-bottom="0.635cm" fo:margin-left="1.27cm" fo:margin-right="1.27cm" style:first-page-number="continue" style:scale-to-X="1" style:scale-to-Y="1" style:table-centering="both" style:writing-mode="lr-tb"/>
      <style:header-style>
        <style:header-footer-properties fo:min-height="0.75cm" fo:margin-left="0.63cm" fo:margin-right="0.63cm" fo:margin-bottom="0cm"/>
      </style:header-style>
      <style:footer-style>
        <style:header-footer-properties fo:min-height="0.75cm" fo:margin-left="0.63cm" fo:margin-right="0.63cm" fo:margin-top="0cm"/>
      </style:footer-style>
    </style:page-layout>
    <style:page-layout style:name="Mpm6">
      <style:page-layout-properties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0" style:font-size-asian="12pt" style:font-style-asian="normal" style:font-weight-asian="0" style:font-name-complex="Times New Roman" style:font-size-complex="12pt" style:font-style-complex="normal" style:font-weight-complex="0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Calendario" style:display-name="PageStyle_Calendari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0" style:display-name="PageStyle_10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  <style:master-page style:name="PageStyle_5f_11" style:display-name="PageStyle_1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  <style:master-page style:name="PageStyle_5f_12" style:display-name="PageStyle_1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" style:display-name="PageStyle_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2" style:display-name="PageStyle_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3" style:display-name="PageStyle_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4" style:display-name="PageStyle_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5" style:display-name="PageStyle_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6" style:display-name="PageStyle_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_a9_" style:display-name="PageStyle_©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Vertex42 Plantilla Calendario</dc:title>
    <dc:description>(c) 2009 Vertex42 LLC. All rights reserved.</dc:description>
    <meta:initial-creator>www.vertex42.com</meta:initial-creator>
    <meta:creation-date>2008-12-11T22:42:43</meta:creation-date>
    <dc:creator>Usuario Local</dc:creator>
    <dc:date>2013-02-25T15:42:21</dc:date>
    <meta:print-date>2009-12-11T20:01:30</meta:print-date>
    <meta:editing-cycles>19</meta:editing-cycles>
    <meta:editing-duration>P24DT11M16S</meta:editing-duration>
    <meta:document-statistic meta:table-count="11" meta:cell-count="1352" meta:object-count="18"/>
    <meta:generator>LibreOffice/4.0.0.3$Windows_x86 LibreOffice_project/7545bee9c2a0782548772a21bc84a9dcc583b89</meta:generator>
    <meta:user-defined meta:name="Copyright">(c) 2009 Vertex42 LLC</meta:user-defined>
    <meta:user-defined meta:name="Version">1.0.0</meta:user-defined>
  </office:meta>
</office:document-meta>
</file>